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55pt"/>
    </style:style>
    <style:style style:name="co2" style:family="table-column">
      <style:table-column-properties fo:break-before="auto" style:column-width="59.44pt"/>
    </style:style>
    <style:style style:name="co3" style:family="table-column">
      <style:table-column-properties fo:break-before="auto" style:column-width="103.89pt"/>
    </style:style>
    <style:style style:name="co4" style:family="table-column">
      <style:table-column-properties fo:break-before="auto" style:column-width="215.49pt"/>
    </style:style>
    <style:style style:name="co5" style:family="table-column">
      <style:table-column-properties fo:break-before="auto" style:column-width="48.36pt"/>
    </style:style>
    <style:style style:name="co6" style:family="table-column">
      <style:table-column-properties fo:break-before="auto" style:column-width="159.51pt"/>
    </style:style>
    <style:style style:name="co7" style:family="table-column">
      <style:table-column-properties fo:break-before="auto" style:column-width="46.91pt"/>
    </style:style>
    <style:style style:name="ro1" style:family="table-row">
      <style:table-row-properties style:row-height="26.25pt" fo:break-before="auto" style:use-optimal-row-height="true"/>
    </style:style>
    <style:style style:name="ro2" style:family="table-row">
      <style:table-row-properties style:row-height="45.75pt" fo:break-before="auto" style:use-optimal-row-height="true"/>
    </style:style>
    <style:style style:name="ro3" style:family="table-row">
      <style:table-row-properties style:row-height="30.76pt" fo:break-before="auto" style:use-optimal-row-height="true"/>
    </style:style>
    <style:style style:name="ro4" style:family="table-row">
      <style:table-row-properties style:row-height="15.76pt" fo:break-before="auto" style:use-optimal-row-height="true"/>
    </style:style>
    <style:style style:name="ro5" style:family="table-row">
      <style:table-row-properties style:row-height="60.75pt" fo:break-before="auto" style:use-optimal-row-height="true"/>
    </style:style>
    <style:style style:name="ro6" style:family="table-row">
      <style:table-row-properties style:row-height="90.74pt" fo:break-before="auto" style:use-optimal-row-height="true"/>
    </style:style>
    <style:style style:name="ro7" style:family="table-row">
      <style:table-row-properties style:row-height="75.74pt" fo:break-before="auto" style:use-optimal-row-height="true"/>
    </style:style>
    <style:style style:name="ro8" style:family="table-row">
      <style:table-row-properties style:row-height="105.76pt" fo:break-before="auto" style:use-optimal-row-height="true"/>
    </style:style>
    <style:style style:name="ro9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/>
      <style:paragraph-properties css3t:text-justify="auto" fo:margin-left="0pt" style:writing-mode="page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loext:vertical-justify="auto"/>
      <style:paragraph-properties fo:text-align="start" css3t:text-justify="auto" fo:margin-left="0pt" style:writing-mode="page"/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pt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color="#0000ff"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fo:color="#800000"/>
    </style:style>
    <style:style style:name="T3" style:family="text">
      <style:text-properties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fo:color="#000000"/>
    </style:style>
    <style:style style:name="T4" style:family="text">
      <style:text-properties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fo:color="#0000ff"/>
    </style:style>
    <style:style style:name="T5" style:family="text">
      <style:text-properties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fo:color="#008000"/>
    </style:style>
    <style:style style:name="T6" style:family="text">
      <style:text-properties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fo:color="#ff0000"/>
    </style:style>
    <style:style style:name="T7" style:family="text">
      <style:text-properties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fo:color="#808000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-is-between(0,1)" table:allow-empty-cell="true" table:base-cell-address="LRMI.G2">
          <table:help-message table:display="true"/>
          <table:error-message table:message-type="stop" table:display="true"/>
        </table:content-validation>
        <table:content-validation table:name="val2" table:condition="of:cell-content-is-in-list(#NAME?)" table:allow-empty-cell="true" table:display-list="unsorted" table:base-cell-address="LRMI.K2"/>
      </table:content-validations>
      <table:table table:name="LRMI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3" table:number-columns-repeated="2" table:default-cell-style-name="ce7"/>
        <table:table-column table:style-name="co4" table:default-cell-style-name="ce3"/>
        <table:table-column table:style-name="co5" table:number-columns-repeated="4" table:default-cell-style-name="ce3"/>
        <table:table-column table:style-name="co3" table:default-cell-style-name="ce3"/>
        <table:table-column table:style-name="co6" table:default-cell-style-name="ce14"/>
        <table:table-column table:style-name="co6" table:default-cell-style-name="ce17"/>
        <table:table-column table:style-name="co7" table:number-columns-repeated="1011" table:default-cell-style-name="Default"/>
        <table:table-row table:style-name="ro1">
          <table:table-cell table:style-name="ce1" office:value-type="string" calcext:value-type="string">
            <text:p>ROUTINE</text:p>
          </table:table-cell>
          <table:table-cell table:style-name="ce4" office:value-type="string" calcext:value-type="string">
            <text:p>LINE NUMBER</text:p>
          </table:table-cell>
          <table:table-cell table:style-name="ce1" office:value-type="string" calcext:value-type="string">
            <text:p>TYPE</text:p>
          </table:table-cell>
          <table:table-cell table:style-name="ce5" office:value-type="string" calcext:value-type="string">
            <text:p>GLOBAL</text:p>
          </table:table-cell>
          <table:table-cell table:style-name="ce5" office:value-type="string" calcext:value-type="string">
            <text:p>FILEMAN FILE</text:p>
          </table:table-cell>
          <table:table-cell table:style-name="ce5" office:value-type="string" calcext:value-type="string">
            <text:p>CODE</text:p>
          </table:table-cell>
          <table:table-cell table:style-name="ce11" office:value-type="string" calcext:value-type="string">
            <text:p>Valid</text:p>
          </table:table-cell>
          <table:table-cell table:style-name="ce11" office:value-type="string" calcext:value-type="string">
            <text:p>Set</text:p>
          </table:table-cell>
          <table:table-cell table:style-name="ce11" office:value-type="string" calcext:value-type="string">
            <text:p>Read</text:p>
          </table:table-cell>
          <table:table-cell table:style-name="ce11" office:value-type="string" calcext:value-type="string">
            <text:p>Kill</text:p>
          </table:table-cell>
          <table:table-cell table:style-name="ce12" office:value-type="string" calcext:value-type="string">
            <text:p>Routine Type</text:p>
          </table:table-cell>
          <table:table-cell table:style-name="ce13" office:value-type="string" calcext:value-type="string">
            <text:p>API Suggestion</text:p>
          </table:table-cell>
          <table:table-cell table:style-name="ce15" office:value-type="string" calcext:value-type="string">
            <text:p>Comments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RMIAU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F  S </text:span><text:span text:style-name="T2">LR63539</text:span><text:span text:style-name="T3">=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2,</text:span><text:span text:style-name="T2">LR63539</text:span><text:span text:style-name="T3">)) </text:span><text:span text:style-name="T4">Q</text:span><text:span text:style-name="T3">:'</text:span><text:span text:style-name="T2">LR63539  </text:span><text:span text:style-name="T4">D  Q</text:span><text:span text:style-name="T3">:</text:span><text:span text:style-name="T2">LRABORT  </text:span><text:span text:style-name="T5">;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AU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<text:span text:style-name="T1">I </text:span><text:span text:style-name="T2">LR63539</text:span><text:span text:style-name="T3">=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2,</text:span><text:span text:style-name="T5">" "</text:span><text:span text:style-name="T3">),-1) </text:span><text:span text:style-name="T4">D  </text:span><text:span text:style-name="T5">;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LRMIAU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DATA</text:span><text:span text:style-name="T3">=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2,</text:span><text:span text:style-name="T2">R32</text:span><text:span text:style-name="T3">,0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AU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ACCN</text:span><text:span text:style-name="T3">=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6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AU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ACCN</text:span><text:span text:style-name="T3">=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6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AU2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<text:span text:style-name="T1">S </text:span><text:span text:style-name="T2">X</text:span><text:span text:style-name="T3">=</text:span><text:span text:style-name="T4">$G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</text:span><text:span text:style-name="T2">SUBSCR</text:span><text:span text:style-name="T3">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AUD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</text:span><text:span text:style-name="T2">LRSB</text:span><text:span text:style-name="T3">'=.99,'</text:span><text:span text:style-name="T4">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</text:span><text:span text:style-name="T2">LRSB</text:span><text:span text:style-name="T3">)) </text:span><text:span text:style-name="T4">Q </text:span><text:span text:style-name="T3">0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BL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9.9,</text:p>
          </table:table-cell>
          <table:table-cell table:style-name="ce6" office:value-type="string" calcext:value-type="string">
            <text:p>LABORATORY SITE</text:p>
          </table:table-cell>
          <table:table-cell table:style-name="ce9" office:value-type="string" calcext:value-type="string">
            <text:p> <text:span text:style-name="T1">S </text:span><text:span text:style-name="T2">LRODT</text:span><text:span text:style-name="T3">=</text:span><text:span text:style-name="T2">DT</text:span><text:span text:style-name="T3">,</text:span><text:span text:style-name="T2">U</text:span><text:span text:style-name="T3">=</text:span><text:span text:style-name="T5">"^"</text:span><text:span text:style-name="T3">,</text:span><text:span text:style-name="T2">LRECT</text:span><text:span text:style-name="T3">=0,</text:span><text:span text:style-name="T2">LROUTINE</text:span><text:span text:style-name="T3">=</text:span><text:span text:style-name="T4">$P</text:span><text:span text:style-name="T3">(^LAB(69.9,1,3),</text:span><text:span text:style-name="T2">U</text:span><text:span text:style-name="T3">,2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BL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AB(69.9,</text:p>
          </table:table-cell>
          <table:table-cell table:style-name="ce6" office:value-type="string" calcext:value-type="string">
            <text:p>LABORATORY SITE</text:p>
          </table:table-cell>
          <table:table-cell table:style-name="ce9" office:value-type="string" calcext:value-type="string">
            <text:p> <text:span text:style-name="T1">S </text:span><text:span text:style-name="T2">LRODT</text:span><text:span text:style-name="T3">=</text:span><text:span text:style-name="T2">DT</text:span><text:span text:style-name="T3">,</text:span><text:span text:style-name="T2">U</text:span><text:span text:style-name="T3">=</text:span><text:span text:style-name="T5">"^"</text:span><text:span text:style-name="T3">,</text:span><text:span text:style-name="T2">LRECT</text:span><text:span text:style-name="T3">=0,</text:span><text:span text:style-name="T2">LROUTINE</text:span><text:span text:style-name="T3">=</text:span><text:span text:style-name="T4">$P</text:span><text:span text:style-name="T3">(^LAB(69.9,1,3),</text:span><text:span text:style-name="T2">U</text:span><text:span text:style-name="T3">,2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BL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XUSEC("LRLAB",</text:p>
          </table:table-cell>
          <table:table-cell table:style-name="ce8"/>
          <table:table-cell table:style-name="ce10" office:value-type="string" calcext:value-type="string">
            <text:p>GET <text:span text:style-name="T1">S </text:span><text:span text:style-name="T2">DIC</text:span><text:span text:style-name="T3">=</text:span><text:span text:style-name="T5">"^LAB(60,"</text:span><text:span text:style-name="T3">,</text:span><text:span text:style-name="T2">DIC</text:span><text:span text:style-name="T3">(0)=</text:span><text:span text:style-name="T5">"AEMOQ"</text:span><text:span text:style-name="T3">,</text:span><text:span text:style-name="T2">DIC</text:span><text:span text:style-name="T3">(</text:span><text:span text:style-name="T5">"S"</text:span><text:span text:style-name="T3">)=</text:span><text:span text:style-name="T5">"I ""AUSP""'[$P(^(0),U,4)!($P(^(0),U,4)="""")"</text:span><text:span text:style-name="T3">_</text:span><text:span text:style-name="T4">$S</text:span><text:span text:style-name="T3">('</text:span><text:span text:style-name="T4">$D</text:span><text:span text:style-name="T3">(^XUSEC(</text:span><text:span text:style-name="T5">"LRLAB"</text:span><text:span text:style-name="T3">,</text:span><text:span text:style-name="T2">DUZ</text:span><text:span text:style-name="T3">)):</text:span><text:span text:style-name="T5">"&amp;(""NO""'[$P(^(0),U,3))"</text:span><text:span text:style-name="T3">,1:</text:span><text:span text:style-name="T5">""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An XUSEC API should be used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B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O(69,</text:p>
          </table:table-cell>
          <table:table-cell table:style-name="ce6" office:value-type="string" calcext:value-type="string">
            <text:p>LAB ORDER ENTRY</text:p>
          </table:table-cell>
          <table:table-cell table:style-name="ce10" office:value-type="string" calcext:value-type="string">
            <text:p>G5 <text:span text:style-name="T1">S</text:span><text:span text:style-name="T3">:'</text:span><text:span text:style-name="T4">$D</text:span><text:span text:style-name="T3">(^LRO(69,</text:span><text:span text:style-name="T2">LRODT</text:span><text:span text:style-name="T3">,0)) ^(0)=</text:span><text:span text:style-name="T4">$P</text:span><text:span text:style-name="T3">(^LRO(69,0),</text:span><text:span text:style-name="T2">U</text:span><text:span text:style-name="T3">,1,2)_</text:span><text:span text:style-name="T2">U</text:span><text:span text:style-name="T3">_</text:span><text:span text:style-name="T2">LRODT</text:span><text:span text:style-name="T3">_</text:span><text:span text:style-name="T2">U</text:span><text:span text:style-name="T3">_(1+</text:span><text:span text:style-name="T4">$P</text:span><text:span text:style-name="T3">(^(0),</text:span><text:span text:style-name="T2">U</text:span><text:span text:style-name="T3">,4)),^LRO(69,</text:span><text:span text:style-name="T2">LRODT</text:span><text:span text:style-name="T3">,0)=</text:span><text:span text:style-name="T2">LRODT</text:span><text:span text:style-name="T3">,^LRO(69,</text:span><text:span text:style-name="T5">"B"</text:span><text:span text:style-name="T3">,</text:span><text:span text:style-name="T2">LRODT</text:span><text:span text:style-name="T3">,</text:span><text:span text:style-name="T2">LRODT</text:span><text:span text:style-name="T3">)=</text:span><text:span text:style-name="T5">""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B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ONDITIONAL SET</text:p>
          </table:table-cell>
          <table:table-cell table:style-name="ce6" office:value-type="string" calcext:value-type="string">
            <text:p>^LRO(69,</text:p>
          </table:table-cell>
          <table:table-cell table:style-name="ce6" office:value-type="string" calcext:value-type="string">
            <text:p>LAB ORDER ENTRY</text:p>
          </table:table-cell>
          <table:table-cell table:style-name="ce10" office:value-type="string" calcext:value-type="string">
            <text:p>G5 <text:span text:style-name="T1">S</text:span><text:span text:style-name="T3">:'</text:span><text:span text:style-name="T4">$D</text:span><text:span text:style-name="T3">(^LRO(69,</text:span><text:span text:style-name="T2">LRODT</text:span><text:span text:style-name="T3">,0)) ^(0)=</text:span><text:span text:style-name="T4">$P</text:span><text:span text:style-name="T3">(^LRO(69,0),</text:span><text:span text:style-name="T2">U</text:span><text:span text:style-name="T3">,1,2)_</text:span><text:span text:style-name="T2">U</text:span><text:span text:style-name="T3">_</text:span><text:span text:style-name="T2">LRODT</text:span><text:span text:style-name="T3">_</text:span><text:span text:style-name="T2">U</text:span><text:span text:style-name="T3">_(1+</text:span><text:span text:style-name="T4">$P</text:span><text:span text:style-name="T3">(^(0),</text:span><text:span text:style-name="T2">U</text:span><text:span text:style-name="T3">,4)),^LRO(69,</text:span><text:span text:style-name="T2">LRODT</text:span><text:span text:style-name="T3">,0)=</text:span><text:span text:style-name="T2">LRODT</text:span><text:span text:style-name="T3">,^LRO(69,</text:span><text:span text:style-name="T5">"B"</text:span><text:span text:style-name="T3">,</text:span><text:span text:style-name="T2">LRODT</text:span><text:span text:style-name="T3">,</text:span><text:span text:style-name="T2">LRODT</text:span><text:span text:style-name="T3">)=</text:span><text:span text:style-name="T5">"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B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MULTIPLE COMMAND</text:p>
          </table:table-cell>
          <table:table-cell table:style-name="ce6" office:value-type="string" calcext:value-type="string">
            <text:p>^LRO(69,</text:p>
          </table:table-cell>
          <table:table-cell table:style-name="ce6" office:value-type="string" calcext:value-type="string">
            <text:p>LAB ORDER ENTRY</text:p>
          </table:table-cell>
          <table:table-cell table:style-name="ce10" office:value-type="string" calcext:value-type="string">
            <text:p>G5 <text:span text:style-name="T1">S</text:span><text:span text:style-name="T3">:'</text:span><text:span text:style-name="T4">$D</text:span><text:span text:style-name="T3">(^LRO(69,</text:span><text:span text:style-name="T2">LRODT</text:span><text:span text:style-name="T3">,0)) ^(0)=</text:span><text:span text:style-name="T4">$P</text:span><text:span text:style-name="T3">(^LRO(69,0),</text:span><text:span text:style-name="T2">U</text:span><text:span text:style-name="T3">,1,2)_</text:span><text:span text:style-name="T2">U</text:span><text:span text:style-name="T3">_</text:span><text:span text:style-name="T2">LRODT</text:span><text:span text:style-name="T3">_</text:span><text:span text:style-name="T2">U</text:span><text:span text:style-name="T3">_(1+</text:span><text:span text:style-name="T4">$P</text:span><text:span text:style-name="T3">(^(0),</text:span><text:span text:style-name="T2">U</text:span><text:span text:style-name="T3">,4)),^LRO(69,</text:span><text:span text:style-name="T2">LRODT</text:span><text:span text:style-name="T3">,0)=</text:span><text:span text:style-name="T2">LRODT</text:span><text:span text:style-name="T3">,^LRO(69,</text:span><text:span text:style-name="T5">"B"</text:span><text:span text:style-name="T3">,</text:span><text:span text:style-name="T2">LRODT</text:span><text:span text:style-name="T3">,</text:span><text:span text:style-name="T2">LRODT</text:span><text:span text:style-name="T3">)=</text:span><text:span text:style-name="T5">"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B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9,</text:p>
          </table:table-cell>
          <table:table-cell table:style-name="ce6" office:value-type="string" calcext:value-type="string">
            <text:p>LAB ORDER ENTRY</text:p>
          </table:table-cell>
          <table:table-cell table:style-name="ce10" office:value-type="string" calcext:value-type="string">
            <text:p>G5 <text:span text:style-name="T1">S</text:span><text:span text:style-name="T3">:'</text:span><text:span text:style-name="T4">$D</text:span><text:span text:style-name="T3">(^LRO(69,</text:span><text:span text:style-name="T2">LRODT</text:span><text:span text:style-name="T3">,0)) ^(0)=</text:span><text:span text:style-name="T4">$P</text:span><text:span text:style-name="T3">(^LRO(69,0),</text:span><text:span text:style-name="T2">U</text:span><text:span text:style-name="T3">,1,2)_</text:span><text:span text:style-name="T2">U</text:span><text:span text:style-name="T3">_</text:span><text:span text:style-name="T2">LRODT</text:span><text:span text:style-name="T3">_</text:span><text:span text:style-name="T2">U</text:span><text:span text:style-name="T3">_(1+</text:span><text:span text:style-name="T4">$P</text:span><text:span text:style-name="T3">(^(0),</text:span><text:span text:style-name="T2">U</text:span><text:span text:style-name="T3">,4)),^LRO(69,</text:span><text:span text:style-name="T2">LRODT</text:span><text:span text:style-name="T3">,0)=</text:span><text:span text:style-name="T2">LRODT</text:span><text:span text:style-name="T3">,^LRO(69,</text:span><text:span text:style-name="T5">"B"</text:span><text:span text:style-name="T3">,</text:span><text:span text:style-name="T2">LRODT</text:span><text:span text:style-name="T3">,</text:span><text:span text:style-name="T2">LRODT</text:span><text:span text:style-name="T3">)=</text:span><text:span text:style-name="T5">"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B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9,</text:p>
          </table:table-cell>
          <table:table-cell table:style-name="ce6" office:value-type="string" calcext:value-type="string">
            <text:p>LAB ORDER ENTRY</text:p>
          </table:table-cell>
          <table:table-cell table:style-name="ce10" office:value-type="string" calcext:value-type="string">
            <text:p>G5 <text:span text:style-name="T1">S</text:span><text:span text:style-name="T3">:'</text:span><text:span text:style-name="T4">$D</text:span><text:span text:style-name="T3">(^LRO(69,</text:span><text:span text:style-name="T2">LRODT</text:span><text:span text:style-name="T3">,0)) ^(0)=</text:span><text:span text:style-name="T4">$P</text:span><text:span text:style-name="T3">(^LRO(69,0),</text:span><text:span text:style-name="T2">U</text:span><text:span text:style-name="T3">,1,2)_</text:span><text:span text:style-name="T2">U</text:span><text:span text:style-name="T3">_</text:span><text:span text:style-name="T2">LRODT</text:span><text:span text:style-name="T3">_</text:span><text:span text:style-name="T2">U</text:span><text:span text:style-name="T3">_(1+</text:span><text:span text:style-name="T4">$P</text:span><text:span text:style-name="T3">(^(0),</text:span><text:span text:style-name="T2">U</text:span><text:span text:style-name="T3">,4)),^LRO(69,</text:span><text:span text:style-name="T2">LRODT</text:span><text:span text:style-name="T3">,0)=</text:span><text:span text:style-name="T2">LRODT</text:span><text:span text:style-name="T3">,^LRO(69,</text:span><text:span text:style-name="T5">"B"</text:span><text:span text:style-name="T3">,</text:span><text:span text:style-name="T2">LRODT</text:span><text:span text:style-name="T3">,</text:span><text:span text:style-name="T2">LRODT</text:span><text:span text:style-name="T3">)=</text:span><text:span text:style-name="T5">"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B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O(69,</text:p>
          </table:table-cell>
          <table:table-cell table:style-name="ce6" office:value-type="string" calcext:value-type="string">
            <text:p>LAB ORDER ENTRY</text:p>
          </table:table-cell>
          <table:table-cell table:style-name="ce10" office:value-type="string" calcext:value-type="string">
            <text:p>G5 <text:span text:style-name="T1">S</text:span><text:span text:style-name="T3">:'</text:span><text:span text:style-name="T4">$D</text:span><text:span text:style-name="T3">(^LRO(69,</text:span><text:span text:style-name="T2">LRODT</text:span><text:span text:style-name="T3">,0)) ^(0)=</text:span><text:span text:style-name="T4">$P</text:span><text:span text:style-name="T3">(^LRO(69,0),</text:span><text:span text:style-name="T2">U</text:span><text:span text:style-name="T3">,1,2)_</text:span><text:span text:style-name="T2">U</text:span><text:span text:style-name="T3">_</text:span><text:span text:style-name="T2">LRODT</text:span><text:span text:style-name="T3">_</text:span><text:span text:style-name="T2">U</text:span><text:span text:style-name="T3">_(1+</text:span><text:span text:style-name="T4">$P</text:span><text:span text:style-name="T3">(^(0),</text:span><text:span text:style-name="T2">U</text:span><text:span text:style-name="T3">,4)),^LRO(69,</text:span><text:span text:style-name="T2">LRODT</text:span><text:span text:style-name="T3">,0)=</text:span><text:span text:style-name="T2">LRODT</text:span><text:span text:style-name="T3">,^LRO(69,</text:span><text:span text:style-name="T5">"B"</text:span><text:span text:style-name="T3">,</text:span><text:span text:style-name="T2">LRODT</text:span><text:span text:style-name="T3">,</text:span><text:span text:style-name="T2">LRODT</text:span><text:span text:style-name="T3">)=</text:span><text:span text:style-name="T5">"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BL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XUSEC("LRLAB",</text:p>
          </table:table-cell>
          <table:table-cell table:style-name="ce8"/>
          <table:table-cell table:style-name="ce10" office:value-type="string" calcext:value-type="string">
            <text:p>L2 <text:span text:style-name="T1">K </text:span><text:span text:style-name="T2">LRSAME</text:span><text:span text:style-name="T3">,</text:span><text:span text:style-name="T2">LRGCOM</text:span><text:span text:style-name="T3">,</text:span><text:span text:style-name="T2">DFN</text:span><text:span text:style-name="T3">,</text:span><text:span text:style-name="T2">DIC </text:span><text:span text:style-name="T4">S </text:span><text:span text:style-name="T2">PNM</text:span><text:span text:style-name="T3">=</text:span><text:span text:style-name="T5">""</text:span><text:span text:style-name="T3">,</text:span><text:span text:style-name="T2">DIC</text:span><text:span text:style-name="T3">(0)=</text:span><text:span text:style-name="T5">"EMQ"</text:span><text:span text:style-name="T3">_</text:span><text:span text:style-name="T4">$S</text:span><text:span text:style-name="T3">(</text:span><text:span text:style-name="T4">$P</text:span><text:span text:style-name="T3">(</text:span><text:span text:style-name="T2">LRPARAM</text:span><text:span text:style-name="T3">,</text:span><text:span text:style-name="T2">U</text:span><text:span text:style-name="T3">,6)&amp;</text:span><text:span text:style-name="T4">$D</text:span><text:span text:style-name="T3">(^XUSEC(</text:span><text:span text:style-name="T5">"LRLAB"</text:span><text:span text:style-name="T3">,</text:span><text:span text:style-name="T2">DUZ</text:span><text:span text:style-name="T3">)):</text:span><text:span text:style-name="T5">"L"</text:span><text:span text:style-name="T3">,1:</text:span><text:span text:style-name="T5">""</text:span><text:span text:style-name="T3">) </text:span><text:span text:style-name="T4">W </text:span><text:span text:style-name="T3">! </text:span><text:span text:style-name="T4">D </text:span><text:span text:style-name="T3">^LRDPA </text:span><text:span text:style-name="T4">I </text:span><text:span text:style-name="T3">(</text:span><text:span text:style-name="T2">LRDFN</text:span><text:span text:style-name="T3">=-1)!</text:span><text:span text:style-name="T4">$D</text:span><text:span text:style-name="T3">(</text:span><text:span text:style-name="T2">DUOUT</text:span><text:span text:style-name="T3">)!</text:span><text:span text:style-name="T4">$D</text:span><text:span text:style-name="T3">(</text:span><text:span text:style-name="T2">DTOUT</text:span><text:span text:style-name="T3">) </text:span><text:span text:style-name="T4">S </text:span><text:span text:style-name="T2">LRBLEND</text:span><text:span text:style-name="T3">=1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An XUSEC API should be used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BL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DPF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2),</text:span><text:span text:style-name="T2">DFN</text:span><text:span text:style-name="T3">=</text:span><text:span text:style-name="T4">$P</text:span><text:span text:style-name="T3">(^(0),</text:span><text:span text:style-name="T2">U</text:span><text:span text:style-name="T3">,3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BL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DPF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2),</text:span><text:span text:style-name="T2">DFN</text:span><text:span text:style-name="T3">=</text:span><text:span text:style-name="T4">$P</text:span><text:span text:style-name="T3">(^(0),</text:span><text:span text:style-name="T2">U</text:span><text:span text:style-name="T3">,3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BL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DPF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2),</text:span><text:span text:style-name="T2">DFN</text:span><text:span text:style-name="T3">=</text:span><text:span text:style-name="T4">$P</text:span><text:span text:style-name="T3">(^(0),</text:span><text:span text:style-name="T2">U</text:span><text:span text:style-name="T3">,3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BL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SET</text:p>
          </table:table-cell>
          <table:table-cell table:style-name="ce6" office:value-type="string" calcext:value-type="string">
            <text:p>^LRO(69,</text:p>
          </table:table-cell>
          <table:table-cell table:style-name="ce6" office:value-type="string" calcext:value-type="string">
            <text:p>LAB ORDER ENTRY</text:p>
          </table:table-cell>
          <table:table-cell table:style-name="ce9" office:value-type="string" calcext:value-type="string">
            <text:p> . . <text:span text:style-name="T1">F  S </text:span><text:span text:style-name="T2">K</text:span><text:span text:style-name="T3">=</text:span><text:span text:style-name="T4">$O</text:span><text:span text:style-name="T3">(</text:span><text:span text:style-name="T2">LROT</text:span><text:span text:style-name="T3">(</text:span><text:span text:style-name="T2">II</text:span><text:span text:style-name="T3">,</text:span><text:span text:style-name="T2">J</text:span><text:span text:style-name="T3">,</text:span><text:span text:style-name="T2">K</text:span><text:span text:style-name="T3">)) </text:span><text:span text:style-name="T4">Q</text:span><text:span text:style-name="T3">:</text:span><text:span text:style-name="T2">K</text:span><text:span text:style-name="T3">&lt;1  </text:span><text:span text:style-name="T4">S </text:span><text:span text:style-name="T3">^LRO(69,</text:span><text:span text:style-name="T2">LRODT</text:span><text:span text:style-name="T3">,1,</text:span><text:span text:style-name="T5">"AB"</text:span><text:span text:style-name="T3">,</text:span><text:span text:style-name="T4">$S</text:span><text:span text:style-name="T3">(</text:span><text:span text:style-name="T4">$D</text:span><text:span text:style-name="T3">(^TMP(</text:span><text:span text:style-name="T5">"LRSTIK"</text:span><text:span text:style-name="T3">,</text:span><text:span text:style-name="T4">$J</text:span><text:span text:style-name="T3">,</text:span><text:span text:style-name="T2">K</text:span><text:span text:style-name="T3">)):+^TMP(</text:span><text:span text:style-name="T5">"LRSTIK"</text:span><text:span text:style-name="T3">,</text:span><text:span text:style-name="T4">$J</text:span><text:span text:style-name="T3">,</text:span><text:span text:style-name="T2">K</text:span><text:span text:style-name="T3">),1:+</text:span><text:span text:style-name="T2">LROT</text:span><text:span text:style-name="T3">(</text:span><text:span text:style-name="T2">II</text:span><text:span text:style-name="T3">,</text:span><text:span text:style-name="T2">J</text:span><text:span text:style-name="T3">,</text:span><text:span text:style-name="T2">K</text:span><text:span text:style-name="T3">)),</text:span><text:span text:style-name="T2">J</text:span><text:span text:style-name="T3">,</text:span><text:span text:style-name="T2">LRDFN</text:span><text:span text:style-name="T3">)=</text:span><text:span text:style-name="T5">"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BL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0,</text:p>
          </table:table-cell>
          <table:table-cell table:style-name="ce6" office:value-type="string" calcext:value-type="string">
            <text:p>LABORATORY TEST</text:p>
          </table:table-cell>
          <table:table-cell table:style-name="ce9" office:value-type="string" calcext:value-type="string">
            <text:p> <text:span text:style-name="T1">S </text:span><text:span text:style-name="T2">LREXP</text:span><text:span text:style-name="T3">=</text:span><text:span text:style-name="T4">$S</text:span><text:span text:style-name="T3">(</text:span><text:span text:style-name="T4">$D</text:span><text:span text:style-name="T3">(^LAB(60,</text:span><text:span text:style-name="T2">LRTSTS</text:span><text:span text:style-name="T3">,3,+</text:span><text:span text:style-name="T2">LRSAMP</text:span><text:span text:style-name="T3">,0)):</text:span><text:span text:style-name="T4">$P</text:span><text:span text:style-name="T3">(^(0),</text:span><text:span text:style-name="T2">U</text:span><text:span text:style-name="T3">,6),</text:span><text:span text:style-name="T4">$P</text:span><text:span text:style-name="T3">(^LAB(60,</text:span><text:span text:style-name="T2">LRTSTS</text:span><text:span text:style-name="T3">,0),</text:span><text:span text:style-name="T2">U</text:span><text:span text:style-name="T3">,19):</text:span><text:span text:style-name="T4">$P</text:span><text:span text:style-name="T3">(^(0),</text:span><text:span text:style-name="T2">U</text:span><text:span text:style-name="T3">,19),1:0) </text:span><text:span text:style-name="T4">S</text:span><text:span text:style-name="T3">:</text:span><text:span text:style-name="T2">LREXP LROT</text:span><text:span text:style-name="T3">(</text:span><text:span text:style-name="T2">LRSAMP</text:span><text:span text:style-name="T3">,</text:span><text:span text:style-name="T2">LRSPEC</text:span><text:span text:style-name="T3">,</text:span><text:span text:style-name="T2">LRSSX</text:span><text:span text:style-name="T3">,2)=</text:span><text:span text:style-name="T2">LREXP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BL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0,</text:p>
          </table:table-cell>
          <table:table-cell table:style-name="ce6" office:value-type="string" calcext:value-type="string">
            <text:p>LABORATORY TEST</text:p>
          </table:table-cell>
          <table:table-cell table:style-name="ce9" office:value-type="string" calcext:value-type="string">
            <text:p> <text:span text:style-name="T1">S </text:span><text:span text:style-name="T2">LREXP</text:span><text:span text:style-name="T3">=</text:span><text:span text:style-name="T4">$S</text:span><text:span text:style-name="T3">(</text:span><text:span text:style-name="T4">$D</text:span><text:span text:style-name="T3">(^LAB(60,</text:span><text:span text:style-name="T2">LRTSTS</text:span><text:span text:style-name="T3">,3,+</text:span><text:span text:style-name="T2">LRSAMP</text:span><text:span text:style-name="T3">,0)):</text:span><text:span text:style-name="T4">$P</text:span><text:span text:style-name="T3">(^(0),</text:span><text:span text:style-name="T2">U</text:span><text:span text:style-name="T3">,6),</text:span><text:span text:style-name="T4">$P</text:span><text:span text:style-name="T3">(^LAB(60,</text:span><text:span text:style-name="T2">LRTSTS</text:span><text:span text:style-name="T3">,0),</text:span><text:span text:style-name="T2">U</text:span><text:span text:style-name="T3">,19):</text:span><text:span text:style-name="T4">$P</text:span><text:span text:style-name="T3">(^(0),</text:span><text:span text:style-name="T2">U</text:span><text:span text:style-name="T3">,19),1:0) </text:span><text:span text:style-name="T4">S</text:span><text:span text:style-name="T3">:</text:span><text:span text:style-name="T2">LREXP LROT</text:span><text:span text:style-name="T3">(</text:span><text:span text:style-name="T2">LRSAMP</text:span><text:span text:style-name="T3">,</text:span><text:span text:style-name="T2">LRSPEC</text:span><text:span text:style-name="T3">,</text:span><text:span text:style-name="T2">LRSSX</text:span><text:span text:style-name="T3">,2)=</text:span><text:span text:style-name="T2">LREXP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BL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0,</text:p>
          </table:table-cell>
          <table:table-cell table:style-name="ce6" office:value-type="string" calcext:value-type="string">
            <text:p>LABORATORY TEST</text:p>
          </table:table-cell>
          <table:table-cell table:style-name="ce9" office:value-type="string" calcext:value-type="string">
            <text:p> <text:span text:style-name="T1">S </text:span><text:span text:style-name="T2">LREXP</text:span><text:span text:style-name="T3">=</text:span><text:span text:style-name="T4">$S</text:span><text:span text:style-name="T3">(</text:span><text:span text:style-name="T4">$D</text:span><text:span text:style-name="T3">(^LAB(60,</text:span><text:span text:style-name="T2">LRTSTS</text:span><text:span text:style-name="T3">,3,+</text:span><text:span text:style-name="T2">LRSAMP</text:span><text:span text:style-name="T3">,0)):</text:span><text:span text:style-name="T4">$P</text:span><text:span text:style-name="T3">(^(0),</text:span><text:span text:style-name="T2">U</text:span><text:span text:style-name="T3">,6),</text:span><text:span text:style-name="T4">$P</text:span><text:span text:style-name="T3">(^LAB(60,</text:span><text:span text:style-name="T2">LRTSTS</text:span><text:span text:style-name="T3">,0),</text:span><text:span text:style-name="T2">U</text:span><text:span text:style-name="T3">,19):</text:span><text:span text:style-name="T4">$P</text:span><text:span text:style-name="T3">(^(0),</text:span><text:span text:style-name="T2">U</text:span><text:span text:style-name="T3">,19),1:0) </text:span><text:span text:style-name="T4">S</text:span><text:span text:style-name="T3">:</text:span><text:span text:style-name="T2">LREXP LROT</text:span><text:span text:style-name="T3">(</text:span><text:span text:style-name="T2">LRSAMP</text:span><text:span text:style-name="T3">,</text:span><text:span text:style-name="T2">LRSPEC</text:span><text:span text:style-name="T3">,</text:span><text:span text:style-name="T2">LRSSX</text:span><text:span text:style-name="T3">,2)=</text:span><text:span text:style-name="T2">LREXP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BUG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</text:span><text:span text:style-name="T3">'</text:span><text:span text:style-name="T4">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5">"B"</text:span><text:span text:style-name="T3">)) </text:span><text:span text:style-name="T4">D </text:span><text:span text:style-name="T6">SETBINDX</text:span><text:span text:style-name="T3">^LRMIBUG(</text:span><text:span text:style-name="T2">LRDFN</text:span><text:span text:style-name="T3">,</text:span><text:span text:style-name="T2">LRIDT</text:span><text:span text:style-name="T3">,3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BUG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F  D </text:span><text:span text:style-name="T6">BUGIN </text:span><text:span text:style-name="T4">Q</text:span><text:span text:style-name="T3">:</text:span><text:span text:style-name="T2">Y</text:span><text:span text:style-name="T3">&lt;1  </text:span><text:span text:style-name="T4">S </text:span><text:span text:style-name="T2">LRBG1</text:span><text:span text:style-name="T3">=</text:span><text:span text:style-name="T2">Y</text:span><text:span text:style-name="T3">(0) </text:span><text:span text:style-name="T4">D</text:span><text:span text:style-name="T3">:</text:span><text:span text:style-name="T4">$P</text:span><text:span text:style-name="T3">(</text:span><text:span text:style-name="T2">Y</text:span><text:span text:style-name="T3">,</text:span><text:span text:style-name="T2">U</text:span><text:span text:style-name="T3">,3)&amp;(</text:span><text:span text:style-name="T4">$P</text:span><text:span text:style-name="T3">(</text:span><text:span text:style-name="T2">LRPARAM</text:span><text:span text:style-name="T3">,</text:span><text:span text:style-name="T2">U</text:span><text:span text:style-name="T3">,14))&amp;(</text:span><text:span text:style-name="T4">$P</text:span><text:span text:style-name="T3">(</text:span><text:span text:style-name="T4">$G</text:span><text:span text:style-name="T3">(^LRO(68,</text:span><text:span text:style-name="T2">LRAA</text:span><text:span text:style-name="T3">,0)),</text:span><text:span text:style-name="T2">U</text:span><text:span text:style-name="T3">,16)) </text:span><text:span text:style-name="T6">ETIO</text:span><text:span text:style-name="T3">^LRCAPV1 </text:span><text:span text:style-name="T4">D </text:span><text:span text:style-name="T6">BUGGER</text:span><text:span text:style-name="T3">,</text:span><text:span text:style-name="T6">BUGOUT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BUG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</text:span><text:span text:style-name="T3">:'</text:span><text:span text:style-name="T4">$D</text:span><text:span text:style-name="T3">(@(</text:span><text:span text:style-name="T2">DIC</text:span><text:span text:style-name="T3">_</text:span><text:span text:style-name="T5">"0)"</text:span><text:span text:style-name="T3">)) ^(0)=</text:span><text:span text:style-name="T5">"^63.3PA" </text:span><text:span text:style-name="T4">S </text:span><text:span text:style-name="T2">LRSPEC</text:span><text:span text:style-name="T3">=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5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BUG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</text:span><text:span text:style-name="T3">:'</text:span><text:span text:style-name="T4">$D</text:span><text:span text:style-name="T3">(@(</text:span><text:span text:style-name="T2">DIC</text:span><text:span text:style-name="T3">_</text:span><text:span text:style-name="T5">"0)"</text:span><text:span text:style-name="T3">)) ^(0)=</text:span><text:span text:style-name="T5">"^63.3PA" </text:span><text:span text:style-name="T4">S </text:span><text:span text:style-name="T2">LRSPEC</text:span><text:span text:style-name="T3">=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5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BUG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</text:span><text:span text:style-name="T3">:'</text:span><text:span text:style-name="T4">$D</text:span><text:span text:style-name="T3">(@(</text:span><text:span text:style-name="T2">DIC</text:span><text:span text:style-name="T3">_</text:span><text:span text:style-name="T5">"0)"</text:span><text:span text:style-name="T3">)) ^(0)=</text:span><text:span text:style-name="T5">"^63.3PA" </text:span><text:span text:style-name="T4">S </text:span><text:span text:style-name="T2">LRSPEC</text:span><text:span text:style-name="T3">=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5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BUG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</text:span><text:span text:style-name="T3">:'</text:span><text:span text:style-name="T4">$D</text:span><text:span text:style-name="T3">(@(</text:span><text:span text:style-name="T2">DIC</text:span><text:span text:style-name="T3">_</text:span><text:span text:style-name="T5">"0)"</text:span><text:span text:style-name="T3">)) ^(0)=</text:span><text:span text:style-name="T5">"^63.3PA" </text:span><text:span text:style-name="T4">S </text:span><text:span text:style-name="T2">LRSPEC</text:span><text:span text:style-name="T3">=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5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BUG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<text:span text:style-name="T1">F  S </text:span><text:span text:style-name="T2">LRBG</text:span><text:span text:style-name="T3">=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DA</text:span><text:span text:style-name="T3">,3,</text:span><text:span text:style-name="T2">LRBG</text:span><text:span text:style-name="T3">)) </text:span><text:span text:style-name="T4">Q</text:span><text:span text:style-name="T3">:</text:span><text:span text:style-name="T2">LRBG</text:span><text:span text:style-name="T3">&lt;1  </text:span><text:span text:style-name="T4">S </text:span><text:span text:style-name="T2">LRBUG</text:span><text:span text:style-name="T3">=+^(</text:span><text:span text:style-name="T2">LRBG</text:span><text:span text:style-name="T3">,0) </text:span><text:span text:style-name="T4">K </text:span><text:span text:style-name="T2">DIC</text:span><text:span text:style-name="T3">(</text:span><text:span text:style-name="T5">"B"</text:span><text:span text:style-name="T3">) </text:span><text:span text:style-name="T4">S</text:span><text:span text:style-name="T3">:</text:span><text:span text:style-name="T2">LRBG</text:span><text:span text:style-name="T3">=1&amp;</text:span><text:span text:style-name="T2">LR1PASS DIC</text:span><text:span text:style-name="T3">(</text:span><text:span text:style-name="T5">"B"</text:span><text:span text:style-name="T3">)=</text:span><text:span text:style-name="T4">$P</text:span><text:span text:style-name="T3">(^LAB(61.2,+^LR(</text:span><text:span text:style-name="T2">LRDFN</text:span><text:span text:style-name="T3">,</text:span><text:span text:style-name="T5">"MI"</text:span><text:span text:style-name="T3">,</text:span><text:span text:style-name="T2">DA</text:span><text:span text:style-name="T3">,3,1,0),0),</text:span><text:span text:style-name="T2">U</text:span><text:span text:style-name="T3">) </text:span><text:span text:style-name="T4">W </text:span><text:span text:style-name="T3">!?2,</text:span><text:span text:style-name="T2">LRBG</text:span><text:span text:style-name="T3">,?5,</text:span><text:span text:style-name="T4">$P</text:span><text:span text:style-name="T3">(^LAB(61.2,</text:span><text:span text:style-name="T2">LRBUG</text:span><text:span text:style-name="T3">,0),</text:span><text:span text:style-name="T2">U</text:span><text:span text:style-name="T3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BUG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<text:span text:style-name="T1">F  S </text:span><text:span text:style-name="T2">LRBG</text:span><text:span text:style-name="T3">=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DA</text:span><text:span text:style-name="T3">,3,</text:span><text:span text:style-name="T2">LRBG</text:span><text:span text:style-name="T3">)) </text:span><text:span text:style-name="T4">Q</text:span><text:span text:style-name="T3">:</text:span><text:span text:style-name="T2">LRBG</text:span><text:span text:style-name="T3">&lt;1  </text:span><text:span text:style-name="T4">S </text:span><text:span text:style-name="T2">LRBUG</text:span><text:span text:style-name="T3">=+^(</text:span><text:span text:style-name="T2">LRBG</text:span><text:span text:style-name="T3">,0) </text:span><text:span text:style-name="T4">K </text:span><text:span text:style-name="T2">DIC</text:span><text:span text:style-name="T3">(</text:span><text:span text:style-name="T5">"B"</text:span><text:span text:style-name="T3">) </text:span><text:span text:style-name="T4">S</text:span><text:span text:style-name="T3">:</text:span><text:span text:style-name="T2">LRBG</text:span><text:span text:style-name="T3">=1&amp;</text:span><text:span text:style-name="T2">LR1PASS DIC</text:span><text:span text:style-name="T3">(</text:span><text:span text:style-name="T5">"B"</text:span><text:span text:style-name="T3">)=</text:span><text:span text:style-name="T4">$P</text:span><text:span text:style-name="T3">(^LAB(61.2,+^LR(</text:span><text:span text:style-name="T2">LRDFN</text:span><text:span text:style-name="T3">,</text:span><text:span text:style-name="T5">"MI"</text:span><text:span text:style-name="T3">,</text:span><text:span text:style-name="T2">DA</text:span><text:span text:style-name="T3">,3,1,0),0),</text:span><text:span text:style-name="T2">U</text:span><text:span text:style-name="T3">) </text:span><text:span text:style-name="T4">W </text:span><text:span text:style-name="T3">!?2,</text:span><text:span text:style-name="T2">LRBG</text:span><text:span text:style-name="T3">,?5,</text:span><text:span text:style-name="T4">$P</text:span><text:span text:style-name="T3">(^LAB(61.2,</text:span><text:span text:style-name="T2">LRBUG</text:span><text:span text:style-name="T3">,0),</text:span><text:span text:style-name="T2">U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BUG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<text:span text:style-name="T1">F  S </text:span><text:span text:style-name="T2">LRBG</text:span><text:span text:style-name="T3">=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DA</text:span><text:span text:style-name="T3">,3,</text:span><text:span text:style-name="T2">LRBG</text:span><text:span text:style-name="T3">)) </text:span><text:span text:style-name="T4">Q</text:span><text:span text:style-name="T3">:</text:span><text:span text:style-name="T2">LRBG</text:span><text:span text:style-name="T3">&lt;1  </text:span><text:span text:style-name="T4">S </text:span><text:span text:style-name="T2">LRBUG</text:span><text:span text:style-name="T3">=+^(</text:span><text:span text:style-name="T2">LRBG</text:span><text:span text:style-name="T3">,0) </text:span><text:span text:style-name="T4">K </text:span><text:span text:style-name="T2">DIC</text:span><text:span text:style-name="T3">(</text:span><text:span text:style-name="T5">"B"</text:span><text:span text:style-name="T3">) </text:span><text:span text:style-name="T4">S</text:span><text:span text:style-name="T3">:</text:span><text:span text:style-name="T2">LRBG</text:span><text:span text:style-name="T3">=1&amp;</text:span><text:span text:style-name="T2">LR1PASS DIC</text:span><text:span text:style-name="T3">(</text:span><text:span text:style-name="T5">"B"</text:span><text:span text:style-name="T3">)=</text:span><text:span text:style-name="T4">$P</text:span><text:span text:style-name="T3">(^LAB(61.2,+^LR(</text:span><text:span text:style-name="T2">LRDFN</text:span><text:span text:style-name="T3">,</text:span><text:span text:style-name="T5">"MI"</text:span><text:span text:style-name="T3">,</text:span><text:span text:style-name="T2">DA</text:span><text:span text:style-name="T3">,3,1,0),0),</text:span><text:span text:style-name="T2">U</text:span><text:span text:style-name="T3">) </text:span><text:span text:style-name="T4">W </text:span><text:span text:style-name="T3">!?2,</text:span><text:span text:style-name="T2">LRBG</text:span><text:span text:style-name="T3">,?5,</text:span><text:span text:style-name="T4">$P</text:span><text:span text:style-name="T3">(^LAB(61.2,</text:span><text:span text:style-name="T2">LRBUG</text:span><text:span text:style-name="T3">,0),</text:span><text:span text:style-name="T2">U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BUG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PLUS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<text:span text:style-name="T1">F  S </text:span><text:span text:style-name="T2">LRBG</text:span><text:span text:style-name="T3">=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DA</text:span><text:span text:style-name="T3">,3,</text:span><text:span text:style-name="T2">LRBG</text:span><text:span text:style-name="T3">)) </text:span><text:span text:style-name="T4">Q</text:span><text:span text:style-name="T3">:</text:span><text:span text:style-name="T2">LRBG</text:span><text:span text:style-name="T3">&lt;1  </text:span><text:span text:style-name="T4">S </text:span><text:span text:style-name="T2">LRBUG</text:span><text:span text:style-name="T3">=+^(</text:span><text:span text:style-name="T2">LRBG</text:span><text:span text:style-name="T3">,0) </text:span><text:span text:style-name="T4">K </text:span><text:span text:style-name="T2">DIC</text:span><text:span text:style-name="T3">(</text:span><text:span text:style-name="T5">"B"</text:span><text:span text:style-name="T3">) </text:span><text:span text:style-name="T4">S</text:span><text:span text:style-name="T3">:</text:span><text:span text:style-name="T2">LRBG</text:span><text:span text:style-name="T3">=1&amp;</text:span><text:span text:style-name="T2">LR1PASS DIC</text:span><text:span text:style-name="T3">(</text:span><text:span text:style-name="T5">"B"</text:span><text:span text:style-name="T3">)=</text:span><text:span text:style-name="T4">$P</text:span><text:span text:style-name="T3">(^LAB(61.2,+^LR(</text:span><text:span text:style-name="T2">LRDFN</text:span><text:span text:style-name="T3">,</text:span><text:span text:style-name="T5">"MI"</text:span><text:span text:style-name="T3">,</text:span><text:span text:style-name="T2">DA</text:span><text:span text:style-name="T3">,3,1,0),0),</text:span><text:span text:style-name="T2">U</text:span><text:span text:style-name="T3">) </text:span><text:span text:style-name="T4">W </text:span><text:span text:style-name="T3">!?2,</text:span><text:span text:style-name="T2">LRBG</text:span><text:span text:style-name="T3">,?5,</text:span><text:span text:style-name="T4">$P</text:span><text:span text:style-name="T3">(^LAB(61.2,</text:span><text:span text:style-name="T2">LRBUG</text:span><text:span text:style-name="T3">,0),</text:span><text:span text:style-name="T2">U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BUG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<text:span text:style-name="T1">F  S </text:span><text:span text:style-name="T2">LRBG</text:span><text:span text:style-name="T3">=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DA</text:span><text:span text:style-name="T3">,3,</text:span><text:span text:style-name="T2">LRBG</text:span><text:span text:style-name="T3">)) </text:span><text:span text:style-name="T4">Q</text:span><text:span text:style-name="T3">:</text:span><text:span text:style-name="T2">LRBG</text:span><text:span text:style-name="T3">&lt;1  </text:span><text:span text:style-name="T4">S </text:span><text:span text:style-name="T2">LRBUG</text:span><text:span text:style-name="T3">=+^(</text:span><text:span text:style-name="T2">LRBG</text:span><text:span text:style-name="T3">,0) </text:span><text:span text:style-name="T4">K </text:span><text:span text:style-name="T2">DIC</text:span><text:span text:style-name="T3">(</text:span><text:span text:style-name="T5">"B"</text:span><text:span text:style-name="T3">) </text:span><text:span text:style-name="T4">S</text:span><text:span text:style-name="T3">:</text:span><text:span text:style-name="T2">LRBG</text:span><text:span text:style-name="T3">=1&amp;</text:span><text:span text:style-name="T2">LR1PASS DIC</text:span><text:span text:style-name="T3">(</text:span><text:span text:style-name="T5">"B"</text:span><text:span text:style-name="T3">)=</text:span><text:span text:style-name="T4">$P</text:span><text:span text:style-name="T3">(^LAB(61.2,+^LR(</text:span><text:span text:style-name="T2">LRDFN</text:span><text:span text:style-name="T3">,</text:span><text:span text:style-name="T5">"MI"</text:span><text:span text:style-name="T3">,</text:span><text:span text:style-name="T2">DA</text:span><text:span text:style-name="T3">,3,1,0),0),</text:span><text:span text:style-name="T2">U</text:span><text:span text:style-name="T3">) </text:span><text:span text:style-name="T4">W </text:span><text:span text:style-name="T3">!?2,</text:span><text:span text:style-name="T2">LRBG</text:span><text:span text:style-name="T3">,?5,</text:span><text:span text:style-name="T4">$P</text:span><text:span text:style-name="T3">(^LAB(61.2,</text:span><text:span text:style-name="T2">LRBUG</text:span><text:span text:style-name="T3">,0),</text:span><text:span text:style-name="T2">U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BUG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<text:span text:style-name="T1">S </text:span><text:span text:style-name="T2">LRNB</text:span><text:span text:style-name="T3">=</text:span><text:span text:style-name="T4">$S</text:span><text:span text:style-name="T3">(</text:span><text:span text:style-name="T4">$L</text:span><text:span text:style-name="T3">(</text:span><text:span text:style-name="T4">$P</text:span><text:span text:style-name="T3">(^LAB(61.2,+</text:span><text:span text:style-name="T2">LRBG1</text:span><text:span text:style-name="T3">,0),</text:span><text:span text:style-name="T2">U</text:span><text:span text:style-name="T3">,4)):</text:span><text:span text:style-name="T4">$P</text:span><text:span text:style-name="T3">(^(0),</text:span><text:span text:style-name="T2">U</text:span><text:span text:style-name="T3">,4),1:</text:span><text:span text:style-name="T2">LRMIDEF</text:span><text:span text:style-name="T3">),</text:span><text:span text:style-name="T2">LRBI</text:span><text:span text:style-name="T3">=</text:span><text:span text:style-name="T4">$P</text:span><text:span text:style-name="T3">(^(0),</text:span><text:span text:style-name="T2">U</text:span><text:span text:style-name="T3">,5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BUG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<text:span text:style-name="T1">S </text:span><text:span text:style-name="T2">LRNB</text:span><text:span text:style-name="T3">=</text:span><text:span text:style-name="T4">$S</text:span><text:span text:style-name="T3">(</text:span><text:span text:style-name="T4">$L</text:span><text:span text:style-name="T3">(</text:span><text:span text:style-name="T4">$P</text:span><text:span text:style-name="T3">(^LAB(61.2,+</text:span><text:span text:style-name="T2">LRBG1</text:span><text:span text:style-name="T3">,0),</text:span><text:span text:style-name="T2">U</text:span><text:span text:style-name="T3">,4)):</text:span><text:span text:style-name="T4">$P</text:span><text:span text:style-name="T3">(^(0),</text:span><text:span text:style-name="T2">U</text:span><text:span text:style-name="T3">,4),1:</text:span><text:span text:style-name="T2">LRMIDEF</text:span><text:span text:style-name="T3">),</text:span><text:span text:style-name="T2">LRBI</text:span><text:span text:style-name="T3">=</text:span><text:span text:style-name="T4">$P</text:span><text:span text:style-name="T3">(^(0),</text:span><text:span text:style-name="T2">U</text:span><text:span text:style-name="T3">,5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BUG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IE("B",</text:p>
          </table:table-cell>
          <table:table-cell table:style-name="ce6" office:value-type="string" calcext:value-type="string">
            <text:p>INPUT TEMPLATE</text:p>
          </table:table-cell>
          <table:table-cell table:style-name="ce9" office:value-type="string" calcext:value-type="string">
            <text:p> <text:span text:style-name="T1">S </text:span><text:span text:style-name="T2">LRNB</text:span><text:span text:style-name="T3">=+</text:span><text:span text:style-name="T4">$O</text:span><text:span text:style-name="T3">(^DIE(</text:span><text:span text:style-name="T5">"B"</text:span><text:span text:style-name="T3">,</text:span><text:span text:style-name="T4">$S</text:span><text:span text:style-name="T3">(</text:span><text:span text:style-name="T4">$L</text:span><text:span text:style-name="T3">(</text:span><text:span text:style-name="T2">LRNB</text:span><text:span text:style-name="T3">):</text:span><text:span text:style-name="T2">LRNB</text:span><text:span text:style-name="T3">,1:0),0)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BUG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DIE(LRNB,</text:p>
          </table:table-cell>
          <table:table-cell table:style-name="ce6" office:value-type="string" calcext:value-type="string">
            <text:p>INPUT TEMPLATE</text:p>
          </table:table-cell>
          <table:table-cell table:style-name="ce9" office:value-type="string" calcext:value-type="string">
            <text:p> <text:span text:style-name="T1">I </text:span><text:span text:style-name="T2">LRNB</text:span><text:span text:style-name="T3">,</text:span><text:span text:style-name="T4">$D</text:span><text:span text:style-name="T3">(^DIE(</text:span><text:span text:style-name="T2">LRNB</text:span><text:span text:style-name="T3">,</text:span><text:span text:style-name="T5">"DR"</text:span><text:span text:style-name="T3">,3,63.3)) </text:span><text:span text:style-name="T4">S </text:span><text:span text:style-name="T3">(</text:span><text:span text:style-name="T2">DR</text:span><text:span text:style-name="T3">,</text:span><text:span text:style-name="T2">DR</text:span><text:span text:style-name="T3">(1,63.3))=^(63.3),</text:span><text:span text:style-name="T2">J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J</text:span><text:span text:style-name="T3">=</text:span><text:span text:style-name="T4">$O</text:span><text:span text:style-name="T3">(^DIE(</text:span><text:span text:style-name="T2">LRNB</text:span><text:span text:style-name="T3">,</text:span><text:span text:style-name="T5">"DR"</text:span><text:span text:style-name="T3">,3,63.3,</text:span><text:span text:style-name="T2">J</text:span><text:span text:style-name="T3">)) </text:span><text:span text:style-name="T4">Q</text:span><text:span text:style-name="T3">:</text:span><text:span text:style-name="T2">J</text:span><text:span text:style-name="T3">&lt;1  </text:span><text:span text:style-name="T4">S </text:span><text:span text:style-name="T2">DR</text:span><text:span text:style-name="T3">(1,63.3,</text:span><text:span text:style-name="T2">J</text:span><text:span text:style-name="T3">)=^(</text:span><text:span text:style-name="T2">J</text:span><text:span text:style-name="T3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BUG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IE(LRNB,</text:p>
          </table:table-cell>
          <table:table-cell table:style-name="ce6" office:value-type="string" calcext:value-type="string">
            <text:p>INPUT TEMPLATE</text:p>
          </table:table-cell>
          <table:table-cell table:style-name="ce9" office:value-type="string" calcext:value-type="string">
            <text:p> <text:span text:style-name="T1">I </text:span><text:span text:style-name="T2">LRNB</text:span><text:span text:style-name="T3">,</text:span><text:span text:style-name="T4">$D</text:span><text:span text:style-name="T3">(^DIE(</text:span><text:span text:style-name="T2">LRNB</text:span><text:span text:style-name="T3">,</text:span><text:span text:style-name="T5">"DR"</text:span><text:span text:style-name="T3">,3,63.3)) </text:span><text:span text:style-name="T4">S </text:span><text:span text:style-name="T3">(</text:span><text:span text:style-name="T2">DR</text:span><text:span text:style-name="T3">,</text:span><text:span text:style-name="T2">DR</text:span><text:span text:style-name="T3">(1,63.3))=^(63.3),</text:span><text:span text:style-name="T2">J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J</text:span><text:span text:style-name="T3">=</text:span><text:span text:style-name="T4">$O</text:span><text:span text:style-name="T3">(^DIE(</text:span><text:span text:style-name="T2">LRNB</text:span><text:span text:style-name="T3">,</text:span><text:span text:style-name="T5">"DR"</text:span><text:span text:style-name="T3">,3,63.3,</text:span><text:span text:style-name="T2">J</text:span><text:span text:style-name="T3">)) </text:span><text:span text:style-name="T4">Q</text:span><text:span text:style-name="T3">:</text:span><text:span text:style-name="T2">J</text:span><text:span text:style-name="T3">&lt;1  </text:span><text:span text:style-name="T4">S </text:span><text:span text:style-name="T2">DR</text:span><text:span text:style-name="T3">(1,63.3,</text:span><text:span text:style-name="T2">J</text:span><text:span text:style-name="T3">)=^(</text:span><text:span text:style-name="T2">J</text:span><text:span text:style-name="T3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BUG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DIE(LRNB,</text:p>
          </table:table-cell>
          <table:table-cell table:style-name="ce6" office:value-type="string" calcext:value-type="string">
            <text:p>INPUT TEMPLATE</text:p>
          </table:table-cell>
          <table:table-cell table:style-name="ce9" office:value-type="string" calcext:value-type="string">
            <text:p> <text:span text:style-name="T1">I </text:span><text:span text:style-name="T2">LRNB</text:span><text:span text:style-name="T3">,</text:span><text:span text:style-name="T4">$D</text:span><text:span text:style-name="T3">(^DIE(</text:span><text:span text:style-name="T2">LRNB</text:span><text:span text:style-name="T3">,</text:span><text:span text:style-name="T5">"DR"</text:span><text:span text:style-name="T3">,3,63.3)) </text:span><text:span text:style-name="T4">S </text:span><text:span text:style-name="T3">(</text:span><text:span text:style-name="T2">DR</text:span><text:span text:style-name="T3">,</text:span><text:span text:style-name="T2">DR</text:span><text:span text:style-name="T3">(1,63.3))=^(63.3),</text:span><text:span text:style-name="T2">J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J</text:span><text:span text:style-name="T3">=</text:span><text:span text:style-name="T4">$O</text:span><text:span text:style-name="T3">(^DIE(</text:span><text:span text:style-name="T2">LRNB</text:span><text:span text:style-name="T3">,</text:span><text:span text:style-name="T5">"DR"</text:span><text:span text:style-name="T3">,3,63.3,</text:span><text:span text:style-name="T2">J</text:span><text:span text:style-name="T3">)) </text:span><text:span text:style-name="T4">Q</text:span><text:span text:style-name="T3">:</text:span><text:span text:style-name="T2">J</text:span><text:span text:style-name="T3">&lt;1  </text:span><text:span text:style-name="T4">S </text:span><text:span text:style-name="T2">DR</text:span><text:span text:style-name="T3">(1,63.3,</text:span><text:span text:style-name="T2">J</text:span><text:span text:style-name="T3">)=^(</text:span><text:span text:style-name="T2">J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BUG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DIE(LRNB,</text:p>
          </table:table-cell>
          <table:table-cell table:style-name="ce6" office:value-type="string" calcext:value-type="string">
            <text:p>INPUT TEMPLATE</text:p>
          </table:table-cell>
          <table:table-cell table:style-name="ce9" office:value-type="string" calcext:value-type="string">
            <text:p> <text:span text:style-name="T1">I </text:span><text:span text:style-name="T3">'</text:span><text:span text:style-name="T2">LRNB</text:span><text:span text:style-name="T3">!('</text:span><text:span text:style-name="T4">$D</text:span><text:span text:style-name="T3">(^DIE(</text:span><text:span text:style-name="T2">LRNB</text:span><text:span text:style-name="T3">,</text:span><text:span text:style-name="T5">"DR"</text:span><text:span text:style-name="T3">,3,63.3))) </text:span><text:span text:style-name="T4">S </text:span><text:span text:style-name="T2">DR</text:span><text:span text:style-name="T3">=</text:span><text:span text:style-name="T4">$S</text:span><text:span text:style-name="T3">((</text:span><text:span text:style-name="T4">$L</text:span><text:span text:style-name="T3">(</text:span><text:span text:style-name="T2">LRBI</text:span><text:span text:style-name="T3">)&amp;(</text:span><text:span text:style-name="T5">"MFBVRP"</text:span><text:span text:style-name="T3">[</text:span><text:span text:style-name="T2">LRBI</text:span><text:span text:style-name="T3">)):</text:span><text:span text:style-name="T5">".01;1;2"</text:span><text:span text:style-name="T3">,1:</text:span><text:span text:style-name="T5">".01;1;2:195"</text:span><text:span text:style-name="T3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BUG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F  S </text:span><text:span text:style-name="T2">LRXX</text:span><text:span text:style-name="T3">=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THISDA</text:span><text:span text:style-name="T3">,</text:span><text:span text:style-name="T2">LRXX</text:span><text:span text:style-name="T3">)) </text:span><text:span text:style-name="T4">Q</text:span><text:span text:style-name="T3">:'</text:span><text:span text:style-name="T2">LRXX</text:span><text:span text:style-name="T3">!(</text:span><text:span text:style-name="T2">LRXX</text:span><text:span text:style-name="T3">'&lt;3)  </text:span><text:span text:style-name="T4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BUG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<text:span text:style-name="T1">I 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THISDA</text:span><text:span text:style-name="T3">,</text:span><text:span text:style-name="T2">LRXX</text:span><text:span text:style-name="T3">),</text:span><text:span text:style-name="T2">U</text:span><text:span text:style-name="T3">)=</text:span><text:span text:style-name="T5">"" </text:span><text:span text:style-name="T4">S 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THISDA</text:span><text:span text:style-name="T3">,</text:span><text:span text:style-name="T2">LRXX</text:span><text:span text:style-name="T3">),</text:span><text:span text:style-name="T2">U</text:span><text:span text:style-name="T3">,2)=</text:span><text:span text:style-name="T5">"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BUG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SET 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<text:span text:style-name="T1">I 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THISDA</text:span><text:span text:style-name="T3">,</text:span><text:span text:style-name="T2">LRXX</text:span><text:span text:style-name="T3">),</text:span><text:span text:style-name="T2">U</text:span><text:span text:style-name="T3">)=</text:span><text:span text:style-name="T5">"" </text:span><text:span text:style-name="T4">S 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THISDA</text:span><text:span text:style-name="T3">,</text:span><text:span text:style-name="T2">LRXX</text:span><text:span text:style-name="T3">),</text:span><text:span text:style-name="T2">U</text:span><text:span text:style-name="T3">,2)=</text:span><text:span text:style-name="T5">"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EDZ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9.9,</text:p>
          </table:table-cell>
          <table:table-cell table:style-name="ce6" office:value-type="string" calcext:value-type="string">
            <text:p>LABORATORY SITE</text:p>
          </table:table-cell>
          <table:table-cell table:style-name="ce9" office:value-type="string" calcext:value-type="string">
            <text:p> <text:span text:style-name="T1">S </text:span><text:span text:style-name="T2">LRMIDEF</text:span><text:span text:style-name="T3">=</text:span><text:span text:style-name="T4">$P</text:span><text:span text:style-name="T3">(^LAB(69.9,1,1),</text:span><text:span text:style-name="T2">U</text:span><text:span text:style-name="T3">,10),</text:span><text:span text:style-name="T2">LRMIOTH</text:span><text:span text:style-name="T3">=</text:span><text:span text:style-name="T4">$P</text:span><text:span text:style-name="T3">(^(1),</text:span><text:span text:style-name="T2">U</text:span><text:span text:style-name="T3">,11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EDZ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9.9,</text:p>
          </table:table-cell>
          <table:table-cell table:style-name="ce6" office:value-type="string" calcext:value-type="string">
            <text:p>LABORATORY SITE</text:p>
          </table:table-cell>
          <table:table-cell table:style-name="ce9" office:value-type="string" calcext:value-type="string">
            <text:p> <text:span text:style-name="T1">S </text:span><text:span text:style-name="T2">LRMIDEF</text:span><text:span text:style-name="T3">=</text:span><text:span text:style-name="T4">$P</text:span><text:span text:style-name="T3">(^LAB(69.9,1,1),</text:span><text:span text:style-name="T2">U</text:span><text:span text:style-name="T3">,10),</text:span><text:span text:style-name="T2">LRMIOTH</text:span><text:span text:style-name="T3">=</text:span><text:span text:style-name="T4">$P</text:span><text:span text:style-name="T3">(^(1),</text:span><text:span text:style-name="T2">U</text:span><text:span text:style-name="T3">,11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EDZ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AB(69.9,</text:p>
          </table:table-cell>
          <table:table-cell table:style-name="ce6" office:value-type="string" calcext:value-type="string">
            <text:p>LABORATORY SITE</text:p>
          </table:table-cell>
          <table:table-cell table:style-name="ce9" office:value-type="string" calcext:value-type="string">
            <text:p> <text:span text:style-name="T1">S </text:span><text:span text:style-name="T2">LRMIDEF</text:span><text:span text:style-name="T3">=</text:span><text:span text:style-name="T4">$P</text:span><text:span text:style-name="T3">(^LAB(69.9,1,1),</text:span><text:span text:style-name="T2">U</text:span><text:span text:style-name="T3">,10),</text:span><text:span text:style-name="T2">LRMIOTH</text:span><text:span text:style-name="T3">=</text:span><text:span text:style-name="T4">$P</text:span><text:span text:style-name="T3">(^(1),</text:span><text:span text:style-name="T2">U</text:span><text:span text:style-name="T3">,11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EDZ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9)=1,</text:span><text:span text:style-name="T4">$P</text:span><text:span text:style-name="T3">(^(0),</text:span><text:span text:style-name="T2">U</text:span><text:span text:style-name="T3">,3,4)=</text:span><text:span text:style-name="T2">U</text:span><text:span text:style-name="T3">,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3),</text:span><text:span text:style-name="T2">U</text:span><text:span text:style-name="T3">,4)=</text:span><text:span text:style-name="T5">"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EDZ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9)=1,</text:span><text:span text:style-name="T4">$P</text:span><text:span text:style-name="T3">(^(0),</text:span><text:span text:style-name="T2">U</text:span><text:span text:style-name="T3">,3,4)=</text:span><text:span text:style-name="T2">U</text:span><text:span text:style-name="T3">,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3),</text:span><text:span text:style-name="T2">U</text:span><text:span text:style-name="T3">,4)=</text:span><text:span text:style-name="T5">"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EDZ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SET 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9)=1,</text:span><text:span text:style-name="T4">$P</text:span><text:span text:style-name="T3">(^(0),</text:span><text:span text:style-name="T2">U</text:span><text:span text:style-name="T3">,3,4)=</text:span><text:span text:style-name="T2">U</text:span><text:span text:style-name="T3">,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3),</text:span><text:span text:style-name="T2">U</text:span><text:span text:style-name="T3">,4)=</text:span><text:span text:style-name="T5">"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EDZ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MULTIPLE COMMAND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$P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</text:span><text:span text:style-name="T2">LRTS</text:span><text:span text:style-name="T3">,0),</text:span><text:span text:style-name="T2">U</text:span><text:span text:style-name="T3">,4,5)=</text:span><text:span text:style-name="T2">DUZ</text:span><text:span text:style-name="T3">_</text:span><text:span text:style-name="T2">U</text:span><text:span text:style-name="T3">_</text:span><text:span text:style-name="T2">DT</text:span><text:span text:style-name="T3">,^LRO(68,</text:span><text:span text:style-name="T2">LRAA</text:span><text:span text:style-name="T3">,1,</text:span><text:span text:style-name="T2">LRAD</text:span><text:span text:style-name="T3">,1,</text:span><text:span text:style-name="T5">"AD"</text:span><text:span text:style-name="T3">,</text:span><text:span text:style-name="T2">DT</text:span><text:span text:style-name="T3">,+</text:span><text:span text:style-name="T2">LRAN</text:span><text:span text:style-name="T3">)=</text:span><text:span text:style-name="T5">""</text:span><text:span text:style-name="T3">,^LRO(68,</text:span><text:span text:style-name="T2">LRAA</text:span><text:span text:style-name="T3">,1,</text:span><text:span text:style-name="T2">LRAD</text:span><text:span text:style-name="T3">,1,</text:span><text:span text:style-name="T5">"AC"</text:span><text:span text:style-name="T3">,</text:span><text:span text:style-name="T2">DT</text:span><text:span text:style-name="T3">,+</text:span><text:span text:style-name="T2">LRAN</text:span><text:span text:style-name="T3">)=</text:span><text:span text:style-name="T5">"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EDZ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$P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</text:span><text:span text:style-name="T2">LRTS</text:span><text:span text:style-name="T3">,0),</text:span><text:span text:style-name="T2">U</text:span><text:span text:style-name="T3">,4,5)=</text:span><text:span text:style-name="T2">DUZ</text:span><text:span text:style-name="T3">_</text:span><text:span text:style-name="T2">U</text:span><text:span text:style-name="T3">_</text:span><text:span text:style-name="T2">DT</text:span><text:span text:style-name="T3">,^LRO(68,</text:span><text:span text:style-name="T2">LRAA</text:span><text:span text:style-name="T3">,1,</text:span><text:span text:style-name="T2">LRAD</text:span><text:span text:style-name="T3">,1,</text:span><text:span text:style-name="T5">"AD"</text:span><text:span text:style-name="T3">,</text:span><text:span text:style-name="T2">DT</text:span><text:span text:style-name="T3">,+</text:span><text:span text:style-name="T2">LRAN</text:span><text:span text:style-name="T3">)=</text:span><text:span text:style-name="T5">""</text:span><text:span text:style-name="T3">,^LRO(68,</text:span><text:span text:style-name="T2">LRAA</text:span><text:span text:style-name="T3">,1,</text:span><text:span text:style-name="T2">LRAD</text:span><text:span text:style-name="T3">,1,</text:span><text:span text:style-name="T5">"AC"</text:span><text:span text:style-name="T3">,</text:span><text:span text:style-name="T2">DT</text:span><text:span text:style-name="T3">,+</text:span><text:span text:style-name="T2">LRAN</text:span><text:span text:style-name="T3">)=</text:span><text:span text:style-name="T5">"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EDZ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SET 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$P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</text:span><text:span text:style-name="T2">LRTS</text:span><text:span text:style-name="T3">,0),</text:span><text:span text:style-name="T2">U</text:span><text:span text:style-name="T3">,4,5)=</text:span><text:span text:style-name="T2">DUZ</text:span><text:span text:style-name="T3">_</text:span><text:span text:style-name="T2">U</text:span><text:span text:style-name="T3">_</text:span><text:span text:style-name="T2">DT</text:span><text:span text:style-name="T3">,^LRO(68,</text:span><text:span text:style-name="T2">LRAA</text:span><text:span text:style-name="T3">,1,</text:span><text:span text:style-name="T2">LRAD</text:span><text:span text:style-name="T3">,1,</text:span><text:span text:style-name="T5">"AD"</text:span><text:span text:style-name="T3">,</text:span><text:span text:style-name="T2">DT</text:span><text:span text:style-name="T3">,+</text:span><text:span text:style-name="T2">LRAN</text:span><text:span text:style-name="T3">)=</text:span><text:span text:style-name="T5">""</text:span><text:span text:style-name="T3">,^LRO(68,</text:span><text:span text:style-name="T2">LRAA</text:span><text:span text:style-name="T3">,1,</text:span><text:span text:style-name="T2">LRAD</text:span><text:span text:style-name="T3">,1,</text:span><text:span text:style-name="T5">"AC"</text:span><text:span text:style-name="T3">,</text:span><text:span text:style-name="T2">DT</text:span><text:span text:style-name="T3">,+</text:span><text:span text:style-name="T2">LRAN</text:span><text:span text:style-name="T3">)=</text:span><text:span text:style-name="T5">"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EDZ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CREMENTAL UNLOCK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<text:span text:style-name="T1">L </text:span><text:span text:style-name="T3">-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need for an expanded API for (UN)LOCK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LRMIEDZ2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*UNKNOWN</text:p>
          </table:table-cell>
          <table:table-cell table:style-name="ce6" office:value-type="string" calcext:value-type="string">
            <text:p>^DISV(DUZ,</text:p>
          </table:table-cell>
          <table:table-cell table:style-name="ce8"/>
          <table:table-cell table:style-name="ce9" office:value-type="string" calcext:value-type="string">
            <text:p> <text:span text:style-name="T1">S</text:span><text:span text:style-name="T3">:</text:span><text:span text:style-name="T4">$L</text:span><text:span text:style-name="T3">(</text:span><text:span text:style-name="T2">LRX</text:span><text:span text:style-name="T3">)&gt;2 ^DISV(</text:span><text:span text:style-name="T2">DUZ</text:span><text:span text:style-name="T3">,</text:span><text:span text:style-name="T5">"LRACC"</text:span><text:span text:style-name="T3">)=</text:span><text:span text:style-name="T2">LRX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EDZ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DISV(DUZ,</text:p>
          </table:table-cell>
          <table:table-cell table:style-name="ce8"/>
          <table:table-cell table:style-name="ce9" office:value-type="string" calcext:value-type="string">
            <text:p> <text:span text:style-name="T1">S</text:span><text:span text:style-name="T3">:</text:span><text:span text:style-name="T2">LRX</text:span><text:span text:style-name="T3">=</text:span><text:span text:style-name="T5">" " </text:span><text:span text:style-name="T2">LRX</text:span><text:span text:style-name="T3">=</text:span><text:span text:style-name="T4">$S</text:span><text:span text:style-name="T3">(</text:span><text:span text:style-name="T4">$D</text:span><text:span text:style-name="T3">(^DISV(</text:span><text:span text:style-name="T2">DUZ</text:span><text:span text:style-name="T3">,</text:span><text:span text:style-name="T5">"LRACC"</text:span><text:span text:style-name="T3">)):^(</text:span><text:span text:style-name="T5">"LRACC"</text:span><text:span text:style-name="T3">),1:</text:span><text:span text:style-name="T5">"?"</text:span><text:span text:style-name="T3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EDZ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DISV(DUZ,</text:p>
          </table:table-cell>
          <table:table-cell table:style-name="ce8"/>
          <table:table-cell table:style-name="ce9" office:value-type="string" calcext:value-type="string">
            <text:p> <text:span text:style-name="T1">S</text:span><text:span text:style-name="T3">:</text:span><text:span text:style-name="T2">LRX</text:span><text:span text:style-name="T3">=</text:span><text:span text:style-name="T5">" " </text:span><text:span text:style-name="T2">LRX</text:span><text:span text:style-name="T3">=</text:span><text:span text:style-name="T4">$S</text:span><text:span text:style-name="T3">(</text:span><text:span text:style-name="T4">$D</text:span><text:span text:style-name="T3">(^DISV(</text:span><text:span text:style-name="T2">DUZ</text:span><text:span text:style-name="T3">,</text:span><text:span text:style-name="T5">"LRACC"</text:span><text:span text:style-name="T3">)):^(</text:span><text:span text:style-name="T5">"LRACC"</text:span><text:span text:style-name="T3">),1:</text:span><text:span text:style-name="T5">"?"</text:span><text:span text:style-name="T3">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LRMIEDZ2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I $D</text:span><text:span text:style-name="T3">(^LRO(68,</text:span><text:span text:style-name="T5">"C"</text:span><text:span text:style-name="T3">,</text:span><text:span text:style-name="T2">LRX</text:span><text:span text:style-name="T3">)) </text:span><text:span text:style-name="T4">D  Q </text:span><text:span text:style-name="T2">LRAN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EDZ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. <text:span text:style-name="T1">W </text:span><text:span text:style-name="T5">" ("</text:span><text:span text:style-name="T3">,</text:span><text:span text:style-name="T4">$P</text:span><text:span text:style-name="T3">(</text:span><text:span text:style-name="T4">$G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.2)),</text:span><text:span text:style-name="T5">"^"</text:span><text:span text:style-name="T3">),</text:span><text:span text:style-name="T5">")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EDZ2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PLUS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DFN</text:span><text:span text:style-name="T3">=+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0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EDZ2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UID</text:span><text:span text:style-name="T3">=</text:span><text:span text:style-name="T4">$P</text:span><text:span text:style-name="T3">(</text:span><text:span text:style-name="T4">$G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.3)),</text:span><text:span text:style-name="T5">"^"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EDZ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IDT</text:span><text:span text:style-name="T3">=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3),</text:span><text:span text:style-name="T5">"^"</text:span><text:span text:style-name="T3">,5),</text:span><text:span text:style-name="T2">LRCDT</text:span><text:span text:style-name="T3">=+^(3),</text:span><text:span text:style-name="T2">LREAL</text:span><text:span text:style-name="T3">=</text:span><text:span text:style-name="T4">$P</text:span><text:span text:style-name="T3">(^(3),</text:span><text:span text:style-name="T2">U</text:span><text:span text:style-name="T3">,2),</text:span><text:span text:style-name="T2">LRI</text:span><text:span text:style-name="T3">=+</text:span><text:span text:style-name="T4">$O</text:span><text:span text:style-name="T3">(^(5,0)),</text:span><text:span text:style-name="T2">LRSPEC</text:span><text:span text:style-name="T3">=</text:span><text:span text:style-name="T4">$S</text:span><text:span text:style-name="T3">(</text:span><text:span text:style-name="T4">$D</text:span><text:span text:style-name="T3">(^(</text:span><text:span text:style-name="T2">LRI</text:span><text:span text:style-name="T3">,0)):+^(0),1:</text:span><text:span text:style-name="T5">""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EDZ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IDT</text:span><text:span text:style-name="T3">=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3),</text:span><text:span text:style-name="T5">"^"</text:span><text:span text:style-name="T3">,5),</text:span><text:span text:style-name="T2">LRCDT</text:span><text:span text:style-name="T3">=+^(3),</text:span><text:span text:style-name="T2">LREAL</text:span><text:span text:style-name="T3">=</text:span><text:span text:style-name="T4">$P</text:span><text:span text:style-name="T3">(^(3),</text:span><text:span text:style-name="T2">U</text:span><text:span text:style-name="T3">,2),</text:span><text:span text:style-name="T2">LRI</text:span><text:span text:style-name="T3">=+</text:span><text:span text:style-name="T4">$O</text:span><text:span text:style-name="T3">(^(5,0)),</text:span><text:span text:style-name="T2">LRSPEC</text:span><text:span text:style-name="T3">=</text:span><text:span text:style-name="T4">$S</text:span><text:span text:style-name="T3">(</text:span><text:span text:style-name="T4">$D</text:span><text:span text:style-name="T3">(^(</text:span><text:span text:style-name="T2">LRI</text:span><text:span text:style-name="T3">,0)):+^(0),1:</text:span><text:span text:style-name="T5">""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EDZ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IDT</text:span><text:span text:style-name="T3">=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3),</text:span><text:span text:style-name="T5">"^"</text:span><text:span text:style-name="T3">,5),</text:span><text:span text:style-name="T2">LRCDT</text:span><text:span text:style-name="T3">=+^(3),</text:span><text:span text:style-name="T2">LREAL</text:span><text:span text:style-name="T3">=</text:span><text:span text:style-name="T4">$P</text:span><text:span text:style-name="T3">(^(3),</text:span><text:span text:style-name="T2">U</text:span><text:span text:style-name="T3">,2),</text:span><text:span text:style-name="T2">LRI</text:span><text:span text:style-name="T3">=+</text:span><text:span text:style-name="T4">$O</text:span><text:span text:style-name="T3">(^(5,0)),</text:span><text:span text:style-name="T2">LRSPEC</text:span><text:span text:style-name="T3">=</text:span><text:span text:style-name="T4">$S</text:span><text:span text:style-name="T3">(</text:span><text:span text:style-name="T4">$D</text:span><text:span text:style-name="T3">(^(</text:span><text:span text:style-name="T2">LRI</text:span><text:span text:style-name="T3">,0)):+^(0),1:</text:span><text:span text:style-name="T5">""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EDZ2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I </text:span><text:span text:style-name="T3">'</text:span><text:span text:style-name="T4">$O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4,0)) </text:span><text:span text:style-name="T4">D  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EDZ2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. <text:span text:style-name="T1">Q</text:span><text:span text:style-name="T3">:</text:span><text:span text:style-name="T4">$P</text:span><text:span text:style-name="T3">(</text:span><text:span text:style-name="T4">$G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.2)),</text:span><text:span text:style-name="T5">" "</text:span><text:span text:style-name="T3">)=</text:span><text:span text:style-name="T4">$P</text:span><text:span text:style-name="T3">(^LRO(68,</text:span><text:span text:style-name="T2">LRAA</text:span><text:span text:style-name="T3">,0),</text:span><text:span text:style-name="T2">U</text:span><text:span text:style-name="T3">,11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EDZ2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. <text:span text:style-name="T1">Q</text:span><text:span text:style-name="T3">:</text:span><text:span text:style-name="T4">$P</text:span><text:span text:style-name="T3">(</text:span><text:span text:style-name="T4">$G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.2)),</text:span><text:span text:style-name="T5">" "</text:span><text:span text:style-name="T3">)=</text:span><text:span text:style-name="T4">$P</text:span><text:span text:style-name="T3">(^LRO(68,</text:span><text:span text:style-name="T2">LRAA</text:span><text:span text:style-name="T3">,0),</text:span><text:span text:style-name="T2">U</text:span><text:span text:style-name="T3">,11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EDZ2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. <text:span text:style-name="T1">Q</text:span><text:span text:style-name="T3">:</text:span><text:span text:style-name="T4">$P</text:span><text:span text:style-name="T3">(</text:span><text:span text:style-name="T4">$G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.2)),</text:span><text:span text:style-name="T5">" "</text:span><text:span text:style-name="T3">)=</text:span><text:span text:style-name="T4">$P</text:span><text:span text:style-name="T3">(^LRO(68,</text:span><text:span text:style-name="T2">LRAA</text:span><text:span text:style-name="T3">,0),</text:span><text:span text:style-name="T2">U</text:span><text:span text:style-name="T3">,11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EDZ2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. <text:span text:style-name="T1">W </text:span><text:span text:style-name="T3">!,</text:span><text:span text:style-name="T5">"Verify with accession #: "</text:span><text:span text:style-name="T3">,</text:span><text:span text:style-name="T4">$G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.2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EDZ2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INCREMENTAL LOCK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L </text:span><text:span text:style-name="T3">+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):</text:span><text:span text:style-name="T2">DILOCKTM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need for an expanded API for (UN)LOCK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LRMIEDZ2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PLUS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L </text:span><text:span text:style-name="T3">+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):</text:span><text:span text:style-name="T2">DILOCKTM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EDZ2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</text:span><text:span text:style-name="T3">'</text:span><text:span text:style-name="T4">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) </text:span><text:span text:style-name="T4">D </text:span><text:span text:style-name="T6">BB </text:span><text:span text:style-name="T4">S </text:span><text:span text:style-name="T3">(</text:span><text:span text:style-name="T2">LRCAPOK</text:span><text:span text:style-name="T3">,</text:span><text:span text:style-name="T2">LRANOK</text:span><text:span text:style-name="T3">)=0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LRMIEDZ2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3">(</text:span><text:span text:style-name="T2">LRBG0</text:span><text:span text:style-name="T3">,</text:span><text:span text:style-name="T2">Y</text:span><text:span text:style-name="T3">(0))=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LRMIEDZ2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3) </text:span><text:span text:style-name="T4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EDZ2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3)!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9) </text:span><text:span text:style-name="T4">S </text:span><text:span text:style-name="T2">LRUNDO</text:span><text:span text:style-name="T3">=1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EDZ2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SSC</text:span><text:span text:style-name="T3">=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5)_</text:span><text:span text:style-name="T2">U</text:span><text:span text:style-name="T3">_</text:span><text:span text:style-name="T4">$P</text:span><text:span text:style-name="T3">(^(0),</text:span><text:span text:style-name="T2">U</text:span><text:span text:style-name="T3">,11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EDZ2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SSC</text:span><text:span text:style-name="T3">=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5)_</text:span><text:span text:style-name="T2">U</text:span><text:span text:style-name="T3">_</text:span><text:span text:style-name="T4">$P</text:span><text:span text:style-name="T3">(^(0),</text:span><text:span text:style-name="T2">U</text:span><text:span text:style-name="T3">,11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EDZ2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SSC</text:span><text:span text:style-name="T3">=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5)_</text:span><text:span text:style-name="T2">U</text:span><text:span text:style-name="T3">_</text:span><text:span text:style-name="T4">$P</text:span><text:span text:style-name="T3">(^(0),</text:span><text:span text:style-name="T2">U</text:span><text:span text:style-name="T3">,11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EDZ2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F </text:span><text:span text:style-name="T2">I</text:span><text:span text:style-name="T3">=3,6,9,12,17 </text:span><text:span text:style-name="T4">I 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</text:span><text:span text:style-name="T2">I</text:span><text:span text:style-name="T3">)),'</text:span><text:span text:style-name="T4">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</text:span><text:span text:style-name="T2">I</text:span><text:span text:style-name="T3">,</text:span><text:span text:style-name="T5">"B"</text:span><text:span text:style-name="T3">)) </text:span><text:span text:style-name="T4">D </text:span><text:span text:style-name="T6">SETBINDX</text:span><text:span text:style-name="T3">^LRMIBUG(</text:span><text:span text:style-name="T2">LRDFN</text:span><text:span text:style-name="T3">,</text:span><text:span text:style-name="T2">LRIDT</text:span><text:span text:style-name="T3">,</text:span><text:span text:style-name="T2">I</text:span><text:span text:style-name="T3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LRMIEDZ2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<text:span text:style-name="T1">X </text:span><text:span text:style-name="T2">LRTX</text:span><text:span text:style-name="T3">(</text:span><text:span text:style-name="T2">LRI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EDZ2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<text:span text:style-name="T1">D</text:span><text:span text:style-name="T3">:</text:span><text:span text:style-name="T2">LRUNDO</text:span><text:span text:style-name="T3">&amp;</text:span><text:span text:style-name="T4">$P</text:span><text:span text:style-name="T3">(</text:span><text:span text:style-name="T4">$G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</text:span><text:span text:style-name="T2">LRSB</text:span><text:span text:style-name="T3">)),</text:span><text:span text:style-name="T2">U</text:span><text:span text:style-name="T3">)'=</text:span><text:span text:style-name="T5">"" </text:span><text:span text:style-name="T6">VT</text:span><text:span text:style-name="T3">^LRMIUT1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EDZ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DIE(+X,</text:p>
          </table:table-cell>
          <table:table-cell table:style-name="ce6" office:value-type="string" calcext:value-type="string">
            <text:p>INPUT TEMPLATE</text:p>
          </table:table-cell>
          <table:table-cell table:style-name="ce9" office:value-type="string" calcext:value-type="string">
            <text:p> <text:span text:style-name="T1">S </text:span><text:span text:style-name="T3">(</text:span><text:span text:style-name="T2">X</text:span><text:span text:style-name="T3">,</text:span><text:span text:style-name="T2">DR</text:span><text:span text:style-name="T3">)=</text:span><text:span text:style-name="T4">$P</text:span><text:span text:style-name="T3">(</text:span><text:span text:style-name="T4">$P</text:span><text:span text:style-name="T3">(</text:span><text:span text:style-name="T2">LRTX</text:span><text:span text:style-name="T3">(</text:span><text:span text:style-name="T2">LRI</text:span><text:span text:style-name="T3">),</text:span><text:span text:style-name="T5">"["</text:span><text:span text:style-name="T3">,2),</text:span><text:span text:style-name="T5">"]"</text:span><text:span text:style-name="T3">,1) </text:span><text:span text:style-name="T4">S</text:span><text:span text:style-name="T3">:</text:span><text:span text:style-name="T2">X</text:span><text:span text:style-name="T3">'=</text:span><text:span text:style-name="T5">"" </text:span><text:span text:style-name="T2">X</text:span><text:span text:style-name="T3">=+</text:span><text:span text:style-name="T4">$O</text:span><text:span text:style-name="T3">(^DIE(</text:span><text:span text:style-name="T5">"B"</text:span><text:span text:style-name="T3">,</text:span><text:span text:style-name="T2">X</text:span><text:span text:style-name="T3">,0)) </text:span><text:span text:style-name="T4">I </text:span><text:span text:style-name="T2">X</text:span><text:span text:style-name="T3">&lt;1,'</text:span><text:span text:style-name="T4">$D</text:span><text:span text:style-name="T3">(^DIE(+</text:span><text:span text:style-name="T2">X</text:span><text:span text:style-name="T3">,</text:span><text:span text:style-name="T5">"DR"</text:span><text:span text:style-name="T3">,2,63.05)) </text:span><text:span text:style-name="T4">W </text:span><text:span text:style-name="T3">!,</text:span><text:span text:style-name="T2">DR</text:span><text:span text:style-name="T3">,</text:span><text:span text:style-name="T5">" template doesn't exist for Microbiology." </text:span><text:span text:style-name="T4">K </text:span><text:span text:style-name="T2">DR 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EDZ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IE(+X,</text:p>
          </table:table-cell>
          <table:table-cell table:style-name="ce6" office:value-type="string" calcext:value-type="string">
            <text:p>INPUT TEMPLATE</text:p>
          </table:table-cell>
          <table:table-cell table:style-name="ce9" office:value-type="string" calcext:value-type="string">
            <text:p> <text:span text:style-name="T1">S </text:span><text:span text:style-name="T3">(</text:span><text:span text:style-name="T2">X</text:span><text:span text:style-name="T3">,</text:span><text:span text:style-name="T2">DR</text:span><text:span text:style-name="T3">)=</text:span><text:span text:style-name="T4">$P</text:span><text:span text:style-name="T3">(</text:span><text:span text:style-name="T4">$P</text:span><text:span text:style-name="T3">(</text:span><text:span text:style-name="T2">LRTX</text:span><text:span text:style-name="T3">(</text:span><text:span text:style-name="T2">LRI</text:span><text:span text:style-name="T3">),</text:span><text:span text:style-name="T5">"["</text:span><text:span text:style-name="T3">,2),</text:span><text:span text:style-name="T5">"]"</text:span><text:span text:style-name="T3">,1) </text:span><text:span text:style-name="T4">S</text:span><text:span text:style-name="T3">:</text:span><text:span text:style-name="T2">X</text:span><text:span text:style-name="T3">'=</text:span><text:span text:style-name="T5">"" </text:span><text:span text:style-name="T2">X</text:span><text:span text:style-name="T3">=+</text:span><text:span text:style-name="T4">$O</text:span><text:span text:style-name="T3">(^DIE(</text:span><text:span text:style-name="T5">"B"</text:span><text:span text:style-name="T3">,</text:span><text:span text:style-name="T2">X</text:span><text:span text:style-name="T3">,0)) </text:span><text:span text:style-name="T4">I </text:span><text:span text:style-name="T2">X</text:span><text:span text:style-name="T3">&lt;1,'</text:span><text:span text:style-name="T4">$D</text:span><text:span text:style-name="T3">(^DIE(+</text:span><text:span text:style-name="T2">X</text:span><text:span text:style-name="T3">,</text:span><text:span text:style-name="T5">"DR"</text:span><text:span text:style-name="T3">,2,63.05)) </text:span><text:span text:style-name="T4">W </text:span><text:span text:style-name="T3">!,</text:span><text:span text:style-name="T2">DR</text:span><text:span text:style-name="T3">,</text:span><text:span text:style-name="T5">" template doesn't exist for Microbiology." </text:span><text:span text:style-name="T4">K </text:span><text:span text:style-name="T2">DR 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EDZ2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IE(X,</text:p>
          </table:table-cell>
          <table:table-cell table:style-name="ce6" office:value-type="string" calcext:value-type="string">
            <text:p>INPUT TEMPLATE</text:p>
          </table:table-cell>
          <table:table-cell table:style-name="ce9" office:value-type="string" calcext:value-type="string">
            <text:p> <text:span text:style-name="T1">S </text:span><text:span text:style-name="T2">J</text:span><text:span text:style-name="T3">=1 </text:span><text:span text:style-name="T4">F  S </text:span><text:span text:style-name="T2">J</text:span><text:span text:style-name="T3">=+</text:span><text:span text:style-name="T4">$O</text:span><text:span text:style-name="T3">(^DIE(</text:span><text:span text:style-name="T2">X</text:span><text:span text:style-name="T3">,</text:span><text:span text:style-name="T5">"DR"</text:span><text:span text:style-name="T3">,</text:span><text:span text:style-name="T2">J</text:span><text:span text:style-name="T3">)) </text:span><text:span text:style-name="T4">Q</text:span><text:span text:style-name="T3">:</text:span><text:span text:style-name="T2">J</text:span><text:span text:style-name="T3">&lt;1  </text:span><text:span text:style-name="T4">S </text:span><text:span text:style-name="T2">K</text:span><text:span text:style-name="T3">=+</text:span><text:span text:style-name="T4">$O</text:span><text:span text:style-name="T3">(^DIE(</text:span><text:span text:style-name="T2">X</text:span><text:span text:style-name="T3">,</text:span><text:span text:style-name="T5">"DR"</text:span><text:span text:style-name="T3">,</text:span><text:span text:style-name="T2">J</text:span><text:span text:style-name="T3">,0)),</text:span><text:span text:style-name="T2">DR</text:span><text:span text:style-name="T3">(</text:span><text:span text:style-name="T2">J</text:span><text:span text:style-name="T3">-1,</text:span><text:span text:style-name="T2">K</text:span><text:span text:style-name="T3">)=^DIE(</text:span><text:span text:style-name="T2">X</text:span><text:span text:style-name="T3">,</text:span><text:span text:style-name="T5">"DR"</text:span><text:span text:style-name="T3">,</text:span><text:span text:style-name="T2">J</text:span><text:span text:style-name="T3">,</text:span><text:span text:style-name="T2">K</text:span><text:span text:style-name="T3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EDZ2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DIE(X,</text:p>
          </table:table-cell>
          <table:table-cell table:style-name="ce6" office:value-type="string" calcext:value-type="string">
            <text:p>INPUT TEMPLATE</text:p>
          </table:table-cell>
          <table:table-cell table:style-name="ce9" office:value-type="string" calcext:value-type="string">
            <text:p> <text:span text:style-name="T1">S </text:span><text:span text:style-name="T2">J</text:span><text:span text:style-name="T3">=1 </text:span><text:span text:style-name="T4">F  S </text:span><text:span text:style-name="T2">J</text:span><text:span text:style-name="T3">=+</text:span><text:span text:style-name="T4">$O</text:span><text:span text:style-name="T3">(^DIE(</text:span><text:span text:style-name="T2">X</text:span><text:span text:style-name="T3">,</text:span><text:span text:style-name="T5">"DR"</text:span><text:span text:style-name="T3">,</text:span><text:span text:style-name="T2">J</text:span><text:span text:style-name="T3">)) </text:span><text:span text:style-name="T4">Q</text:span><text:span text:style-name="T3">:</text:span><text:span text:style-name="T2">J</text:span><text:span text:style-name="T3">&lt;1  </text:span><text:span text:style-name="T4">S </text:span><text:span text:style-name="T2">K</text:span><text:span text:style-name="T3">=+</text:span><text:span text:style-name="T4">$O</text:span><text:span text:style-name="T3">(^DIE(</text:span><text:span text:style-name="T2">X</text:span><text:span text:style-name="T3">,</text:span><text:span text:style-name="T5">"DR"</text:span><text:span text:style-name="T3">,</text:span><text:span text:style-name="T2">J</text:span><text:span text:style-name="T3">,0)),</text:span><text:span text:style-name="T2">DR</text:span><text:span text:style-name="T3">(</text:span><text:span text:style-name="T2">J</text:span><text:span text:style-name="T3">-1,</text:span><text:span text:style-name="T2">K</text:span><text:span text:style-name="T3">)=^DIE(</text:span><text:span text:style-name="T2">X</text:span><text:span text:style-name="T3">,</text:span><text:span text:style-name="T5">"DR"</text:span><text:span text:style-name="T3">,</text:span><text:span text:style-name="T2">J</text:span><text:span text:style-name="T3">,</text:span><text:span text:style-name="T2">K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EDZ2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SSCN</text:span><text:span text:style-name="T3">=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5)_</text:span><text:span text:style-name="T2">U</text:span><text:span text:style-name="T3">_</text:span><text:span text:style-name="T4">$P</text:span><text:span text:style-name="T3">(^(0),</text:span><text:span text:style-name="T2">U</text:span><text:span text:style-name="T3">,11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EDZ2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SSCN</text:span><text:span text:style-name="T3">=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5)_</text:span><text:span text:style-name="T2">U</text:span><text:span text:style-name="T3">_</text:span><text:span text:style-name="T4">$P</text:span><text:span text:style-name="T3">(^(0),</text:span><text:span text:style-name="T2">U</text:span><text:span text:style-name="T3">,11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EDZ2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SSCN</text:span><text:span text:style-name="T3">=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5)_</text:span><text:span text:style-name="T2">U</text:span><text:span text:style-name="T3">_</text:span><text:span text:style-name="T4">$P</text:span><text:span text:style-name="T3">(^(0),</text:span><text:span text:style-name="T2">U</text:span><text:span text:style-name="T3">,11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EDZ2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SSCA</text:span><text:span text:style-name="T3">=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6),</text:span><text:span text:style-name="T2">LRSSCAA</text:span><text:span text:style-name="T3">=+</text:span><text:span text:style-name="T4">$O</text:span><text:span text:style-name="T3">(^LRO(68,</text:span><text:span text:style-name="T5">"B"</text:span><text:span text:style-name="T3">,</text:span><text:span text:style-name="T4">$P</text:span><text:span text:style-name="T3">(</text:span><text:span text:style-name="T2">LRSSCA</text:span><text:span text:style-name="T3">,</text:span><text:span text:style-name="T5">" "</text:span><text:span text:style-name="T3">),0)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EDZ2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SSCA</text:span><text:span text:style-name="T3">=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6),</text:span><text:span text:style-name="T2">LRSSCAA</text:span><text:span text:style-name="T3">=+</text:span><text:span text:style-name="T4">$O</text:span><text:span text:style-name="T3">(^LRO(68,</text:span><text:span text:style-name="T5">"B"</text:span><text:span text:style-name="T3">,</text:span><text:span text:style-name="T4">$P</text:span><text:span text:style-name="T3">(</text:span><text:span text:style-name="T2">LRSSCA</text:span><text:span text:style-name="T3">,</text:span><text:span text:style-name="T5">" "</text:span><text:span text:style-name="T3">),0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EDZ2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SSCA</text:span><text:span text:style-name="T3">=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6),</text:span><text:span text:style-name="T2">LRSSCAA</text:span><text:span text:style-name="T3">=+</text:span><text:span text:style-name="T4">$O</text:span><text:span text:style-name="T3">(^LRO(68,</text:span><text:span text:style-name="T5">"B"</text:span><text:span text:style-name="T3">,</text:span><text:span text:style-name="T4">$P</text:span><text:span text:style-name="T3">(</text:span><text:span text:style-name="T2">LRSSCA</text:span><text:span text:style-name="T3">,</text:span><text:span text:style-name="T5">" "</text:span><text:span text:style-name="T3">),0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EDZ2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J</text:span><text:span text:style-name="T3">=0 </text:span><text:span text:style-name="T4">F  S </text:span><text:span text:style-name="T2">J</text:span><text:span text:style-name="T3">=+</text:span><text:span text:style-name="T4">$O</text:span><text:span text:style-name="T3">(^LRO(68,</text:span><text:span text:style-name="T2">LRSSCAA</text:span><text:span text:style-name="T3">,1,</text:span><text:span text:style-name="T2">LRSSCAY</text:span><text:span text:style-name="T3">,1,</text:span><text:span text:style-name="T2">LRSSCAN</text:span><text:span text:style-name="T3">,5,</text:span><text:span text:style-name="T2">J</text:span><text:span text:style-name="T3">)) </text:span><text:span text:style-name="T4">Q</text:span><text:span text:style-name="T3">:</text:span><text:span text:style-name="T2">J</text:span><text:span text:style-name="T3">&lt;1  </text:span><text:span text:style-name="T4">I </text:span><text:span text:style-name="T3">^(</text:span><text:span text:style-name="T2">J</text:span><text:span text:style-name="T3">,0)=</text:span><text:span text:style-name="T2">LRSSC </text:span><text:span text:style-name="T4">S </text:span><text:span text:style-name="T3">^(0)=</text:span><text:span text:style-name="T2">LRSSCN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EDZ2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J</text:span><text:span text:style-name="T3">=0 </text:span><text:span text:style-name="T4">F  S </text:span><text:span text:style-name="T2">J</text:span><text:span text:style-name="T3">=+</text:span><text:span text:style-name="T4">$O</text:span><text:span text:style-name="T3">(^LRO(68,</text:span><text:span text:style-name="T2">LRSSCAA</text:span><text:span text:style-name="T3">,1,</text:span><text:span text:style-name="T2">LRSSCAY</text:span><text:span text:style-name="T3">,1,</text:span><text:span text:style-name="T2">LRSSCAN</text:span><text:span text:style-name="T3">,5,</text:span><text:span text:style-name="T2">J</text:span><text:span text:style-name="T3">)) </text:span><text:span text:style-name="T4">Q</text:span><text:span text:style-name="T3">:</text:span><text:span text:style-name="T2">J</text:span><text:span text:style-name="T3">&lt;1  </text:span><text:span text:style-name="T4">I </text:span><text:span text:style-name="T3">^(</text:span><text:span text:style-name="T2">J</text:span><text:span text:style-name="T3">,0)=</text:span><text:span text:style-name="T2">LRSSC </text:span><text:span text:style-name="T4">S </text:span><text:span text:style-name="T3">^(0)=</text:span><text:span text:style-name="T2">LRSSCN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EDZ2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SSCOD</text:span><text:span text:style-name="T3">=</text:span><text:span text:style-name="T4">$P</text:span><text:span text:style-name="T3">(^LRO(68,</text:span><text:span text:style-name="T2">LRSSCAA</text:span><text:span text:style-name="T3">,1,</text:span><text:span text:style-name="T2">LRSSCAY</text:span><text:span text:style-name="T3">,1,</text:span><text:span text:style-name="T2">LRSSCAN</text:span><text:span text:style-name="T3">,0),</text:span><text:span text:style-name="T2">U</text:span><text:span text:style-name="T3">,4),</text:span><text:span text:style-name="T2">LRSSCON</text:span><text:span text:style-name="T3">=^(.1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EDZ2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SSCOD</text:span><text:span text:style-name="T3">=</text:span><text:span text:style-name="T4">$P</text:span><text:span text:style-name="T3">(^LRO(68,</text:span><text:span text:style-name="T2">LRSSCAA</text:span><text:span text:style-name="T3">,1,</text:span><text:span text:style-name="T2">LRSSCAY</text:span><text:span text:style-name="T3">,1,</text:span><text:span text:style-name="T2">LRSSCAN</text:span><text:span text:style-name="T3">,0),</text:span><text:span text:style-name="T2">U</text:span><text:span text:style-name="T3">,4),</text:span><text:span text:style-name="T2">LRSSCON</text:span><text:span text:style-name="T3">=^(.1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EDZ2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SSCOD</text:span><text:span text:style-name="T3">=</text:span><text:span text:style-name="T4">$P</text:span><text:span text:style-name="T3">(^LRO(68,</text:span><text:span text:style-name="T2">LRSSCAA</text:span><text:span text:style-name="T3">,1,</text:span><text:span text:style-name="T2">LRSSCAY</text:span><text:span text:style-name="T3">,1,</text:span><text:span text:style-name="T2">LRSSCAN</text:span><text:span text:style-name="T3">,0),</text:span><text:span text:style-name="T2">U</text:span><text:span text:style-name="T3">,4),</text:span><text:span text:style-name="T2">LRSSCON</text:span><text:span text:style-name="T3">=^(.1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EDZ2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O(69,</text:p>
          </table:table-cell>
          <table:table-cell table:style-name="ce6" office:value-type="string" calcext:value-type="string">
            <text:p>LAB ORDER ENTRY</text:p>
          </table:table-cell>
          <table:table-cell table:style-name="ce9" office:value-type="string" calcext:value-type="string">
            <text:p> <text:span text:style-name="T1">S </text:span><text:span text:style-name="T2">J</text:span><text:span text:style-name="T3">=0 </text:span><text:span text:style-name="T4">F  S </text:span><text:span text:style-name="T2">J</text:span><text:span text:style-name="T3">=+</text:span><text:span text:style-name="T4">$O</text:span><text:span text:style-name="T3">(^LRO(69,</text:span><text:span text:style-name="T2">LRSSCOD</text:span><text:span text:style-name="T3">,1,</text:span><text:span text:style-name="T2">J</text:span><text:span text:style-name="T3">)) </text:span><text:span text:style-name="T4">Q</text:span><text:span text:style-name="T3">:</text:span><text:span text:style-name="T2">J</text:span><text:span text:style-name="T3">&lt;1  </text:span><text:span text:style-name="T4">I $D</text:span><text:span text:style-name="T3">(^(</text:span><text:span text:style-name="T2">J</text:span><text:span text:style-name="T3">,.1)),^(.1)=</text:span><text:span text:style-name="T2">LRSSCON </text:span><text:span text:style-name="T4">D </text:span><text:span text:style-name="T6">ORDER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EDZ2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9,</text:p>
          </table:table-cell>
          <table:table-cell table:style-name="ce6" office:value-type="string" calcext:value-type="string">
            <text:p>LAB ORDER ENTRY</text:p>
          </table:table-cell>
          <table:table-cell table:style-name="ce9" office:value-type="string" calcext:value-type="string">
            <text:p> <text:span text:style-name="T1">S </text:span><text:span text:style-name="T2">J</text:span><text:span text:style-name="T3">=0 </text:span><text:span text:style-name="T4">F  S </text:span><text:span text:style-name="T2">J</text:span><text:span text:style-name="T3">=+</text:span><text:span text:style-name="T4">$O</text:span><text:span text:style-name="T3">(^LRO(69,</text:span><text:span text:style-name="T2">LRSSCOD</text:span><text:span text:style-name="T3">,1,</text:span><text:span text:style-name="T2">J</text:span><text:span text:style-name="T3">)) </text:span><text:span text:style-name="T4">Q</text:span><text:span text:style-name="T3">:</text:span><text:span text:style-name="T2">J</text:span><text:span text:style-name="T3">&lt;1  </text:span><text:span text:style-name="T4">I $D</text:span><text:span text:style-name="T3">(^(</text:span><text:span text:style-name="T2">J</text:span><text:span text:style-name="T3">,.1)),^(.1)=</text:span><text:span text:style-name="T2">LRSSCON </text:span><text:span text:style-name="T4">D </text:span><text:span text:style-name="T6">ORDER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EDZ2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9,</text:p>
          </table:table-cell>
          <table:table-cell table:style-name="ce6" office:value-type="string" calcext:value-type="string">
            <text:p>LAB ORDER ENTRY</text:p>
          </table:table-cell>
          <table:table-cell table:style-name="ce9" office:value-type="string" calcext:value-type="string">
            <text:p> <text:span text:style-name="T1">S $P</text:span><text:span text:style-name="T3">(^LRO(69,</text:span><text:span text:style-name="T2">LRSSCOD</text:span><text:span text:style-name="T3">,1,</text:span><text:span text:style-name="T2">J</text:span><text:span text:style-name="T3">,0),</text:span><text:span text:style-name="T2">U</text:span><text:span text:style-name="T3">,3)=</text:span><text:span text:style-name="T4">$P</text:span><text:span text:style-name="T3">(</text:span><text:span text:style-name="T2">LRSSCN</text:span><text:span text:style-name="T3">,</text:span><text:span text:style-name="T2">U</text:span><text:span text:style-name="T3">,2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EDZ2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SET PIECE</text:p>
          </table:table-cell>
          <table:table-cell table:style-name="ce6" office:value-type="string" calcext:value-type="string">
            <text:p>^LRO(69,</text:p>
          </table:table-cell>
          <table:table-cell table:style-name="ce6" office:value-type="string" calcext:value-type="string">
            <text:p>LAB ORDER ENTRY</text:p>
          </table:table-cell>
          <table:table-cell table:style-name="ce9" office:value-type="string" calcext:value-type="string">
            <text:p> <text:span text:style-name="T1">S $P</text:span><text:span text:style-name="T3">(^LRO(69,</text:span><text:span text:style-name="T2">LRSSCOD</text:span><text:span text:style-name="T3">,1,</text:span><text:span text:style-name="T2">J</text:span><text:span text:style-name="T3">,0),</text:span><text:span text:style-name="T2">U</text:span><text:span text:style-name="T3">,3)=</text:span><text:span text:style-name="T4">$P</text:span><text:span text:style-name="T3">(</text:span><text:span text:style-name="T2">LRSSCN</text:span><text:span text:style-name="T3">,</text:span><text:span text:style-name="T2">U</text:span><text:span text:style-name="T3">,2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EDZ2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O(69,</text:p>
          </table:table-cell>
          <table:table-cell table:style-name="ce6" office:value-type="string" calcext:value-type="string">
            <text:p>LAB ORDER ENTRY</text:p>
          </table:table-cell>
          <table:table-cell table:style-name="ce9" office:value-type="string" calcext:value-type="string">
            <text:p> <text:span text:style-name="T1">S </text:span><text:span text:style-name="T2">K</text:span><text:span text:style-name="T3">=0 </text:span><text:span text:style-name="T4">F  S </text:span><text:span text:style-name="T2">K</text:span><text:span text:style-name="T3">=+</text:span><text:span text:style-name="T4">$O</text:span><text:span text:style-name="T3">(^LRO(69,</text:span><text:span text:style-name="T2">LRSSCOD</text:span><text:span text:style-name="T3">,1,</text:span><text:span text:style-name="T2">J</text:span><text:span text:style-name="T3">,4,</text:span><text:span text:style-name="T2">K</text:span><text:span text:style-name="T3">)) </text:span><text:span text:style-name="T4">Q</text:span><text:span text:style-name="T3">:</text:span><text:span text:style-name="T2">K</text:span><text:span text:style-name="T3">&lt;1  </text:span><text:span text:style-name="T4">I </text:span><text:span text:style-name="T3">^(</text:span><text:span text:style-name="T2">K</text:span><text:span text:style-name="T3">,0)=</text:span><text:span text:style-name="T2">LRSSC </text:span><text:span text:style-name="T4">S </text:span><text:span text:style-name="T3">^(0)=</text:span><text:span text:style-name="T2">LRSSCN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EDZ2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9,</text:p>
          </table:table-cell>
          <table:table-cell table:style-name="ce6" office:value-type="string" calcext:value-type="string">
            <text:p>LAB ORDER ENTRY</text:p>
          </table:table-cell>
          <table:table-cell table:style-name="ce9" office:value-type="string" calcext:value-type="string">
            <text:p> <text:span text:style-name="T1">S </text:span><text:span text:style-name="T2">K</text:span><text:span text:style-name="T3">=0 </text:span><text:span text:style-name="T4">F  S </text:span><text:span text:style-name="T2">K</text:span><text:span text:style-name="T3">=+</text:span><text:span text:style-name="T4">$O</text:span><text:span text:style-name="T3">(^LRO(69,</text:span><text:span text:style-name="T2">LRSSCOD</text:span><text:span text:style-name="T3">,1,</text:span><text:span text:style-name="T2">J</text:span><text:span text:style-name="T3">,4,</text:span><text:span text:style-name="T2">K</text:span><text:span text:style-name="T3">)) </text:span><text:span text:style-name="T4">Q</text:span><text:span text:style-name="T3">:</text:span><text:span text:style-name="T2">K</text:span><text:span text:style-name="T3">&lt;1  </text:span><text:span text:style-name="T4">I </text:span><text:span text:style-name="T3">^(</text:span><text:span text:style-name="T2">K</text:span><text:span text:style-name="T3">,0)=</text:span><text:span text:style-name="T2">LRSSC </text:span><text:span text:style-name="T4">S </text:span><text:span text:style-name="T3">^(0)=</text:span><text:span text:style-name="T2">LRSSCN </text:span><text:span text:style-name="T4">Q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EDZ2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DPF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2),</text:span><text:span text:style-name="T2">DFN</text:span><text:span text:style-name="T3">=</text:span><text:span text:style-name="T4">$P</text:span><text:span text:style-name="T3">(^(0),</text:span><text:span text:style-name="T2">U</text:span><text:span text:style-name="T3">,3),</text:span><text:span text:style-name="T2">LRUNDO</text:span><text:span text:style-name="T3">=0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EDZ2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DPF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2),</text:span><text:span text:style-name="T2">DFN</text:span><text:span text:style-name="T3">=</text:span><text:span text:style-name="T4">$P</text:span><text:span text:style-name="T3">(^(0),</text:span><text:span text:style-name="T2">U</text:span><text:span text:style-name="T3">,3),</text:span><text:span text:style-name="T2">LRUNDO</text:span><text:span text:style-name="T3">=0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EDZ2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DPF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2),</text:span><text:span text:style-name="T2">DFN</text:span><text:span text:style-name="T3">=</text:span><text:span text:style-name="T4">$P</text:span><text:span text:style-name="T3">(^(0),</text:span><text:span text:style-name="T2">U</text:span><text:span text:style-name="T3">,3),</text:span><text:span text:style-name="T2">LRUNDO</text:span><text:span text:style-name="T3">=0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EDZ2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</text:span><text:span text:style-name="T2">LRDPF</text:span><text:span text:style-name="T3">=2 </text:span><text:span text:style-name="T4">W </text:span><text:span text:style-name="T5">"   LOC: "</text:span><text:span text:style-name="T3">,</text:span><text:span text:style-name="T4">$S</text:span><text:span text:style-name="T3">(</text:span><text:span text:style-name="T2">LRWRD</text:span><text:span text:style-name="T3">'=</text:span><text:span text:style-name="T5">""</text:span><text:span text:style-name="T3">:</text:span><text:span text:style-name="T2">LRWRD</text:span><text:span text:style-name="T3">,1:</text:span><text:span text:style-name="T4">$S</text:span><text:span text:style-name="T3">(</text:span><text:span text:style-name="T4">$D</text:span><text:span text:style-name="T3">(^LR(</text:span><text:span text:style-name="T2">LRDFN</text:span><text:span text:style-name="T3">,.1)):^(.1),1:</text:span><text:span text:style-name="T5">"??"</text:span><text:span text:style-name="T3">)),!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EDZ2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</text:span><text:span text:style-name="T2">LRDPF</text:span><text:span text:style-name="T3">=2 </text:span><text:span text:style-name="T4">W </text:span><text:span text:style-name="T5">"   LOC: "</text:span><text:span text:style-name="T3">,</text:span><text:span text:style-name="T4">$S</text:span><text:span text:style-name="T3">(</text:span><text:span text:style-name="T2">LRWRD</text:span><text:span text:style-name="T3">'=</text:span><text:span text:style-name="T5">""</text:span><text:span text:style-name="T3">:</text:span><text:span text:style-name="T2">LRWRD</text:span><text:span text:style-name="T3">,1:</text:span><text:span text:style-name="T4">$S</text:span><text:span text:style-name="T3">(</text:span><text:span text:style-name="T4">$D</text:span><text:span text:style-name="T3">(^LR(</text:span><text:span text:style-name="T2">LRDFN</text:span><text:span text:style-name="T3">,.1)):^(.1),1:</text:span><text:span text:style-name="T5">"??"</text:span><text:span text:style-name="T3">)),!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EDZ2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W </text:span><text:span text:style-name="T3">!,</text:span><text:span text:style-name="T5">"Pat Info: "</text:span><text:span text:style-name="T3">,</text:span><text:span text:style-name="T4">$P</text:span><text:span text:style-name="T3">(</text:span><text:span text:style-name="T4">$G</text:span><text:span text:style-name="T3">(^LR(</text:span><text:span text:style-name="T2">LRDFN</text:span><text:span text:style-name="T3">,.091)),</text:span><text:span text:style-name="T2">U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EDZ2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PRAC</text:span><text:span text:style-name="T3">=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0),</text:span><text:span text:style-name="T2">U</text:span><text:span text:style-name="T3">,8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EDZ2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PRAC</text:span><text:span text:style-name="T3">=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0),</text:span><text:span text:style-name="T2">U</text:span><text:span text:style-name="T3">,8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EDZ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0,</text:p>
          </table:table-cell>
          <table:table-cell table:style-name="ce6" office:value-type="string" calcext:value-type="string">
            <text:p>LABORATORY TEST</text:p>
          </table:table-cell>
          <table:table-cell table:style-name="ce10" office:value-type="string" calcext:value-type="string">
            <text:p>COMP <text:span text:style-name="T1">S </text:span><text:span text:style-name="T2">Y</text:span><text:span text:style-name="T3">=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</text:span><text:span text:style-name="T2">LRTS</text:span><text:span text:style-name="T3">,0),</text:span><text:span text:style-name="T2">U</text:span><text:span text:style-name="T3">,5) </text:span><text:span text:style-name="T4">D</text:span><text:span text:style-name="T3">:</text:span><text:span text:style-name="T2">Y</text:span><text:span text:style-name="T3">&gt;0 </text:span><text:span text:style-name="T6">DD</text:span><text:span text:style-name="T3">^LRX </text:span><text:span text:style-name="T4">W </text:span><text:span text:style-name="T3">!,</text:span><text:span text:style-name="T4">$P</text:span><text:span text:style-name="T3">(^LAB(60,</text:span><text:span text:style-name="T2">LRTS</text:span><text:span text:style-name="T3">,0),</text:span><text:span text:style-name="T2">U</text:span><text:span text:style-name="T3">),</text:span><text:span text:style-name="T5">" completed: 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EDZ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AB(60,</text:p>
          </table:table-cell>
          <table:table-cell table:style-name="ce6" office:value-type="string" calcext:value-type="string">
            <text:p>LABORATORY TEST</text:p>
          </table:table-cell>
          <table:table-cell table:style-name="ce10" office:value-type="string" calcext:value-type="string">
            <text:p>COMP <text:span text:style-name="T1">S </text:span><text:span text:style-name="T2">Y</text:span><text:span text:style-name="T3">=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</text:span><text:span text:style-name="T2">LRTS</text:span><text:span text:style-name="T3">,0),</text:span><text:span text:style-name="T2">U</text:span><text:span text:style-name="T3">,5) </text:span><text:span text:style-name="T4">D</text:span><text:span text:style-name="T3">:</text:span><text:span text:style-name="T2">Y</text:span><text:span text:style-name="T3">&gt;0 </text:span><text:span text:style-name="T6">DD</text:span><text:span text:style-name="T3">^LRX </text:span><text:span text:style-name="T4">W </text:span><text:span text:style-name="T3">!,</text:span><text:span text:style-name="T4">$P</text:span><text:span text:style-name="T3">(^LAB(60,</text:span><text:span text:style-name="T2">LRTS</text:span><text:span text:style-name="T3">,0),</text:span><text:span text:style-name="T2">U</text:span><text:span text:style-name="T3">),</text:span><text:span text:style-name="T5">" completed: 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EDZ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MULTIPLE COMMAND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I </text:span><text:span text:style-name="T2">%</text:span><text:span text:style-name="T3">=1 </text:span><text:span text:style-name="T4">S </text:span><text:span text:style-name="T2">Y</text:span><text:span text:style-name="T3">=+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</text:span><text:span text:style-name="T2">LRTS</text:span><text:span text:style-name="T3">,0),</text:span><text:span text:style-name="T2">U</text:span><text:span text:style-name="T3">,5),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</text:span><text:span text:style-name="T2">LRTS</text:span><text:span text:style-name="T3">,0),</text:span><text:span text:style-name="T2">U</text:span><text:span text:style-name="T3">,5)=</text:span><text:span text:style-name="T5">"" </text:span><text:span text:style-name="T4">K</text:span><text:span text:style-name="T3">:</text:span><text:span text:style-name="T2">Y </text:span><text:span text:style-name="T3">^LRO(68,</text:span><text:span text:style-name="T2">LRAA</text:span><text:span text:style-name="T3">,1,</text:span><text:span text:style-name="T2">LRAD</text:span><text:span text:style-name="T3">,1,</text:span><text:span text:style-name="T5">"AD"</text:span><text:span text:style-name="T3">,</text:span><text:span text:style-name="T4">$P</text:span><text:span text:style-name="T3">(</text:span><text:span text:style-name="T2">Y</text:span><text:span text:style-name="T3">,</text:span><text:span text:style-name="T5">"."</text:span><text:span text:style-name="T3">),+</text:span><text:span text:style-name="T2">LRAN</text:span><text:span text:style-name="T3">),^LRO(68,</text:span><text:span text:style-name="T2">LRAA</text:span><text:span text:style-name="T3">,1,</text:span><text:span text:style-name="T2">LRAD</text:span><text:span text:style-name="T3">,1,</text:span><text:span text:style-name="T5">"AC"</text:span><text:span text:style-name="T3">,</text:span><text:span text:style-name="T2">Y</text:span><text:span text:style-name="T3">,+</text:span><text:span text:style-name="T2">LRAN</text:span><text:span text:style-name="T3">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EDZ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I </text:span><text:span text:style-name="T2">%</text:span><text:span text:style-name="T3">=1 </text:span><text:span text:style-name="T4">S </text:span><text:span text:style-name="T2">Y</text:span><text:span text:style-name="T3">=+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</text:span><text:span text:style-name="T2">LRTS</text:span><text:span text:style-name="T3">,0),</text:span><text:span text:style-name="T2">U</text:span><text:span text:style-name="T3">,5),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</text:span><text:span text:style-name="T2">LRTS</text:span><text:span text:style-name="T3">,0),</text:span><text:span text:style-name="T2">U</text:span><text:span text:style-name="T3">,5)=</text:span><text:span text:style-name="T5">"" </text:span><text:span text:style-name="T4">K</text:span><text:span text:style-name="T3">:</text:span><text:span text:style-name="T2">Y </text:span><text:span text:style-name="T3">^LRO(68,</text:span><text:span text:style-name="T2">LRAA</text:span><text:span text:style-name="T3">,1,</text:span><text:span text:style-name="T2">LRAD</text:span><text:span text:style-name="T3">,1,</text:span><text:span text:style-name="T5">"AD"</text:span><text:span text:style-name="T3">,</text:span><text:span text:style-name="T4">$P</text:span><text:span text:style-name="T3">(</text:span><text:span text:style-name="T2">Y</text:span><text:span text:style-name="T3">,</text:span><text:span text:style-name="T5">"."</text:span><text:span text:style-name="T3">),+</text:span><text:span text:style-name="T2">LRAN</text:span><text:span text:style-name="T3">),^LRO(68,</text:span><text:span text:style-name="T2">LRAA</text:span><text:span text:style-name="T3">,1,</text:span><text:span text:style-name="T2">LRAD</text:span><text:span text:style-name="T3">,1,</text:span><text:span text:style-name="T5">"AC"</text:span><text:span text:style-name="T3">,</text:span><text:span text:style-name="T2">Y</text:span><text:span text:style-name="T3">,+</text:span><text:span text:style-name="T2">LRAN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EDZ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MULTIPLE COMMAND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$P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</text:span><text:span text:style-name="T2">LRTS</text:span><text:span text:style-name="T3">,0),</text:span><text:span text:style-name="T2">U</text:span><text:span text:style-name="T3">,4,5)=</text:span><text:span text:style-name="T2">DUZ</text:span><text:span text:style-name="T3">_</text:span><text:span text:style-name="T2">U</text:span><text:span text:style-name="T3">_</text:span><text:span text:style-name="T2">Y</text:span><text:span text:style-name="T3">,^LRO(68,</text:span><text:span text:style-name="T2">LRAA</text:span><text:span text:style-name="T3">,1,</text:span><text:span text:style-name="T2">LRAD</text:span><text:span text:style-name="T3">,1,</text:span><text:span text:style-name="T5">"AD"</text:span><text:span text:style-name="T3">,</text:span><text:span text:style-name="T4">$P</text:span><text:span text:style-name="T3">(</text:span><text:span text:style-name="T2">Y</text:span><text:span text:style-name="T3">,</text:span><text:span text:style-name="T5">"."</text:span><text:span text:style-name="T3">),+</text:span><text:span text:style-name="T2">LRAN</text:span><text:span text:style-name="T3">)=</text:span><text:span text:style-name="T5">""</text:span><text:span text:style-name="T3">,^LRO(68,</text:span><text:span text:style-name="T2">LRAA</text:span><text:span text:style-name="T3">,1,</text:span><text:span text:style-name="T2">LRAD</text:span><text:span text:style-name="T3">,1,</text:span><text:span text:style-name="T5">"AC"</text:span><text:span text:style-name="T3">,</text:span><text:span text:style-name="T2">Y</text:span><text:span text:style-name="T3">,+</text:span><text:span text:style-name="T2">LRAN</text:span><text:span text:style-name="T3">)=</text:span><text:span text:style-name="T5">"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EDZ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$P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</text:span><text:span text:style-name="T2">LRTS</text:span><text:span text:style-name="T3">,0),</text:span><text:span text:style-name="T2">U</text:span><text:span text:style-name="T3">,4,5)=</text:span><text:span text:style-name="T2">DUZ</text:span><text:span text:style-name="T3">_</text:span><text:span text:style-name="T2">U</text:span><text:span text:style-name="T3">_</text:span><text:span text:style-name="T2">Y</text:span><text:span text:style-name="T3">,^LRO(68,</text:span><text:span text:style-name="T2">LRAA</text:span><text:span text:style-name="T3">,1,</text:span><text:span text:style-name="T2">LRAD</text:span><text:span text:style-name="T3">,1,</text:span><text:span text:style-name="T5">"AD"</text:span><text:span text:style-name="T3">,</text:span><text:span text:style-name="T4">$P</text:span><text:span text:style-name="T3">(</text:span><text:span text:style-name="T2">Y</text:span><text:span text:style-name="T3">,</text:span><text:span text:style-name="T5">"."</text:span><text:span text:style-name="T3">),+</text:span><text:span text:style-name="T2">LRAN</text:span><text:span text:style-name="T3">)=</text:span><text:span text:style-name="T5">""</text:span><text:span text:style-name="T3">,^LRO(68,</text:span><text:span text:style-name="T2">LRAA</text:span><text:span text:style-name="T3">,1,</text:span><text:span text:style-name="T2">LRAD</text:span><text:span text:style-name="T3">,1,</text:span><text:span text:style-name="T5">"AC"</text:span><text:span text:style-name="T3">,</text:span><text:span text:style-name="T2">Y</text:span><text:span text:style-name="T3">,+</text:span><text:span text:style-name="T2">LRAN</text:span><text:span text:style-name="T3">)=</text:span><text:span text:style-name="T5">"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EDZ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SET 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$P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</text:span><text:span text:style-name="T2">LRTS</text:span><text:span text:style-name="T3">,0),</text:span><text:span text:style-name="T2">U</text:span><text:span text:style-name="T3">,4,5)=</text:span><text:span text:style-name="T2">DUZ</text:span><text:span text:style-name="T3">_</text:span><text:span text:style-name="T2">U</text:span><text:span text:style-name="T3">_</text:span><text:span text:style-name="T2">Y</text:span><text:span text:style-name="T3">,^LRO(68,</text:span><text:span text:style-name="T2">LRAA</text:span><text:span text:style-name="T3">,1,</text:span><text:span text:style-name="T2">LRAD</text:span><text:span text:style-name="T3">,1,</text:span><text:span text:style-name="T5">"AD"</text:span><text:span text:style-name="T3">,</text:span><text:span text:style-name="T4">$P</text:span><text:span text:style-name="T3">(</text:span><text:span text:style-name="T2">Y</text:span><text:span text:style-name="T3">,</text:span><text:span text:style-name="T5">"."</text:span><text:span text:style-name="T3">),+</text:span><text:span text:style-name="T2">LRAN</text:span><text:span text:style-name="T3">)=</text:span><text:span text:style-name="T5">""</text:span><text:span text:style-name="T3">,^LRO(68,</text:span><text:span text:style-name="T2">LRAA</text:span><text:span text:style-name="T3">,1,</text:span><text:span text:style-name="T2">LRAD</text:span><text:span text:style-name="T3">,1,</text:span><text:span text:style-name="T5">"AC"</text:span><text:span text:style-name="T3">,</text:span><text:span text:style-name="T2">Y</text:span><text:span text:style-name="T3">,+</text:span><text:span text:style-name="T2">LRAN</text:span><text:span text:style-name="T3">)=</text:span><text:span text:style-name="T5">"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EDZ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0,</text:p>
          </table:table-cell>
          <table:table-cell table:style-name="ce6" office:value-type="string" calcext:value-type="string">
            <text:p>LABORATORY TEST</text:p>
          </table:table-cell>
          <table:table-cell table:style-name="ce9" office:value-type="string" calcext:value-type="string">
            <text:p> <text:span text:style-name="T1">Q</text:span><text:span text:style-name="T3">:</text:span><text:span text:style-name="T2">LRI</text:span><text:span text:style-name="T3">&lt;1  </text:span><text:span text:style-name="T4">S </text:span><text:span text:style-name="T2">K</text:span><text:span text:style-name="T3">=0,</text:span><text:span text:style-name="T2">J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J</text:span><text:span text:style-name="T3">=</text:span><text:span text:style-name="T4">$O</text:span><text:span text:style-name="T3">(</text:span><text:span text:style-name="T2">LRTX</text:span><text:span text:style-name="T3">(</text:span><text:span text:style-name="T2">J</text:span><text:span text:style-name="T3">)) </text:span><text:span text:style-name="T4">Q</text:span><text:span text:style-name="T3">:</text:span><text:span text:style-name="T2">J</text:span><text:span text:style-name="T3">&lt;1  </text:span><text:span text:style-name="T4">I </text:span><text:span text:style-name="T2">J</text:span><text:span text:style-name="T3">'=</text:span><text:span text:style-name="T2">LRI</text:span><text:span text:style-name="T3">,</text:span><text:span text:style-name="T2">LRTX</text:span><text:span text:style-name="T3">(</text:span><text:span text:style-name="T2">J</text:span><text:span text:style-name="T3">)=</text:span><text:span text:style-name="T2">LRTX</text:span><text:span text:style-name="T3">(</text:span><text:span text:style-name="T2">LRI</text:span><text:span text:style-name="T3">) </text:span><text:span text:style-name="T4">S </text:span><text:span text:style-name="T2">K</text:span><text:span text:style-name="T3">=1 </text:span><text:span text:style-name="T4">W </text:span><text:span text:style-name="T3">!,</text:span><text:span text:style-name="T4">$P</text:span><text:span text:style-name="T3">(^LAB(60,+</text:span><text:span text:style-name="T2">LRTS</text:span><text:span text:style-name="T3">(</text:span><text:span text:style-name="T2">J</text:span><text:span text:style-name="T3">),0),</text:span><text:span text:style-name="T2">U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EDZ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F </text:span><text:span text:style-name="T2">I</text:span><text:span text:style-name="T3">=0:0 </text:span><text:span text:style-name="T4">S </text:span><text:span text:style-name="T2">Y</text:span><text:span text:style-name="T3">=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</text:span><text:span text:style-name="T2">LRTS</text:span><text:span text:style-name="T3">,0),</text:span><text:span text:style-name="T2">U</text:span><text:span text:style-name="T3">,5) </text:span><text:span text:style-name="T4">Q</text:span><text:span text:style-name="T3">:'</text:span><text:span text:style-name="T2">Y  </text:span><text:span text:style-name="T4">W </text:span><text:span text:style-name="T3">!,</text:span><text:span text:style-name="T5">"  Have the same edit template."</text:span><text:span text:style-name="T3">,!,</text:span><text:span text:style-name="T5">"    Are all complete" </text:span><text:span text:style-name="T4">S </text:span><text:span text:style-name="T2">%</text:span><text:span text:style-name="T3">=2 </text:span><text:span text:style-name="T4">D </text:span><text:span text:style-name="T6">YN</text:span><text:span text:style-name="T3">^DICN </text:span><text:span text:style-name="T4">Q</text:span><text:span text:style-name="T3">:</text:span><text:span text:style-name="T2">%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EDZ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F </text:span><text:span text:style-name="T2">I</text:span><text:span text:style-name="T3">=0:0 </text:span><text:span text:style-name="T4">S </text:span><text:span text:style-name="T2">Y</text:span><text:span text:style-name="T3">=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</text:span><text:span text:style-name="T2">LRTS</text:span><text:span text:style-name="T3">,0),</text:span><text:span text:style-name="T2">U</text:span><text:span text:style-name="T3">,5) </text:span><text:span text:style-name="T4">Q</text:span><text:span text:style-name="T3">:'</text:span><text:span text:style-name="T2">Y  </text:span><text:span text:style-name="T4">W </text:span><text:span text:style-name="T3">!,</text:span><text:span text:style-name="T5">"  Have the same edit template."</text:span><text:span text:style-name="T3">,!,</text:span><text:span text:style-name="T5">"    Are all complete" </text:span><text:span text:style-name="T4">S </text:span><text:span text:style-name="T2">%</text:span><text:span text:style-name="T3">=2 </text:span><text:span text:style-name="T4">D </text:span><text:span text:style-name="T6">YN</text:span><text:span text:style-name="T3">^DICN </text:span><text:span text:style-name="T4">Q</text:span><text:span text:style-name="T3">:</text:span><text:span text:style-name="T2">%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EDZ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ONDITIONAL SET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I </text:span><text:span text:style-name="T2">Y</text:span><text:span text:style-name="T3">,</text:span><text:span text:style-name="T2">%</text:span><text:span text:style-name="T3">=1 </text:span><text:span text:style-name="T4">F </text:span><text:span text:style-name="T2">J</text:span><text:span text:style-name="T3">=0:0 </text:span><text:span text:style-name="T4">S </text:span><text:span text:style-name="T2">J</text:span><text:span text:style-name="T3">=</text:span><text:span text:style-name="T4">$O</text:span><text:span text:style-name="T3">(</text:span><text:span text:style-name="T2">LRTX</text:span><text:span text:style-name="T3">(</text:span><text:span text:style-name="T2">J</text:span><text:span text:style-name="T3">)) </text:span><text:span text:style-name="T4">Q</text:span><text:span text:style-name="T3">:</text:span><text:span text:style-name="T2">J</text:span><text:span text:style-name="T3">&lt;1  </text:span><text:span text:style-name="T4">I </text:span><text:span text:style-name="T2">J</text:span><text:span text:style-name="T3">'=</text:span><text:span text:style-name="T2">LRI</text:span><text:span text:style-name="T3">,</text:span><text:span text:style-name="T2">LRTX</text:span><text:span text:style-name="T3">(</text:span><text:span text:style-name="T2">J</text:span><text:span text:style-name="T3">)=</text:span><text:span text:style-name="T2">LRTX</text:span><text:span text:style-name="T3">(</text:span><text:span text:style-name="T2">LRI</text:span><text:span text:style-name="T3">) </text:span><text:span text:style-name="T4">S</text:span><text:span text:style-name="T3">:'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+</text:span><text:span text:style-name="T2">LRTS</text:span><text:span text:style-name="T3">(</text:span><text:span text:style-name="T2">J</text:span><text:span text:style-name="T3">),0),</text:span><text:span text:style-name="T2">U</text:span><text:span text:style-name="T3">,5) </text:span><text:span text:style-name="T4">$P</text:span><text:span text:style-name="T3">(^(0),</text:span><text:span text:style-name="T2">U</text:span><text:span text:style-name="T3">,4,5)=</text:span><text:span text:style-name="T2">DUZ</text:span><text:span text:style-name="T3">_</text:span><text:span text:style-name="T2">U</text:span><text:span text:style-name="T3">_</text:span><text:span text:style-name="T2">Y</text:span><text:span text:style-name="T3">,^LRO(68,</text:span><text:span text:style-name="T2">LRAA</text:span><text:span text:style-name="T3">,1,</text:span><text:span text:style-name="T2">LRAD</text:span><text:span text:style-name="T3">,1,</text:span><text:span text:style-name="T5">"AD"</text:span><text:span text:style-name="T3">,</text:span><text:span text:style-name="T4">$P</text:span><text:span text:style-name="T3">(</text:span><text:span text:style-name="T2">Y</text:span><text:span text:style-name="T3">,</text:span><text:span text:style-name="T5">"."</text:span><text:span text:style-name="T3">),+</text:span><text:span text:style-name="T2">LRAN</text:span><text:span text:style-name="T3">)=</text:span><text:span text:style-name="T5">""</text:span><text:span text:style-name="T3">,^LRO(68,</text:span><text:span text:style-name="T2">LRAA</text:span><text:span text:style-name="T3">,1,</text:span><text:span text:style-name="T2">LRAD</text:span><text:span text:style-name="T3">,1,</text:span><text:span text:style-name="T5">"AC"</text:span><text:span text:style-name="T3">,</text:span><text:span text:style-name="T2">Y</text:span><text:span text:style-name="T3">,+</text:span><text:span text:style-name="T2">LRAN</text:span><text:span text:style-name="T3">)=</text:span><text:span text:style-name="T5">"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EDZ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MULTIPLE COMMAND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I </text:span><text:span text:style-name="T2">Y</text:span><text:span text:style-name="T3">,</text:span><text:span text:style-name="T2">%</text:span><text:span text:style-name="T3">=1 </text:span><text:span text:style-name="T4">F </text:span><text:span text:style-name="T2">J</text:span><text:span text:style-name="T3">=0:0 </text:span><text:span text:style-name="T4">S </text:span><text:span text:style-name="T2">J</text:span><text:span text:style-name="T3">=</text:span><text:span text:style-name="T4">$O</text:span><text:span text:style-name="T3">(</text:span><text:span text:style-name="T2">LRTX</text:span><text:span text:style-name="T3">(</text:span><text:span text:style-name="T2">J</text:span><text:span text:style-name="T3">)) </text:span><text:span text:style-name="T4">Q</text:span><text:span text:style-name="T3">:</text:span><text:span text:style-name="T2">J</text:span><text:span text:style-name="T3">&lt;1  </text:span><text:span text:style-name="T4">I </text:span><text:span text:style-name="T2">J</text:span><text:span text:style-name="T3">'=</text:span><text:span text:style-name="T2">LRI</text:span><text:span text:style-name="T3">,</text:span><text:span text:style-name="T2">LRTX</text:span><text:span text:style-name="T3">(</text:span><text:span text:style-name="T2">J</text:span><text:span text:style-name="T3">)=</text:span><text:span text:style-name="T2">LRTX</text:span><text:span text:style-name="T3">(</text:span><text:span text:style-name="T2">LRI</text:span><text:span text:style-name="T3">) </text:span><text:span text:style-name="T4">S</text:span><text:span text:style-name="T3">:'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+</text:span><text:span text:style-name="T2">LRTS</text:span><text:span text:style-name="T3">(</text:span><text:span text:style-name="T2">J</text:span><text:span text:style-name="T3">),0),</text:span><text:span text:style-name="T2">U</text:span><text:span text:style-name="T3">,5) </text:span><text:span text:style-name="T4">$P</text:span><text:span text:style-name="T3">(^(0),</text:span><text:span text:style-name="T2">U</text:span><text:span text:style-name="T3">,4,5)=</text:span><text:span text:style-name="T2">DUZ</text:span><text:span text:style-name="T3">_</text:span><text:span text:style-name="T2">U</text:span><text:span text:style-name="T3">_</text:span><text:span text:style-name="T2">Y</text:span><text:span text:style-name="T3">,^LRO(68,</text:span><text:span text:style-name="T2">LRAA</text:span><text:span text:style-name="T3">,1,</text:span><text:span text:style-name="T2">LRAD</text:span><text:span text:style-name="T3">,1,</text:span><text:span text:style-name="T5">"AD"</text:span><text:span text:style-name="T3">,</text:span><text:span text:style-name="T4">$P</text:span><text:span text:style-name="T3">(</text:span><text:span text:style-name="T2">Y</text:span><text:span text:style-name="T3">,</text:span><text:span text:style-name="T5">"."</text:span><text:span text:style-name="T3">),+</text:span><text:span text:style-name="T2">LRAN</text:span><text:span text:style-name="T3">)=</text:span><text:span text:style-name="T5">""</text:span><text:span text:style-name="T3">,^LRO(68,</text:span><text:span text:style-name="T2">LRAA</text:span><text:span text:style-name="T3">,1,</text:span><text:span text:style-name="T2">LRAD</text:span><text:span text:style-name="T3">,1,</text:span><text:span text:style-name="T5">"AC"</text:span><text:span text:style-name="T3">,</text:span><text:span text:style-name="T2">Y</text:span><text:span text:style-name="T3">,+</text:span><text:span text:style-name="T2">LRAN</text:span><text:span text:style-name="T3">)=</text:span><text:span text:style-name="T5">"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EDZ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I </text:span><text:span text:style-name="T2">Y</text:span><text:span text:style-name="T3">,</text:span><text:span text:style-name="T2">%</text:span><text:span text:style-name="T3">=1 </text:span><text:span text:style-name="T4">F </text:span><text:span text:style-name="T2">J</text:span><text:span text:style-name="T3">=0:0 </text:span><text:span text:style-name="T4">S </text:span><text:span text:style-name="T2">J</text:span><text:span text:style-name="T3">=</text:span><text:span text:style-name="T4">$O</text:span><text:span text:style-name="T3">(</text:span><text:span text:style-name="T2">LRTX</text:span><text:span text:style-name="T3">(</text:span><text:span text:style-name="T2">J</text:span><text:span text:style-name="T3">)) </text:span><text:span text:style-name="T4">Q</text:span><text:span text:style-name="T3">:</text:span><text:span text:style-name="T2">J</text:span><text:span text:style-name="T3">&lt;1  </text:span><text:span text:style-name="T4">I </text:span><text:span text:style-name="T2">J</text:span><text:span text:style-name="T3">'=</text:span><text:span text:style-name="T2">LRI</text:span><text:span text:style-name="T3">,</text:span><text:span text:style-name="T2">LRTX</text:span><text:span text:style-name="T3">(</text:span><text:span text:style-name="T2">J</text:span><text:span text:style-name="T3">)=</text:span><text:span text:style-name="T2">LRTX</text:span><text:span text:style-name="T3">(</text:span><text:span text:style-name="T2">LRI</text:span><text:span text:style-name="T3">) </text:span><text:span text:style-name="T4">S</text:span><text:span text:style-name="T3">:'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+</text:span><text:span text:style-name="T2">LRTS</text:span><text:span text:style-name="T3">(</text:span><text:span text:style-name="T2">J</text:span><text:span text:style-name="T3">),0),</text:span><text:span text:style-name="T2">U</text:span><text:span text:style-name="T3">,5) </text:span><text:span text:style-name="T4">$P</text:span><text:span text:style-name="T3">(^(0),</text:span><text:span text:style-name="T2">U</text:span><text:span text:style-name="T3">,4,5)=</text:span><text:span text:style-name="T2">DUZ</text:span><text:span text:style-name="T3">_</text:span><text:span text:style-name="T2">U</text:span><text:span text:style-name="T3">_</text:span><text:span text:style-name="T2">Y</text:span><text:span text:style-name="T3">,^LRO(68,</text:span><text:span text:style-name="T2">LRAA</text:span><text:span text:style-name="T3">,1,</text:span><text:span text:style-name="T2">LRAD</text:span><text:span text:style-name="T3">,1,</text:span><text:span text:style-name="T5">"AD"</text:span><text:span text:style-name="T3">,</text:span><text:span text:style-name="T4">$P</text:span><text:span text:style-name="T3">(</text:span><text:span text:style-name="T2">Y</text:span><text:span text:style-name="T3">,</text:span><text:span text:style-name="T5">"."</text:span><text:span text:style-name="T3">),+</text:span><text:span text:style-name="T2">LRAN</text:span><text:span text:style-name="T3">)=</text:span><text:span text:style-name="T5">""</text:span><text:span text:style-name="T3">,^LRO(68,</text:span><text:span text:style-name="T2">LRAA</text:span><text:span text:style-name="T3">,1,</text:span><text:span text:style-name="T2">LRAD</text:span><text:span text:style-name="T3">,1,</text:span><text:span text:style-name="T5">"AC"</text:span><text:span text:style-name="T3">,</text:span><text:span text:style-name="T2">Y</text:span><text:span text:style-name="T3">,+</text:span><text:span text:style-name="T2">LRAN</text:span><text:span text:style-name="T3">)=</text:span><text:span text:style-name="T5">"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EDZ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I </text:span><text:span text:style-name="T2">Y</text:span><text:span text:style-name="T3">,</text:span><text:span text:style-name="T2">%</text:span><text:span text:style-name="T3">=1 </text:span><text:span text:style-name="T4">F </text:span><text:span text:style-name="T2">J</text:span><text:span text:style-name="T3">=0:0 </text:span><text:span text:style-name="T4">S </text:span><text:span text:style-name="T2">J</text:span><text:span text:style-name="T3">=</text:span><text:span text:style-name="T4">$O</text:span><text:span text:style-name="T3">(</text:span><text:span text:style-name="T2">LRTX</text:span><text:span text:style-name="T3">(</text:span><text:span text:style-name="T2">J</text:span><text:span text:style-name="T3">)) </text:span><text:span text:style-name="T4">Q</text:span><text:span text:style-name="T3">:</text:span><text:span text:style-name="T2">J</text:span><text:span text:style-name="T3">&lt;1  </text:span><text:span text:style-name="T4">I </text:span><text:span text:style-name="T2">J</text:span><text:span text:style-name="T3">'=</text:span><text:span text:style-name="T2">LRI</text:span><text:span text:style-name="T3">,</text:span><text:span text:style-name="T2">LRTX</text:span><text:span text:style-name="T3">(</text:span><text:span text:style-name="T2">J</text:span><text:span text:style-name="T3">)=</text:span><text:span text:style-name="T2">LRTX</text:span><text:span text:style-name="T3">(</text:span><text:span text:style-name="T2">LRI</text:span><text:span text:style-name="T3">) </text:span><text:span text:style-name="T4">S</text:span><text:span text:style-name="T3">:'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+</text:span><text:span text:style-name="T2">LRTS</text:span><text:span text:style-name="T3">(</text:span><text:span text:style-name="T2">J</text:span><text:span text:style-name="T3">),0),</text:span><text:span text:style-name="T2">U</text:span><text:span text:style-name="T3">,5) </text:span><text:span text:style-name="T4">$P</text:span><text:span text:style-name="T3">(^(0),</text:span><text:span text:style-name="T2">U</text:span><text:span text:style-name="T3">,4,5)=</text:span><text:span text:style-name="T2">DUZ</text:span><text:span text:style-name="T3">_</text:span><text:span text:style-name="T2">U</text:span><text:span text:style-name="T3">_</text:span><text:span text:style-name="T2">Y</text:span><text:span text:style-name="T3">,^LRO(68,</text:span><text:span text:style-name="T2">LRAA</text:span><text:span text:style-name="T3">,1,</text:span><text:span text:style-name="T2">LRAD</text:span><text:span text:style-name="T3">,1,</text:span><text:span text:style-name="T5">"AD"</text:span><text:span text:style-name="T3">,</text:span><text:span text:style-name="T4">$P</text:span><text:span text:style-name="T3">(</text:span><text:span text:style-name="T2">Y</text:span><text:span text:style-name="T3">,</text:span><text:span text:style-name="T5">"."</text:span><text:span text:style-name="T3">),+</text:span><text:span text:style-name="T2">LRAN</text:span><text:span text:style-name="T3">)=</text:span><text:span text:style-name="T5">""</text:span><text:span text:style-name="T3">,^LRO(68,</text:span><text:span text:style-name="T2">LRAA</text:span><text:span text:style-name="T3">,1,</text:span><text:span text:style-name="T2">LRAD</text:span><text:span text:style-name="T3">,1,</text:span><text:span text:style-name="T5">"AC"</text:span><text:span text:style-name="T3">,</text:span><text:span text:style-name="T2">Y</text:span><text:span text:style-name="T3">,+</text:span><text:span text:style-name="T2">LRAN</text:span><text:span text:style-name="T3">)=</text:span><text:span text:style-name="T5">"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EDZ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AN</text:span><text:span text:style-name="T3">=</text:span><text:span text:style-name="T4">$P</text:span><text:span text:style-name="T3">(</text:span><text:span text:style-name="T4">$P</text:span><text:span text:style-name="T3">(</text:span><text:span text:style-name="T2">LRBG0</text:span><text:span text:style-name="T3">,</text:span><text:span text:style-name="T2">U</text:span><text:span text:style-name="T3">,6),</text:span><text:span text:style-name="T5">" "</text:span><text:span text:style-name="T3">,3),</text:span><text:span text:style-name="T2">LRLLOC</text:span><text:span text:style-name="T3">=</text:span><text:span text:style-name="T4">$P</text:span><text:span text:style-name="T3">(</text:span><text:span text:style-name="T2">LRBG0</text:span><text:span text:style-name="T3">,</text:span><text:span text:style-name="T2">U</text:span><text:span text:style-name="T3">,8),</text:span><text:span text:style-name="T2">LRODT</text:span><text:span text:style-name="T3">=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0),</text:span><text:span text:style-name="T2">U</text:span><text:span text:style-name="T3">,4),</text:span><text:span text:style-name="T2">LRSN</text:span><text:span text:style-name="T3">=</text:span><text:span text:style-name="T4">$P</text:span><text:span text:style-name="T3">(^(0),</text:span><text:span text:style-name="T2">U</text:span><text:span text:style-name="T3">,5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EDZ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AN</text:span><text:span text:style-name="T3">=</text:span><text:span text:style-name="T4">$P</text:span><text:span text:style-name="T3">(</text:span><text:span text:style-name="T4">$P</text:span><text:span text:style-name="T3">(</text:span><text:span text:style-name="T2">LRBG0</text:span><text:span text:style-name="T3">,</text:span><text:span text:style-name="T2">U</text:span><text:span text:style-name="T3">,6),</text:span><text:span text:style-name="T5">" "</text:span><text:span text:style-name="T3">,3),</text:span><text:span text:style-name="T2">LRLLOC</text:span><text:span text:style-name="T3">=</text:span><text:span text:style-name="T4">$P</text:span><text:span text:style-name="T3">(</text:span><text:span text:style-name="T2">LRBG0</text:span><text:span text:style-name="T3">,</text:span><text:span text:style-name="T2">U</text:span><text:span text:style-name="T3">,8),</text:span><text:span text:style-name="T2">LRODT</text:span><text:span text:style-name="T3">=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0),</text:span><text:span text:style-name="T2">U</text:span><text:span text:style-name="T3">,4),</text:span><text:span text:style-name="T2">LRSN</text:span><text:span text:style-name="T3">=</text:span><text:span text:style-name="T4">$P</text:span><text:span text:style-name="T3">(^(0),</text:span><text:span text:style-name="T2">U</text:span><text:span text:style-name="T3">,5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EDZ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AN</text:span><text:span text:style-name="T3">=</text:span><text:span text:style-name="T4">$P</text:span><text:span text:style-name="T3">(</text:span><text:span text:style-name="T4">$P</text:span><text:span text:style-name="T3">(</text:span><text:span text:style-name="T2">LRBG0</text:span><text:span text:style-name="T3">,</text:span><text:span text:style-name="T2">U</text:span><text:span text:style-name="T3">,6),</text:span><text:span text:style-name="T5">" "</text:span><text:span text:style-name="T3">,3),</text:span><text:span text:style-name="T2">LRLLOC</text:span><text:span text:style-name="T3">=</text:span><text:span text:style-name="T4">$P</text:span><text:span text:style-name="T3">(</text:span><text:span text:style-name="T2">LRBG0</text:span><text:span text:style-name="T3">,</text:span><text:span text:style-name="T2">U</text:span><text:span text:style-name="T3">,8),</text:span><text:span text:style-name="T2">LRODT</text:span><text:span text:style-name="T3">=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0),</text:span><text:span text:style-name="T2">U</text:span><text:span text:style-name="T3">,4),</text:span><text:span text:style-name="T2">LRSN</text:span><text:span text:style-name="T3">=</text:span><text:span text:style-name="T4">$P</text:span><text:span text:style-name="T3">(^(0),</text:span><text:span text:style-name="T2">U</text:span><text:span text:style-name="T3">,5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LRMIEDZ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O(69,</text:p>
          </table:table-cell>
          <table:table-cell table:style-name="ce6" office:value-type="string" calcext:value-type="string">
            <text:p>LAB ORDER ENTRY</text:p>
          </table:table-cell>
          <table:table-cell table:style-name="ce9" office:value-type="string" calcext:value-type="string">
            <text:p> <text:span text:style-name="T1">I $D</text:span><text:span text:style-name="T3">(^LRO(69,+</text:span><text:span text:style-name="T2">LRODT</text:span><text:span text:style-name="T3">,1,+</text:span><text:span text:style-name="T2">LRSN</text:span><text:span text:style-name="T3">,0)) </text:span><text:span text:style-name="T4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EDZ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F  S </text:span><text:span text:style-name="T2">LRI</text:span><text:span text:style-name="T3">=+</text:span><text:span text:style-name="T4">$O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</text:span><text:span text:style-name="T2">LRI</text:span><text:span text:style-name="T3">)) </text:span><text:span text:style-name="T4">Q</text:span><text:span text:style-name="T3">:</text:span><text:span text:style-name="T2">LRI</text:span><text:span text:style-name="T3">&lt;.5  </text:span><text:span text:style-name="T4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EDZ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. <text:span text:style-name="T1">I $P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</text:span><text:span text:style-name="T2">LRI</text:span><text:span text:style-name="T3">,0),</text:span><text:span text:style-name="T2">U</text:span><text:span text:style-name="T3">,2)&gt;49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EDZ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PLUS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. <text:span text:style-name="T1">S </text:span><text:span text:style-name="T2">N</text:span><text:span text:style-name="T3">=</text:span><text:span text:style-name="T2">N</text:span><text:span text:style-name="T3">+1,</text:span><text:span text:style-name="T2">LRTS</text:span><text:span text:style-name="T3">(</text:span><text:span text:style-name="T2">N</text:span><text:span text:style-name="T3">)=+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</text:span><text:span text:style-name="T2">LRI</text:span><text:span text:style-name="T3">,0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EDZ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ONDITIONAL</text:p>
          </table:table-cell>
          <table:table-cell table:style-name="ce6" office:value-type="string" calcext:value-type="string">
            <text:p>^LAB(62.07,</text:p>
          </table:table-cell>
          <table:table-cell table:style-name="ce6" office:value-type="string" calcext:value-type="string">
            <text:p>EXECUTE CODE</text:p>
          </table:table-cell>
          <table:table-cell table:style-name="ce9" office:value-type="string" calcext:value-type="string">
            <text:p> . <text:span text:style-name="T1">S </text:span><text:span text:style-name="T2">LRTX</text:span><text:span text:style-name="T3">(</text:span><text:span text:style-name="T2">N</text:span><text:span text:style-name="T3">)=</text:span><text:span text:style-name="T4">$S</text:span><text:span text:style-name="T3">(</text:span><text:span text:style-name="T4">$P</text:span><text:span text:style-name="T3">(^LAB(60,</text:span><text:span text:style-name="T2">LRTS</text:span><text:span text:style-name="T3">(</text:span><text:span text:style-name="T2">N</text:span><text:span text:style-name="T3">),0),</text:span><text:span text:style-name="T2">U</text:span><text:span text:style-name="T3">,14):^LAB(62.07,</text:span><text:span text:style-name="T4">$P</text:span><text:span text:style-name="T3">(^(0),</text:span><text:span text:style-name="T2">U</text:span><text:span text:style-name="T3">,14),.1),1:</text:span><text:span text:style-name="T5">""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EDZ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2.07,</text:p>
          </table:table-cell>
          <table:table-cell table:style-name="ce6" office:value-type="string" calcext:value-type="string">
            <text:p>EXECUTE CODE</text:p>
          </table:table-cell>
          <table:table-cell table:style-name="ce9" office:value-type="string" calcext:value-type="string">
            <text:p> . <text:span text:style-name="T1">S </text:span><text:span text:style-name="T2">LRTX</text:span><text:span text:style-name="T3">(</text:span><text:span text:style-name="T2">N</text:span><text:span text:style-name="T3">)=</text:span><text:span text:style-name="T4">$S</text:span><text:span text:style-name="T3">(</text:span><text:span text:style-name="T4">$P</text:span><text:span text:style-name="T3">(^LAB(60,</text:span><text:span text:style-name="T2">LRTS</text:span><text:span text:style-name="T3">(</text:span><text:span text:style-name="T2">N</text:span><text:span text:style-name="T3">),0),</text:span><text:span text:style-name="T2">U</text:span><text:span text:style-name="T3">,14):^LAB(62.07,</text:span><text:span text:style-name="T4">$P</text:span><text:span text:style-name="T3">(^(0),</text:span><text:span text:style-name="T2">U</text:span><text:span text:style-name="T3">,14),.1),1:</text:span><text:span text:style-name="T5">""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EDZ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2.07,</text:p>
          </table:table-cell>
          <table:table-cell table:style-name="ce6" office:value-type="string" calcext:value-type="string">
            <text:p>EXECUTE CODE</text:p>
          </table:table-cell>
          <table:table-cell table:style-name="ce9" office:value-type="string" calcext:value-type="string">
            <text:p> . <text:span text:style-name="T1">S </text:span><text:span text:style-name="T2">LRTX</text:span><text:span text:style-name="T3">(</text:span><text:span text:style-name="T2">N</text:span><text:span text:style-name="T3">)=</text:span><text:span text:style-name="T4">$S</text:span><text:span text:style-name="T3">(</text:span><text:span text:style-name="T4">$P</text:span><text:span text:style-name="T3">(^LAB(60,</text:span><text:span text:style-name="T2">LRTS</text:span><text:span text:style-name="T3">(</text:span><text:span text:style-name="T2">N</text:span><text:span text:style-name="T3">),0),</text:span><text:span text:style-name="T2">U</text:span><text:span text:style-name="T3">,14):^LAB(62.07,</text:span><text:span text:style-name="T4">$P</text:span><text:span text:style-name="T3">(^(0),</text:span><text:span text:style-name="T2">U</text:span><text:span text:style-name="T3">,14),.1),1:</text:span><text:span text:style-name="T5">""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LRMIEDZ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0,</text:p>
          </table:table-cell>
          <table:table-cell table:style-name="ce6" office:value-type="string" calcext:value-type="string">
            <text:p>LABORATORY TEST</text:p>
          </table:table-cell>
          <table:table-cell table:style-name="ce9" office:value-type="string" calcext:value-type="string">
            <text:p> . <text:span text:style-name="T1">W </text:span><text:span text:style-name="T3">!,?3,</text:span><text:span text:style-name="T2">J</text:span><text:span text:style-name="T3">,?8,</text:span><text:span text:style-name="T4">$P</text:span><text:span text:style-name="T3">(^LAB(60,</text:span><text:span text:style-name="T2">LRTS</text:span><text:span text:style-name="T3">(</text:span><text:span text:style-name="T2">J</text:span><text:span text:style-name="T3">),0),</text:span><text:span text:style-name="T2">U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EDZ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. <text:span text:style-name="T1">S </text:span><text:span text:style-name="T2">Y</text:span><text:span text:style-name="T3">=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</text:span><text:span text:style-name="T2">LRTS</text:span><text:span text:style-name="T3">(</text:span><text:span text:style-name="T2">J</text:span><text:span text:style-name="T3">),0),</text:span><text:span text:style-name="T2">U</text:span><text:span text:style-name="T3">,5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EDZ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. <text:span text:style-name="T1">S </text:span><text:span text:style-name="T2">Y</text:span><text:span text:style-name="T3">=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</text:span><text:span text:style-name="T2">LRTS</text:span><text:span text:style-name="T3">(</text:span><text:span text:style-name="T2">J</text:span><text:span text:style-name="T3">),0),</text:span><text:span text:style-name="T2">U</text:span><text:span text:style-name="T3">,5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HDR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10" office:value-type="string" calcext:value-type="string">
            <text:p>END <text:span text:style-name="T1">W </text:span><text:span text:style-name="T3">!! </text:span><text:span text:style-name="T4">W</text:span><text:span text:style-name="T3">:</text:span><text:span text:style-name="T4">$E</text:span><text:span text:style-name="T3">(</text:span><text:span text:style-name="T2">IOST</text:span><text:span text:style-name="T3">,1,2)=</text:span><text:span text:style-name="T5">"P-" </text:span><text:span text:style-name="T3">@</text:span><text:span text:style-name="T2">IOF </text:span><text:span text:style-name="T4">D </text:span><text:span text:style-name="T3">^%ZISC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W @IOF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RMIHDR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("AD"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DT</text:span><text:span text:style-name="T3">=</text:span><text:span text:style-name="T2">LREDT</text:span><text:span text:style-name="T3">-.0001 </text:span><text:span text:style-name="T4">F  S </text:span><text:span text:style-name="T2">LRDT</text:span><text:span text:style-name="T3">=</text:span><text:span text:style-name="T4">$O</text:span><text:span text:style-name="T3">(^LR(</text:span><text:span text:style-name="T5">"AD"</text:span><text:span text:style-name="T3">,</text:span><text:span text:style-name="T2">LRDT</text:span><text:span text:style-name="T3">)) </text:span><text:span text:style-name="T4">Q</text:span><text:span text:style-name="T3">:</text:span><text:span text:style-name="T2">LRDT</text:span><text:span text:style-name="T3">&lt;1!(</text:span><text:span text:style-name="T2">LRDT</text:span><text:span text:style-name="T3">&gt;</text:span><text:span text:style-name="T2">LRSDT</text:span><text:span text:style-name="T3">)  </text:span><text:span text:style-name="T4">D </text:span><text:span text:style-name="T6">DATE </text:span><text:span text:style-name="T4">Q</text:span><text:span text:style-name="T3">:</text:span><text:span text:style-name="T2">LREN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HDR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("AD",</text:p>
          </table:table-cell>
          <table:table-cell table:style-name="ce6" office:value-type="string" calcext:value-type="string">
            <text:p>LAB DATA</text:p>
          </table:table-cell>
          <table:table-cell table:style-name="ce10" office:value-type="string" calcext:value-type="string">
            <text:p>DATE <text:span text:style-name="T1">S </text:span><text:span text:style-name="T2">DR</text:span><text:span text:style-name="T3">=.11 </text:span><text:span text:style-name="T4">S </text:span><text:span text:style-name="T2">LRBUG</text:span><text:span text:style-name="T3">=0 </text:span><text:span text:style-name="T4">F  S </text:span><text:span text:style-name="T2">LRBUG</text:span><text:span text:style-name="T3">=</text:span><text:span text:style-name="T4">$O</text:span><text:span text:style-name="T3">(^LR(</text:span><text:span text:style-name="T5">"AD"</text:span><text:span text:style-name="T3">,</text:span><text:span text:style-name="T2">LRDT</text:span><text:span text:style-name="T3">,</text:span><text:span text:style-name="T2">LRBUG</text:span><text:span text:style-name="T3">)) </text:span><text:span text:style-name="T4">Q</text:span><text:span text:style-name="T3">:</text:span><text:span text:style-name="T2">LRBUG</text:span><text:span text:style-name="T3">&lt;1  </text:span><text:span text:style-name="T4">D </text:span><text:span text:style-name="T6">LIST </text:span><text:span text:style-name="T4">Q</text:span><text:span text:style-name="T3">:</text:span><text:span text:style-name="T2">LREN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HDR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10" office:value-type="string" calcext:value-type="string">
            <text:p>LIST <text:span text:style-name="T1">W </text:span><text:span text:style-name="T3">!!,?5,</text:span><text:span text:style-name="T5">"Isolated Organism: "</text:span><text:span text:style-name="T3">,</text:span><text:span text:style-name="T4">$P</text:span><text:span text:style-name="T3">(^LAB(61.2,</text:span><text:span text:style-name="T2">LRBUG</text:span><text:span text:style-name="T3">,0),</text:span><text:span text:style-name="T2">U</text:span><text:span text:style-name="T3">),!,</text:span><text:span text:style-name="T5">"Printed :  "</text:span><text:span text:style-name="T3">_</text:span><text:span text:style-name="T4">$$</text:span><text:span text:style-name="T6">FMTE</text:span><text:span text:style-name="T3">^XLFDT(</text:span><text:span text:style-name="T4">$$</text:span><text:span text:style-name="T6">NOW</text:span><text:span text:style-name="T3">^XLFDT,</text:span><text:span text:style-name="T5">""</text:span><text:span text:style-name="T3">),!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HDR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("AD"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ACC</text:span><text:span text:style-name="T3">=</text:span><text:span text:style-name="T5">"" </text:span><text:span text:style-name="T4">F  S </text:span><text:span text:style-name="T2">LRACC</text:span><text:span text:style-name="T3">=</text:span><text:span text:style-name="T4">$O</text:span><text:span text:style-name="T3">(^LR(</text:span><text:span text:style-name="T5">"AD"</text:span><text:span text:style-name="T3">,</text:span><text:span text:style-name="T2">LRDT</text:span><text:span text:style-name="T3">,</text:span><text:span text:style-name="T2">LRBUG</text:span><text:span text:style-name="T3">,</text:span><text:span text:style-name="T2">LRACC</text:span><text:span text:style-name="T3">)) </text:span><text:span text:style-name="T4">Q</text:span><text:span text:style-name="T3">:</text:span><text:span text:style-name="T2">LRACC</text:span><text:span text:style-name="T3">=</text:span><text:span text:style-name="T5">""  </text:span><text:span text:style-name="T4">S </text:span><text:span text:style-name="T2">LRDFN</text:span><text:span text:style-name="T3">=^(</text:span><text:span text:style-name="T2">LRACC</text:span><text:span text:style-name="T3">) </text:span><text:span text:style-name="T4">D </text:span><text:span text:style-name="T6">SPEC</text:span><text:span text:style-name="T3">,</text:span><text:span text:style-name="T6">PAT</text:span><text:span text:style-name="T3">,</text:span><text:span text:style-name="T6">WAIT</text:span><text:span text:style-name="T3">:'</text:span><text:span text:style-name="T2">LRHC </text:span><text:span text:style-name="T4">Q</text:span><text:span text:style-name="T3">:</text:span><text:span text:style-name="T2">LREN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HDR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"AD"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ACC</text:span><text:span text:style-name="T3">=</text:span><text:span text:style-name="T5">"" </text:span><text:span text:style-name="T4">F  S </text:span><text:span text:style-name="T2">LRACC</text:span><text:span text:style-name="T3">=</text:span><text:span text:style-name="T4">$O</text:span><text:span text:style-name="T3">(^LR(</text:span><text:span text:style-name="T5">"AD"</text:span><text:span text:style-name="T3">,</text:span><text:span text:style-name="T2">LRDT</text:span><text:span text:style-name="T3">,</text:span><text:span text:style-name="T2">LRBUG</text:span><text:span text:style-name="T3">,</text:span><text:span text:style-name="T2">LRACC</text:span><text:span text:style-name="T3">)) </text:span><text:span text:style-name="T4">Q</text:span><text:span text:style-name="T3">:</text:span><text:span text:style-name="T2">LRACC</text:span><text:span text:style-name="T3">=</text:span><text:span text:style-name="T5">""  </text:span><text:span text:style-name="T4">S </text:span><text:span text:style-name="T2">LRDFN</text:span><text:span text:style-name="T3">=^(</text:span><text:span text:style-name="T2">LRACC</text:span><text:span text:style-name="T3">) </text:span><text:span text:style-name="T4">D </text:span><text:span text:style-name="T6">SPEC</text:span><text:span text:style-name="T3">,</text:span><text:span text:style-name="T6">PAT</text:span><text:span text:style-name="T3">,</text:span><text:span text:style-name="T6">WAIT</text:span><text:span text:style-name="T3">:'</text:span><text:span text:style-name="T2">LRHC </text:span><text:span text:style-name="T4">Q</text:span><text:span text:style-name="T3">:</text:span><text:span text:style-name="T2">LREN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8">
          <table:table-cell table:style-name="ce2" office:value-type="string" calcext:value-type="string">
            <text:p>LRMIHDR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10" office:value-type="string" calcext:value-type="string">
            <text:p>SPEC <text:span text:style-name="T1">S </text:span><text:span text:style-name="T3">(</text:span><text:span text:style-name="T2">LRIDT</text:span><text:span text:style-name="T3">,</text:span><text:span text:style-name="T2">LRSPEC</text:span><text:span text:style-name="T3">,</text:span><text:span text:style-name="T2">LRSAMP</text:span><text:span text:style-name="T3">)=0 </text:span><text:span text:style-name="T4">F  S </text:span><text:span text:style-name="T2">LRIDT</text:span><text:span text:style-name="T3">=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)) </text:span><text:span text:style-name="T4">Q</text:span><text:span text:style-name="T3">:</text:span><text:span text:style-name="T2">LRIDT</text:span><text:span text:style-name="T3">&lt;1  </text:span><text:span text:style-name="T4">I $D</text:span><text:span text:style-name="T3">(^(</text:span><text:span text:style-name="T2">LRIDT</text:span><text:span text:style-name="T3">,0)),</text:span><text:span text:style-name="T4">$E</text:span><text:span text:style-name="T3">(</text:span><text:span text:style-name="T2">LRACC</text:span><text:span text:style-name="T3">,1,</text:span><text:span text:style-name="T4">$L</text:span><text:span text:style-name="T3">(</text:span><text:span text:style-name="T2">LRACC</text:span><text:span text:style-name="T3">)-1)=</text:span><text:span text:style-name="T4">$P</text:span><text:span text:style-name="T3">(^(0),</text:span><text:span text:style-name="T2">U</text:span><text:span text:style-name="T3">,6) </text:span><text:span text:style-name="T4">S </text:span><text:span text:style-name="T2">LRSPEC</text:span><text:span text:style-name="T3">=+</text:span><text:span text:style-name="T4">$P</text:span><text:span text:style-name="T3">(^(0),</text:span><text:span text:style-name="T2">U</text:span><text:span text:style-name="T3">,5),</text:span><text:span text:style-name="T2">LRSAMP</text:span><text:span text:style-name="T3">=+</text:span><text:span text:style-name="T4">$P</text:span><text:span text:style-name="T3">(^(0),</text:span><text:span text:style-name="T2">U</text:span><text:span text:style-name="T3">,11) </text:span><text:span text:style-name="T4">W</text:span><text:span text:style-name="T3">:</text:span><text:span text:style-name="T2">LRSPEC</text:span><text:span text:style-name="T3">!</text:span><text:span text:style-name="T2">LRSAMP </text:span><text:span text:style-name="T3">!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8">
          <table:table-cell table:style-name="ce2" office:value-type="string" calcext:value-type="string">
            <text:p>LRMIHDR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10" office:value-type="string" calcext:value-type="string">
            <text:p>SPEC <text:span text:style-name="T1">S </text:span><text:span text:style-name="T3">(</text:span><text:span text:style-name="T2">LRIDT</text:span><text:span text:style-name="T3">,</text:span><text:span text:style-name="T2">LRSPEC</text:span><text:span text:style-name="T3">,</text:span><text:span text:style-name="T2">LRSAMP</text:span><text:span text:style-name="T3">)=0 </text:span><text:span text:style-name="T4">F  S </text:span><text:span text:style-name="T2">LRIDT</text:span><text:span text:style-name="T3">=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)) </text:span><text:span text:style-name="T4">Q</text:span><text:span text:style-name="T3">:</text:span><text:span text:style-name="T2">LRIDT</text:span><text:span text:style-name="T3">&lt;1  </text:span><text:span text:style-name="T4">I $D</text:span><text:span text:style-name="T3">(^(</text:span><text:span text:style-name="T2">LRIDT</text:span><text:span text:style-name="T3">,0)),</text:span><text:span text:style-name="T4">$E</text:span><text:span text:style-name="T3">(</text:span><text:span text:style-name="T2">LRACC</text:span><text:span text:style-name="T3">,1,</text:span><text:span text:style-name="T4">$L</text:span><text:span text:style-name="T3">(</text:span><text:span text:style-name="T2">LRACC</text:span><text:span text:style-name="T3">)-1)=</text:span><text:span text:style-name="T4">$P</text:span><text:span text:style-name="T3">(^(0),</text:span><text:span text:style-name="T2">U</text:span><text:span text:style-name="T3">,6) </text:span><text:span text:style-name="T4">S </text:span><text:span text:style-name="T2">LRSPEC</text:span><text:span text:style-name="T3">=+</text:span><text:span text:style-name="T4">$P</text:span><text:span text:style-name="T3">(^(0),</text:span><text:span text:style-name="T2">U</text:span><text:span text:style-name="T3">,5),</text:span><text:span text:style-name="T2">LRSAMP</text:span><text:span text:style-name="T3">=+</text:span><text:span text:style-name="T4">$P</text:span><text:span text:style-name="T3">(^(0),</text:span><text:span text:style-name="T2">U</text:span><text:span text:style-name="T3">,11) </text:span><text:span text:style-name="T4">W</text:span><text:span text:style-name="T3">:</text:span><text:span text:style-name="T2">LRSPEC</text:span><text:span text:style-name="T3">!</text:span><text:span text:style-name="T2">LRSAMP </text:span><text:span text:style-name="T3">!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HD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2,</text:p>
          </table:table-cell>
          <table:table-cell table:style-name="ce6" office:value-type="string" calcext:value-type="string">
            <text:p>COLLECTION SAMPLE</text:p>
          </table:table-cell>
          <table:table-cell table:style-name="ce9" office:value-type="string" calcext:value-type="string">
            <text:p> <text:span text:style-name="T1">I </text:span><text:span text:style-name="T2">LRSAMP</text:span><text:span text:style-name="T3">,</text:span><text:span text:style-name="T4">$D</text:span><text:span text:style-name="T3">(^LAB(62,</text:span><text:span text:style-name="T2">LRSAMP</text:span><text:span text:style-name="T3">,0)) </text:span><text:span text:style-name="T4">W </text:span><text:span text:style-name="T3">?4,</text:span><text:span text:style-name="T5">" COLLECTION SAMPLE: "</text:span><text:span text:style-name="T3">,</text:span><text:span text:style-name="T4">$P</text:span><text:span text:style-name="T3">(^(0),</text:span><text:span text:style-name="T2">U</text:span><text:span text:style-name="T3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HD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2,</text:p>
          </table:table-cell>
          <table:table-cell table:style-name="ce6" office:value-type="string" calcext:value-type="string">
            <text:p>COLLECTION SAMPLE</text:p>
          </table:table-cell>
          <table:table-cell table:style-name="ce9" office:value-type="string" calcext:value-type="string">
            <text:p> <text:span text:style-name="T1">I </text:span><text:span text:style-name="T2">LRSAMP</text:span><text:span text:style-name="T3">,</text:span><text:span text:style-name="T4">$D</text:span><text:span text:style-name="T3">(^LAB(62,</text:span><text:span text:style-name="T2">LRSAMP</text:span><text:span text:style-name="T3">,0)) </text:span><text:span text:style-name="T4">W </text:span><text:span text:style-name="T3">?4,</text:span><text:span text:style-name="T5">" COLLECTION SAMPLE: "</text:span><text:span text:style-name="T3">,</text:span><text:span text:style-name="T4">$P</text:span><text:span text:style-name="T3">(^(0),</text:span><text:span text:style-name="T2">U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HDR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1,</text:p>
          </table:table-cell>
          <table:table-cell table:style-name="ce6" office:value-type="string" calcext:value-type="string">
            <text:p>TOPOGRAPHY FIELD</text:p>
          </table:table-cell>
          <table:table-cell table:style-name="ce9" office:value-type="string" calcext:value-type="string">
            <text:p> <text:span text:style-name="T1">I </text:span><text:span text:style-name="T2">LRSPEC</text:span><text:span text:style-name="T3">,</text:span><text:span text:style-name="T4">$D</text:span><text:span text:style-name="T3">(^LAB(61,</text:span><text:span text:style-name="T2">LRSPEC</text:span><text:span text:style-name="T3">,0)) </text:span><text:span text:style-name="T4">W </text:span><text:span text:style-name="T3">?40,</text:span><text:span text:style-name="T5">" SPECIMEN: "</text:span><text:span text:style-name="T3">,</text:span><text:span text:style-name="T4">$P</text:span><text:span text:style-name="T3">(^(0),</text:span><text:span text:style-name="T2">U</text:span><text:span text:style-name="T3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HDR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1,</text:p>
          </table:table-cell>
          <table:table-cell table:style-name="ce6" office:value-type="string" calcext:value-type="string">
            <text:p>TOPOGRAPHY FIELD</text:p>
          </table:table-cell>
          <table:table-cell table:style-name="ce9" office:value-type="string" calcext:value-type="string">
            <text:p> <text:span text:style-name="T1">I </text:span><text:span text:style-name="T2">LRSPEC</text:span><text:span text:style-name="T3">,</text:span><text:span text:style-name="T4">$D</text:span><text:span text:style-name="T3">(^LAB(61,</text:span><text:span text:style-name="T2">LRSPEC</text:span><text:span text:style-name="T3">,0)) </text:span><text:span text:style-name="T4">W </text:span><text:span text:style-name="T3">?40,</text:span><text:span text:style-name="T5">" SPECIMEN: "</text:span><text:span text:style-name="T3">,</text:span><text:span text:style-name="T4">$P</text:span><text:span text:style-name="T3">(^(0),</text:span><text:span text:style-name="T2">U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HDR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DIC(+LRDPF,</text:p>
          </table:table-cell>
          <table:table-cell table:style-name="ce6" office:value-type="string" calcext:value-type="string">
            <text:p>FILE</text:p>
          </table:table-cell>
          <table:table-cell table:style-name="ce9" office:value-type="string" calcext:value-type="string">
            <text:p> <text:span text:style-name="T1">W </text:span><text:span text:style-name="T3">!! </text:span><text:span text:style-name="T4">S </text:span><text:span text:style-name="T2">LRDPF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2),</text:span><text:span text:style-name="T2">DFN</text:span><text:span text:style-name="T3">=</text:span><text:span text:style-name="T4">$P</text:span><text:span text:style-name="T3">(^(0),</text:span><text:span text:style-name="T2">U</text:span><text:span text:style-name="T3">,3),</text:span><text:span text:style-name="T2">DIC</text:span><text:span text:style-name="T3">=^DIC(+</text:span><text:span text:style-name="T2">LRDPF</text:span><text:span text:style-name="T3">,0,</text:span><text:span text:style-name="T5">"GL"</text:span><text:span text:style-name="T3">) </text:span><text:span text:style-name="T4">D </text:span><text:span text:style-name="T6">PT</text:span><text:span text:style-name="T3">^LRX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HDR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DIC(+LRDPF,</text:p>
          </table:table-cell>
          <table:table-cell table:style-name="ce6" office:value-type="string" calcext:value-type="string">
            <text:p>FILE</text:p>
          </table:table-cell>
          <table:table-cell table:style-name="ce9" office:value-type="string" calcext:value-type="string">
            <text:p> <text:span text:style-name="T1">W </text:span><text:span text:style-name="T3">!! </text:span><text:span text:style-name="T4">S </text:span><text:span text:style-name="T2">LRDPF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2),</text:span><text:span text:style-name="T2">DFN</text:span><text:span text:style-name="T3">=</text:span><text:span text:style-name="T4">$P</text:span><text:span text:style-name="T3">(^(0),</text:span><text:span text:style-name="T2">U</text:span><text:span text:style-name="T3">,3),</text:span><text:span text:style-name="T2">DIC</text:span><text:span text:style-name="T3">=^DIC(+</text:span><text:span text:style-name="T2">LRDPF</text:span><text:span text:style-name="T3">,0,</text:span><text:span text:style-name="T5">"GL"</text:span><text:span text:style-name="T3">) </text:span><text:span text:style-name="T4">D </text:span><text:span text:style-name="T6">PT</text:span><text:span text:style-name="T3">^LRX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HDR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DIC(+LRDPF,</text:p>
          </table:table-cell>
          <table:table-cell table:style-name="ce6" office:value-type="string" calcext:value-type="string">
            <text:p>FILE</text:p>
          </table:table-cell>
          <table:table-cell table:style-name="ce9" office:value-type="string" calcext:value-type="string">
            <text:p> <text:span text:style-name="T1">W </text:span><text:span text:style-name="T3">!! </text:span><text:span text:style-name="T4">S </text:span><text:span text:style-name="T2">LRDPF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2),</text:span><text:span text:style-name="T2">DFN</text:span><text:span text:style-name="T3">=</text:span><text:span text:style-name="T4">$P</text:span><text:span text:style-name="T3">(^(0),</text:span><text:span text:style-name="T2">U</text:span><text:span text:style-name="T3">,3),</text:span><text:span text:style-name="T2">DIC</text:span><text:span text:style-name="T3">=^DIC(+</text:span><text:span text:style-name="T2">LRDPF</text:span><text:span text:style-name="T3">,0,</text:span><text:span text:style-name="T5">"GL"</text:span><text:span text:style-name="T3">) </text:span><text:span text:style-name="T4">D </text:span><text:span text:style-name="T6">PT</text:span><text:span text:style-name="T3">^LRX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HDR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DIC(+LRDPF,</text:p>
          </table:table-cell>
          <table:table-cell table:style-name="ce6" office:value-type="string" calcext:value-type="string">
            <text:p>FILE</text:p>
          </table:table-cell>
          <table:table-cell table:style-name="ce9" office:value-type="string" calcext:value-type="string">
            <text:p> <text:span text:style-name="T1">W </text:span><text:span text:style-name="T3">!! </text:span><text:span text:style-name="T4">S </text:span><text:span text:style-name="T2">LRDPF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2),</text:span><text:span text:style-name="T2">DFN</text:span><text:span text:style-name="T3">=</text:span><text:span text:style-name="T4">$P</text:span><text:span text:style-name="T3">(^(0),</text:span><text:span text:style-name="T2">U</text:span><text:span text:style-name="T3">,3),</text:span><text:span text:style-name="T2">DIC</text:span><text:span text:style-name="T3">=^DIC(+</text:span><text:span text:style-name="T2">LRDPF</text:span><text:span text:style-name="T3">,0,</text:span><text:span text:style-name="T5">"GL"</text:span><text:span text:style-name="T3">) </text:span><text:span text:style-name="T4">D </text:span><text:span text:style-name="T6">PT</text:span><text:span text:style-name="T3">^LRX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HDR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IC(10,</text:p>
          </table:table-cell>
          <table:table-cell table:style-name="ce6" office:value-type="string" calcext:value-type="string">
            <text:p>RACE</text:p>
          </table:table-cell>
          <table:table-cell table:style-name="ce9" office:value-type="string" calcext:value-type="string">
            <text:p> <text:span text:style-name="T1">E  S </text:span><text:span text:style-name="T2">X</text:span><text:span text:style-name="T3">=</text:span><text:span text:style-name="T2">DIC</text:span><text:span text:style-name="T3">_</text:span><text:span text:style-name="T5">"DFN"</text:span><text:span text:style-name="T3">_</text:span><text:span text:style-name="T5">",0)"</text:span><text:span text:style-name="T3">,</text:span><text:span text:style-name="T2">LRRACE</text:span><text:span text:style-name="T3">=</text:span><text:span text:style-name="T4">$P</text:span><text:span text:style-name="T3">(</text:span><text:span text:style-name="T4">$G</text:span><text:span text:style-name="T3">(^DIC(10,+</text:span><text:span text:style-name="T4">$P</text:span><text:span text:style-name="T3">(@</text:span><text:span text:style-name="T2">X</text:span><text:span text:style-name="T3">,</text:span><text:span text:style-name="T2">U</text:span><text:span text:style-name="T3">,6),0)),</text:span><text:span text:style-name="T2">U</text:span><text:span text:style-name="T3">) </text:span><text:span text:style-name="T4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HDR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IC(10,</text:p>
          </table:table-cell>
          <table:table-cell table:style-name="ce6" office:value-type="string" calcext:value-type="string">
            <text:p>RACE</text:p>
          </table:table-cell>
          <table:table-cell table:style-name="ce9" office:value-type="string" calcext:value-type="string">
            <text:p> <text:span text:style-name="T1">E  S </text:span><text:span text:style-name="T2">X</text:span><text:span text:style-name="T3">=</text:span><text:span text:style-name="T2">DIC</text:span><text:span text:style-name="T3">_</text:span><text:span text:style-name="T5">"DFN"</text:span><text:span text:style-name="T3">_</text:span><text:span text:style-name="T5">",0)"</text:span><text:span text:style-name="T3">,</text:span><text:span text:style-name="T2">LRRACE</text:span><text:span text:style-name="T3">=</text:span><text:span text:style-name="T4">$P</text:span><text:span text:style-name="T3">(</text:span><text:span text:style-name="T4">$G</text:span><text:span text:style-name="T3">(^DIC(10,+</text:span><text:span text:style-name="T4">$P</text:span><text:span text:style-name="T3">(@</text:span><text:span text:style-name="T2">X</text:span><text:span text:style-name="T3">,</text:span><text:span text:style-name="T2">U</text:span><text:span text:style-name="T3">,6),0)),</text:span><text:span text:style-name="T2">U</text:span><text:span text:style-name="T3">) </text:span><text:span text:style-name="T4">D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HDR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IC(10,</text:p>
          </table:table-cell>
          <table:table-cell table:style-name="ce6" office:value-type="string" calcext:value-type="string">
            <text:p>RACE</text:p>
          </table:table-cell>
          <table:table-cell table:style-name="ce9" office:value-type="string" calcext:value-type="string">
            <text:p> . <text:span text:style-name="T1">S </text:span><text:span text:style-name="T2">X</text:span><text:span text:style-name="T3">=</text:span><text:span text:style-name="T2">DIC</text:span><text:span text:style-name="T3">_</text:span><text:span text:style-name="T2">DFN</text:span><text:span text:style-name="T3">_</text:span><text:span text:style-name="T5">",.13)"</text:span><text:span text:style-name="T3">,</text:span><text:span text:style-name="T2">LRPHONE</text:span><text:span text:style-name="T3">=</text:span><text:span text:style-name="T4">$S</text:span><text:span text:style-name="T3">(</text:span><text:span text:style-name="T4">$D</text:span><text:span text:style-name="T3">(@</text:span><text:span text:style-name="T2">X</text:span><text:span text:style-name="T3">):</text:span><text:span text:style-name="T4">$P</text:span><text:span text:style-name="T3">(^(.13),</text:span><text:span text:style-name="T2">U</text:span><text:span text:style-name="T3">),1:</text:span><text:span text:style-name="T5">""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HDR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DIC(10,</text:p>
          </table:table-cell>
          <table:table-cell table:style-name="ce6" office:value-type="string" calcext:value-type="string">
            <text:p>RACE</text:p>
          </table:table-cell>
          <table:table-cell table:style-name="ce9" office:value-type="string" calcext:value-type="string">
            <text:p> . <text:span text:style-name="T1">S </text:span><text:span text:style-name="T2">X</text:span><text:span text:style-name="T3">=</text:span><text:span text:style-name="T2">DIC</text:span><text:span text:style-name="T3">_</text:span><text:span text:style-name="T2">DFN</text:span><text:span text:style-name="T3">_</text:span><text:span text:style-name="T5">",.13)"</text:span><text:span text:style-name="T3">,</text:span><text:span text:style-name="T2">LRPHONE</text:span><text:span text:style-name="T3">=</text:span><text:span text:style-name="T4">$S</text:span><text:span text:style-name="T3">(</text:span><text:span text:style-name="T4">$D</text:span><text:span text:style-name="T3">(@</text:span><text:span text:style-name="T2">X</text:span><text:span text:style-name="T3">):</text:span><text:span text:style-name="T4">$P</text:span><text:span text:style-name="T3">(^(.13),</text:span><text:span text:style-name="T2">U</text:span><text:span text:style-name="T3">),1:</text:span><text:span text:style-name="T5">""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HDR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IC(10,</text:p>
          </table:table-cell>
          <table:table-cell table:style-name="ce6" office:value-type="string" calcext:value-type="string">
            <text:p>RACE</text:p>
          </table:table-cell>
          <table:table-cell table:style-name="ce9" office:value-type="string" calcext:value-type="string">
            <text:p> . <text:span text:style-name="T1">S </text:span><text:span text:style-name="T2">X</text:span><text:span text:style-name="T3">=</text:span><text:span text:style-name="T2">DIC</text:span><text:span text:style-name="T3">_</text:span><text:span text:style-name="T2">DFN</text:span><text:span text:style-name="T3">_</text:span><text:span text:style-name="T5">",0)"</text:span><text:span text:style-name="T3">,</text:span><text:span text:style-name="T2">X</text:span><text:span text:style-name="T3">=@</text:span><text:span text:style-name="T2">X</text:span><text:span text:style-name="T3">,</text:span><text:span text:style-name="T2">LRRACE</text:span><text:span text:style-name="T3">=</text:span><text:span text:style-name="T4">$P</text:span><text:span text:style-name="T3">(</text:span><text:span text:style-name="T2">X</text:span><text:span text:style-name="T3">,</text:span><text:span text:style-name="T2">U</text:span><text:span text:style-name="T3">,6),</text:span><text:span text:style-name="T2">LRMARST</text:span><text:span text:style-name="T3">=</text:span><text:span text:style-name="T4">$P</text:span><text:span text:style-name="T3">(</text:span><text:span text:style-name="T2">X</text:span><text:span text:style-name="T3">,</text:span><text:span text:style-name="T2">U</text:span><text:span text:style-name="T3">,5),</text:span><text:span text:style-name="T2">LROCCU</text:span><text:span text:style-name="T3">=</text:span><text:span text:style-name="T4">$P</text:span><text:span text:style-name="T3">(</text:span><text:span text:style-name="T2">X</text:span><text:span text:style-name="T3">,</text:span><text:span text:style-name="T2">U</text:span><text:span text:style-name="T3">,7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HDR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DIC(10,</text:p>
          </table:table-cell>
          <table:table-cell table:style-name="ce6" office:value-type="string" calcext:value-type="string">
            <text:p>RACE</text:p>
          </table:table-cell>
          <table:table-cell table:style-name="ce9" office:value-type="string" calcext:value-type="string">
            <text:p> . <text:span text:style-name="T1">I </text:span><text:span text:style-name="T2">LRRACE </text:span><text:span text:style-name="T4">S </text:span><text:span text:style-name="T2">LRRACE</text:span><text:span text:style-name="T3">=</text:span><text:span text:style-name="T4">$S</text:span><text:span text:style-name="T3">(</text:span><text:span text:style-name="T4">$D</text:span><text:span text:style-name="T3">(^DIC(10,</text:span><text:span text:style-name="T2">LRRACE</text:span><text:span text:style-name="T3">,0)):</text:span><text:span text:style-name="T4">$P</text:span><text:span text:style-name="T3">(^(0),</text:span><text:span text:style-name="T2">U</text:span><text:span text:style-name="T3">),1:</text:span><text:span text:style-name="T5">""</text:span><text:span text:style-name="T3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HDR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DIC(10,</text:p>
          </table:table-cell>
          <table:table-cell table:style-name="ce6" office:value-type="string" calcext:value-type="string">
            <text:p>RACE</text:p>
          </table:table-cell>
          <table:table-cell table:style-name="ce9" office:value-type="string" calcext:value-type="string">
            <text:p> . <text:span text:style-name="T1">I </text:span><text:span text:style-name="T2">LRRACE </text:span><text:span text:style-name="T4">S </text:span><text:span text:style-name="T2">LRRACE</text:span><text:span text:style-name="T3">=</text:span><text:span text:style-name="T4">$S</text:span><text:span text:style-name="T3">(</text:span><text:span text:style-name="T4">$D</text:span><text:span text:style-name="T3">(^DIC(10,</text:span><text:span text:style-name="T2">LRRACE</text:span><text:span text:style-name="T3">,0)):</text:span><text:span text:style-name="T4">$P</text:span><text:span text:style-name="T3">(^(0),</text:span><text:span text:style-name="T2">U</text:span><text:span text:style-name="T3">),1:</text:span><text:span text:style-name="T5">""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HDR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DIC(11,</text:p>
          </table:table-cell>
          <table:table-cell table:style-name="ce6" office:value-type="string" calcext:value-type="string">
            <text:p>MARITAL STATUS</text:p>
          </table:table-cell>
          <table:table-cell table:style-name="ce9" office:value-type="string" calcext:value-type="string">
            <text:p> . <text:span text:style-name="T1">I </text:span><text:span text:style-name="T2">LRMARST </text:span><text:span text:style-name="T4">S </text:span><text:span text:style-name="T2">LRMARST</text:span><text:span text:style-name="T3">=</text:span><text:span text:style-name="T4">$S</text:span><text:span text:style-name="T3">(</text:span><text:span text:style-name="T4">$D</text:span><text:span text:style-name="T3">(^DIC(11,</text:span><text:span text:style-name="T2">LRMARST</text:span><text:span text:style-name="T3">,0)):</text:span><text:span text:style-name="T4">$P</text:span><text:span text:style-name="T3">(^(0),</text:span><text:span text:style-name="T2">U</text:span><text:span text:style-name="T3">),1:</text:span><text:span text:style-name="T5">""</text:span><text:span text:style-name="T3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HDR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DIC(11,</text:p>
          </table:table-cell>
          <table:table-cell table:style-name="ce6" office:value-type="string" calcext:value-type="string">
            <text:p>MARITAL STATUS</text:p>
          </table:table-cell>
          <table:table-cell table:style-name="ce9" office:value-type="string" calcext:value-type="string">
            <text:p> . <text:span text:style-name="T1">I </text:span><text:span text:style-name="T2">LRMARST </text:span><text:span text:style-name="T4">S </text:span><text:span text:style-name="T2">LRMARST</text:span><text:span text:style-name="T3">=</text:span><text:span text:style-name="T4">$S</text:span><text:span text:style-name="T3">(</text:span><text:span text:style-name="T4">$D</text:span><text:span text:style-name="T3">(^DIC(11,</text:span><text:span text:style-name="T2">LRMARST</text:span><text:span text:style-name="T3">,0)):</text:span><text:span text:style-name="T4">$P</text:span><text:span text:style-name="T3">(^(0),</text:span><text:span text:style-name="T2">U</text:span><text:span text:style-name="T3">),1:</text:span><text:span text:style-name="T5">""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HDR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IC(11,</text:p>
          </table:table-cell>
          <table:table-cell table:style-name="ce6" office:value-type="string" calcext:value-type="string">
            <text:p>MARITAL STATUS</text:p>
          </table:table-cell>
          <table:table-cell table:style-name="ce9" office:value-type="string" calcext:value-type="string">
            <text:p> <text:span text:style-name="T1">W </text:span><text:span text:style-name="T3">?59,</text:span><text:span text:style-name="T5">" PRESS '^' TO STOP " </text:span><text:span text:style-name="T4">R </text:span><text:span text:style-name="T2">X</text:span><text:span text:style-name="T3">:</text:span><text:span text:style-name="T2">DTIME </text:span><text:span text:style-name="T4">S</text:span><text:span text:style-name="T3">:</text:span><text:span text:style-name="T2">X</text:span><text:span text:style-name="T3">=</text:span><text:span text:style-name="T5">"" </text:span><text:span text:style-name="T2">X</text:span><text:span text:style-name="T3">=1 </text:span><text:span text:style-name="T4">S </text:span><text:span text:style-name="T2">LREND</text:span><text:span text:style-name="T3">=</text:span><text:span text:style-name="T5">".^"</text:span><text:span text:style-name="T3">[</text:span><text:span text:style-name="T2">X </text:span><text:span text:style-name="T4">W</text:span><text:span text:style-name="T3">:'</text:span><text:span text:style-name="T2">LREND </text:span><text:span text:style-name="T3">@</text:span><text:span text:style-name="T2">IOF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W @IOF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RMIL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D </text:span><text:span text:style-name="T6">LRINST </text:span><text:span text:style-name="T4">G </text:span><text:span text:style-name="T6">END</text:span><text:span text:style-name="T3">:</text:span><text:span text:style-name="T2">LRINST</text:span><text:span text:style-name="T3">&lt;1,</text:span><text:span text:style-name="T6">END</text:span><text:span text:style-name="T3">:</text:span><text:span text:style-name="T2">LRDAA</text:span><text:span text:style-name="T3">&lt;1 </text:span><text:span text:style-name="T4">W </text:span><text:span text:style-name="T3">!,</text:span><text:span text:style-name="T5">"Select only from the "</text:span><text:span text:style-name="T3">,</text:span><text:span text:style-name="T4">$P</text:span><text:span text:style-name="T3">(^LRO(68,</text:span><text:span text:style-name="T2">LRDAA</text:span><text:span text:style-name="T3">,0),</text:span><text:span text:style-name="T2">U</text:span><text:span text:style-name="T3">),</text:span><text:span text:style-name="T5">" accession area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LL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O(68.2,</text:p>
          </table:table-cell>
          <table:table-cell table:style-name="ce6" office:value-type="string" calcext:value-type="string">
            <text:p>LOAD/WORK LIST</text:p>
          </table:table-cell>
          <table:table-cell table:style-name="ce10" office:value-type="string" calcext:value-type="string">
            <text:p>IN5 <text:span text:style-name="T1">X </text:span><text:span text:style-name="T2">LRTRANS </text:span><text:span text:style-name="T4">I </text:span><text:span text:style-name="T3">'</text:span><text:span text:style-name="T4">$D</text:span><text:span text:style-name="T3">(^LRO(68.2,</text:span><text:span text:style-name="T2">LRINST</text:span><text:span text:style-name="T3">,1,</text:span><text:span text:style-name="T2">LRTRAY</text:span><text:span text:style-name="T3">,1,0)) </text:span><text:span text:style-name="T4">S </text:span><text:span text:style-name="T3">^(0)=</text:span><text:span text:style-name="T5">"^68.22PA^^"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LL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LRO(68.2,</text:p>
          </table:table-cell>
          <table:table-cell table:style-name="ce6" office:value-type="string" calcext:value-type="string">
            <text:p>LOAD/WORK LIST</text:p>
          </table:table-cell>
          <table:table-cell table:style-name="ce10" office:value-type="string" calcext:value-type="string">
            <text:p>IN5 <text:span text:style-name="T1">X </text:span><text:span text:style-name="T2">LRTRANS </text:span><text:span text:style-name="T4">I </text:span><text:span text:style-name="T3">'</text:span><text:span text:style-name="T4">$D</text:span><text:span text:style-name="T3">(^LRO(68.2,</text:span><text:span text:style-name="T2">LRINST</text:span><text:span text:style-name="T3">,1,</text:span><text:span text:style-name="T2">LRTRAY</text:span><text:span text:style-name="T3">,1,0)) </text:span><text:span text:style-name="T4">S </text:span><text:span text:style-name="T3">^(0)=</text:span><text:span text:style-name="T5">"^68.22PA^^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LL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.2,</text:p>
          </table:table-cell>
          <table:table-cell table:style-name="ce6" office:value-type="string" calcext:value-type="string">
            <text:p>LOAD/WORK LIST</text:p>
          </table:table-cell>
          <table:table-cell table:style-name="ce10" office:value-type="string" calcext:value-type="string">
            <text:p>IN5 <text:span text:style-name="T1">X </text:span><text:span text:style-name="T2">LRTRANS </text:span><text:span text:style-name="T4">I </text:span><text:span text:style-name="T3">'</text:span><text:span text:style-name="T4">$D</text:span><text:span text:style-name="T3">(^LRO(68.2,</text:span><text:span text:style-name="T2">LRINST</text:span><text:span text:style-name="T3">,1,</text:span><text:span text:style-name="T2">LRTRAY</text:span><text:span text:style-name="T3">,1,0)) </text:span><text:span text:style-name="T4">S </text:span><text:span text:style-name="T3">^(0)=</text:span><text:span text:style-name="T5">"^68.22PA^^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LL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10" office:value-type="string" calcext:value-type="string">
            <text:p>IN7 <text:span text:style-name="T1">R </text:span><text:span text:style-name="T3">!!,</text:span><text:span text:style-name="T5">"Next Accession NUMBER: "</text:span><text:span text:style-name="T3">,</text:span><text:span text:style-name="T2">LRAN</text:span><text:span text:style-name="T3">:</text:span><text:span text:style-name="T2">DTIME </text:span><text:span text:style-name="T4">G </text:span><text:span text:style-name="T6">FINISH</text:span><text:span text:style-name="T3">:'</text:span><text:span text:style-name="T4">$T</text:span><text:span text:style-name="T3">!(</text:span><text:span text:style-name="T2">LRAN</text:span><text:span text:style-name="T3">[</text:span><text:span text:style-name="T5">"^"</text:span><text:span text:style-name="T3">)!(</text:span><text:span text:style-name="T2">LRAN</text:span><text:span text:style-name="T3">'&gt;0) </text:span><text:span text:style-name="T4">I $D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0)) </text:span><text:span text:style-name="T4">G </text:span><text:span text:style-name="T6">IN2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L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CREMENTAL LOCK</text:p>
          </table:table-cell>
          <table:table-cell table:style-name="ce6" office:value-type="string" calcext:value-type="string">
            <text:p>^LRO(68.2,</text:p>
          </table:table-cell>
          <table:table-cell table:style-name="ce6" office:value-type="string" calcext:value-type="string">
            <text:p>LOAD/WORK LIST</text:p>
          </table:table-cell>
          <table:table-cell table:style-name="ce10" office:value-type="string" calcext:value-type="string">
            <text:p>FINISH <text:span text:style-name="T1">L </text:span><text:span text:style-name="T3">+^LRO(68.2,</text:span><text:span text:style-name="T2">LRINST</text:span><text:span text:style-name="T3">) </text:span><text:span text:style-name="T4">S </text:span><text:span text:style-name="T3">^LRO(68.2,</text:span><text:span text:style-name="T2">LRINST</text:span><text:span text:style-name="T3">,3)=0,</text:span><text:span text:style-name="T4">$P</text:span><text:span text:style-name="T3">(^(2),</text:span><text:span text:style-name="T2">U</text:span><text:span text:style-name="T3">,4,5)=</text:span><text:span text:style-name="T2">LRTRAY</text:span><text:span text:style-name="T3">_</text:span><text:span text:style-name="T2">U</text:span><text:span text:style-name="T3">_</text:span><text:span text:style-name="T2">LRCUP </text:span><text:span text:style-name="T4">L </text:span><text:span text:style-name="T3">-^LRO(68.2,</text:span><text:span text:style-name="T2">LRINST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need for an expanded API for (UN)LOCK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L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CREMENTAL UNLOCK</text:p>
          </table:table-cell>
          <table:table-cell table:style-name="ce6" office:value-type="string" calcext:value-type="string">
            <text:p>^LRO(68.2,</text:p>
          </table:table-cell>
          <table:table-cell table:style-name="ce6" office:value-type="string" calcext:value-type="string">
            <text:p>LOAD/WORK LIST</text:p>
          </table:table-cell>
          <table:table-cell table:style-name="ce10" office:value-type="string" calcext:value-type="string">
            <text:p>FINISH <text:span text:style-name="T1">L </text:span><text:span text:style-name="T3">+^LRO(68.2,</text:span><text:span text:style-name="T2">LRINST</text:span><text:span text:style-name="T3">) </text:span><text:span text:style-name="T4">S </text:span><text:span text:style-name="T3">^LRO(68.2,</text:span><text:span text:style-name="T2">LRINST</text:span><text:span text:style-name="T3">,3)=0,</text:span><text:span text:style-name="T4">$P</text:span><text:span text:style-name="T3">(^(2),</text:span><text:span text:style-name="T2">U</text:span><text:span text:style-name="T3">,4,5)=</text:span><text:span text:style-name="T2">LRTRAY</text:span><text:span text:style-name="T3">_</text:span><text:span text:style-name="T2">U</text:span><text:span text:style-name="T3">_</text:span><text:span text:style-name="T2">LRCUP </text:span><text:span text:style-name="T4">L </text:span><text:span text:style-name="T3">-^LRO(68.2,</text:span><text:span text:style-name="T2">LRINST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need for an expanded API for (UN)LOCK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L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.2,</text:p>
          </table:table-cell>
          <table:table-cell table:style-name="ce6" office:value-type="string" calcext:value-type="string">
            <text:p>LOAD/WORK LIST</text:p>
          </table:table-cell>
          <table:table-cell table:style-name="ce10" office:value-type="string" calcext:value-type="string">
            <text:p>FINISH <text:span text:style-name="T1">L </text:span><text:span text:style-name="T3">+^LRO(68.2,</text:span><text:span text:style-name="T2">LRINST</text:span><text:span text:style-name="T3">) </text:span><text:span text:style-name="T4">S </text:span><text:span text:style-name="T3">^LRO(68.2,</text:span><text:span text:style-name="T2">LRINST</text:span><text:span text:style-name="T3">,3)=0,</text:span><text:span text:style-name="T4">$P</text:span><text:span text:style-name="T3">(^(2),</text:span><text:span text:style-name="T2">U</text:span><text:span text:style-name="T3">,4,5)=</text:span><text:span text:style-name="T2">LRTRAY</text:span><text:span text:style-name="T3">_</text:span><text:span text:style-name="T2">U</text:span><text:span text:style-name="T3">_</text:span><text:span text:style-name="T2">LRCUP </text:span><text:span text:style-name="T4">L </text:span><text:span text:style-name="T3">-^LRO(68.2,</text:span><text:span text:style-name="T2">LRINST</text:span><text:span text:style-name="T3">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L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PLUS</text:p>
          </table:table-cell>
          <table:table-cell table:style-name="ce6" office:value-type="string" calcext:value-type="string">
            <text:p>^LRO(68.2,</text:p>
          </table:table-cell>
          <table:table-cell table:style-name="ce6" office:value-type="string" calcext:value-type="string">
            <text:p>LOAD/WORK LIST</text:p>
          </table:table-cell>
          <table:table-cell table:style-name="ce10" office:value-type="string" calcext:value-type="string">
            <text:p>FINISH <text:span text:style-name="T1">L </text:span><text:span text:style-name="T3">+^LRO(68.2,</text:span><text:span text:style-name="T2">LRINST</text:span><text:span text:style-name="T3">) </text:span><text:span text:style-name="T4">S </text:span><text:span text:style-name="T3">^LRO(68.2,</text:span><text:span text:style-name="T2">LRINST</text:span><text:span text:style-name="T3">,3)=0,</text:span><text:span text:style-name="T4">$P</text:span><text:span text:style-name="T3">(^(2),</text:span><text:span text:style-name="T2">U</text:span><text:span text:style-name="T3">,4,5)=</text:span><text:span text:style-name="T2">LRTRAY</text:span><text:span text:style-name="T3">_</text:span><text:span text:style-name="T2">U</text:span><text:span text:style-name="T3">_</text:span><text:span text:style-name="T2">LRCUP </text:span><text:span text:style-name="T4">L </text:span><text:span text:style-name="T3">-^LRO(68.2,</text:span><text:span text:style-name="T2">LRINST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L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SET</text:p>
          </table:table-cell>
          <table:table-cell table:style-name="ce6" office:value-type="string" calcext:value-type="string">
            <text:p>^LRO(68.2,</text:p>
          </table:table-cell>
          <table:table-cell table:style-name="ce6" office:value-type="string" calcext:value-type="string">
            <text:p>LOAD/WORK LIST</text:p>
          </table:table-cell>
          <table:table-cell table:style-name="ce10" office:value-type="string" calcext:value-type="string">
            <text:p>FINISH <text:span text:style-name="T1">L </text:span><text:span text:style-name="T3">+^LRO(68.2,</text:span><text:span text:style-name="T2">LRINST</text:span><text:span text:style-name="T3">) </text:span><text:span text:style-name="T4">S </text:span><text:span text:style-name="T3">^LRO(68.2,</text:span><text:span text:style-name="T2">LRINST</text:span><text:span text:style-name="T3">,3)=0,</text:span><text:span text:style-name="T4">$P</text:span><text:span text:style-name="T3">(^(2),</text:span><text:span text:style-name="T2">U</text:span><text:span text:style-name="T3">,4,5)=</text:span><text:span text:style-name="T2">LRTRAY</text:span><text:span text:style-name="T3">_</text:span><text:span text:style-name="T2">U</text:span><text:span text:style-name="T3">_</text:span><text:span text:style-name="T2">LRCUP </text:span><text:span text:style-name="T4">L </text:span><text:span text:style-name="T3">-^LRO(68.2,</text:span><text:span text:style-name="T2">LRINST</text:span><text:span text:style-name="T3">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LL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CREMENTAL LOCK</text:p>
          </table:table-cell>
          <table:table-cell table:style-name="ce6" office:value-type="string" calcext:value-type="string">
            <text:p>^LRO(68.2,</text:p>
          </table:table-cell>
          <table:table-cell table:style-name="ce6" office:value-type="string" calcext:value-type="string">
            <text:p>LOAD/WORK LIST</text:p>
          </table:table-cell>
          <table:table-cell table:style-name="ce9" office:value-type="string" calcext:value-type="string">
            <text:p> <text:span text:style-name="T1">S </text:span><text:span text:style-name="T2">DIC</text:span><text:span text:style-name="T3">=</text:span><text:span text:style-name="T5">"^LRO(68.2,"</text:span><text:span text:style-name="T3">,</text:span><text:span text:style-name="T2">DIC</text:span><text:span text:style-name="T3">(0)=</text:span><text:span text:style-name="T5">"AEMZ" </text:span><text:span text:style-name="T4">D </text:span><text:span text:style-name="T3">^DIC </text:span><text:span text:style-name="T4">S </text:span><text:span text:style-name="T2">LRINST</text:span><text:span text:style-name="T3">=+</text:span><text:span text:style-name="T2">Y </text:span><text:span text:style-name="T4">Q</text:span><text:span text:style-name="T3">:</text:span><text:span text:style-name="T2">Y</text:span><text:span text:style-name="T3">&lt;1  </text:span><text:span text:style-name="T4">L </text:span><text:span text:style-name="T3">+^LRO(68.2,</text:span><text:span text:style-name="T2">LRINST</text:span><text:span text:style-name="T3">,3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need for an expanded API for (UN)LOCK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LL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PLUS</text:p>
          </table:table-cell>
          <table:table-cell table:style-name="ce6" office:value-type="string" calcext:value-type="string">
            <text:p>^LRO(68.2,</text:p>
          </table:table-cell>
          <table:table-cell table:style-name="ce6" office:value-type="string" calcext:value-type="string">
            <text:p>LOAD/WORK LIST</text:p>
          </table:table-cell>
          <table:table-cell table:style-name="ce9" office:value-type="string" calcext:value-type="string">
            <text:p> <text:span text:style-name="T1">S </text:span><text:span text:style-name="T2">DIC</text:span><text:span text:style-name="T3">=</text:span><text:span text:style-name="T5">"^LRO(68.2,"</text:span><text:span text:style-name="T3">,</text:span><text:span text:style-name="T2">DIC</text:span><text:span text:style-name="T3">(0)=</text:span><text:span text:style-name="T5">"AEMZ" </text:span><text:span text:style-name="T4">D </text:span><text:span text:style-name="T3">^DIC </text:span><text:span text:style-name="T4">S </text:span><text:span text:style-name="T2">LRINST</text:span><text:span text:style-name="T3">=+</text:span><text:span text:style-name="T2">Y </text:span><text:span text:style-name="T4">Q</text:span><text:span text:style-name="T3">:</text:span><text:span text:style-name="T2">Y</text:span><text:span text:style-name="T3">&lt;1  </text:span><text:span text:style-name="T4">L </text:span><text:span text:style-name="T3">+^LRO(68.2,</text:span><text:span text:style-name="T2">LRINST</text:span><text:span text:style-name="T3">,3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LL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O(68.2,</text:p>
          </table:table-cell>
          <table:table-cell table:style-name="ce6" office:value-type="string" calcext:value-type="string">
            <text:p>LOAD/WORK LIST</text:p>
          </table:table-cell>
          <table:table-cell table:style-name="ce9" office:value-type="string" calcext:value-type="string">
            <text:p> <text:span text:style-name="T1">I $S</text:span><text:span text:style-name="T3">(</text:span><text:span text:style-name="T4">$D</text:span><text:span text:style-name="T3">(^LRO(68.2,</text:span><text:span text:style-name="T2">LRINST</text:span><text:span text:style-name="T3">,3)):</text:span><text:span text:style-name="T4">$P</text:span><text:span text:style-name="T3">(^(3),</text:span><text:span text:style-name="T2">U</text:span><text:span text:style-name="T3">,1),1:0) </text:span><text:span text:style-name="T4">W </text:span><text:span text:style-name="T3">!,</text:span><text:span text:style-name="T5">"Load list is busy now, Please try later." </text:span><text:span text:style-name="T4">S </text:span><text:span text:style-name="T2">LRINST</text:span><text:span text:style-name="T3">=-1 </text:span><text:span text:style-name="T4">L </text:span><text:span text:style-name="T3">-^LRO(68.2,</text:span><text:span text:style-name="T2">LRINST</text:span><text:span text:style-name="T3">,3)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LL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NCREMENTAL UNLOCK</text:p>
          </table:table-cell>
          <table:table-cell table:style-name="ce6" office:value-type="string" calcext:value-type="string">
            <text:p>^LRO(68.2,</text:p>
          </table:table-cell>
          <table:table-cell table:style-name="ce6" office:value-type="string" calcext:value-type="string">
            <text:p>LOAD/WORK LIST</text:p>
          </table:table-cell>
          <table:table-cell table:style-name="ce9" office:value-type="string" calcext:value-type="string">
            <text:p> <text:span text:style-name="T1">I $S</text:span><text:span text:style-name="T3">(</text:span><text:span text:style-name="T4">$D</text:span><text:span text:style-name="T3">(^LRO(68.2,</text:span><text:span text:style-name="T2">LRINST</text:span><text:span text:style-name="T3">,3)):</text:span><text:span text:style-name="T4">$P</text:span><text:span text:style-name="T3">(^(3),</text:span><text:span text:style-name="T2">U</text:span><text:span text:style-name="T3">,1),1:0) </text:span><text:span text:style-name="T4">W </text:span><text:span text:style-name="T3">!,</text:span><text:span text:style-name="T5">"Load list is busy now, Please try later." </text:span><text:span text:style-name="T4">S </text:span><text:span text:style-name="T2">LRINST</text:span><text:span text:style-name="T3">=-1 </text:span><text:span text:style-name="T4">L </text:span><text:span text:style-name="T3">-^LRO(68.2,</text:span><text:span text:style-name="T2">LRINST</text:span><text:span text:style-name="T3">,3)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need for an expanded API for (UN)LOCK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LL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.2,</text:p>
          </table:table-cell>
          <table:table-cell table:style-name="ce6" office:value-type="string" calcext:value-type="string">
            <text:p>LOAD/WORK LIST</text:p>
          </table:table-cell>
          <table:table-cell table:style-name="ce9" office:value-type="string" calcext:value-type="string">
            <text:p> <text:span text:style-name="T1">I $S</text:span><text:span text:style-name="T3">(</text:span><text:span text:style-name="T4">$D</text:span><text:span text:style-name="T3">(^LRO(68.2,</text:span><text:span text:style-name="T2">LRINST</text:span><text:span text:style-name="T3">,3)):</text:span><text:span text:style-name="T4">$P</text:span><text:span text:style-name="T3">(^(3),</text:span><text:span text:style-name="T2">U</text:span><text:span text:style-name="T3">,1),1:0) </text:span><text:span text:style-name="T4">W </text:span><text:span text:style-name="T3">!,</text:span><text:span text:style-name="T5">"Load list is busy now, Please try later." </text:span><text:span text:style-name="T4">S </text:span><text:span text:style-name="T2">LRINST</text:span><text:span text:style-name="T3">=-1 </text:span><text:span text:style-name="T4">L </text:span><text:span text:style-name="T3">-^LRO(68.2,</text:span><text:span text:style-name="T2">LRINST</text:span><text:span text:style-name="T3">,3)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LL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CREMENTAL UNLOCK</text:p>
          </table:table-cell>
          <table:table-cell table:style-name="ce6" office:value-type="string" calcext:value-type="string">
            <text:p>^LRO(68.2,</text:p>
          </table:table-cell>
          <table:table-cell table:style-name="ce6" office:value-type="string" calcext:value-type="string">
            <text:p>LOAD/WORK LIST</text:p>
          </table:table-cell>
          <table:table-cell table:style-name="ce9" office:value-type="string" calcext:value-type="string">
            <text:p> <text:span text:style-name="T1">S $P</text:span><text:span text:style-name="T3">(^LRO(68.2,</text:span><text:span text:style-name="T2">LRINST</text:span><text:span text:style-name="T3">,3),</text:span><text:span text:style-name="T2">U</text:span><text:span text:style-name="T3">,1)=1 </text:span><text:span text:style-name="T4">L </text:span><text:span text:style-name="T3">-^LRO(68.2,</text:span><text:span text:style-name="T2">LRINST</text:span><text:span text:style-name="T3">,3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need for an expanded API for (UN)LOCK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LL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8.2,</text:p>
          </table:table-cell>
          <table:table-cell table:style-name="ce6" office:value-type="string" calcext:value-type="string">
            <text:p>LOAD/WORK LIST</text:p>
          </table:table-cell>
          <table:table-cell table:style-name="ce9" office:value-type="string" calcext:value-type="string">
            <text:p> <text:span text:style-name="T1">S $P</text:span><text:span text:style-name="T3">(^LRO(68.2,</text:span><text:span text:style-name="T2">LRINST</text:span><text:span text:style-name="T3">,3),</text:span><text:span text:style-name="T2">U</text:span><text:span text:style-name="T3">,1)=1 </text:span><text:span text:style-name="T4">L </text:span><text:span text:style-name="T3">-^LRO(68.2,</text:span><text:span text:style-name="T2">LRINST</text:span><text:span text:style-name="T3">,3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LL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SET PIECE</text:p>
          </table:table-cell>
          <table:table-cell table:style-name="ce6" office:value-type="string" calcext:value-type="string">
            <text:p>^LRO(68.2,</text:p>
          </table:table-cell>
          <table:table-cell table:style-name="ce6" office:value-type="string" calcext:value-type="string">
            <text:p>LOAD/WORK LIST</text:p>
          </table:table-cell>
          <table:table-cell table:style-name="ce9" office:value-type="string" calcext:value-type="string">
            <text:p> <text:span text:style-name="T1">S $P</text:span><text:span text:style-name="T3">(^LRO(68.2,</text:span><text:span text:style-name="T2">LRINST</text:span><text:span text:style-name="T3">,3),</text:span><text:span text:style-name="T2">U</text:span><text:span text:style-name="T3">,1)=1 </text:span><text:span text:style-name="T4">L </text:span><text:span text:style-name="T3">-^LRO(68.2,</text:span><text:span text:style-name="T2">LRINST</text:span><text:span text:style-name="T3">,3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LL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O(68.2,</text:p>
          </table:table-cell>
          <table:table-cell table:style-name="ce6" office:value-type="string" calcext:value-type="string">
            <text:p>LOAD/WORK LIST</text:p>
          </table:table-cell>
          <table:table-cell table:style-name="ce9" office:value-type="string" calcext:value-type="string">
            <text:p> <text:span text:style-name="T1">S </text:span><text:span text:style-name="T2">LRTRANS</text:span><text:span text:style-name="T3">=+</text:span><text:span text:style-name="T4">$P</text:span><text:span text:style-name="T3">(</text:span><text:span text:style-name="T2">Y</text:span><text:span text:style-name="T3">(0),</text:span><text:span text:style-name="T2">U</text:span><text:span text:style-name="T3">,2),</text:span><text:span text:style-name="T2">LRTYPE</text:span><text:span text:style-name="T3">=+</text:span><text:span text:style-name="T4">$P</text:span><text:span text:style-name="T3">(</text:span><text:span text:style-name="T2">Y</text:span><text:span text:style-name="T3">(0),</text:span><text:span text:style-name="T2">U</text:span><text:span text:style-name="T3">,3),</text:span><text:span text:style-name="T2">LRFULL</text:span><text:span text:style-name="T3">=</text:span><text:span text:style-name="T4">$P</text:span><text:span text:style-name="T3">(</text:span><text:span text:style-name="T2">Y</text:span><text:span text:style-name="T3">(0),</text:span><text:span text:style-name="T2">U</text:span><text:span text:style-name="T3">,5),</text:span><text:span text:style-name="T2">LRINSTIT</text:span><text:span text:style-name="T3">=+</text:span><text:span text:style-name="T4">$P</text:span><text:span text:style-name="T3">(</text:span><text:span text:style-name="T2">Y</text:span><text:span text:style-name="T3">(0),</text:span><text:span text:style-name="T2">U</text:span><text:span text:style-name="T3">,7),</text:span><text:span text:style-name="T2">LRMAXCUP</text:span><text:span text:style-name="T3">=+</text:span><text:span text:style-name="T4">$P</text:span><text:span text:style-name="T3">(</text:span><text:span text:style-name="T2">Y</text:span><text:span text:style-name="T3">(0),</text:span><text:span text:style-name="T2">U</text:span><text:span text:style-name="T3">,4),</text:span><text:span text:style-name="T2">Y</text:span><text:span text:style-name="T3">(2)=</text:span><text:span text:style-name="T4">$S</text:span><text:span text:style-name="T3">(</text:span><text:span text:style-name="T4">$D</text:span><text:span text:style-name="T3">(^LRO(68.2,</text:span><text:span text:style-name="T2">LRINST</text:span><text:span text:style-name="T3">,2)):^(2),1:</text:span><text:span text:style-name="T5">""</text:span><text:span text:style-name="T3">),</text:span><text:span text:style-name="T2">LRTRAY</text:span><text:span text:style-name="T3">=+</text:span><text:span text:style-name="T4">$P</text:span><text:span text:style-name="T3">(</text:span><text:span text:style-name="T2">Y</text:span><text:span text:style-name="T3">(2),</text:span><text:span text:style-name="T2">U</text:span><text:span text:style-name="T3">,4),</text:span><text:span text:style-name="T2">LRCUP</text:span><text:span text:style-name="T3">=+</text:span><text:span text:style-name="T4">$P</text:span><text:span text:style-name="T3">(</text:span><text:span text:style-name="T2">Y</text:span><text:span text:style-name="T3">(2),</text:span><text:span text:style-name="T2">U</text:span><text:span text:style-name="T3">,5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LL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.2,</text:p>
          </table:table-cell>
          <table:table-cell table:style-name="ce6" office:value-type="string" calcext:value-type="string">
            <text:p>LOAD/WORK LIST</text:p>
          </table:table-cell>
          <table:table-cell table:style-name="ce9" office:value-type="string" calcext:value-type="string">
            <text:p> <text:span text:style-name="T1">S </text:span><text:span text:style-name="T2">LRTRANS</text:span><text:span text:style-name="T3">=+</text:span><text:span text:style-name="T4">$P</text:span><text:span text:style-name="T3">(</text:span><text:span text:style-name="T2">Y</text:span><text:span text:style-name="T3">(0),</text:span><text:span text:style-name="T2">U</text:span><text:span text:style-name="T3">,2),</text:span><text:span text:style-name="T2">LRTYPE</text:span><text:span text:style-name="T3">=+</text:span><text:span text:style-name="T4">$P</text:span><text:span text:style-name="T3">(</text:span><text:span text:style-name="T2">Y</text:span><text:span text:style-name="T3">(0),</text:span><text:span text:style-name="T2">U</text:span><text:span text:style-name="T3">,3),</text:span><text:span text:style-name="T2">LRFULL</text:span><text:span text:style-name="T3">=</text:span><text:span text:style-name="T4">$P</text:span><text:span text:style-name="T3">(</text:span><text:span text:style-name="T2">Y</text:span><text:span text:style-name="T3">(0),</text:span><text:span text:style-name="T2">U</text:span><text:span text:style-name="T3">,5),</text:span><text:span text:style-name="T2">LRINSTIT</text:span><text:span text:style-name="T3">=+</text:span><text:span text:style-name="T4">$P</text:span><text:span text:style-name="T3">(</text:span><text:span text:style-name="T2">Y</text:span><text:span text:style-name="T3">(0),</text:span><text:span text:style-name="T2">U</text:span><text:span text:style-name="T3">,7),</text:span><text:span text:style-name="T2">LRMAXCUP</text:span><text:span text:style-name="T3">=+</text:span><text:span text:style-name="T4">$P</text:span><text:span text:style-name="T3">(</text:span><text:span text:style-name="T2">Y</text:span><text:span text:style-name="T3">(0),</text:span><text:span text:style-name="T2">U</text:span><text:span text:style-name="T3">,4),</text:span><text:span text:style-name="T2">Y</text:span><text:span text:style-name="T3">(2)=</text:span><text:span text:style-name="T4">$S</text:span><text:span text:style-name="T3">(</text:span><text:span text:style-name="T4">$D</text:span><text:span text:style-name="T3">(^LRO(68.2,</text:span><text:span text:style-name="T2">LRINST</text:span><text:span text:style-name="T3">,2)):^(2),1:</text:span><text:span text:style-name="T5">""</text:span><text:span text:style-name="T3">),</text:span><text:span text:style-name="T2">LRTRAY</text:span><text:span text:style-name="T3">=+</text:span><text:span text:style-name="T4">$P</text:span><text:span text:style-name="T3">(</text:span><text:span text:style-name="T2">Y</text:span><text:span text:style-name="T3">(2),</text:span><text:span text:style-name="T2">U</text:span><text:span text:style-name="T3">,4),</text:span><text:span text:style-name="T2">LRCUP</text:span><text:span text:style-name="T3">=+</text:span><text:span text:style-name="T4">$P</text:span><text:span text:style-name="T3">(</text:span><text:span text:style-name="T2">Y</text:span><text:span text:style-name="T3">(2),</text:span><text:span text:style-name="T2">U</text:span><text:span text:style-name="T3">,5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LL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2.07,</text:p>
          </table:table-cell>
          <table:table-cell table:style-name="ce6" office:value-type="string" calcext:value-type="string">
            <text:p>EXECUTE CODE</text:p>
          </table:table-cell>
          <table:table-cell table:style-name="ce9" office:value-type="string" calcext:value-type="string">
            <text:p> <text:span text:style-name="T1">S </text:span><text:span text:style-name="T2">LRTRANS</text:span><text:span text:style-name="T3">=</text:span><text:span text:style-name="T4">$S</text:span><text:span text:style-name="T3">(</text:span><text:span text:style-name="T4">$D</text:span><text:span text:style-name="T3">(^LAB(62.07,</text:span><text:span text:style-name="T2">LRTRANS</text:span><text:span text:style-name="T3">,.1)):^(.1),1:</text:span><text:span text:style-name="T5">"S LRCUP=LRCUP+1"</text:span><text:span text:style-name="T3">),</text:span><text:span text:style-name="T2">LRINSTIT</text:span><text:span text:style-name="T3">=</text:span><text:span text:style-name="T4">$S</text:span><text:span text:style-name="T3">(</text:span><text:span text:style-name="T4">$D</text:span><text:span text:style-name="T3">(^LAB(62.07,</text:span><text:span text:style-name="T2">LRINSTIT</text:span><text:span text:style-name="T3">,.1)):^(.1),1:</text:span><text:span text:style-name="T5">"Q"</text:span><text:span text:style-name="T3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LL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2.07,</text:p>
          </table:table-cell>
          <table:table-cell table:style-name="ce6" office:value-type="string" calcext:value-type="string">
            <text:p>EXECUTE CODE</text:p>
          </table:table-cell>
          <table:table-cell table:style-name="ce9" office:value-type="string" calcext:value-type="string">
            <text:p> <text:span text:style-name="T1">S </text:span><text:span text:style-name="T2">LRTRANS</text:span><text:span text:style-name="T3">=</text:span><text:span text:style-name="T4">$S</text:span><text:span text:style-name="T3">(</text:span><text:span text:style-name="T4">$D</text:span><text:span text:style-name="T3">(^LAB(62.07,</text:span><text:span text:style-name="T2">LRTRANS</text:span><text:span text:style-name="T3">,.1)):^(.1),1:</text:span><text:span text:style-name="T5">"S LRCUP=LRCUP+1"</text:span><text:span text:style-name="T3">),</text:span><text:span text:style-name="T2">LRINSTIT</text:span><text:span text:style-name="T3">=</text:span><text:span text:style-name="T4">$S</text:span><text:span text:style-name="T3">(</text:span><text:span text:style-name="T4">$D</text:span><text:span text:style-name="T3">(^LAB(62.07,</text:span><text:span text:style-name="T2">LRINSTIT</text:span><text:span text:style-name="T3">,.1)):^(.1),1:</text:span><text:span text:style-name="T5">"Q"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LL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O(68.2,</text:p>
          </table:table-cell>
          <table:table-cell table:style-name="ce6" office:value-type="string" calcext:value-type="string">
            <text:p>LOAD/WORK LIST</text:p>
          </table:table-cell>
          <table:table-cell table:style-name="ce9" office:value-type="string" calcext:value-type="string">
            <text:p> <text:span text:style-name="T1">S</text:span><text:span text:style-name="T3">:'</text:span><text:span text:style-name="T2">LRTYPE LRTRAY</text:span><text:span text:style-name="T3">=1 </text:span><text:span text:style-name="T4">S </text:span><text:span text:style-name="T2">LRWPROF</text:span><text:span text:style-name="T3">=+</text:span><text:span text:style-name="T4">$O</text:span><text:span text:style-name="T3">(^LRO(68.2,</text:span><text:span text:style-name="T2">LRINST</text:span><text:span text:style-name="T3">,10,0)),</text:span><text:span text:style-name="T2">LRDAA</text:span><text:span text:style-name="T3">=</text:span><text:span text:style-name="T4">$S</text:span><text:span text:style-name="T3">(</text:span><text:span text:style-name="T4">$D</text:span><text:span text:style-name="T3">(^LRO(68.2,</text:span><text:span text:style-name="T2">LRINST</text:span><text:span text:style-name="T3">,10,</text:span><text:span text:style-name="T2">LRWPROF</text:span><text:span text:style-name="T3">,0)):</text:span><text:span text:style-name="T4">$P</text:span><text:span text:style-name="T3">(^(0),</text:span><text:span text:style-name="T2">U</text:span><text:span text:style-name="T3">,2),1:0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LL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O(68.2,</text:p>
          </table:table-cell>
          <table:table-cell table:style-name="ce6" office:value-type="string" calcext:value-type="string">
            <text:p>LOAD/WORK LIST</text:p>
          </table:table-cell>
          <table:table-cell table:style-name="ce9" office:value-type="string" calcext:value-type="string">
            <text:p> <text:span text:style-name="T1">S</text:span><text:span text:style-name="T3">:'</text:span><text:span text:style-name="T2">LRTYPE LRTRAY</text:span><text:span text:style-name="T3">=1 </text:span><text:span text:style-name="T4">S </text:span><text:span text:style-name="T2">LRWPROF</text:span><text:span text:style-name="T3">=+</text:span><text:span text:style-name="T4">$O</text:span><text:span text:style-name="T3">(^LRO(68.2,</text:span><text:span text:style-name="T2">LRINST</text:span><text:span text:style-name="T3">,10,0)),</text:span><text:span text:style-name="T2">LRDAA</text:span><text:span text:style-name="T3">=</text:span><text:span text:style-name="T4">$S</text:span><text:span text:style-name="T3">(</text:span><text:span text:style-name="T4">$D</text:span><text:span text:style-name="T3">(^LRO(68.2,</text:span><text:span text:style-name="T2">LRINST</text:span><text:span text:style-name="T3">,10,</text:span><text:span text:style-name="T2">LRWPROF</text:span><text:span text:style-name="T3">,0)):</text:span><text:span text:style-name="T4">$P</text:span><text:span text:style-name="T3">(^(0),</text:span><text:span text:style-name="T2">U</text:span><text:span text:style-name="T3">,2),1:0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LL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.2,</text:p>
          </table:table-cell>
          <table:table-cell table:style-name="ce6" office:value-type="string" calcext:value-type="string">
            <text:p>LOAD/WORK LIST</text:p>
          </table:table-cell>
          <table:table-cell table:style-name="ce9" office:value-type="string" calcext:value-type="string">
            <text:p> <text:span text:style-name="T1">S</text:span><text:span text:style-name="T3">:'</text:span><text:span text:style-name="T2">LRTYPE LRTRAY</text:span><text:span text:style-name="T3">=1 </text:span><text:span text:style-name="T4">S </text:span><text:span text:style-name="T2">LRWPROF</text:span><text:span text:style-name="T3">=+</text:span><text:span text:style-name="T4">$O</text:span><text:span text:style-name="T3">(^LRO(68.2,</text:span><text:span text:style-name="T2">LRINST</text:span><text:span text:style-name="T3">,10,0)),</text:span><text:span text:style-name="T2">LRDAA</text:span><text:span text:style-name="T3">=</text:span><text:span text:style-name="T4">$S</text:span><text:span text:style-name="T3">(</text:span><text:span text:style-name="T4">$D</text:span><text:span text:style-name="T3">(^LRO(68.2,</text:span><text:span text:style-name="T2">LRINST</text:span><text:span text:style-name="T3">,10,</text:span><text:span text:style-name="T2">LRWPROF</text:span><text:span text:style-name="T3">,0)):</text:span><text:span text:style-name="T4">$P</text:span><text:span text:style-name="T3">(^(0),</text:span><text:span text:style-name="T2">U</text:span><text:span text:style-name="T3">,2),1:0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LL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.2,</text:p>
          </table:table-cell>
          <table:table-cell table:style-name="ce6" office:value-type="string" calcext:value-type="string">
            <text:p>LOAD/WORK LIST</text:p>
          </table:table-cell>
          <table:table-cell table:style-name="ce9" office:value-type="string" calcext:value-type="string">
            <text:p> <text:span text:style-name="T1">S </text:span><text:span text:style-name="T3">^LRO(68.2,</text:span><text:span text:style-name="T2">LRINST</text:span><text:span text:style-name="T3">,1,0)=</text:span><text:span text:style-name="T5">"^68.21^"</text:span><text:span text:style-name="T3">_</text:span><text:span text:style-name="T2">LRTRAY</text:span><text:span text:style-name="T3">_</text:span><text:span text:style-name="T2">U</text:span><text:span text:style-name="T3">_</text:span><text:span text:style-name="T2">LRTRAY</text:span><text:span text:style-name="T3">,^(</text:span><text:span text:style-name="T2">LRTRAY</text:span><text:span text:style-name="T3">,0)=</text:span><text:span text:style-name="T2">LRTRAY</text:span><text:span text:style-name="T3">_</text:span><text:span text:style-name="T2">U</text:span><text:span text:style-name="T3">_</text:span><text:span text:style-name="T2">DT</text:span><text:span text:style-name="T3">_</text:span><text:span text:style-name="T2">U</text:span><text:span text:style-name="T3">_</text:span><text:span text:style-name="T2">DUZ</text:span><text:span text:style-name="T3">_</text:span><text:span text:style-name="T2">U</text:span><text:span text:style-name="T3">_</text:span><text:span text:style-name="T2">LRDAA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LL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SET</text:p>
          </table:table-cell>
          <table:table-cell table:style-name="ce6" office:value-type="string" calcext:value-type="string">
            <text:p>^LRO(68.2,</text:p>
          </table:table-cell>
          <table:table-cell table:style-name="ce6" office:value-type="string" calcext:value-type="string">
            <text:p>LOAD/WORK LIST</text:p>
          </table:table-cell>
          <table:table-cell table:style-name="ce9" office:value-type="string" calcext:value-type="string">
            <text:p> <text:span text:style-name="T1">S </text:span><text:span text:style-name="T3">^LRO(68.2,</text:span><text:span text:style-name="T2">LRINST</text:span><text:span text:style-name="T3">,1,0)=</text:span><text:span text:style-name="T5">"^68.21^"</text:span><text:span text:style-name="T3">_</text:span><text:span text:style-name="T2">LRTRAY</text:span><text:span text:style-name="T3">_</text:span><text:span text:style-name="T2">U</text:span><text:span text:style-name="T3">_</text:span><text:span text:style-name="T2">LRTRAY</text:span><text:span text:style-name="T3">,^(</text:span><text:span text:style-name="T2">LRTRAY</text:span><text:span text:style-name="T3">,0)=</text:span><text:span text:style-name="T2">LRTRAY</text:span><text:span text:style-name="T3">_</text:span><text:span text:style-name="T2">U</text:span><text:span text:style-name="T3">_</text:span><text:span text:style-name="T2">DT</text:span><text:span text:style-name="T3">_</text:span><text:span text:style-name="T2">U</text:span><text:span text:style-name="T3">_</text:span><text:span text:style-name="T2">DUZ</text:span><text:span text:style-name="T3">_</text:span><text:span text:style-name="T2">U</text:span><text:span text:style-name="T3">_</text:span><text:span text:style-name="T2">LRDAA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LL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SET</text:p>
          </table:table-cell>
          <table:table-cell table:style-name="ce6" office:value-type="string" calcext:value-type="string">
            <text:p>^LRO(68.2,</text:p>
          </table:table-cell>
          <table:table-cell table:style-name="ce6" office:value-type="string" calcext:value-type="string">
            <text:p>LOAD/WORK LIST</text:p>
          </table:table-cell>
          <table:table-cell table:style-name="ce9" office:value-type="string" calcext:value-type="string">
            <text:p> <text:span text:style-name="T1">S </text:span><text:span text:style-name="T3">^LRO(68.2,</text:span><text:span text:style-name="T2">LRINST</text:span><text:span text:style-name="T3">,1,</text:span><text:span text:style-name="T2">LRTRAY</text:span><text:span text:style-name="T3">,1,</text:span><text:span text:style-name="T2">LRCUP</text:span><text:span text:style-name="T3">,0)=</text:span><text:span text:style-name="T2">LRAA</text:span><text:span text:style-name="T3">_</text:span><text:span text:style-name="T2">U</text:span><text:span text:style-name="T3">_</text:span><text:span text:style-name="T2">LRAD</text:span><text:span text:style-name="T3">_</text:span><text:span text:style-name="T2">U</text:span><text:span text:style-name="T3">_</text:span><text:span text:style-name="T2">LRAN</text:span><text:span text:style-name="T3">_</text:span><text:span text:style-name="T2">U</text:span><text:span text:style-name="T3">_</text:span><text:span text:style-name="T2">LRWPROF</text:span><text:span text:style-name="T3">_</text:span><text:span text:style-name="T2">U</text:span><text:span text:style-name="T3">_</text:span><text:span text:style-name="T2">LRSPEC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LL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10" office:value-type="string" calcext:value-type="string">
            <text:p>MV2 <text:span text:style-name="T1">S </text:span><text:span text:style-name="T3">^LRO(68.2,</text:span><text:span text:style-name="T2">LRINST</text:span><text:span text:style-name="T3">,1,</text:span><text:span text:style-name="T2">LRTRAY</text:span><text:span text:style-name="T3">,1,</text:span><text:span text:style-name="T2">LRCUP</text:span><text:span text:style-name="T3">,1,</text:span><text:span text:style-name="T2">LRIX</text:span><text:span text:style-name="T3">,0)=</text:span><text:span text:style-name="T2">LRTX</text:span><text:span text:style-name="T3">,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4,</text:span><text:span text:style-name="T2">LRIX</text:span><text:span text:style-name="T3">,0),</text:span><text:span text:style-name="T2">U</text:span><text:span text:style-name="T3">,3)=</text:span><text:span text:style-name="T2">LRINST</text:span><text:span text:style-name="T3">_</text:span><text:span text:style-name="T5">";"</text:span><text:span text:style-name="T3">_</text:span><text:span text:style-name="T2">LRTRAY</text:span><text:span text:style-name="T3">_</text:span><text:span text:style-name="T5">";"</text:span><text:span text:style-name="T3">_</text:span><text:span text:style-name="T2">LRCUP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LL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SET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10" office:value-type="string" calcext:value-type="string">
            <text:p>MV2 <text:span text:style-name="T1">S </text:span><text:span text:style-name="T3">^LRO(68.2,</text:span><text:span text:style-name="T2">LRINST</text:span><text:span text:style-name="T3">,1,</text:span><text:span text:style-name="T2">LRTRAY</text:span><text:span text:style-name="T3">,1,</text:span><text:span text:style-name="T2">LRCUP</text:span><text:span text:style-name="T3">,1,</text:span><text:span text:style-name="T2">LRIX</text:span><text:span text:style-name="T3">,0)=</text:span><text:span text:style-name="T2">LRTX</text:span><text:span text:style-name="T3">,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4,</text:span><text:span text:style-name="T2">LRIX</text:span><text:span text:style-name="T3">,0),</text:span><text:span text:style-name="T2">U</text:span><text:span text:style-name="T3">,3)=</text:span><text:span text:style-name="T2">LRINST</text:span><text:span text:style-name="T3">_</text:span><text:span text:style-name="T5">";"</text:span><text:span text:style-name="T3">_</text:span><text:span text:style-name="T2">LRTRAY</text:span><text:span text:style-name="T3">_</text:span><text:span text:style-name="T5">";"</text:span><text:span text:style-name="T3">_</text:span><text:span text:style-name="T2">LRCUP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LL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SPEC</text:span><text:span text:style-name="T3">=</text:span><text:span text:style-name="T4">$S</text:span><text:span text:style-name="T3">(</text:span><text:span text:style-name="T4">$D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5,1,0)):+^(0),1:</text:span><text:span text:style-name="T5">""</text:span><text:span text:style-name="T3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LL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SPEC</text:span><text:span text:style-name="T3">=</text:span><text:span text:style-name="T4">$S</text:span><text:span text:style-name="T3">(</text:span><text:span text:style-name="T4">$D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5,1,0)):+^(0),1:</text:span><text:span text:style-name="T5">""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LL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K </text:span><text:span text:style-name="T2">X</text:span><text:span text:style-name="T3">,</text:span><text:span text:style-name="T2">G2 </text:span><text:span text:style-name="T4">S </text:span><text:span text:style-name="T2">G2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I</text:span><text:span text:style-name="T3">=</text:span><text:span text:style-name="T4">$O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4,</text:span><text:span text:style-name="T2">I</text:span><text:span text:style-name="T3">)) </text:span><text:span text:style-name="T4">Q</text:span><text:span text:style-name="T3">:</text:span><text:span text:style-name="T2">I</text:span><text:span text:style-name="T3">&lt;1  </text:span><text:span text:style-name="T4">I </text:span><text:span text:style-name="T3">+^(</text:span><text:span text:style-name="T2">I</text:span><text:span text:style-name="T3">,0),'</text:span><text:span text:style-name="T4">$P</text:span><text:span text:style-name="T3">(^(0),</text:span><text:span text:style-name="T2">U</text:span><text:span text:style-name="T3">,3) </text:span><text:span text:style-name="T4">S </text:span><text:span text:style-name="T2">G2</text:span><text:span text:style-name="T3">=</text:span><text:span text:style-name="T2">G2</text:span><text:span text:style-name="T3">+1,</text:span><text:span text:style-name="T2">G2</text:span><text:span text:style-name="T3">(</text:span><text:span text:style-name="T2">G2</text:span><text:span text:style-name="T3">)=</text:span><text:span text:style-name="T2">I</text:span><text:span text:style-name="T3">,</text:span><text:span text:style-name="T2">G2</text:span><text:span text:style-name="T3">(</text:span><text:span text:style-name="T2">G2</text:span><text:span text:style-name="T3">,0)=+^(0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LL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K </text:span><text:span text:style-name="T2">X</text:span><text:span text:style-name="T3">,</text:span><text:span text:style-name="T2">G2 </text:span><text:span text:style-name="T4">S </text:span><text:span text:style-name="T2">G2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I</text:span><text:span text:style-name="T3">=</text:span><text:span text:style-name="T4">$O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4,</text:span><text:span text:style-name="T2">I</text:span><text:span text:style-name="T3">)) </text:span><text:span text:style-name="T4">Q</text:span><text:span text:style-name="T3">:</text:span><text:span text:style-name="T2">I</text:span><text:span text:style-name="T3">&lt;1  </text:span><text:span text:style-name="T4">I </text:span><text:span text:style-name="T3">+^(</text:span><text:span text:style-name="T2">I</text:span><text:span text:style-name="T3">,0),'</text:span><text:span text:style-name="T4">$P</text:span><text:span text:style-name="T3">(^(0),</text:span><text:span text:style-name="T2">U</text:span><text:span text:style-name="T3">,3) </text:span><text:span text:style-name="T4">S </text:span><text:span text:style-name="T2">G2</text:span><text:span text:style-name="T3">=</text:span><text:span text:style-name="T2">G2</text:span><text:span text:style-name="T3">+1,</text:span><text:span text:style-name="T2">G2</text:span><text:span text:style-name="T3">(</text:span><text:span text:style-name="T2">G2</text:span><text:span text:style-name="T3">)=</text:span><text:span text:style-name="T2">I</text:span><text:span text:style-name="T3">,</text:span><text:span text:style-name="T2">G2</text:span><text:span text:style-name="T3">(</text:span><text:span text:style-name="T2">G2</text:span><text:span text:style-name="T3">,0)=+^(0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LL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DFN</text:span><text:span text:style-name="T3">=</text:span><text:span text:style-name="T4">$S</text:span><text:span text:style-name="T3">(</text:span><text:span text:style-name="T4">$D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0)):+^(0),1:-1) </text:span><text:span text:style-name="T4">Q</text:span><text:span text:style-name="T3">:</text:span><text:span text:style-name="T2">LRDFN</text:span><text:span text:style-name="T3">&lt;1  </text:span><text:span text:style-name="T4">S </text:span><text:span text:style-name="T2">X</text:span><text:span text:style-name="T3">=^LR(</text:span><text:span text:style-name="T2">LRDFN</text:span><text:span text:style-name="T3">,0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LL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DFN</text:span><text:span text:style-name="T3">=</text:span><text:span text:style-name="T4">$S</text:span><text:span text:style-name="T3">(</text:span><text:span text:style-name="T4">$D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0)):+^(0),1:-1) </text:span><text:span text:style-name="T4">Q</text:span><text:span text:style-name="T3">:</text:span><text:span text:style-name="T2">LRDFN</text:span><text:span text:style-name="T3">&lt;1  </text:span><text:span text:style-name="T4">S </text:span><text:span text:style-name="T2">X</text:span><text:span text:style-name="T3">=^LR(</text:span><text:span text:style-name="T2">LRDFN</text:span><text:span text:style-name="T3">,0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LL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DFN</text:span><text:span text:style-name="T3">=</text:span><text:span text:style-name="T4">$S</text:span><text:span text:style-name="T3">(</text:span><text:span text:style-name="T4">$D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0)):+^(0),1:-1) </text:span><text:span text:style-name="T4">Q</text:span><text:span text:style-name="T3">:</text:span><text:span text:style-name="T2">LRDFN</text:span><text:span text:style-name="T3">&lt;1  </text:span><text:span text:style-name="T4">S </text:span><text:span text:style-name="T2">X</text:span><text:span text:style-name="T3">=^LR(</text:span><text:span text:style-name="T2">LRDFN</text:span><text:span text:style-name="T3">,0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NEW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KILL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AN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AN</text:span><text:span text:style-name="T3">=</text:span><text:span text:style-name="T4">$O</text:span><text:span text:style-name="T3">(</text:span><text:span text:style-name="T2">LRAN</text:span><text:span text:style-name="T3">(</text:span><text:span text:style-name="T2">LRAN</text:span><text:span text:style-name="T3">)) </text:span><text:span text:style-name="T4">Q</text:span><text:span text:style-name="T3">:</text:span><text:span text:style-name="T2">LRAN</text:span><text:span text:style-name="T3">=</text:span><text:span text:style-name="T5">""  </text:span><text:span text:style-name="T4">K </text:span><text:span text:style-name="T3">^LRO(68,</text:span><text:span text:style-name="T2">LRAA</text:span><text:span text:style-name="T3">,1,</text:span><text:span text:style-name="T2">LRAD</text:span><text:span text:style-name="T3">,</text:span><text:span text:style-name="T5">"AC"</text:span><text:span text:style-name="T3">,</text:span><text:span text:style-name="T2">LRSB</text:span><text:span text:style-name="T3">,</text:span><text:span text:style-name="T2">LRAN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1" table:content-validation-name="val1" office:value-type="float" office:value="1" calcext:value-type="float">
            <text:p>1</text:p>
          </table:table-cell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change to DIK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NEW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I </text:span><text:span text:style-name="T2">X</text:span><text:span text:style-name="T3">'[</text:span><text:span text:style-name="T2">U </text:span><text:span text:style-name="T4">S</text:span><text:span text:style-name="T3">:</text:span><text:span text:style-name="T2">X</text:span><text:span text:style-name="T3">=</text:span><text:span text:style-name="T5">"W" </text:span><text:span text:style-name="T2">LRWRDVEW</text:span><text:span text:style-name="T3">=</text:span><text:span text:style-name="T5">"" </text:span><text:span text:style-name="T4">D </text:span><text:span text:style-name="T3">@</text:span><text:span text:style-name="T4">$S</text:span><text:span text:style-name="T3">(</text:span><text:span text:style-name="T2">X</text:span><text:span text:style-name="T3">=</text:span><text:span text:style-name="T5">"N"</text:span><text:span text:style-name="T3">:</text:span><text:span text:style-name="T5">"^LRMINEW1"</text:span><text:span text:style-name="T3">,1:</text:span><text:span text:style-name="T5">"^LRMINEW2"</text:span><text:span text:style-name="T3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D @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LRMINEW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AN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AN</text:span><text:span text:style-name="T3">=</text:span><text:span text:style-name="T4">$O</text:span><text:span text:style-name="T3">(^LRO(68,</text:span><text:span text:style-name="T2">LRAA</text:span><text:span text:style-name="T3">,1,</text:span><text:span text:style-name="T2">LRAD</text:span><text:span text:style-name="T3">,</text:span><text:span text:style-name="T5">"AC"</text:span><text:span text:style-name="T3">,</text:span><text:span text:style-name="T2">LRSB</text:span><text:span text:style-name="T3">,</text:span><text:span text:style-name="T2">LRAN</text:span><text:span text:style-name="T3">)) </text:span><text:span text:style-name="T4">Q</text:span><text:span text:style-name="T3">:</text:span><text:span text:style-name="T2">LRAN</text:span><text:span text:style-name="T3">&lt;1  </text:span><text:span text:style-name="T4">S </text:span><text:span text:style-name="T2">A</text:span><text:span text:style-name="T3">=^(</text:span><text:span text:style-name="T2">LRAN</text:span><text:span text:style-name="T3">) </text:span><text:span text:style-name="T4">D</text:span><text:span text:style-name="T3">:+</text:span><text:span text:style-name="T2">A</text:span><text:span text:style-name="T3">=</text:span><text:span text:style-name="T2">LRDXZ</text:span><text:span text:style-name="T3">!(</text:span><text:span text:style-name="T2">LRDXZ</text:span><text:span text:style-name="T3">=0) </text:span><text:span text:style-name="T6">SHOW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NEW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AN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AN</text:span><text:span text:style-name="T3">=</text:span><text:span text:style-name="T4">$O</text:span><text:span text:style-name="T3">(^LRO(68,</text:span><text:span text:style-name="T2">LRAA</text:span><text:span text:style-name="T3">,1,</text:span><text:span text:style-name="T2">LRAD</text:span><text:span text:style-name="T3">,</text:span><text:span text:style-name="T5">"AC"</text:span><text:span text:style-name="T3">,</text:span><text:span text:style-name="T2">LRSB</text:span><text:span text:style-name="T3">,</text:span><text:span text:style-name="T2">LRAN</text:span><text:span text:style-name="T3">)) </text:span><text:span text:style-name="T4">Q</text:span><text:span text:style-name="T3">:</text:span><text:span text:style-name="T2">LRAN</text:span><text:span text:style-name="T3">&lt;1  </text:span><text:span text:style-name="T4">S </text:span><text:span text:style-name="T2">A</text:span><text:span text:style-name="T3">=^(</text:span><text:span text:style-name="T2">LRAN</text:span><text:span text:style-name="T3">) </text:span><text:span text:style-name="T4">D</text:span><text:span text:style-name="T3">:+</text:span><text:span text:style-name="T2">A</text:span><text:span text:style-name="T3">=</text:span><text:span text:style-name="T2">LRDXZ</text:span><text:span text:style-name="T3">!(</text:span><text:span text:style-name="T2">LRDXZ</text:span><text:span text:style-name="T3">=0) </text:span><text:span text:style-name="T6">SHOW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NEW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10" office:value-type="string" calcext:value-type="string">
            <text:p>SHOW <text:span text:style-name="T1">Q</text:span><text:span text:style-name="T3">:'</text:span><text:span text:style-name="T4">$D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0))  </text:span><text:span text:style-name="T4">Q</text:span><text:span text:style-name="T3">:'</text:span><text:span text:style-name="T4">$D</text:span><text:span text:style-name="T3">(^(3))  </text:span><text:span text:style-name="T4">S </text:span><text:span text:style-name="T2">LRDFN</text:span><text:span text:style-name="T3">=+^(0),</text:span><text:span text:style-name="T2">LRIDT</text:span><text:span text:style-name="T3">=9999999-^(3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NEW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10" office:value-type="string" calcext:value-type="string">
            <text:p>SHOW <text:span text:style-name="T1">Q</text:span><text:span text:style-name="T3">:'</text:span><text:span text:style-name="T4">$D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0))  </text:span><text:span text:style-name="T4">Q</text:span><text:span text:style-name="T3">:'</text:span><text:span text:style-name="T4">$D</text:span><text:span text:style-name="T3">(^(3))  </text:span><text:span text:style-name="T4">S </text:span><text:span text:style-name="T2">LRDFN</text:span><text:span text:style-name="T3">=+^(0),</text:span><text:span text:style-name="T2">LRIDT</text:span><text:span text:style-name="T3">=9999999-^(3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NEW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I </text:span><text:span text:style-name="T3">'</text:span><text:span text:style-name="T4">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</text:span><text:span text:style-name="T2">LRSB</text:span><text:span text:style-name="T3">)) </text:span><text:span text:style-name="T4">K </text:span><text:span text:style-name="T3">^LRO(68,</text:span><text:span text:style-name="T2">LRAA</text:span><text:span text:style-name="T3">,1,</text:span><text:span text:style-name="T2">LRAD</text:span><text:span text:style-name="T3">,</text:span><text:span text:style-name="T5">"AC"</text:span><text:span text:style-name="T3">,</text:span><text:span text:style-name="T2">LRSB</text:span><text:span text:style-name="T3">,</text:span><text:span text:style-name="T2">LRAN</text:span><text:span text:style-name="T3">)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NEW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KILL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I </text:span><text:span text:style-name="T3">'</text:span><text:span text:style-name="T4">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</text:span><text:span text:style-name="T2">LRSB</text:span><text:span text:style-name="T3">)) </text:span><text:span text:style-name="T4">K </text:span><text:span text:style-name="T3">^LRO(68,</text:span><text:span text:style-name="T2">LRAA</text:span><text:span text:style-name="T3">,1,</text:span><text:span text:style-name="T2">LRAD</text:span><text:span text:style-name="T3">,</text:span><text:span text:style-name="T5">"AC"</text:span><text:span text:style-name="T3">,</text:span><text:span text:style-name="T2">LRSB</text:span><text:span text:style-name="T3">,</text:span><text:span text:style-name="T2">LRAN</text:span><text:span text:style-name="T3">)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1" table:content-validation-name="val1" office:value-type="float" office:value="1" calcext:value-type="float">
            <text:p>1</text:p>
          </table:table-cell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change to DIK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NEW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PLUS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Y</text:span><text:span text:style-name="T3">=+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</text:span><text:span text:style-name="T2">LRSB</text:span><text:span text:style-name="T3">) </text:span><text:span text:style-name="T4">D </text:span><text:span text:style-name="T6">D</text:span><text:span text:style-name="T3">^LRU </text:span><text:span text:style-name="T4">S </text:span><text:span text:style-name="T2">LRMAPDT</text:span><text:span text:style-name="T3">=</text:span><text:span text:style-name="T2">Y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NEW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DPF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2),</text:span><text:span text:style-name="T2">DFN</text:span><text:span text:style-name="T3">=</text:span><text:span text:style-name="T4">$P</text:span><text:span text:style-name="T3">(^(0),</text:span><text:span text:style-name="T2">U</text:span><text:span text:style-name="T3">,3) </text:span><text:span text:style-name="T4">D </text:span><text:span text:style-name="T6">PT</text:span><text:span text:style-name="T3">^LRX </text:span><text:span text:style-name="T4">W </text:span><text:span text:style-name="T3">!,</text:span><text:span text:style-name="T2">LRAN</text:span><text:span text:style-name="T3">,?6,</text:span><text:span text:style-name="T2">PNM</text:span><text:span text:style-name="T3">,?36,</text:span><text:span text:style-name="T2">SSN </text:span><text:span text:style-name="T4">W</text:span><text:span text:style-name="T3">:</text:span><text:span text:style-name="T4">$P</text:span><text:span text:style-name="T3">(</text:span><text:span text:style-name="T2">A</text:span><text:span text:style-name="T3">,</text:span><text:span text:style-name="T2">U</text:span><text:span text:style-name="T3">,2) ?49,</text:span><text:span text:style-name="T5">"Approved"</text:span><text:span text:style-name="T3">,</text:span><text:span text:style-name="T5">"  "</text:span><text:span text:style-name="T3">,</text:span><text:span text:style-name="T2">LRMAPDT </text:span><text:span text:style-name="T4">K </text:span><text:span text:style-name="T2">LRMAPDT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NEW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DPF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2),</text:span><text:span text:style-name="T2">DFN</text:span><text:span text:style-name="T3">=</text:span><text:span text:style-name="T4">$P</text:span><text:span text:style-name="T3">(^(0),</text:span><text:span text:style-name="T2">U</text:span><text:span text:style-name="T3">,3) </text:span><text:span text:style-name="T4">D </text:span><text:span text:style-name="T6">PT</text:span><text:span text:style-name="T3">^LRX </text:span><text:span text:style-name="T4">W </text:span><text:span text:style-name="T3">!,</text:span><text:span text:style-name="T2">LRAN</text:span><text:span text:style-name="T3">,?6,</text:span><text:span text:style-name="T2">PNM</text:span><text:span text:style-name="T3">,?36,</text:span><text:span text:style-name="T2">SSN </text:span><text:span text:style-name="T4">W</text:span><text:span text:style-name="T3">:</text:span><text:span text:style-name="T4">$P</text:span><text:span text:style-name="T3">(</text:span><text:span text:style-name="T2">A</text:span><text:span text:style-name="T3">,</text:span><text:span text:style-name="T2">U</text:span><text:span text:style-name="T3">,2) ?49,</text:span><text:span text:style-name="T5">"Approved"</text:span><text:span text:style-name="T3">,</text:span><text:span text:style-name="T5">"  "</text:span><text:span text:style-name="T3">,</text:span><text:span text:style-name="T2">LRMAPDT </text:span><text:span text:style-name="T4">K </text:span><text:span text:style-name="T2">LRMAPDT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NEW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DPF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2),</text:span><text:span text:style-name="T2">DFN</text:span><text:span text:style-name="T3">=</text:span><text:span text:style-name="T4">$P</text:span><text:span text:style-name="T3">(^(0),</text:span><text:span text:style-name="T2">U</text:span><text:span text:style-name="T3">,3) </text:span><text:span text:style-name="T4">D </text:span><text:span text:style-name="T6">PT</text:span><text:span text:style-name="T3">^LRX </text:span><text:span text:style-name="T4">W </text:span><text:span text:style-name="T3">!,</text:span><text:span text:style-name="T2">LRAN</text:span><text:span text:style-name="T3">,?6,</text:span><text:span text:style-name="T2">PNM</text:span><text:span text:style-name="T3">,?36,</text:span><text:span text:style-name="T2">SSN </text:span><text:span text:style-name="T4">W</text:span><text:span text:style-name="T3">:</text:span><text:span text:style-name="T4">$P</text:span><text:span text:style-name="T3">(</text:span><text:span text:style-name="T2">A</text:span><text:span text:style-name="T3">,</text:span><text:span text:style-name="T2">U</text:span><text:span text:style-name="T3">,2) ?49,</text:span><text:span text:style-name="T5">"Approved"</text:span><text:span text:style-name="T3">,</text:span><text:span text:style-name="T5">"  "</text:span><text:span text:style-name="T3">,</text:span><text:span text:style-name="T2">LRMAPDT </text:span><text:span text:style-name="T4">K </text:span><text:span text:style-name="T2">LRMAPDT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NEW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KILL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AN</text:span><text:span text:style-name="T3">=0 </text:span><text:span text:style-name="T4">F  S </text:span><text:span text:style-name="T2">LRAN</text:span><text:span text:style-name="T3">=+</text:span><text:span text:style-name="T4">$O</text:span><text:span text:style-name="T3">(</text:span><text:span text:style-name="T2">LRAN</text:span><text:span text:style-name="T3">(</text:span><text:span text:style-name="T2">LRAN</text:span><text:span text:style-name="T3">)) </text:span><text:span text:style-name="T4">Q</text:span><text:span text:style-name="T3">:</text:span><text:span text:style-name="T2">LRAN</text:span><text:span text:style-name="T3">&lt;1  </text:span><text:span text:style-name="T4">K </text:span><text:span text:style-name="T3">^LRO(68,</text:span><text:span text:style-name="T2">LRAA</text:span><text:span text:style-name="T3">,1,</text:span><text:span text:style-name="T2">LRAD</text:span><text:span text:style-name="T3">,</text:span><text:span text:style-name="T5">"AC"</text:span><text:span text:style-name="T3">,</text:span><text:span text:style-name="T2">LRSB</text:span><text:span text:style-name="T3">,</text:span><text:span text:style-name="T2">LRAN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1" table:content-validation-name="val1" office:value-type="float" office:value="1" calcext:value-type="float">
            <text:p>1</text:p>
          </table:table-cell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change to DIK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NEW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AN</text:span><text:span text:style-name="T3">=0 </text:span><text:span text:style-name="T4">F  S </text:span><text:span text:style-name="T2">LRAN</text:span><text:span text:style-name="T3">=+</text:span><text:span text:style-name="T4">$O</text:span><text:span text:style-name="T3">(^LRO(68,</text:span><text:span text:style-name="T2">LRAA</text:span><text:span text:style-name="T3">,1,</text:span><text:span text:style-name="T2">LRAD</text:span><text:span text:style-name="T3">,</text:span><text:span text:style-name="T5">"AC"</text:span><text:span text:style-name="T3">,</text:span><text:span text:style-name="T2">LRSB</text:span><text:span text:style-name="T3">,</text:span><text:span text:style-name="T2">LRAN</text:span><text:span text:style-name="T3">)) </text:span><text:span text:style-name="T4">Q</text:span><text:span text:style-name="T3">:</text:span><text:span text:style-name="T2">LRAN</text:span><text:span text:style-name="T3">&lt;1  </text:span><text:span text:style-name="T4">I </text:span><text:span text:style-name="T3">+^(</text:span><text:span text:style-name="T2">LRAN</text:span><text:span text:style-name="T3">)=</text:span><text:span text:style-name="T2">LRDXZ</text:span><text:span text:style-name="T3">!(</text:span><text:span text:style-name="T2">LRDXZ</text:span><text:span text:style-name="T3">=0) </text:span><text:span text:style-name="T4">D </text:span><text:span text:style-name="T6">STUFF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NEW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AN</text:span><text:span text:style-name="T3">=0 </text:span><text:span text:style-name="T4">F  S </text:span><text:span text:style-name="T2">LRAN</text:span><text:span text:style-name="T3">=+</text:span><text:span text:style-name="T4">$O</text:span><text:span text:style-name="T3">(^LRO(68,</text:span><text:span text:style-name="T2">LRAA</text:span><text:span text:style-name="T3">,1,</text:span><text:span text:style-name="T2">LRAD</text:span><text:span text:style-name="T3">,</text:span><text:span text:style-name="T5">"AC"</text:span><text:span text:style-name="T3">,</text:span><text:span text:style-name="T2">LRSB</text:span><text:span text:style-name="T3">,</text:span><text:span text:style-name="T2">LRAN</text:span><text:span text:style-name="T3">)) </text:span><text:span text:style-name="T4">Q</text:span><text:span text:style-name="T3">:</text:span><text:span text:style-name="T2">LRAN</text:span><text:span text:style-name="T3">&lt;1  </text:span><text:span text:style-name="T4">I </text:span><text:span text:style-name="T3">+^(</text:span><text:span text:style-name="T2">LRAN</text:span><text:span text:style-name="T3">)=</text:span><text:span text:style-name="T2">LRDXZ</text:span><text:span text:style-name="T3">!(</text:span><text:span text:style-name="T2">LRDXZ</text:span><text:span text:style-name="T3">=0) </text:span><text:span text:style-name="T4">D </text:span><text:span text:style-name="T6">STUFF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NEW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Q</text:span><text:span text:style-name="T3">:'</text:span><text:span text:style-name="T4">$D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0))  </text:span><text:span text:style-name="T4">Q</text:span><text:span text:style-name="T3">:'</text:span><text:span text:style-name="T4">$D</text:span><text:span text:style-name="T3">(^(3)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NEW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Q</text:span><text:span text:style-name="T3">:'</text:span><text:span text:style-name="T4">$D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0))  </text:span><text:span text:style-name="T4">Q</text:span><text:span text:style-name="T3">:'</text:span><text:span text:style-name="T4">$D</text:span><text:span text:style-name="T3">(^(3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NEW1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Y</text:span><text:span text:style-name="T3">=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0),</text:span><text:span text:style-name="T2">LRDFN</text:span><text:span text:style-name="T3">=+</text:span><text:span text:style-name="T2">Y</text:span><text:span text:style-name="T3">,</text:span><text:span text:style-name="T2">LRLLOC</text:span><text:span text:style-name="T3">=</text:span><text:span text:style-name="T4">$P</text:span><text:span text:style-name="T3">(</text:span><text:span text:style-name="T2">Y</text:span><text:span text:style-name="T3">,</text:span><text:span text:style-name="T2">U</text:span><text:span text:style-name="T3">,7),</text:span><text:span text:style-name="T2">LRODT</text:span><text:span text:style-name="T3">=</text:span><text:span text:style-name="T4">$S</text:span><text:span text:style-name="T3">(</text:span><text:span text:style-name="T4">$P</text:span><text:span text:style-name="T3">(</text:span><text:span text:style-name="T2">Y</text:span><text:span text:style-name="T3">,</text:span><text:span text:style-name="T2">U</text:span><text:span text:style-name="T3">,4):</text:span><text:span text:style-name="T4">$P</text:span><text:span text:style-name="T3">(</text:span><text:span text:style-name="T2">Y</text:span><text:span text:style-name="T3">,</text:span><text:span text:style-name="T2">U</text:span><text:span text:style-name="T3">,4),1:</text:span><text:span text:style-name="T4">$P</text:span><text:span text:style-name="T3">(</text:span><text:span text:style-name="T2">Y</text:span><text:span text:style-name="T3">,</text:span><text:span text:style-name="T2">U</text:span><text:span text:style-name="T3">,3)),</text:span><text:span text:style-name="T2">LRSN</text:span><text:span text:style-name="T3">=</text:span><text:span text:style-name="T4">$P</text:span><text:span text:style-name="T3">(</text:span><text:span text:style-name="T2">Y</text:span><text:span text:style-name="T3">,</text:span><text:span text:style-name="T2">U</text:span><text:span text:style-name="T3">,5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NEW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IDT</text:span><text:span text:style-name="T3">=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3),</text:span><text:span text:style-name="T5">"^"</text:span><text:span text:style-name="T3">,5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NEW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IDT</text:span><text:span text:style-name="T3">=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3),</text:span><text:span text:style-name="T5">"^"</text:span><text:span text:style-name="T3">,5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NEW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ALCULATION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I </text:span><text:span text:style-name="T2">LRIDT</text:span><text:span text:style-name="T3">=</text:span><text:span text:style-name="T5">"" </text:span><text:span text:style-name="T4">S </text:span><text:span text:style-name="T2">LRIDT</text:span><text:span text:style-name="T3">=9999999-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3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NEW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DPF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2),</text:span><text:span text:style-name="T2">DFN</text:span><text:span text:style-name="T3">=</text:span><text:span text:style-name="T4">$P</text:span><text:span text:style-name="T3">(^(0),</text:span><text:span text:style-name="T2">U</text:span><text:span text:style-name="T3">,3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NEW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DPF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2),</text:span><text:span text:style-name="T2">DFN</text:span><text:span text:style-name="T3">=</text:span><text:span text:style-name="T4">$P</text:span><text:span text:style-name="T3">(^(0),</text:span><text:span text:style-name="T2">U</text:span><text:span text:style-name="T3">,3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NEW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DPF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2),</text:span><text:span text:style-name="T2">DFN</text:span><text:span text:style-name="T3">=</text:span><text:span text:style-name="T4">$P</text:span><text:span text:style-name="T3">(^(0),</text:span><text:span text:style-name="T2">U</text:span><text:span text:style-name="T3">,3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NEW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</text:span><text:span text:style-name="T2">LRSB</text:span><text:span text:style-name="T3">),</text:span><text:span text:style-name="T2">U</text:span><text:span text:style-name="T3">)=</text:span><text:span text:style-name="T4">$$</text:span><text:span text:style-name="T6">NOW</text:span><text:span text:style-name="T3">^XLFDT,</text:span><text:span text:style-name="T4">$P</text:span><text:span text:style-name="T3">(^(</text:span><text:span text:style-name="T2">LRSB</text:span><text:span text:style-name="T3">),</text:span><text:span text:style-name="T2">U</text:span><text:span text:style-name="T3">,</text:span><text:span text:style-name="T4">$S</text:span><text:span text:style-name="T3">(</text:span><text:span text:style-name="T2">LRSB</text:span><text:span text:style-name="T3">=11:5,1:3))=</text:span><text:span text:style-name="T2">DUZ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NEW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</text:span><text:span text:style-name="T2">LRSB</text:span><text:span text:style-name="T3">),</text:span><text:span text:style-name="T2">U</text:span><text:span text:style-name="T3">)=</text:span><text:span text:style-name="T4">$$</text:span><text:span text:style-name="T6">NOW</text:span><text:span text:style-name="T3">^XLFDT,</text:span><text:span text:style-name="T4">$P</text:span><text:span text:style-name="T3">(^(</text:span><text:span text:style-name="T2">LRSB</text:span><text:span text:style-name="T3">),</text:span><text:span text:style-name="T2">U</text:span><text:span text:style-name="T3">,</text:span><text:span text:style-name="T4">$S</text:span><text:span text:style-name="T3">(</text:span><text:span text:style-name="T2">LRSB</text:span><text:span text:style-name="T3">=11:5,1:3))=</text:span><text:span text:style-name="T2">DUZ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NEW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SET 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</text:span><text:span text:style-name="T2">LRSB</text:span><text:span text:style-name="T3">),</text:span><text:span text:style-name="T2">U</text:span><text:span text:style-name="T3">)=</text:span><text:span text:style-name="T4">$$</text:span><text:span text:style-name="T6">NOW</text:span><text:span text:style-name="T3">^XLFDT,</text:span><text:span text:style-name="T4">$P</text:span><text:span text:style-name="T3">(^(</text:span><text:span text:style-name="T2">LRSB</text:span><text:span text:style-name="T3">),</text:span><text:span text:style-name="T2">U</text:span><text:span text:style-name="T3">,</text:span><text:span text:style-name="T4">$S</text:span><text:span text:style-name="T3">(</text:span><text:span text:style-name="T2">LRSB</text:span><text:span text:style-name="T3">=11:5,1:3))=</text:span><text:span text:style-name="T2">DUZ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NEW1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CDT</text:span><text:span text:style-name="T3">=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3),</text:span><text:span text:style-name="T5">"^"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NEW1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CDT</text:span><text:span text:style-name="T3">=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3),</text:span><text:span text:style-name="T5">"^"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NEW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KILL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K </text:span><text:span text:style-name="T3">^LRO(68,</text:span><text:span text:style-name="T2">LRAA</text:span><text:span text:style-name="T3">,1,</text:span><text:span text:style-name="T2">LRAD</text:span><text:span text:style-name="T3">,</text:span><text:span text:style-name="T5">"AC"</text:span><text:span text:style-name="T3">,</text:span><text:span text:style-name="T2">LRSB</text:span><text:span text:style-name="T3">,</text:span><text:span text:style-name="T2">LRAN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1" table:content-validation-name="val1" office:value-type="float" office:value="1" calcext:value-type="float">
            <text:p>1</text:p>
          </table:table-cell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change to DIK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NEW1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I </text:span><text:span text:style-name="T3">'</text:span><text:span text:style-name="T4">$D</text:span><text:span text:style-name="T3">(^LRO(68,</text:span><text:span text:style-name="T2">LRAA</text:span><text:span text:style-name="T3">,1,</text:span><text:span text:style-name="T2">LRAD</text:span><text:span text:style-name="T3">,</text:span><text:span text:style-name="T5">"AC"</text:span><text:span text:style-name="T3">,</text:span><text:span text:style-name="T2">LRSB</text:span><text:span text:style-name="T3">,</text:span><text:span text:style-name="T2">LRAN</text:span><text:span text:style-name="T3">)) </text:span><text:span text:style-name="T4">W </text:span><text:span text:style-name="T3">!,</text:span><text:span text:style-name="T2">LRAN</text:span><text:span text:style-name="T3">,</text:span><text:span text:style-name="T5">" is not defined." </text:span><text:span text:style-name="T4">S </text:span><text:span text:style-name="T2">LROK</text:span><text:span text:style-name="T3">=0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NEW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PLUS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I </text:span><text:span text:style-name="T2">LRDXZ</text:span><text:span text:style-name="T3">'=0,+^LRO(68,</text:span><text:span text:style-name="T2">LRAA</text:span><text:span text:style-name="T3">,1,</text:span><text:span text:style-name="T2">LRAD</text:span><text:span text:style-name="T3">,</text:span><text:span text:style-name="T5">"AC"</text:span><text:span text:style-name="T3">,</text:span><text:span text:style-name="T2">LRSB</text:span><text:span text:style-name="T3">,</text:span><text:span text:style-name="T2">LRAN</text:span><text:span text:style-name="T3">)'=</text:span><text:span text:style-name="T2">LRDXZ </text:span><text:span text:style-name="T4">W </text:span><text:span text:style-name="T3">!,</text:span><text:span text:style-name="T2">LRAN</text:span><text:span text:style-name="T3">,</text:span><text:span text:style-name="T5">" is not your accession." </text:span><text:span text:style-name="T4">S </text:span><text:span text:style-name="T2">LROK</text:span><text:span text:style-name="T3">=0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NEW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F  S </text:span><text:span text:style-name="T2">LRAN</text:span><text:span text:style-name="T3">=+</text:span><text:span text:style-name="T4">$O</text:span><text:span text:style-name="T3">(^LRO(68,</text:span><text:span text:style-name="T2">LRAA</text:span><text:span text:style-name="T3">,1,</text:span><text:span text:style-name="T2">LRAD</text:span><text:span text:style-name="T3">,</text:span><text:span text:style-name="T5">"AC"</text:span><text:span text:style-name="T3">,</text:span><text:span text:style-name="T2">LRSB</text:span><text:span text:style-name="T3">,</text:span><text:span text:style-name="T2">LRAN</text:span><text:span text:style-name="T3">)) </text:span><text:span text:style-name="T4">Q</text:span><text:span text:style-name="T3">:</text:span><text:span text:style-name="T2">LRAN</text:span><text:span text:style-name="T3">&lt;1!(</text:span><text:span text:style-name="T4">$G</text:span><text:span text:style-name="T3">(</text:span><text:span text:style-name="T2">LREND</text:span><text:span text:style-name="T3">))  </text:span><text:span text:style-name="T4">D</text:span><text:span text:style-name="T3">:+^(</text:span><text:span text:style-name="T2">LRAN</text:span><text:span text:style-name="T3">)=</text:span><text:span text:style-name="T2">LRDXZ</text:span><text:span text:style-name="T3">!(</text:span><text:span text:style-name="T2">LRDXZ</text:span><text:span text:style-name="T3">=0) </text:span><text:span text:style-name="T6">SORT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NEW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F  S </text:span><text:span text:style-name="T2">LRAN</text:span><text:span text:style-name="T3">=+</text:span><text:span text:style-name="T4">$O</text:span><text:span text:style-name="T3">(^LRO(68,</text:span><text:span text:style-name="T2">LRAA</text:span><text:span text:style-name="T3">,1,</text:span><text:span text:style-name="T2">LRAD</text:span><text:span text:style-name="T3">,</text:span><text:span text:style-name="T5">"AC"</text:span><text:span text:style-name="T3">,</text:span><text:span text:style-name="T2">LRSB</text:span><text:span text:style-name="T3">,</text:span><text:span text:style-name="T2">LRAN</text:span><text:span text:style-name="T3">)) </text:span><text:span text:style-name="T4">Q</text:span><text:span text:style-name="T3">:</text:span><text:span text:style-name="T2">LRAN</text:span><text:span text:style-name="T3">&lt;1!(</text:span><text:span text:style-name="T4">$G</text:span><text:span text:style-name="T3">(</text:span><text:span text:style-name="T2">LREND</text:span><text:span text:style-name="T3">))  </text:span><text:span text:style-name="T4">D</text:span><text:span text:style-name="T3">:+^(</text:span><text:span text:style-name="T2">LRAN</text:span><text:span text:style-name="T3">)=</text:span><text:span text:style-name="T2">LRDXZ</text:span><text:span text:style-name="T3">!(</text:span><text:span text:style-name="T2">LRDXZ</text:span><text:span text:style-name="T3">=0) </text:span><text:span text:style-name="T6">SORT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LRMINEW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. <text:span text:style-name="T1">W </text:span><text:span text:style-name="T3">@</text:span><text:span text:style-name="T2">IOF </text:span><text:span text:style-name="T4">I $E</text:span><text:span text:style-name="T3">(</text:span><text:span text:style-name="T2">IOST</text:span><text:span text:style-name="T3">,1,2)'=</text:span><text:span text:style-name="T5">"C-" </text:span><text:span text:style-name="T4">D </text:span><text:span text:style-name="T3">^LRLTR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W @IOF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LRMINEW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Q</text:span><text:span text:style-name="T3">:'</text:span><text:span text:style-name="T4">$D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0))  </text:span><text:span text:style-name="T4">S </text:span><text:span text:style-name="T2">LRLOCA</text:span><text:span text:style-name="T3">=</text:span><text:span text:style-name="T4">$P</text:span><text:span text:style-name="T3">(^(0),</text:span><text:span text:style-name="T2">U</text:span><text:span text:style-name="T3">,7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NEW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Q</text:span><text:span text:style-name="T3">:'</text:span><text:span text:style-name="T4">$D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0))  </text:span><text:span text:style-name="T4">S </text:span><text:span text:style-name="T2">LRLOCA</text:span><text:span text:style-name="T3">=</text:span><text:span text:style-name="T4">$P</text:span><text:span text:style-name="T3">(^(0),</text:span><text:span text:style-name="T2">U</text:span><text:span text:style-name="T3">,7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NEW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Q</text:span><text:span text:style-name="T3">:'</text:span><text:span text:style-name="T4">$D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3))!(</text:span><text:span text:style-name="T4">$G</text:span><text:span text:style-name="T3">(</text:span><text:span text:style-name="T2">LREND</text:span><text:span text:style-name="T3">))  </text:span><text:span text:style-name="T4">S </text:span><text:span text:style-name="T2">LRIDT</text:span><text:span text:style-name="T3">=9999999-^(3),</text:span><text:span text:style-name="T2">LRDFN</text:span><text:span text:style-name="T3">=+^(0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NEW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Q</text:span><text:span text:style-name="T3">:'</text:span><text:span text:style-name="T4">$D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3))!(</text:span><text:span text:style-name="T4">$G</text:span><text:span text:style-name="T3">(</text:span><text:span text:style-name="T2">LREND</text:span><text:span text:style-name="T3">))  </text:span><text:span text:style-name="T4">S </text:span><text:span text:style-name="T2">LRIDT</text:span><text:span text:style-name="T3">=9999999-^(3),</text:span><text:span text:style-name="T2">LRDFN</text:span><text:span text:style-name="T3">=+^(0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NEW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LLT</text:span><text:span text:style-name="T3">=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LRACC</text:span><text:span text:style-name="T3">=</text:span><text:span text:style-name="T4">$P</text:span><text:span text:style-name="T3">(</text:span><text:span text:style-name="T2">LRLLT</text:span><text:span text:style-name="T3">,</text:span><text:span text:style-name="T2">U</text:span><text:span text:style-name="T3">,6),</text:span><text:span text:style-name="T2">LRCMNT</text:span><text:span text:style-name="T3">=</text:span><text:span text:style-name="T4">$S</text:span><text:span text:style-name="T3">(</text:span><text:span text:style-name="T4">$D</text:span><text:span text:style-name="T3">(^(99)):^(99),1:</text:span><text:span text:style-name="T5">""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NEW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LLT</text:span><text:span text:style-name="T3">=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LRACC</text:span><text:span text:style-name="T3">=</text:span><text:span text:style-name="T4">$P</text:span><text:span text:style-name="T3">(</text:span><text:span text:style-name="T2">LRLLT</text:span><text:span text:style-name="T3">,</text:span><text:span text:style-name="T2">U</text:span><text:span text:style-name="T3">,6),</text:span><text:span text:style-name="T2">LRCMNT</text:span><text:span text:style-name="T3">=</text:span><text:span text:style-name="T4">$S</text:span><text:span text:style-name="T3">(</text:span><text:span text:style-name="T4">$D</text:span><text:span text:style-name="T3">(^(99)):^(99),1:</text:span><text:span text:style-name="T5">""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LRMINEW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$E</text:span><text:span text:style-name="T3">(</text:span><text:span text:style-name="T2">IOST</text:span><text:span text:style-name="T3">,1,2)'=</text:span><text:span text:style-name="T5">"C-" </text:span><text:span text:style-name="T4">W </text:span><text:span text:style-name="T3">@</text:span><text:span text:style-name="T2">IOF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W @IOF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RMIPC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END</text:span><text:span text:style-name="T3">=0,</text:span><text:span text:style-name="T2">LRPG</text:span><text:span text:style-name="T3">=0 </text:span><text:span text:style-name="T4">F  S </text:span><text:span text:style-name="T2">LRIDT</text:span><text:span text:style-name="T3">=+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)) </text:span><text:span text:style-name="T4">Q</text:span><text:span text:style-name="T3">:</text:span><text:span text:style-name="T2">LRIDT</text:span><text:span text:style-name="T3">&lt;1!(</text:span><text:span text:style-name="T2">LRIDT</text:span><text:span text:style-name="T3">&gt;</text:span><text:span text:style-name="T2">LREDT</text:span><text:span text:style-name="T3">)  </text:span><text:span text:style-name="T4">D </text:span><text:span text:style-name="T6">EN1 </text:span><text:span text:style-name="T4">Q</text:span><text:span text:style-name="T3">:</text:span><text:span text:style-name="T2">LREN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PC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LLT</text:span><text:span text:style-name="T3">=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LRACC</text:span><text:span text:style-name="T3">=</text:span><text:span text:style-name="T4">$P</text:span><text:span text:style-name="T3">(</text:span><text:span text:style-name="T2">LRLLT</text:span><text:span text:style-name="T3">,</text:span><text:span text:style-name="T2">U</text:span><text:span text:style-name="T3">,6),</text:span><text:span text:style-name="T2">LRAD</text:span><text:span text:style-name="T3">=</text:span><text:span text:style-name="T4">$E</text:span><text:span text:style-name="T3">(</text:span><text:span text:style-name="T2">LRLLT</text:span><text:span text:style-name="T3">)_</text:span><text:span text:style-name="T4">$P</text:span><text:span text:style-name="T3">(</text:span><text:span text:style-name="T2">LRACC</text:span><text:span text:style-name="T3">,</text:span><text:span text:style-name="T5">" "</text:span><text:span text:style-name="T3">,2)_</text:span><text:span text:style-name="T5">"0000"</text:span><text:span text:style-name="T3">,</text:span><text:span text:style-name="T2">X</text:span><text:span text:style-name="T3">=</text:span><text:span text:style-name="T4">$P</text:span><text:span text:style-name="T3">(</text:span><text:span text:style-name="T2">LRACC</text:span><text:span text:style-name="T3">,</text:span><text:span text:style-name="T5">" "</text:span><text:span text:style-name="T3">),</text:span><text:span text:style-name="T2">DIC</text:span><text:span text:style-name="T3">=68,</text:span><text:span text:style-name="T2">DIC</text:span><text:span text:style-name="T3">(0)=</text:span><text:span text:style-name="T5">"M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PC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$L</text:span><text:span text:style-name="T3">(</text:span><text:span text:style-name="T2">X</text:span><text:span text:style-name="T3">) </text:span><text:span text:style-name="T4">D </text:span><text:span text:style-name="T3">^DIC </text:span><text:span text:style-name="T4">S </text:span><text:span text:style-name="T2">LRAA</text:span><text:span text:style-name="T3">=+</text:span><text:span text:style-name="T2">Y</text:span><text:span text:style-name="T3">,</text:span><text:span text:style-name="T2">LRAN</text:span><text:span text:style-name="T3">=+</text:span><text:span text:style-name="T4">$P</text:span><text:span text:style-name="T3">(</text:span><text:span text:style-name="T2">LRACC</text:span><text:span text:style-name="T3">,</text:span><text:span text:style-name="T5">" "</text:span><text:span text:style-name="T3">,3),</text:span><text:span text:style-name="T2">LRCMNT</text:span><text:span text:style-name="T3">=</text:span><text:span text:style-name="T4">$S</text:span><text:span text:style-name="T3">(</text:span><text:span text:style-name="T4">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99)):^(99),1:</text:span><text:span text:style-name="T5">""</text:span><text:span text:style-name="T3">) </text:span><text:span text:style-name="T4">D </text:span><text:span text:style-name="T6">EN</text:span><text:span text:style-name="T3">^LRMIPSZ1 </text:span><text:span text:style-name="T4">Q</text:span><text:span text:style-name="T3">:</text:span><text:span text:style-name="T2">LREN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PC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$L</text:span><text:span text:style-name="T3">(</text:span><text:span text:style-name="T2">X</text:span><text:span text:style-name="T3">) </text:span><text:span text:style-name="T4">D </text:span><text:span text:style-name="T3">^DIC </text:span><text:span text:style-name="T4">S </text:span><text:span text:style-name="T2">LRAA</text:span><text:span text:style-name="T3">=+</text:span><text:span text:style-name="T2">Y</text:span><text:span text:style-name="T3">,</text:span><text:span text:style-name="T2">LRAN</text:span><text:span text:style-name="T3">=+</text:span><text:span text:style-name="T4">$P</text:span><text:span text:style-name="T3">(</text:span><text:span text:style-name="T2">LRACC</text:span><text:span text:style-name="T3">,</text:span><text:span text:style-name="T5">" "</text:span><text:span text:style-name="T3">,3),</text:span><text:span text:style-name="T2">LRCMNT</text:span><text:span text:style-name="T3">=</text:span><text:span text:style-name="T4">$S</text:span><text:span text:style-name="T3">(</text:span><text:span text:style-name="T4">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99)):^(99),1:</text:span><text:span text:style-name="T5">""</text:span><text:span text:style-name="T3">) </text:span><text:span text:style-name="T4">D </text:span><text:span text:style-name="T6">EN</text:span><text:span text:style-name="T3">^LRMIPSZ1 </text:span><text:span text:style-name="T4">Q</text:span><text:span text:style-name="T3">:</text:span><text:span text:style-name="T2">LREN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PLOG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AD</text:span><text:span text:style-name="T3">=</text:span><text:span text:style-name="T4">$S</text:span><text:span text:style-name="T3">(</text:span><text:span text:style-name="T4">$P</text:span><text:span text:style-name="T3">(^LRO(68,</text:span><text:span text:style-name="T2">LRAA</text:span><text:span text:style-name="T3">,0),</text:span><text:span text:style-name="T2">U</text:span><text:span text:style-name="T3">,3)=</text:span><text:span text:style-name="T5">"Y"</text:span><text:span text:style-name="T3">:</text:span><text:span text:style-name="T4">$E</text:span><text:span text:style-name="T3">(</text:span><text:span text:style-name="T2">Y</text:span><text:span text:style-name="T3">,1,3)_</text:span><text:span text:style-name="T5">"0000"</text:span><text:span text:style-name="T3">,1:</text:span><text:span text:style-name="T2">Y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PLOG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Q</text:span><text:span text:style-name="T3">:'</text:span><text:span text:style-name="T4">$D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3))  </text:span><text:span text:style-name="T4">S </text:span><text:span text:style-name="T2">LRIDT</text:span><text:span text:style-name="T3">=9999999-^(3),</text:span><text:span text:style-name="T2">LRDFN</text:span><text:span text:style-name="T3">=+^(0),</text:span><text:span text:style-name="T2">LRLLT</text:span><text:span text:style-name="T3">=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LRACC</text:span><text:span text:style-name="T3">=</text:span><text:span text:style-name="T4">$P</text:span><text:span text:style-name="T3">(</text:span><text:span text:style-name="T2">LRLLT</text:span><text:span text:style-name="T3">,</text:span><text:span text:style-name="T2">U</text:span><text:span text:style-name="T3">,6),</text:span><text:span text:style-name="T2">LRCMNT</text:span><text:span text:style-name="T3">=</text:span><text:span text:style-name="T4">$S</text:span><text:span text:style-name="T3">(</text:span><text:span text:style-name="T4">$D</text:span><text:span text:style-name="T3">(^(99)):^(99),1:</text:span><text:span text:style-name="T5">""</text:span><text:span text:style-name="T3">),</text:span><text:span text:style-name="T2">LRPG</text:span><text:span text:style-name="T3">=0 </text:span><text:span text:style-name="T4">D </text:span><text:span text:style-name="T6">EN</text:span><text:span text:style-name="T3">^LRMIPSZ1 </text:span><text:span text:style-name="T4">Q</text:span><text:span text:style-name="T3">:</text:span><text:span text:style-name="T2">LREN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PLOG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Q</text:span><text:span text:style-name="T3">:'</text:span><text:span text:style-name="T4">$D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3))  </text:span><text:span text:style-name="T4">S </text:span><text:span text:style-name="T2">LRIDT</text:span><text:span text:style-name="T3">=9999999-^(3),</text:span><text:span text:style-name="T2">LRDFN</text:span><text:span text:style-name="T3">=+^(0),</text:span><text:span text:style-name="T2">LRLLT</text:span><text:span text:style-name="T3">=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LRACC</text:span><text:span text:style-name="T3">=</text:span><text:span text:style-name="T4">$P</text:span><text:span text:style-name="T3">(</text:span><text:span text:style-name="T2">LRLLT</text:span><text:span text:style-name="T3">,</text:span><text:span text:style-name="T2">U</text:span><text:span text:style-name="T3">,6),</text:span><text:span text:style-name="T2">LRCMNT</text:span><text:span text:style-name="T3">=</text:span><text:span text:style-name="T4">$S</text:span><text:span text:style-name="T3">(</text:span><text:span text:style-name="T4">$D</text:span><text:span text:style-name="T3">(^(99)):^(99),1:</text:span><text:span text:style-name="T5">""</text:span><text:span text:style-name="T3">),</text:span><text:span text:style-name="T2">LRPG</text:span><text:span text:style-name="T3">=0 </text:span><text:span text:style-name="T4">D </text:span><text:span text:style-name="T6">EN</text:span><text:span text:style-name="T3">^LRMIPSZ1 </text:span><text:span text:style-name="T4">Q</text:span><text:span text:style-name="T3">:</text:span><text:span text:style-name="T2">LREN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PLOG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Q</text:span><text:span text:style-name="T3">:'</text:span><text:span text:style-name="T4">$D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3))  </text:span><text:span text:style-name="T4">S </text:span><text:span text:style-name="T2">LRIDT</text:span><text:span text:style-name="T3">=9999999-^(3),</text:span><text:span text:style-name="T2">LRDFN</text:span><text:span text:style-name="T3">=+^(0),</text:span><text:span text:style-name="T2">LRLLT</text:span><text:span text:style-name="T3">=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LRACC</text:span><text:span text:style-name="T3">=</text:span><text:span text:style-name="T4">$P</text:span><text:span text:style-name="T3">(</text:span><text:span text:style-name="T2">LRLLT</text:span><text:span text:style-name="T3">,</text:span><text:span text:style-name="T2">U</text:span><text:span text:style-name="T3">,6),</text:span><text:span text:style-name="T2">LRCMNT</text:span><text:span text:style-name="T3">=</text:span><text:span text:style-name="T4">$S</text:span><text:span text:style-name="T3">(</text:span><text:span text:style-name="T4">$D</text:span><text:span text:style-name="T3">(^(99)):^(99),1:</text:span><text:span text:style-name="T5">""</text:span><text:span text:style-name="T3">),</text:span><text:span text:style-name="T2">LRPG</text:span><text:span text:style-name="T3">=0 </text:span><text:span text:style-name="T4">D </text:span><text:span text:style-name="T6">EN</text:span><text:span text:style-name="T3">^LRMIPSZ1 </text:span><text:span text:style-name="T4">Q</text:span><text:span text:style-name="T3">:</text:span><text:span text:style-name="T2">LREN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LRMIPSU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<text:span text:style-name="T1">I </text:span><text:span text:style-name="T2">X</text:span><text:span text:style-name="T3">'=</text:span><text:span text:style-name="T5">"" </text:span><text:span text:style-name="T4">X </text:span><text:span text:style-name="T2">X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Requires further research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LRMIPSU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<text:span text:style-name="T1">I </text:span><text:span text:style-name="T2">X</text:span><text:span text:style-name="T3">'=</text:span><text:span text:style-name="T5">"" </text:span><text:span text:style-name="T4">X </text:span><text:span text:style-name="T2">X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Requires further research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LRMIPSU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<text:span text:style-name="T1">Q</text:span><text:span text:style-name="T3">:'</text:span><text:span text:style-name="T4">$D</text:span><text:span text:style-name="T3">(^LAB(61.2,</text:span><text:span text:style-name="T2">LRIFN</text:span><text:span text:style-name="T3">,</text:span><text:span text:style-name="T5">"JR"</text:span><text:span text:style-name="T3">,0)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PSU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<text:span text:style-name="T1">F  S </text:span><text:span text:style-name="T2">LRNUM</text:span><text:span text:style-name="T3">=</text:span><text:span text:style-name="T4">$O</text:span><text:span text:style-name="T3">(^LAB(61.2,</text:span><text:span text:style-name="T2">LRIFN</text:span><text:span text:style-name="T3">,</text:span><text:span text:style-name="T5">"JR"</text:span><text:span text:style-name="T3">,</text:span><text:span text:style-name="T2">LRNUM</text:span><text:span text:style-name="T3">)) </text:span><text:span text:style-name="T4">Q</text:span><text:span text:style-name="T3">:</text:span><text:span text:style-name="T2">LRNUM</text:span><text:span text:style-name="T3">=</text:span><text:span text:style-name="T5">""  </text:span><text:span text:style-name="T4">D </text:span><text:span text:style-name="T6">WR </text:span><text:span text:style-name="T4">Q</text:span><text:span text:style-name="T3">:</text:span><text:span text:style-name="T2">LREN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PSU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<text:span text:style-name="T1">S </text:span><text:span text:style-name="T2">X1</text:span><text:span text:style-name="T3">=^LAB(61.2,</text:span><text:span text:style-name="T2">LRIFN</text:span><text:span text:style-name="T3">,</text:span><text:span text:style-name="T5">"JR"</text:span><text:span text:style-name="T3">,</text:span><text:span text:style-name="T2">LRNUM</text:span><text:span text:style-name="T3">,0) </text:span><text:span text:style-name="T4">Q</text:span><text:span text:style-name="T3">:</text:span><text:span text:style-name="T4">$P</text:span><text:span text:style-name="T3">(</text:span><text:span text:style-name="T2">X1</text:span><text:span text:style-name="T3">,</text:span><text:span text:style-name="T2">U</text:span><text:span text:style-name="T3">,7)'=1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PSU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95,</text:p>
          </table:table-cell>
          <table:table-cell table:style-name="ce6" office:value-type="string" calcext:value-type="string">
            <text:p>LAB JOURNAL</text:p>
          </table:table-cell>
          <table:table-cell table:style-name="ce9" office:value-type="string" calcext:value-type="string">
            <text:p> <text:span text:style-name="T1">W </text:span><text:span text:style-name="T3">! </text:span><text:span text:style-name="T4">W</text:span><text:span text:style-name="T3">:</text:span><text:span text:style-name="T4">$L</text:span><text:span text:style-name="T3">(</text:span><text:span text:style-name="T4">$P</text:span><text:span text:style-name="T3">(</text:span><text:span text:style-name="T2">X1</text:span><text:span text:style-name="T3">,</text:span><text:span text:style-name="T2">U</text:span><text:span text:style-name="T3">,3)) </text:span><text:span text:style-name="T4">$P</text:span><text:span text:style-name="T3">(^LAB(95,</text:span><text:span text:style-name="T4">$P</text:span><text:span text:style-name="T3">(</text:span><text:span text:style-name="T2">X1</text:span><text:span text:style-name="T3">,</text:span><text:span text:style-name="T2">U</text:span><text:span text:style-name="T3">,3),0),</text:span><text:span text:style-name="T2">U</text:span><text:span text:style-name="T3">),</text:span><text:span text:style-name="T5">" "</text:span><text:span text:style-name="T3">,</text:span><text:span text:style-name="T4">$P</text:span><text:span text:style-name="T3">(</text:span><text:span text:style-name="T2">X1</text:span><text:span text:style-name="T3">,</text:span><text:span text:style-name="T2">U</text:span><text:span text:style-name="T3">,4),</text:span><text:span text:style-name="T5">":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PSU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<text:span text:style-name="T1">S </text:span><text:span text:style-name="T2">X1</text:span><text:span text:style-name="T3">=^LAB(61.2,</text:span><text:span text:style-name="T2">LRIFN</text:span><text:span text:style-name="T3">,</text:span><text:span text:style-name="T5">"JR"</text:span><text:span text:style-name="T3">,</text:span><text:span text:style-name="T2">LRNUM</text:span><text:span text:style-name="T3">,0) </text:span><text:span text:style-name="T4">Q</text:span><text:span text:style-name="T3">:</text:span><text:span text:style-name="T4">$P</text:span><text:span text:style-name="T3">(</text:span><text:span text:style-name="T2">X1</text:span><text:span text:style-name="T3">,</text:span><text:span text:style-name="T2">U</text:span><text:span text:style-name="T3">,7)'=1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PSU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95,</text:p>
          </table:table-cell>
          <table:table-cell table:style-name="ce6" office:value-type="string" calcext:value-type="string">
            <text:p>LAB JOURNAL</text:p>
          </table:table-cell>
          <table:table-cell table:style-name="ce9" office:value-type="string" calcext:value-type="string">
            <text:p> <text:span text:style-name="T1">I $P</text:span><text:span text:style-name="T3">(</text:span><text:span text:style-name="T2">X1</text:span><text:span text:style-name="T3">,</text:span><text:span text:style-name="T2">U</text:span><text:span text:style-name="T3">,3)'=</text:span><text:span text:style-name="T5">"" </text:span><text:span text:style-name="T4">W $P</text:span><text:span text:style-name="T3">(^LAB(95,</text:span><text:span text:style-name="T4">$P</text:span><text:span text:style-name="T3">(</text:span><text:span text:style-name="T2">X1</text:span><text:span text:style-name="T3">,</text:span><text:span text:style-name="T2">U</text:span><text:span text:style-name="T3">,3),0),</text:span><text:span text:style-name="T2">U</text:span><text:span text:style-name="T3">),</text:span><text:span text:style-name="T5">" "</text:span><text:span text:style-name="T3">,</text:span><text:span text:style-name="T4">$P</text:span><text:span text:style-name="T3">(</text:span><text:span text:style-name="T2">X1</text:span><text:span text:style-name="T3">,</text:span><text:span text:style-name="T2">U</text:span><text:span text:style-name="T3">,4),</text:span><text:span text:style-name="T5">":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PSU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X</text:span><text:span text:style-name="T3">=+</text:span><text:span text:style-name="T4">$G</text:span><text:span text:style-name="T3">(^LR(</text:span><text:span text:style-name="T2">LRDFN</text:span><text:span text:style-name="T3">,</text:span><text:span text:style-name="T2">LRSS</text:span><text:span text:style-name="T3">,</text:span><text:span text:style-name="T2">LRIDT</text:span><text:span text:style-name="T3">,</text:span><text:span text:style-name="T5">"RF"</text:span><text:span text:style-name="T3">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PSU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X</text:span><text:span text:style-name="T3">=+</text:span><text:span text:style-name="T4">$G</text:span><text:span text:style-name="T3">(^LR(</text:span><text:span text:style-name="T2">LRDFN</text:span><text:span text:style-name="T3">,</text:span><text:span text:style-name="T2">LRSS</text:span><text:span text:style-name="T3">,</text:span><text:span text:style-name="T2">LRIDT</text:span><text:span text:style-name="T3">,</text:span><text:span text:style-name="T5">"RF"</text:span><text:span text:style-name="T3">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PSU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W</text:span><text:span text:style-name="T3">:(</text:span><text:span text:style-name="T4">$G</text:span><text:span text:style-name="T3">(</text:span><text:span text:style-name="T2">LRJ02</text:span><text:span text:style-name="T3">))!(</text:span><text:span text:style-name="T4">$G</text:span><text:span text:style-name="T3">(</text:span><text:span text:style-name="T2">LRJ0</text:span><text:span text:style-name="T3">))!(</text:span><text:span text:style-name="T4">$E</text:span><text:span text:style-name="T3">(</text:span><text:span text:style-name="T2">IOST</text:span><text:span text:style-name="T3">,1,2)=</text:span><text:span text:style-name="T5">"C-"</text:span><text:span text:style-name="T3">) @</text:span><text:span text:style-name="T2">IOF </text:span><text:span text:style-name="T4">S </text:span><text:span text:style-name="T2">LRJ02</text:span><text:span text:style-name="T3">=1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W @IOF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RMIPSU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XUSEC("LRLAB",</text:p>
          </table:table-cell>
          <table:table-cell table:style-name="ce8"/>
          <table:table-cell table:style-name="ce9" office:value-type="string" calcext:value-type="string">
            <text:p> <text:span text:style-name="T1">I </text:span><text:span text:style-name="T3">'</text:span><text:span text:style-name="T4">$D</text:span><text:span text:style-name="T3">(</text:span><text:span text:style-name="T2">LRH</text:span><text:span text:style-name="T3">),</text:span><text:span text:style-name="T2">LRHC </text:span><text:span text:style-name="T4">W </text:span><text:span text:style-name="T3">!?32,</text:span><text:span text:style-name="T4">$S</text:span><text:span text:style-name="T3">(</text:span><text:span text:style-name="T4">$D</text:span><text:span text:style-name="T3">(^XUSEC(</text:span><text:span text:style-name="T5">"LRLAB"</text:span><text:span text:style-name="T3">,</text:span><text:span text:style-name="T2">DUZ</text:span><text:span text:style-name="T3">))&amp;'</text:span><text:span text:style-name="T4">$D</text:span><text:span text:style-name="T3">(</text:span><text:span text:style-name="T2">LRWRDVEW</text:span><text:span text:style-name="T3">):</text:span><text:span text:style-name="T5">"LAB"</text:span><text:span text:style-name="T3">,1:</text:span><text:span text:style-name="T5">"CHART"</text:span><text:span text:style-name="T3">),</text:span><text:span text:style-name="T5">" COPY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An XUSEC API should be used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PSU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<text:span text:style-name="T1">S </text:span><text:span text:style-name="T2">LRX</text:span><text:span text:style-name="T3">=+</text:span><text:span text:style-name="T4">$G</text:span><text:span text:style-name="T3">(^LR(</text:span><text:span text:style-name="T2">LRDFN</text:span><text:span text:style-name="T3">,</text:span><text:span text:style-name="T2">LRSS</text:span><text:span text:style-name="T3">,</text:span><text:span text:style-name="T2">LRIDT</text:span><text:span text:style-name="T3">,</text:span><text:span text:style-name="T5">"RF"</text:span><text:span text:style-name="T3">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PSU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</text:span><text:span text:style-name="T2">LRSB</text:span><text:span text:style-name="T3">)),(</text:span><text:span text:style-name="T2">LRPG</text:span><text:span text:style-name="T3">=1) </text:span><text:span text:style-name="T4">D</text:span><text:span text:style-name="T3">:</text:span><text:span text:style-name="T2">LRPG</text:span><text:span text:style-name="T3">=1 </text:span><text:span text:style-name="T6">BANNER</text:span><text:span text:style-name="T3">^LRMIAU2(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PSU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F </text:span><text:span text:style-name="T2">LRBANIEN</text:span><text:span text:style-name="T3">=1,5,8,11,16 </text:span><text:span text:style-name="T4">I 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</text:span><text:span text:style-name="T2">LRBANIEN</text:span><text:span text:style-name="T3">)) </text:span><text:span text:style-name="T4">S </text:span><text:span text:style-name="T2">LRBANFLG</text:span><text:span text:style-name="T3">=1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LRMIPSU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<text:span text:style-name="T1">S </text:span><text:span text:style-name="T2">LRX</text:span><text:span text:style-name="T3">=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LRMIPSU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</text:span><text:span text:style-name="T2">LRPG</text:span><text:span text:style-name="T3">=1,</text:span><text:span text:style-name="T2">ISCONS</text:span><text:span text:style-name="T3">,</text:span><text:span text:style-name="T4">$G</text:span><text:span text:style-name="T3">(</text:span><text:span text:style-name="T2">IOF</text:span><text:span text:style-name="T3">)'=</text:span><text:span text:style-name="T5">"" </text:span><text:span text:style-name="T4">W </text:span><text:span text:style-name="T3">@</text:span><text:span text:style-name="T2">IOF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W @IOF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RMIPSU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XUSEC("LRLAB",</text:p>
          </table:table-cell>
          <table:table-cell table:style-name="ce8"/>
          <table:table-cell table:style-name="ce9" office:value-type="string" calcext:value-type="string">
            <text:p> <text:span text:style-name="T1">I </text:span><text:span text:style-name="T3">'</text:span><text:span text:style-name="T4">$D</text:span><text:span text:style-name="T3">(</text:span><text:span text:style-name="T2">LRH</text:span><text:span text:style-name="T3">),'</text:span><text:span text:style-name="T2">ISCONS </text:span><text:span text:style-name="T4">W </text:span><text:span text:style-name="T3">!?32,</text:span><text:span text:style-name="T4">$S</text:span><text:span text:style-name="T3">(</text:span><text:span text:style-name="T4">$D</text:span><text:span text:style-name="T3">(^XUSEC(</text:span><text:span text:style-name="T5">"LRLAB"</text:span><text:span text:style-name="T3">,</text:span><text:span text:style-name="T2">DUZ</text:span><text:span text:style-name="T3">))&amp;'</text:span><text:span text:style-name="T4">$D</text:span><text:span text:style-name="T3">(</text:span><text:span text:style-name="T2">LRWRDVEW</text:span><text:span text:style-name="T3">):</text:span><text:span text:style-name="T5">"LAB"</text:span><text:span text:style-name="T3">,1:</text:span><text:span text:style-name="T5">"CHART"</text:span><text:span text:style-name="T3">),</text:span><text:span text:style-name="T5">" COPY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An XUSEC API should be used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PSU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<text:span text:style-name="T1">S </text:span><text:span text:style-name="T2">LRX</text:span><text:span text:style-name="T3">=+</text:span><text:span text:style-name="T4">$G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</text:span><text:span text:style-name="T5">"RF"</text:span><text:span text:style-name="T3">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LRMIPSU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<text:span text:style-name="T1">S </text:span><text:span text:style-name="T2">LRX</text:span><text:span text:style-name="T3">=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PSU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XUSEC("LRLAB",</text:p>
          </table:table-cell>
          <table:table-cell table:style-name="ce8"/>
          <table:table-cell table:style-name="ce9" office:value-type="string" calcext:value-type="string">
            <text:p> <text:span text:style-name="T1">I </text:span><text:span text:style-name="T2">LRTUS</text:span><text:span text:style-name="T3">'[</text:span><text:span text:style-name="T5">"F"</text:span><text:span text:style-name="T3">!(</text:span><text:span text:style-name="T4">$D</text:span><text:span text:style-name="T3">(^XUSEC(</text:span><text:span text:style-name="T5">"LRLAB"</text:span><text:span text:style-name="T3">,</text:span><text:span text:style-name="T2">DUZ</text:span><text:span text:style-name="T3">))&amp;'</text:span><text:span text:style-name="T4">$D</text:span><text:span text:style-name="T3">(</text:span><text:span text:style-name="T2">LRWRDVEW</text:span><text:span text:style-name="T3">)) </text:span><text:span text:style-name="T4">D  </text:span><text:span text:style-name="T5">;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An XUSEC API should be used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PSU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XUSEC("LRLAB",</text:p>
          </table:table-cell>
          <table:table-cell table:style-name="ce8"/>
          <table:table-cell table:style-name="ce9" office:value-type="string" calcext:value-type="string">
            <text:p> . <text:span text:style-name="T1">F  S </text:span><text:span text:style-name="T2">J</text:span><text:span text:style-name="T3">=</text:span><text:span text:style-name="T4">$O</text:span><text:span text:style-name="T3">(^TMP(</text:span><text:span text:style-name="T5">"LRMI"</text:span><text:span text:style-name="T3">,</text:span><text:span text:style-name="T4">$J</text:span><text:span text:style-name="T3">,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</text:span><text:span text:style-name="T2">LRPRE</text:span><text:span text:style-name="T3">,</text:span><text:span text:style-name="T2">J</text:span><text:span text:style-name="T3">)) </text:span><text:span text:style-name="T4">Q</text:span><text:span text:style-name="T3">:</text:span><text:span text:style-name="T2">J</text:span><text:span text:style-name="T3">&lt;1  </text:span><text:span text:style-name="T4">W </text:span><text:span text:style-name="T3">!?3,^(</text:span><text:span text:style-name="T2">J</text:span><text:span text:style-name="T3">,0) </text:span><text:span text:style-name="T4">D </text:span><text:span text:style-name="T6">NP </text:span><text:span text:style-name="T4">Q</text:span><text:span text:style-name="T3">:</text:span><text:span text:style-name="T2">LRABORT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^TMP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LRMIPSZ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XUSEC("LRLAB",</text:p>
          </table:table-cell>
          <table:table-cell table:style-name="ce8"/>
          <table:table-cell table:style-name="ce9" office:value-type="string" calcext:value-type="string">
            <text:p> <text:span text:style-name="T1">F  K </text:span><text:span text:style-name="T2">LRAN</text:span><text:span text:style-name="T3">,</text:span><text:span text:style-name="T2">DIC </text:span><text:span text:style-name="T4">D </text:span><text:span text:style-name="T3">@</text:span><text:span text:style-name="T4">$S</text:span><text:span text:style-name="T3">(</text:span><text:span text:style-name="T2">LREP</text:span><text:span text:style-name="T3">=1:</text:span><text:span text:style-name="T5">"ACC"</text:span><text:span text:style-name="T3">,1:</text:span><text:span text:style-name="T5">"PAT"</text:span><text:span text:style-name="T3">) </text:span><text:span text:style-name="T4">Q</text:span><text:span text:style-name="T3">:</text:span><text:span text:style-name="T2">LREND  </text:span><text:span text:style-name="T4">I </text:span><text:span text:style-name="T2">LRANOK </text:span><text:span text:style-name="T4">S </text:span><text:span text:style-name="T2">ZTRTN</text:span><text:span text:style-name="T3">=</text:span><text:span text:style-name="T5">"DQ^LRMIPSZ"</text:span><text:span text:style-name="T3">,</text:span><text:span text:style-name="T2">%ZIS</text:span><text:span text:style-name="T3">=</text:span><text:span text:style-name="T5">"MQ" </text:span><text:span text:style-name="T4">D </text:span><text:span text:style-name="T6">IO</text:span><text:span text:style-name="T3">^LRWU </text:span><text:span text:style-name="T4">Q</text:span><text:span text:style-name="T3">:</text:span><text:span text:style-name="T2">LREN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D @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LRMIPSZ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DFN</text:span><text:span text:style-name="T3">=+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0),</text:span><text:span text:style-name="T2">LRIDT</text:span><text:span text:style-name="T3">=</text:span><text:span text:style-name="T4">$P</text:span><text:span text:style-name="T3">(^(3),</text:span><text:span text:style-name="T2">U</text:span><text:span text:style-name="T3">,5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PSZ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PLUS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DFN</text:span><text:span text:style-name="T3">=+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0),</text:span><text:span text:style-name="T2">LRIDT</text:span><text:span text:style-name="T3">=</text:span><text:span text:style-name="T4">$P</text:span><text:span text:style-name="T3">(^(3),</text:span><text:span text:style-name="T2">U</text:span><text:span text:style-name="T3">,5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PSZ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LLT</text:span><text:span text:style-name="T3">=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LRACC</text:span><text:span text:style-name="T3">=</text:span><text:span text:style-name="T4">$P</text:span><text:span text:style-name="T3">(</text:span><text:span text:style-name="T2">LRLLT</text:span><text:span text:style-name="T3">,</text:span><text:span text:style-name="T2">U</text:span><text:span text:style-name="T3">,6),</text:span><text:span text:style-name="T2">LRCMNT</text:span><text:span text:style-name="T3">=</text:span><text:span text:style-name="T4">$G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99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PSZ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LLT</text:span><text:span text:style-name="T3">=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LRACC</text:span><text:span text:style-name="T3">=</text:span><text:span text:style-name="T4">$P</text:span><text:span text:style-name="T3">(</text:span><text:span text:style-name="T2">LRLLT</text:span><text:span text:style-name="T3">,</text:span><text:span text:style-name="T2">U</text:span><text:span text:style-name="T3">,6),</text:span><text:span text:style-name="T2">LRCMNT</text:span><text:span text:style-name="T3">=</text:span><text:span text:style-name="T4">$G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99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PSZ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DPF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2),</text:span><text:span text:style-name="T2">DFN</text:span><text:span text:style-name="T3">=</text:span><text:span text:style-name="T4">$P</text:span><text:span text:style-name="T3">(^(0),</text:span><text:span text:style-name="T2">U</text:span><text:span text:style-name="T3">,3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PSZ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DPF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2),</text:span><text:span text:style-name="T2">DFN</text:span><text:span text:style-name="T3">=</text:span><text:span text:style-name="T4">$P</text:span><text:span text:style-name="T3">(^(0),</text:span><text:span text:style-name="T2">U</text:span><text:span text:style-name="T3">,3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PSZ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DPF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2),</text:span><text:span text:style-name="T2">DFN</text:span><text:span text:style-name="T3">=</text:span><text:span text:style-name="T4">$P</text:span><text:span text:style-name="T3">(^(0),</text:span><text:span text:style-name="T2">U</text:span><text:span text:style-name="T3">,3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PSZ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AN</text:span><text:span text:style-name="T3">=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LRACC</text:span><text:span text:style-name="T3">=</text:span><text:span text:style-name="T4">$P</text:span><text:span text:style-name="T3">(</text:span><text:span text:style-name="T2">LRAN</text:span><text:span text:style-name="T3">,</text:span><text:span text:style-name="T2">U</text:span><text:span text:style-name="T3">,6),</text:span><text:span text:style-name="T2">LRAD</text:span><text:span text:style-name="T3">=</text:span><text:span text:style-name="T4">$E</text:span><text:span text:style-name="T3">(</text:span><text:span text:style-name="T2">LRAN</text:span><text:span text:style-name="T3">)_</text:span><text:span text:style-name="T4">$P</text:span><text:span text:style-name="T3">(</text:span><text:span text:style-name="T2">LRACC</text:span><text:span text:style-name="T3">,</text:span><text:span text:style-name="T5">" "</text:span><text:span text:style-name="T3">,2)_</text:span><text:span text:style-name="T5">"0000"</text:span><text:span text:style-name="T3">,</text:span><text:span text:style-name="T2">LRAN</text:span><text:span text:style-name="T3">=+</text:span><text:span text:style-name="T4">$P</text:span><text:span text:style-name="T3">(</text:span><text:span text:style-name="T2">LRACC</text:span><text:span text:style-name="T3">,</text:span><text:span text:style-name="T5">" "</text:span><text:span text:style-name="T3">,3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PSZ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3">(</text:span><text:span text:style-name="T2">LRSTOP</text:span><text:span text:style-name="T3">,</text:span><text:span text:style-name="T2">LRIDT</text:span><text:span text:style-name="T3">)=0 </text:span><text:span text:style-name="T4">F </text:span><text:span text:style-name="T2">LRCNT</text:span><text:span text:style-name="T3">=1:1 </text:span><text:span text:style-name="T4">S </text:span><text:span text:style-name="T2">LRIDT</text:span><text:span text:style-name="T3">=+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)) </text:span><text:span text:style-name="T4">Q</text:span><text:span text:style-name="T3">:</text:span><text:span text:style-name="T2">LRIDT</text:span><text:span text:style-name="T3">&lt;1  </text:span><text:span text:style-name="T4">D</text:span><text:span text:style-name="T3">:'(</text:span><text:span text:style-name="T2">LRCNT</text:span><text:span text:style-name="T3">#5) </text:span><text:span text:style-name="T6">WAIT </text:span><text:span text:style-name="T4">Q</text:span><text:span text:style-name="T3">:</text:span><text:span text:style-name="T2">LRSTOP  </text:span><text:span text:style-name="T4">D </text:span><text:span text:style-name="T6">PAST1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PSZ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LLT</text:span><text:span text:style-name="T3">=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LRCMNT</text:span><text:span text:style-name="T3">=</text:span><text:span text:style-name="T4">$S</text:span><text:span text:style-name="T3">(</text:span><text:span text:style-name="T4">$D</text:span><text:span text:style-name="T3">(^(99)):^(99),1:</text:span><text:span text:style-name="T5">""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PSZ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LLT</text:span><text:span text:style-name="T3">=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LRCMNT</text:span><text:span text:style-name="T3">=</text:span><text:span text:style-name="T4">$S</text:span><text:span text:style-name="T3">(</text:span><text:span text:style-name="T4">$D</text:span><text:span text:style-name="T3">(^(99)):^(99),1:</text:span><text:span text:style-name="T5">""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PSZ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AN</text:span><text:span text:style-name="T3">=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6),</text:span><text:span text:style-name="T2">LRAN</text:span><text:span text:style-name="T3">(</text:span><text:span text:style-name="T2">LRCNT</text:span><text:span text:style-name="T3">)=</text:span><text:span text:style-name="T2">LRIDT</text:span><text:span text:style-name="T3">,</text:span><text:span text:style-name="T2">LRLIDT</text:span><text:span text:style-name="T3">=</text:span><text:span text:style-name="T2">LRIDT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PSZ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AN</text:span><text:span text:style-name="T3">=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6),</text:span><text:span text:style-name="T2">LRAN</text:span><text:span text:style-name="T3">(</text:span><text:span text:style-name="T2">LRCNT</text:span><text:span text:style-name="T3">)=</text:span><text:span text:style-name="T2">LRIDT</text:span><text:span text:style-name="T3">,</text:span><text:span text:style-name="T2">LRLIDT</text:span><text:span text:style-name="T3">=</text:span><text:span text:style-name="T2">LRIDT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PSZ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W </text:span><text:span text:style-name="T3">!?13,</text:span><text:span text:style-name="T2">LRCNT </text:span><text:span text:style-name="T4">S </text:span><text:span text:style-name="T2">Y</text:span><text:span text:style-name="T3">=</text:span><text:span text:style-name="T4">$P</text:span><text:span text:style-name="T3">(^(0),</text:span><text:span text:style-name="T2">U</text:span><text:span text:style-name="T3">),</text:span><text:span text:style-name="T2">LRSMP</text:span><text:span text:style-name="T3">=</text:span><text:span text:style-name="T4">$P</text:span><text:span text:style-name="T3">(^(0),</text:span><text:span text:style-name="T2">U</text:span><text:span text:style-name="T3">,5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PSZ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1,</text:p>
          </table:table-cell>
          <table:table-cell table:style-name="ce6" office:value-type="string" calcext:value-type="string">
            <text:p>TOPOGRAPHY FIELD</text:p>
          </table:table-cell>
          <table:table-cell table:style-name="ce9" office:value-type="string" calcext:value-type="string">
            <text:p> <text:span text:style-name="T1">W</text:span><text:span text:style-name="T3">:</text:span><text:span text:style-name="T2">LRSMP </text:span><text:span text:style-name="T3">?41,</text:span><text:span text:style-name="T4">$P</text:span><text:span text:style-name="T3">(^LAB(61,</text:span><text:span text:style-name="T2">LRSMP</text:span><text:span text:style-name="T3">,0),</text:span><text:span text:style-name="T2">U</text:span><text:span text:style-name="T3">),?60,</text:span><text:span text:style-name="T5">"Acc "</text:span><text:span text:style-name="T3">,</text:span><text:span text:style-name="T2">LRAN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PSZ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LLT</text:span><text:span text:style-name="T3">=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LRACC</text:span><text:span text:style-name="T3">=</text:span><text:span text:style-name="T4">$P</text:span><text:span text:style-name="T3">(</text:span><text:span text:style-name="T2">LRLLT</text:span><text:span text:style-name="T3">,</text:span><text:span text:style-name="T2">U</text:span><text:span text:style-name="T3">,6),</text:span><text:span text:style-name="T2">LRAD</text:span><text:span text:style-name="T3">=</text:span><text:span text:style-name="T4">$E</text:span><text:span text:style-name="T3">(</text:span><text:span text:style-name="T2">LRLLT</text:span><text:span text:style-name="T3">)_</text:span><text:span text:style-name="T4">$P</text:span><text:span text:style-name="T3">(</text:span><text:span text:style-name="T2">LRACC</text:span><text:span text:style-name="T3">,</text:span><text:span text:style-name="T5">" "</text:span><text:span text:style-name="T3">,2)_</text:span><text:span text:style-name="T5">"0000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PSZ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<text:span text:style-name="T1">M </text:span><text:span text:style-name="T3">^TMP(</text:span><text:span text:style-name="T5">"LRMI"</text:span><text:span text:style-name="T3">,</text:span><text:span text:style-name="T4">$J</text:span><text:span text:style-name="T3">,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)=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^TMP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LRMIPSZ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<text:span text:style-name="T1">M </text:span><text:span text:style-name="T3">^TMP(</text:span><text:span text:style-name="T5">"LRMI"</text:span><text:span text:style-name="T3">,</text:span><text:span text:style-name="T4">$J</text:span><text:span text:style-name="T3">,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)=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^TMP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LRMIPSZ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UID</text:span><text:span text:style-name="T3">=</text:span><text:span text:style-name="T4">$P</text:span><text:span text:style-name="T3">(</text:span><text:span text:style-name="T4">$G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</text:span><text:span text:style-name="T5">"ORU"</text:span><text:span text:style-name="T3">)),</text:span><text:span text:style-name="T2">U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PSZ1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PRINT</text:span><text:span text:style-name="T3">=</text:span><text:span text:style-name="T4">$S</text:span><text:span text:style-name="T3">(</text:span><text:span text:style-name="T4">$D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4)):</text:span><text:span text:style-name="T5">""</text:span><text:span text:style-name="T3">,1:1),</text:span><text:span text:style-name="T2">LRHC</text:span><text:span text:style-name="T3">=</text:span><text:span text:style-name="T4">$S</text:span><text:span text:style-name="T3">(</text:span><text:span text:style-name="T4">$E</text:span><text:span text:style-name="T3">(</text:span><text:span text:style-name="T2">IOST</text:span><text:span text:style-name="T3">,1,2)'=</text:span><text:span text:style-name="T5">"C-"</text:span><text:span text:style-name="T3">:1,1:0),</text:span><text:span text:style-name="T2">LRFLIP</text:span><text:span text:style-name="T3">=</text:span><text:span text:style-name="T4">$S</text:span><text:span text:style-name="T3">(</text:span><text:span text:style-name="T2">LRHC</text:span><text:span text:style-name="T3">:11,1:6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PSZ1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DPF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2),</text:span><text:span text:style-name="T2">DFN</text:span><text:span text:style-name="T3">=</text:span><text:span text:style-name="T4">$P</text:span><text:span text:style-name="T3">(^(0),</text:span><text:span text:style-name="T2">U</text:span><text:span text:style-name="T3">,3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PSZ1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DPF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2),</text:span><text:span text:style-name="T2">DFN</text:span><text:span text:style-name="T3">=</text:span><text:span text:style-name="T4">$P</text:span><text:span text:style-name="T3">(^(0),</text:span><text:span text:style-name="T2">U</text:span><text:span text:style-name="T3">,3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PSZ1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DPF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2),</text:span><text:span text:style-name="T2">DFN</text:span><text:span text:style-name="T3">=</text:span><text:span text:style-name="T4">$P</text:span><text:span text:style-name="T3">(^(0),</text:span><text:span text:style-name="T2">U</text:span><text:span text:style-name="T3">,3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PSZ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2,</text:p>
          </table:table-cell>
          <table:table-cell table:style-name="ce6" office:value-type="string" calcext:value-type="string">
            <text:p>COLLECTION SAMPLE</text:p>
          </table:table-cell>
          <table:table-cell table:style-name="ce9" office:value-type="string" calcext:value-type="string">
            <text:p> <text:span text:style-name="T1">S </text:span><text:span text:style-name="T2">LRCS</text:span><text:span text:style-name="T3">=</text:span><text:span text:style-name="T4">$S</text:span><text:span text:style-name="T3">(</text:span><text:span text:style-name="T4">$D</text:span><text:span text:style-name="T3">(^LAB(62,+</text:span><text:span text:style-name="T4">$P</text:span><text:span text:style-name="T3">(</text:span><text:span text:style-name="T2">LRLLT</text:span><text:span text:style-name="T3">,</text:span><text:span text:style-name="T2">U</text:span><text:span text:style-name="T3">,11),0)):</text:span><text:span text:style-name="T4">$P</text:span><text:span text:style-name="T3">(^(0),</text:span><text:span text:style-name="T2">U</text:span><text:span text:style-name="T3">),1:</text:span><text:span text:style-name="T5">""</text:span><text:span text:style-name="T3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PSZ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2,</text:p>
          </table:table-cell>
          <table:table-cell table:style-name="ce6" office:value-type="string" calcext:value-type="string">
            <text:p>COLLECTION SAMPLE</text:p>
          </table:table-cell>
          <table:table-cell table:style-name="ce9" office:value-type="string" calcext:value-type="string">
            <text:p> <text:span text:style-name="T1">S </text:span><text:span text:style-name="T2">LRCS</text:span><text:span text:style-name="T3">=</text:span><text:span text:style-name="T4">$S</text:span><text:span text:style-name="T3">(</text:span><text:span text:style-name="T4">$D</text:span><text:span text:style-name="T3">(^LAB(62,+</text:span><text:span text:style-name="T4">$P</text:span><text:span text:style-name="T3">(</text:span><text:span text:style-name="T2">LRLLT</text:span><text:span text:style-name="T3">,</text:span><text:span text:style-name="T2">U</text:span><text:span text:style-name="T3">,11),0)):</text:span><text:span text:style-name="T4">$P</text:span><text:span text:style-name="T3">(^(0),</text:span><text:span text:style-name="T2">U</text:span><text:span text:style-name="T3">),1:</text:span><text:span text:style-name="T5">""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PSZ1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1,</text:p>
          </table:table-cell>
          <table:table-cell table:style-name="ce6" office:value-type="string" calcext:value-type="string">
            <text:p>TOPOGRAPHY FIELD</text:p>
          </table:table-cell>
          <table:table-cell table:style-name="ce9" office:value-type="string" calcext:value-type="string">
            <text:p> <text:span text:style-name="T1">S </text:span><text:span text:style-name="T2">LRTK</text:span><text:span text:style-name="T3">=</text:span><text:span text:style-name="T4">$P</text:span><text:span text:style-name="T3">(</text:span><text:span text:style-name="T2">LRLLT</text:span><text:span text:style-name="T3">,</text:span><text:span text:style-name="T2">U</text:span><text:span text:style-name="T3">),</text:span><text:span text:style-name="T2">LRRC</text:span><text:span text:style-name="T3">=</text:span><text:span text:style-name="T4">$P</text:span><text:span text:style-name="T3">(</text:span><text:span text:style-name="T2">LRLLT</text:span><text:span text:style-name="T3">,</text:span><text:span text:style-name="T2">U</text:span><text:span text:style-name="T3">,10),</text:span><text:span text:style-name="T2">LRST</text:span><text:span text:style-name="T3">=</text:span><text:span text:style-name="T4">$S</text:span><text:span text:style-name="T3">(</text:span><text:span text:style-name="T2">LRSPEC</text:span><text:span text:style-name="T3">:</text:span><text:span text:style-name="T4">$P</text:span><text:span text:style-name="T3">(^LAB(61,</text:span><text:span text:style-name="T2">LRSPEC</text:span><text:span text:style-name="T3">,0),</text:span><text:span text:style-name="T2">U</text:span><text:span text:style-name="T3">),1:</text:span><text:span text:style-name="T5">""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PSZ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F  S </text:span><text:span text:style-name="T2">LRBRR</text:span><text:span text:style-name="T3">=+</text:span><text:span text:style-name="T4">$O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4,</text:span><text:span text:style-name="T2">LRBRR</text:span><text:span text:style-name="T3">)) </text:span><text:span text:style-name="T4">Q</text:span><text:span text:style-name="T3">:</text:span><text:span text:style-name="T2">LRBRR</text:span><text:span text:style-name="T3">&lt;1  </text:span><text:span text:style-name="T4">D </text:span><text:span text:style-name="T6">EN1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LRMIPSZ1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. <text:span text:style-name="T1">X </text:span><text:span text:style-name="T2">LRPGDATA</text:span><text:span text:style-name="T3">(</text:span><text:span text:style-name="T5">"FTR"</text:span><text:span text:style-name="T3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^TMP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LRMIPSZ1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. <text:span text:style-name="T1">I $G</text:span><text:span text:style-name="T3">(</text:span><text:span text:style-name="T2">LRMLTRPT</text:span><text:span text:style-name="T3">),</text:span><text:span text:style-name="T4">$E</text:span><text:span text:style-name="T3">(</text:span><text:span text:style-name="T4">$G</text:span><text:span text:style-name="T3">(</text:span><text:span text:style-name="T2">IOST</text:span><text:span text:style-name="T3">),1,2)=</text:span><text:span text:style-name="T5">"P-"</text:span><text:span text:style-name="T3">,</text:span><text:span text:style-name="T4">$G</text:span><text:span text:style-name="T3">(</text:span><text:span text:style-name="T2">IOF</text:span><text:span text:style-name="T3">)'=</text:span><text:span text:style-name="T5">"" </text:span><text:span text:style-name="T4">W </text:span><text:span text:style-name="T3">@</text:span><text:span text:style-name="T2">IOF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W @IOF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LRMIPSZ1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TS</text:span><text:span text:style-name="T3">=+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4,</text:span><text:span text:style-name="T2">LRBRR</text:span><text:span text:style-name="T3">,0),</text:span><text:span text:style-name="T2">LRTS</text:span><text:span text:style-name="T3">(1)=</text:span><text:span text:style-name="T4">$P</text:span><text:span text:style-name="T3">(^(0),</text:span><text:span text:style-name="T2">U</text:span><text:span text:style-name="T3">,5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PSZ1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PLUS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TS</text:span><text:span text:style-name="T3">=+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4,</text:span><text:span text:style-name="T2">LRBRR</text:span><text:span text:style-name="T3">,0),</text:span><text:span text:style-name="T2">LRTS</text:span><text:span text:style-name="T3">(1)=</text:span><text:span text:style-name="T4">$P</text:span><text:span text:style-name="T3">(^(0),</text:span><text:span text:style-name="T2">U</text:span><text:span text:style-name="T3">,5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LRMIPSZ1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LAB(60,</text:p>
          </table:table-cell>
          <table:table-cell table:style-name="ce6" office:value-type="string" calcext:value-type="string">
            <text:p>LABORATORY TEST</text:p>
          </table:table-cell>
          <table:table-cell table:style-name="ce9" office:value-type="string" calcext:value-type="string">
            <text:p> <text:span text:style-name="T1">Q</text:span><text:span text:style-name="T3">:'</text:span><text:span text:style-name="T4">$L</text:span><text:span text:style-name="T3">(</text:span><text:span text:style-name="T4">$P</text:span><text:span text:style-name="T3">(</text:span><text:span text:style-name="T4">$G</text:span><text:span text:style-name="T3">(^LAB(60,</text:span><text:span text:style-name="T2">LRTS</text:span><text:span text:style-name="T3">,0)),</text:span><text:span text:style-name="T2">U</text:span><text:span text:style-name="T3">,3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PSZ1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LAB(60,</text:p>
          </table:table-cell>
          <table:table-cell table:style-name="ce6" office:value-type="string" calcext:value-type="string">
            <text:p>LABORATORY TEST</text:p>
          </table:table-cell>
          <table:table-cell table:style-name="ce9" office:value-type="string" calcext:value-type="string">
            <text:p> <text:span text:style-name="T1">I </text:span><text:span text:style-name="T3">'</text:span><text:span text:style-name="T4">$D</text:span><text:span text:style-name="T3">(</text:span><text:span text:style-name="T2">LRLABKY</text:span><text:span text:style-name="T3">),</text:span><text:span text:style-name="T5">"BO"</text:span><text:span text:style-name="T3">'[</text:span><text:span text:style-name="T4">$P</text:span><text:span text:style-name="T3">(</text:span><text:span text:style-name="T4">$G</text:span><text:span text:style-name="T3">(^LAB(60,</text:span><text:span text:style-name="T2">LRTS</text:span><text:span text:style-name="T3">,0)),</text:span><text:span text:style-name="T2">U</text:span><text:span text:style-name="T3">,3)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PSZ1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0,</text:p>
          </table:table-cell>
          <table:table-cell table:style-name="ce6" office:value-type="string" calcext:value-type="string">
            <text:p>LABORATORY TEST</text:p>
          </table:table-cell>
          <table:table-cell table:style-name="ce9" office:value-type="string" calcext:value-type="string">
            <text:p> <text:span text:style-name="T1">S </text:span><text:span text:style-name="T2">LRTSTS</text:span><text:span text:style-name="T3">=</text:span><text:span text:style-name="T4">$S</text:span><text:span text:style-name="T3">(</text:span><text:span text:style-name="T4">$D</text:span><text:span text:style-name="T3">(^LAB(60,</text:span><text:span text:style-name="T2">LRTS</text:span><text:span text:style-name="T3">,0)):</text:span><text:span text:style-name="T4">$P</text:span><text:span text:style-name="T3">(^(0),</text:span><text:span text:style-name="T2">U</text:span><text:span text:style-name="T3">),1:</text:span><text:span text:style-name="T5">"deleted test"</text:span><text:span text:style-name="T3">),^TMP(</text:span><text:span text:style-name="T5">"LR"</text:span><text:span text:style-name="T3">,</text:span><text:span text:style-name="T4">$J</text:span><text:span text:style-name="T3">,</text:span><text:span text:style-name="T5">"T"</text:span><text:span text:style-name="T3">,</text:span><text:span text:style-name="T4">$S</text:span><text:span text:style-name="T3">(</text:span><text:span text:style-name="T4">$D</text:span><text:span text:style-name="T3">(^LAB(60,</text:span><text:span text:style-name="T2">LRTS</text:span><text:span text:style-name="T3">,.1)):</text:span><text:span text:style-name="T4">$P</text:span><text:span text:style-name="T3">(^(.1),</text:span><text:span text:style-name="T2">U</text:span><text:span text:style-name="T3">,6),1:</text:span><text:span text:style-name="T5">""</text:span><text:span text:style-name="T3">)_</text:span><text:span text:style-name="T5">","</text:span><text:span text:style-name="T3">_</text:span><text:span text:style-name="T2">LRBRR</text:span><text:span text:style-name="T3">)=</text:span><text:span text:style-name="T2">LRTSTS</text:span><text:span text:style-name="T3">_</text:span><text:span text:style-name="T2">U</text:span><text:span text:style-name="T3">_</text:span><text:span text:style-name="T2">LRTS</text:span><text:span text:style-name="T3">(1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PSZ1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0,</text:p>
          </table:table-cell>
          <table:table-cell table:style-name="ce6" office:value-type="string" calcext:value-type="string">
            <text:p>LABORATORY TEST</text:p>
          </table:table-cell>
          <table:table-cell table:style-name="ce9" office:value-type="string" calcext:value-type="string">
            <text:p> <text:span text:style-name="T1">S </text:span><text:span text:style-name="T2">LRTSTS</text:span><text:span text:style-name="T3">=</text:span><text:span text:style-name="T4">$S</text:span><text:span text:style-name="T3">(</text:span><text:span text:style-name="T4">$D</text:span><text:span text:style-name="T3">(^LAB(60,</text:span><text:span text:style-name="T2">LRTS</text:span><text:span text:style-name="T3">,0)):</text:span><text:span text:style-name="T4">$P</text:span><text:span text:style-name="T3">(^(0),</text:span><text:span text:style-name="T2">U</text:span><text:span text:style-name="T3">),1:</text:span><text:span text:style-name="T5">"deleted test"</text:span><text:span text:style-name="T3">),^TMP(</text:span><text:span text:style-name="T5">"LR"</text:span><text:span text:style-name="T3">,</text:span><text:span text:style-name="T4">$J</text:span><text:span text:style-name="T3">,</text:span><text:span text:style-name="T5">"T"</text:span><text:span text:style-name="T3">,</text:span><text:span text:style-name="T4">$S</text:span><text:span text:style-name="T3">(</text:span><text:span text:style-name="T4">$D</text:span><text:span text:style-name="T3">(^LAB(60,</text:span><text:span text:style-name="T2">LRTS</text:span><text:span text:style-name="T3">,.1)):</text:span><text:span text:style-name="T4">$P</text:span><text:span text:style-name="T3">(^(.1),</text:span><text:span text:style-name="T2">U</text:span><text:span text:style-name="T3">,6),1:</text:span><text:span text:style-name="T5">""</text:span><text:span text:style-name="T3">)_</text:span><text:span text:style-name="T5">","</text:span><text:span text:style-name="T3">_</text:span><text:span text:style-name="T2">LRBRR</text:span><text:span text:style-name="T3">)=</text:span><text:span text:style-name="T2">LRTSTS</text:span><text:span text:style-name="T3">_</text:span><text:span text:style-name="T2">U</text:span><text:span text:style-name="T3">_</text:span><text:span text:style-name="T2">LRTS</text:span><text:span text:style-name="T3">(1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PSZ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0,</text:p>
          </table:table-cell>
          <table:table-cell table:style-name="ce6" office:value-type="string" calcext:value-type="string">
            <text:p>LABORATORY TEST</text:p>
          </table:table-cell>
          <table:table-cell table:style-name="ce9" office:value-type="string" calcext:value-type="string">
            <text:p> . . <text:span text:style-name="T1">W </text:span><text:span text:style-name="T3">!,</text:span><text:span text:style-name="T4">$P</text:span><text:span text:style-name="T3">(^TMP(</text:span><text:span text:style-name="T5">"LRMI"</text:span><text:span text:style-name="T3">,</text:span><text:span text:style-name="T4">$J</text:span><text:span text:style-name="T3">,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14,</text:span><text:span text:style-name="T2">B</text:span><text:span text:style-name="T3">,0),</text:span><text:span text:style-name="T2">U</text:span><text:span text:style-name="T3">),?20,</text:span><text:span text:style-name="T4">$P</text:span><text:span text:style-name="T3">(^(0),</text:span><text:span text:style-name="T2">U</text:span><text:span text:style-name="T3">,3),?42,</text:span><text:span text:style-name="T4">$$</text:span><text:span text:style-name="T6">EXTERNAL</text:span><text:span text:style-name="T3">^DILFD(63.42,1,</text:span><text:span text:style-name="T5">""</text:span><text:span text:style-name="T3">,</text:span><text:span text:style-name="T4">$P</text:span><text:span text:style-name="T3">(^(0),</text:span><text:span text:style-name="T2">U</text:span><text:span text:style-name="T3">,2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PSZ2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0,</text:p>
          </table:table-cell>
          <table:table-cell table:style-name="ce6" office:value-type="string" calcext:value-type="string">
            <text:p>LABORATORY TEST</text:p>
          </table:table-cell>
          <table:table-cell table:style-name="ce9" office:value-type="string" calcext:value-type="string">
            <text:p> <text:span text:style-name="T1">F  S </text:span><text:span text:style-name="T2">LRGRM</text:span><text:span text:style-name="T3">=+</text:span><text:span text:style-name="T4">$O</text:span><text:span text:style-name="T3">(^TMP(</text:span><text:span text:style-name="T5">"LRMI"</text:span><text:span text:style-name="T3">,</text:span><text:span text:style-name="T4">$J</text:span><text:span text:style-name="T3">,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2,</text:span><text:span text:style-name="T2">LRGRM</text:span><text:span text:style-name="T3">)) </text:span><text:span text:style-name="T4">Q</text:span><text:span text:style-name="T3">:</text:span><text:span text:style-name="T2">LRGRM</text:span><text:span text:style-name="T3">&lt;1  </text:span><text:span text:style-name="T4">S </text:span><text:span text:style-name="T2">CNT</text:span><text:span text:style-name="T3">=</text:span><text:span text:style-name="T2">CNT</text:span><text:span text:style-name="T3">+1 </text:span><text:span text:style-name="T4">W</text:span><text:span text:style-name="T3">:</text:span><text:span text:style-name="T2">CNT</text:span><text:span text:style-name="T3">&gt;1 ! </text:span><text:span text:style-name="T4">W </text:span><text:span text:style-name="T3">?12,^(</text:span><text:span text:style-name="T2">LRGRM</text:span><text:span text:style-name="T3">,0) </text:span><text:span text:style-name="T4">D </text:span><text:span text:style-name="T6">NP </text:span><text:span text:style-name="T4">Q</text:span><text:span text:style-name="T3">:</text:span><text:span text:style-name="T2">LRABORT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PSZ2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0,</text:p>
          </table:table-cell>
          <table:table-cell table:style-name="ce6" office:value-type="string" calcext:value-type="string">
            <text:p>LABORATORY TEST</text:p>
          </table:table-cell>
          <table:table-cell table:style-name="ce9" office:value-type="string" calcext:value-type="string">
            <text:p> <text:span text:style-name="T1">F  S </text:span><text:span text:style-name="T2">LRMYC</text:span><text:span text:style-name="T3">=+</text:span><text:span text:style-name="T4">$O</text:span><text:span text:style-name="T3">(^TMP(</text:span><text:span text:style-name="T5">"LRMI"</text:span><text:span text:style-name="T3">,</text:span><text:span text:style-name="T4">$J</text:span><text:span text:style-name="T3">,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25,</text:span><text:span text:style-name="T2">LRMYC</text:span><text:span text:style-name="T3">)) </text:span><text:span text:style-name="T4">Q</text:span><text:span text:style-name="T3">:</text:span><text:span text:style-name="T2">LRMYC</text:span><text:span text:style-name="T3">&lt;1  </text:span><text:span text:style-name="T4">W </text:span><text:span text:style-name="T3">?5,^(</text:span><text:span text:style-name="T2">LRMYC</text:span><text:span text:style-name="T3">,0),!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PSZ2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<text:span text:style-name="T1">M </text:span><text:span text:style-name="T3">^TMP(</text:span><text:span text:style-name="T5">"LRMI"</text:span><text:span text:style-name="T3">,</text:span><text:span text:style-name="T4">$J</text:span><text:span text:style-name="T3">,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)=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^TMP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RMIPSZ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<text:span text:style-name="T1">S </text:span><text:span text:style-name="T3">(</text:span><text:span text:style-name="T2">LRBUG</text:span><text:span text:style-name="T3">(</text:span><text:span text:style-name="T2">LRAX</text:span><text:span text:style-name="T3">),</text:span><text:span text:style-name="T2">LRORG</text:span><text:span text:style-name="T3">)=</text:span><text:span text:style-name="T4">$P</text:span><text:span text:style-name="T3">(</text:span><text:span text:style-name="T2">LRX</text:span><text:span text:style-name="T3">,</text:span><text:span text:style-name="T2">U</text:span><text:span text:style-name="T3">),</text:span><text:span text:style-name="T2">LRQU</text:span><text:span text:style-name="T3">=</text:span><text:span text:style-name="T4">$P</text:span><text:span text:style-name="T3">(</text:span><text:span text:style-name="T2">LRX</text:span><text:span text:style-name="T3">,</text:span><text:span text:style-name="T2">U</text:span><text:span text:style-name="T3">,2),</text:span><text:span text:style-name="T2">LRSSD</text:span><text:span text:style-name="T3">=</text:span><text:span text:style-name="T4">$P</text:span><text:span text:style-name="T3">(</text:span><text:span text:style-name="T2">LRX</text:span><text:span text:style-name="T3">,</text:span><text:span text:style-name="T2">U</text:span><text:span text:style-name="T3">,3,8),</text:span><text:span text:style-name="T2">LRORG</text:span><text:span text:style-name="T3">=</text:span><text:span text:style-name="T4">$P</text:span><text:span text:style-name="T3">(^LAB(61.2,</text:span><text:span text:style-name="T2">LRORG</text:span><text:span text:style-name="T3">,0),</text:span><text:span text:style-name="T2">U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PSZ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<text:span text:style-name="T1">S </text:span><text:span text:style-name="T3">(</text:span><text:span text:style-name="T2">LRBUG</text:span><text:span text:style-name="T3">(</text:span><text:span text:style-name="T2">LRAX</text:span><text:span text:style-name="T3">),</text:span><text:span text:style-name="T2">LRORG</text:span><text:span text:style-name="T3">)=</text:span><text:span text:style-name="T4">$P</text:span><text:span text:style-name="T3">(</text:span><text:span text:style-name="T2">LRX</text:span><text:span text:style-name="T3">,</text:span><text:span text:style-name="T2">U</text:span><text:span text:style-name="T3">),</text:span><text:span text:style-name="T2">LRQU</text:span><text:span text:style-name="T3">=</text:span><text:span text:style-name="T4">$P</text:span><text:span text:style-name="T3">(</text:span><text:span text:style-name="T2">LRX</text:span><text:span text:style-name="T3">,</text:span><text:span text:style-name="T2">U</text:span><text:span text:style-name="T3">,2),</text:span><text:span text:style-name="T2">LRSSD</text:span><text:span text:style-name="T3">=</text:span><text:span text:style-name="T4">$P</text:span><text:span text:style-name="T3">(</text:span><text:span text:style-name="T2">LRX</text:span><text:span text:style-name="T3">,</text:span><text:span text:style-name="T2">U</text:span><text:span text:style-name="T3">,3,8),</text:span><text:span text:style-name="T2">LRORG</text:span><text:span text:style-name="T3">=</text:span><text:span text:style-name="T4">$P</text:span><text:span text:style-name="T3">(^LAB(61.2,</text:span><text:span text:style-name="T2">LRORG</text:span><text:span text:style-name="T3">,0),</text:span><text:span text:style-name="T2">U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PSZ2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<text:span text:style-name="T1">F  S </text:span><text:span text:style-name="T2">B</text:span><text:span text:style-name="T3">=+</text:span><text:span text:style-name="T4">$O</text:span><text:span text:style-name="T3">(^TMP(</text:span><text:span text:style-name="T5">"LRMI"</text:span><text:span text:style-name="T3">,</text:span><text:span text:style-name="T4">$J</text:span><text:span text:style-name="T3">,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BUG</text:span><text:span text:style-name="T3">,3,</text:span><text:span text:style-name="T2">B</text:span><text:span text:style-name="T3">)) </text:span><text:span text:style-name="T4">Q</text:span><text:span text:style-name="T3">:</text:span><text:span text:style-name="T2">B</text:span><text:span text:style-name="T3">&lt;1  </text:span><text:span text:style-name="T4">I $P</text:span><text:span text:style-name="T3">(^(</text:span><text:span text:style-name="T2">B</text:span><text:span text:style-name="T3">,0),</text:span><text:span text:style-name="T2">U</text:span><text:span text:style-name="T3">,2,3)'=</text:span><text:span text:style-name="T5">"" </text:span><text:span text:style-name="T4">W </text:span><text:span text:style-name="T3">?38,</text:span><text:span text:style-name="T5">"MIC (ug/ml)"</text:span><text:span text:style-name="T3">,?53,</text:span><text:span text:style-name="T5">"MBC (ug/ml)"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^TMP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LRMIPSZ2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<text:span text:style-name="T1">F  S </text:span><text:span text:style-name="T2">B</text:span><text:span text:style-name="T3">=+</text:span><text:span text:style-name="T4">$O</text:span><text:span text:style-name="T3">(^TMP(</text:span><text:span text:style-name="T5">"LRMI"</text:span><text:span text:style-name="T3">,</text:span><text:span text:style-name="T4">$J</text:span><text:span text:style-name="T3">,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BUG</text:span><text:span text:style-name="T3">,3,</text:span><text:span text:style-name="T2">B</text:span><text:span text:style-name="T3">)) </text:span><text:span text:style-name="T4">Q</text:span><text:span text:style-name="T3">:</text:span><text:span text:style-name="T2">B</text:span><text:span text:style-name="T3">&lt;1  </text:span><text:span text:style-name="T4">W </text:span><text:span text:style-name="T3">!,?21,</text:span><text:span text:style-name="T4">$P</text:span><text:span text:style-name="T3">(^(</text:span><text:span text:style-name="T2">B</text:span><text:span text:style-name="T3">,0),</text:span><text:span text:style-name="T2">U</text:span><text:span text:style-name="T3">),?38,</text:span><text:span text:style-name="T4">$J</text:span><text:span text:style-name="T3">(</text:span><text:span text:style-name="T4">$P</text:span><text:span text:style-name="T3">(^(0),</text:span><text:span text:style-name="T2">U</text:span><text:span text:style-name="T3">,2),7),?53,</text:span><text:span text:style-name="T4">$J</text:span><text:span text:style-name="T3">(</text:span><text:span text:style-name="T4">$P</text:span><text:span text:style-name="T3">(^(0),</text:span><text:span text:style-name="T2">U</text:span><text:span text:style-name="T3">,3),7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^TMP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LRMIPSZ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<text:span text:style-name="T1">M </text:span><text:span text:style-name="T3">^TMP(</text:span><text:span text:style-name="T5">"LRMI"</text:span><text:span text:style-name="T3">,</text:span><text:span text:style-name="T4">$J</text:span><text:span text:style-name="T3">,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)=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^TMP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LRMIPSZ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<text:span text:style-name="T1">M </text:span><text:span text:style-name="T3">^TMP(</text:span><text:span text:style-name="T5">"LRMI"</text:span><text:span text:style-name="T3">,</text:span><text:span text:style-name="T4">$J</text:span><text:span text:style-name="T3">,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)=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^TMP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LRMIPSZ3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DZ</text:span><text:span text:style-name="T3">=</text:span><text:span text:style-name="T4">$P</text:span><text:span text:style-name="T3">(^(5),</text:span><text:span text:style-name="T2">U</text:span><text:span text:style-name="T3">,3),</text:span><text:span text:style-name="T2">Y</text:span><text:span text:style-name="T3">=</text:span><text:span text:style-name="T4">$P</text:span><text:span text:style-name="T3">(^(5),</text:span><text:span text:style-name="T2">U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PSZ3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<text:span text:style-name="T1">F </text:span><text:span text:style-name="T2">I</text:span><text:span text:style-name="T3">=0:0 </text:span><text:span text:style-name="T4">S </text:span><text:span text:style-name="T2">LRMYC</text:span><text:span text:style-name="T3">=+</text:span><text:span text:style-name="T4">$O</text:span><text:span text:style-name="T3">(^TMP(</text:span><text:span text:style-name="T5">"LRMI"</text:span><text:span text:style-name="T3">,</text:span><text:span text:style-name="T4">$J</text:span><text:span text:style-name="T3">,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24,</text:span><text:span text:style-name="T2">LRMYC</text:span><text:span text:style-name="T3">)) </text:span><text:span text:style-name="T4">Q</text:span><text:span text:style-name="T3">:</text:span><text:span text:style-name="T2">LRMYC</text:span><text:span text:style-name="T3">&lt;1  </text:span><text:span text:style-name="T4">W </text:span><text:span text:style-name="T3">!?5,^(</text:span><text:span text:style-name="T2">LRMYC</text:span><text:span text:style-name="T3">,0) </text:span><text:span text:style-name="T4">D </text:span><text:span text:style-name="T6">NP </text:span><text:span text:style-name="T4">Q</text:span><text:span text:style-name="T3">:</text:span><text:span text:style-name="T2">LRABORT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8">
          <table:table-cell table:style-name="ce2" office:value-type="string" calcext:value-type="string">
            <text:p>LRMIPSZ3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<text:span text:style-name="T1">F  S </text:span><text:span text:style-name="T2">LRPAR</text:span><text:span text:style-name="T3">=+</text:span><text:span text:style-name="T4">$O</text:span><text:span text:style-name="T3">(^TMP(</text:span><text:span text:style-name="T5">"LRMI"</text:span><text:span text:style-name="T3">,</text:span><text:span text:style-name="T4">$J</text:span><text:span text:style-name="T3">,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6,</text:span><text:span text:style-name="T2">LRPAR</text:span><text:span text:style-name="T3">)) </text:span><text:span text:style-name="T4">Q</text:span><text:span text:style-name="T3">:</text:span><text:span text:style-name="T2">LRPAR</text:span><text:span text:style-name="T3">&lt;1  </text:span><text:span text:style-name="T4">Q</text:span><text:span text:style-name="T3">:</text:span><text:span text:style-name="T2">LRABORT  </text:span><text:span text:style-name="T4">W</text:span><text:span text:style-name="T3">:</text:span><text:span text:style-name="T2">LRHC </text:span><text:span text:style-name="T3">! </text:span><text:span text:style-name="T4">D </text:span><text:span text:style-name="T6">NP </text:span><text:span text:style-name="T4">Q</text:span><text:span text:style-name="T3">:</text:span><text:span text:style-name="T2">LRABORT  </text:span><text:span text:style-name="T4">Q</text:span><text:span text:style-name="T3">:'</text:span><text:span text:style-name="T4">$D</text:span><text:span text:style-name="T3">(^(</text:span><text:span text:style-name="T2">LRPAR</text:span><text:span text:style-name="T3">,0))  </text:span><text:span text:style-name="T4">W </text:span><text:span text:style-name="T3">!,</text:span><text:span text:style-name="T5">"Parasite: "</text:span><text:span text:style-name="T3">,</text:span><text:span text:style-name="T4">$E</text:span><text:span text:style-name="T3">(</text:span><text:span text:style-name="T4">$P</text:span><text:span text:style-name="T3">(^LAB(61.2,^TMP(</text:span><text:span text:style-name="T5">"LRMI"</text:span><text:span text:style-name="T3">,</text:span><text:span text:style-name="T4">$J</text:span><text:span text:style-name="T3">,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6,</text:span><text:span text:style-name="T2">LRPAR</text:span><text:span text:style-name="T3">,0),0),</text:span><text:span text:style-name="T2">U</text:span><text:span text:style-name="T3">),1,25),?30,</text:span><text:span text:style-name="T5">" " </text:span><text:span text:style-name="T4">D </text:span><text:span text:style-name="T6">STG </text:span><text:span text:style-name="T4">D </text:span><text:span text:style-name="T6">NP </text:span><text:span text:style-name="T4">Q</text:span><text:span text:style-name="T3">:</text:span><text:span text:style-name="T2">LRABORT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8">
          <table:table-cell table:style-name="ce2" office:value-type="string" calcext:value-type="string">
            <text:p>LRMIPSZ3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<text:span text:style-name="T1">F  S </text:span><text:span text:style-name="T2">LRPAR</text:span><text:span text:style-name="T3">=+</text:span><text:span text:style-name="T4">$O</text:span><text:span text:style-name="T3">(^TMP(</text:span><text:span text:style-name="T5">"LRMI"</text:span><text:span text:style-name="T3">,</text:span><text:span text:style-name="T4">$J</text:span><text:span text:style-name="T3">,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6,</text:span><text:span text:style-name="T2">LRPAR</text:span><text:span text:style-name="T3">)) </text:span><text:span text:style-name="T4">Q</text:span><text:span text:style-name="T3">:</text:span><text:span text:style-name="T2">LRPAR</text:span><text:span text:style-name="T3">&lt;1  </text:span><text:span text:style-name="T4">Q</text:span><text:span text:style-name="T3">:</text:span><text:span text:style-name="T2">LRABORT  </text:span><text:span text:style-name="T4">W</text:span><text:span text:style-name="T3">:</text:span><text:span text:style-name="T2">LRHC </text:span><text:span text:style-name="T3">! </text:span><text:span text:style-name="T4">D </text:span><text:span text:style-name="T6">NP </text:span><text:span text:style-name="T4">Q</text:span><text:span text:style-name="T3">:</text:span><text:span text:style-name="T2">LRABORT  </text:span><text:span text:style-name="T4">Q</text:span><text:span text:style-name="T3">:'</text:span><text:span text:style-name="T4">$D</text:span><text:span text:style-name="T3">(^(</text:span><text:span text:style-name="T2">LRPAR</text:span><text:span text:style-name="T3">,0))  </text:span><text:span text:style-name="T4">W </text:span><text:span text:style-name="T3">!,</text:span><text:span text:style-name="T5">"Parasite: "</text:span><text:span text:style-name="T3">,</text:span><text:span text:style-name="T4">$E</text:span><text:span text:style-name="T3">(</text:span><text:span text:style-name="T4">$P</text:span><text:span text:style-name="T3">(^LAB(61.2,^TMP(</text:span><text:span text:style-name="T5">"LRMI"</text:span><text:span text:style-name="T3">,</text:span><text:span text:style-name="T4">$J</text:span><text:span text:style-name="T3">,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6,</text:span><text:span text:style-name="T2">LRPAR</text:span><text:span text:style-name="T3">,0),0),</text:span><text:span text:style-name="T2">U</text:span><text:span text:style-name="T3">),1,25),?30,</text:span><text:span text:style-name="T5">" " </text:span><text:span text:style-name="T4">D </text:span><text:span text:style-name="T6">STG </text:span><text:span text:style-name="T4">D </text:span><text:span text:style-name="T6">NP </text:span><text:span text:style-name="T4">Q</text:span><text:span text:style-name="T3">:</text:span><text:span text:style-name="T2">LRABORT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PSZ3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. <text:span text:style-name="T1">F  S </text:span><text:span text:style-name="T2">LRPAR</text:span><text:span text:style-name="T3">=+</text:span><text:span text:style-name="T4">$O</text:span><text:span text:style-name="T3">(^TMP(</text:span><text:span text:style-name="T5">"LRMI"</text:span><text:span text:style-name="T3">,</text:span><text:span text:style-name="T4">$J</text:span><text:span text:style-name="T3">,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7,</text:span><text:span text:style-name="T2">LRPAR</text:span><text:span text:style-name="T3">)) </text:span><text:span text:style-name="T4">Q</text:span><text:span text:style-name="T3">:</text:span><text:span text:style-name="T2">LRPAR</text:span><text:span text:style-name="T3">&lt;1  </text:span><text:span text:style-name="T4">Q</text:span><text:span text:style-name="T3">:</text:span><text:span text:style-name="T2">LRABORT  </text:span><text:span text:style-name="T4">W </text:span><text:span text:style-name="T3">!,?3,^(</text:span><text:span text:style-name="T2">LRPAR</text:span><text:span text:style-name="T3">,0) </text:span><text:span text:style-name="T4">D </text:span><text:span text:style-name="T6">NP </text:span><text:span text:style-name="T4">Q</text:span><text:span text:style-name="T3">:</text:span><text:span text:style-name="T2">LRABORT  </text:span><text:span text:style-name="T5">;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PSZ3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. <text:span text:style-name="T1">F  S </text:span><text:span text:style-name="T2">B</text:span><text:span text:style-name="T3">=+</text:span><text:span text:style-name="T4">$O</text:span><text:span text:style-name="T3">(^TMP(</text:span><text:span text:style-name="T5">"LRMI"</text:span><text:span text:style-name="T3">,</text:span><text:span text:style-name="T4">$J</text:span><text:span text:style-name="T3">,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</text:span><text:span text:style-name="T2">S1</text:span><text:span text:style-name="T3">,</text:span><text:span text:style-name="T2">LRTA</text:span><text:span text:style-name="T3">,1,</text:span><text:span text:style-name="T2">B</text:span><text:span text:style-name="T3">)) </text:span><text:span text:style-name="T4">Q</text:span><text:span text:style-name="T3">:</text:span><text:span text:style-name="T2">B</text:span><text:span text:style-name="T3">&lt;1  </text:span><text:span text:style-name="T4">Q</text:span><text:span text:style-name="T3">:</text:span><text:span text:style-name="T2">LRABORT  </text:span><text:span text:style-name="T4">S </text:span><text:span text:style-name="T2">Y</text:span><text:span text:style-name="T3">=^(</text:span><text:span text:style-name="T2">B</text:span><text:span text:style-name="T3">,0),</text:span><text:span text:style-name="T2">Y1</text:span><text:span text:style-name="T3">=</text:span><text:span text:style-name="T4">$P</text:span><text:span text:style-name="T3">(</text:span><text:span text:style-name="T2">Y</text:span><text:span text:style-name="T3">,</text:span><text:span text:style-name="T2">U</text:span><text:span text:style-name="T3">,2) </text:span><text:span text:style-name="T4">W </text:span><text:span text:style-name="T3">!,</text:span><text:span text:style-name="T5">"   Stage: " </text:span><text:span text:style-name="T4">D </text:span><text:span text:style-name="T6">SET </text:span><text:span text:style-name="T4">D </text:span><text:span text:style-name="T6">NP </text:span><text:span text:style-name="T4">Q</text:span><text:span text:style-name="T3">:</text:span><text:span text:style-name="T2">LRABORT  </text:span><text:span text:style-name="T4">W</text:span><text:span text:style-name="T3">:</text:span><text:span text:style-name="T4">$L</text:span><text:span text:style-name="T3">(</text:span><text:span text:style-name="T2">Y1</text:span><text:span text:style-name="T3">) !,</text:span><text:span text:style-name="T5">"   Quantity: "</text:span><text:span text:style-name="T3">,</text:span><text:span text:style-name="T2">Y1 </text:span><text:span text:style-name="T4">D </text:span><text:span text:style-name="T6">LIST1 </text:span><text:span text:style-name="T4">D </text:span><text:span text:style-name="T6">NP </text:span><text:span text:style-name="T4">Q</text:span><text:span text:style-name="T3">:</text:span><text:span text:style-name="T2">LRABORT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^TMP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RMIPSZ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DD(63.35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2">LRSET</text:span><text:span text:style-name="T3">=</text:span><text:span text:style-name="T4">$P</text:span><text:span text:style-name="T3">(^DD(63.35,.01,0),</text:span><text:span text:style-name="T2">U</text:span><text:span text:style-name="T3">,3),</text:span><text:span text:style-name="T2">%</text:span><text:span text:style-name="T3">=</text:span><text:span text:style-name="T4">$P</text:span><text:span text:style-name="T3">(</text:span><text:span text:style-name="T4">$P</text:span><text:span text:style-name="T3">(</text:span><text:span text:style-name="T5">";"</text:span><text:span text:style-name="T3">_</text:span><text:span text:style-name="T2">LRSET</text:span><text:span text:style-name="T3">,</text:span><text:span text:style-name="T5">";"</text:span><text:span text:style-name="T3">_</text:span><text:span text:style-name="T4">$P</text:span><text:span text:style-name="T3">(</text:span><text:span text:style-name="T2">Y</text:span><text:span text:style-name="T3">,</text:span><text:span text:style-name="T2">U</text:span><text:span text:style-name="T3">)_</text:span><text:span text:style-name="T5">":"</text:span><text:span text:style-name="T3">,2),</text:span><text:span text:style-name="T5">";"</text:span><text:span text:style-name="T3">) </text:span><text:span text:style-name="T4">W</text:span><text:span text:style-name="T3">:</text:span><text:span text:style-name="T2">%</text:span><text:span text:style-name="T3">]</text:span><text:span text:style-name="T5">"" </text:span><text:span text:style-name="T2">%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PSZ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DD(63.35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2">LRSET</text:span><text:span text:style-name="T3">=</text:span><text:span text:style-name="T4">$P</text:span><text:span text:style-name="T3">(^DD(63.35,.01,0),</text:span><text:span text:style-name="T2">U</text:span><text:span text:style-name="T3">,3),</text:span><text:span text:style-name="T2">%</text:span><text:span text:style-name="T3">=</text:span><text:span text:style-name="T4">$P</text:span><text:span text:style-name="T3">(</text:span><text:span text:style-name="T4">$P</text:span><text:span text:style-name="T3">(</text:span><text:span text:style-name="T5">";"</text:span><text:span text:style-name="T3">_</text:span><text:span text:style-name="T2">LRSET</text:span><text:span text:style-name="T3">,</text:span><text:span text:style-name="T5">";"</text:span><text:span text:style-name="T3">_</text:span><text:span text:style-name="T4">$P</text:span><text:span text:style-name="T3">(</text:span><text:span text:style-name="T2">Y</text:span><text:span text:style-name="T3">,</text:span><text:span text:style-name="T2">U</text:span><text:span text:style-name="T3">)_</text:span><text:span text:style-name="T5">":"</text:span><text:span text:style-name="T3">,2),</text:span><text:span text:style-name="T5">";"</text:span><text:span text:style-name="T3">) </text:span><text:span text:style-name="T4">W</text:span><text:span text:style-name="T3">:</text:span><text:span text:style-name="T2">%</text:span><text:span text:style-name="T3">]</text:span><text:span text:style-name="T5">"" </text:span><text:span text:style-name="T2">%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PSZ3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DD(63.35,</text:p>
          </table:table-cell>
          <table:table-cell table:style-name="ce8"/>
          <table:table-cell table:style-name="ce9" office:value-type="string" calcext:value-type="string">
            <text:p> <text:span text:style-name="T1">F  S </text:span><text:span text:style-name="T2">C</text:span><text:span text:style-name="T3">=+</text:span><text:span text:style-name="T4">$O</text:span><text:span text:style-name="T3">(^TMP(</text:span><text:span text:style-name="T5">"LRMI"</text:span><text:span text:style-name="T3">,</text:span><text:span text:style-name="T4">$J</text:span><text:span text:style-name="T3">,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</text:span><text:span text:style-name="T2">S1</text:span><text:span text:style-name="T3">,</text:span><text:span text:style-name="T2">LRTA</text:span><text:span text:style-name="T3">,1,</text:span><text:span text:style-name="T2">B</text:span><text:span text:style-name="T3">,1,</text:span><text:span text:style-name="T2">C</text:span><text:span text:style-name="T3">)) </text:span><text:span text:style-name="T4">Q</text:span><text:span text:style-name="T3">:</text:span><text:span text:style-name="T2">C</text:span><text:span text:style-name="T3">&lt;1  </text:span><text:span text:style-name="T4">W </text:span><text:span text:style-name="T3">?13,^(</text:span><text:span text:style-name="T2">C</text:span><text:span text:style-name="T3">,0),! </text:span><text:span text:style-name="T4">D </text:span><text:span text:style-name="T6">NP </text:span><text:span text:style-name="T4">Q</text:span><text:span text:style-name="T3">:</text:span><text:span text:style-name="T2">LRABORT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^TMP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LRMIPSZ3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<text:span text:style-name="T1">M </text:span><text:span text:style-name="T3">^TMP(</text:span><text:span text:style-name="T5">"LRMI"</text:span><text:span text:style-name="T3">,</text:span><text:span text:style-name="T4">$J</text:span><text:span text:style-name="T3">,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)=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^TMP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LRMIPSZ3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DZ</text:span><text:span text:style-name="T3">=</text:span><text:span text:style-name="T4">$P</text:span><text:span text:style-name="T3">(^(16),</text:span><text:span text:style-name="T2">U</text:span><text:span text:style-name="T3">,3),</text:span><text:span text:style-name="T2">Y</text:span><text:span text:style-name="T3">=</text:span><text:span text:style-name="T4">$P</text:span><text:span text:style-name="T3">(^(16),</text:span><text:span text:style-name="T2">U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PSZ3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. <text:span text:style-name="T1">W </text:span><text:span text:style-name="T3">!,</text:span><text:span text:style-name="T5">"Virus: "</text:span><text:span text:style-name="T3">,</text:span><text:span text:style-name="T4">$P</text:span><text:span text:style-name="T3">(^LAB(61.2,</text:span><text:span text:style-name="T4">$P</text:span><text:span text:style-name="T3">(^(</text:span><text:span text:style-name="T2">LRPAR</text:span><text:span text:style-name="T3">,0),</text:span><text:span text:style-name="T2">U</text:span><text:span text:style-name="T3">),0),</text:span><text:span text:style-name="T2">U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PSZ3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. <text:span text:style-name="T1">W </text:span><text:span text:style-name="T3">!,</text:span><text:span text:style-name="T5">"Virus: "</text:span><text:span text:style-name="T3">,</text:span><text:span text:style-name="T4">$P</text:span><text:span text:style-name="T3">(^LAB(61.2,</text:span><text:span text:style-name="T4">$P</text:span><text:span text:style-name="T3">(^(</text:span><text:span text:style-name="T2">LRPAR</text:span><text:span text:style-name="T3">,0),</text:span><text:span text:style-name="T2">U</text:span><text:span text:style-name="T3">),0),</text:span><text:span text:style-name="T2">U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PSZ3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. <text:span text:style-name="T1">F  S </text:span><text:span text:style-name="T2">LRPAR</text:span><text:span text:style-name="T3">=+</text:span><text:span text:style-name="T4">$O</text:span><text:span text:style-name="T3">(^TMP(</text:span><text:span text:style-name="T5">"LRMI"</text:span><text:span text:style-name="T3">,</text:span><text:span text:style-name="T4">$J</text:span><text:span text:style-name="T3">,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18,</text:span><text:span text:style-name="T2">LRPAR</text:span><text:span text:style-name="T3">)) </text:span><text:span text:style-name="T4">Q</text:span><text:span text:style-name="T3">:</text:span><text:span text:style-name="T2">LRPAR</text:span><text:span text:style-name="T3">&lt;1  </text:span><text:span text:style-name="T4">W </text:span><text:span text:style-name="T3">!,?3,^(</text:span><text:span text:style-name="T2">LRPAR</text:span><text:span text:style-name="T3">,0) </text:span><text:span text:style-name="T4">D </text:span><text:span text:style-name="T6">NP </text:span><text:span text:style-name="T4">Q</text:span><text:span text:style-name="T3">:</text:span><text:span text:style-name="T2">LRABORT  </text:span><text:span text:style-name="T5">;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^TMP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LRMIPSZ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<text:span text:style-name="T1">M </text:span><text:span text:style-name="T3">^TMP(</text:span><text:span text:style-name="T5">"LRMI"</text:span><text:span text:style-name="T3">,</text:span><text:span text:style-name="T4">$J</text:span><text:span text:style-name="T3">,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)=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^TMP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RMIPSZ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<text:span text:style-name="T1">F  S </text:span><text:span text:style-name="T2">B</text:span><text:span text:style-name="T3">=+</text:span><text:span text:style-name="T4">$O</text:span><text:span text:style-name="T3">(^TMP(</text:span><text:span text:style-name="T5">"LRMI"</text:span><text:span text:style-name="T3">,</text:span><text:span text:style-name="T4">$J</text:span><text:span text:style-name="T3">,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13,</text:span><text:span text:style-name="T2">B</text:span><text:span text:style-name="T3">)) </text:span><text:span text:style-name="T4">Q</text:span><text:span text:style-name="T3">:</text:span><text:span text:style-name="T2">B</text:span><text:span text:style-name="T3">&lt;1  </text:span><text:span text:style-name="T4">W </text:span><text:span text:style-name="T3">!,?3,^(</text:span><text:span text:style-name="T2">B</text:span><text:span text:style-name="T3">,0) </text:span><text:span text:style-name="T4">D </text:span><text:span text:style-name="T6">NP </text:span><text:span text:style-name="T4">Q</text:span><text:span text:style-name="T3">:</text:span><text:span text:style-name="T2">LRABORT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^TMP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LRMIPSZ4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. . <text:span text:style-name="T1">S </text:span><text:span text:style-name="T2">LRTBC</text:span><text:span text:style-name="T3">=</text:span><text:span text:style-name="T4">$P</text:span><text:span text:style-name="T3">(^LAB(61.2,</text:span><text:span text:style-name="T2">LRTBC</text:span><text:span text:style-name="T3">,0),</text:span><text:span text:style-name="T2">U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LRMIPSZ4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. . <text:span text:style-name="T1">S </text:span><text:span text:style-name="T2">LRTBC</text:span><text:span text:style-name="T3">=</text:span><text:span text:style-name="T4">$P</text:span><text:span text:style-name="T3">(^LAB(61.2,</text:span><text:span text:style-name="T2">LRTBC</text:span><text:span text:style-name="T3">,0),</text:span><text:span text:style-name="T2">U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PSZ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. <text:span text:style-name="T1">F  S </text:span><text:span text:style-name="T2">B</text:span><text:span text:style-name="T3">=+</text:span><text:span text:style-name="T4">$O</text:span><text:span text:style-name="T3">(^TMP(</text:span><text:span text:style-name="T5">"LRMI"</text:span><text:span text:style-name="T3">,</text:span><text:span text:style-name="T4">$J</text:span><text:span text:style-name="T3">,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12,</text:span><text:span text:style-name="T2">LRTA</text:span><text:span text:style-name="T3">,1,</text:span><text:span text:style-name="T2">B</text:span><text:span text:style-name="T3">)) </text:span><text:span text:style-name="T4">Q</text:span><text:span text:style-name="T3">:</text:span><text:span text:style-name="T2">B</text:span><text:span text:style-name="T3">&lt;1  </text:span><text:span text:style-name="T4">W </text:span><text:span text:style-name="T3">?13,^(</text:span><text:span text:style-name="T2">B</text:span><text:span text:style-name="T3">,0),! </text:span><text:span text:style-name="T4">D </text:span><text:span text:style-name="T6">NP </text:span><text:span text:style-name="T4">Q</text:span><text:span text:style-name="T3">:</text:span><text:span text:style-name="T2">LRABORT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^TMP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LRMIPSZ4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. <text:span text:style-name="T1">I $D</text:span><text:span text:style-name="T3">(^LAB(62.06,</text:span><text:span text:style-name="T5">"AD1"</text:span><text:span text:style-name="T3">,</text:span><text:span text:style-name="T2">LRTB</text:span><text:span text:style-name="T3">)) </text:span><text:span text:style-name="T4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PSZ4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. . <text:span text:style-name="T1">S </text:span><text:span text:style-name="T2">LRX</text:span><text:span text:style-name="T3">=</text:span><text:span text:style-name="T4">$O</text:span><text:span text:style-name="T3">(^LAB(62.06,</text:span><text:span text:style-name="T5">"AD1"</text:span><text:span text:style-name="T3">,</text:span><text:span text:style-name="T2">LRTB</text:span><text:span text:style-name="T3">,0)),</text:span><text:span text:style-name="T2">LRX</text:span><text:span text:style-name="T3">(0)=</text:span><text:span text:style-name="T5">""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1">
          <table:table-cell table:style-name="ce2" office:value-type="string" calcext:value-type="string">
            <text:p>LRMIPSZ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. . <text:span text:style-name="T1">I </text:span><text:span text:style-name="T2">LRX </text:span><text:span text:style-name="T4">S </text:span><text:span text:style-name="T2">LRX</text:span><text:span text:style-name="T3">(0)=</text:span><text:span text:style-name="T4">$G</text:span><text:span text:style-name="T3">(^LAB(62.06,</text:span><text:span text:style-name="T2">LRX</text:span><text:span text:style-name="T3">,0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PSZ4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D(63.39,</text:p>
          </table:table-cell>
          <table:table-cell table:style-name="ce8"/>
          <table:table-cell table:style-name="ce9" office:value-type="string" calcext:value-type="string">
            <text:p> . . <text:span text:style-name="T1">S </text:span><text:span text:style-name="T2">LRTBA</text:span><text:span text:style-name="T3">=</text:span><text:span text:style-name="T4">$O</text:span><text:span text:style-name="T3">(^DD(63.39,</text:span><text:span text:style-name="T5">"GL"</text:span><text:span text:style-name="T3">,</text:span><text:span text:style-name="T2">LRTB</text:span><text:span text:style-name="T3">,1,0)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LRMIPSZ4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DD(63.39,</text:p>
          </table:table-cell>
          <table:table-cell table:style-name="ce8"/>
          <table:table-cell table:style-name="ce9" office:value-type="string" calcext:value-type="string">
            <text:p> . . <text:span text:style-name="T1">S </text:span><text:span text:style-name="T2">LRTBA</text:span><text:span text:style-name="T3">=</text:span><text:span text:style-name="T4">$P</text:span><text:span text:style-name="T3">(^DD(63.39,</text:span><text:span text:style-name="T2">LRTBA</text:span><text:span text:style-name="T3">,0),</text:span><text:span text:style-name="T2">U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LRMIPSZ4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DD(63.39,</text:p>
          </table:table-cell>
          <table:table-cell table:style-name="ce8"/>
          <table:table-cell table:style-name="ce9" office:value-type="string" calcext:value-type="string">
            <text:p> . . <text:span text:style-name="T1">S </text:span><text:span text:style-name="T2">LRTBA</text:span><text:span text:style-name="T3">=</text:span><text:span text:style-name="T4">$P</text:span><text:span text:style-name="T3">(^DD(63.39,</text:span><text:span text:style-name="T2">LRTBA</text:span><text:span text:style-name="T3">,0),</text:span><text:span text:style-name="T2">U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PSZ4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<text:span text:style-name="T1">M </text:span><text:span text:style-name="T3">^TMP(</text:span><text:span text:style-name="T5">"LRMI"</text:span><text:span text:style-name="T3">,</text:span><text:span text:style-name="T4">$J</text:span><text:span text:style-name="T3">,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)=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^TMP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LRMIPSZ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DZ</text:span><text:span text:style-name="T3">=</text:span><text:span text:style-name="T4">$P</text:span><text:span text:style-name="T3">(^(8),</text:span><text:span text:style-name="T2">U</text:span><text:span text:style-name="T3">,3),</text:span><text:span text:style-name="T2">Y</text:span><text:span text:style-name="T3">=</text:span><text:span text:style-name="T4">$P</text:span><text:span text:style-name="T3">(^(8),</text:span><text:span text:style-name="T2">U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PSZ4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<text:span text:style-name="T1">F  S </text:span><text:span text:style-name="T2">LRMYC</text:span><text:span text:style-name="T3">=+</text:span><text:span text:style-name="T4">$O</text:span><text:span text:style-name="T3">(^TMP(</text:span><text:span text:style-name="T5">"LRMI"</text:span><text:span text:style-name="T3">,</text:span><text:span text:style-name="T4">$J</text:span><text:span text:style-name="T3">,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15,</text:span><text:span text:style-name="T2">LRMYC</text:span><text:span text:style-name="T3">)) </text:span><text:span text:style-name="T4">Q</text:span><text:span text:style-name="T3">:</text:span><text:span text:style-name="T2">LRMYC</text:span><text:span text:style-name="T3">&lt;1  </text:span><text:span text:style-name="T4">W </text:span><text:span text:style-name="T3">!?5,^(</text:span><text:span text:style-name="T2">LRMYC</text:span><text:span text:style-name="T3">,0) </text:span><text:span text:style-name="T4">D </text:span><text:span text:style-name="T6">NP </text:span><text:span text:style-name="T4">Q</text:span><text:span text:style-name="T3">:</text:span><text:span text:style-name="T2">LRABORT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^TMP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RMIPSZ4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<text:span text:style-name="T1">F  S </text:span><text:span text:style-name="T2">LRMYC</text:span><text:span text:style-name="T3">=+</text:span><text:span text:style-name="T4">$O</text:span><text:span text:style-name="T3">(^TMP(</text:span><text:span text:style-name="T5">"LRMI"</text:span><text:span text:style-name="T3">,</text:span><text:span text:style-name="T4">$J</text:span><text:span text:style-name="T3">,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10,</text:span><text:span text:style-name="T2">LRMYC</text:span><text:span text:style-name="T3">)) </text:span><text:span text:style-name="T4">Q</text:span><text:span text:style-name="T3">:</text:span><text:span text:style-name="T2">LRMYC</text:span><text:span text:style-name="T3">&lt;1  </text:span><text:span text:style-name="T4">W </text:span><text:span text:style-name="T3">!,?3,^(</text:span><text:span text:style-name="T2">LRMYC</text:span><text:span text:style-name="T3">,0) </text:span><text:span text:style-name="T4">D </text:span><text:span text:style-name="T6">NP </text:span><text:span text:style-name="T4">Q</text:span><text:span text:style-name="T3">:</text:span><text:span text:style-name="T2">LRABORT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^TMP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LRMIPSZ4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<text:span text:style-name="T1">S </text:span><text:span text:style-name="T3">(</text:span><text:span text:style-name="T2">LRBUG</text:span><text:span text:style-name="T3">(</text:span><text:span text:style-name="T2">LRTA</text:span><text:span text:style-name="T3">),</text:span><text:span text:style-name="T2">LRTBC</text:span><text:span text:style-name="T3">)=</text:span><text:span text:style-name="T4">$P</text:span><text:span text:style-name="T3">(^(</text:span><text:span text:style-name="T2">LRTA</text:span><text:span text:style-name="T3">,0),</text:span><text:span text:style-name="T2">U</text:span><text:span text:style-name="T3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^TMP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LRMIPSZ4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<text:span text:style-name="T1">S </text:span><text:span text:style-name="T2">LRQU</text:span><text:span text:style-name="T3">=</text:span><text:span text:style-name="T4">$P</text:span><text:span text:style-name="T3">(^(0),</text:span><text:span text:style-name="T2">U</text:span><text:span text:style-name="T3">,2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^TMP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LRMIPSZ4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. <text:span text:style-name="T1">S </text:span><text:span text:style-name="T2">LRTBC</text:span><text:span text:style-name="T3">=</text:span><text:span text:style-name="T4">$P</text:span><text:span text:style-name="T3">(^LAB(61.2,</text:span><text:span text:style-name="T2">LRTBC</text:span><text:span text:style-name="T3">,0),</text:span><text:span text:style-name="T2">U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LRMIPSZ4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. <text:span text:style-name="T1">S </text:span><text:span text:style-name="T2">LRTBC</text:span><text:span text:style-name="T3">=</text:span><text:span text:style-name="T4">$P</text:span><text:span text:style-name="T3">(^LAB(61.2,</text:span><text:span text:style-name="T2">LRTBC</text:span><text:span text:style-name="T3">,0),</text:span><text:span text:style-name="T2">U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PSZ4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. <text:span text:style-name="T1">F  S </text:span><text:span text:style-name="T2">B</text:span><text:span text:style-name="T3">=+</text:span><text:span text:style-name="T4">$O</text:span><text:span text:style-name="T3">(^TMP(</text:span><text:span text:style-name="T5">"LRMI"</text:span><text:span text:style-name="T3">,</text:span><text:span text:style-name="T4">$J</text:span><text:span text:style-name="T3">,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9,</text:span><text:span text:style-name="T2">LRTA</text:span><text:span text:style-name="T3">,1,</text:span><text:span text:style-name="T2">B</text:span><text:span text:style-name="T3">)) </text:span><text:span text:style-name="T4">Q</text:span><text:span text:style-name="T3">:</text:span><text:span text:style-name="T2">B</text:span><text:span text:style-name="T3">&lt;1  </text:span><text:span text:style-name="T4">W </text:span><text:span text:style-name="T3">?13,^(</text:span><text:span text:style-name="T2">B</text:span><text:span text:style-name="T3">,0),! </text:span><text:span text:style-name="T4">D </text:span><text:span text:style-name="T6">NP </text:span><text:span text:style-name="T4">Q</text:span><text:span text:style-name="T3">:</text:span><text:span text:style-name="T2">LRABORT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^TMP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LRMIPSZ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9.9,</text:p>
          </table:table-cell>
          <table:table-cell table:style-name="ce6" office:value-type="string" calcext:value-type="string">
            <text:p>LABORATORY SITE</text:p>
          </table:table-cell>
          <table:table-cell table:style-name="ce9" office:value-type="string" calcext:value-type="string">
            <text:p> <text:span text:style-name="T1">S </text:span><text:span text:style-name="T2">LRFMT</text:span><text:span text:style-name="T3">=</text:span><text:span text:style-name="T4">$P</text:span><text:span text:style-name="T3">(^LAB(69.9,1,0),</text:span><text:span text:style-name="T2">U</text:span><text:span text:style-name="T3">,11),</text:span><text:span text:style-name="T2">LRFMT</text:span><text:span text:style-name="T3">=</text:span><text:span text:style-name="T4">$S</text:span><text:span text:style-name="T3">(</text:span><text:span text:style-name="T2">LRFMT</text:span><text:span text:style-name="T3">=</text:span><text:span text:style-name="T5">""</text:span><text:span text:style-name="T3">:</text:span><text:span text:style-name="T5">"I"</text:span><text:span text:style-name="T3">,1:</text:span><text:span text:style-name="T2">LRFMT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PSZ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AB(69.9,</text:p>
          </table:table-cell>
          <table:table-cell table:style-name="ce6" office:value-type="string" calcext:value-type="string">
            <text:p>LABORATORY SITE</text:p>
          </table:table-cell>
          <table:table-cell table:style-name="ce9" office:value-type="string" calcext:value-type="string">
            <text:p> <text:span text:style-name="T1">S </text:span><text:span text:style-name="T2">LRFMT</text:span><text:span text:style-name="T3">=</text:span><text:span text:style-name="T4">$P</text:span><text:span text:style-name="T3">(^LAB(69.9,1,0),</text:span><text:span text:style-name="T2">U</text:span><text:span text:style-name="T3">,11),</text:span><text:span text:style-name="T2">LRFMT</text:span><text:span text:style-name="T3">=</text:span><text:span text:style-name="T4">$S</text:span><text:span text:style-name="T3">(</text:span><text:span text:style-name="T2">LRFMT</text:span><text:span text:style-name="T3">=</text:span><text:span text:style-name="T5">""</text:span><text:span text:style-name="T3">:</text:span><text:span text:style-name="T5">"I"</text:span><text:span text:style-name="T3">,1:</text:span><text:span text:style-name="T2">LRFMT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1">
          <table:table-cell table:style-name="ce2" office:value-type="string" calcext:value-type="string">
            <text:p>LRMIPSZ5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F  S </text:span><text:span text:style-name="T2">LRI</text:span><text:span text:style-name="T3">=</text:span><text:span text:style-name="T4">$O</text:span><text:span text:style-name="T3">(^LAB(62.06,</text:span><text:span text:style-name="T2">LRI</text:span><text:span text:style-name="T3">)) </text:span><text:span text:style-name="T4">Q</text:span><text:span text:style-name="T3">:'</text:span><text:span text:style-name="T2">LRI  </text:span><text:span text:style-name="T4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PSZ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. <text:span text:style-name="T1">S </text:span><text:span text:style-name="T2">LRX</text:span><text:span text:style-name="T3">=</text:span><text:span text:style-name="T4">$G</text:span><text:span text:style-name="T3">(^LAB(62.06,</text:span><text:span text:style-name="T2">LRI</text:span><text:span text:style-name="T3">,0)) </text:span><text:span text:style-name="T4">Q</text:span><text:span text:style-name="T3">:</text:span><text:span text:style-name="T4">$P</text:span><text:span text:style-name="T3">(</text:span><text:span text:style-name="T2">LRX</text:span><text:span text:style-name="T3">,</text:span><text:span text:style-name="T5">"^"</text:span><text:span text:style-name="T3">,3)=</text:span><text:span text:style-name="T5">"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PSZ5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XUSEC("LRLAB",</text:p>
          </table:table-cell>
          <table:table-cell table:style-name="ce8"/>
          <table:table-cell table:style-name="ce9" office:value-type="string" calcext:value-type="string">
            <text:p> <text:span text:style-name="T1">I $D</text:span><text:span text:style-name="T3">(^XUSEC(</text:span><text:span text:style-name="T5">"LRLAB"</text:span><text:span text:style-name="T3">,</text:span><text:span text:style-name="T2">DUZ</text:span><text:span text:style-name="T3">))&amp;'</text:span><text:span text:style-name="T4">$D</text:span><text:span text:style-name="T3">(</text:span><text:span text:style-name="T2">LRWRDVEW</text:span><text:span text:style-name="T3">) </text:span><text:span text:style-name="T4">W </text:span><text:span text:style-name="T5">"  ('*' indicates display is suppressed)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An XUSEC API should be used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PSZ5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F  S </text:span><text:span text:style-name="T2">LRAO</text:span><text:span text:style-name="T3">=</text:span><text:span text:style-name="T4">$O</text:span><text:span text:style-name="T3">(^LAB(62.06,</text:span><text:span text:style-name="T5">"AO"</text:span><text:span text:style-name="T3">,</text:span><text:span text:style-name="T2">LRAO</text:span><text:span text:style-name="T3">)) </text:span><text:span text:style-name="T4">Q</text:span><text:span text:style-name="T3">:</text:span><text:span text:style-name="T2">LRAO</text:span><text:span text:style-name="T3">&lt;.001!(</text:span><text:span text:style-name="T4">$G</text:span><text:span text:style-name="T3">(</text:span><text:span text:style-name="T2">LREND</text:span><text:span text:style-name="T3">))  </text:span><text:span text:style-name="T4">D  Q</text:span><text:span text:style-name="T3">:</text:span><text:span text:style-name="T2">LRABORT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1">
          <table:table-cell table:style-name="ce2" office:value-type="string" calcext:value-type="string">
            <text:p>LRMIPSZ5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. <text:span text:style-name="T1">S </text:span><text:span text:style-name="T2">B</text:span><text:span text:style-name="T3">=</text:span><text:span text:style-name="T4">$O</text:span><text:span text:style-name="T3">(^LAB(62.06,</text:span><text:span text:style-name="T5">"AO"</text:span><text:span text:style-name="T3">,</text:span><text:span text:style-name="T2">LRAO</text:span><text:span text:style-name="T3">,0)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1">
          <table:table-cell table:style-name="ce2" office:value-type="string" calcext:value-type="string">
            <text:p>LRMIPSZ5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. <text:span text:style-name="T1">I </text:span><text:span text:style-name="T2">B</text:span><text:span text:style-name="T3">&gt;0,</text:span><text:span text:style-name="T4">$D</text:span><text:span text:style-name="T3">(^LAB(62.06,</text:span><text:span text:style-name="T2">B</text:span><text:span text:style-name="T3">,0)) </text:span><text:span text:style-name="T4">D </text:span><text:span text:style-name="T6">AB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PSZ5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XUSEC("LRLAB",</text:p>
          </table:table-cell>
          <table:table-cell table:style-name="ce8"/>
          <table:table-cell table:style-name="ce9" office:value-type="string" calcext:value-type="string">
            <text:p> <text:span text:style-name="T1">I $D</text:span><text:span text:style-name="T3">(^XUSEC(</text:span><text:span text:style-name="T5">"LRLAB"</text:span><text:span text:style-name="T3">,</text:span><text:span text:style-name="T2">DUZ</text:span><text:span text:style-name="T3">)),'</text:span><text:span text:style-name="T4">$D</text:span><text:span text:style-name="T3">(</text:span><text:span text:style-name="T2">LRWRDVEW</text:span><text:span text:style-name="T3">) </text:span><text:span text:style-name="T4">D  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An XUSEC API should be used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PSZ5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LRX</text:span><text:span text:style-name="T3">=</text:span><text:span text:style-name="T4">$G</text:span><text:span text:style-name="T3">(^LAB(62.06,</text:span><text:span text:style-name="T2">B</text:span><text:span text:style-name="T3">,0)),</text:span><text:span text:style-name="T2">J</text:span><text:span text:style-name="T3">=</text:span><text:span text:style-name="T4">$P</text:span><text:span text:style-name="T3">(</text:span><text:span text:style-name="T2">LRX</text:span><text:span text:style-name="T3">,</text:span><text:span text:style-name="T5">"^"</text:span><text:span text:style-name="T3">,2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PSZ5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. <text:span text:style-name="T1">S </text:span><text:span text:style-name="T2">LRORG</text:span><text:span text:style-name="T3">=</text:span><text:span text:style-name="T4">$P</text:span><text:span text:style-name="T3">(^TMP(</text:span><text:span text:style-name="T5">"LRMI"</text:span><text:span text:style-name="T3">,</text:span><text:span text:style-name="T4">$J</text:span><text:span text:style-name="T3">,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BUG</text:span><text:span text:style-name="T3">(</text:span><text:span text:style-name="T2">LRBUG</text:span><text:span text:style-name="T3">),0),</text:span><text:span text:style-name="T2">U</text:span><text:span text:style-name="T3">),</text:span><text:span text:style-name="T2">LRORG</text:span><text:span text:style-name="T3">=</text:span><text:span text:style-name="T4">$P</text:span><text:span text:style-name="T3">(^LAB(61.2,</text:span><text:span text:style-name="T2">LRORG</text:span><text:span text:style-name="T3">,0),</text:span><text:span text:style-name="T2">U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PSZ5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. <text:span text:style-name="T1">S </text:span><text:span text:style-name="T2">LRORG</text:span><text:span text:style-name="T3">=</text:span><text:span text:style-name="T4">$P</text:span><text:span text:style-name="T3">(^TMP(</text:span><text:span text:style-name="T5">"LRMI"</text:span><text:span text:style-name="T3">,</text:span><text:span text:style-name="T4">$J</text:span><text:span text:style-name="T3">,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BUG</text:span><text:span text:style-name="T3">(</text:span><text:span text:style-name="T2">LRBUG</text:span><text:span text:style-name="T3">),0),</text:span><text:span text:style-name="T2">U</text:span><text:span text:style-name="T3">),</text:span><text:span text:style-name="T2">LRORG</text:span><text:span text:style-name="T3">=</text:span><text:span text:style-name="T4">$P</text:span><text:span text:style-name="T3">(^LAB(61.2,</text:span><text:span text:style-name="T2">LRORG</text:span><text:span text:style-name="T3">,0),</text:span><text:span text:style-name="T2">U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PSZ5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<text:span text:style-name="T1">W </text:span><text:span text:style-name="T3">@</text:span><text:span text:style-name="T2">IOF</text:span><text:span text:style-name="T3">,!,?18,</text:span><text:span text:style-name="T5">"MICROBIOLOGY LAB "</text:span><text:span text:style-name="T3">,</text:span><text:span text:style-name="T4">$$</text:span><text:span text:style-name="T6">INS</text:span><text:span text:style-name="T3">^LRU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W @IOF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LRMISEZ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<text:span text:style-name="T1">W </text:span><text:span text:style-name="T3">@</text:span><text:span text:style-name="T2">IOF</text:span><text:span text:style-name="T3">,?19,</text:span><text:span text:style-name="T5">"INFECTION CONTROL SURVEY DATA"</text:span><text:span text:style-name="T3">,!!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W @IOF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LRMISEZ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AAN</text:span><text:span text:style-name="T3">=</text:span><text:span text:style-name="T4">$P</text:span><text:span text:style-name="T3">(^LRO(68,</text:span><text:span text:style-name="T2">LRAA</text:span><text:span text:style-name="T3">,0),</text:span><text:span text:style-name="T2">U</text:span><text:span text:style-name="T3">,11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LRMISEZ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AAN</text:span><text:span text:style-name="T3">=</text:span><text:span text:style-name="T4">$P</text:span><text:span text:style-name="T3">(^LRO(68,</text:span><text:span text:style-name="T2">LRAA</text:span><text:span text:style-name="T3">,0),</text:span><text:span text:style-name="T2">U</text:span><text:span text:style-name="T3">,11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SEZ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9.9,</text:p>
          </table:table-cell>
          <table:table-cell table:style-name="ce6" office:value-type="string" calcext:value-type="string">
            <text:p>LABORATORY SITE</text:p>
          </table:table-cell>
          <table:table-cell table:style-name="ce9" office:value-type="string" calcext:value-type="string">
            <text:p> <text:span text:style-name="T1">S </text:span><text:span text:style-name="T2">LRSIT</text:span><text:span text:style-name="T3">(1)=</text:span><text:span text:style-name="T4">$S</text:span><text:span text:style-name="T3">(</text:span><text:span text:style-name="T4">$D</text:span><text:span text:style-name="T3">(^LAB(69.9,1,</text:span><text:span text:style-name="T5">"MIS"</text:span><text:span text:style-name="T3">,</text:span><text:span text:style-name="T5">"B"</text:span><text:span text:style-name="T3">,</text:span><text:span text:style-name="T5">"C"</text:span><text:span text:style-name="T3">)):</text:span><text:span text:style-name="T5">"C"</text:span><text:span text:style-name="T3">,1:</text:span><text:span text:style-name="T5">"S"</text:span><text:span text:style-name="T3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SEZ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9.9,</text:p>
          </table:table-cell>
          <table:table-cell table:style-name="ce6" office:value-type="string" calcext:value-type="string">
            <text:p>LABORATORY SITE</text:p>
          </table:table-cell>
          <table:table-cell table:style-name="ce9" office:value-type="string" calcext:value-type="string">
            <text:p> <text:span text:style-name="T1">F </text:span><text:span text:style-name="T2">I</text:span><text:span text:style-name="T3">=</text:span><text:span text:style-name="T5">"L"</text:span><text:span text:style-name="T3">,</text:span><text:span text:style-name="T5">"P"</text:span><text:span text:style-name="T3">,</text:span><text:span text:style-name="T5">"D"</text:span><text:span text:style-name="T3">,</text:span><text:span text:style-name="T5">"O" </text:span><text:span text:style-name="T4">S </text:span><text:span text:style-name="T2">LRM</text:span><text:span text:style-name="T3">(</text:span><text:span text:style-name="T2">I</text:span><text:span text:style-name="T3">)=</text:span><text:span text:style-name="T4">$S</text:span><text:span text:style-name="T3">(</text:span><text:span text:style-name="T4">$D</text:span><text:span text:style-name="T3">(^LAB(69.9,1,</text:span><text:span text:style-name="T5">"MIS"</text:span><text:span text:style-name="T3">,</text:span><text:span text:style-name="T5">"B"</text:span><text:span text:style-name="T3">,</text:span><text:span text:style-name="T2">I</text:span><text:span text:style-name="T3">)):</text:span><text:span text:style-name="T5">"A"</text:span><text:span text:style-name="T3">,1:</text:span><text:span text:style-name="T5">"N"</text:span><text:span text:style-name="T3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SEZ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F </text:span><text:span text:style-name="T2">I</text:span><text:span text:style-name="T3">=0:0 </text:span><text:span text:style-name="T4">S </text:span><text:span text:style-name="T2">LRAO</text:span><text:span text:style-name="T3">=</text:span><text:span text:style-name="T4">$O</text:span><text:span text:style-name="T3">(^LAB(62.06,</text:span><text:span text:style-name="T5">"AO"</text:span><text:span text:style-name="T3">,</text:span><text:span text:style-name="T2">LRAO</text:span><text:span text:style-name="T3">)) </text:span><text:span text:style-name="T4">Q</text:span><text:span text:style-name="T3">:</text:span><text:span text:style-name="T2">LRAO</text:span><text:span text:style-name="T3">&lt;.001  </text:span><text:span text:style-name="T4">S </text:span><text:span text:style-name="T2">J</text:span><text:span text:style-name="T3">=</text:span><text:span text:style-name="T4">$O</text:span><text:span text:style-name="T3">(^LAB(62.06,</text:span><text:span text:style-name="T5">"AO"</text:span><text:span text:style-name="T3">,</text:span><text:span text:style-name="T2">LRAO</text:span><text:span text:style-name="T3">,0)) </text:span><text:span text:style-name="T4">I </text:span><text:span text:style-name="T2">J</text:span><text:span text:style-name="T3">&gt;0,</text:span><text:span text:style-name="T4">$D</text:span><text:span text:style-name="T3">(^LAB(62.06,</text:span><text:span text:style-name="T2">J</text:span><text:span text:style-name="T3">,0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5)) </text:span><text:span text:style-name="T4">S </text:span><text:span text:style-name="T2">O</text:span><text:span text:style-name="T3">=</text:span><text:span text:style-name="T2">O</text:span><text:span text:style-name="T3">+1,</text:span><text:span text:style-name="T2">B</text:span><text:span text:style-name="T3">(</text:span><text:span text:style-name="T2">O</text:span><text:span text:style-name="T3">)=</text:span><text:span text:style-name="T2">J</text:span><text:span text:style-name="T3">_</text:span><text:span text:style-name="T2">U</text:span><text:span text:style-name="T3">_</text:span><text:span text:style-name="T4">$P</text:span><text:span text:style-name="T3">(^(0),</text:span><text:span text:style-name="T2">U</text:span><text:span text:style-name="T3">,5) </text:span><text:span text:style-name="T4">S </text:span><text:span text:style-name="T2">LRBN</text:span><text:span text:style-name="T3">=</text:span><text:span text:style-name="T4">$P</text:span><text:span text:style-name="T3">(^(0),</text:span><text:span text:style-name="T2">U</text:span><text:span text:style-name="T3">,2) </text:span><text:span text:style-name="T4">I </text:span><text:span text:style-name="T2">LRBN</text:span><text:span text:style-name="T3">,</text:span><text:span text:style-name="T4">$D</text:span><text:span text:style-name="T3">(</text:span><text:span text:style-name="T2">LRAP</text:span><text:span text:style-name="T3">(</text:span><text:span text:style-name="T2">LRBN</text:span><text:span text:style-name="T3">)) </text:span><text:span text:style-name="T4">S $P</text:span><text:span text:style-name="T3">(</text:span><text:span text:style-name="T2">B</text:span><text:span text:style-name="T3">(</text:span><text:span text:style-name="T2">O</text:span><text:span text:style-name="T3">),</text:span><text:span text:style-name="T2">U</text:span><text:span text:style-name="T3">,3)=</text:span><text:span text:style-name="T2">LRAP</text:span><text:span text:style-name="T3">(</text:span><text:span text:style-name="T2">LRBN</text:span><text:span text:style-name="T3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SEZ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F </text:span><text:span text:style-name="T2">I</text:span><text:span text:style-name="T3">=0:0 </text:span><text:span text:style-name="T4">S </text:span><text:span text:style-name="T2">LRAO</text:span><text:span text:style-name="T3">=</text:span><text:span text:style-name="T4">$O</text:span><text:span text:style-name="T3">(^LAB(62.06,</text:span><text:span text:style-name="T5">"AO"</text:span><text:span text:style-name="T3">,</text:span><text:span text:style-name="T2">LRAO</text:span><text:span text:style-name="T3">)) </text:span><text:span text:style-name="T4">Q</text:span><text:span text:style-name="T3">:</text:span><text:span text:style-name="T2">LRAO</text:span><text:span text:style-name="T3">&lt;.001  </text:span><text:span text:style-name="T4">S </text:span><text:span text:style-name="T2">J</text:span><text:span text:style-name="T3">=</text:span><text:span text:style-name="T4">$O</text:span><text:span text:style-name="T3">(^LAB(62.06,</text:span><text:span text:style-name="T5">"AO"</text:span><text:span text:style-name="T3">,</text:span><text:span text:style-name="T2">LRAO</text:span><text:span text:style-name="T3">,0)) </text:span><text:span text:style-name="T4">I </text:span><text:span text:style-name="T2">J</text:span><text:span text:style-name="T3">&gt;0,</text:span><text:span text:style-name="T4">$D</text:span><text:span text:style-name="T3">(^LAB(62.06,</text:span><text:span text:style-name="T2">J</text:span><text:span text:style-name="T3">,0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5)) </text:span><text:span text:style-name="T4">S </text:span><text:span text:style-name="T2">O</text:span><text:span text:style-name="T3">=</text:span><text:span text:style-name="T2">O</text:span><text:span text:style-name="T3">+1,</text:span><text:span text:style-name="T2">B</text:span><text:span text:style-name="T3">(</text:span><text:span text:style-name="T2">O</text:span><text:span text:style-name="T3">)=</text:span><text:span text:style-name="T2">J</text:span><text:span text:style-name="T3">_</text:span><text:span text:style-name="T2">U</text:span><text:span text:style-name="T3">_</text:span><text:span text:style-name="T4">$P</text:span><text:span text:style-name="T3">(^(0),</text:span><text:span text:style-name="T2">U</text:span><text:span text:style-name="T3">,5) </text:span><text:span text:style-name="T4">S </text:span><text:span text:style-name="T2">LRBN</text:span><text:span text:style-name="T3">=</text:span><text:span text:style-name="T4">$P</text:span><text:span text:style-name="T3">(^(0),</text:span><text:span text:style-name="T2">U</text:span><text:span text:style-name="T3">,2) </text:span><text:span text:style-name="T4">I </text:span><text:span text:style-name="T2">LRBN</text:span><text:span text:style-name="T3">,</text:span><text:span text:style-name="T4">$D</text:span><text:span text:style-name="T3">(</text:span><text:span text:style-name="T2">LRAP</text:span><text:span text:style-name="T3">(</text:span><text:span text:style-name="T2">LRBN</text:span><text:span text:style-name="T3">)) </text:span><text:span text:style-name="T4">S $P</text:span><text:span text:style-name="T3">(</text:span><text:span text:style-name="T2">B</text:span><text:span text:style-name="T3">(</text:span><text:span text:style-name="T2">O</text:span><text:span text:style-name="T3">),</text:span><text:span text:style-name="T2">U</text:span><text:span text:style-name="T3">,3)=</text:span><text:span text:style-name="T2">LRAP</text:span><text:span text:style-name="T3">(</text:span><text:span text:style-name="T2">LRBN</text:span><text:span text:style-name="T3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SEZ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F </text:span><text:span text:style-name="T2">I</text:span><text:span text:style-name="T3">=0:0 </text:span><text:span text:style-name="T4">S </text:span><text:span text:style-name="T2">LRAO</text:span><text:span text:style-name="T3">=</text:span><text:span text:style-name="T4">$O</text:span><text:span text:style-name="T3">(^LAB(62.06,</text:span><text:span text:style-name="T5">"AO"</text:span><text:span text:style-name="T3">,</text:span><text:span text:style-name="T2">LRAO</text:span><text:span text:style-name="T3">)) </text:span><text:span text:style-name="T4">Q</text:span><text:span text:style-name="T3">:</text:span><text:span text:style-name="T2">LRAO</text:span><text:span text:style-name="T3">&lt;.001  </text:span><text:span text:style-name="T4">S </text:span><text:span text:style-name="T2">J</text:span><text:span text:style-name="T3">=</text:span><text:span text:style-name="T4">$O</text:span><text:span text:style-name="T3">(^LAB(62.06,</text:span><text:span text:style-name="T5">"AO"</text:span><text:span text:style-name="T3">,</text:span><text:span text:style-name="T2">LRAO</text:span><text:span text:style-name="T3">,0)) </text:span><text:span text:style-name="T4">I </text:span><text:span text:style-name="T2">J</text:span><text:span text:style-name="T3">&gt;0,</text:span><text:span text:style-name="T4">$D</text:span><text:span text:style-name="T3">(^LAB(62.06,</text:span><text:span text:style-name="T2">J</text:span><text:span text:style-name="T3">,0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5)) </text:span><text:span text:style-name="T4">S </text:span><text:span text:style-name="T2">O</text:span><text:span text:style-name="T3">=</text:span><text:span text:style-name="T2">O</text:span><text:span text:style-name="T3">+1,</text:span><text:span text:style-name="T2">B</text:span><text:span text:style-name="T3">(</text:span><text:span text:style-name="T2">O</text:span><text:span text:style-name="T3">)=</text:span><text:span text:style-name="T2">J</text:span><text:span text:style-name="T3">_</text:span><text:span text:style-name="T2">U</text:span><text:span text:style-name="T3">_</text:span><text:span text:style-name="T4">$P</text:span><text:span text:style-name="T3">(^(0),</text:span><text:span text:style-name="T2">U</text:span><text:span text:style-name="T3">,5) </text:span><text:span text:style-name="T4">S </text:span><text:span text:style-name="T2">LRBN</text:span><text:span text:style-name="T3">=</text:span><text:span text:style-name="T4">$P</text:span><text:span text:style-name="T3">(^(0),</text:span><text:span text:style-name="T2">U</text:span><text:span text:style-name="T3">,2) </text:span><text:span text:style-name="T4">I </text:span><text:span text:style-name="T2">LRBN</text:span><text:span text:style-name="T3">,</text:span><text:span text:style-name="T4">$D</text:span><text:span text:style-name="T3">(</text:span><text:span text:style-name="T2">LRAP</text:span><text:span text:style-name="T3">(</text:span><text:span text:style-name="T2">LRBN</text:span><text:span text:style-name="T3">)) </text:span><text:span text:style-name="T4">S $P</text:span><text:span text:style-name="T3">(</text:span><text:span text:style-name="T2">B</text:span><text:span text:style-name="T3">(</text:span><text:span text:style-name="T2">O</text:span><text:span text:style-name="T3">),</text:span><text:span text:style-name="T2">U</text:span><text:span text:style-name="T3">,3)=</text:span><text:span text:style-name="T2">LRAP</text:span><text:span text:style-name="T3">(</text:span><text:span text:style-name="T2">LRBN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SEZ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F </text:span><text:span text:style-name="T2">I</text:span><text:span text:style-name="T3">=0:0 </text:span><text:span text:style-name="T4">S </text:span><text:span text:style-name="T2">LRAD</text:span><text:span text:style-name="T3">=</text:span><text:span text:style-name="T4">$O</text:span><text:span text:style-name="T3">(^LRO(68,</text:span><text:span text:style-name="T2">LRAA</text:span><text:span text:style-name="T3">,1,</text:span><text:span text:style-name="T2">LRAD</text:span><text:span text:style-name="T3">)) </text:span><text:span text:style-name="T4">Q</text:span><text:span text:style-name="T3">:</text:span><text:span text:style-name="T2">LRAD</text:span><text:span text:style-name="T3">=</text:span><text:span text:style-name="T5">""</text:span><text:span text:style-name="T3">!(</text:span><text:span text:style-name="T2">LRAD</text:span><text:span text:style-name="T3">&gt;</text:span><text:span text:style-name="T2">LRYRL</text:span><text:span text:style-name="T3">)  </text:span><text:span text:style-name="T4">D </text:span><text:span text:style-name="T6">AC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SEZ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10" office:value-type="string" calcext:value-type="string">
            <text:p>AC <text:span text:style-name="T1">S </text:span><text:span text:style-name="T2">LRTK</text:span><text:span text:style-name="T3">=</text:span><text:span text:style-name="T2">LRSTAR</text:span><text:span text:style-name="T3">-.00001 </text:span><text:span text:style-name="T4">F </text:span><text:span text:style-name="T2">I</text:span><text:span text:style-name="T3">=0:0 </text:span><text:span text:style-name="T4">S </text:span><text:span text:style-name="T2">LRTK</text:span><text:span text:style-name="T3">=</text:span><text:span text:style-name="T4">$O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5">"AD"</text:span><text:span text:style-name="T3">,</text:span><text:span text:style-name="T2">LRTK</text:span><text:span text:style-name="T3">)) </text:span><text:span text:style-name="T4">Q</text:span><text:span text:style-name="T3">:</text:span><text:span text:style-name="T2">LRTK</text:span><text:span text:style-name="T3">=</text:span><text:span text:style-name="T5">""</text:span><text:span text:style-name="T3">!(</text:span><text:span text:style-name="T2">LRTK</text:span><text:span text:style-name="T3">&gt;</text:span><text:span text:style-name="T2">LAST</text:span><text:span text:style-name="T3">)  </text:span><text:span text:style-name="T4">D </text:span><text:span text:style-name="T6">AC1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SEZ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10" office:value-type="string" calcext:value-type="string">
            <text:p>AC1 <text:span text:style-name="T1">S </text:span><text:span text:style-name="T2">LRAC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AC</text:span><text:span text:style-name="T3">=</text:span><text:span text:style-name="T4">$O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5">"AD"</text:span><text:span text:style-name="T3">,</text:span><text:span text:style-name="T2">LRTK</text:span><text:span text:style-name="T3">,</text:span><text:span text:style-name="T2">LRAC</text:span><text:span text:style-name="T3">)) </text:span><text:span text:style-name="T4">Q</text:span><text:span text:style-name="T3">:</text:span><text:span text:style-name="T2">LRAC</text:span><text:span text:style-name="T3">=</text:span><text:span text:style-name="T5">""  </text:span><text:span text:style-name="T4">I $D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C</text:span><text:span text:style-name="T3">,0)) </text:span><text:span text:style-name="T4">S </text:span><text:span text:style-name="T2">LRND</text:span><text:span text:style-name="T3">=^(0) </text:span><text:span text:style-name="T4">I $D</text:span><text:span text:style-name="T3">(^(3)) </text:span><text:span text:style-name="T4">S </text:span><text:span text:style-name="T2">LRIDT</text:span><text:span text:style-name="T3">=9999999-^(3) </text:span><text:span text:style-name="T4">D </text:span><text:span text:style-name="T6">SET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SEZ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10" office:value-type="string" calcext:value-type="string">
            <text:p>AC1 <text:span text:style-name="T1">S </text:span><text:span text:style-name="T2">LRAC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AC</text:span><text:span text:style-name="T3">=</text:span><text:span text:style-name="T4">$O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5">"AD"</text:span><text:span text:style-name="T3">,</text:span><text:span text:style-name="T2">LRTK</text:span><text:span text:style-name="T3">,</text:span><text:span text:style-name="T2">LRAC</text:span><text:span text:style-name="T3">)) </text:span><text:span text:style-name="T4">Q</text:span><text:span text:style-name="T3">:</text:span><text:span text:style-name="T2">LRAC</text:span><text:span text:style-name="T3">=</text:span><text:span text:style-name="T5">""  </text:span><text:span text:style-name="T4">I $D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C</text:span><text:span text:style-name="T3">,0)) </text:span><text:span text:style-name="T4">S </text:span><text:span text:style-name="T2">LRND</text:span><text:span text:style-name="T3">=^(0) </text:span><text:span text:style-name="T4">I $D</text:span><text:span text:style-name="T3">(^(3)) </text:span><text:span text:style-name="T4">S </text:span><text:span text:style-name="T2">LRIDT</text:span><text:span text:style-name="T3">=9999999-^(3) </text:span><text:span text:style-name="T4">D </text:span><text:span text:style-name="T6">SET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SEZ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10" office:value-type="string" calcext:value-type="string">
            <text:p>AC1 <text:span text:style-name="T1">S </text:span><text:span text:style-name="T2">LRAC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AC</text:span><text:span text:style-name="T3">=</text:span><text:span text:style-name="T4">$O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5">"AD"</text:span><text:span text:style-name="T3">,</text:span><text:span text:style-name="T2">LRTK</text:span><text:span text:style-name="T3">,</text:span><text:span text:style-name="T2">LRAC</text:span><text:span text:style-name="T3">)) </text:span><text:span text:style-name="T4">Q</text:span><text:span text:style-name="T3">:</text:span><text:span text:style-name="T2">LRAC</text:span><text:span text:style-name="T3">=</text:span><text:span text:style-name="T5">""  </text:span><text:span text:style-name="T4">I $D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C</text:span><text:span text:style-name="T3">,0)) </text:span><text:span text:style-name="T4">S </text:span><text:span text:style-name="T2">LRND</text:span><text:span text:style-name="T3">=^(0) </text:span><text:span text:style-name="T4">I $D</text:span><text:span text:style-name="T3">(^(3)) </text:span><text:span text:style-name="T4">S </text:span><text:span text:style-name="T2">LRIDT</text:span><text:span text:style-name="T3">=9999999-^(3) </text:span><text:span text:style-name="T4">D </text:span><text:span text:style-name="T6">SET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SEZ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10" office:value-type="string" calcext:value-type="string">
            <text:p>SET <text:span text:style-name="T1">S </text:span><text:span text:style-name="T2">LRDFN</text:span><text:span text:style-name="T3">=+</text:span><text:span text:style-name="T2">LRND </text:span><text:span text:style-name="T4">Q</text:span><text:span text:style-name="T3">:'</text:span><text:span text:style-name="T4">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0)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LRMISEZ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LUS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DAT</text:span><text:span text:style-name="T3">=+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SEZ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1,</text:p>
          </table:table-cell>
          <table:table-cell table:style-name="ce6" office:value-type="string" calcext:value-type="string">
            <text:p>TOPOGRAPHY FIELD</text:p>
          </table:table-cell>
          <table:table-cell table:style-name="ce9" office:value-type="string" calcext:value-type="string">
            <text:p> <text:span text:style-name="T1">I </text:span><text:span text:style-name="T2">LRSIT</text:span><text:span text:style-name="T3">(1)=</text:span><text:span text:style-name="T5">"S" </text:span><text:span text:style-name="T4">S </text:span><text:span text:style-name="T2">LRSIT</text:span><text:span text:style-name="T3">=</text:span><text:span text:style-name="T4">$S</text:span><text:span text:style-name="T3">(</text:span><text:span text:style-name="T4">$L</text:span><text:span text:style-name="T3">(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5)):</text:span><text:span text:style-name="T4">$P</text:span><text:span text:style-name="T3">(^(0),</text:span><text:span text:style-name="T2">U</text:span><text:span text:style-name="T3">,5),1:</text:span><text:span text:style-name="T5">"Unknown"</text:span><text:span text:style-name="T3">) </text:span><text:span text:style-name="T4">I </text:span><text:span text:style-name="T2">LRSIT </text:span><text:span text:style-name="T4">S </text:span><text:span text:style-name="T2">LRSIT</text:span><text:span text:style-name="T3">=</text:span><text:span text:style-name="T4">$S</text:span><text:span text:style-name="T3">(</text:span><text:span text:style-name="T4">$D</text:span><text:span text:style-name="T3">(^LAB(61,</text:span><text:span text:style-name="T2">LRSIT</text:span><text:span text:style-name="T3">,0)):</text:span><text:span text:style-name="T4">$E</text:span><text:span text:style-name="T3">(</text:span><text:span text:style-name="T4">$P</text:span><text:span text:style-name="T3">(^(0),</text:span><text:span text:style-name="T2">U</text:span><text:span text:style-name="T3">),1,8)_</text:span><text:span text:style-name="T2">U</text:span><text:span text:style-name="T3">_</text:span><text:span text:style-name="T2">LRSIT</text:span><text:span text:style-name="T3">_</text:span><text:span text:style-name="T2">U</text:span><text:span text:style-name="T3">,1:</text:span><text:span text:style-name="T5">"Unknown"</text:span><text:span text:style-name="T3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SEZ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1,</text:p>
          </table:table-cell>
          <table:table-cell table:style-name="ce6" office:value-type="string" calcext:value-type="string">
            <text:p>TOPOGRAPHY FIELD</text:p>
          </table:table-cell>
          <table:table-cell table:style-name="ce9" office:value-type="string" calcext:value-type="string">
            <text:p> <text:span text:style-name="T1">I </text:span><text:span text:style-name="T2">LRSIT</text:span><text:span text:style-name="T3">(1)=</text:span><text:span text:style-name="T5">"S" </text:span><text:span text:style-name="T4">S </text:span><text:span text:style-name="T2">LRSIT</text:span><text:span text:style-name="T3">=</text:span><text:span text:style-name="T4">$S</text:span><text:span text:style-name="T3">(</text:span><text:span text:style-name="T4">$L</text:span><text:span text:style-name="T3">(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5)):</text:span><text:span text:style-name="T4">$P</text:span><text:span text:style-name="T3">(^(0),</text:span><text:span text:style-name="T2">U</text:span><text:span text:style-name="T3">,5),1:</text:span><text:span text:style-name="T5">"Unknown"</text:span><text:span text:style-name="T3">) </text:span><text:span text:style-name="T4">I </text:span><text:span text:style-name="T2">LRSIT </text:span><text:span text:style-name="T4">S </text:span><text:span text:style-name="T2">LRSIT</text:span><text:span text:style-name="T3">=</text:span><text:span text:style-name="T4">$S</text:span><text:span text:style-name="T3">(</text:span><text:span text:style-name="T4">$D</text:span><text:span text:style-name="T3">(^LAB(61,</text:span><text:span text:style-name="T2">LRSIT</text:span><text:span text:style-name="T3">,0)):</text:span><text:span text:style-name="T4">$E</text:span><text:span text:style-name="T3">(</text:span><text:span text:style-name="T4">$P</text:span><text:span text:style-name="T3">(^(0),</text:span><text:span text:style-name="T2">U</text:span><text:span text:style-name="T3">),1,8)_</text:span><text:span text:style-name="T2">U</text:span><text:span text:style-name="T3">_</text:span><text:span text:style-name="T2">LRSIT</text:span><text:span text:style-name="T3">_</text:span><text:span text:style-name="T2">U</text:span><text:span text:style-name="T3">,1:</text:span><text:span text:style-name="T5">"Unknown"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SEZ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1,</text:p>
          </table:table-cell>
          <table:table-cell table:style-name="ce6" office:value-type="string" calcext:value-type="string">
            <text:p>TOPOGRAPHY FIELD</text:p>
          </table:table-cell>
          <table:table-cell table:style-name="ce9" office:value-type="string" calcext:value-type="string">
            <text:p> <text:span text:style-name="T1">I </text:span><text:span text:style-name="T2">LRSIT</text:span><text:span text:style-name="T3">(1)=</text:span><text:span text:style-name="T5">"S" </text:span><text:span text:style-name="T4">S </text:span><text:span text:style-name="T2">LRSIT</text:span><text:span text:style-name="T3">=</text:span><text:span text:style-name="T4">$S</text:span><text:span text:style-name="T3">(</text:span><text:span text:style-name="T4">$L</text:span><text:span text:style-name="T3">(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5)):</text:span><text:span text:style-name="T4">$P</text:span><text:span text:style-name="T3">(^(0),</text:span><text:span text:style-name="T2">U</text:span><text:span text:style-name="T3">,5),1:</text:span><text:span text:style-name="T5">"Unknown"</text:span><text:span text:style-name="T3">) </text:span><text:span text:style-name="T4">I </text:span><text:span text:style-name="T2">LRSIT </text:span><text:span text:style-name="T4">S </text:span><text:span text:style-name="T2">LRSIT</text:span><text:span text:style-name="T3">=</text:span><text:span text:style-name="T4">$S</text:span><text:span text:style-name="T3">(</text:span><text:span text:style-name="T4">$D</text:span><text:span text:style-name="T3">(^LAB(61,</text:span><text:span text:style-name="T2">LRSIT</text:span><text:span text:style-name="T3">,0)):</text:span><text:span text:style-name="T4">$E</text:span><text:span text:style-name="T3">(</text:span><text:span text:style-name="T4">$P</text:span><text:span text:style-name="T3">(^(0),</text:span><text:span text:style-name="T2">U</text:span><text:span text:style-name="T3">),1,8)_</text:span><text:span text:style-name="T2">U</text:span><text:span text:style-name="T3">_</text:span><text:span text:style-name="T2">LRSIT</text:span><text:span text:style-name="T3">_</text:span><text:span text:style-name="T2">U</text:span><text:span text:style-name="T3">,1:</text:span><text:span text:style-name="T5">"Unknown"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SEZ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2,</text:p>
          </table:table-cell>
          <table:table-cell table:style-name="ce6" office:value-type="string" calcext:value-type="string">
            <text:p>COLLECTION SAMPLE</text:p>
          </table:table-cell>
          <table:table-cell table:style-name="ce9" office:value-type="string" calcext:value-type="string">
            <text:p> <text:span text:style-name="T1">I </text:span><text:span text:style-name="T2">LRSIT</text:span><text:span text:style-name="T3">(1)'=</text:span><text:span text:style-name="T5">"S" </text:span><text:span text:style-name="T4">S </text:span><text:span text:style-name="T2">LRSIT</text:span><text:span text:style-name="T3">=</text:span><text:span text:style-name="T4">$S</text:span><text:span text:style-name="T3">(</text:span><text:span text:style-name="T4">$L</text:span><text:span text:style-name="T3">(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11)):</text:span><text:span text:style-name="T4">$P</text:span><text:span text:style-name="T3">(^(0),</text:span><text:span text:style-name="T2">U</text:span><text:span text:style-name="T3">,11),1:</text:span><text:span text:style-name="T5">"Unknown"</text:span><text:span text:style-name="T3">) </text:span><text:span text:style-name="T4">I </text:span><text:span text:style-name="T2">LRSIT </text:span><text:span text:style-name="T4">S </text:span><text:span text:style-name="T2">LRSIT</text:span><text:span text:style-name="T3">=</text:span><text:span text:style-name="T4">$S</text:span><text:span text:style-name="T3">(</text:span><text:span text:style-name="T4">$D</text:span><text:span text:style-name="T3">(^LAB(62,</text:span><text:span text:style-name="T2">LRSIT</text:span><text:span text:style-name="T3">,0)):</text:span><text:span text:style-name="T4">$E</text:span><text:span text:style-name="T3">(</text:span><text:span text:style-name="T4">$P</text:span><text:span text:style-name="T3">(^(0),</text:span><text:span text:style-name="T2">U</text:span><text:span text:style-name="T3">),1,8)_</text:span><text:span text:style-name="T2">U</text:span><text:span text:style-name="T3">_</text:span><text:span text:style-name="T2">LRSIT</text:span><text:span text:style-name="T3">_</text:span><text:span text:style-name="T2">U</text:span><text:span text:style-name="T3">,1:</text:span><text:span text:style-name="T5">"Unknown"</text:span><text:span text:style-name="T3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SEZ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2,</text:p>
          </table:table-cell>
          <table:table-cell table:style-name="ce6" office:value-type="string" calcext:value-type="string">
            <text:p>COLLECTION SAMPLE</text:p>
          </table:table-cell>
          <table:table-cell table:style-name="ce9" office:value-type="string" calcext:value-type="string">
            <text:p> <text:span text:style-name="T1">I </text:span><text:span text:style-name="T2">LRSIT</text:span><text:span text:style-name="T3">(1)'=</text:span><text:span text:style-name="T5">"S" </text:span><text:span text:style-name="T4">S </text:span><text:span text:style-name="T2">LRSIT</text:span><text:span text:style-name="T3">=</text:span><text:span text:style-name="T4">$S</text:span><text:span text:style-name="T3">(</text:span><text:span text:style-name="T4">$L</text:span><text:span text:style-name="T3">(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11)):</text:span><text:span text:style-name="T4">$P</text:span><text:span text:style-name="T3">(^(0),</text:span><text:span text:style-name="T2">U</text:span><text:span text:style-name="T3">,11),1:</text:span><text:span text:style-name="T5">"Unknown"</text:span><text:span text:style-name="T3">) </text:span><text:span text:style-name="T4">I </text:span><text:span text:style-name="T2">LRSIT </text:span><text:span text:style-name="T4">S </text:span><text:span text:style-name="T2">LRSIT</text:span><text:span text:style-name="T3">=</text:span><text:span text:style-name="T4">$S</text:span><text:span text:style-name="T3">(</text:span><text:span text:style-name="T4">$D</text:span><text:span text:style-name="T3">(^LAB(62,</text:span><text:span text:style-name="T2">LRSIT</text:span><text:span text:style-name="T3">,0)):</text:span><text:span text:style-name="T4">$E</text:span><text:span text:style-name="T3">(</text:span><text:span text:style-name="T4">$P</text:span><text:span text:style-name="T3">(^(0),</text:span><text:span text:style-name="T2">U</text:span><text:span text:style-name="T3">),1,8)_</text:span><text:span text:style-name="T2">U</text:span><text:span text:style-name="T3">_</text:span><text:span text:style-name="T2">LRSIT</text:span><text:span text:style-name="T3">_</text:span><text:span text:style-name="T2">U</text:span><text:span text:style-name="T3">,1:</text:span><text:span text:style-name="T5">"Unknown"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SEZ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2,</text:p>
          </table:table-cell>
          <table:table-cell table:style-name="ce6" office:value-type="string" calcext:value-type="string">
            <text:p>COLLECTION SAMPLE</text:p>
          </table:table-cell>
          <table:table-cell table:style-name="ce9" office:value-type="string" calcext:value-type="string">
            <text:p> <text:span text:style-name="T1">I </text:span><text:span text:style-name="T2">LRSIT</text:span><text:span text:style-name="T3">(1)'=</text:span><text:span text:style-name="T5">"S" </text:span><text:span text:style-name="T4">S </text:span><text:span text:style-name="T2">LRSIT</text:span><text:span text:style-name="T3">=</text:span><text:span text:style-name="T4">$S</text:span><text:span text:style-name="T3">(</text:span><text:span text:style-name="T4">$L</text:span><text:span text:style-name="T3">(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11)):</text:span><text:span text:style-name="T4">$P</text:span><text:span text:style-name="T3">(^(0),</text:span><text:span text:style-name="T2">U</text:span><text:span text:style-name="T3">,11),1:</text:span><text:span text:style-name="T5">"Unknown"</text:span><text:span text:style-name="T3">) </text:span><text:span text:style-name="T4">I </text:span><text:span text:style-name="T2">LRSIT </text:span><text:span text:style-name="T4">S </text:span><text:span text:style-name="T2">LRSIT</text:span><text:span text:style-name="T3">=</text:span><text:span text:style-name="T4">$S</text:span><text:span text:style-name="T3">(</text:span><text:span text:style-name="T4">$D</text:span><text:span text:style-name="T3">(^LAB(62,</text:span><text:span text:style-name="T2">LRSIT</text:span><text:span text:style-name="T3">,0)):</text:span><text:span text:style-name="T4">$E</text:span><text:span text:style-name="T3">(</text:span><text:span text:style-name="T4">$P</text:span><text:span text:style-name="T3">(^(0),</text:span><text:span text:style-name="T2">U</text:span><text:span text:style-name="T3">),1,8)_</text:span><text:span text:style-name="T2">U</text:span><text:span text:style-name="T3">_</text:span><text:span text:style-name="T2">LRSIT</text:span><text:span text:style-name="T3">_</text:span><text:span text:style-name="T2">U</text:span><text:span text:style-name="T3">,1:</text:span><text:span text:style-name="T5">"Unknown"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SEZ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DOC</text:span><text:span text:style-name="T3">=</text:span><text:span text:style-name="T4">$S</text:span><text:span text:style-name="T3">(</text:span><text:span text:style-name="T4">$L</text:span><text:span text:style-name="T3">(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7)):</text:span><text:span text:style-name="T4">$P</text:span><text:span text:style-name="T3">(^(0),</text:span><text:span text:style-name="T2">U</text:span><text:span text:style-name="T3">,7),1:</text:span><text:span text:style-name="T5">"Unknown"</text:span><text:span text:style-name="T3">) </text:span><text:span text:style-name="T4">I </text:span><text:span text:style-name="T2">LRDOC </text:span><text:span text:style-name="T4">S </text:span><text:span text:style-name="T2">X</text:span><text:span text:style-name="T3">=</text:span><text:span text:style-name="T2">LRDOC </text:span><text:span text:style-name="T4">D </text:span><text:span text:style-name="T6">DOC</text:span><text:span text:style-name="T3">^LRX </text:span><text:span text:style-name="T4">S </text:span><text:span text:style-name="T3">^TMP(</text:span><text:span text:style-name="T4">$J</text:span><text:span text:style-name="T3">,</text:span><text:span text:style-name="T5">"XDOC"</text:span><text:span text:style-name="T3">,+</text:span><text:span text:style-name="T2">X</text:span><text:span text:style-name="T3">)=</text:span><text:span text:style-name="T2">LRDOC</text:span><text:span text:style-name="T3">,</text:span><text:span text:style-name="T2">LRDOC</text:span><text:span text:style-name="T3">=</text:span><text:span text:style-name="T4">$E</text:span><text:span text:style-name="T3">(</text:span><text:span text:style-name="T2">LRDOC</text:span><text:span text:style-name="T3">,1,15)_</text:span><text:span text:style-name="T2">U</text:span><text:span text:style-name="T3">_+</text:span><text:span text:style-name="T2">X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SEZ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DOC</text:span><text:span text:style-name="T3">=</text:span><text:span text:style-name="T4">$S</text:span><text:span text:style-name="T3">(</text:span><text:span text:style-name="T4">$L</text:span><text:span text:style-name="T3">(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7)):</text:span><text:span text:style-name="T4">$P</text:span><text:span text:style-name="T3">(^(0),</text:span><text:span text:style-name="T2">U</text:span><text:span text:style-name="T3">,7),1:</text:span><text:span text:style-name="T5">"Unknown"</text:span><text:span text:style-name="T3">) </text:span><text:span text:style-name="T4">I </text:span><text:span text:style-name="T2">LRDOC </text:span><text:span text:style-name="T4">S </text:span><text:span text:style-name="T2">X</text:span><text:span text:style-name="T3">=</text:span><text:span text:style-name="T2">LRDOC </text:span><text:span text:style-name="T4">D </text:span><text:span text:style-name="T6">DOC</text:span><text:span text:style-name="T3">^LRX </text:span><text:span text:style-name="T4">S </text:span><text:span text:style-name="T3">^TMP(</text:span><text:span text:style-name="T4">$J</text:span><text:span text:style-name="T3">,</text:span><text:span text:style-name="T5">"XDOC"</text:span><text:span text:style-name="T3">,+</text:span><text:span text:style-name="T2">X</text:span><text:span text:style-name="T3">)=</text:span><text:span text:style-name="T2">LRDOC</text:span><text:span text:style-name="T3">,</text:span><text:span text:style-name="T2">LRDOC</text:span><text:span text:style-name="T3">=</text:span><text:span text:style-name="T4">$E</text:span><text:span text:style-name="T3">(</text:span><text:span text:style-name="T2">LRDOC</text:span><text:span text:style-name="T3">,1,15)_</text:span><text:span text:style-name="T2">U</text:span><text:span text:style-name="T3">_+</text:span><text:span text:style-name="T2">X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LRMISEZ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Q</text:span><text:span text:style-name="T3">:'</text:span><text:span text:style-name="T4">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1))  </text:span><text:span text:style-name="T4">Q</text:span><text:span text:style-name="T3">:'+^(1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LRMISEZ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Q</text:span><text:span text:style-name="T3">:'</text:span><text:span text:style-name="T4">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1))  </text:span><text:span text:style-name="T4">Q</text:span><text:span text:style-name="T3">:'+^(1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SEZ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PF</text:span><text:span text:style-name="T3">=^DIC(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2),0,</text:span><text:span text:style-name="T5">"GL"</text:span><text:span text:style-name="T3">),</text:span><text:span text:style-name="T2">LRDPF</text:span><text:span text:style-name="T3">=+</text:span><text:span text:style-name="T4">$P</text:span><text:span text:style-name="T3">(@(</text:span><text:span text:style-name="T2">LRPF</text:span><text:span text:style-name="T3">_</text:span><text:span text:style-name="T5">"0)"</text:span><text:span text:style-name="T3">),</text:span><text:span text:style-name="T2">U</text:span><text:span text:style-name="T3">,2),</text:span><text:span text:style-name="T2">DFN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3),</text:span><text:span text:style-name="T2">LRPPT</text:span><text:span text:style-name="T3">=@(</text:span><text:span text:style-name="T2">LRPF</text:span><text:span text:style-name="T3">_</text:span><text:span text:style-name="T2">DFN</text:span><text:span text:style-name="T3">_</text:span><text:span text:style-name="T5">",0)"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SEZ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PF</text:span><text:span text:style-name="T3">=^DIC(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2),0,</text:span><text:span text:style-name="T5">"GL"</text:span><text:span text:style-name="T3">),</text:span><text:span text:style-name="T2">LRDPF</text:span><text:span text:style-name="T3">=+</text:span><text:span text:style-name="T4">$P</text:span><text:span text:style-name="T3">(@(</text:span><text:span text:style-name="T2">LRPF</text:span><text:span text:style-name="T3">_</text:span><text:span text:style-name="T5">"0)"</text:span><text:span text:style-name="T3">),</text:span><text:span text:style-name="T2">U</text:span><text:span text:style-name="T3">,2),</text:span><text:span text:style-name="T2">DFN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3),</text:span><text:span text:style-name="T2">LRPPT</text:span><text:span text:style-name="T3">=@(</text:span><text:span text:style-name="T2">LRPF</text:span><text:span text:style-name="T3">_</text:span><text:span text:style-name="T2">DFN</text:span><text:span text:style-name="T3">_</text:span><text:span text:style-name="T5">",0)"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SEZ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PF</text:span><text:span text:style-name="T3">=^DIC(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2),0,</text:span><text:span text:style-name="T5">"GL"</text:span><text:span text:style-name="T3">),</text:span><text:span text:style-name="T2">LRDPF</text:span><text:span text:style-name="T3">=+</text:span><text:span text:style-name="T4">$P</text:span><text:span text:style-name="T3">(@(</text:span><text:span text:style-name="T2">LRPF</text:span><text:span text:style-name="T3">_</text:span><text:span text:style-name="T5">"0)"</text:span><text:span text:style-name="T3">),</text:span><text:span text:style-name="T2">U</text:span><text:span text:style-name="T3">,2),</text:span><text:span text:style-name="T2">DFN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3),</text:span><text:span text:style-name="T2">LRPPT</text:span><text:span text:style-name="T3">=@(</text:span><text:span text:style-name="T2">LRPF</text:span><text:span text:style-name="T3">_</text:span><text:span text:style-name="T2">DFN</text:span><text:span text:style-name="T3">_</text:span><text:span text:style-name="T5">",0)"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SEZ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PF</text:span><text:span text:style-name="T3">=^DIC(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2),0,</text:span><text:span text:style-name="T5">"GL"</text:span><text:span text:style-name="T3">),</text:span><text:span text:style-name="T2">LRDPF</text:span><text:span text:style-name="T3">=+</text:span><text:span text:style-name="T4">$P</text:span><text:span text:style-name="T3">(@(</text:span><text:span text:style-name="T2">LRPF</text:span><text:span text:style-name="T3">_</text:span><text:span text:style-name="T5">"0)"</text:span><text:span text:style-name="T3">),</text:span><text:span text:style-name="T2">U</text:span><text:span text:style-name="T3">,2),</text:span><text:span text:style-name="T2">DFN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3),</text:span><text:span text:style-name="T2">LRPPT</text:span><text:span text:style-name="T3">=@(</text:span><text:span text:style-name="T2">LRPF</text:span><text:span text:style-name="T3">_</text:span><text:span text:style-name="T2">DFN</text:span><text:span text:style-name="T3">_</text:span><text:span text:style-name="T5">",0)"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SEZ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DGPM(X,</text:p>
          </table:table-cell>
          <table:table-cell table:style-name="ce6" office:value-type="string" calcext:value-type="string">
            <text:p>PATIENT MOVEMENT</text:p>
          </table:table-cell>
          <table:table-cell table:style-name="ce10" office:value-type="string" calcext:value-type="string">
            <text:p>LOS <text:span text:style-name="T1">S </text:span><text:span text:style-name="T2">DFN</text:span><text:span text:style-name="T3">=</text:span><text:span text:style-name="T4">$S</text:span><text:span text:style-name="T3">(</text:span><text:span text:style-name="T4">$P</text:span><text:span text:style-name="T3">(^LR(</text:span><text:span text:style-name="T2">LRDFN</text:span><text:span text:style-name="T3">,0),</text:span><text:span text:style-name="T5">"^"</text:span><text:span text:style-name="T3">,2)=2:</text:span><text:span text:style-name="T4">$P</text:span><text:span text:style-name="T3">(^(0),</text:span><text:span text:style-name="T5">"^"</text:span><text:span text:style-name="T3">,3),1:</text:span><text:span text:style-name="T5">""</text:span><text:span text:style-name="T3">) </text:span><text:span text:style-name="T4">Q</text:span><text:span text:style-name="T3">:'</text:span><text:span text:style-name="T2">DFN  </text:span><text:span text:style-name="T4">S </text:span><text:span text:style-name="T2">X</text:span><text:span text:style-name="T3">=</text:span><text:span text:style-name="T4">$O</text:span><text:span text:style-name="T3">(^DGPM(</text:span><text:span text:style-name="T5">"APID"</text:span><text:span text:style-name="T3">,</text:span><text:span text:style-name="T2">DFN</text:span><text:span text:style-name="T3">,0)) </text:span><text:span text:style-name="T4">I </text:span><text:span text:style-name="T2">X </text:span><text:span text:style-name="T4">S </text:span><text:span text:style-name="T2">X</text:span><text:span text:style-name="T3">=</text:span><text:span text:style-name="T4">$O</text:span><text:span text:style-name="T3">(^DGPM(</text:span><text:span text:style-name="T5">"APID"</text:span><text:span text:style-name="T3">,</text:span><text:span text:style-name="T2">DFN</text:span><text:span text:style-name="T3">,</text:span><text:span text:style-name="T2">X</text:span><text:span text:style-name="T3">,0)) </text:span><text:span text:style-name="T4">I </text:span><text:span text:style-name="T2">X</text:span><text:span text:style-name="T3">,</text:span><text:span text:style-name="T4">$D</text:span><text:span text:style-name="T3">(^DGPM(</text:span><text:span text:style-name="T2">X</text:span><text:span text:style-name="T3">,0)),</text:span><text:span text:style-name="T4">$P</text:span><text:span text:style-name="T3">(^(0),</text:span><text:span text:style-name="T5">"^"</text:span><text:span text:style-name="T3">,14) </text:span><text:span text:style-name="T4">S </text:span><text:span text:style-name="T2">X</text:span><text:span text:style-name="T3">=</text:span><text:span text:style-name="T4">$P</text:span><text:span text:style-name="T3">(^(0),</text:span><text:span text:style-name="T5">"^"</text:span><text:span text:style-name="T3">,14) </text:span><text:span text:style-name="T4">S </text:span><text:span text:style-name="T2">X</text:span><text:span text:style-name="T3">=</text:span><text:span text:style-name="T4">$S</text:span><text:span text:style-name="T3">(</text:span><text:span text:style-name="T4">$D</text:span><text:span text:style-name="T3">(^DGPM(</text:span><text:span text:style-name="T2">X</text:span><text:span text:style-name="T3">,0)):^(0),1:</text:span><text:span text:style-name="T5">""</text:span><text:span text:style-name="T3">) </text:span><text:span text:style-name="T5">;MAS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SEZ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GPM(X,</text:p>
          </table:table-cell>
          <table:table-cell table:style-name="ce6" office:value-type="string" calcext:value-type="string">
            <text:p>PATIENT MOVEMENT</text:p>
          </table:table-cell>
          <table:table-cell table:style-name="ce10" office:value-type="string" calcext:value-type="string">
            <text:p>LOS <text:span text:style-name="T1">S </text:span><text:span text:style-name="T2">DFN</text:span><text:span text:style-name="T3">=</text:span><text:span text:style-name="T4">$S</text:span><text:span text:style-name="T3">(</text:span><text:span text:style-name="T4">$P</text:span><text:span text:style-name="T3">(^LR(</text:span><text:span text:style-name="T2">LRDFN</text:span><text:span text:style-name="T3">,0),</text:span><text:span text:style-name="T5">"^"</text:span><text:span text:style-name="T3">,2)=2:</text:span><text:span text:style-name="T4">$P</text:span><text:span text:style-name="T3">(^(0),</text:span><text:span text:style-name="T5">"^"</text:span><text:span text:style-name="T3">,3),1:</text:span><text:span text:style-name="T5">""</text:span><text:span text:style-name="T3">) </text:span><text:span text:style-name="T4">Q</text:span><text:span text:style-name="T3">:'</text:span><text:span text:style-name="T2">DFN  </text:span><text:span text:style-name="T4">S </text:span><text:span text:style-name="T2">X</text:span><text:span text:style-name="T3">=</text:span><text:span text:style-name="T4">$O</text:span><text:span text:style-name="T3">(^DGPM(</text:span><text:span text:style-name="T5">"APID"</text:span><text:span text:style-name="T3">,</text:span><text:span text:style-name="T2">DFN</text:span><text:span text:style-name="T3">,0)) </text:span><text:span text:style-name="T4">I </text:span><text:span text:style-name="T2">X </text:span><text:span text:style-name="T4">S </text:span><text:span text:style-name="T2">X</text:span><text:span text:style-name="T3">=</text:span><text:span text:style-name="T4">$O</text:span><text:span text:style-name="T3">(^DGPM(</text:span><text:span text:style-name="T5">"APID"</text:span><text:span text:style-name="T3">,</text:span><text:span text:style-name="T2">DFN</text:span><text:span text:style-name="T3">,</text:span><text:span text:style-name="T2">X</text:span><text:span text:style-name="T3">,0)) </text:span><text:span text:style-name="T4">I </text:span><text:span text:style-name="T2">X</text:span><text:span text:style-name="T3">,</text:span><text:span text:style-name="T4">$D</text:span><text:span text:style-name="T3">(^DGPM(</text:span><text:span text:style-name="T2">X</text:span><text:span text:style-name="T3">,0)),</text:span><text:span text:style-name="T4">$P</text:span><text:span text:style-name="T3">(^(0),</text:span><text:span text:style-name="T5">"^"</text:span><text:span text:style-name="T3">,14) </text:span><text:span text:style-name="T4">S </text:span><text:span text:style-name="T2">X</text:span><text:span text:style-name="T3">=</text:span><text:span text:style-name="T4">$P</text:span><text:span text:style-name="T3">(^(0),</text:span><text:span text:style-name="T5">"^"</text:span><text:span text:style-name="T3">,14) </text:span><text:span text:style-name="T4">S </text:span><text:span text:style-name="T2">X</text:span><text:span text:style-name="T3">=</text:span><text:span text:style-name="T4">$S</text:span><text:span text:style-name="T3">(</text:span><text:span text:style-name="T4">$D</text:span><text:span text:style-name="T3">(^DGPM(</text:span><text:span text:style-name="T2">X</text:span><text:span text:style-name="T3">,0)):^(0),1:</text:span><text:span text:style-name="T5">""</text:span><text:span text:style-name="T3">) </text:span><text:span text:style-name="T5">;MAS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SEZ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DGPM(X,</text:p>
          </table:table-cell>
          <table:table-cell table:style-name="ce6" office:value-type="string" calcext:value-type="string">
            <text:p>PATIENT MOVEMENT</text:p>
          </table:table-cell>
          <table:table-cell table:style-name="ce10" office:value-type="string" calcext:value-type="string">
            <text:p>LOS <text:span text:style-name="T1">S </text:span><text:span text:style-name="T2">DFN</text:span><text:span text:style-name="T3">=</text:span><text:span text:style-name="T4">$S</text:span><text:span text:style-name="T3">(</text:span><text:span text:style-name="T4">$P</text:span><text:span text:style-name="T3">(^LR(</text:span><text:span text:style-name="T2">LRDFN</text:span><text:span text:style-name="T3">,0),</text:span><text:span text:style-name="T5">"^"</text:span><text:span text:style-name="T3">,2)=2:</text:span><text:span text:style-name="T4">$P</text:span><text:span text:style-name="T3">(^(0),</text:span><text:span text:style-name="T5">"^"</text:span><text:span text:style-name="T3">,3),1:</text:span><text:span text:style-name="T5">""</text:span><text:span text:style-name="T3">) </text:span><text:span text:style-name="T4">Q</text:span><text:span text:style-name="T3">:'</text:span><text:span text:style-name="T2">DFN  </text:span><text:span text:style-name="T4">S </text:span><text:span text:style-name="T2">X</text:span><text:span text:style-name="T3">=</text:span><text:span text:style-name="T4">$O</text:span><text:span text:style-name="T3">(^DGPM(</text:span><text:span text:style-name="T5">"APID"</text:span><text:span text:style-name="T3">,</text:span><text:span text:style-name="T2">DFN</text:span><text:span text:style-name="T3">,0)) </text:span><text:span text:style-name="T4">I </text:span><text:span text:style-name="T2">X </text:span><text:span text:style-name="T4">S </text:span><text:span text:style-name="T2">X</text:span><text:span text:style-name="T3">=</text:span><text:span text:style-name="T4">$O</text:span><text:span text:style-name="T3">(^DGPM(</text:span><text:span text:style-name="T5">"APID"</text:span><text:span text:style-name="T3">,</text:span><text:span text:style-name="T2">DFN</text:span><text:span text:style-name="T3">,</text:span><text:span text:style-name="T2">X</text:span><text:span text:style-name="T3">,0)) </text:span><text:span text:style-name="T4">I </text:span><text:span text:style-name="T2">X</text:span><text:span text:style-name="T3">,</text:span><text:span text:style-name="T4">$D</text:span><text:span text:style-name="T3">(^DGPM(</text:span><text:span text:style-name="T2">X</text:span><text:span text:style-name="T3">,0)),</text:span><text:span text:style-name="T4">$P</text:span><text:span text:style-name="T3">(^(0),</text:span><text:span text:style-name="T5">"^"</text:span><text:span text:style-name="T3">,14) </text:span><text:span text:style-name="T4">S </text:span><text:span text:style-name="T2">X</text:span><text:span text:style-name="T3">=</text:span><text:span text:style-name="T4">$P</text:span><text:span text:style-name="T3">(^(0),</text:span><text:span text:style-name="T5">"^"</text:span><text:span text:style-name="T3">,14) </text:span><text:span text:style-name="T4">S </text:span><text:span text:style-name="T2">X</text:span><text:span text:style-name="T3">=</text:span><text:span text:style-name="T4">$S</text:span><text:span text:style-name="T3">(</text:span><text:span text:style-name="T4">$D</text:span><text:span text:style-name="T3">(^DGPM(</text:span><text:span text:style-name="T2">X</text:span><text:span text:style-name="T3">,0)):^(0),1:</text:span><text:span text:style-name="T5">""</text:span><text:span text:style-name="T3">) </text:span><text:span text:style-name="T5">;MAS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SEZ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DGPM(X,</text:p>
          </table:table-cell>
          <table:table-cell table:style-name="ce6" office:value-type="string" calcext:value-type="string">
            <text:p>PATIENT MOVEMENT</text:p>
          </table:table-cell>
          <table:table-cell table:style-name="ce10" office:value-type="string" calcext:value-type="string">
            <text:p>LOS <text:span text:style-name="T1">S </text:span><text:span text:style-name="T2">DFN</text:span><text:span text:style-name="T3">=</text:span><text:span text:style-name="T4">$S</text:span><text:span text:style-name="T3">(</text:span><text:span text:style-name="T4">$P</text:span><text:span text:style-name="T3">(^LR(</text:span><text:span text:style-name="T2">LRDFN</text:span><text:span text:style-name="T3">,0),</text:span><text:span text:style-name="T5">"^"</text:span><text:span text:style-name="T3">,2)=2:</text:span><text:span text:style-name="T4">$P</text:span><text:span text:style-name="T3">(^(0),</text:span><text:span text:style-name="T5">"^"</text:span><text:span text:style-name="T3">,3),1:</text:span><text:span text:style-name="T5">""</text:span><text:span text:style-name="T3">) </text:span><text:span text:style-name="T4">Q</text:span><text:span text:style-name="T3">:'</text:span><text:span text:style-name="T2">DFN  </text:span><text:span text:style-name="T4">S </text:span><text:span text:style-name="T2">X</text:span><text:span text:style-name="T3">=</text:span><text:span text:style-name="T4">$O</text:span><text:span text:style-name="T3">(^DGPM(</text:span><text:span text:style-name="T5">"APID"</text:span><text:span text:style-name="T3">,</text:span><text:span text:style-name="T2">DFN</text:span><text:span text:style-name="T3">,0)) </text:span><text:span text:style-name="T4">I </text:span><text:span text:style-name="T2">X </text:span><text:span text:style-name="T4">S </text:span><text:span text:style-name="T2">X</text:span><text:span text:style-name="T3">=</text:span><text:span text:style-name="T4">$O</text:span><text:span text:style-name="T3">(^DGPM(</text:span><text:span text:style-name="T5">"APID"</text:span><text:span text:style-name="T3">,</text:span><text:span text:style-name="T2">DFN</text:span><text:span text:style-name="T3">,</text:span><text:span text:style-name="T2">X</text:span><text:span text:style-name="T3">,0)) </text:span><text:span text:style-name="T4">I </text:span><text:span text:style-name="T2">X</text:span><text:span text:style-name="T3">,</text:span><text:span text:style-name="T4">$D</text:span><text:span text:style-name="T3">(^DGPM(</text:span><text:span text:style-name="T2">X</text:span><text:span text:style-name="T3">,0)),</text:span><text:span text:style-name="T4">$P</text:span><text:span text:style-name="T3">(^(0),</text:span><text:span text:style-name="T5">"^"</text:span><text:span text:style-name="T3">,14) </text:span><text:span text:style-name="T4">S </text:span><text:span text:style-name="T2">X</text:span><text:span text:style-name="T3">=</text:span><text:span text:style-name="T4">$P</text:span><text:span text:style-name="T3">(^(0),</text:span><text:span text:style-name="T5">"^"</text:span><text:span text:style-name="T3">,14) </text:span><text:span text:style-name="T4">S </text:span><text:span text:style-name="T2">X</text:span><text:span text:style-name="T3">=</text:span><text:span text:style-name="T4">$S</text:span><text:span text:style-name="T3">(</text:span><text:span text:style-name="T4">$D</text:span><text:span text:style-name="T3">(^DGPM(</text:span><text:span text:style-name="T2">X</text:span><text:span text:style-name="T3">,0)):^(0),1:</text:span><text:span text:style-name="T5">""</text:span><text:span text:style-name="T3">) </text:span><text:span text:style-name="T5">;MAS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SEZ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DGPM(LRDCHD,</text:p>
          </table:table-cell>
          <table:table-cell table:style-name="ce6" office:value-type="string" calcext:value-type="string">
            <text:p>PATIENT MOVEMENT</text:p>
          </table:table-cell>
          <table:table-cell table:style-name="ce9" office:value-type="string" calcext:value-type="string">
            <text:p> <text:span text:style-name="T1">S</text:span><text:span text:style-name="T3">:'</text:span><text:span text:style-name="T2">X LROK</text:span><text:span text:style-name="T3">=0 </text:span><text:span text:style-name="T4">Q</text:span><text:span text:style-name="T3">:'</text:span><text:span text:style-name="T2">X  </text:span><text:span text:style-name="T4">S </text:span><text:span text:style-name="T2">LRADMD</text:span><text:span text:style-name="T3">=+</text:span><text:span text:style-name="T2">X </text:span><text:span text:style-name="T4">I $P</text:span><text:span text:style-name="T3">(</text:span><text:span text:style-name="T2">X</text:span><text:span text:style-name="T3">,</text:span><text:span text:style-name="T5">"^"</text:span><text:span text:style-name="T3">,17) </text:span><text:span text:style-name="T4">S </text:span><text:span text:style-name="T2">LRDCHD</text:span><text:span text:style-name="T3">=</text:span><text:span text:style-name="T4">$P</text:span><text:span text:style-name="T3">(</text:span><text:span text:style-name="T2">X</text:span><text:span text:style-name="T3">,</text:span><text:span text:style-name="T5">"^"</text:span><text:span text:style-name="T3">,17) </text:span><text:span text:style-name="T4">S </text:span><text:span text:style-name="T2">LRDCHD</text:span><text:span text:style-name="T3">=</text:span><text:span text:style-name="T4">$S</text:span><text:span text:style-name="T3">(</text:span><text:span text:style-name="T4">$D</text:span><text:span text:style-name="T3">(^DGPM(</text:span><text:span text:style-name="T2">LRDCHD</text:span><text:span text:style-name="T3">,0)):</text:span><text:span text:style-name="T4">$P</text:span><text:span text:style-name="T3">(^(0),</text:span><text:span text:style-name="T2">U</text:span><text:span text:style-name="T3">,1),1:</text:span><text:span text:style-name="T5">""</text:span><text:span text:style-name="T3">) </text:span><text:span text:style-name="T4">I </text:span><text:span text:style-name="T2">LRDCHD</text:span><text:span text:style-name="T3">&lt;</text:span><text:span text:style-name="T2">LRDAT </text:span><text:span text:style-name="T4">S </text:span><text:span text:style-name="T2">LROK</text:span><text:span text:style-name="T3">=0 </text:span><text:span text:style-name="T4">Q  </text:span><text:span text:style-name="T5">;MAS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SEZ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DGPM(LRDCHD,</text:p>
          </table:table-cell>
          <table:table-cell table:style-name="ce6" office:value-type="string" calcext:value-type="string">
            <text:p>PATIENT MOVEMENT</text:p>
          </table:table-cell>
          <table:table-cell table:style-name="ce9" office:value-type="string" calcext:value-type="string">
            <text:p> <text:span text:style-name="T1">S</text:span><text:span text:style-name="T3">:'</text:span><text:span text:style-name="T2">X LROK</text:span><text:span text:style-name="T3">=0 </text:span><text:span text:style-name="T4">Q</text:span><text:span text:style-name="T3">:'</text:span><text:span text:style-name="T2">X  </text:span><text:span text:style-name="T4">S </text:span><text:span text:style-name="T2">LRADMD</text:span><text:span text:style-name="T3">=+</text:span><text:span text:style-name="T2">X </text:span><text:span text:style-name="T4">I $P</text:span><text:span text:style-name="T3">(</text:span><text:span text:style-name="T2">X</text:span><text:span text:style-name="T3">,</text:span><text:span text:style-name="T5">"^"</text:span><text:span text:style-name="T3">,17) </text:span><text:span text:style-name="T4">S </text:span><text:span text:style-name="T2">LRDCHD</text:span><text:span text:style-name="T3">=</text:span><text:span text:style-name="T4">$P</text:span><text:span text:style-name="T3">(</text:span><text:span text:style-name="T2">X</text:span><text:span text:style-name="T3">,</text:span><text:span text:style-name="T5">"^"</text:span><text:span text:style-name="T3">,17) </text:span><text:span text:style-name="T4">S </text:span><text:span text:style-name="T2">LRDCHD</text:span><text:span text:style-name="T3">=</text:span><text:span text:style-name="T4">$S</text:span><text:span text:style-name="T3">(</text:span><text:span text:style-name="T4">$D</text:span><text:span text:style-name="T3">(^DGPM(</text:span><text:span text:style-name="T2">LRDCHD</text:span><text:span text:style-name="T3">,0)):</text:span><text:span text:style-name="T4">$P</text:span><text:span text:style-name="T3">(^(0),</text:span><text:span text:style-name="T2">U</text:span><text:span text:style-name="T3">,1),1:</text:span><text:span text:style-name="T5">""</text:span><text:span text:style-name="T3">) </text:span><text:span text:style-name="T4">I </text:span><text:span text:style-name="T2">LRDCHD</text:span><text:span text:style-name="T3">&lt;</text:span><text:span text:style-name="T2">LRDAT </text:span><text:span text:style-name="T4">S </text:span><text:span text:style-name="T2">LROK</text:span><text:span text:style-name="T3">=0 </text:span><text:span text:style-name="T4">Q  </text:span><text:span text:style-name="T5">;MAS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SEZ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GPM(LRDCHD,</text:p>
          </table:table-cell>
          <table:table-cell table:style-name="ce6" office:value-type="string" calcext:value-type="string">
            <text:p>PATIENT MOVEMENT</text:p>
          </table:table-cell>
          <table:table-cell table:style-name="ce10" office:value-type="string" calcext:value-type="string">
            <text:p>TYPE <text:span text:style-name="T1">I </text:span><text:span text:style-name="T2">LRM</text:span><text:span text:style-name="T3">(</text:span><text:span text:style-name="T5">"L"</text:span><text:span text:style-name="T3">)'=</text:span><text:span text:style-name="T5">"N" </text:span><text:span text:style-name="T4">S </text:span><text:span text:style-name="T2">LRPG</text:span><text:span text:style-name="T3">=0,</text:span><text:span text:style-name="T2">S</text:span><text:span text:style-name="T3">=</text:span><text:span text:style-name="T5">"LOC" </text:span><text:span text:style-name="T4">D </text:span><text:span text:style-name="T6">HDR</text:span><text:span text:style-name="T3">,</text:span><text:span text:style-name="T6">M </text:span><text:span text:style-name="T4">W </text:span><text:span text:style-name="T3">@</text:span><text:span text:style-name="T2">IOF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W @IOF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LRMISEZ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GPM(LRDCHD,</text:p>
          </table:table-cell>
          <table:table-cell table:style-name="ce6" office:value-type="string" calcext:value-type="string">
            <text:p>PATIENT MOVEMENT</text:p>
          </table:table-cell>
          <table:table-cell table:style-name="ce9" office:value-type="string" calcext:value-type="string">
            <text:p> <text:span text:style-name="T1">I </text:span><text:span text:style-name="T2">LRM</text:span><text:span text:style-name="T3">(</text:span><text:span text:style-name="T5">"O"</text:span><text:span text:style-name="T3">)'=</text:span><text:span text:style-name="T5">"N" </text:span><text:span text:style-name="T4">D </text:span><text:span text:style-name="T3">^LRMISEZ3 </text:span><text:span text:style-name="T4">W </text:span><text:span text:style-name="T3">@</text:span><text:span text:style-name="T2">IOF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W @IOF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LRMISEZ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GPM(LRDCHD,</text:p>
          </table:table-cell>
          <table:table-cell table:style-name="ce6" office:value-type="string" calcext:value-type="string">
            <text:p>PATIENT MOVEMENT</text:p>
          </table:table-cell>
          <table:table-cell table:style-name="ce9" office:value-type="string" calcext:value-type="string">
            <text:p> <text:span text:style-name="T1">I </text:span><text:span text:style-name="T2">LRM</text:span><text:span text:style-name="T3">(</text:span><text:span text:style-name="T5">"D"</text:span><text:span text:style-name="T3">)'=</text:span><text:span text:style-name="T5">"N" </text:span><text:span text:style-name="T4">S </text:span><text:span text:style-name="T2">LRPG</text:span><text:span text:style-name="T3">=0,</text:span><text:span text:style-name="T2">S</text:span><text:span text:style-name="T3">=</text:span><text:span text:style-name="T5">"DOC" </text:span><text:span text:style-name="T4">D </text:span><text:span text:style-name="T6">HDR</text:span><text:span text:style-name="T3">,</text:span><text:span text:style-name="T6">M </text:span><text:span text:style-name="T4">W </text:span><text:span text:style-name="T3">@</text:span><text:span text:style-name="T2">IOF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W @IOF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LRMISEZ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GPM(LRDCHD,</text:p>
          </table:table-cell>
          <table:table-cell table:style-name="ce6" office:value-type="string" calcext:value-type="string">
            <text:p>PATIENT MOVEMENT</text:p>
          </table:table-cell>
          <table:table-cell table:style-name="ce9" office:value-type="string" calcext:value-type="string">
            <text:p> <text:span text:style-name="T1">I </text:span><text:span text:style-name="T2">LRM</text:span><text:span text:style-name="T3">(</text:span><text:span text:style-name="T5">"P"</text:span><text:span text:style-name="T3">)'=</text:span><text:span text:style-name="T5">"N" </text:span><text:span text:style-name="T4">S </text:span><text:span text:style-name="T2">LRPG</text:span><text:span text:style-name="T3">=0,</text:span><text:span text:style-name="T2">S</text:span><text:span text:style-name="T3">=</text:span><text:span text:style-name="T5">"PAT" </text:span><text:span text:style-name="T4">D </text:span><text:span text:style-name="T6">HDR</text:span><text:span text:style-name="T3">,</text:span><text:span text:style-name="T6">M </text:span><text:span text:style-name="T4">W </text:span><text:span text:style-name="T3">@</text:span><text:span text:style-name="T2">IOF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W @IOF</text:p>
          </table:table-cell>
          <table:table-cell table:number-columns-repeated="1011"/>
        </table:table-row>
        <table:table-row table:style-name="ro8">
          <table:table-cell table:style-name="ce2" office:value-type="string" calcext:value-type="string">
            <text:p>LRMISEZ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10" office:value-type="string" calcext:value-type="string">
            <text:p>BG <text:span text:style-name="T1">S </text:span><text:span text:style-name="T2">LRBG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BG</text:span><text:span text:style-name="T3">=</text:span><text:span text:style-name="T4">$O</text:span><text:span text:style-name="T3">(^TMP(</text:span><text:span text:style-name="T4">$J</text:span><text:span text:style-name="T3">,</text:span><text:span text:style-name="T2">S</text:span><text:span text:style-name="T3">,</text:span><text:span text:style-name="T2">M</text:span><text:span text:style-name="T3">,</text:span><text:span text:style-name="T2">LRLLOC</text:span><text:span text:style-name="T3">,</text:span><text:span text:style-name="T2">LRNAME</text:span><text:span text:style-name="T3">,</text:span><text:span text:style-name="T2">LRSIT</text:span><text:span text:style-name="T3">,</text:span><text:span text:style-name="T2">LRAC</text:span><text:span text:style-name="T3">,</text:span><text:span text:style-name="T2">LROR</text:span><text:span text:style-name="T3">,</text:span><text:span text:style-name="T2">LRBG</text:span><text:span text:style-name="T3">)) </text:span><text:span text:style-name="T4">Q</text:span><text:span text:style-name="T3">:</text:span><text:span text:style-name="T2">LRBG</text:span><text:span text:style-name="T3">=</text:span><text:span text:style-name="T5">""  </text:span><text:span text:style-name="T4">S</text:span><text:span text:style-name="T3">:</text:span><text:span text:style-name="T2">S</text:span><text:span text:style-name="T3">=</text:span><text:span text:style-name="T5">"LOC" </text:span><text:span text:style-name="T3">^TMP(</text:span><text:span text:style-name="T4">$J</text:span><text:span text:style-name="T3">,</text:span><text:span text:style-name="T5">"SE"</text:span><text:span text:style-name="T3">,</text:span><text:span text:style-name="T2">LRBG</text:span><text:span text:style-name="T3">,</text:span><text:span text:style-name="T2">M</text:span><text:span text:style-name="T3">,</text:span><text:span text:style-name="T2">LRLLOC</text:span><text:span text:style-name="T3">,</text:span><text:span text:style-name="T2">LRSIT</text:span><text:span text:style-name="T3">,</text:span><text:span text:style-name="T2">LRAC</text:span><text:span text:style-name="T3">,</text:span><text:span text:style-name="T2">LROR</text:span><text:span text:style-name="T3">,</text:span><text:span text:style-name="T2">LRNAME</text:span><text:span text:style-name="T3">)=</text:span><text:span text:style-name="T4">$P</text:span><text:span text:style-name="T3">(^(</text:span><text:span text:style-name="T2">LRBG</text:span><text:span text:style-name="T3">),</text:span><text:span text:style-name="T2">U</text:span><text:span text:style-name="T3">,1,4) </text:span><text:span text:style-name="T4">S </text:span><text:span text:style-name="T2">LRBUG</text:span><text:span text:style-name="T3">=</text:span><text:span text:style-name="T4">$P</text:span><text:span text:style-name="T3">(^LAB(61.2,+</text:span><text:span text:style-name="T4">$E</text:span><text:span text:style-name="T3">(</text:span><text:span text:style-name="T2">LRBG</text:span><text:span text:style-name="T3">,4,25),0),</text:span><text:span text:style-name="T2">U</text:span><text:span text:style-name="T3">) </text:span><text:span text:style-name="T4">D</text:span><text:span text:style-name="T3">:</text:span><text:span text:style-name="T4">$Y</text:span><text:span text:style-name="T3">&gt;61 </text:span><text:span text:style-name="T6">HDR</text:span><text:span text:style-name="T3">,</text:span><text:span text:style-name="T6">LD </text:span><text:span text:style-name="T4">D </text:span><text:span text:style-name="T6">FX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^TMP</text:p>
          </table:table-cell>
          <table:table-cell table:number-columns-repeated="1011"/>
        </table:table-row>
        <table:table-row table:style-name="ro8">
          <table:table-cell table:style-name="ce2" office:value-type="string" calcext:value-type="string">
            <text:p>LRMISEZ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10" office:value-type="string" calcext:value-type="string">
            <text:p>BG <text:span text:style-name="T1">S </text:span><text:span text:style-name="T2">LRBG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BG</text:span><text:span text:style-name="T3">=</text:span><text:span text:style-name="T4">$O</text:span><text:span text:style-name="T3">(^TMP(</text:span><text:span text:style-name="T4">$J</text:span><text:span text:style-name="T3">,</text:span><text:span text:style-name="T2">S</text:span><text:span text:style-name="T3">,</text:span><text:span text:style-name="T2">M</text:span><text:span text:style-name="T3">,</text:span><text:span text:style-name="T2">LRLLOC</text:span><text:span text:style-name="T3">,</text:span><text:span text:style-name="T2">LRNAME</text:span><text:span text:style-name="T3">,</text:span><text:span text:style-name="T2">LRSIT</text:span><text:span text:style-name="T3">,</text:span><text:span text:style-name="T2">LRAC</text:span><text:span text:style-name="T3">,</text:span><text:span text:style-name="T2">LROR</text:span><text:span text:style-name="T3">,</text:span><text:span text:style-name="T2">LRBG</text:span><text:span text:style-name="T3">)) </text:span><text:span text:style-name="T4">Q</text:span><text:span text:style-name="T3">:</text:span><text:span text:style-name="T2">LRBG</text:span><text:span text:style-name="T3">=</text:span><text:span text:style-name="T5">""  </text:span><text:span text:style-name="T4">S</text:span><text:span text:style-name="T3">:</text:span><text:span text:style-name="T2">S</text:span><text:span text:style-name="T3">=</text:span><text:span text:style-name="T5">"LOC" </text:span><text:span text:style-name="T3">^TMP(</text:span><text:span text:style-name="T4">$J</text:span><text:span text:style-name="T3">,</text:span><text:span text:style-name="T5">"SE"</text:span><text:span text:style-name="T3">,</text:span><text:span text:style-name="T2">LRBG</text:span><text:span text:style-name="T3">,</text:span><text:span text:style-name="T2">M</text:span><text:span text:style-name="T3">,</text:span><text:span text:style-name="T2">LRLLOC</text:span><text:span text:style-name="T3">,</text:span><text:span text:style-name="T2">LRSIT</text:span><text:span text:style-name="T3">,</text:span><text:span text:style-name="T2">LRAC</text:span><text:span text:style-name="T3">,</text:span><text:span text:style-name="T2">LROR</text:span><text:span text:style-name="T3">,</text:span><text:span text:style-name="T2">LRNAME</text:span><text:span text:style-name="T3">)=</text:span><text:span text:style-name="T4">$P</text:span><text:span text:style-name="T3">(^(</text:span><text:span text:style-name="T2">LRBG</text:span><text:span text:style-name="T3">),</text:span><text:span text:style-name="T2">U</text:span><text:span text:style-name="T3">,1,4) </text:span><text:span text:style-name="T4">S </text:span><text:span text:style-name="T2">LRBUG</text:span><text:span text:style-name="T3">=</text:span><text:span text:style-name="T4">$P</text:span><text:span text:style-name="T3">(^LAB(61.2,+</text:span><text:span text:style-name="T4">$E</text:span><text:span text:style-name="T3">(</text:span><text:span text:style-name="T2">LRBG</text:span><text:span text:style-name="T3">,4,25),0),</text:span><text:span text:style-name="T2">U</text:span><text:span text:style-name="T3">) </text:span><text:span text:style-name="T4">D</text:span><text:span text:style-name="T3">:</text:span><text:span text:style-name="T4">$Y</text:span><text:span text:style-name="T3">&gt;61 </text:span><text:span text:style-name="T6">HDR</text:span><text:span text:style-name="T3">,</text:span><text:span text:style-name="T6">LD </text:span><text:span text:style-name="T4">D </text:span><text:span text:style-name="T6">FX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8">
          <table:table-cell table:style-name="ce2" office:value-type="string" calcext:value-type="string">
            <text:p>LRMISEZ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10" office:value-type="string" calcext:value-type="string">
            <text:p>BG <text:span text:style-name="T1">S </text:span><text:span text:style-name="T2">LRBG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BG</text:span><text:span text:style-name="T3">=</text:span><text:span text:style-name="T4">$O</text:span><text:span text:style-name="T3">(^TMP(</text:span><text:span text:style-name="T4">$J</text:span><text:span text:style-name="T3">,</text:span><text:span text:style-name="T2">S</text:span><text:span text:style-name="T3">,</text:span><text:span text:style-name="T2">M</text:span><text:span text:style-name="T3">,</text:span><text:span text:style-name="T2">LRLLOC</text:span><text:span text:style-name="T3">,</text:span><text:span text:style-name="T2">LRNAME</text:span><text:span text:style-name="T3">,</text:span><text:span text:style-name="T2">LRSIT</text:span><text:span text:style-name="T3">,</text:span><text:span text:style-name="T2">LRAC</text:span><text:span text:style-name="T3">,</text:span><text:span text:style-name="T2">LROR</text:span><text:span text:style-name="T3">,</text:span><text:span text:style-name="T2">LRBG</text:span><text:span text:style-name="T3">)) </text:span><text:span text:style-name="T4">Q</text:span><text:span text:style-name="T3">:</text:span><text:span text:style-name="T2">LRBG</text:span><text:span text:style-name="T3">=</text:span><text:span text:style-name="T5">""  </text:span><text:span text:style-name="T4">S</text:span><text:span text:style-name="T3">:</text:span><text:span text:style-name="T2">S</text:span><text:span text:style-name="T3">=</text:span><text:span text:style-name="T5">"LOC" </text:span><text:span text:style-name="T3">^TMP(</text:span><text:span text:style-name="T4">$J</text:span><text:span text:style-name="T3">,</text:span><text:span text:style-name="T5">"SE"</text:span><text:span text:style-name="T3">,</text:span><text:span text:style-name="T2">LRBG</text:span><text:span text:style-name="T3">,</text:span><text:span text:style-name="T2">M</text:span><text:span text:style-name="T3">,</text:span><text:span text:style-name="T2">LRLLOC</text:span><text:span text:style-name="T3">,</text:span><text:span text:style-name="T2">LRSIT</text:span><text:span text:style-name="T3">,</text:span><text:span text:style-name="T2">LRAC</text:span><text:span text:style-name="T3">,</text:span><text:span text:style-name="T2">LROR</text:span><text:span text:style-name="T3">,</text:span><text:span text:style-name="T2">LRNAME</text:span><text:span text:style-name="T3">)=</text:span><text:span text:style-name="T4">$P</text:span><text:span text:style-name="T3">(^(</text:span><text:span text:style-name="T2">LRBG</text:span><text:span text:style-name="T3">),</text:span><text:span text:style-name="T2">U</text:span><text:span text:style-name="T3">,1,4) </text:span><text:span text:style-name="T4">S </text:span><text:span text:style-name="T2">LRBUG</text:span><text:span text:style-name="T3">=</text:span><text:span text:style-name="T4">$P</text:span><text:span text:style-name="T3">(^LAB(61.2,+</text:span><text:span text:style-name="T4">$E</text:span><text:span text:style-name="T3">(</text:span><text:span text:style-name="T2">LRBG</text:span><text:span text:style-name="T3">,4,25),0),</text:span><text:span text:style-name="T2">U</text:span><text:span text:style-name="T3">) </text:span><text:span text:style-name="T4">D</text:span><text:span text:style-name="T3">:</text:span><text:span text:style-name="T4">$Y</text:span><text:span text:style-name="T3">&gt;61 </text:span><text:span text:style-name="T6">HDR</text:span><text:span text:style-name="T3">,</text:span><text:span text:style-name="T6">LD </text:span><text:span text:style-name="T4">D </text:span><text:span text:style-name="T6">FX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SEZ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<text:span text:style-name="T1">S </text:span><text:span text:style-name="T2">LRYA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YA</text:span><text:span text:style-name="T3">=</text:span><text:span text:style-name="T4">$O</text:span><text:span text:style-name="T3">(^TMP(</text:span><text:span text:style-name="T4">$J</text:span><text:span text:style-name="T3">,</text:span><text:span text:style-name="T2">S</text:span><text:span text:style-name="T3">,</text:span><text:span text:style-name="T2">M</text:span><text:span text:style-name="T3">,</text:span><text:span text:style-name="T2">LRLLOC</text:span><text:span text:style-name="T3">,</text:span><text:span text:style-name="T2">LRNAME</text:span><text:span text:style-name="T3">,</text:span><text:span text:style-name="T2">LRSIT</text:span><text:span text:style-name="T3">,</text:span><text:span text:style-name="T2">LRAC</text:span><text:span text:style-name="T3">,</text:span><text:span text:style-name="T2">LROR</text:span><text:span text:style-name="T3">,</text:span><text:span text:style-name="T2">LRBG</text:span><text:span text:style-name="T3">,</text:span><text:span text:style-name="T2">LRYA</text:span><text:span text:style-name="T3">)) </text:span><text:span text:style-name="T4">Q</text:span><text:span text:style-name="T3">:</text:span><text:span text:style-name="T2">LRYA</text:span><text:span text:style-name="T3">=</text:span><text:span text:style-name="T5">""  </text:span><text:span text:style-name="T4">D </text:span><text:span text:style-name="T6">NOD </text:span><text:span text:style-name="T4">S</text:span><text:span text:style-name="T3">:</text:span><text:span text:style-name="T2">S</text:span><text:span text:style-name="T3">=</text:span><text:span text:style-name="T5">"LOC" </text:span><text:span text:style-name="T3">^TMP(</text:span><text:span text:style-name="T4">$J</text:span><text:span text:style-name="T3">,</text:span><text:span text:style-name="T5">"SE"</text:span><text:span text:style-name="T3">,</text:span><text:span text:style-name="T2">LRBG</text:span><text:span text:style-name="T3">,</text:span><text:span text:style-name="T2">M</text:span><text:span text:style-name="T3">,</text:span><text:span text:style-name="T2">LRLLOC</text:span><text:span text:style-name="T3">,</text:span><text:span text:style-name="T2">LRSIT</text:span><text:span text:style-name="T3">,</text:span><text:span text:style-name="T2">LRAC</text:span><text:span text:style-name="T3">,</text:span><text:span text:style-name="T2">LROR</text:span><text:span text:style-name="T3">,</text:span><text:span text:style-name="T2">LRNAME</text:span><text:span text:style-name="T3">,</text:span><text:span text:style-name="T2">LRYA</text:span><text:span text:style-name="T3">)=^(</text:span><text:span text:style-name="T2">LRYA</text:span><text:span text:style-name="T3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^TMP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LRMISEZ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10" office:value-type="string" calcext:value-type="string">
            <text:p>HDR <text:span text:style-name="T1">S </text:span><text:span text:style-name="T2">LRPG</text:span><text:span text:style-name="T3">=</text:span><text:span text:style-name="T2">LRPG</text:span><text:span text:style-name="T3">+1,</text:span><text:span text:style-name="T2">%DT</text:span><text:span text:style-name="T3">=</text:span><text:span text:style-name="T5">"T"</text:span><text:span text:style-name="T3">,</text:span><text:span text:style-name="T2">X</text:span><text:span text:style-name="T3">=</text:span><text:span text:style-name="T5">"N" </text:span><text:span text:style-name="T4">D </text:span><text:span text:style-name="T3">^%DT,</text:span><text:span text:style-name="T6">D</text:span><text:span text:style-name="T3">^LRU </text:span><text:span text:style-name="T4">W </text:span><text:span text:style-name="T3">@</text:span><text:span text:style-name="T2">IOF</text:span><text:span text:style-name="T3">,!,</text:span><text:span text:style-name="T2">Y</text:span><text:span text:style-name="T3">,?21,</text:span><text:span text:style-name="T5">"INFECTION CONTROL SURVEY REPORT BY "</text:span><text:span text:style-name="T3">,</text:span><text:span text:style-name="T4">$S</text:span><text:span text:style-name="T3">(</text:span><text:span text:style-name="T2">S</text:span><text:span text:style-name="T3">=</text:span><text:span text:style-name="T5">"LOC"</text:span><text:span text:style-name="T3">:</text:span><text:span text:style-name="T5">"LOCATION"</text:span><text:span text:style-name="T3">,</text:span><text:span text:style-name="T2">S</text:span><text:span text:style-name="T3">=</text:span><text:span text:style-name="T5">"DOC"</text:span><text:span text:style-name="T3">:</text:span><text:span text:style-name="T5">"PROVIDER"</text:span><text:span text:style-name="T3">,1:</text:span><text:span text:style-name="T5">"PATIENT"</text:span><text:span text:style-name="T3">),?70,</text:span><text:span text:style-name="T5">"PAGE "</text:span><text:span text:style-name="T3">,</text:span><text:span text:style-name="T4">$J</text:span><text:span text:style-name="T3">(</text:span><text:span text:style-name="T2">LRPG</text:span><text:span text:style-name="T3">,5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W @IOF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LRMISEZ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<text:span text:style-name="T1">S </text:span><text:span text:style-name="T2">LRPG</text:span><text:span text:style-name="T3">=0 </text:span><text:span text:style-name="T4">D </text:span><text:span text:style-name="T6">HDR1 </text:span><text:span text:style-name="T4">I </text:span><text:span text:style-name="T2">LRM</text:span><text:span text:style-name="T3">(</text:span><text:span text:style-name="T5">"O"</text:span><text:span text:style-name="T3">)=</text:span><text:span text:style-name="T5">"S" </text:span><text:span text:style-name="T4">S </text:span><text:span text:style-name="T2">LRBG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BG</text:span><text:span text:style-name="T3">=</text:span><text:span text:style-name="T4">$O</text:span><text:span text:style-name="T3">(^TMP(</text:span><text:span text:style-name="T4">$J</text:span><text:span text:style-name="T3">,</text:span><text:span text:style-name="T5">"SE"</text:span><text:span text:style-name="T3">,</text:span><text:span text:style-name="T2">LRBG</text:span><text:span text:style-name="T3">)) </text:span><text:span text:style-name="T4">Q</text:span><text:span text:style-name="T3">:</text:span><text:span text:style-name="T2">LRBG</text:span><text:span text:style-name="T3">=</text:span><text:span text:style-name="T5">""  </text:span><text:span text:style-name="T4">I </text:span><text:span text:style-name="T2">LRM</text:span><text:span text:style-name="T3">(</text:span><text:span text:style-name="T5">"O"</text:span><text:span text:style-name="T3">,</text:span><text:span text:style-name="T5">"S"</text:span><text:span text:style-name="T3">)=+</text:span><text:span text:style-name="T4">$E</text:span><text:span text:style-name="T3">(</text:span><text:span text:style-name="T2">LRBG</text:span><text:span text:style-name="T3">,4,25) </text:span><text:span text:style-name="T4">S </text:span><text:span text:style-name="T2">LRBUG</text:span><text:span text:style-name="T3">=</text:span><text:span text:style-name="T4">$P</text:span><text:span text:style-name="T3">(^LAB(61.2,+</text:span><text:span text:style-name="T4">$E</text:span><text:span text:style-name="T3">(</text:span><text:span text:style-name="T2">LRBG</text:span><text:span text:style-name="T3">,4,25),0),</text:span><text:span text:style-name="T2">U</text:span><text:span text:style-name="T3">) </text:span><text:span text:style-name="T4">D </text:span><text:span text:style-name="T6">M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SEZ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<text:span text:style-name="T1">S </text:span><text:span text:style-name="T2">LRPG</text:span><text:span text:style-name="T3">=0 </text:span><text:span text:style-name="T4">D </text:span><text:span text:style-name="T6">HDR1 </text:span><text:span text:style-name="T4">I </text:span><text:span text:style-name="T2">LRM</text:span><text:span text:style-name="T3">(</text:span><text:span text:style-name="T5">"O"</text:span><text:span text:style-name="T3">)=</text:span><text:span text:style-name="T5">"S" </text:span><text:span text:style-name="T4">S </text:span><text:span text:style-name="T2">LRBG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BG</text:span><text:span text:style-name="T3">=</text:span><text:span text:style-name="T4">$O</text:span><text:span text:style-name="T3">(^TMP(</text:span><text:span text:style-name="T4">$J</text:span><text:span text:style-name="T3">,</text:span><text:span text:style-name="T5">"SE"</text:span><text:span text:style-name="T3">,</text:span><text:span text:style-name="T2">LRBG</text:span><text:span text:style-name="T3">)) </text:span><text:span text:style-name="T4">Q</text:span><text:span text:style-name="T3">:</text:span><text:span text:style-name="T2">LRBG</text:span><text:span text:style-name="T3">=</text:span><text:span text:style-name="T5">""  </text:span><text:span text:style-name="T4">I </text:span><text:span text:style-name="T2">LRM</text:span><text:span text:style-name="T3">(</text:span><text:span text:style-name="T5">"O"</text:span><text:span text:style-name="T3">,</text:span><text:span text:style-name="T5">"S"</text:span><text:span text:style-name="T3">)=+</text:span><text:span text:style-name="T4">$E</text:span><text:span text:style-name="T3">(</text:span><text:span text:style-name="T2">LRBG</text:span><text:span text:style-name="T3">,4,25) </text:span><text:span text:style-name="T4">S </text:span><text:span text:style-name="T2">LRBUG</text:span><text:span text:style-name="T3">=</text:span><text:span text:style-name="T4">$P</text:span><text:span text:style-name="T3">(^LAB(61.2,+</text:span><text:span text:style-name="T4">$E</text:span><text:span text:style-name="T3">(</text:span><text:span text:style-name="T2">LRBG</text:span><text:span text:style-name="T3">,4,25),0),</text:span><text:span text:style-name="T2">U</text:span><text:span text:style-name="T3">) </text:span><text:span text:style-name="T4">D </text:span><text:span text:style-name="T6">M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SEZ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<text:span text:style-name="T1">I </text:span><text:span text:style-name="T2">LRM</text:span><text:span text:style-name="T3">(</text:span><text:span text:style-name="T5">"O"</text:span><text:span text:style-name="T3">)'=</text:span><text:span text:style-name="T5">"S" </text:span><text:span text:style-name="T4">S </text:span><text:span text:style-name="T2">LRBG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BG</text:span><text:span text:style-name="T3">=</text:span><text:span text:style-name="T4">$O</text:span><text:span text:style-name="T3">(^TMP(</text:span><text:span text:style-name="T4">$J</text:span><text:span text:style-name="T3">,</text:span><text:span text:style-name="T5">"SE"</text:span><text:span text:style-name="T3">,</text:span><text:span text:style-name="T2">LRBG</text:span><text:span text:style-name="T3">)) </text:span><text:span text:style-name="T4">Q</text:span><text:span text:style-name="T3">:</text:span><text:span text:style-name="T2">LRBG</text:span><text:span text:style-name="T3">=</text:span><text:span text:style-name="T5">""  </text:span><text:span text:style-name="T4">S </text:span><text:span text:style-name="T2">LRBUG</text:span><text:span text:style-name="T3">=</text:span><text:span text:style-name="T4">$P</text:span><text:span text:style-name="T3">(^LAB(61.2,+</text:span><text:span text:style-name="T4">$E</text:span><text:span text:style-name="T3">(</text:span><text:span text:style-name="T2">LRBG</text:span><text:span text:style-name="T3">,4,25),0),</text:span><text:span text:style-name="T2">U</text:span><text:span text:style-name="T3">) </text:span><text:span text:style-name="T4">D </text:span><text:span text:style-name="T6">M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SEZ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<text:span text:style-name="T1">I </text:span><text:span text:style-name="T2">LRM</text:span><text:span text:style-name="T3">(</text:span><text:span text:style-name="T5">"O"</text:span><text:span text:style-name="T3">)'=</text:span><text:span text:style-name="T5">"S" </text:span><text:span text:style-name="T4">S </text:span><text:span text:style-name="T2">LRBG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BG</text:span><text:span text:style-name="T3">=</text:span><text:span text:style-name="T4">$O</text:span><text:span text:style-name="T3">(^TMP(</text:span><text:span text:style-name="T4">$J</text:span><text:span text:style-name="T3">,</text:span><text:span text:style-name="T5">"SE"</text:span><text:span text:style-name="T3">,</text:span><text:span text:style-name="T2">LRBG</text:span><text:span text:style-name="T3">)) </text:span><text:span text:style-name="T4">Q</text:span><text:span text:style-name="T3">:</text:span><text:span text:style-name="T2">LRBG</text:span><text:span text:style-name="T3">=</text:span><text:span text:style-name="T5">""  </text:span><text:span text:style-name="T4">S </text:span><text:span text:style-name="T2">LRBUG</text:span><text:span text:style-name="T3">=</text:span><text:span text:style-name="T4">$P</text:span><text:span text:style-name="T3">(^LAB(61.2,+</text:span><text:span text:style-name="T4">$E</text:span><text:span text:style-name="T3">(</text:span><text:span text:style-name="T2">LRBG</text:span><text:span text:style-name="T3">,4,25),0),</text:span><text:span text:style-name="T2">U</text:span><text:span text:style-name="T3">) </text:span><text:span text:style-name="T4">D </text:span><text:span text:style-name="T6">M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SEZ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2,</text:p>
          </table:table-cell>
          <table:table-cell table:style-name="ce6" office:value-type="string" calcext:value-type="string">
            <text:p>COLLECTION SAMPLE</text:p>
          </table:table-cell>
          <table:table-cell table:style-name="ce10" office:value-type="string" calcext:value-type="string">
            <text:p>SIT <text:span text:style-name="T1">S </text:span><text:span text:style-name="T2">LRSIT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SIT</text:span><text:span text:style-name="T3">=</text:span><text:span text:style-name="T4">$O</text:span><text:span text:style-name="T3">(^TMP(</text:span><text:span text:style-name="T4">$J</text:span><text:span text:style-name="T3">,</text:span><text:span text:style-name="T5">"SE"</text:span><text:span text:style-name="T3">,</text:span><text:span text:style-name="T2">LRBG</text:span><text:span text:style-name="T3">,</text:span><text:span text:style-name="T2">M</text:span><text:span text:style-name="T3">,</text:span><text:span text:style-name="T2">LRLLOC</text:span><text:span text:style-name="T3">,</text:span><text:span text:style-name="T2">LRSIT</text:span><text:span text:style-name="T3">)) </text:span><text:span text:style-name="T4">Q</text:span><text:span text:style-name="T3">:</text:span><text:span text:style-name="T2">LRSIT</text:span><text:span text:style-name="T3">=</text:span><text:span text:style-name="T5">""  </text:span><text:span text:style-name="T4">D</text:span><text:span text:style-name="T3">:</text:span><text:span text:style-name="T4">$Y</text:span><text:span text:style-name="T3">&gt;61 </text:span><text:span text:style-name="T6">HDR1</text:span><text:span text:style-name="T3">,</text:span><text:span text:style-name="T6">LD</text:span><text:span text:style-name="T3">,</text:span><text:span text:style-name="T6">LC </text:span><text:span text:style-name="T4">W </text:span><text:span text:style-name="T3">!,?5,</text:span><text:span text:style-name="T4">$S</text:span><text:span text:style-name="T3">(</text:span><text:span text:style-name="T2">LRSIT</text:span><text:span text:style-name="T3">=</text:span><text:span text:style-name="T5">"Unknown"</text:span><text:span text:style-name="T3">:</text:span><text:span text:style-name="T5">"Unknown"</text:span><text:span text:style-name="T3">,</text:span><text:span text:style-name="T2">LRSIT</text:span><text:span text:style-name="T3">(1)=</text:span><text:span text:style-name="T5">"S"</text:span><text:span text:style-name="T3">:</text:span><text:span text:style-name="T4">$P</text:span><text:span text:style-name="T3">(^LAB(61,</text:span><text:span text:style-name="T4">$P</text:span><text:span text:style-name="T3">(</text:span><text:span text:style-name="T2">LRSIT</text:span><text:span text:style-name="T3">,</text:span><text:span text:style-name="T2">U</text:span><text:span text:style-name="T3">,2),0),</text:span><text:span text:style-name="T2">U</text:span><text:span text:style-name="T3">),1:</text:span><text:span text:style-name="T4">$P</text:span><text:span text:style-name="T3">(^LAB(62,</text:span><text:span text:style-name="T4">$P</text:span><text:span text:style-name="T3">(</text:span><text:span text:style-name="T2">LRSIT</text:span><text:span text:style-name="T3">,</text:span><text:span text:style-name="T2">U</text:span><text:span text:style-name="T3">,2),0),</text:span><text:span text:style-name="T2">U</text:span><text:span text:style-name="T3">)) </text:span><text:span text:style-name="T4">D </text:span><text:span text:style-name="T6">AC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SEZ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2,</text:p>
          </table:table-cell>
          <table:table-cell table:style-name="ce6" office:value-type="string" calcext:value-type="string">
            <text:p>COLLECTION SAMPLE</text:p>
          </table:table-cell>
          <table:table-cell table:style-name="ce10" office:value-type="string" calcext:value-type="string">
            <text:p>OR <text:span text:style-name="T1">S </text:span><text:span text:style-name="T2">LROR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OR</text:span><text:span text:style-name="T3">=</text:span><text:span text:style-name="T4">$O</text:span><text:span text:style-name="T3">(^TMP(</text:span><text:span text:style-name="T4">$J</text:span><text:span text:style-name="T3">,</text:span><text:span text:style-name="T5">"SE"</text:span><text:span text:style-name="T3">,</text:span><text:span text:style-name="T2">LRBG</text:span><text:span text:style-name="T3">,</text:span><text:span text:style-name="T2">M</text:span><text:span text:style-name="T3">,</text:span><text:span text:style-name="T2">LRLLOC</text:span><text:span text:style-name="T3">,</text:span><text:span text:style-name="T2">LRSIT</text:span><text:span text:style-name="T3">,</text:span><text:span text:style-name="T2">LRAC</text:span><text:span text:style-name="T3">,</text:span><text:span text:style-name="T2">LROR</text:span><text:span text:style-name="T3">)) </text:span><text:span text:style-name="T4">Q</text:span><text:span text:style-name="T3">:</text:span><text:span text:style-name="T2">LROR</text:span><text:span text:style-name="T3">=</text:span><text:span text:style-name="T5">""  </text:span><text:span text:style-name="T4">S </text:span><text:span text:style-name="T2">LRNAME</text:span><text:span text:style-name="T3">=</text:span><text:span text:style-name="T4">$O</text:span><text:span text:style-name="T3">(^(</text:span><text:span text:style-name="T2">LROR</text:span><text:span text:style-name="T3">,0)),</text:span><text:span text:style-name="T2">LRDAT</text:span><text:span text:style-name="T3">=^(</text:span><text:span text:style-name="T2">LRNAME</text:span><text:span text:style-name="T3">) </text:span><text:span text:style-name="T4">D</text:span><text:span text:style-name="T3">:</text:span><text:span text:style-name="T4">$Y</text:span><text:span text:style-name="T3">&gt;61 </text:span><text:span text:style-name="T6">HDR1</text:span><text:span text:style-name="T3">,</text:span><text:span text:style-name="T6">LD</text:span><text:span text:style-name="T3">,</text:span><text:span text:style-name="T6">LC</text:span><text:span text:style-name="T3">,</text:span><text:span text:style-name="T6">SITE </text:span><text:span text:style-name="T4">W </text:span><text:span text:style-name="T3">!,?11,</text:span><text:span text:style-name="T4">$J</text:span><text:span text:style-name="T3">(</text:span><text:span text:style-name="T2">LRSUM</text:span><text:span text:style-name="T3">,4),</text:span><text:span text:style-name="T5">")" </text:span><text:span text:style-name="T4">D </text:span><text:span text:style-name="T6">LIST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^TMP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LRMISEZ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AB(62,</text:p>
          </table:table-cell>
          <table:table-cell table:style-name="ce6" office:value-type="string" calcext:value-type="string">
            <text:p>COLLECTION SAMPLE</text:p>
          </table:table-cell>
          <table:table-cell table:style-name="ce10" office:value-type="string" calcext:value-type="string">
            <text:p>HDR1 <text:span text:style-name="T1">S </text:span><text:span text:style-name="T2">LRPG</text:span><text:span text:style-name="T3">=</text:span><text:span text:style-name="T2">LRPG</text:span><text:span text:style-name="T3">+1,</text:span><text:span text:style-name="T2">%DT</text:span><text:span text:style-name="T3">=</text:span><text:span text:style-name="T5">"T"</text:span><text:span text:style-name="T3">,</text:span><text:span text:style-name="T2">X</text:span><text:span text:style-name="T3">=</text:span><text:span text:style-name="T5">"N" </text:span><text:span text:style-name="T4">D </text:span><text:span text:style-name="T3">^%DT,</text:span><text:span text:style-name="T6">D</text:span><text:span text:style-name="T3">^LRU </text:span><text:span text:style-name="T4">W </text:span><text:span text:style-name="T3">@</text:span><text:span text:style-name="T2">IOF</text:span><text:span text:style-name="T3">,!,</text:span><text:span text:style-name="T2">Y</text:span><text:span text:style-name="T3">,?21,</text:span><text:span text:style-name="T5">"INFECTION CONTROL SURVEY REPORT BY ORGANISM"</text:span><text:span text:style-name="T3">,?70,</text:span><text:span text:style-name="T5">"PAGE "</text:span><text:span text:style-name="T3">,</text:span><text:span text:style-name="T4">$J</text:span><text:span text:style-name="T3">(</text:span><text:span text:style-name="T2">LRPG</text:span><text:span text:style-name="T3">,5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W @IOF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RMISEZ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2,</text:p>
          </table:table-cell>
          <table:table-cell table:style-name="ce6" office:value-type="string" calcext:value-type="string">
            <text:p>COLLECTION SAMPLE</text:p>
          </table:table-cell>
          <table:table-cell table:style-name="ce10" office:value-type="string" calcext:value-type="string">
            <text:p>SITE <text:span text:style-name="T1">W </text:span><text:span text:style-name="T3">!,?5,</text:span><text:span text:style-name="T4">$S</text:span><text:span text:style-name="T3">(</text:span><text:span text:style-name="T2">LRSIT</text:span><text:span text:style-name="T3">=</text:span><text:span text:style-name="T5">"Unknown"</text:span><text:span text:style-name="T3">:</text:span><text:span text:style-name="T5">"Unknown"</text:span><text:span text:style-name="T3">,</text:span><text:span text:style-name="T2">LRSIT</text:span><text:span text:style-name="T3">(1)=</text:span><text:span text:style-name="T5">"S"</text:span><text:span text:style-name="T3">:</text:span><text:span text:style-name="T4">$P</text:span><text:span text:style-name="T3">(^LAB(61,</text:span><text:span text:style-name="T4">$P</text:span><text:span text:style-name="T3">(</text:span><text:span text:style-name="T2">LRSIT</text:span><text:span text:style-name="T3">,</text:span><text:span text:style-name="T2">U</text:span><text:span text:style-name="T3">,2),0),</text:span><text:span text:style-name="T2">U</text:span><text:span text:style-name="T3">),1:</text:span><text:span text:style-name="T4">$P</text:span><text:span text:style-name="T3">(^LAB(62,</text:span><text:span text:style-name="T4">$P</text:span><text:span text:style-name="T3">(</text:span><text:span text:style-name="T2">LRSIT</text:span><text:span text:style-name="T3">,</text:span><text:span text:style-name="T2">U</text:span><text:span text:style-name="T3">,2),0),</text:span><text:span text:style-name="T2">U</text:span><text:span text:style-name="T3">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SEZ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10" office:value-type="string" calcext:value-type="string">
            <text:p>BG <text:span text:style-name="T1">S </text:span><text:span text:style-name="T2">LRBG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BG</text:span><text:span text:style-name="T3">=</text:span><text:span text:style-name="T4">$O</text:span><text:span text:style-name="T3">(^TMP(</text:span><text:span text:style-name="T4">$J</text:span><text:span text:style-name="T3">,</text:span><text:span text:style-name="T2">S</text:span><text:span text:style-name="T3">,</text:span><text:span text:style-name="T2">M</text:span><text:span text:style-name="T3">,</text:span><text:span text:style-name="T2">LRLLOC</text:span><text:span text:style-name="T3">,</text:span><text:span text:style-name="T2">LRNAME</text:span><text:span text:style-name="T3">,</text:span><text:span text:style-name="T2">LRSIT</text:span><text:span text:style-name="T3">,</text:span><text:span text:style-name="T2">LRAC</text:span><text:span text:style-name="T3">,</text:span><text:span text:style-name="T2">LROR</text:span><text:span text:style-name="T3">,</text:span><text:span text:style-name="T2">LRBG</text:span><text:span text:style-name="T3">)) </text:span><text:span text:style-name="T4">Q</text:span><text:span text:style-name="T3">:</text:span><text:span text:style-name="T2">LRBG</text:span><text:span text:style-name="T3">=</text:span><text:span text:style-name="T5">""  </text:span><text:span text:style-name="T4">S </text:span><text:span text:style-name="T3">^TMP(</text:span><text:span text:style-name="T4">$J</text:span><text:span text:style-name="T3">,</text:span><text:span text:style-name="T5">"SE"</text:span><text:span text:style-name="T3">,</text:span><text:span text:style-name="T2">LRBG</text:span><text:span text:style-name="T3">,</text:span><text:span text:style-name="T2">M</text:span><text:span text:style-name="T3">,</text:span><text:span text:style-name="T2">LRLLOC</text:span><text:span text:style-name="T3">,</text:span><text:span text:style-name="T2">LRSIT</text:span><text:span text:style-name="T3">,</text:span><text:span text:style-name="T2">LRAC</text:span><text:span text:style-name="T3">,</text:span><text:span text:style-name="T2">LROR</text:span><text:span text:style-name="T3">,</text:span><text:span text:style-name="T2">LRNAME</text:span><text:span text:style-name="T3">)=</text:span><text:span text:style-name="T4">$P</text:span><text:span text:style-name="T3">(^(</text:span><text:span text:style-name="T2">LRBG</text:span><text:span text:style-name="T3">),</text:span><text:span text:style-name="T2">U</text:span><text:span text:style-name="T3">,1,4) </text:span><text:span text:style-name="T4">S </text:span><text:span text:style-name="T2">LRBUG</text:span><text:span text:style-name="T3">=</text:span><text:span text:style-name="T4">$P</text:span><text:span text:style-name="T3">(^LAB(61.2,+</text:span><text:span text:style-name="T4">$E</text:span><text:span text:style-name="T3">(</text:span><text:span text:style-name="T2">LRBG</text:span><text:span text:style-name="T3">,4,25),0),</text:span><text:span text:style-name="T2">U</text:span><text:span text:style-name="T3">) </text:span><text:span text:style-name="T4">D </text:span><text:span text:style-name="T6">FX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^TMP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LRMISEZ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10" office:value-type="string" calcext:value-type="string">
            <text:p>BG <text:span text:style-name="T1">S </text:span><text:span text:style-name="T2">LRBG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BG</text:span><text:span text:style-name="T3">=</text:span><text:span text:style-name="T4">$O</text:span><text:span text:style-name="T3">(^TMP(</text:span><text:span text:style-name="T4">$J</text:span><text:span text:style-name="T3">,</text:span><text:span text:style-name="T2">S</text:span><text:span text:style-name="T3">,</text:span><text:span text:style-name="T2">M</text:span><text:span text:style-name="T3">,</text:span><text:span text:style-name="T2">LRLLOC</text:span><text:span text:style-name="T3">,</text:span><text:span text:style-name="T2">LRNAME</text:span><text:span text:style-name="T3">,</text:span><text:span text:style-name="T2">LRSIT</text:span><text:span text:style-name="T3">,</text:span><text:span text:style-name="T2">LRAC</text:span><text:span text:style-name="T3">,</text:span><text:span text:style-name="T2">LROR</text:span><text:span text:style-name="T3">,</text:span><text:span text:style-name="T2">LRBG</text:span><text:span text:style-name="T3">)) </text:span><text:span text:style-name="T4">Q</text:span><text:span text:style-name="T3">:</text:span><text:span text:style-name="T2">LRBG</text:span><text:span text:style-name="T3">=</text:span><text:span text:style-name="T5">""  </text:span><text:span text:style-name="T4">S </text:span><text:span text:style-name="T3">^TMP(</text:span><text:span text:style-name="T4">$J</text:span><text:span text:style-name="T3">,</text:span><text:span text:style-name="T5">"SE"</text:span><text:span text:style-name="T3">,</text:span><text:span text:style-name="T2">LRBG</text:span><text:span text:style-name="T3">,</text:span><text:span text:style-name="T2">M</text:span><text:span text:style-name="T3">,</text:span><text:span text:style-name="T2">LRLLOC</text:span><text:span text:style-name="T3">,</text:span><text:span text:style-name="T2">LRSIT</text:span><text:span text:style-name="T3">,</text:span><text:span text:style-name="T2">LRAC</text:span><text:span text:style-name="T3">,</text:span><text:span text:style-name="T2">LROR</text:span><text:span text:style-name="T3">,</text:span><text:span text:style-name="T2">LRNAME</text:span><text:span text:style-name="T3">)=</text:span><text:span text:style-name="T4">$P</text:span><text:span text:style-name="T3">(^(</text:span><text:span text:style-name="T2">LRBG</text:span><text:span text:style-name="T3">),</text:span><text:span text:style-name="T2">U</text:span><text:span text:style-name="T3">,1,4) </text:span><text:span text:style-name="T4">S </text:span><text:span text:style-name="T2">LRBUG</text:span><text:span text:style-name="T3">=</text:span><text:span text:style-name="T4">$P</text:span><text:span text:style-name="T3">(^LAB(61.2,+</text:span><text:span text:style-name="T4">$E</text:span><text:span text:style-name="T3">(</text:span><text:span text:style-name="T2">LRBG</text:span><text:span text:style-name="T3">,4,25),0),</text:span><text:span text:style-name="T2">U</text:span><text:span text:style-name="T3">) </text:span><text:span text:style-name="T4">D </text:span><text:span text:style-name="T6">FX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SEZ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10" office:value-type="string" calcext:value-type="string">
            <text:p>BG <text:span text:style-name="T1">S </text:span><text:span text:style-name="T2">LRBG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BG</text:span><text:span text:style-name="T3">=</text:span><text:span text:style-name="T4">$O</text:span><text:span text:style-name="T3">(^TMP(</text:span><text:span text:style-name="T4">$J</text:span><text:span text:style-name="T3">,</text:span><text:span text:style-name="T2">S</text:span><text:span text:style-name="T3">,</text:span><text:span text:style-name="T2">M</text:span><text:span text:style-name="T3">,</text:span><text:span text:style-name="T2">LRLLOC</text:span><text:span text:style-name="T3">,</text:span><text:span text:style-name="T2">LRNAME</text:span><text:span text:style-name="T3">,</text:span><text:span text:style-name="T2">LRSIT</text:span><text:span text:style-name="T3">,</text:span><text:span text:style-name="T2">LRAC</text:span><text:span text:style-name="T3">,</text:span><text:span text:style-name="T2">LROR</text:span><text:span text:style-name="T3">,</text:span><text:span text:style-name="T2">LRBG</text:span><text:span text:style-name="T3">)) </text:span><text:span text:style-name="T4">Q</text:span><text:span text:style-name="T3">:</text:span><text:span text:style-name="T2">LRBG</text:span><text:span text:style-name="T3">=</text:span><text:span text:style-name="T5">""  </text:span><text:span text:style-name="T4">S </text:span><text:span text:style-name="T3">^TMP(</text:span><text:span text:style-name="T4">$J</text:span><text:span text:style-name="T3">,</text:span><text:span text:style-name="T5">"SE"</text:span><text:span text:style-name="T3">,</text:span><text:span text:style-name="T2">LRBG</text:span><text:span text:style-name="T3">,</text:span><text:span text:style-name="T2">M</text:span><text:span text:style-name="T3">,</text:span><text:span text:style-name="T2">LRLLOC</text:span><text:span text:style-name="T3">,</text:span><text:span text:style-name="T2">LRSIT</text:span><text:span text:style-name="T3">,</text:span><text:span text:style-name="T2">LRAC</text:span><text:span text:style-name="T3">,</text:span><text:span text:style-name="T2">LROR</text:span><text:span text:style-name="T3">,</text:span><text:span text:style-name="T2">LRNAME</text:span><text:span text:style-name="T3">)=</text:span><text:span text:style-name="T4">$P</text:span><text:span text:style-name="T3">(^(</text:span><text:span text:style-name="T2">LRBG</text:span><text:span text:style-name="T3">),</text:span><text:span text:style-name="T2">U</text:span><text:span text:style-name="T3">,1,4) </text:span><text:span text:style-name="T4">S </text:span><text:span text:style-name="T2">LRBUG</text:span><text:span text:style-name="T3">=</text:span><text:span text:style-name="T4">$P</text:span><text:span text:style-name="T3">(^LAB(61.2,+</text:span><text:span text:style-name="T4">$E</text:span><text:span text:style-name="T3">(</text:span><text:span text:style-name="T2">LRBG</text:span><text:span text:style-name="T3">,4,25),0),</text:span><text:span text:style-name="T2">U</text:span><text:span text:style-name="T3">) </text:span><text:span text:style-name="T4">D </text:span><text:span text:style-name="T6">FX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SEZ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<text:span text:style-name="T1">S </text:span><text:span text:style-name="T3">(</text:span><text:span text:style-name="T2">B</text:span><text:span text:style-name="T3">,</text:span><text:span text:style-name="T2">LRBO</text:span><text:span text:style-name="T3">,</text:span><text:span text:style-name="T2">LRYA</text:span><text:span text:style-name="T3">)=0 </text:span><text:span text:style-name="T4">F </text:span><text:span text:style-name="T2">I</text:span><text:span text:style-name="T3">=0:0 </text:span><text:span text:style-name="T4">S </text:span><text:span text:style-name="T2">LRYA</text:span><text:span text:style-name="T3">=</text:span><text:span text:style-name="T4">$O</text:span><text:span text:style-name="T3">(^TMP(</text:span><text:span text:style-name="T4">$J</text:span><text:span text:style-name="T3">,</text:span><text:span text:style-name="T2">S</text:span><text:span text:style-name="T3">,</text:span><text:span text:style-name="T2">M</text:span><text:span text:style-name="T3">,</text:span><text:span text:style-name="T2">LRLLOC</text:span><text:span text:style-name="T3">,</text:span><text:span text:style-name="T2">LRNAME</text:span><text:span text:style-name="T3">,</text:span><text:span text:style-name="T2">LRSIT</text:span><text:span text:style-name="T3">,</text:span><text:span text:style-name="T2">LRAC</text:span><text:span text:style-name="T3">,</text:span><text:span text:style-name="T2">LROR</text:span><text:span text:style-name="T3">,</text:span><text:span text:style-name="T2">LRBG</text:span><text:span text:style-name="T3">,</text:span><text:span text:style-name="T2">LRYA</text:span><text:span text:style-name="T3">)) </text:span><text:span text:style-name="T4">Q</text:span><text:span text:style-name="T3">:</text:span><text:span text:style-name="T2">LRYA</text:span><text:span text:style-name="T3">=</text:span><text:span text:style-name="T5">""  </text:span><text:span text:style-name="T4">S </text:span><text:span text:style-name="T3">^TMP(</text:span><text:span text:style-name="T4">$J</text:span><text:span text:style-name="T3">,</text:span><text:span text:style-name="T5">"SE"</text:span><text:span text:style-name="T3">,</text:span><text:span text:style-name="T2">LRBG</text:span><text:span text:style-name="T3">,</text:span><text:span text:style-name="T2">M</text:span><text:span text:style-name="T3">,</text:span><text:span text:style-name="T2">LRLLOC</text:span><text:span text:style-name="T3">,</text:span><text:span text:style-name="T2">LRSIT</text:span><text:span text:style-name="T3">,</text:span><text:span text:style-name="T2">LRAC</text:span><text:span text:style-name="T3">,</text:span><text:span text:style-name="T2">LROR</text:span><text:span text:style-name="T3">,</text:span><text:span text:style-name="T2">LRNAME</text:span><text:span text:style-name="T3">,</text:span><text:span text:style-name="T2">LRYA</text:span><text:span text:style-name="T3">)=^(</text:span><text:span text:style-name="T2">LRYA</text:span><text:span text:style-name="T3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^TMP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LRMISEZA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SC(+Y,</text:p>
          </table:table-cell>
          <table:table-cell table:style-name="ce6" office:value-type="string" calcext:value-type="string">
            <text:p>HOSPITAL LOCATION</text:p>
          </table:table-cell>
          <table:table-cell table:style-name="ce10" office:value-type="string" calcext:value-type="string">
            <text:p>SINGLE <text:span text:style-name="T1">I </text:span><text:span text:style-name="T2">LRASK</text:span><text:span text:style-name="T3">=</text:span><text:span text:style-name="T5">"L" </text:span><text:span text:style-name="T4">K </text:span><text:span text:style-name="T2">DIC </text:span><text:span text:style-name="T4">S </text:span><text:span text:style-name="T2">DIC</text:span><text:span text:style-name="T3">=</text:span><text:span text:style-name="T5">"44"</text:span><text:span text:style-name="T3">,</text:span><text:span text:style-name="T2">DIC</text:span><text:span text:style-name="T3">(0)=</text:span><text:span text:style-name="T5">"AEMOQZ"</text:span><text:span text:style-name="T3">,</text:span><text:span text:style-name="T2">DIC</text:span><text:span text:style-name="T3">(</text:span><text:span text:style-name="T5">"A"</text:span><text:span text:style-name="T3">)=</text:span><text:span text:style-name="T5">"Select Location: " </text:span><text:span text:style-name="T4">D </text:span><text:span text:style-name="T3">^DIC </text:span><text:span text:style-name="T4">K </text:span><text:span text:style-name="T2">DIC </text:span><text:span text:style-name="T4">Q</text:span><text:span text:style-name="T3">:</text:span><text:span text:style-name="T2">Y</text:span><text:span text:style-name="T3">&lt;1  </text:span><text:span text:style-name="T4">S </text:span><text:span text:style-name="T2">LRM</text:span><text:span text:style-name="T3">(</text:span><text:span text:style-name="T2">LRASK</text:span><text:span text:style-name="T3">,</text:span><text:span text:style-name="T5">"S"</text:span><text:span text:style-name="T3">)=</text:span><text:span text:style-name="T4">$P</text:span><text:span text:style-name="T3">(^SC(+</text:span><text:span text:style-name="T2">Y</text:span><text:span text:style-name="T3">,0),</text:span><text:span text:style-name="T2">U</text:span><text:span text:style-name="T3">,2)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SEZA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SC(+Y,</text:p>
          </table:table-cell>
          <table:table-cell table:style-name="ce6" office:value-type="string" calcext:value-type="string">
            <text:p>HOSPITAL LOCATION</text:p>
          </table:table-cell>
          <table:table-cell table:style-name="ce10" office:value-type="string" calcext:value-type="string">
            <text:p>SINGLE <text:span text:style-name="T1">I </text:span><text:span text:style-name="T2">LRASK</text:span><text:span text:style-name="T3">=</text:span><text:span text:style-name="T5">"L" </text:span><text:span text:style-name="T4">K </text:span><text:span text:style-name="T2">DIC </text:span><text:span text:style-name="T4">S </text:span><text:span text:style-name="T2">DIC</text:span><text:span text:style-name="T3">=</text:span><text:span text:style-name="T5">"44"</text:span><text:span text:style-name="T3">,</text:span><text:span text:style-name="T2">DIC</text:span><text:span text:style-name="T3">(0)=</text:span><text:span text:style-name="T5">"AEMOQZ"</text:span><text:span text:style-name="T3">,</text:span><text:span text:style-name="T2">DIC</text:span><text:span text:style-name="T3">(</text:span><text:span text:style-name="T5">"A"</text:span><text:span text:style-name="T3">)=</text:span><text:span text:style-name="T5">"Select Location: " </text:span><text:span text:style-name="T4">D </text:span><text:span text:style-name="T3">^DIC </text:span><text:span text:style-name="T4">K </text:span><text:span text:style-name="T2">DIC </text:span><text:span text:style-name="T4">Q</text:span><text:span text:style-name="T3">:</text:span><text:span text:style-name="T2">Y</text:span><text:span text:style-name="T3">&lt;1  </text:span><text:span text:style-name="T4">S </text:span><text:span text:style-name="T2">LRM</text:span><text:span text:style-name="T3">(</text:span><text:span text:style-name="T2">LRASK</text:span><text:span text:style-name="T3">,</text:span><text:span text:style-name="T5">"S"</text:span><text:span text:style-name="T3">)=</text:span><text:span text:style-name="T4">$P</text:span><text:span text:style-name="T3">(^SC(+</text:span><text:span text:style-name="T2">Y</text:span><text:span text:style-name="T3">,0),</text:span><text:span text:style-name="T2">U</text:span><text:span text:style-name="T3">,2)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SEZA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VA(200,</text:p>
          </table:table-cell>
          <table:table-cell table:style-name="ce6" office:value-type="string" calcext:value-type="string">
            <text:p>NEW PERSON</text:p>
          </table:table-cell>
          <table:table-cell table:style-name="ce9" office:value-type="string" calcext:value-type="string">
            <text:p> <text:span text:style-name="T1">I </text:span><text:span text:style-name="T2">LRASK</text:span><text:span text:style-name="T3">=</text:span><text:span text:style-name="T5">"D" </text:span><text:span text:style-name="T4">K </text:span><text:span text:style-name="T2">DIC </text:span><text:span text:style-name="T4">S </text:span><text:span text:style-name="T2">DIC</text:span><text:span text:style-name="T3">=</text:span><text:span text:style-name="T5">"^VA(200,"</text:span><text:span text:style-name="T3">,</text:span><text:span text:style-name="T2">DIC</text:span><text:span text:style-name="T3">(0)=</text:span><text:span text:style-name="T5">"AEQMZ"</text:span><text:span text:style-name="T3">,</text:span><text:span text:style-name="T2">DIC</text:span><text:span text:style-name="T3">(</text:span><text:span text:style-name="T5">"A"</text:span><text:span text:style-name="T3">)=</text:span><text:span text:style-name="T5">"Select Provider: "</text:span><text:span text:style-name="T3">,</text:span><text:span text:style-name="T2">DIC</text:span><text:span text:style-name="T3">(</text:span><text:span text:style-name="T5">"S"</text:span><text:span text:style-name="T3">)=</text:span><text:span text:style-name="T5">"I $D(^VA(200,""AK.PROVIDER"",$P(^(0),U)))" </text:span><text:span text:style-name="T4">D </text:span><text:span text:style-name="T3">^DIC </text:span><text:span text:style-name="T4">K </text:span><text:span text:style-name="T2">DIC </text:span><text:span text:style-name="T4">Q</text:span><text:span text:style-name="T3">:</text:span><text:span text:style-name="T2">Y</text:span><text:span text:style-name="T3">&lt;1  </text:span><text:span text:style-name="T4">S </text:span><text:span text:style-name="T2">LRM</text:span><text:span text:style-name="T3">(</text:span><text:span text:style-name="T2">LRASK</text:span><text:span text:style-name="T3">,</text:span><text:span text:style-name="T5">"S"</text:span><text:span text:style-name="T3">)=</text:span><text:span text:style-name="T4">$E</text:span><text:span text:style-name="T3">(</text:span><text:span text:style-name="T4">$P</text:span><text:span text:style-name="T3">(^VA(200,+</text:span><text:span text:style-name="T2">Y</text:span><text:span text:style-name="T3">,0),</text:span><text:span text:style-name="T2">U</text:span><text:span text:style-name="T3">),1,15)_</text:span><text:span text:style-name="T2">U</text:span><text:span text:style-name="T3">_+</text:span><text:span text:style-name="T2">Y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SEZA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10" office:value-type="string" calcext:value-type="string">
            <text:p>CHECK <text:span text:style-name="T1">I </text:span><text:span text:style-name="T3">'</text:span><text:span text:style-name="T4">$D</text:span><text:span text:style-name="T3">(^LAB(62.06,</text:span><text:span text:style-name="T5">"AJ"</text:span><text:span text:style-name="T3">,</text:span><text:span text:style-name="T2">LRBN</text:span><text:span text:style-name="T3">,</text:span><text:span text:style-name="T2">X</text:span><text:span text:style-name="T3">)) </text:span><text:span text:style-name="T4">W</text:span><text:span text:style-name="T3">:</text:span><text:span text:style-name="T2">X</text:span><text:span text:style-name="T3">'=</text:span><text:span text:style-name="T5">"?" </text:span><text:span text:style-name="T3">!,</text:span><text:span text:style-name="T5">"Not an interpretation for this antibiotic." </text:span><text:span text:style-name="T4">S </text:span><text:span text:style-name="T2">J</text:span><text:span text:style-name="T3">=0 </text:span><text:span text:style-name="T4">W </text:span><text:span text:style-name="T3">!,</text:span><text:span text:style-name="T5">"You must use:" </text:span><text:span text:style-name="T4">F </text:span><text:span text:style-name="T2">I</text:span><text:span text:style-name="T3">=0:0 </text:span><text:span text:style-name="T4">S </text:span><text:span text:style-name="T2">J</text:span><text:span text:style-name="T3">=</text:span><text:span text:style-name="T4">$O</text:span><text:span text:style-name="T3">(^LAB(62.06,</text:span><text:span text:style-name="T5">"AJ"</text:span><text:span text:style-name="T3">,</text:span><text:span text:style-name="T2">LRBN</text:span><text:span text:style-name="T3">,</text:span><text:span text:style-name="T2">J</text:span><text:span text:style-name="T3">)) </text:span><text:span text:style-name="T4">Q</text:span><text:span text:style-name="T3">:</text:span><text:span text:style-name="T2">J</text:span><text:span text:style-name="T3">=</text:span><text:span text:style-name="T5">""  </text:span><text:span text:style-name="T4">W </text:span><text:span text:style-name="T3">!,?5,</text:span><text:span text:style-name="T2">J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SEZA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10" office:value-type="string" calcext:value-type="string">
            <text:p>CHECK <text:span text:style-name="T1">I </text:span><text:span text:style-name="T3">'</text:span><text:span text:style-name="T4">$D</text:span><text:span text:style-name="T3">(^LAB(62.06,</text:span><text:span text:style-name="T5">"AJ"</text:span><text:span text:style-name="T3">,</text:span><text:span text:style-name="T2">LRBN</text:span><text:span text:style-name="T3">,</text:span><text:span text:style-name="T2">X</text:span><text:span text:style-name="T3">)) </text:span><text:span text:style-name="T4">W</text:span><text:span text:style-name="T3">:</text:span><text:span text:style-name="T2">X</text:span><text:span text:style-name="T3">'=</text:span><text:span text:style-name="T5">"?" </text:span><text:span text:style-name="T3">!,</text:span><text:span text:style-name="T5">"Not an interpretation for this antibiotic." </text:span><text:span text:style-name="T4">S </text:span><text:span text:style-name="T2">J</text:span><text:span text:style-name="T3">=0 </text:span><text:span text:style-name="T4">W </text:span><text:span text:style-name="T3">!,</text:span><text:span text:style-name="T5">"You must use:" </text:span><text:span text:style-name="T4">F </text:span><text:span text:style-name="T2">I</text:span><text:span text:style-name="T3">=0:0 </text:span><text:span text:style-name="T4">S </text:span><text:span text:style-name="T2">J</text:span><text:span text:style-name="T3">=</text:span><text:span text:style-name="T4">$O</text:span><text:span text:style-name="T3">(^LAB(62.06,</text:span><text:span text:style-name="T5">"AJ"</text:span><text:span text:style-name="T3">,</text:span><text:span text:style-name="T2">LRBN</text:span><text:span text:style-name="T3">,</text:span><text:span text:style-name="T2">J</text:span><text:span text:style-name="T3">)) </text:span><text:span text:style-name="T4">Q</text:span><text:span text:style-name="T3">:</text:span><text:span text:style-name="T2">J</text:span><text:span text:style-name="T3">=</text:span><text:span text:style-name="T5">""  </text:span><text:span text:style-name="T4">W </text:span><text:span text:style-name="T3">!,?5,</text:span><text:span text:style-name="T2">J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SEZA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I $D</text:span><text:span text:style-name="T3">(^LAB(62.06,</text:span><text:span text:style-name="T5">"AJ"</text:span><text:span text:style-name="T3">,</text:span><text:span text:style-name="T2">LRBN</text:span><text:span text:style-name="T3">,</text:span><text:span text:style-name="T2">X</text:span><text:span text:style-name="T3">)) </text:span><text:span text:style-name="T4">S </text:span><text:span text:style-name="T2">LROK</text:span><text:span text:style-name="T3">=1,</text:span><text:span text:style-name="T2">LRAP</text:span><text:span text:style-name="T3">(</text:span><text:span text:style-name="T2">LRBN</text:span><text:span text:style-name="T3">)=</text:span><text:span text:style-name="T2">X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SEZB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OR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OR</text:span><text:span text:style-name="T3">=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OR</text:span><text:span text:style-name="T3">)) </text:span><text:span text:style-name="T4">Q</text:span><text:span text:style-name="T3">:</text:span><text:span text:style-name="T2">LROR</text:span><text:span text:style-name="T3">&lt;1  </text:span><text:span text:style-name="T4">S </text:span><text:span text:style-name="T2">LRBUG</text:span><text:span text:style-name="T3">=+^(</text:span><text:span text:style-name="T2">LROR</text:span><text:span text:style-name="T3">,0),</text:span><text:span text:style-name="T2">LRQUANT</text:span><text:span text:style-name="T3">=</text:span><text:span text:style-name="T4">$P</text:span><text:span text:style-name="T3">(^(0),</text:span><text:span text:style-name="T2">U</text:span><text:span text:style-name="T3">,2),</text:span><text:span text:style-name="T2">LRBUG</text:span><text:span text:style-name="T3">=</text:span><text:span text:style-name="T4">$S</text:span><text:span text:style-name="T3">('</text:span><text:span text:style-name="T4">$D</text:span><text:span text:style-name="T3">(</text:span><text:span text:style-name="T2">LRSGL</text:span><text:span text:style-name="T3">):</text:span><text:span text:style-name="T2">LRBUG</text:span><text:span text:style-name="T3">,</text:span><text:span text:style-name="T2">LRSGL</text:span><text:span text:style-name="T3">=</text:span><text:span text:style-name="T2">LRBUG</text:span><text:span text:style-name="T3">:</text:span><text:span text:style-name="T2">LRBUG</text:span><text:span text:style-name="T3">,1:0) </text:span><text:span text:style-name="T4">D</text:span><text:span text:style-name="T3">:</text:span><text:span text:style-name="T2">LRBUG </text:span><text:span text:style-name="T6">SETUP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SEZB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OR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OR</text:span><text:span text:style-name="T3">=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OR</text:span><text:span text:style-name="T3">)) </text:span><text:span text:style-name="T4">Q</text:span><text:span text:style-name="T3">:</text:span><text:span text:style-name="T2">LROR</text:span><text:span text:style-name="T3">&lt;1  </text:span><text:span text:style-name="T4">S </text:span><text:span text:style-name="T2">LRBUG</text:span><text:span text:style-name="T3">=+^(</text:span><text:span text:style-name="T2">LROR</text:span><text:span text:style-name="T3">,0),</text:span><text:span text:style-name="T2">LRQUANT</text:span><text:span text:style-name="T3">=</text:span><text:span text:style-name="T4">$P</text:span><text:span text:style-name="T3">(^(0),</text:span><text:span text:style-name="T2">U</text:span><text:span text:style-name="T3">,2),</text:span><text:span text:style-name="T2">LRBUG</text:span><text:span text:style-name="T3">=</text:span><text:span text:style-name="T4">$S</text:span><text:span text:style-name="T3">('</text:span><text:span text:style-name="T4">$D</text:span><text:span text:style-name="T3">(</text:span><text:span text:style-name="T2">LRSGL</text:span><text:span text:style-name="T3">):</text:span><text:span text:style-name="T2">LRBUG</text:span><text:span text:style-name="T3">,</text:span><text:span text:style-name="T2">LRSGL</text:span><text:span text:style-name="T3">=</text:span><text:span text:style-name="T2">LRBUG</text:span><text:span text:style-name="T3">:</text:span><text:span text:style-name="T2">LRBUG</text:span><text:span text:style-name="T3">,1:0) </text:span><text:span text:style-name="T4">D</text:span><text:span text:style-name="T3">:</text:span><text:span text:style-name="T2">LRBUG </text:span><text:span text:style-name="T6">SETUP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8">
          <table:table-cell table:style-name="ce2" office:value-type="string" calcext:value-type="string">
            <text:p>LRMISEZB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10" office:value-type="string" calcext:value-type="string">
            <text:p>AP <text:span text:style-name="T1">S </text:span><text:span text:style-name="T2">LROR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OR</text:span><text:span text:style-name="T3">=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OR</text:span><text:span text:style-name="T3">)) </text:span><text:span text:style-name="T4">Q</text:span><text:span text:style-name="T3">:</text:span><text:span text:style-name="T2">LROR</text:span><text:span text:style-name="T3">&lt;1  </text:span><text:span text:style-name="T4">S </text:span><text:span text:style-name="T2">LROK</text:span><text:span text:style-name="T3">=1 </text:span><text:span text:style-name="T4">D </text:span><text:span text:style-name="T6">APCHK </text:span><text:span text:style-name="T4">I </text:span><text:span text:style-name="T2">LROK </text:span><text:span text:style-name="T4">S </text:span><text:span text:style-name="T2">LRBUG</text:span><text:span text:style-name="T3">=+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OR</text:span><text:span text:style-name="T3">,0),</text:span><text:span text:style-name="T2">LRQUANT</text:span><text:span text:style-name="T3">=</text:span><text:span text:style-name="T4">$P</text:span><text:span text:style-name="T3">(^(0),</text:span><text:span text:style-name="T2">U</text:span><text:span text:style-name="T3">,2),</text:span><text:span text:style-name="T2">LRBUG</text:span><text:span text:style-name="T3">=</text:span><text:span text:style-name="T4">$S</text:span><text:span text:style-name="T3">('</text:span><text:span text:style-name="T4">$D</text:span><text:span text:style-name="T3">(</text:span><text:span text:style-name="T2">LRSGL</text:span><text:span text:style-name="T3">):</text:span><text:span text:style-name="T2">LRBUG</text:span><text:span text:style-name="T3">,</text:span><text:span text:style-name="T2">LRSGL</text:span><text:span text:style-name="T3">=</text:span><text:span text:style-name="T2">LRBUG</text:span><text:span text:style-name="T3">:</text:span><text:span text:style-name="T2">LRBUG</text:span><text:span text:style-name="T3">,1:0) </text:span><text:span text:style-name="T4">D</text:span><text:span text:style-name="T3">:</text:span><text:span text:style-name="T2">LRBUG </text:span><text:span text:style-name="T6">SETUP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8">
          <table:table-cell table:style-name="ce2" office:value-type="string" calcext:value-type="string">
            <text:p>LRMISEZB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10" office:value-type="string" calcext:value-type="string">
            <text:p>AP <text:span text:style-name="T1">S </text:span><text:span text:style-name="T2">LROR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OR</text:span><text:span text:style-name="T3">=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OR</text:span><text:span text:style-name="T3">)) </text:span><text:span text:style-name="T4">Q</text:span><text:span text:style-name="T3">:</text:span><text:span text:style-name="T2">LROR</text:span><text:span text:style-name="T3">&lt;1  </text:span><text:span text:style-name="T4">S </text:span><text:span text:style-name="T2">LROK</text:span><text:span text:style-name="T3">=1 </text:span><text:span text:style-name="T4">D </text:span><text:span text:style-name="T6">APCHK </text:span><text:span text:style-name="T4">I </text:span><text:span text:style-name="T2">LROK </text:span><text:span text:style-name="T4">S </text:span><text:span text:style-name="T2">LRBUG</text:span><text:span text:style-name="T3">=+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OR</text:span><text:span text:style-name="T3">,0),</text:span><text:span text:style-name="T2">LRQUANT</text:span><text:span text:style-name="T3">=</text:span><text:span text:style-name="T4">$P</text:span><text:span text:style-name="T3">(^(0),</text:span><text:span text:style-name="T2">U</text:span><text:span text:style-name="T3">,2),</text:span><text:span text:style-name="T2">LRBUG</text:span><text:span text:style-name="T3">=</text:span><text:span text:style-name="T4">$S</text:span><text:span text:style-name="T3">('</text:span><text:span text:style-name="T4">$D</text:span><text:span text:style-name="T3">(</text:span><text:span text:style-name="T2">LRSGL</text:span><text:span text:style-name="T3">):</text:span><text:span text:style-name="T2">LRBUG</text:span><text:span text:style-name="T3">,</text:span><text:span text:style-name="T2">LRSGL</text:span><text:span text:style-name="T3">=</text:span><text:span text:style-name="T2">LRBUG</text:span><text:span text:style-name="T3">:</text:span><text:span text:style-name="T2">LRBUG</text:span><text:span text:style-name="T3">,1:0) </text:span><text:span text:style-name="T4">D</text:span><text:span text:style-name="T3">:</text:span><text:span text:style-name="T2">LRBUG </text:span><text:span text:style-name="T6">SETUP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8">
          <table:table-cell table:style-name="ce2" office:value-type="string" calcext:value-type="string">
            <text:p>LRMISEZB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LUS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10" office:value-type="string" calcext:value-type="string">
            <text:p>AP <text:span text:style-name="T1">S </text:span><text:span text:style-name="T2">LROR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OR</text:span><text:span text:style-name="T3">=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OR</text:span><text:span text:style-name="T3">)) </text:span><text:span text:style-name="T4">Q</text:span><text:span text:style-name="T3">:</text:span><text:span text:style-name="T2">LROR</text:span><text:span text:style-name="T3">&lt;1  </text:span><text:span text:style-name="T4">S </text:span><text:span text:style-name="T2">LROK</text:span><text:span text:style-name="T3">=1 </text:span><text:span text:style-name="T4">D </text:span><text:span text:style-name="T6">APCHK </text:span><text:span text:style-name="T4">I </text:span><text:span text:style-name="T2">LROK </text:span><text:span text:style-name="T4">S </text:span><text:span text:style-name="T2">LRBUG</text:span><text:span text:style-name="T3">=+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OR</text:span><text:span text:style-name="T3">,0),</text:span><text:span text:style-name="T2">LRQUANT</text:span><text:span text:style-name="T3">=</text:span><text:span text:style-name="T4">$P</text:span><text:span text:style-name="T3">(^(0),</text:span><text:span text:style-name="T2">U</text:span><text:span text:style-name="T3">,2),</text:span><text:span text:style-name="T2">LRBUG</text:span><text:span text:style-name="T3">=</text:span><text:span text:style-name="T4">$S</text:span><text:span text:style-name="T3">('</text:span><text:span text:style-name="T4">$D</text:span><text:span text:style-name="T3">(</text:span><text:span text:style-name="T2">LRSGL</text:span><text:span text:style-name="T3">):</text:span><text:span text:style-name="T2">LRBUG</text:span><text:span text:style-name="T3">,</text:span><text:span text:style-name="T2">LRSGL</text:span><text:span text:style-name="T3">=</text:span><text:span text:style-name="T2">LRBUG</text:span><text:span text:style-name="T3">:</text:span><text:span text:style-name="T2">LRBUG</text:span><text:span text:style-name="T3">,1:0) </text:span><text:span text:style-name="T4">D</text:span><text:span text:style-name="T3">:</text:span><text:span text:style-name="T2">LRBUG </text:span><text:span text:style-name="T6">SETUP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SEZB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10" office:value-type="string" calcext:value-type="string">
            <text:p>APCHK <text:span text:style-name="T1">S </text:span><text:span text:style-name="T2">LRBN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BN</text:span><text:span text:style-name="T3">=</text:span><text:span text:style-name="T4">$O</text:span><text:span text:style-name="T3">(</text:span><text:span text:style-name="T2">LRAP</text:span><text:span text:style-name="T3">(</text:span><text:span text:style-name="T2">LRBN</text:span><text:span text:style-name="T3">)) </text:span><text:span text:style-name="T4">Q</text:span><text:span text:style-name="T3">:</text:span><text:span text:style-name="T2">LRBN</text:span><text:span text:style-name="T3">=</text:span><text:span text:style-name="T5">""  </text:span><text:span text:style-name="T4">S</text:span><text:span text:style-name="T3">:'</text:span><text:span text:style-name="T4">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OR</text:span><text:span text:style-name="T3">,</text:span><text:span text:style-name="T2">LRBN</text:span><text:span text:style-name="T3">)) </text:span><text:span text:style-name="T2">LROK</text:span><text:span text:style-name="T3">=0 </text:span><text:span text:style-name="T4">Q</text:span><text:span text:style-name="T3">:'</text:span><text:span text:style-name="T2">LROK  </text:span><text:span text:style-name="T4">I $L</text:span><text:span text:style-name="T3">(^(</text:span><text:span text:style-name="T2">LRBN</text:span><text:span text:style-name="T3">)) </text:span><text:span text:style-name="T4">S </text:span><text:span text:style-name="T2">LROK</text:span><text:span text:style-name="T3">=</text:span><text:span text:style-name="T4">$S</text:span><text:span text:style-name="T3">(</text:span><text:span text:style-name="T4">$L</text:span><text:span text:style-name="T3">(</text:span><text:span text:style-name="T4">$P</text:span><text:span text:style-name="T3">(^(</text:span><text:span text:style-name="T2">LRBN</text:span><text:span text:style-name="T3">),</text:span><text:span text:style-name="T2">U</text:span><text:span text:style-name="T3">,2)):</text:span><text:span text:style-name="T4">$P</text:span><text:span text:style-name="T3">(^(</text:span><text:span text:style-name="T2">LRBN</text:span><text:span text:style-name="T3">),</text:span><text:span text:style-name="T2">U</text:span><text:span text:style-name="T3">,2)=</text:span><text:span text:style-name="T2">LRAP</text:span><text:span text:style-name="T3">(</text:span><text:span text:style-name="T2">LRBN</text:span><text:span text:style-name="T3">),1:</text:span><text:span text:style-name="T4">$P</text:span><text:span text:style-name="T3">(^(</text:span><text:span text:style-name="T2">LRBN</text:span><text:span text:style-name="T3">),</text:span><text:span text:style-name="T2">U</text:span><text:span text:style-name="T3">)=</text:span><text:span text:style-name="T2">LRAP</text:span><text:span text:style-name="T3">(</text:span><text:span text:style-name="T2">LRBN</text:span><text:span text:style-name="T3">))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SEZB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ONDITIONAL SET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10" office:value-type="string" calcext:value-type="string">
            <text:p>APCHK <text:span text:style-name="T1">S </text:span><text:span text:style-name="T2">LRBN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BN</text:span><text:span text:style-name="T3">=</text:span><text:span text:style-name="T4">$O</text:span><text:span text:style-name="T3">(</text:span><text:span text:style-name="T2">LRAP</text:span><text:span text:style-name="T3">(</text:span><text:span text:style-name="T2">LRBN</text:span><text:span text:style-name="T3">)) </text:span><text:span text:style-name="T4">Q</text:span><text:span text:style-name="T3">:</text:span><text:span text:style-name="T2">LRBN</text:span><text:span text:style-name="T3">=</text:span><text:span text:style-name="T5">""  </text:span><text:span text:style-name="T4">S</text:span><text:span text:style-name="T3">:'</text:span><text:span text:style-name="T4">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OR</text:span><text:span text:style-name="T3">,</text:span><text:span text:style-name="T2">LRBN</text:span><text:span text:style-name="T3">)) </text:span><text:span text:style-name="T2">LROK</text:span><text:span text:style-name="T3">=0 </text:span><text:span text:style-name="T4">Q</text:span><text:span text:style-name="T3">:'</text:span><text:span text:style-name="T2">LROK  </text:span><text:span text:style-name="T4">I $L</text:span><text:span text:style-name="T3">(^(</text:span><text:span text:style-name="T2">LRBN</text:span><text:span text:style-name="T3">)) </text:span><text:span text:style-name="T4">S </text:span><text:span text:style-name="T2">LROK</text:span><text:span text:style-name="T3">=</text:span><text:span text:style-name="T4">$S</text:span><text:span text:style-name="T3">(</text:span><text:span text:style-name="T4">$L</text:span><text:span text:style-name="T3">(</text:span><text:span text:style-name="T4">$P</text:span><text:span text:style-name="T3">(^(</text:span><text:span text:style-name="T2">LRBN</text:span><text:span text:style-name="T3">),</text:span><text:span text:style-name="T2">U</text:span><text:span text:style-name="T3">,2)):</text:span><text:span text:style-name="T4">$P</text:span><text:span text:style-name="T3">(^(</text:span><text:span text:style-name="T2">LRBN</text:span><text:span text:style-name="T3">),</text:span><text:span text:style-name="T2">U</text:span><text:span text:style-name="T3">,2)=</text:span><text:span text:style-name="T2">LRAP</text:span><text:span text:style-name="T3">(</text:span><text:span text:style-name="T2">LRBN</text:span><text:span text:style-name="T3">),1:</text:span><text:span text:style-name="T4">$P</text:span><text:span text:style-name="T3">(^(</text:span><text:span text:style-name="T2">LRBN</text:span><text:span text:style-name="T3">),</text:span><text:span text:style-name="T2">U</text:span><text:span text:style-name="T3">)=</text:span><text:span text:style-name="T2">LRAP</text:span><text:span text:style-name="T3">(</text:span><text:span text:style-name="T2">LRBN</text:span><text:span text:style-name="T3">)) </text:span><text:span text:style-name="T4">Q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SEZB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10" office:value-type="string" calcext:value-type="string">
            <text:p>APCHK <text:span text:style-name="T1">S </text:span><text:span text:style-name="T2">LRBN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BN</text:span><text:span text:style-name="T3">=</text:span><text:span text:style-name="T4">$O</text:span><text:span text:style-name="T3">(</text:span><text:span text:style-name="T2">LRAP</text:span><text:span text:style-name="T3">(</text:span><text:span text:style-name="T2">LRBN</text:span><text:span text:style-name="T3">)) </text:span><text:span text:style-name="T4">Q</text:span><text:span text:style-name="T3">:</text:span><text:span text:style-name="T2">LRBN</text:span><text:span text:style-name="T3">=</text:span><text:span text:style-name="T5">""  </text:span><text:span text:style-name="T4">S</text:span><text:span text:style-name="T3">:'</text:span><text:span text:style-name="T4">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OR</text:span><text:span text:style-name="T3">,</text:span><text:span text:style-name="T2">LRBN</text:span><text:span text:style-name="T3">)) </text:span><text:span text:style-name="T2">LROK</text:span><text:span text:style-name="T3">=0 </text:span><text:span text:style-name="T4">Q</text:span><text:span text:style-name="T3">:'</text:span><text:span text:style-name="T2">LROK  </text:span><text:span text:style-name="T4">I $L</text:span><text:span text:style-name="T3">(^(</text:span><text:span text:style-name="T2">LRBN</text:span><text:span text:style-name="T3">)) </text:span><text:span text:style-name="T4">S </text:span><text:span text:style-name="T2">LROK</text:span><text:span text:style-name="T3">=</text:span><text:span text:style-name="T4">$S</text:span><text:span text:style-name="T3">(</text:span><text:span text:style-name="T4">$L</text:span><text:span text:style-name="T3">(</text:span><text:span text:style-name="T4">$P</text:span><text:span text:style-name="T3">(^(</text:span><text:span text:style-name="T2">LRBN</text:span><text:span text:style-name="T3">),</text:span><text:span text:style-name="T2">U</text:span><text:span text:style-name="T3">,2)):</text:span><text:span text:style-name="T4">$P</text:span><text:span text:style-name="T3">(^(</text:span><text:span text:style-name="T2">LRBN</text:span><text:span text:style-name="T3">),</text:span><text:span text:style-name="T2">U</text:span><text:span text:style-name="T3">,2)=</text:span><text:span text:style-name="T2">LRAP</text:span><text:span text:style-name="T3">(</text:span><text:span text:style-name="T2">LRBN</text:span><text:span text:style-name="T3">),1:</text:span><text:span text:style-name="T4">$P</text:span><text:span text:style-name="T3">(^(</text:span><text:span text:style-name="T2">LRBN</text:span><text:span text:style-name="T3">),</text:span><text:span text:style-name="T2">U</text:span><text:span text:style-name="T3">)=</text:span><text:span text:style-name="T2">LRAP</text:span><text:span text:style-name="T3">(</text:span><text:span text:style-name="T2">LRBN</text:span><text:span text:style-name="T3">))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SEZB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10" office:value-type="string" calcext:value-type="string">
            <text:p>SETUP <text:span text:style-name="T1">S </text:span><text:span text:style-name="T2">X</text:span><text:span text:style-name="T3">=</text:span><text:span text:style-name="T4">$P</text:span><text:span text:style-name="T3">(^LAB(61.2,</text:span><text:span text:style-name="T2">LRBUG</text:span><text:span text:style-name="T3">,0),</text:span><text:span text:style-name="T2">U</text:span><text:span text:style-name="T3">,3),</text:span><text:span text:style-name="T2">LRBUG</text:span><text:span text:style-name="T3">=</text:span><text:span text:style-name="T4">$S</text:span><text:span text:style-name="T3">(</text:span><text:span text:style-name="T4">$L</text:span><text:span text:style-name="T3">(</text:span><text:span text:style-name="T2">X</text:span><text:span text:style-name="T3">):</text:span><text:span text:style-name="T4">$E</text:span><text:span text:style-name="T3">(</text:span><text:span text:style-name="T2">X</text:span><text:span text:style-name="T3">,1),1:</text:span><text:span text:style-name="T5">" "</text:span><text:span text:style-name="T3">)_</text:span><text:span text:style-name="T4">$E</text:span><text:span text:style-name="T3">(^(0),1,2)_</text:span><text:span text:style-name="T2">LRBUG</text:span><text:span text:style-name="T3">,</text:span><text:span text:style-name="T2">LRESULT</text:span><text:span text:style-name="T3">=</text:span><text:span text:style-name="T2">LRDAT</text:span><text:span text:style-name="T3">_</text:span><text:span text:style-name="T2">U</text:span><text:span text:style-name="T3">_</text:span><text:span text:style-name="T2">SSN</text:span><text:span text:style-name="T3">_</text:span><text:span text:style-name="T2">U</text:span><text:span text:style-name="T3">_</text:span><text:span text:style-name="T2">LRQUANT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SEZB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10" office:value-type="string" calcext:value-type="string">
            <text:p>SETUP <text:span text:style-name="T1">S </text:span><text:span text:style-name="T2">X</text:span><text:span text:style-name="T3">=</text:span><text:span text:style-name="T4">$P</text:span><text:span text:style-name="T3">(^LAB(61.2,</text:span><text:span text:style-name="T2">LRBUG</text:span><text:span text:style-name="T3">,0),</text:span><text:span text:style-name="T2">U</text:span><text:span text:style-name="T3">,3),</text:span><text:span text:style-name="T2">LRBUG</text:span><text:span text:style-name="T3">=</text:span><text:span text:style-name="T4">$S</text:span><text:span text:style-name="T3">(</text:span><text:span text:style-name="T4">$L</text:span><text:span text:style-name="T3">(</text:span><text:span text:style-name="T2">X</text:span><text:span text:style-name="T3">):</text:span><text:span text:style-name="T4">$E</text:span><text:span text:style-name="T3">(</text:span><text:span text:style-name="T2">X</text:span><text:span text:style-name="T3">,1),1:</text:span><text:span text:style-name="T5">" "</text:span><text:span text:style-name="T3">)_</text:span><text:span text:style-name="T4">$E</text:span><text:span text:style-name="T3">(^(0),1,2)_</text:span><text:span text:style-name="T2">LRBUG</text:span><text:span text:style-name="T3">,</text:span><text:span text:style-name="T2">LRESULT</text:span><text:span text:style-name="T3">=</text:span><text:span text:style-name="T2">LRDAT</text:span><text:span text:style-name="T3">_</text:span><text:span text:style-name="T2">U</text:span><text:span text:style-name="T3">_</text:span><text:span text:style-name="T2">SSN</text:span><text:span text:style-name="T3">_</text:span><text:span text:style-name="T2">U</text:span><text:span text:style-name="T3">_</text:span><text:span text:style-name="T2">LRQUANT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SEZB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10" office:value-type="string" calcext:value-type="string">
            <text:p>SETUP <text:span text:style-name="T1">S </text:span><text:span text:style-name="T2">X</text:span><text:span text:style-name="T3">=</text:span><text:span text:style-name="T4">$P</text:span><text:span text:style-name="T3">(^LAB(61.2,</text:span><text:span text:style-name="T2">LRBUG</text:span><text:span text:style-name="T3">,0),</text:span><text:span text:style-name="T2">U</text:span><text:span text:style-name="T3">,3),</text:span><text:span text:style-name="T2">LRBUG</text:span><text:span text:style-name="T3">=</text:span><text:span text:style-name="T4">$S</text:span><text:span text:style-name="T3">(</text:span><text:span text:style-name="T4">$L</text:span><text:span text:style-name="T3">(</text:span><text:span text:style-name="T2">X</text:span><text:span text:style-name="T3">):</text:span><text:span text:style-name="T4">$E</text:span><text:span text:style-name="T3">(</text:span><text:span text:style-name="T2">X</text:span><text:span text:style-name="T3">,1),1:</text:span><text:span text:style-name="T5">" "</text:span><text:span text:style-name="T3">)_</text:span><text:span text:style-name="T4">$E</text:span><text:span text:style-name="T3">(^(0),1,2)_</text:span><text:span text:style-name="T2">LRBUG</text:span><text:span text:style-name="T3">,</text:span><text:span text:style-name="T2">LRESULT</text:span><text:span text:style-name="T3">=</text:span><text:span text:style-name="T2">LRDAT</text:span><text:span text:style-name="T3">_</text:span><text:span text:style-name="T2">U</text:span><text:span text:style-name="T3">_</text:span><text:span text:style-name="T2">SSN</text:span><text:span text:style-name="T3">_</text:span><text:span text:style-name="T2">U</text:span><text:span text:style-name="T3">_</text:span><text:span text:style-name="T2">LRQUANT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SEZB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F </text:span><text:span text:style-name="T2">S</text:span><text:span text:style-name="T3">=2:0 </text:span><text:span text:style-name="T4">S </text:span><text:span text:style-name="T2">S</text:span><text:span text:style-name="T3">=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OR</text:span><text:span text:style-name="T3">,</text:span><text:span text:style-name="T2">S</text:span><text:span text:style-name="T3">)) </text:span><text:span text:style-name="T4">Q</text:span><text:span text:style-name="T3">:</text:span><text:span text:style-name="T2">S</text:span><text:span text:style-name="T3">=</text:span><text:span text:style-name="T5">""</text:span><text:span text:style-name="T3">!(</text:span><text:span text:style-name="T2">S</text:span><text:span text:style-name="T3">'&lt;3)  </text:span><text:span text:style-name="T4">I $D</text:span><text:span text:style-name="T3">(^LAB(62.06,</text:span><text:span text:style-name="T5">"AI"</text:span><text:span text:style-name="T3">,</text:span><text:span text:style-name="T2">S</text:span><text:span text:style-name="T3">)),</text:span><text:span text:style-name="T4">$L</text:span><text:span text:style-name="T3">(</text:span><text:span text:style-name="T4">$P</text:span><text:span text:style-name="T3">(^(</text:span><text:span text:style-name="T2">S</text:span><text:span text:style-name="T3">),</text:span><text:span text:style-name="T2">U</text:span><text:span text:style-name="T3">,2)) </text:span><text:span text:style-name="T4">D </text:span><text:span text:style-name="T6">BUG2A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SEZB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F </text:span><text:span text:style-name="T2">S</text:span><text:span text:style-name="T3">=2:0 </text:span><text:span text:style-name="T4">S </text:span><text:span text:style-name="T2">S</text:span><text:span text:style-name="T3">=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OR</text:span><text:span text:style-name="T3">,</text:span><text:span text:style-name="T2">S</text:span><text:span text:style-name="T3">)) </text:span><text:span text:style-name="T4">Q</text:span><text:span text:style-name="T3">:</text:span><text:span text:style-name="T2">S</text:span><text:span text:style-name="T3">=</text:span><text:span text:style-name="T5">""</text:span><text:span text:style-name="T3">!(</text:span><text:span text:style-name="T2">S</text:span><text:span text:style-name="T3">'&lt;3)  </text:span><text:span text:style-name="T4">I $D</text:span><text:span text:style-name="T3">(^LAB(62.06,</text:span><text:span text:style-name="T5">"AI"</text:span><text:span text:style-name="T3">,</text:span><text:span text:style-name="T2">S</text:span><text:span text:style-name="T3">)),</text:span><text:span text:style-name="T4">$L</text:span><text:span text:style-name="T3">(</text:span><text:span text:style-name="T4">$P</text:span><text:span text:style-name="T3">(^(</text:span><text:span text:style-name="T2">S</text:span><text:span text:style-name="T3">),</text:span><text:span text:style-name="T2">U</text:span><text:span text:style-name="T3">,2)) </text:span><text:span text:style-name="T4">D </text:span><text:span text:style-name="T6">BUG2A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SEZB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F </text:span><text:span text:style-name="T2">S</text:span><text:span text:style-name="T3">=2:0 </text:span><text:span text:style-name="T4">S </text:span><text:span text:style-name="T2">S</text:span><text:span text:style-name="T3">=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OR</text:span><text:span text:style-name="T3">,</text:span><text:span text:style-name="T2">S</text:span><text:span text:style-name="T3">)) </text:span><text:span text:style-name="T4">Q</text:span><text:span text:style-name="T3">:</text:span><text:span text:style-name="T2">S</text:span><text:span text:style-name="T3">=</text:span><text:span text:style-name="T5">""</text:span><text:span text:style-name="T3">!(</text:span><text:span text:style-name="T2">S</text:span><text:span text:style-name="T3">'&lt;3)  </text:span><text:span text:style-name="T4">I $D</text:span><text:span text:style-name="T3">(^LAB(62.06,</text:span><text:span text:style-name="T5">"AI"</text:span><text:span text:style-name="T3">,</text:span><text:span text:style-name="T2">S</text:span><text:span text:style-name="T3">)),</text:span><text:span text:style-name="T4">$L</text:span><text:span text:style-name="T3">(</text:span><text:span text:style-name="T4">$P</text:span><text:span text:style-name="T3">(^(</text:span><text:span text:style-name="T2">S</text:span><text:span text:style-name="T3">),</text:span><text:span text:style-name="T2">U</text:span><text:span text:style-name="T3">,2)) </text:span><text:span text:style-name="T4">D </text:span><text:span text:style-name="T6">BUG2A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SEZB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10" office:value-type="string" calcext:value-type="string">
            <text:p>BUG2A <text:span text:style-name="T1">S </text:span><text:span text:style-name="T2">R</text:span><text:span text:style-name="T3">=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OR</text:span><text:span text:style-name="T3">,</text:span><text:span text:style-name="T2">S</text:span><text:span text:style-name="T3">) </text:span><text:span text:style-name="T4">Q</text:span><text:span text:style-name="T3">:'</text:span><text:span text:style-name="T4">$L</text:span><text:span text:style-name="T3">(</text:span><text:span text:style-name="T4">$P</text:span><text:span text:style-name="T3">(</text:span><text:span text:style-name="T2">R</text:span><text:span text:style-name="T3">,</text:span><text:span text:style-name="T2">U</text:span><text:span text:style-name="T3">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SEZB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LRESULT</text:span><text:span text:style-name="T3">=</text:span><text:span text:style-name="T4">$S</text:span><text:span text:style-name="T3">(</text:span><text:span text:style-name="T4">$L</text:span><text:span text:style-name="T3">(</text:span><text:span text:style-name="T4">$P</text:span><text:span text:style-name="T3">(</text:span><text:span text:style-name="T2">R</text:span><text:span text:style-name="T3">,</text:span><text:span text:style-name="T2">U</text:span><text:span text:style-name="T3">,2)):</text:span><text:span text:style-name="T4">$E</text:span><text:span text:style-name="T3">(</text:span><text:span text:style-name="T4">$P</text:span><text:span text:style-name="T3">(</text:span><text:span text:style-name="T2">R</text:span><text:span text:style-name="T3">,</text:span><text:span text:style-name="T2">U</text:span><text:span text:style-name="T3">,2)),1:</text:span><text:span text:style-name="T4">$P</text:span><text:span text:style-name="T3">(</text:span><text:span text:style-name="T2">R</text:span><text:span text:style-name="T3">,</text:span><text:span text:style-name="T2">U</text:span><text:span text:style-name="T3">)),</text:span><text:span text:style-name="T2">LRDRUG</text:span><text:span text:style-name="T3">=</text:span><text:span text:style-name="T4">$P</text:span><text:span text:style-name="T3">(^LAB(62.06,</text:span><text:span text:style-name="T5">"AI"</text:span><text:span text:style-name="T3">,</text:span><text:span text:style-name="T2">S</text:span><text:span text:style-name="T3">),</text:span><text:span text:style-name="T2">U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SEZB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LRESULT</text:span><text:span text:style-name="T3">=</text:span><text:span text:style-name="T4">$S</text:span><text:span text:style-name="T3">(</text:span><text:span text:style-name="T4">$L</text:span><text:span text:style-name="T3">(</text:span><text:span text:style-name="T4">$P</text:span><text:span text:style-name="T3">(</text:span><text:span text:style-name="T2">R</text:span><text:span text:style-name="T3">,</text:span><text:span text:style-name="T2">U</text:span><text:span text:style-name="T3">,2)):</text:span><text:span text:style-name="T4">$E</text:span><text:span text:style-name="T3">(</text:span><text:span text:style-name="T4">$P</text:span><text:span text:style-name="T3">(</text:span><text:span text:style-name="T2">R</text:span><text:span text:style-name="T3">,</text:span><text:span text:style-name="T2">U</text:span><text:span text:style-name="T3">,2)),1:</text:span><text:span text:style-name="T4">$P</text:span><text:span text:style-name="T3">(</text:span><text:span text:style-name="T2">R</text:span><text:span text:style-name="T3">,</text:span><text:span text:style-name="T2">U</text:span><text:span text:style-name="T3">)),</text:span><text:span text:style-name="T2">LRDRUG</text:span><text:span text:style-name="T3">=</text:span><text:span text:style-name="T4">$P</text:span><text:span text:style-name="T3">(^LAB(62.06,</text:span><text:span text:style-name="T5">"AI"</text:span><text:span text:style-name="T3">,</text:span><text:span text:style-name="T2">S</text:span><text:span text:style-name="T3">),</text:span><text:span text:style-name="T2">U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SR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C6</text:span><text:span text:style-name="T3">=+</text:span><text:span text:style-name="T4">$O</text:span><text:span text:style-name="T3">(^LAB(62.06,</text:span><text:span text:style-name="T5">"C"</text:span><text:span text:style-name="T3">,</text:span><text:span text:style-name="T4">$P</text:span><text:span text:style-name="T3">(</text:span><text:span text:style-name="T2">DQ</text:span><text:span text:style-name="T3">(</text:span><text:span text:style-name="T2">DQ</text:span><text:span text:style-name="T3">),</text:span><text:span text:style-name="T2">U</text:span><text:span text:style-name="T3">),0)) </text:span><text:span text:style-name="T4">I </text:span><text:span text:style-name="T2">X</text:span><text:span text:style-name="T3">[</text:span><text:span text:style-name="T5">"*" </text:span><text:span text:style-name="T4">D </text:span><text:span text:style-name="T6">STAR</text:span><text:span text:style-name="T3">^LRMISR1 </text:span><text:span text:style-name="T4">D </text:span><text:span text:style-name="T3">@</text:span><text:span text:style-name="T4">$S</text:span><text:span text:style-name="T3">(</text:span><text:span text:style-name="T4">$D</text:span><text:span text:style-name="T3">(</text:span><text:span text:style-name="T2">X</text:span><text:span text:style-name="T3">):</text:span><text:span text:style-name="T5">"SET"</text:span><text:span text:style-name="T3">,1:</text:span><text:span text:style-name="T5">"OUT"</text:span><text:span text:style-name="T3">)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SR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C6</text:span><text:span text:style-name="T3">=+</text:span><text:span text:style-name="T4">$O</text:span><text:span text:style-name="T3">(^LAB(62.06,</text:span><text:span text:style-name="T5">"C"</text:span><text:span text:style-name="T3">,</text:span><text:span text:style-name="T4">$P</text:span><text:span text:style-name="T3">(</text:span><text:span text:style-name="T2">DQ</text:span><text:span text:style-name="T3">(</text:span><text:span text:style-name="T2">DQ</text:span><text:span text:style-name="T3">),</text:span><text:span text:style-name="T2">U</text:span><text:span text:style-name="T3">),0)) </text:span><text:span text:style-name="T4">I </text:span><text:span text:style-name="T2">X</text:span><text:span text:style-name="T3">[</text:span><text:span text:style-name="T5">"*" </text:span><text:span text:style-name="T4">D </text:span><text:span text:style-name="T6">STAR</text:span><text:span text:style-name="T3">^LRMISR1 </text:span><text:span text:style-name="T4">D </text:span><text:span text:style-name="T3">@</text:span><text:span text:style-name="T4">$S</text:span><text:span text:style-name="T3">(</text:span><text:span text:style-name="T4">$D</text:span><text:span text:style-name="T3">(</text:span><text:span text:style-name="T2">X</text:span><text:span text:style-name="T3">):</text:span><text:span text:style-name="T5">"SET"</text:span><text:span text:style-name="T3">,1:</text:span><text:span text:style-name="T5">"OUT"</text:span><text:span text:style-name="T3">)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D @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LRMISR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I </text:span><text:span text:style-name="T3">'</text:span><text:span text:style-name="T4">$D</text:span><text:span text:style-name="T3">(^LAB(62.06,</text:span><text:span text:style-name="T2">C6</text:span><text:span text:style-name="T3">,1,</text:span><text:span text:style-name="T5">"B"</text:span><text:span text:style-name="T3">,</text:span><text:span text:style-name="T2">X</text:span><text:span text:style-name="T3">)) </text:span><text:span text:style-name="T4">K </text:span><text:span text:style-name="T2">X</text:span><text:span text:style-name="T3">,</text:span><text:span text:style-name="T2">C6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SR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10" office:value-type="string" calcext:value-type="string">
            <text:p>SET <text:span text:style-name="T1">S 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DA</text:span><text:span text:style-name="T3">(1),3,</text:span><text:span text:style-name="T2">DA</text:span><text:span text:style-name="T3">,</text:span><text:span text:style-name="T2">LRBN</text:span><text:span text:style-name="T3">),</text:span><text:span text:style-name="T2">U</text:span><text:span text:style-name="T3">,2)=</text:span><text:span text:style-name="T2">LRISR</text:span><text:span text:style-name="T3">,</text:span><text:span text:style-name="T4">$P</text:span><text:span text:style-name="T3">(^(</text:span><text:span text:style-name="T2">LRBN</text:span><text:span text:style-name="T3">),</text:span><text:span text:style-name="T2">U</text:span><text:span text:style-name="T3">,3)=</text:span><text:span text:style-name="T2">LRSCREEN </text:span><text:span text:style-name="T4">W</text:span><text:span text:style-name="T3">:</text:span><text:span text:style-name="T4">$L</text:span><text:span text:style-name="T3">(</text:span><text:span text:style-name="T2">LRISR</text:span><text:span text:style-name="T3">) </text:span><text:span text:style-name="T5">"  ("</text:span><text:span text:style-name="T3">,</text:span><text:span text:style-name="T2">LRISR</text:span><text:span text:style-name="T3">,</text:span><text:span text:style-name="T5">")" </text:span><text:span text:style-name="T4">I $L</text:span><text:span text:style-name="T3">(</text:span><text:span text:style-name="T2">LRSCREEN</text:span><text:span text:style-name="T3">) </text:span><text:span text:style-name="T4">W $S</text:span><text:span text:style-name="T3">(</text:span><text:span text:style-name="T2">LRSCREEN</text:span><text:span text:style-name="T3">=</text:span><text:span text:style-name="T5">"N"</text:span><text:span text:style-name="T3">:</text:span><text:span text:style-name="T5">"  (not displayed)"</text:span><text:span text:style-name="T3">,</text:span><text:span text:style-name="T2">LRSCREEN</text:span><text:span text:style-name="T3">=</text:span><text:span text:style-name="T5">"R"</text:span><text:span text:style-name="T3">:</text:span><text:span text:style-name="T5">"  (restricted display)"</text:span><text:span text:style-name="T3">,1:</text:span><text:span text:style-name="T5">""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SR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10" office:value-type="string" calcext:value-type="string">
            <text:p>SET <text:span text:style-name="T1">S 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DA</text:span><text:span text:style-name="T3">(1),3,</text:span><text:span text:style-name="T2">DA</text:span><text:span text:style-name="T3">,</text:span><text:span text:style-name="T2">LRBN</text:span><text:span text:style-name="T3">),</text:span><text:span text:style-name="T2">U</text:span><text:span text:style-name="T3">,2)=</text:span><text:span text:style-name="T2">LRISR</text:span><text:span text:style-name="T3">,</text:span><text:span text:style-name="T4">$P</text:span><text:span text:style-name="T3">(^(</text:span><text:span text:style-name="T2">LRBN</text:span><text:span text:style-name="T3">),</text:span><text:span text:style-name="T2">U</text:span><text:span text:style-name="T3">,3)=</text:span><text:span text:style-name="T2">LRSCREEN </text:span><text:span text:style-name="T4">W</text:span><text:span text:style-name="T3">:</text:span><text:span text:style-name="T4">$L</text:span><text:span text:style-name="T3">(</text:span><text:span text:style-name="T2">LRISR</text:span><text:span text:style-name="T3">) </text:span><text:span text:style-name="T5">"  ("</text:span><text:span text:style-name="T3">,</text:span><text:span text:style-name="T2">LRISR</text:span><text:span text:style-name="T3">,</text:span><text:span text:style-name="T5">")" </text:span><text:span text:style-name="T4">I $L</text:span><text:span text:style-name="T3">(</text:span><text:span text:style-name="T2">LRSCREEN</text:span><text:span text:style-name="T3">) </text:span><text:span text:style-name="T4">W $S</text:span><text:span text:style-name="T3">(</text:span><text:span text:style-name="T2">LRSCREEN</text:span><text:span text:style-name="T3">=</text:span><text:span text:style-name="T5">"N"</text:span><text:span text:style-name="T3">:</text:span><text:span text:style-name="T5">"  (not displayed)"</text:span><text:span text:style-name="T3">,</text:span><text:span text:style-name="T2">LRSCREEN</text:span><text:span text:style-name="T3">=</text:span><text:span text:style-name="T5">"R"</text:span><text:span text:style-name="T3">:</text:span><text:span text:style-name="T5">"  (restricted display)"</text:span><text:span text:style-name="T3">,1:</text:span><text:span text:style-name="T5">""</text:span><text:span text:style-name="T3">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SR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ET 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10" office:value-type="string" calcext:value-type="string">
            <text:p>SET <text:span text:style-name="T1">S 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DA</text:span><text:span text:style-name="T3">(1),3,</text:span><text:span text:style-name="T2">DA</text:span><text:span text:style-name="T3">,</text:span><text:span text:style-name="T2">LRBN</text:span><text:span text:style-name="T3">),</text:span><text:span text:style-name="T2">U</text:span><text:span text:style-name="T3">,2)=</text:span><text:span text:style-name="T2">LRISR</text:span><text:span text:style-name="T3">,</text:span><text:span text:style-name="T4">$P</text:span><text:span text:style-name="T3">(^(</text:span><text:span text:style-name="T2">LRBN</text:span><text:span text:style-name="T3">),</text:span><text:span text:style-name="T2">U</text:span><text:span text:style-name="T3">,3)=</text:span><text:span text:style-name="T2">LRSCREEN </text:span><text:span text:style-name="T4">W</text:span><text:span text:style-name="T3">:</text:span><text:span text:style-name="T4">$L</text:span><text:span text:style-name="T3">(</text:span><text:span text:style-name="T2">LRISR</text:span><text:span text:style-name="T3">) </text:span><text:span text:style-name="T5">"  ("</text:span><text:span text:style-name="T3">,</text:span><text:span text:style-name="T2">LRISR</text:span><text:span text:style-name="T3">,</text:span><text:span text:style-name="T5">")" </text:span><text:span text:style-name="T4">I $L</text:span><text:span text:style-name="T3">(</text:span><text:span text:style-name="T2">LRSCREEN</text:span><text:span text:style-name="T3">) </text:span><text:span text:style-name="T4">W $S</text:span><text:span text:style-name="T3">(</text:span><text:span text:style-name="T2">LRSCREEN</text:span><text:span text:style-name="T3">=</text:span><text:span text:style-name="T5">"N"</text:span><text:span text:style-name="T3">:</text:span><text:span text:style-name="T5">"  (not displayed)"</text:span><text:span text:style-name="T3">,</text:span><text:span text:style-name="T2">LRSCREEN</text:span><text:span text:style-name="T3">=</text:span><text:span text:style-name="T5">"R"</text:span><text:span text:style-name="T3">:</text:span><text:span text:style-name="T5">"  (restricted display)"</text:span><text:span text:style-name="T3">,1:</text:span><text:span text:style-name="T5">""</text:span><text:span text:style-name="T3">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SR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BN</text:span><text:span text:style-name="T3">=+</text:span><text:span text:style-name="T4">$P</text:span><text:span text:style-name="T3">(</text:span><text:span text:style-name="T2">DQ</text:span><text:span text:style-name="T3">(</text:span><text:span text:style-name="T2">DQ</text:span><text:span text:style-name="T3">),</text:span><text:span text:style-name="T2">U</text:span><text:span text:style-name="T3">,4) </text:span><text:span text:style-name="T4">Q</text:span><text:span text:style-name="T3">:'</text:span><text:span text:style-name="T2">LRBN  </text:span><text:span text:style-name="T4">S </text:span><text:span text:style-name="T2">C8</text:span><text:span text:style-name="T3">=</text:span><text:span text:style-name="T4">$S</text:span><text:span text:style-name="T3">(</text:span><text:span text:style-name="T4">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DA</text:span><text:span text:style-name="T3">,</text:span><text:span text:style-name="T2">LRBN</text:span><text:span text:style-name="T3">))#2:^(</text:span><text:span text:style-name="T2">LRBN</text:span><text:span text:style-name="T3">),1:</text:span><text:span text:style-name="T5">""</text:span><text:span text:style-name="T3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SR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BN</text:span><text:span text:style-name="T3">=+</text:span><text:span text:style-name="T4">$P</text:span><text:span text:style-name="T3">(</text:span><text:span text:style-name="T2">DQ</text:span><text:span text:style-name="T3">(</text:span><text:span text:style-name="T2">DQ</text:span><text:span text:style-name="T3">),</text:span><text:span text:style-name="T2">U</text:span><text:span text:style-name="T3">,4) </text:span><text:span text:style-name="T4">Q</text:span><text:span text:style-name="T3">:'</text:span><text:span text:style-name="T2">LRBN  </text:span><text:span text:style-name="T4">S </text:span><text:span text:style-name="T2">C8</text:span><text:span text:style-name="T3">=</text:span><text:span text:style-name="T4">$S</text:span><text:span text:style-name="T3">(</text:span><text:span text:style-name="T4">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DA</text:span><text:span text:style-name="T3">,</text:span><text:span text:style-name="T2">LRBN</text:span><text:span text:style-name="T3">))#2:^(</text:span><text:span text:style-name="T2">LRBN</text:span><text:span text:style-name="T3">),1:</text:span><text:span text:style-name="T5">""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SR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C6</text:span><text:span text:style-name="T3">=+</text:span><text:span text:style-name="T4">$O</text:span><text:span text:style-name="T3">(^LAB(62.06,</text:span><text:span text:style-name="T5">"C"</text:span><text:span text:style-name="T3">,</text:span><text:span text:style-name="T4">$P</text:span><text:span text:style-name="T3">(</text:span><text:span text:style-name="T2">DQ</text:span><text:span text:style-name="T3">(</text:span><text:span text:style-name="T2">DQ</text:span><text:span text:style-name="T3">),</text:span><text:span text:style-name="T2">U</text:span><text:span text:style-name="T3">),0)) </text:span><text:span text:style-name="T4">W </text:span><text:span text:style-name="T3">!,</text:span><text:span text:style-name="T5">"CHOOSE FROM:"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SR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LRR</text:span><text:span text:style-name="T3">=</text:span><text:span text:style-name="T5">"" </text:span><text:span text:style-name="T4">F </text:span><text:span text:style-name="T2">A6</text:span><text:span text:style-name="T3">=0:1 </text:span><text:span text:style-name="T4">S </text:span><text:span text:style-name="T2">LRR</text:span><text:span text:style-name="T3">=</text:span><text:span text:style-name="T4">$O</text:span><text:span text:style-name="T3">(^LAB(62.06,</text:span><text:span text:style-name="T2">C6</text:span><text:span text:style-name="T3">,1,</text:span><text:span text:style-name="T5">"B"</text:span><text:span text:style-name="T3">,</text:span><text:span text:style-name="T2">LRR</text:span><text:span text:style-name="T3">)) </text:span><text:span text:style-name="T4">Q</text:span><text:span text:style-name="T3">:</text:span><text:span text:style-name="T2">LRR</text:span><text:span text:style-name="T3">=</text:span><text:span text:style-name="T5">""  </text:span><text:span text:style-name="T4">S </text:span><text:span text:style-name="T2">C4</text:span><text:span text:style-name="T3">=+</text:span><text:span text:style-name="T4">$O</text:span><text:span text:style-name="T3">(^(</text:span><text:span text:style-name="T2">LRR</text:span><text:span text:style-name="T3">,0)) </text:span><text:span text:style-name="T4">D </text:span><text:span text:style-name="T6">INTRP</text:span><text:span text:style-name="T3">^LRMISR1 </text:span><text:span text:style-name="T4">W </text:span><text:span text:style-name="T3">?15,</text:span><text:span text:style-name="T2">LRR</text:span><text:span text:style-name="T3">,?24,</text:span><text:span text:style-name="T4">$S</text:span><text:span text:style-name="T3">('</text:span><text:span text:style-name="T2">A6</text:span><text:span text:style-name="T3">:</text:span><text:span text:style-name="T5">" FOR:   "</text:span><text:span text:style-name="T3">,1:</text:span><text:span text:style-name="T5">"  "</text:span><text:span text:style-name="T3">),?32,</text:span><text:span text:style-name="T2">LRISR</text:span><text:span text:style-name="T3">,! </text:span><text:span text:style-name="T4">K </text:span><text:span text:style-name="T2">C2</text:span><text:span text:style-name="T3">,</text:span><text:span text:style-name="T2">C4</text:span><text:span text:style-name="T3">,</text:span><text:span text:style-name="T2">LRISR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SR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LRR</text:span><text:span text:style-name="T3">=</text:span><text:span text:style-name="T5">"" </text:span><text:span text:style-name="T4">F </text:span><text:span text:style-name="T2">A6</text:span><text:span text:style-name="T3">=0:1 </text:span><text:span text:style-name="T4">S </text:span><text:span text:style-name="T2">LRR</text:span><text:span text:style-name="T3">=</text:span><text:span text:style-name="T4">$O</text:span><text:span text:style-name="T3">(^LAB(62.06,</text:span><text:span text:style-name="T2">C6</text:span><text:span text:style-name="T3">,1,</text:span><text:span text:style-name="T5">"B"</text:span><text:span text:style-name="T3">,</text:span><text:span text:style-name="T2">LRR</text:span><text:span text:style-name="T3">)) </text:span><text:span text:style-name="T4">Q</text:span><text:span text:style-name="T3">:</text:span><text:span text:style-name="T2">LRR</text:span><text:span text:style-name="T3">=</text:span><text:span text:style-name="T5">""  </text:span><text:span text:style-name="T4">S </text:span><text:span text:style-name="T2">C4</text:span><text:span text:style-name="T3">=+</text:span><text:span text:style-name="T4">$O</text:span><text:span text:style-name="T3">(^(</text:span><text:span text:style-name="T2">LRR</text:span><text:span text:style-name="T3">,0)) </text:span><text:span text:style-name="T4">D </text:span><text:span text:style-name="T6">INTRP</text:span><text:span text:style-name="T3">^LRMISR1 </text:span><text:span text:style-name="T4">W </text:span><text:span text:style-name="T3">?15,</text:span><text:span text:style-name="T2">LRR</text:span><text:span text:style-name="T3">,?24,</text:span><text:span text:style-name="T4">$S</text:span><text:span text:style-name="T3">('</text:span><text:span text:style-name="T2">A6</text:span><text:span text:style-name="T3">:</text:span><text:span text:style-name="T5">" FOR:   "</text:span><text:span text:style-name="T3">,1:</text:span><text:span text:style-name="T5">"  "</text:span><text:span text:style-name="T3">),?32,</text:span><text:span text:style-name="T2">LRISR</text:span><text:span text:style-name="T3">,! </text:span><text:span text:style-name="T4">K </text:span><text:span text:style-name="T2">C2</text:span><text:span text:style-name="T3">,</text:span><text:span text:style-name="T2">C4</text:span><text:span text:style-name="T3">,</text:span><text:span text:style-name="T2">LRISR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SR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10" office:value-type="string" calcext:value-type="string">
            <text:p>INT <text:span text:style-name="T1">I </text:span><text:span text:style-name="T3">'</text:span><text:span text:style-name="T4">$D</text:span><text:span text:style-name="T3">(^LAB(62.06,</text:span><text:span text:style-name="T5">"AJ"</text:span><text:span text:style-name="T3">,</text:span><text:span text:style-name="T4">$P</text:span><text:span text:style-name="T3">(</text:span><text:span text:style-name="T4">$P</text:span><text:span text:style-name="T3">(</text:span><text:span text:style-name="T2">DQ</text:span><text:span text:style-name="T3">(</text:span><text:span text:style-name="T2">DQ</text:span><text:span text:style-name="T3">),</text:span><text:span text:style-name="T2">U</text:span><text:span text:style-name="T3">,4),</text:span><text:span text:style-name="T5">";"</text:span><text:span text:style-name="T3">),</text:span><text:span text:style-name="T2">X</text:span><text:span text:style-name="T3">)) </text:span><text:span text:style-name="T4">K </text:span><text:span text:style-name="T2">X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SR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10" office:value-type="string" calcext:value-type="string">
            <text:p>HINT <text:span text:style-name="T1">W </text:span><text:span text:style-name="T3">!,</text:span><text:span text:style-name="T5">"Interpretations for this antibiotic:" </text:span><text:span text:style-name="T4">S </text:span><text:span text:style-name="T2">J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J</text:span><text:span text:style-name="T3">=</text:span><text:span text:style-name="T4">$O</text:span><text:span text:style-name="T3">(^LAB(62.06,</text:span><text:span text:style-name="T5">"AJ"</text:span><text:span text:style-name="T3">,</text:span><text:span text:style-name="T4">$P</text:span><text:span text:style-name="T3">(</text:span><text:span text:style-name="T4">$P</text:span><text:span text:style-name="T3">(</text:span><text:span text:style-name="T2">DQ</text:span><text:span text:style-name="T3">(</text:span><text:span text:style-name="T2">DQ</text:span><text:span text:style-name="T3">),</text:span><text:span text:style-name="T2">U</text:span><text:span text:style-name="T3">,4),</text:span><text:span text:style-name="T5">";"</text:span><text:span text:style-name="T3">),</text:span><text:span text:style-name="T2">J</text:span><text:span text:style-name="T3">)) </text:span><text:span text:style-name="T4">Q</text:span><text:span text:style-name="T3">:</text:span><text:span text:style-name="T2">J</text:span><text:span text:style-name="T3">=</text:span><text:span text:style-name="T5">""  </text:span><text:span text:style-name="T4">W </text:span><text:span text:style-name="T3">!,?25,</text:span><text:span text:style-name="T2">J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S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AB(62.5,</text:p>
          </table:table-cell>
          <table:table-cell table:style-name="ce6" office:value-type="string" calcext:value-type="string">
            <text:p>LAB DESCRIPTIONS</text:p>
          </table:table-cell>
          <table:table-cell table:style-name="ce10" office:value-type="string" calcext:value-type="string">
            <text:p>Z2 <text:span text:style-name="T1">S </text:span><text:span text:style-name="T2">A2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A2</text:span><text:span text:style-name="T3">=</text:span><text:span text:style-name="T4">$O</text:span><text:span text:style-name="T3">(^LAB(62.5,</text:span><text:span text:style-name="T5">"B"</text:span><text:span text:style-name="T3">,</text:span><text:span text:style-name="T2">B6</text:span><text:span text:style-name="T3">,</text:span><text:span text:style-name="T2">A2</text:span><text:span text:style-name="T3">)) </text:span><text:span text:style-name="T4">Q</text:span><text:span text:style-name="T3">:</text:span><text:span text:style-name="T2">A2</text:span><text:span text:style-name="T3">&lt;1  </text:span><text:span text:style-name="T4">I </text:span><text:span text:style-name="T5">"KMTVP"</text:span><text:span text:style-name="T3">[</text:span><text:span text:style-name="T4">$P</text:span><text:span text:style-name="T3">(^LAB(62.5,</text:span><text:span text:style-name="T2">A2</text:span><text:span text:style-name="T3">,0),</text:span><text:span text:style-name="T2">U</text:span><text:span text:style-name="T3">,4) </text:span><text:span text:style-name="T4">S </text:span><text:span text:style-name="T2">B6</text:span><text:span text:style-name="T3">=</text:span><text:span text:style-name="T4">$P</text:span><text:span text:style-name="T3">(^LAB(62.5,</text:span><text:span text:style-name="T2">A2</text:span><text:span text:style-name="T3">,0),</text:span><text:span text:style-name="T2">U</text:span><text:span text:style-name="T3">,2) </text:span><text:span text:style-name="T4">Q</text:span><text:span text:style-name="T3">:'</text:span><text:span text:style-name="T4">$D</text:span><text:span text:style-name="T3">(^(9))  </text:span><text:span text:style-name="T4">S </text:span><text:span text:style-name="T2">B4</text:span><text:span text:style-name="T3">=</text:span><text:span text:style-name="T4">$P</text:span><text:span text:style-name="T3">(</text:span><text:span text:style-name="T2">X</text:span><text:span text:style-name="T3">,</text:span><text:span text:style-name="T5">" "</text:span><text:span text:style-name="T3">,</text:span><text:span text:style-name="T2">A6</text:span><text:span text:style-name="T3">-1),</text:span><text:span text:style-name="T2">B4</text:span><text:span text:style-name="T3">=</text:span><text:span text:style-name="T4">$E</text:span><text:span text:style-name="T3">(</text:span><text:span text:style-name="T2">B4</text:span><text:span text:style-name="T3">,</text:span><text:span text:style-name="T4">$L</text:span><text:span text:style-name="T3">(</text:span><text:span text:style-name="T2">B4</text:span><text:span text:style-name="T3">)) </text:span><text:span text:style-name="T4">S</text:span><text:span text:style-name="T3">:</text:span><text:span text:style-name="T2">B4</text:span><text:span text:style-name="T3">&gt;1 </text:span><text:span text:style-name="T2">B6</text:span><text:span text:style-name="T3">=^(9)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S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2.5,</text:p>
          </table:table-cell>
          <table:table-cell table:style-name="ce6" office:value-type="string" calcext:value-type="string">
            <text:p>LAB DESCRIPTIONS</text:p>
          </table:table-cell>
          <table:table-cell table:style-name="ce10" office:value-type="string" calcext:value-type="string">
            <text:p>Z2 <text:span text:style-name="T1">S </text:span><text:span text:style-name="T2">A2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A2</text:span><text:span text:style-name="T3">=</text:span><text:span text:style-name="T4">$O</text:span><text:span text:style-name="T3">(^LAB(62.5,</text:span><text:span text:style-name="T5">"B"</text:span><text:span text:style-name="T3">,</text:span><text:span text:style-name="T2">B6</text:span><text:span text:style-name="T3">,</text:span><text:span text:style-name="T2">A2</text:span><text:span text:style-name="T3">)) </text:span><text:span text:style-name="T4">Q</text:span><text:span text:style-name="T3">:</text:span><text:span text:style-name="T2">A2</text:span><text:span text:style-name="T3">&lt;1  </text:span><text:span text:style-name="T4">I </text:span><text:span text:style-name="T5">"KMTVP"</text:span><text:span text:style-name="T3">[</text:span><text:span text:style-name="T4">$P</text:span><text:span text:style-name="T3">(^LAB(62.5,</text:span><text:span text:style-name="T2">A2</text:span><text:span text:style-name="T3">,0),</text:span><text:span text:style-name="T2">U</text:span><text:span text:style-name="T3">,4) </text:span><text:span text:style-name="T4">S </text:span><text:span text:style-name="T2">B6</text:span><text:span text:style-name="T3">=</text:span><text:span text:style-name="T4">$P</text:span><text:span text:style-name="T3">(^LAB(62.5,</text:span><text:span text:style-name="T2">A2</text:span><text:span text:style-name="T3">,0),</text:span><text:span text:style-name="T2">U</text:span><text:span text:style-name="T3">,2) </text:span><text:span text:style-name="T4">Q</text:span><text:span text:style-name="T3">:'</text:span><text:span text:style-name="T4">$D</text:span><text:span text:style-name="T3">(^(9))  </text:span><text:span text:style-name="T4">S </text:span><text:span text:style-name="T2">B4</text:span><text:span text:style-name="T3">=</text:span><text:span text:style-name="T4">$P</text:span><text:span text:style-name="T3">(</text:span><text:span text:style-name="T2">X</text:span><text:span text:style-name="T3">,</text:span><text:span text:style-name="T5">" "</text:span><text:span text:style-name="T3">,</text:span><text:span text:style-name="T2">A6</text:span><text:span text:style-name="T3">-1),</text:span><text:span text:style-name="T2">B4</text:span><text:span text:style-name="T3">=</text:span><text:span text:style-name="T4">$E</text:span><text:span text:style-name="T3">(</text:span><text:span text:style-name="T2">B4</text:span><text:span text:style-name="T3">,</text:span><text:span text:style-name="T4">$L</text:span><text:span text:style-name="T3">(</text:span><text:span text:style-name="T2">B4</text:span><text:span text:style-name="T3">)) </text:span><text:span text:style-name="T4">S</text:span><text:span text:style-name="T3">:</text:span><text:span text:style-name="T2">B4</text:span><text:span text:style-name="T3">&gt;1 </text:span><text:span text:style-name="T2">B6</text:span><text:span text:style-name="T3">=^(9)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S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2.5,</text:p>
          </table:table-cell>
          <table:table-cell table:style-name="ce6" office:value-type="string" calcext:value-type="string">
            <text:p>LAB DESCRIPTIONS</text:p>
          </table:table-cell>
          <table:table-cell table:style-name="ce10" office:value-type="string" calcext:value-type="string">
            <text:p>Z2 <text:span text:style-name="T1">S </text:span><text:span text:style-name="T2">A2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A2</text:span><text:span text:style-name="T3">=</text:span><text:span text:style-name="T4">$O</text:span><text:span text:style-name="T3">(^LAB(62.5,</text:span><text:span text:style-name="T5">"B"</text:span><text:span text:style-name="T3">,</text:span><text:span text:style-name="T2">B6</text:span><text:span text:style-name="T3">,</text:span><text:span text:style-name="T2">A2</text:span><text:span text:style-name="T3">)) </text:span><text:span text:style-name="T4">Q</text:span><text:span text:style-name="T3">:</text:span><text:span text:style-name="T2">A2</text:span><text:span text:style-name="T3">&lt;1  </text:span><text:span text:style-name="T4">I </text:span><text:span text:style-name="T5">"KMTVP"</text:span><text:span text:style-name="T3">[</text:span><text:span text:style-name="T4">$P</text:span><text:span text:style-name="T3">(^LAB(62.5,</text:span><text:span text:style-name="T2">A2</text:span><text:span text:style-name="T3">,0),</text:span><text:span text:style-name="T2">U</text:span><text:span text:style-name="T3">,4) </text:span><text:span text:style-name="T4">S </text:span><text:span text:style-name="T2">B6</text:span><text:span text:style-name="T3">=</text:span><text:span text:style-name="T4">$P</text:span><text:span text:style-name="T3">(^LAB(62.5,</text:span><text:span text:style-name="T2">A2</text:span><text:span text:style-name="T3">,0),</text:span><text:span text:style-name="T2">U</text:span><text:span text:style-name="T3">,2) </text:span><text:span text:style-name="T4">Q</text:span><text:span text:style-name="T3">:'</text:span><text:span text:style-name="T4">$D</text:span><text:span text:style-name="T3">(^(9))  </text:span><text:span text:style-name="T4">S </text:span><text:span text:style-name="T2">B4</text:span><text:span text:style-name="T3">=</text:span><text:span text:style-name="T4">$P</text:span><text:span text:style-name="T3">(</text:span><text:span text:style-name="T2">X</text:span><text:span text:style-name="T3">,</text:span><text:span text:style-name="T5">" "</text:span><text:span text:style-name="T3">,</text:span><text:span text:style-name="T2">A6</text:span><text:span text:style-name="T3">-1),</text:span><text:span text:style-name="T2">B4</text:span><text:span text:style-name="T3">=</text:span><text:span text:style-name="T4">$E</text:span><text:span text:style-name="T3">(</text:span><text:span text:style-name="T2">B4</text:span><text:span text:style-name="T3">,</text:span><text:span text:style-name="T4">$L</text:span><text:span text:style-name="T3">(</text:span><text:span text:style-name="T2">B4</text:span><text:span text:style-name="T3">)) </text:span><text:span text:style-name="T4">S</text:span><text:span text:style-name="T3">:</text:span><text:span text:style-name="T2">B4</text:span><text:span text:style-name="T3">&gt;1 </text:span><text:span text:style-name="T2">B6</text:span><text:span text:style-name="T3">=^(9)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S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AB(62.5,</text:p>
          </table:table-cell>
          <table:table-cell table:style-name="ce6" office:value-type="string" calcext:value-type="string">
            <text:p>LAB DESCRIPTIONS</text:p>
          </table:table-cell>
          <table:table-cell table:style-name="ce10" office:value-type="string" calcext:value-type="string">
            <text:p>Z2 <text:span text:style-name="T1">S </text:span><text:span text:style-name="T2">A2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A2</text:span><text:span text:style-name="T3">=</text:span><text:span text:style-name="T4">$O</text:span><text:span text:style-name="T3">(^LAB(62.5,</text:span><text:span text:style-name="T5">"B"</text:span><text:span text:style-name="T3">,</text:span><text:span text:style-name="T2">B6</text:span><text:span text:style-name="T3">,</text:span><text:span text:style-name="T2">A2</text:span><text:span text:style-name="T3">)) </text:span><text:span text:style-name="T4">Q</text:span><text:span text:style-name="T3">:</text:span><text:span text:style-name="T2">A2</text:span><text:span text:style-name="T3">&lt;1  </text:span><text:span text:style-name="T4">I </text:span><text:span text:style-name="T5">"KMTVP"</text:span><text:span text:style-name="T3">[</text:span><text:span text:style-name="T4">$P</text:span><text:span text:style-name="T3">(^LAB(62.5,</text:span><text:span text:style-name="T2">A2</text:span><text:span text:style-name="T3">,0),</text:span><text:span text:style-name="T2">U</text:span><text:span text:style-name="T3">,4) </text:span><text:span text:style-name="T4">S </text:span><text:span text:style-name="T2">B6</text:span><text:span text:style-name="T3">=</text:span><text:span text:style-name="T4">$P</text:span><text:span text:style-name="T3">(^LAB(62.5,</text:span><text:span text:style-name="T2">A2</text:span><text:span text:style-name="T3">,0),</text:span><text:span text:style-name="T2">U</text:span><text:span text:style-name="T3">,2) </text:span><text:span text:style-name="T4">Q</text:span><text:span text:style-name="T3">:'</text:span><text:span text:style-name="T4">$D</text:span><text:span text:style-name="T3">(^(9))  </text:span><text:span text:style-name="T4">S </text:span><text:span text:style-name="T2">B4</text:span><text:span text:style-name="T3">=</text:span><text:span text:style-name="T4">$P</text:span><text:span text:style-name="T3">(</text:span><text:span text:style-name="T2">X</text:span><text:span text:style-name="T3">,</text:span><text:span text:style-name="T5">" "</text:span><text:span text:style-name="T3">,</text:span><text:span text:style-name="T2">A6</text:span><text:span text:style-name="T3">-1),</text:span><text:span text:style-name="T2">B4</text:span><text:span text:style-name="T3">=</text:span><text:span text:style-name="T4">$E</text:span><text:span text:style-name="T3">(</text:span><text:span text:style-name="T2">B4</text:span><text:span text:style-name="T3">,</text:span><text:span text:style-name="T4">$L</text:span><text:span text:style-name="T3">(</text:span><text:span text:style-name="T2">B4</text:span><text:span text:style-name="T3">)) </text:span><text:span text:style-name="T4">S</text:span><text:span text:style-name="T3">:</text:span><text:span text:style-name="T2">B4</text:span><text:span text:style-name="T3">&gt;1 </text:span><text:span text:style-name="T2">B6</text:span><text:span text:style-name="T3">=^(9)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SR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I </text:span><text:span text:style-name="T3">'</text:span><text:span text:style-name="T4">$D</text:span><text:span text:style-name="T3">(^LAB(62.06,</text:span><text:span text:style-name="T2">C6</text:span><text:span text:style-name="T3">,1,</text:span><text:span text:style-name="T5">"B"</text:span><text:span text:style-name="T3">,</text:span><text:span text:style-name="T2">X</text:span><text:span text:style-name="T3">))!(</text:span><text:span text:style-name="T2">LRSCREEN</text:span><text:span text:style-name="T3">=</text:span><text:span text:style-name="T5">""</text:span><text:span text:style-name="T3">&amp;</text:span><text:span text:style-name="T2">LRISR</text:span><text:span text:style-name="T3">=</text:span><text:span text:style-name="T5">""</text:span><text:span text:style-name="T3">) </text:span><text:span text:style-name="T4">K </text:span><text:span text:style-name="T2">X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SR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I </text:span><text:span text:style-name="T2">LRISR</text:span><text:span text:style-name="T3">'=</text:span><text:span text:style-name="T5">""</text:span><text:span text:style-name="T3">,'</text:span><text:span text:style-name="T4">$D</text:span><text:span text:style-name="T3">(^LAB(62.06,</text:span><text:span text:style-name="T5">"AJ"</text:span><text:span text:style-name="T3">,</text:span><text:span text:style-name="T4">$P</text:span><text:span text:style-name="T3">(</text:span><text:span text:style-name="T4">$P</text:span><text:span text:style-name="T3">(</text:span><text:span text:style-name="T2">DQ</text:span><text:span text:style-name="T3">(</text:span><text:span text:style-name="T2">DQ</text:span><text:span text:style-name="T3">),</text:span><text:span text:style-name="T2">U</text:span><text:span text:style-name="T3">,4),</text:span><text:span text:style-name="T5">";"</text:span><text:span text:style-name="T3">),</text:span><text:span text:style-name="T2">LRISR</text:span><text:span text:style-name="T3">)) </text:span><text:span text:style-name="T4">K </text:span><text:span text:style-name="T2">X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SR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LRISR</text:span><text:span text:style-name="T3">=</text:span><text:span text:style-name="T4">$G</text:span><text:span text:style-name="T3">(^LAB(62.06,</text:span><text:span text:style-name="T5">"AI"</text:span><text:span text:style-name="T3">,</text:span><text:span text:style-name="T2">LRBN</text:span><text:span text:style-name="T3">,</text:span><text:span text:style-name="T2">LRR</text:span><text:span text:style-name="T3">)) </text:span><text:span text:style-name="T4">Q</text:span><text:span text:style-name="T3">:'</text:span><text:span text:style-name="T4">$D</text:span><text:span text:style-name="T3">(</text:span><text:span text:style-name="T2">LRBG1</text:span><text:span text:style-name="T3">)!'</text:span><text:span text:style-name="T4">$D</text:span><text:span text:style-name="T3">(</text:span><text:span text:style-name="T2">LRSPEC</text:span><text:span text:style-name="T3">)!('</text:span><text:span text:style-name="T4">$L</text:span><text:span text:style-name="T3">(</text:span><text:span text:style-name="T2">LRISR</text:span><text:span text:style-name="T3">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1">
          <table:table-cell table:style-name="ce2" office:value-type="string" calcext:value-type="string">
            <text:p>LRMISR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I $O</text:span><text:span text:style-name="T3">(^LAB(62.06,</text:span><text:span text:style-name="T5">"AI"</text:span><text:span text:style-name="T3">,</text:span><text:span text:style-name="T2">LRBN</text:span><text:span text:style-name="T3">,</text:span><text:span text:style-name="T2">LRR</text:span><text:span text:style-name="T3">,0))=</text:span><text:span text:style-name="T5">""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SR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I $D</text:span><text:span text:style-name="T3">(^LAB(62.06,</text:span><text:span text:style-name="T5">"AI"</text:span><text:span text:style-name="T3">,</text:span><text:span text:style-name="T2">LRBN</text:span><text:span text:style-name="T3">,</text:span><text:span text:style-name="T2">LRR</text:span><text:span text:style-name="T3">,+</text:span><text:span text:style-name="T2">LRBG1</text:span><text:span text:style-name="T3">)) </text:span><text:span text:style-name="T4">S </text:span><text:span text:style-name="T2">C2</text:span><text:span text:style-name="T3">=+</text:span><text:span text:style-name="T2">LRBG1 </text:span><text:span text:style-name="T4">D </text:span><text:span text:style-name="T6">SPEC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SR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I $P</text:span><text:span text:style-name="T3">(^LAB(61.2,+</text:span><text:span text:style-name="T2">LRBG1</text:span><text:span text:style-name="T3">,0),</text:span><text:span text:style-name="T2">U</text:span><text:span text:style-name="T3">,3)=</text:span><text:span text:style-name="T5">"P"</text:span><text:span text:style-name="T3">,</text:span><text:span text:style-name="T4">$D</text:span><text:span text:style-name="T3">(^LAB(62.06,</text:span><text:span text:style-name="T5">"AI"</text:span><text:span text:style-name="T3">,</text:span><text:span text:style-name="T2">LRBN</text:span><text:span text:style-name="T3">,</text:span><text:span text:style-name="T2">LRR</text:span><text:span text:style-name="T3">,</text:span><text:span text:style-name="T5">"GRAM POS"</text:span><text:span text:style-name="T3">)) </text:span><text:span text:style-name="T4">S </text:span><text:span text:style-name="T2">C2</text:span><text:span text:style-name="T3">=</text:span><text:span text:style-name="T5">"GRAM POS" </text:span><text:span text:style-name="T4">D </text:span><text:span text:style-name="T6">SPEC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SR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I $P</text:span><text:span text:style-name="T3">(^LAB(61.2,+</text:span><text:span text:style-name="T2">LRBG1</text:span><text:span text:style-name="T3">,0),</text:span><text:span text:style-name="T2">U</text:span><text:span text:style-name="T3">,3)=</text:span><text:span text:style-name="T5">"P"</text:span><text:span text:style-name="T3">,</text:span><text:span text:style-name="T4">$D</text:span><text:span text:style-name="T3">(^LAB(62.06,</text:span><text:span text:style-name="T5">"AI"</text:span><text:span text:style-name="T3">,</text:span><text:span text:style-name="T2">LRBN</text:span><text:span text:style-name="T3">,</text:span><text:span text:style-name="T2">LRR</text:span><text:span text:style-name="T3">,</text:span><text:span text:style-name="T5">"GRAM POS"</text:span><text:span text:style-name="T3">)) </text:span><text:span text:style-name="T4">S </text:span><text:span text:style-name="T2">C2</text:span><text:span text:style-name="T3">=</text:span><text:span text:style-name="T5">"GRAM POS" </text:span><text:span text:style-name="T4">D </text:span><text:span text:style-name="T6">SPEC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SR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I $P</text:span><text:span text:style-name="T3">(^LAB(61.2,+</text:span><text:span text:style-name="T2">LRBG1</text:span><text:span text:style-name="T3">,0),</text:span><text:span text:style-name="T2">U</text:span><text:span text:style-name="T3">,3)=</text:span><text:span text:style-name="T5">"N"</text:span><text:span text:style-name="T3">,</text:span><text:span text:style-name="T4">$D</text:span><text:span text:style-name="T3">(^LAB(62.06,</text:span><text:span text:style-name="T5">"AI"</text:span><text:span text:style-name="T3">,</text:span><text:span text:style-name="T2">LRBN</text:span><text:span text:style-name="T3">,</text:span><text:span text:style-name="T2">LRR</text:span><text:span text:style-name="T3">,</text:span><text:span text:style-name="T5">"GRAM NEG"</text:span><text:span text:style-name="T3">)) </text:span><text:span text:style-name="T4">S </text:span><text:span text:style-name="T2">C2</text:span><text:span text:style-name="T3">=</text:span><text:span text:style-name="T5">"GRAM NEG" </text:span><text:span text:style-name="T4">D </text:span><text:span text:style-name="T6">SPEC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SR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I $P</text:span><text:span text:style-name="T3">(^LAB(61.2,+</text:span><text:span text:style-name="T2">LRBG1</text:span><text:span text:style-name="T3">,0),</text:span><text:span text:style-name="T2">U</text:span><text:span text:style-name="T3">,3)=</text:span><text:span text:style-name="T5">"N"</text:span><text:span text:style-name="T3">,</text:span><text:span text:style-name="T4">$D</text:span><text:span text:style-name="T3">(^LAB(62.06,</text:span><text:span text:style-name="T5">"AI"</text:span><text:span text:style-name="T3">,</text:span><text:span text:style-name="T2">LRBN</text:span><text:span text:style-name="T3">,</text:span><text:span text:style-name="T2">LRR</text:span><text:span text:style-name="T3">,</text:span><text:span text:style-name="T5">"GRAM NEG"</text:span><text:span text:style-name="T3">)) </text:span><text:span text:style-name="T4">S </text:span><text:span text:style-name="T2">C2</text:span><text:span text:style-name="T3">=</text:span><text:span text:style-name="T5">"GRAM NEG" </text:span><text:span text:style-name="T4">D </text:span><text:span text:style-name="T6">SPEC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SR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I $D</text:span><text:span text:style-name="T3">(^LAB(62.06,</text:span><text:span text:style-name="T5">"AI"</text:span><text:span text:style-name="T3">,</text:span><text:span text:style-name="T2">LRBN</text:span><text:span text:style-name="T3">,</text:span><text:span text:style-name="T2">LRR</text:span><text:span text:style-name="T3">,</text:span><text:span text:style-name="T5">"ANY"</text:span><text:span text:style-name="T3">)) </text:span><text:span text:style-name="T4">S </text:span><text:span text:style-name="T2">C2</text:span><text:span text:style-name="T3">=</text:span><text:span text:style-name="T5">"ANY" </text:span><text:span text:style-name="T4">D </text:span><text:span text:style-name="T6">SPEC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SR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I $D</text:span><text:span text:style-name="T3">(^LAB(62.06,</text:span><text:span text:style-name="T5">"AI"</text:span><text:span text:style-name="T3">,</text:span><text:span text:style-name="T2">LRBN</text:span><text:span text:style-name="T3">,</text:span><text:span text:style-name="T2">LRR</text:span><text:span text:style-name="T3">,</text:span><text:span text:style-name="T2">C2</text:span><text:span text:style-name="T3">,</text:span><text:span text:style-name="T2">LRSPEC</text:span><text:span text:style-name="T3">)) </text:span><text:span text:style-name="T4">S </text:span><text:span text:style-name="T2">C4</text:span><text:span text:style-name="T3">=</text:span><text:span text:style-name="T2">LRSPEC </text:span><text:span text:style-name="T4">D </text:span><text:span text:style-name="T6">ALT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SR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I $D</text:span><text:span text:style-name="T3">(^LAB(62.06,</text:span><text:span text:style-name="T5">"AI"</text:span><text:span text:style-name="T3">,</text:span><text:span text:style-name="T2">LRBN</text:span><text:span text:style-name="T3">,</text:span><text:span text:style-name="T2">LRR</text:span><text:span text:style-name="T3">,</text:span><text:span text:style-name="T2">C2</text:span><text:span text:style-name="T3">,</text:span><text:span text:style-name="T5">"ANY"</text:span><text:span text:style-name="T3">)) </text:span><text:span text:style-name="T4">S </text:span><text:span text:style-name="T2">C4</text:span><text:span text:style-name="T3">=</text:span><text:span text:style-name="T5">"ANY" </text:span><text:span text:style-name="T4">D </text:span><text:span text:style-name="T6">ALT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SR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LRISR</text:span><text:span text:style-name="T3">=</text:span><text:span text:style-name="T4">$P</text:span><text:span text:style-name="T3">(^LAB(62.06,</text:span><text:span text:style-name="T5">"AI"</text:span><text:span text:style-name="T3">,</text:span><text:span text:style-name="T2">LRBN</text:span><text:span text:style-name="T3">,</text:span><text:span text:style-name="T2">LRR</text:span><text:span text:style-name="T3">,</text:span><text:span text:style-name="T2">C2</text:span><text:span text:style-name="T3">,</text:span><text:span text:style-name="T2">C4</text:span><text:span text:style-name="T3">),</text:span><text:span text:style-name="T2">U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SR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LRISR</text:span><text:span text:style-name="T3">=</text:span><text:span text:style-name="T4">$P</text:span><text:span text:style-name="T3">(^LAB(62.06,</text:span><text:span text:style-name="T5">"AI"</text:span><text:span text:style-name="T3">,</text:span><text:span text:style-name="T2">LRBN</text:span><text:span text:style-name="T3">,</text:span><text:span text:style-name="T2">LRR</text:span><text:span text:style-name="T3">,</text:span><text:span text:style-name="T2">C2</text:span><text:span text:style-name="T3">,</text:span><text:span text:style-name="T2">C4</text:span><text:span text:style-name="T3">),</text:span><text:span text:style-name="T2">U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SR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LRSCREEN</text:span><text:span text:style-name="T3">=^LAB(62.06,</text:span><text:span text:style-name="T5">"AS"</text:span><text:span text:style-name="T3">,</text:span><text:span text:style-name="T2">LRBN</text:span><text:span text:style-name="T3">) </text:span><text:span text:style-name="T4">Q</text:span><text:span text:style-name="T3">:'</text:span><text:span text:style-name="T4">$D</text:span><text:span text:style-name="T3">(</text:span><text:span text:style-name="T2">LRBG1</text:span><text:span text:style-name="T3">)!'</text:span><text:span text:style-name="T4">$D</text:span><text:span text:style-name="T3">(</text:span><text:span text:style-name="T2">LRSPEC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1">
          <table:table-cell table:style-name="ce2" office:value-type="string" calcext:value-type="string">
            <text:p>LRMISR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I $O</text:span><text:span text:style-name="T3">(^LAB(62.06,</text:span><text:span text:style-name="T5">"AS"</text:span><text:span text:style-name="T3">,</text:span><text:span text:style-name="T2">LRBN</text:span><text:span text:style-name="T3">,0))=</text:span><text:span text:style-name="T5">""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SR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I $D</text:span><text:span text:style-name="T3">(^LAB(62.06,</text:span><text:span text:style-name="T5">"AS"</text:span><text:span text:style-name="T3">,</text:span><text:span text:style-name="T2">LRBN</text:span><text:span text:style-name="T3">,+</text:span><text:span text:style-name="T2">LRBG1</text:span><text:span text:style-name="T3">)) </text:span><text:span text:style-name="T4">S </text:span><text:span text:style-name="T2">C2</text:span><text:span text:style-name="T3">=+</text:span><text:span text:style-name="T2">LRBG1 </text:span><text:span text:style-name="T4">D </text:span><text:span text:style-name="T6">SSPEC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SR1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I $P</text:span><text:span text:style-name="T3">(^LAB(61.2,+</text:span><text:span text:style-name="T2">LRBG1</text:span><text:span text:style-name="T3">,0),</text:span><text:span text:style-name="T2">U</text:span><text:span text:style-name="T3">,3)=</text:span><text:span text:style-name="T5">"P"</text:span><text:span text:style-name="T3">,</text:span><text:span text:style-name="T4">$D</text:span><text:span text:style-name="T3">(^LAB(62.06,</text:span><text:span text:style-name="T5">"AS"</text:span><text:span text:style-name="T3">,</text:span><text:span text:style-name="T2">LRBN</text:span><text:span text:style-name="T3">,</text:span><text:span text:style-name="T5">"GRAM POS"</text:span><text:span text:style-name="T3">)) </text:span><text:span text:style-name="T4">S </text:span><text:span text:style-name="T2">C2</text:span><text:span text:style-name="T3">=</text:span><text:span text:style-name="T5">"GRAM POS" </text:span><text:span text:style-name="T4">D </text:span><text:span text:style-name="T6">SSPEC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SR1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I $P</text:span><text:span text:style-name="T3">(^LAB(61.2,+</text:span><text:span text:style-name="T2">LRBG1</text:span><text:span text:style-name="T3">,0),</text:span><text:span text:style-name="T2">U</text:span><text:span text:style-name="T3">,3)=</text:span><text:span text:style-name="T5">"P"</text:span><text:span text:style-name="T3">,</text:span><text:span text:style-name="T4">$D</text:span><text:span text:style-name="T3">(^LAB(62.06,</text:span><text:span text:style-name="T5">"AS"</text:span><text:span text:style-name="T3">,</text:span><text:span text:style-name="T2">LRBN</text:span><text:span text:style-name="T3">,</text:span><text:span text:style-name="T5">"GRAM POS"</text:span><text:span text:style-name="T3">)) </text:span><text:span text:style-name="T4">S </text:span><text:span text:style-name="T2">C2</text:span><text:span text:style-name="T3">=</text:span><text:span text:style-name="T5">"GRAM POS" </text:span><text:span text:style-name="T4">D </text:span><text:span text:style-name="T6">SSPEC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SR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I $P</text:span><text:span text:style-name="T3">(^LAB(61.2,+</text:span><text:span text:style-name="T2">LRBG1</text:span><text:span text:style-name="T3">,0),</text:span><text:span text:style-name="T2">U</text:span><text:span text:style-name="T3">,3)=</text:span><text:span text:style-name="T5">"N"</text:span><text:span text:style-name="T3">,</text:span><text:span text:style-name="T4">$D</text:span><text:span text:style-name="T3">(^LAB(62.06,</text:span><text:span text:style-name="T5">"AS"</text:span><text:span text:style-name="T3">,</text:span><text:span text:style-name="T2">LRBN</text:span><text:span text:style-name="T3">,</text:span><text:span text:style-name="T5">"GRAM NEG"</text:span><text:span text:style-name="T3">)) </text:span><text:span text:style-name="T4">S </text:span><text:span text:style-name="T2">C2</text:span><text:span text:style-name="T3">=</text:span><text:span text:style-name="T5">"GRAM NEG" </text:span><text:span text:style-name="T4">D </text:span><text:span text:style-name="T6">SSPEC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SR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I $P</text:span><text:span text:style-name="T3">(^LAB(61.2,+</text:span><text:span text:style-name="T2">LRBG1</text:span><text:span text:style-name="T3">,0),</text:span><text:span text:style-name="T2">U</text:span><text:span text:style-name="T3">,3)=</text:span><text:span text:style-name="T5">"N"</text:span><text:span text:style-name="T3">,</text:span><text:span text:style-name="T4">$D</text:span><text:span text:style-name="T3">(^LAB(62.06,</text:span><text:span text:style-name="T5">"AS"</text:span><text:span text:style-name="T3">,</text:span><text:span text:style-name="T2">LRBN</text:span><text:span text:style-name="T3">,</text:span><text:span text:style-name="T5">"GRAM NEG"</text:span><text:span text:style-name="T3">)) </text:span><text:span text:style-name="T4">S </text:span><text:span text:style-name="T2">C2</text:span><text:span text:style-name="T3">=</text:span><text:span text:style-name="T5">"GRAM NEG" </text:span><text:span text:style-name="T4">D </text:span><text:span text:style-name="T6">SSPEC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SR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I $D</text:span><text:span text:style-name="T3">(^LAB(62.06,</text:span><text:span text:style-name="T5">"AS"</text:span><text:span text:style-name="T3">,</text:span><text:span text:style-name="T2">LRBN</text:span><text:span text:style-name="T3">,</text:span><text:span text:style-name="T5">"ANY"</text:span><text:span text:style-name="T3">)) </text:span><text:span text:style-name="T4">S </text:span><text:span text:style-name="T2">C2</text:span><text:span text:style-name="T3">=</text:span><text:span text:style-name="T5">"ANY" </text:span><text:span text:style-name="T4">D </text:span><text:span text:style-name="T6">SSPEC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SR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I $D</text:span><text:span text:style-name="T3">(^LAB(62.06,</text:span><text:span text:style-name="T5">"AS"</text:span><text:span text:style-name="T3">,</text:span><text:span text:style-name="T2">LRBN</text:span><text:span text:style-name="T3">,</text:span><text:span text:style-name="T2">C2</text:span><text:span text:style-name="T3">,</text:span><text:span text:style-name="T2">LRSPEC</text:span><text:span text:style-name="T3">)) </text:span><text:span text:style-name="T4">S </text:span><text:span text:style-name="T2">C4</text:span><text:span text:style-name="T3">=</text:span><text:span text:style-name="T2">LRSPEC </text:span><text:span text:style-name="T4">D </text:span><text:span text:style-name="T6">SALT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SR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I $D</text:span><text:span text:style-name="T3">(^LAB(62.06,</text:span><text:span text:style-name="T5">"AS"</text:span><text:span text:style-name="T3">,</text:span><text:span text:style-name="T2">LRBN</text:span><text:span text:style-name="T3">,</text:span><text:span text:style-name="T2">C2</text:span><text:span text:style-name="T3">,</text:span><text:span text:style-name="T5">"ANY"</text:span><text:span text:style-name="T3">)) </text:span><text:span text:style-name="T4">S </text:span><text:span text:style-name="T2">C4</text:span><text:span text:style-name="T3">=</text:span><text:span text:style-name="T5">"ANY" </text:span><text:span text:style-name="T4">D </text:span><text:span text:style-name="T6">SALT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SR1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LRSCREEN</text:span><text:span text:style-name="T3">=^LAB(62.06,</text:span><text:span text:style-name="T5">"AS"</text:span><text:span text:style-name="T3">,</text:span><text:span text:style-name="T2">LRBN</text:span><text:span text:style-name="T3">,</text:span><text:span text:style-name="T2">C2</text:span><text:span text:style-name="T3">,</text:span><text:span text:style-name="T2">C4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STF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XUSEC("LRVERIFY",</text:p>
          </table:table-cell>
          <table:table-cell table:style-name="ce8"/>
          <table:table-cell table:style-name="ce10" office:value-type="string" calcext:value-type="string">
            <text:p>ACCESS <text:span text:style-name="T1">I </text:span><text:span text:style-name="T3">'</text:span><text:span text:style-name="T4">$D</text:span><text:span text:style-name="T3">(^XUSEC(</text:span><text:span text:style-name="T5">"LRVERIFY"</text:span><text:span text:style-name="T3">,</text:span><text:span text:style-name="T2">DUZ</text:span><text:span text:style-name="T3">)) </text:span><text:span text:style-name="T4">W </text:span><text:span text:style-name="T3">!,</text:span><text:span text:style-name="T5">"You're not cleared for this option. You must have the LRVERIFY Key."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An XUSEC API should be used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STF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10" office:value-type="string" calcext:value-type="string">
            <text:p>ASK <text:span text:style-name="T1">D </text:span><text:span text:style-name="T6">LRAA</text:span><text:span text:style-name="T3">^LRMIUT </text:span><text:span text:style-name="T4">Q</text:span><text:span text:style-name="T3">:</text:span><text:span text:style-name="T2">LRAA</text:span><text:span text:style-name="T3">&lt;1  </text:span><text:span text:style-name="T4">S </text:span><text:span text:style-name="T2">LRSS</text:span><text:span text:style-name="T3">=</text:span><text:span text:style-name="T4">$P</text:span><text:span text:style-name="T3">(^LRO(68,</text:span><text:span text:style-name="T2">LRAA</text:span><text:span text:style-name="T3">,0),</text:span><text:span text:style-name="T2">U</text:span><text:span text:style-name="T3">,2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STF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10" office:value-type="string" calcext:value-type="string">
            <text:p>ASK <text:span text:style-name="T1">D </text:span><text:span text:style-name="T6">LRAA</text:span><text:span text:style-name="T3">^LRMIUT </text:span><text:span text:style-name="T4">Q</text:span><text:span text:style-name="T3">:</text:span><text:span text:style-name="T2">LRAA</text:span><text:span text:style-name="T3">&lt;1  </text:span><text:span text:style-name="T4">S </text:span><text:span text:style-name="T2">LRSS</text:span><text:span text:style-name="T3">=</text:span><text:span text:style-name="T4">$P</text:span><text:span text:style-name="T3">(^LRO(68,</text:span><text:span text:style-name="T2">LRAA</text:span><text:span text:style-name="T3">,0),</text:span><text:span text:style-name="T2">U</text:span><text:span text:style-name="T3">,2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STF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2.07,</text:p>
          </table:table-cell>
          <table:table-cell table:style-name="ce6" office:value-type="string" calcext:value-type="string">
            <text:p>EXECUTE CODE</text:p>
          </table:table-cell>
          <table:table-cell table:style-name="ce9" office:value-type="string" calcext:value-type="string">
            <text:p> <text:span text:style-name="T1">S </text:span><text:span text:style-name="T2">LRECODE</text:span><text:span text:style-name="T3">=</text:span><text:span text:style-name="T4">$P</text:span><text:span text:style-name="T3">(^LAB(60,</text:span><text:span text:style-name="T2">LRTEST</text:span><text:span text:style-name="T3">,0),</text:span><text:span text:style-name="T2">U</text:span><text:span text:style-name="T3">,14),</text:span><text:span text:style-name="T2">LRECODE</text:span><text:span text:style-name="T3">=</text:span><text:span text:style-name="T4">$S</text:span><text:span text:style-name="T3">(</text:span><text:span text:style-name="T4">$D</text:span><text:span text:style-name="T3">(^LAB(62.07,</text:span><text:span text:style-name="T2">LRECODE</text:span><text:span text:style-name="T3">,.1)):^(.1),1:</text:span><text:span text:style-name="T5">""</text:span><text:span text:style-name="T3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STF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2.07,</text:p>
          </table:table-cell>
          <table:table-cell table:style-name="ce6" office:value-type="string" calcext:value-type="string">
            <text:p>EXECUTE CODE</text:p>
          </table:table-cell>
          <table:table-cell table:style-name="ce9" office:value-type="string" calcext:value-type="string">
            <text:p> <text:span text:style-name="T1">S </text:span><text:span text:style-name="T2">LRECODE</text:span><text:span text:style-name="T3">=</text:span><text:span text:style-name="T4">$P</text:span><text:span text:style-name="T3">(^LAB(60,</text:span><text:span text:style-name="T2">LRTEST</text:span><text:span text:style-name="T3">,0),</text:span><text:span text:style-name="T2">U</text:span><text:span text:style-name="T3">,14),</text:span><text:span text:style-name="T2">LRECODE</text:span><text:span text:style-name="T3">=</text:span><text:span text:style-name="T4">$S</text:span><text:span text:style-name="T3">(</text:span><text:span text:style-name="T4">$D</text:span><text:span text:style-name="T3">(^LAB(62.07,</text:span><text:span text:style-name="T2">LRECODE</text:span><text:span text:style-name="T3">,.1)):^(.1),1:</text:span><text:span text:style-name="T5">""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STF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2.07,</text:p>
          </table:table-cell>
          <table:table-cell table:style-name="ce6" office:value-type="string" calcext:value-type="string">
            <text:p>EXECUTE CODE</text:p>
          </table:table-cell>
          <table:table-cell table:style-name="ce9" office:value-type="string" calcext:value-type="string">
            <text:p> <text:span text:style-name="T1">S </text:span><text:span text:style-name="T2">LRECODE</text:span><text:span text:style-name="T3">=</text:span><text:span text:style-name="T4">$P</text:span><text:span text:style-name="T3">(^LAB(60,</text:span><text:span text:style-name="T2">LRTEST</text:span><text:span text:style-name="T3">,0),</text:span><text:span text:style-name="T2">U</text:span><text:span text:style-name="T3">,14),</text:span><text:span text:style-name="T2">LRECODE</text:span><text:span text:style-name="T3">=</text:span><text:span text:style-name="T4">$S</text:span><text:span text:style-name="T3">(</text:span><text:span text:style-name="T4">$D</text:span><text:span text:style-name="T3">(^LAB(62.07,</text:span><text:span text:style-name="T2">LRECODE</text:span><text:span text:style-name="T3">,.1)):^(.1),1:</text:span><text:span text:style-name="T5">""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STF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AB(62.07,</text:p>
          </table:table-cell>
          <table:table-cell table:style-name="ce6" office:value-type="string" calcext:value-type="string">
            <text:p>EXECUTE CODE</text:p>
          </table:table-cell>
          <table:table-cell table:style-name="ce9" office:value-type="string" calcext:value-type="string">
            <text:p> <text:span text:style-name="T1">S </text:span><text:span text:style-name="T2">LRECODE</text:span><text:span text:style-name="T3">=</text:span><text:span text:style-name="T4">$P</text:span><text:span text:style-name="T3">(^LAB(60,</text:span><text:span text:style-name="T2">LRTEST</text:span><text:span text:style-name="T3">,0),</text:span><text:span text:style-name="T2">U</text:span><text:span text:style-name="T3">,14),</text:span><text:span text:style-name="T2">LRECODE</text:span><text:span text:style-name="T3">=</text:span><text:span text:style-name="T4">$S</text:span><text:span text:style-name="T3">(</text:span><text:span text:style-name="T4">$D</text:span><text:span text:style-name="T3">(^LAB(62.07,</text:span><text:span text:style-name="T2">LRECODE</text:span><text:span text:style-name="T3">,.1)):^(.1),1:</text:span><text:span text:style-name="T5">""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STF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DD(63.05,</text:p>
          </table:table-cell>
          <table:table-cell table:style-name="ce8"/>
          <table:table-cell table:style-name="ce9" office:value-type="string" calcext:value-type="string">
            <text:p> <text:span text:style-name="T1">I </text:span><text:span text:style-name="T2">LRSBCNT</text:span><text:span text:style-name="T3">=1 </text:span><text:span text:style-name="T4">S </text:span><text:span text:style-name="T2">H9</text:span><text:span text:style-name="T3">=</text:span><text:span text:style-name="T4">$O</text:span><text:span text:style-name="T3">(</text:span><text:span text:style-name="T2">LRSB</text:span><text:span text:style-name="T3">(0)),</text:span><text:span text:style-name="T2">LRSB</text:span><text:span text:style-name="T3">=</text:span><text:span text:style-name="T2">Z</text:span><text:span text:style-name="T3">(</text:span><text:span text:style-name="T2">H9</text:span><text:span text:style-name="T3">),</text:span><text:span text:style-name="T2">LRMF</text:span><text:span text:style-name="T3">=</text:span><text:span text:style-name="T4">$P</text:span><text:span text:style-name="T3">(^DD(63.05,</text:span><text:span text:style-name="T2">H9</text:span><text:span text:style-name="T3">,0),</text:span><text:span text:style-name="T2">U</text:span><text:span text:style-name="T3">) </text:span><text:span text:style-name="T4">W </text:span><text:span text:style-name="T3">!,</text:span><text:span text:style-name="T2">LRMF </text:span><text:span text:style-name="T4">K </text:span><text:span text:style-name="T2">DIC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STF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DD(63.05,</text:p>
          </table:table-cell>
          <table:table-cell table:style-name="ce8"/>
          <table:table-cell table:style-name="ce9" office:value-type="string" calcext:value-type="string">
            <text:p> <text:span text:style-name="T1">I </text:span><text:span text:style-name="T2">LRSBCNT</text:span><text:span text:style-name="T3">=1 </text:span><text:span text:style-name="T4">S </text:span><text:span text:style-name="T2">H9</text:span><text:span text:style-name="T3">=</text:span><text:span text:style-name="T4">$O</text:span><text:span text:style-name="T3">(</text:span><text:span text:style-name="T2">LRSB</text:span><text:span text:style-name="T3">(0)),</text:span><text:span text:style-name="T2">LRSB</text:span><text:span text:style-name="T3">=</text:span><text:span text:style-name="T2">Z</text:span><text:span text:style-name="T3">(</text:span><text:span text:style-name="T2">H9</text:span><text:span text:style-name="T3">),</text:span><text:span text:style-name="T2">LRMF</text:span><text:span text:style-name="T3">=</text:span><text:span text:style-name="T4">$P</text:span><text:span text:style-name="T3">(^DD(63.05,</text:span><text:span text:style-name="T2">H9</text:span><text:span text:style-name="T3">,0),</text:span><text:span text:style-name="T2">U</text:span><text:span text:style-name="T3">) </text:span><text:span text:style-name="T4">W </text:span><text:span text:style-name="T3">!,</text:span><text:span text:style-name="T2">LRMF </text:span><text:span text:style-name="T4">K </text:span><text:span text:style-name="T2">DIC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STF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DD(63.05,</text:p>
          </table:table-cell>
          <table:table-cell table:style-name="ce8"/>
          <table:table-cell table:style-name="ce9" office:value-type="string" calcext:value-type="string">
            <text:p> <text:span text:style-name="T1">I </text:span><text:span text:style-name="T2">LRSBCNT</text:span><text:span text:style-name="T3">'=1 </text:span><text:span text:style-name="T4">S </text:span><text:span text:style-name="T2">DIC</text:span><text:span text:style-name="T3">(</text:span><text:span text:style-name="T5">"A"</text:span><text:span text:style-name="T3">)=</text:span><text:span text:style-name="T5">"Enter the field to edit: "</text:span><text:span text:style-name="T3">,</text:span><text:span text:style-name="T2">DIC</text:span><text:span text:style-name="T3">(0)=</text:span><text:span text:style-name="T5">"AE"</text:span><text:span text:style-name="T3">,</text:span><text:span text:style-name="T2">DIC</text:span><text:span text:style-name="T3">(</text:span><text:span text:style-name="T5">"S"</text:span><text:span text:style-name="T3">)=</text:span><text:span text:style-name="T5">"I $D(LRSB(+Y))"</text:span><text:span text:style-name="T3">,</text:span><text:span text:style-name="T2">DIC</text:span><text:span text:style-name="T3">=</text:span><text:span text:style-name="T5">"^DD(63.05," </text:span><text:span text:style-name="T4">D </text:span><text:span text:style-name="T3">^DIC </text:span><text:span text:style-name="T4">K </text:span><text:span text:style-name="T2">DIC </text:span><text:span text:style-name="T4">Q</text:span><text:span text:style-name="T3">:</text:span><text:span text:style-name="T2">Y</text:span><text:span text:style-name="T3">&lt;1  </text:span><text:span text:style-name="T4">S </text:span><text:span text:style-name="T2">H9</text:span><text:span text:style-name="T3">=+</text:span><text:span text:style-name="T2">Y</text:span><text:span text:style-name="T3">,</text:span><text:span text:style-name="T2">LRSB</text:span><text:span text:style-name="T3">=</text:span><text:span text:style-name="T2">Z</text:span><text:span text:style-name="T3">(</text:span><text:span text:style-name="T2">H9</text:span><text:span text:style-name="T3">),</text:span><text:span text:style-name="T2">LRMF</text:span><text:span text:style-name="T3">=</text:span><text:span text:style-name="T4">$P</text:span><text:span text:style-name="T3">(^DD(63.05,</text:span><text:span text:style-name="T2">H9</text:span><text:span text:style-name="T3">,0),</text:span><text:span text:style-name="T2">U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STF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DD(63.05,</text:p>
          </table:table-cell>
          <table:table-cell table:style-name="ce8"/>
          <table:table-cell table:style-name="ce9" office:value-type="string" calcext:value-type="string">
            <text:p> <text:span text:style-name="T1">I </text:span><text:span text:style-name="T2">LRSBCNT</text:span><text:span text:style-name="T3">'=1 </text:span><text:span text:style-name="T4">S </text:span><text:span text:style-name="T2">DIC</text:span><text:span text:style-name="T3">(</text:span><text:span text:style-name="T5">"A"</text:span><text:span text:style-name="T3">)=</text:span><text:span text:style-name="T5">"Enter the field to edit: "</text:span><text:span text:style-name="T3">,</text:span><text:span text:style-name="T2">DIC</text:span><text:span text:style-name="T3">(0)=</text:span><text:span text:style-name="T5">"AE"</text:span><text:span text:style-name="T3">,</text:span><text:span text:style-name="T2">DIC</text:span><text:span text:style-name="T3">(</text:span><text:span text:style-name="T5">"S"</text:span><text:span text:style-name="T3">)=</text:span><text:span text:style-name="T5">"I $D(LRSB(+Y))"</text:span><text:span text:style-name="T3">,</text:span><text:span text:style-name="T2">DIC</text:span><text:span text:style-name="T3">=</text:span><text:span text:style-name="T5">"^DD(63.05," </text:span><text:span text:style-name="T4">D </text:span><text:span text:style-name="T3">^DIC </text:span><text:span text:style-name="T4">K </text:span><text:span text:style-name="T2">DIC </text:span><text:span text:style-name="T4">Q</text:span><text:span text:style-name="T3">:</text:span><text:span text:style-name="T2">Y</text:span><text:span text:style-name="T3">&lt;1  </text:span><text:span text:style-name="T4">S </text:span><text:span text:style-name="T2">H9</text:span><text:span text:style-name="T3">=+</text:span><text:span text:style-name="T2">Y</text:span><text:span text:style-name="T3">,</text:span><text:span text:style-name="T2">LRSB</text:span><text:span text:style-name="T3">=</text:span><text:span text:style-name="T2">Z</text:span><text:span text:style-name="T3">(</text:span><text:span text:style-name="T2">H9</text:span><text:span text:style-name="T3">),</text:span><text:span text:style-name="T2">LRMF</text:span><text:span text:style-name="T3">=</text:span><text:span text:style-name="T4">$P</text:span><text:span text:style-name="T3">(^DD(63.05,</text:span><text:span text:style-name="T2">H9</text:span><text:span text:style-name="T3">,0),</text:span><text:span text:style-name="T2">U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STF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63.05,</text:p>
          </table:table-cell>
          <table:table-cell table:style-name="ce8"/>
          <table:table-cell table:style-name="ce9" office:value-type="string" calcext:value-type="string">
            <text:p> . . <text:span text:style-name="T1">S </text:span><text:span text:style-name="T2">X</text:span><text:span text:style-name="T3">=</text:span><text:span text:style-name="T2">X1 </text:span><text:span text:style-name="T4">S</text:span><text:span text:style-name="T3">:</text:span><text:span text:style-name="T2">X</text:span><text:span text:style-name="T3">[</text:span><text:span text:style-name="T5">";" </text:span><text:span text:style-name="T2">X</text:span><text:span text:style-name="T3">=</text:span><text:span text:style-name="T5">"?" </text:span><text:span text:style-name="T4">D </text:span><text:span text:style-name="T3">@</text:span><text:span text:style-name="T4">$S</text:span><text:span text:style-name="T3">(</text:span><text:span text:style-name="T4">$G</text:span><text:span text:style-name="T3">(</text:span><text:span text:style-name="T2">H9</text:span><text:span text:style-name="T3">)=11.57:</text:span><text:span text:style-name="T5">"PN^LRNUM"</text:span><text:span text:style-name="T3">,</text:span><text:span text:style-name="T4">$G</text:span><text:span text:style-name="T3">(</text:span><text:span text:style-name="T2">H9</text:span><text:span text:style-name="T3">)=24:</text:span><text:span text:style-name="T5">"AFS^LRNUM"</text:span><text:span text:style-name="T3">,1:</text:span><text:span text:style-name="T5">"^LRMIXPD"</text:span><text:span text:style-name="T3">) </text:span><text:span text:style-name="T4">S</text:span><text:span text:style-name="T3">:'</text:span><text:span text:style-name="T4">$D</text:span><text:span text:style-name="T3">(</text:span><text:span text:style-name="T2">X</text:span><text:span text:style-name="T3">) </text:span><text:span text:style-name="T2">X1</text:span><text:span text:style-name="T3">=</text:span><text:span text:style-name="T5">"?" </text:span><text:span text:style-name="T4">Q</text:span><text:span text:style-name="T3">:</text:span><text:span text:style-name="T2">X1</text:span><text:span text:style-name="T3">'=</text:span><text:span text:style-name="T5">"?"  </text:span><text:span text:style-name="T4">D </text:span><text:span text:style-name="T6">INFO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D @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LRMISTF1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I </text:span><text:span text:style-name="T3">'</text:span><text:span text:style-name="T4">$D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0))!'</text:span><text:span text:style-name="T4">$D</text:span><text:span text:style-name="T3">(^(3)) </text:span><text:span text:style-name="T4">W </text:span><text:span text:style-name="T3">!,</text:span><text:span text:style-name="T5">"Acc: "</text:span><text:span text:style-name="T3">,</text:span><text:span text:style-name="T2">LRAN</text:span><text:span text:style-name="T3">,</text:span><text:span text:style-name="T5">" not set up."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STF1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I </text:span><text:span text:style-name="T3">'</text:span><text:span text:style-name="T4">$D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0))!'</text:span><text:span text:style-name="T4">$D</text:span><text:span text:style-name="T3">(^(3)) </text:span><text:span text:style-name="T4">W </text:span><text:span text:style-name="T3">!,</text:span><text:span text:style-name="T5">"Acc: "</text:span><text:span text:style-name="T3">,</text:span><text:span text:style-name="T2">LRAN</text:span><text:span text:style-name="T3">,</text:span><text:span text:style-name="T5">" not set up."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STF1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I $P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3),</text:span><text:span text:style-name="T2">U</text:span><text:span text:style-name="T3">,4) </text:span><text:span text:style-name="T4">W </text:span><text:span text:style-name="T3">!,</text:span><text:span text:style-name="T5">"Acc: "</text:span><text:span text:style-name="T3">,</text:span><text:span text:style-name="T2">LRAN</text:span><text:span text:style-name="T3">,</text:span><text:span text:style-name="T5">" has been previously verified by a microbiology supervisor."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STF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NOP</text:span><text:span text:style-name="T3">=1,</text:span><text:span text:style-name="T2">J</text:span><text:span text:style-name="T3">=0 </text:span><text:span text:style-name="T4">F  S </text:span><text:span text:style-name="T2">J</text:span><text:span text:style-name="T3">=+</text:span><text:span text:style-name="T4">$O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4,</text:span><text:span text:style-name="T2">J</text:span><text:span text:style-name="T3">)) </text:span><text:span text:style-name="T4">Q</text:span><text:span text:style-name="T3">:</text:span><text:span text:style-name="T2">J</text:span><text:span text:style-name="T3">&lt;1  </text:span><text:span text:style-name="T4">I </text:span><text:span text:style-name="T2">LRTEST</text:span><text:span text:style-name="T3">=+^(</text:span><text:span text:style-name="T2">J</text:span><text:span text:style-name="T3">,0) </text:span><text:span text:style-name="T4">S </text:span><text:span text:style-name="T2">LRNOP</text:span><text:span text:style-name="T3">=</text:span><text:span text:style-name="T4">$P</text:span><text:span text:style-name="T3">(^(0),</text:span><text:span text:style-name="T2">U</text:span><text:span text:style-name="T3">,5)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STF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NOP</text:span><text:span text:style-name="T3">=1,</text:span><text:span text:style-name="T2">J</text:span><text:span text:style-name="T3">=0 </text:span><text:span text:style-name="T4">F  S </text:span><text:span text:style-name="T2">J</text:span><text:span text:style-name="T3">=+</text:span><text:span text:style-name="T4">$O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4,</text:span><text:span text:style-name="T2">J</text:span><text:span text:style-name="T3">)) </text:span><text:span text:style-name="T4">Q</text:span><text:span text:style-name="T3">:</text:span><text:span text:style-name="T2">J</text:span><text:span text:style-name="T3">&lt;1  </text:span><text:span text:style-name="T4">I </text:span><text:span text:style-name="T2">LRTEST</text:span><text:span text:style-name="T3">=+^(</text:span><text:span text:style-name="T2">J</text:span><text:span text:style-name="T3">,0) </text:span><text:span text:style-name="T4">S </text:span><text:span text:style-name="T2">LRNOP</text:span><text:span text:style-name="T3">=</text:span><text:span text:style-name="T4">$P</text:span><text:span text:style-name="T3">(^(0),</text:span><text:span text:style-name="T2">U</text:span><text:span text:style-name="T3">,5)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STF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I </text:span><text:span text:style-name="T2">H9</text:span><text:span text:style-name="T3">=11.57!(</text:span><text:span text:style-name="T2">H9</text:span><text:span text:style-name="T3">=11.58) </text:span><text:span text:style-name="T4">S </text:span><text:span text:style-name="T2">LROK</text:span><text:span text:style-name="T3">=0 </text:span><text:span text:style-name="T4">D </text:span><text:span text:style-name="T3">@</text:span><text:span text:style-name="T4">$S</text:span><text:span text:style-name="T3">(</text:span><text:span text:style-name="T2">H9</text:span><text:span text:style-name="T3">=11.57:</text:span><text:span text:style-name="T5">"UR"</text:span><text:span text:style-name="T3">,1:</text:span><text:span text:style-name="T5">"SPUT"</text:span><text:span text:style-name="T3">) </text:span><text:span text:style-name="T4">I </text:span><text:span text:style-name="T3">'</text:span><text:span text:style-name="T2">LROK </text:span><text:span text:style-name="T4">W </text:span><text:span text:style-name="T3">!,</text:span><text:span text:style-name="T5">"Acc: "</text:span><text:span text:style-name="T3">,</text:span><text:span text:style-name="T2">LRAN</text:span><text:span text:style-name="T3">,</text:span><text:span text:style-name="T5">" doesn't have the specimen required."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D @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LRMISTF1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DFN</text:span><text:span text:style-name="T3">=+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0),</text:span><text:span text:style-name="T2">LRLLOC</text:span><text:span text:style-name="T3">=</text:span><text:span text:style-name="T4">$P</text:span><text:span text:style-name="T3">(^(0),</text:span><text:span text:style-name="T2">U</text:span><text:span text:style-name="T3">,7),</text:span><text:span text:style-name="T2">LRODT</text:span><text:span text:style-name="T3">=</text:span><text:span text:style-name="T4">$S</text:span><text:span text:style-name="T3">(</text:span><text:span text:style-name="T4">$P</text:span><text:span text:style-name="T3">(^(0),</text:span><text:span text:style-name="T2">U</text:span><text:span text:style-name="T3">,4):</text:span><text:span text:style-name="T4">$P</text:span><text:span text:style-name="T3">(^(0),</text:span><text:span text:style-name="T2">U</text:span><text:span text:style-name="T3">,4),1:</text:span><text:span text:style-name="T4">$P</text:span><text:span text:style-name="T3">(^(0),</text:span><text:span text:style-name="T2">U</text:span><text:span text:style-name="T3">,3)),</text:span><text:span text:style-name="T2">LRSN</text:span><text:span text:style-name="T3">=</text:span><text:span text:style-name="T4">$P</text:span><text:span text:style-name="T3">(^(0),</text:span><text:span text:style-name="T2">U</text:span><text:span text:style-name="T3">,5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STF1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PLUS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DFN</text:span><text:span text:style-name="T3">=+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0),</text:span><text:span text:style-name="T2">LRLLOC</text:span><text:span text:style-name="T3">=</text:span><text:span text:style-name="T4">$P</text:span><text:span text:style-name="T3">(^(0),</text:span><text:span text:style-name="T2">U</text:span><text:span text:style-name="T3">,7),</text:span><text:span text:style-name="T2">LRODT</text:span><text:span text:style-name="T3">=</text:span><text:span text:style-name="T4">$S</text:span><text:span text:style-name="T3">(</text:span><text:span text:style-name="T4">$P</text:span><text:span text:style-name="T3">(^(0),</text:span><text:span text:style-name="T2">U</text:span><text:span text:style-name="T3">,4):</text:span><text:span text:style-name="T4">$P</text:span><text:span text:style-name="T3">(^(0),</text:span><text:span text:style-name="T2">U</text:span><text:span text:style-name="T3">,4),1:</text:span><text:span text:style-name="T4">$P</text:span><text:span text:style-name="T3">(^(0),</text:span><text:span text:style-name="T2">U</text:span><text:span text:style-name="T3">,3)),</text:span><text:span text:style-name="T2">LRSN</text:span><text:span text:style-name="T3">=</text:span><text:span text:style-name="T4">$P</text:span><text:span text:style-name="T3">(^(0),</text:span><text:span text:style-name="T2">U</text:span><text:span text:style-name="T3">,5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STF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DPF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2),</text:span><text:span text:style-name="T2">DFN</text:span><text:span text:style-name="T3">=</text:span><text:span text:style-name="T4">$P</text:span><text:span text:style-name="T3">(^(0),</text:span><text:span text:style-name="T2">U</text:span><text:span text:style-name="T3">,3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STF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DPF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2),</text:span><text:span text:style-name="T2">DFN</text:span><text:span text:style-name="T3">=</text:span><text:span text:style-name="T4">$P</text:span><text:span text:style-name="T3">(^(0),</text:span><text:span text:style-name="T2">U</text:span><text:span text:style-name="T3">,3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STF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DPF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2),</text:span><text:span text:style-name="T2">DFN</text:span><text:span text:style-name="T3">=</text:span><text:span text:style-name="T4">$P</text:span><text:span text:style-name="T3">(^(0),</text:span><text:span text:style-name="T2">U</text:span><text:span text:style-name="T3">,3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STF1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CDT</text:span><text:span text:style-name="T3">=+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3),</text:span><text:span text:style-name="T2">LRIDT</text:span><text:span text:style-name="T3">=+</text:span><text:span text:style-name="T4">$P</text:span><text:span text:style-name="T3">(^(3),</text:span><text:span text:style-name="T2">U</text:span><text:span text:style-name="T3">,5),</text:span><text:span text:style-name="T2">DIE</text:span><text:span text:style-name="T3">=</text:span><text:span text:style-name="T5">"^LR("</text:span><text:span text:style-name="T3">_</text:span><text:span text:style-name="T2">LRDFN</text:span><text:span text:style-name="T3">_</text:span><text:span text:style-name="T5">",""MI"","</text:span><text:span text:style-name="T3">,</text:span><text:span text:style-name="T2">DA</text:span><text:span text:style-name="T3">=</text:span><text:span text:style-name="T2">LRIDT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STF1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PLUS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CDT</text:span><text:span text:style-name="T3">=+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3),</text:span><text:span text:style-name="T2">LRIDT</text:span><text:span text:style-name="T3">=+</text:span><text:span text:style-name="T4">$P</text:span><text:span text:style-name="T3">(^(3),</text:span><text:span text:style-name="T2">U</text:span><text:span text:style-name="T3">,5),</text:span><text:span text:style-name="T2">DIE</text:span><text:span text:style-name="T3">=</text:span><text:span text:style-name="T5">"^LR("</text:span><text:span text:style-name="T3">_</text:span><text:span text:style-name="T2">LRDFN</text:span><text:span text:style-name="T3">_</text:span><text:span text:style-name="T5">",""MI"","</text:span><text:span text:style-name="T3">,</text:span><text:span text:style-name="T2">DA</text:span><text:span text:style-name="T3">=</text:span><text:span text:style-name="T2">LRIDT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STF1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. <text:span text:style-name="T1">S </text:span><text:span text:style-name="T2">X</text:span><text:span text:style-name="T3">=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4,</text:span><text:span text:style-name="T2">LRTEST</text:span><text:span text:style-name="T3">,0),</text:span><text:span text:style-name="T2">U</text:span><text:span text:style-name="T3">,5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STF1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. <text:span text:style-name="T1">S </text:span><text:span text:style-name="T2">X</text:span><text:span text:style-name="T3">=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4,</text:span><text:span text:style-name="T2">LRTEST</text:span><text:span text:style-name="T3">,0),</text:span><text:span text:style-name="T2">U</text:span><text:span text:style-name="T3">,5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STF1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KILL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. <text:span text:style-name="T1">I </text:span><text:span text:style-name="T2">X </text:span><text:span text:style-name="T4">K </text:span><text:span text:style-name="T3">^LRO(68,</text:span><text:span text:style-name="T2">LRAA</text:span><text:span text:style-name="T3">,1,</text:span><text:span text:style-name="T2">LRAD</text:span><text:span text:style-name="T3">,1,</text:span><text:span text:style-name="T5">"AD"</text:span><text:span text:style-name="T3">,</text:span><text:span text:style-name="T4">$P</text:span><text:span text:style-name="T3">(</text:span><text:span text:style-name="T2">X</text:span><text:span text:style-name="T3">,</text:span><text:span text:style-name="T5">"."</text:span><text:span text:style-name="T3">),</text:span><text:span text:style-name="T2">LRAN</text:span><text:span text:style-name="T3">),^LRO(68,</text:span><text:span text:style-name="T2">LRAA</text:span><text:span text:style-name="T3">,1,</text:span><text:span text:style-name="T2">LRAD</text:span><text:span text:style-name="T3">,1,</text:span><text:span text:style-name="T5">"AC"</text:span><text:span text:style-name="T3">,</text:span><text:span text:style-name="T2">X</text:span><text:span text:style-name="T3">,</text:span><text:span text:style-name="T2">LRAN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1" table:content-validation-name="val1" office:value-type="float" office:value="1" calcext:value-type="float">
            <text:p>1</text:p>
          </table:table-cell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change to DIK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STF1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MULTIPLE COMMAND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. <text:span text:style-name="T1">I </text:span><text:span text:style-name="T2">X </text:span><text:span text:style-name="T4">K </text:span><text:span text:style-name="T3">^LRO(68,</text:span><text:span text:style-name="T2">LRAA</text:span><text:span text:style-name="T3">,1,</text:span><text:span text:style-name="T2">LRAD</text:span><text:span text:style-name="T3">,1,</text:span><text:span text:style-name="T5">"AD"</text:span><text:span text:style-name="T3">,</text:span><text:span text:style-name="T4">$P</text:span><text:span text:style-name="T3">(</text:span><text:span text:style-name="T2">X</text:span><text:span text:style-name="T3">,</text:span><text:span text:style-name="T5">"."</text:span><text:span text:style-name="T3">),</text:span><text:span text:style-name="T2">LRAN</text:span><text:span text:style-name="T3">),^LRO(68,</text:span><text:span text:style-name="T2">LRAA</text:span><text:span text:style-name="T3">,1,</text:span><text:span text:style-name="T2">LRAD</text:span><text:span text:style-name="T3">,1,</text:span><text:span text:style-name="T5">"AC"</text:span><text:span text:style-name="T3">,</text:span><text:span text:style-name="T2">X</text:span><text:span text:style-name="T3">,</text:span><text:span text:style-name="T2">LRAN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1" table:content-validation-name="val1" office:value-type="float" office:value="1" calcext:value-type="float">
            <text:p>1</text:p>
          </table:table-cell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change to DIK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STF1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. <text:span text:style-name="T1">S $P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4,</text:span><text:span text:style-name="T2">LRTEST</text:span><text:span text:style-name="T3">,0),</text:span><text:span text:style-name="T2">U</text:span><text:span text:style-name="T3">,4)=</text:span><text:span text:style-name="T2">DUZ</text:span><text:span text:style-name="T3">,</text:span><text:span text:style-name="T4">$P</text:span><text:span text:style-name="T3">(^(0),</text:span><text:span text:style-name="T2">U</text:span><text:span text:style-name="T3">,8)=</text:span><text:span text:style-name="T4">$G</text:span><text:span text:style-name="T3">(</text:span><text:span text:style-name="T2">LRCDEF</text:span><text:span text:style-name="T3">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STF1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. <text:span text:style-name="T1">S $P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4,</text:span><text:span text:style-name="T2">LRTEST</text:span><text:span text:style-name="T3">,0),</text:span><text:span text:style-name="T2">U</text:span><text:span text:style-name="T3">,4)=</text:span><text:span text:style-name="T2">DUZ</text:span><text:span text:style-name="T3">,</text:span><text:span text:style-name="T4">$P</text:span><text:span text:style-name="T3">(^(0),</text:span><text:span text:style-name="T2">U</text:span><text:span text:style-name="T3">,8)=</text:span><text:span text:style-name="T4">$G</text:span><text:span text:style-name="T3">(</text:span><text:span text:style-name="T2">LRCDEF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STF1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SET 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. <text:span text:style-name="T1">S $P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4,</text:span><text:span text:style-name="T2">LRTEST</text:span><text:span text:style-name="T3">,0),</text:span><text:span text:style-name="T2">U</text:span><text:span text:style-name="T3">,4)=</text:span><text:span text:style-name="T2">DUZ</text:span><text:span text:style-name="T3">,</text:span><text:span text:style-name="T4">$P</text:span><text:span text:style-name="T3">(^(0),</text:span><text:span text:style-name="T2">U</text:span><text:span text:style-name="T3">,8)=</text:span><text:span text:style-name="T4">$G</text:span><text:span text:style-name="T3">(</text:span><text:span text:style-name="T2">LRCDEF</text:span><text:span text:style-name="T3">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STF1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. <text:span text:style-name="T1">S $P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4,</text:span><text:span text:style-name="T2">LRTEST</text:span><text:span text:style-name="T3">,0),</text:span><text:span text:style-name="T2">U</text:span><text:span text:style-name="T3">,5)=</text:span><text:span text:style-name="T2">Y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STF1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SET 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. <text:span text:style-name="T1">S $P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4,</text:span><text:span text:style-name="T2">LRTEST</text:span><text:span text:style-name="T3">,0),</text:span><text:span text:style-name="T2">U</text:span><text:span text:style-name="T3">,5)=</text:span><text:span text:style-name="T2">Y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STF1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MULTIPLE COMMAND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. <text:span text:style-name="T1">S </text:span><text:span text:style-name="T3">^LRO(68,</text:span><text:span text:style-name="T2">LRAA</text:span><text:span text:style-name="T3">,1,</text:span><text:span text:style-name="T2">LRAD</text:span><text:span text:style-name="T3">,1,</text:span><text:span text:style-name="T5">"AD"</text:span><text:span text:style-name="T3">,</text:span><text:span text:style-name="T4">$P</text:span><text:span text:style-name="T3">(</text:span><text:span text:style-name="T2">Y</text:span><text:span text:style-name="T3">,</text:span><text:span text:style-name="T5">"."</text:span><text:span text:style-name="T3">),</text:span><text:span text:style-name="T2">LRAN</text:span><text:span text:style-name="T3">)=</text:span><text:span text:style-name="T5">""</text:span><text:span text:style-name="T3">,^LRO(68,</text:span><text:span text:style-name="T2">LRAA</text:span><text:span text:style-name="T3">,1,</text:span><text:span text:style-name="T2">LRAD</text:span><text:span text:style-name="T3">,1,</text:span><text:span text:style-name="T5">"AC"</text:span><text:span text:style-name="T3">,</text:span><text:span text:style-name="T2">Y</text:span><text:span text:style-name="T3">,</text:span><text:span text:style-name="T2">LRAN</text:span><text:span text:style-name="T3">)=</text:span><text:span text:style-name="T5">"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STF1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SET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. <text:span text:style-name="T1">S </text:span><text:span text:style-name="T3">^LRO(68,</text:span><text:span text:style-name="T2">LRAA</text:span><text:span text:style-name="T3">,1,</text:span><text:span text:style-name="T2">LRAD</text:span><text:span text:style-name="T3">,1,</text:span><text:span text:style-name="T5">"AD"</text:span><text:span text:style-name="T3">,</text:span><text:span text:style-name="T4">$P</text:span><text:span text:style-name="T3">(</text:span><text:span text:style-name="T2">Y</text:span><text:span text:style-name="T3">,</text:span><text:span text:style-name="T5">"."</text:span><text:span text:style-name="T3">),</text:span><text:span text:style-name="T2">LRAN</text:span><text:span text:style-name="T3">)=</text:span><text:span text:style-name="T5">""</text:span><text:span text:style-name="T3">,^LRO(68,</text:span><text:span text:style-name="T2">LRAA</text:span><text:span text:style-name="T3">,1,</text:span><text:span text:style-name="T2">LRAD</text:span><text:span text:style-name="T3">,1,</text:span><text:span text:style-name="T5">"AC"</text:span><text:span text:style-name="T3">,</text:span><text:span text:style-name="T2">Y</text:span><text:span text:style-name="T3">,</text:span><text:span text:style-name="T2">LRAN</text:span><text:span text:style-name="T3">)=</text:span><text:span text:style-name="T5">"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STF1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F  S </text:span><text:span text:style-name="T2">J</text:span><text:span text:style-name="T3">=+</text:span><text:span text:style-name="T4">$O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5,</text:span><text:span text:style-name="T2">J</text:span><text:span text:style-name="T3">)) </text:span><text:span text:style-name="T4">Q</text:span><text:span text:style-name="T3">:</text:span><text:span text:style-name="T2">J</text:span><text:span text:style-name="T3">&lt;1  </text:span><text:span text:style-name="T4">I </text:span><text:span text:style-name="T2">LRURINE</text:span><text:span text:style-name="T3">=+^(</text:span><text:span text:style-name="T2">J</text:span><text:span text:style-name="T3">,0) </text:span><text:span text:style-name="T4">S </text:span><text:span text:style-name="T2">LROK</text:span><text:span text:style-name="T3">=1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STF1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F  S </text:span><text:span text:style-name="T2">J</text:span><text:span text:style-name="T3">=+</text:span><text:span text:style-name="T4">$O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5,</text:span><text:span text:style-name="T2">J</text:span><text:span text:style-name="T3">)) </text:span><text:span text:style-name="T4">Q</text:span><text:span text:style-name="T3">:</text:span><text:span text:style-name="T2">J</text:span><text:span text:style-name="T3">&lt;1  </text:span><text:span text:style-name="T4">I </text:span><text:span text:style-name="T2">LRURINE</text:span><text:span text:style-name="T3">=+^(</text:span><text:span text:style-name="T2">J</text:span><text:span text:style-name="T3">,0) </text:span><text:span text:style-name="T4">S </text:span><text:span text:style-name="T2">LROK</text:span><text:span text:style-name="T3">=1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STF1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F  S </text:span><text:span text:style-name="T2">J</text:span><text:span text:style-name="T3">=+</text:span><text:span text:style-name="T4">$O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5,</text:span><text:span text:style-name="T2">J</text:span><text:span text:style-name="T3">)) </text:span><text:span text:style-name="T4">Q</text:span><text:span text:style-name="T3">:</text:span><text:span text:style-name="T2">J</text:span><text:span text:style-name="T3">&lt;1  </text:span><text:span text:style-name="T4">I </text:span><text:span text:style-name="T3">360=+^(</text:span><text:span text:style-name="T2">J</text:span><text:span text:style-name="T3">,0) </text:span><text:span text:style-name="T4">S </text:span><text:span text:style-name="T2">LROK</text:span><text:span text:style-name="T3">=1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STF1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F  S </text:span><text:span text:style-name="T2">J</text:span><text:span text:style-name="T3">=+</text:span><text:span text:style-name="T4">$O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5,</text:span><text:span text:style-name="T2">J</text:span><text:span text:style-name="T3">)) </text:span><text:span text:style-name="T4">Q</text:span><text:span text:style-name="T3">:</text:span><text:span text:style-name="T2">J</text:span><text:span text:style-name="T3">&lt;1  </text:span><text:span text:style-name="T4">I </text:span><text:span text:style-name="T3">360=+^(</text:span><text:span text:style-name="T2">J</text:span><text:span text:style-name="T3">,0) </text:span><text:span text:style-name="T4">S </text:span><text:span text:style-name="T2">LROK</text:span><text:span text:style-name="T3">=1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LRMISTF1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X</text:span><text:span text:style-name="T3">=</text:span><text:span text:style-name="T4">$O</text:span><text:span text:style-name="T3">(^LR(</text:span><text:span text:style-name="T2">LRDFN</text:span><text:span text:style-name="T3">,</text:span><text:span text:style-name="T5">"PL"</text:span><text:span text:style-name="T3">,</text:span><text:span text:style-name="T5">"B"</text:span><text:span text:style-name="T3">,</text:span><text:span text:style-name="T2">LRREF</text:span><text:span text:style-name="T3">,0)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STF1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$P</text:span><text:span text:style-name="T3">(^LR(</text:span><text:span text:style-name="T2">LRDFN</text:span><text:span text:style-name="T3">,</text:span><text:span text:style-name="T5">"PL"</text:span><text:span text:style-name="T3">,</text:span><text:span text:style-name="T2">LRX</text:span><text:span text:style-name="T3">,0),</text:span><text:span text:style-name="T5">"^"</text:span><text:span text:style-name="T3">,2)'=</text:span><text:span text:style-name="T2">LRPL </text:span><text:span text:style-name="T4">D </text:span><text:span text:style-name="T6">UEE</text:span><text:span text:style-name="T3">^LRRPLU(</text:span><text:span text:style-name="T2">LRDFN</text:span><text:span text:style-name="T3">,</text:span><text:span text:style-name="T2">LRREF</text:span><text:span text:style-name="T3">,</text:span><text:span text:style-name="T2">LRPL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TS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W </text:span><text:span text:style-name="T3">!! </text:span><text:span text:style-name="T4">W</text:span><text:span text:style-name="T3">:</text:span><text:span text:style-name="T4">$E</text:span><text:span text:style-name="T3">(</text:span><text:span text:style-name="T2">IOST</text:span><text:span text:style-name="T3">)=</text:span><text:span text:style-name="T5">"P" </text:span><text:span text:style-name="T3">@</text:span><text:span text:style-name="T2">IOF </text:span><text:span text:style-name="T4">D </text:span><text:span text:style-name="T3">^%ZISC </text:span><text:span text:style-name="T4">K </text:span><text:span text:style-name="T3">^TMP(</text:span><text:span text:style-name="T4">$J</text:span><text:span text:style-name="T3">),</text:span><text:span text:style-name="T2">%DT</text:span><text:span text:style-name="T3">,</text:span><text:span text:style-name="T2">DIR</text:span><text:span text:style-name="T3">,</text:span><text:span text:style-name="T2">DIRUT</text:span><text:span text:style-name="T3">,</text:span><text:span text:style-name="T2">DTOUT</text:span><text:span text:style-name="T3">,</text:span><text:span text:style-name="T2">DUOUT</text:span><text:span text:style-name="T3">,</text:span><text:span text:style-name="T2">LRAP</text:span><text:span text:style-name="T3">,</text:span><text:span text:style-name="T2">LRATS</text:span><text:span text:style-name="T3">,</text:span><text:span text:style-name="T2">LRDETAIL</text:span><text:span text:style-name="T3">,</text:span><text:span text:style-name="T2">LREND</text:span><text:span text:style-name="T3">,</text:span><text:span text:style-name="T2">LRFBEG</text:span><text:span text:style-name="T3">,</text:span><text:span text:style-name="T2">LRFEND</text:span><text:span text:style-name="T3">,</text:span><text:span text:style-name="T2">LRLOS</text:span><text:span text:style-name="T3">,</text:span><text:span text:style-name="T2">LRMERGE</text:span><text:span text:style-name="T3">,</text:span><text:span text:style-name="T2">LRM</text:span><text:span text:style-name="T3">,</text:span><text:span text:style-name="T2">LROTYPE</text:span><text:span text:style-name="T3">,</text:span><text:span text:style-name="T2">LRSORG</text:span><text:span text:style-name="T3">,</text:span><text:span text:style-name="T2">LRTBEG</text:span><text:span text:style-name="T3">,</text:span><text:span text:style-name="T2">LRTEND</text:span><text:span text:style-name="T3">,</text:span><text:span text:style-name="T2">LRTSAL</text:span><text:span text:style-name="T3">,</text:span><text:span text:style-name="T2">LRUNK</text:span><text:span text:style-name="T3">,</text:span><text:span text:style-name="T2">X</text:span><text:span text:style-name="T3">,</text:span><text:span text:style-name="T2">Y</text:span><text:span text:style-name="T3">,</text:span><text:span text:style-name="T2">LRAINT</text:span><text:span text:style-name="T3">,</text:span><text:span text:style-name="T2">LRNODE</text:span><text:span text:style-name="T3">,</text:span><text:span text:style-name="T2">LRSORT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W @IOF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LRMITSE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W </text:span><text:span text:style-name="T3">@</text:span><text:span text:style-name="T2">IOF</text:span><text:span text:style-name="T3">,?30,</text:span><text:span text:style-name="T5">"MICROBIOLOGY TREND REPORT"</text:span><text:span text:style-name="T3">,!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W @IOF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LRMITS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9.9,</text:p>
          </table:table-cell>
          <table:table-cell table:style-name="ce6" office:value-type="string" calcext:value-type="string">
            <text:p>LABORATORY SITE</text:p>
          </table:table-cell>
          <table:table-cell table:style-name="ce9" office:value-type="string" calcext:value-type="string">
            <text:p> <text:span text:style-name="T1">F </text:span><text:span text:style-name="T2">LRX</text:span><text:span text:style-name="T3">=</text:span><text:span text:style-name="T5">"O"</text:span><text:span text:style-name="T3">,</text:span><text:span text:style-name="T5">"S"</text:span><text:span text:style-name="T3">,</text:span><text:span text:style-name="T5">"L"</text:span><text:span text:style-name="T3">,</text:span><text:span text:style-name="T5">"D"</text:span><text:span text:style-name="T3">,</text:span><text:span text:style-name="T5">"P"</text:span><text:span text:style-name="T3">,</text:span><text:span text:style-name="T5">"C" </text:span><text:span text:style-name="T4">I $D</text:span><text:span text:style-name="T3">(^LAB(69.9,1,</text:span><text:span text:style-name="T5">"MIT"</text:span><text:span text:style-name="T3">,</text:span><text:span text:style-name="T5">"B"</text:span><text:span text:style-name="T3">,</text:span><text:span text:style-name="T2">LRX</text:span><text:span text:style-name="T3">)) </text:span><text:span text:style-name="T4">S </text:span><text:span text:style-name="T2">LRM</text:span><text:span text:style-name="T3">(</text:span><text:span text:style-name="T2">LRX</text:span><text:span text:style-name="T3">,</text:span><text:span text:style-name="T5">"A"</text:span><text:span text:style-name="T3">)=</text:span><text:span text:style-name="T5">""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TSE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F  S </text:span><text:span text:style-name="T2">LRTIC</text:span><text:span text:style-name="T3">=</text:span><text:span text:style-name="T4">$O</text:span><text:span text:style-name="T3">(^LAB(62.06,</text:span><text:span text:style-name="T2">LRTIC</text:span><text:span text:style-name="T3">)) </text:span><text:span text:style-name="T4">Q</text:span><text:span text:style-name="T3">:+</text:span><text:span text:style-name="T2">LRTIC</text:span><text:span text:style-name="T3">'&gt;0  </text:span><text:span text:style-name="T4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TSE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.  <text:span text:style-name="T1">F  S </text:span><text:span text:style-name="T2">LRCN</text:span><text:span text:style-name="T3">=</text:span><text:span text:style-name="T4">$O</text:span><text:span text:style-name="T3">(^LAB(62.06,</text:span><text:span text:style-name="T2">LRTIC</text:span><text:span text:style-name="T3">,1,</text:span><text:span text:style-name="T2">LRCN</text:span><text:span text:style-name="T3">)) </text:span><text:span text:style-name="T4">Q</text:span><text:span text:style-name="T3">:+</text:span><text:span text:style-name="T2">LRCN</text:span><text:span text:style-name="T3">'&gt;0  </text:span><text:span text:style-name="T4">S </text:span><text:span text:style-name="T2">NODE</text:span><text:span text:style-name="T3">=^(</text:span><text:span text:style-name="T2">LRCN</text:span><text:span text:style-name="T3">,0) </text:span><text:span text:style-name="T4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TSE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.  <text:span text:style-name="T1">F  S </text:span><text:span text:style-name="T2">LRCN</text:span><text:span text:style-name="T3">=</text:span><text:span text:style-name="T4">$O</text:span><text:span text:style-name="T3">(^LAB(62.06,</text:span><text:span text:style-name="T2">LRTIC</text:span><text:span text:style-name="T3">,1,</text:span><text:span text:style-name="T2">LRCN</text:span><text:span text:style-name="T3">)) </text:span><text:span text:style-name="T4">Q</text:span><text:span text:style-name="T3">:+</text:span><text:span text:style-name="T2">LRCN</text:span><text:span text:style-name="T3">'&gt;0  </text:span><text:span text:style-name="T4">S </text:span><text:span text:style-name="T2">NODE</text:span><text:span text:style-name="T3">=^(</text:span><text:span text:style-name="T2">LRCN</text:span><text:span text:style-name="T3">,0) </text:span><text:span text:style-name="T4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TSP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LRDN</text:span><text:span text:style-name="T3">=0 </text:span><text:span text:style-name="T4">F  S </text:span><text:span text:style-name="T2">LRDN</text:span><text:span text:style-name="T3">=</text:span><text:span text:style-name="T4">$O</text:span><text:span text:style-name="T3">(^LAB(62.06,</text:span><text:span text:style-name="T5">"AD"</text:span><text:span text:style-name="T3">,</text:span><text:span text:style-name="T2">LRDN</text:span><text:span text:style-name="T3">)) </text:span><text:span text:style-name="T4">Q</text:span><text:span text:style-name="T3">:</text:span><text:span text:style-name="T2">LRDN</text:span><text:span text:style-name="T3">&lt;2  </text:span><text:span text:style-name="T4">S </text:span><text:span text:style-name="T2">LRANTIN</text:span><text:span text:style-name="T3">=</text:span><text:span text:style-name="T4">$O</text:span><text:span text:style-name="T3">(^(</text:span><text:span text:style-name="T2">LRDN</text:span><text:span text:style-name="T3">,0)) </text:span><text:span text:style-name="T4">I </text:span><text:span text:style-name="T2">LRANTIN </text:span><text:span text:style-name="T4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TSP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LRDN</text:span><text:span text:style-name="T3">=0 </text:span><text:span text:style-name="T4">F  S </text:span><text:span text:style-name="T2">LRDN</text:span><text:span text:style-name="T3">=</text:span><text:span text:style-name="T4">$O</text:span><text:span text:style-name="T3">(^LAB(62.06,</text:span><text:span text:style-name="T5">"AD"</text:span><text:span text:style-name="T3">,</text:span><text:span text:style-name="T2">LRDN</text:span><text:span text:style-name="T3">)) </text:span><text:span text:style-name="T4">Q</text:span><text:span text:style-name="T3">:</text:span><text:span text:style-name="T2">LRDN</text:span><text:span text:style-name="T3">&lt;2  </text:span><text:span text:style-name="T4">S </text:span><text:span text:style-name="T2">LRANTIN</text:span><text:span text:style-name="T3">=</text:span><text:span text:style-name="T4">$O</text:span><text:span text:style-name="T3">(^(</text:span><text:span text:style-name="T2">LRDN</text:span><text:span text:style-name="T3">,0)) </text:span><text:span text:style-name="T4">I </text:span><text:span text:style-name="T2">LRANTIN </text:span><text:span text:style-name="T4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TSP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.<text:span text:style-name="T1">S </text:span><text:span text:style-name="T2">LRX</text:span><text:span text:style-name="T3">=</text:span><text:span text:style-name="T4">$G</text:span><text:span text:style-name="T3">(^LAB(62.06,</text:span><text:span text:style-name="T2">LRANTIN</text:span><text:span text:style-name="T3">,0)),</text:span><text:span text:style-name="T2">LRANTINM</text:span><text:span text:style-name="T3">=</text:span><text:span text:style-name="T4">$P</text:span><text:span text:style-name="T3">(</text:span><text:span text:style-name="T2">LRX</text:span><text:span text:style-name="T3">,</text:span><text:span text:style-name="T2">U</text:span><text:span text:style-name="T3">,5) </text:span><text:span text:style-name="T4">Q</text:span><text:span text:style-name="T3">:'</text:span><text:span text:style-name="T4">$L</text:span><text:span text:style-name="T3">(</text:span><text:span text:style-name="T2">LRANTINM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TSP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D(63.39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2">LRDN</text:span><text:span text:style-name="T3">=2 </text:span><text:span text:style-name="T4">F  S </text:span><text:span text:style-name="T2">LRDN</text:span><text:span text:style-name="T3">=</text:span><text:span text:style-name="T4">$O</text:span><text:span text:style-name="T3">(^DD(63.39,</text:span><text:span text:style-name="T5">"GL"</text:span><text:span text:style-name="T3">,</text:span><text:span text:style-name="T2">LRDN</text:span><text:span text:style-name="T3">)) </text:span><text:span text:style-name="T4">Q</text:span><text:span text:style-name="T3">:</text:span><text:span text:style-name="T2">LRDN</text:span><text:span text:style-name="T3">&lt;2  </text:span><text:span text:style-name="T4">S </text:span><text:span text:style-name="T2">LRANTIN</text:span><text:span text:style-name="T3">=</text:span><text:span text:style-name="T4">$O</text:span><text:span text:style-name="T3">(^(</text:span><text:span text:style-name="T2">LRDN</text:span><text:span text:style-name="T3">,1,0)) </text:span><text:span text:style-name="T4">I </text:span><text:span text:style-name="T2">LRANTIN </text:span><text:span text:style-name="T4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TSP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DD(63.39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2">LRDN</text:span><text:span text:style-name="T3">=2 </text:span><text:span text:style-name="T4">F  S </text:span><text:span text:style-name="T2">LRDN</text:span><text:span text:style-name="T3">=</text:span><text:span text:style-name="T4">$O</text:span><text:span text:style-name="T3">(^DD(63.39,</text:span><text:span text:style-name="T5">"GL"</text:span><text:span text:style-name="T3">,</text:span><text:span text:style-name="T2">LRDN</text:span><text:span text:style-name="T3">)) </text:span><text:span text:style-name="T4">Q</text:span><text:span text:style-name="T3">:</text:span><text:span text:style-name="T2">LRDN</text:span><text:span text:style-name="T3">&lt;2  </text:span><text:span text:style-name="T4">S </text:span><text:span text:style-name="T2">LRANTIN</text:span><text:span text:style-name="T3">=</text:span><text:span text:style-name="T4">$O</text:span><text:span text:style-name="T3">(^(</text:span><text:span text:style-name="T2">LRDN</text:span><text:span text:style-name="T3">,1,0)) </text:span><text:span text:style-name="T4">I </text:span><text:span text:style-name="T2">LRANTIN </text:span><text:span text:style-name="T4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TSP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D(63.39,</text:p>
          </table:table-cell>
          <table:table-cell table:style-name="ce8"/>
          <table:table-cell table:style-name="ce9" office:value-type="string" calcext:value-type="string">
            <text:p> .<text:span text:style-name="T1">S </text:span><text:span text:style-name="T2">LRX</text:span><text:span text:style-name="T3">=</text:span><text:span text:style-name="T4">$G</text:span><text:span text:style-name="T3">(^DD(63.39,</text:span><text:span text:style-name="T2">LRANTIN</text:span><text:span text:style-name="T3">,0)),</text:span><text:span text:style-name="T2">LRANTINM</text:span><text:span text:style-name="T3">=</text:span><text:span text:style-name="T4">$P</text:span><text:span text:style-name="T3">(</text:span><text:span text:style-name="T2">LRX</text:span><text:span text:style-name="T3">,</text:span><text:span text:style-name="T2">U</text:span><text:span text:style-name="T3">) </text:span><text:span text:style-name="T4">Q</text:span><text:span text:style-name="T3">:'</text:span><text:span text:style-name="T4">$L</text:span><text:span text:style-name="T3">(</text:span><text:span text:style-name="T2">LRANTINM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TSPC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DD(63.39,</text:p>
          </table:table-cell>
          <table:table-cell table:style-name="ce8"/>
          <table:table-cell table:style-name="ce9" office:value-type="string" calcext:value-type="string">
            <text:p> ..<text:span text:style-name="T1">S </text:span><text:span text:style-name="T2">LRCNT</text:span><text:span text:style-name="T3">=0,</text:span><text:span text:style-name="T2">LRNN3</text:span><text:span text:style-name="T3">=</text:span><text:span text:style-name="T5">"" </text:span><text:span text:style-name="T4">F  S </text:span><text:span text:style-name="T2">LRNN3</text:span><text:span text:style-name="T3">=</text:span><text:span text:style-name="T4">$O</text:span><text:span text:style-name="T3">(^TMP(</text:span><text:span text:style-name="T4">$J</text:span><text:span text:style-name="T3">,</text:span><text:span text:style-name="T5">"M"</text:span><text:span text:style-name="T3">,</text:span><text:span text:style-name="T2">LRN1</text:span><text:span text:style-name="T3">,</text:span><text:span text:style-name="T2">LRMCAT</text:span><text:span text:style-name="T3">,</text:span><text:span text:style-name="T2">LRNN3</text:span><text:span text:style-name="T3">)) </text:span><text:span text:style-name="T4">Q</text:span><text:span text:style-name="T3">:</text:span><text:span text:style-name="T2">LRNN3</text:span><text:span text:style-name="T3">=</text:span><text:span text:style-name="T5">""  </text:span><text:span text:style-name="T4">S </text:span><text:span text:style-name="T2">LRX</text:span><text:span text:style-name="T3">=^(</text:span><text:span text:style-name="T2">LRNN3</text:span><text:span text:style-name="T3">),</text:span><text:span text:style-name="T2">LRN3</text:span><text:span text:style-name="T3">=-</text:span><text:span text:style-name="T2">LRNN3 </text:span><text:span text:style-name="T4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TSPC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DD(63.39,</text:p>
          </table:table-cell>
          <table:table-cell table:style-name="ce8"/>
          <table:table-cell table:style-name="ce9" office:value-type="string" calcext:value-type="string">
            <text:p> <text:span text:style-name="T1">K </text:span><text:span text:style-name="T3">^TMP(</text:span><text:span text:style-name="T4">$J</text:span><text:span text:style-name="T3">,</text:span><text:span text:style-name="T5">"MP"</text:span><text:span text:style-name="T3">),^(</text:span><text:span text:style-name="T5">"PAT"</text:span><text:span text:style-name="T3">),</text:span><text:span text:style-name="T2">LRANTIN</text:span><text:span text:style-name="T3">,</text:span><text:span text:style-name="T2">LRANTINM</text:span><text:span text:style-name="T3">,</text:span><text:span text:style-name="T2">LRANTIV</text:span><text:span text:style-name="T3">,</text:span><text:span text:style-name="T2">LRCDATE</text:span><text:span text:style-name="T3">,</text:span><text:span text:style-name="T2">LRCNT</text:span><text:span text:style-name="T3">,</text:span><text:span text:style-name="T2">LRMARRAY</text:span><text:span text:style-name="T3">,</text:span><text:span text:style-name="T2">LRMCAT</text:span><text:span text:style-name="T3">,</text:span><text:span text:style-name="T2">LRMCNT</text:span><text:span text:style-name="T3">,</text:span><text:span text:style-name="T2">LRMDONE</text:span><text:span text:style-name="T3">,</text:span><text:span text:style-name="T2">LRN1</text:span><text:span text:style-name="T3">,</text:span><text:span text:style-name="T2">LRN2</text:span><text:span text:style-name="T3">,</text:span><text:span text:style-name="T2">LRN3</text:span><text:span text:style-name="T3">,</text:span><text:span text:style-name="T2">LRNN3</text:span><text:span text:style-name="T3">,</text:span><text:span text:style-name="T2">LROCNTC</text:span><text:span text:style-name="T3">,</text:span><text:span text:style-name="T2">LROCNTM</text:span><text:span text:style-name="T3">,</text:span><text:span text:style-name="T2">LROCNTN</text:span><text:span text:style-name="T3">,</text:span><text:span text:style-name="T2">LROK</text:span><text:span text:style-name="T3">,</text:span><text:span text:style-name="T2">LRPATN</text:span><text:span text:style-name="T3">,</text:span><text:span text:style-name="T2">LRSUBN</text:span><text:span text:style-name="T3">,</text:span><text:span text:style-name="T2">LRTYPE</text:span><text:span text:style-name="T3">,</text:span><text:span text:style-name="T2">LRX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1" table:content-validation-name="val1" office:value-type="float" office:value="1" calcext:value-type="float">
            <text:p>1</text:p>
          </table:table-cell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change to DIK API</text:p>
          </table:table-cell>
          <table:table-cell table:style-name="ce16" office:value-type="string" calcext:value-type="string">
            <text:p>Requires further review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LRMITSPC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DD(63.39,</text:p>
          </table:table-cell>
          <table:table-cell table:style-name="ce8"/>
          <table:table-cell table:style-name="ce9" office:value-type="string" calcext:value-type="string">
            <text:p> .<text:span text:style-name="T1">K </text:span><text:span text:style-name="T2">LRMARRAY </text:span><text:span text:style-name="T4">S </text:span><text:span text:style-name="T2">LROK</text:span><text:span text:style-name="T3">=1,</text:span><text:span text:style-name="T2">LRANTINM</text:span><text:span text:style-name="T3">=</text:span><text:span text:style-name="T5">"" </text:span><text:span text:style-name="T4">F  S </text:span><text:span text:style-name="T2">LRANTINM</text:span><text:span text:style-name="T3">=</text:span><text:span text:style-name="T4">$O</text:span><text:span text:style-name="T3">(^TMP(</text:span><text:span text:style-name="T4">$J</text:span><text:span text:style-name="T3">,</text:span><text:span text:style-name="T2">LRN3</text:span><text:span text:style-name="T3">,</text:span><text:span text:style-name="T5">"A"</text:span><text:span text:style-name="T3">,</text:span><text:span text:style-name="T2">LRANTINM</text:span><text:span text:style-name="T3">)) </text:span><text:span text:style-name="T4">Q</text:span><text:span text:style-name="T3">:</text:span><text:span text:style-name="T2">LRANTINM</text:span><text:span text:style-name="T3">=</text:span><text:span text:style-name="T5">""  </text:span><text:span text:style-name="T4">S </text:span><text:span text:style-name="T2">LRANTIV</text:span><text:span text:style-name="T3">=</text:span><text:span text:style-name="T4">$P</text:span><text:span text:style-name="T3">(^(</text:span><text:span text:style-name="T2">LRANTINM</text:span><text:span text:style-name="T3">),</text:span><text:span text:style-name="T2">U</text:span><text:span text:style-name="T3">) </text:span><text:span text:style-name="T4">D  Q</text:span><text:span text:style-name="T3">:'</text:span><text:span text:style-name="T2">LROK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^TMP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RMITSPC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DD(63.39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2">LRANTINM</text:span><text:span text:style-name="T3">=</text:span><text:span text:style-name="T5">"" </text:span><text:span text:style-name="T4">F  S </text:span><text:span text:style-name="T2">LRANTINM</text:span><text:span text:style-name="T3">=</text:span><text:span text:style-name="T4">$O</text:span><text:span text:style-name="T3">(^TMP(</text:span><text:span text:style-name="T4">$J</text:span><text:span text:style-name="T3">,</text:span><text:span text:style-name="T2">LRN3</text:span><text:span text:style-name="T3">,</text:span><text:span text:style-name="T5">"A"</text:span><text:span text:style-name="T3">,</text:span><text:span text:style-name="T2">LRANTINM</text:span><text:span text:style-name="T3">)) </text:span><text:span text:style-name="T4">Q</text:span><text:span text:style-name="T3">:</text:span><text:span text:style-name="T2">LRANTINM</text:span><text:span text:style-name="T3">=</text:span><text:span text:style-name="T5">""  </text:span><text:span text:style-name="T4">S </text:span><text:span text:style-name="T2">LRANTIV</text:span><text:span text:style-name="T3">=</text:span><text:span text:style-name="T4">$P</text:span><text:span text:style-name="T3">(^(</text:span><text:span text:style-name="T2">LRANTINM</text:span><text:span text:style-name="T3">),</text:span><text:span text:style-name="T2">U</text:span><text:span text:style-name="T3">) </text:span><text:span text:style-name="T4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^TMP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RMITSPC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DD(63.39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2">LRX</text:span><text:span text:style-name="T3">=</text:span><text:span text:style-name="T4">$G</text:span><text:span text:style-name="T3">(^TMP(</text:span><text:span text:style-name="T4">$J</text:span><text:span text:style-name="T3">,</text:span><text:span text:style-name="T2">N1</text:span><text:span text:style-name="T3">,</text:span><text:span text:style-name="T5">"C"</text:span><text:span text:style-name="T3">,</text:span><text:span text:style-name="T2">ABREV</text:span><text:span text:style-name="T3">)),^(</text:span><text:span text:style-name="T2">ABREV</text:span><text:span text:style-name="T3">)=(</text:span><text:span text:style-name="T4">$P</text:span><text:span text:style-name="T3">(</text:span><text:span text:style-name="T2">LRX</text:span><text:span text:style-name="T3">,</text:span><text:span text:style-name="T2">U</text:span><text:span text:style-name="T3">)+1)_</text:span><text:span text:style-name="T2">U</text:span><text:span text:style-name="T3">_(</text:span><text:span text:style-name="T4">$P</text:span><text:span text:style-name="T3">(</text:span><text:span text:style-name="T2">LRX</text:span><text:span text:style-name="T3">,</text:span><text:span text:style-name="T2">U</text:span><text:span text:style-name="T3">,2)+</text:span><text:span text:style-name="T4">$S</text:span><text:span text:style-name="T3">(</text:span><text:span text:style-name="T2">AVALUE</text:span><text:span text:style-name="T3">[</text:span><text:span text:style-name="T5">"S"</text:span><text:span text:style-name="T3">:1,1:0)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^TMP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LRMITSP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DFN</text:span><text:span text:style-name="T3">=0 </text:span><text:span text:style-name="T4">F  S </text:span><text:span text:style-name="T2">LRDFN</text:span><text:span text:style-name="T3">=</text:span><text:span text:style-name="T4">$O</text:span><text:span text:style-name="T3">(^LR(</text:span><text:span text:style-name="T2">LRDFN</text:span><text:span text:style-name="T3">)) </text:span><text:span text:style-name="T4">Q</text:span><text:span text:style-name="T3">:</text:span><text:span text:style-name="T2">LRDFN</text:span><text:span text:style-name="T3">&lt;1  </text:span><text:span text:style-name="T4">D </text:span><text:span text:style-name="T6">DATA </text:span><text:span text:style-name="T4">Q</text:span><text:span text:style-name="T3">:</text:span><text:span text:style-name="T2">LREN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TSP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Q</text:span><text:span text:style-name="T3">:'</text:span><text:span text:style-name="T4">$D</text:span><text:span text:style-name="T3">(^LR(</text:span><text:span text:style-name="T2">LRDFN</text:span><text:span text:style-name="T3">,0))  </text:span><text:span text:style-name="T4">Q</text:span><text:span text:style-name="T3">:</text:span><text:span text:style-name="T4">$P</text:span><text:span text:style-name="T3">(^(0),</text:span><text:span text:style-name="T2">U</text:span><text:span text:style-name="T3">,2)'=2  </text:span><text:span text:style-name="T4">S </text:span><text:span text:style-name="T2">LRPATN</text:span><text:span text:style-name="T3">=+</text:span><text:span text:style-name="T4">$P</text:span><text:span text:style-name="T3">(^(0),</text:span><text:span text:style-name="T2">U</text:span><text:span text:style-name="T3">,3) </text:span><text:span text:style-name="T4">I $$</text:span><text:span text:style-name="T6">S</text:span><text:span text:style-name="T3">^%ZTLOAD </text:span><text:span text:style-name="T4">S </text:span><text:span text:style-name="T3">(</text:span><text:span text:style-name="T2">LREND</text:span><text:span text:style-name="T3">,</text:span><text:span text:style-name="T2">ZTSTOP</text:span><text:span text:style-name="T3">)=1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TSP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Q</text:span><text:span text:style-name="T3">:'</text:span><text:span text:style-name="T4">$D</text:span><text:span text:style-name="T3">(^LR(</text:span><text:span text:style-name="T2">LRDFN</text:span><text:span text:style-name="T3">,0))  </text:span><text:span text:style-name="T4">Q</text:span><text:span text:style-name="T3">:</text:span><text:span text:style-name="T4">$P</text:span><text:span text:style-name="T3">(^(0),</text:span><text:span text:style-name="T2">U</text:span><text:span text:style-name="T3">,2)'=2  </text:span><text:span text:style-name="T4">S </text:span><text:span text:style-name="T2">LRPATN</text:span><text:span text:style-name="T3">=+</text:span><text:span text:style-name="T4">$P</text:span><text:span text:style-name="T3">(^(0),</text:span><text:span text:style-name="T2">U</text:span><text:span text:style-name="T3">,3) </text:span><text:span text:style-name="T4">I $$</text:span><text:span text:style-name="T6">S</text:span><text:span text:style-name="T3">^%ZTLOAD </text:span><text:span text:style-name="T4">S </text:span><text:span text:style-name="T3">(</text:span><text:span text:style-name="T2">LREND</text:span><text:span text:style-name="T3">,</text:span><text:span text:style-name="T2">ZTSTOP</text:span><text:span text:style-name="T3">)=1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TSPE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IDT</text:span><text:span text:style-name="T3">=</text:span><text:span text:style-name="T2">LRTSAL </text:span><text:span text:style-name="T4">F  S </text:span><text:span text:style-name="T2">LRIDT</text:span><text:span text:style-name="T3">=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)) </text:span><text:span text:style-name="T4">Q</text:span><text:span text:style-name="T3">:</text:span><text:span text:style-name="T2">LRIDT</text:span><text:span text:style-name="T3">&lt;1!((</text:span><text:span text:style-name="T2">LRIDT</text:span><text:span text:style-name="T3">\1)&gt;</text:span><text:span text:style-name="T2">LRATS</text:span><text:span text:style-name="T3">)  </text:span><text:span text:style-name="T4">S </text:span><text:span text:style-name="T2">LRX</text:span><text:span text:style-name="T3">=</text:span><text:span text:style-name="T4">$G</text:span><text:span text:style-name="T3">(^(</text:span><text:span text:style-name="T2">LRIDT</text:span><text:span text:style-name="T3">,0)) </text:span><text:span text:style-name="T4">I </text:span><text:span text:style-name="T2">LRX</text:span><text:span text:style-name="T3">,</text:span><text:span text:style-name="T4">$$</text:span><text:span text:style-name="T6">CHECK</text:span><text:span text:style-name="T3">(</text:span><text:span text:style-name="T2">LRDFN</text:span><text:span text:style-name="T3">,</text:span><text:span text:style-name="T2">LRIDT</text:span><text:span text:style-name="T3">,.</text:span><text:span text:style-name="T2">LROTYPE</text:span><text:span text:style-name="T3">) </text:span><text:span text:style-name="T4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TSPE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IDT</text:span><text:span text:style-name="T3">=</text:span><text:span text:style-name="T2">LRTSAL </text:span><text:span text:style-name="T4">F  S </text:span><text:span text:style-name="T2">LRIDT</text:span><text:span text:style-name="T3">=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)) </text:span><text:span text:style-name="T4">Q</text:span><text:span text:style-name="T3">:</text:span><text:span text:style-name="T2">LRIDT</text:span><text:span text:style-name="T3">&lt;1!((</text:span><text:span text:style-name="T2">LRIDT</text:span><text:span text:style-name="T3">\1)&gt;</text:span><text:span text:style-name="T2">LRATS</text:span><text:span text:style-name="T3">)  </text:span><text:span text:style-name="T4">S </text:span><text:span text:style-name="T2">LRX</text:span><text:span text:style-name="T3">=</text:span><text:span text:style-name="T4">$G</text:span><text:span text:style-name="T3">(^(</text:span><text:span text:style-name="T2">LRIDT</text:span><text:span text:style-name="T3">,0)) </text:span><text:span text:style-name="T4">I </text:span><text:span text:style-name="T2">LRX</text:span><text:span text:style-name="T3">,</text:span><text:span text:style-name="T4">$$</text:span><text:span text:style-name="T6">CHECK</text:span><text:span text:style-name="T3">(</text:span><text:span text:style-name="T2">LRDFN</text:span><text:span text:style-name="T3">,</text:span><text:span text:style-name="T2">LRIDT</text:span><text:span text:style-name="T3">,.</text:span><text:span text:style-name="T2">LROTYPE</text:span><text:span text:style-name="T3">) </text:span><text:span text:style-name="T4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TSP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PT(LRPATN,</text:p>
          </table:table-cell>
          <table:table-cell table:style-name="ce6" office:value-type="string" calcext:value-type="string">
            <text:p>PATIENT</text:p>
          </table:table-cell>
          <table:table-cell table:style-name="ce9" office:value-type="string" calcext:value-type="string">
            <text:p> .<text:span text:style-name="T1">S </text:span><text:span text:style-name="T2">LRPATNM</text:span><text:span text:style-name="T3">=</text:span><text:span text:style-name="T4">$P</text:span><text:span text:style-name="T3">(</text:span><text:span text:style-name="T4">$G</text:span><text:span text:style-name="T3">(^DPT(</text:span><text:span text:style-name="T2">LRPATN</text:span><text:span text:style-name="T3">,0)),</text:span><text:span text:style-name="T2">U</text:span><text:span text:style-name="T3">) </text:span><text:span text:style-name="T4">I </text:span><text:span text:style-name="T3">'</text:span><text:span text:style-name="T4">$L</text:span><text:span text:style-name="T3">(</text:span><text:span text:style-name="T2">LRPATNM</text:span><text:span text:style-name="T3">) </text:span><text:span text:style-name="T4">S </text:span><text:span text:style-name="T2">LRPATNM</text:span><text:span text:style-name="T3">=</text:span><text:span text:style-name="T2">LRUNK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TSPE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LAB(61,</text:p>
          </table:table-cell>
          <table:table-cell table:style-name="ce6" office:value-type="string" calcext:value-type="string">
            <text:p>TOPOGRAPHY FIELD</text:p>
          </table:table-cell>
          <table:table-cell table:style-name="ce9" office:value-type="string" calcext:value-type="string">
            <text:p> .<text:span text:style-name="T1">S </text:span><text:span text:style-name="T2">LRSPECN</text:span><text:span text:style-name="T3">=+</text:span><text:span text:style-name="T4">$P</text:span><text:span text:style-name="T3">(</text:span><text:span text:style-name="T2">LRX</text:span><text:span text:style-name="T3">,</text:span><text:span text:style-name="T2">U</text:span><text:span text:style-name="T3">,5),</text:span><text:span text:style-name="T2">LRSPECNM</text:span><text:span text:style-name="T3">=</text:span><text:span text:style-name="T4">$P</text:span><text:span text:style-name="T3">(</text:span><text:span text:style-name="T4">$G</text:span><text:span text:style-name="T3">(^LAB(61,</text:span><text:span text:style-name="T2">LRSPECN</text:span><text:span text:style-name="T3">,0)),</text:span><text:span text:style-name="T2">U</text:span><text:span text:style-name="T3">) </text:span><text:span text:style-name="T4">I </text:span><text:span text:style-name="T3">'</text:span><text:span text:style-name="T4">$L</text:span><text:span text:style-name="T3">(</text:span><text:span text:style-name="T2">LRSPECNM</text:span><text:span text:style-name="T3">) </text:span><text:span text:style-name="T4">S </text:span><text:span text:style-name="T2">LRSPECNM</text:span><text:span text:style-name="T3">=</text:span><text:span text:style-name="T2">LRUNK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TSPE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SC(LRXN,</text:p>
          </table:table-cell>
          <table:table-cell table:style-name="ce6" office:value-type="string" calcext:value-type="string">
            <text:p>HOSPITAL LOCATION</text:p>
          </table:table-cell>
          <table:table-cell table:style-name="ce9" office:value-type="string" calcext:value-type="string">
            <text:p> .<text:span text:style-name="T1">I </text:span><text:span text:style-name="T2">LRX13</text:span><text:span text:style-name="T3">&gt;0,</text:span><text:span text:style-name="T4">$P</text:span><text:span text:style-name="T3">(</text:span><text:span text:style-name="T2">LRX13</text:span><text:span text:style-name="T3">,</text:span><text:span text:style-name="T5">";"</text:span><text:span text:style-name="T3">,2)=</text:span><text:span text:style-name="T5">"SC(" </text:span><text:span text:style-name="T4">S </text:span><text:span text:style-name="T2">LRLOCNM</text:span><text:span text:style-name="T3">=</text:span><text:span text:style-name="T4">$P</text:span><text:span text:style-name="T3">(^SC(</text:span><text:span text:style-name="T2">LRXN</text:span><text:span text:style-name="T3">,0),</text:span><text:span text:style-name="T2">U</text:span><text:span text:style-name="T3">),</text:span><text:span text:style-name="T2">LRDIV</text:span><text:span text:style-name="T3">=</text:span><text:span text:style-name="T4">$P</text:span><text:span text:style-name="T3">(^SC(</text:span><text:span text:style-name="T2">LRXN</text:span><text:span text:style-name="T3">,0),</text:span><text:span text:style-name="T2">U</text:span><text:span text:style-name="T3">,4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TSPE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SC(LRXN,</text:p>
          </table:table-cell>
          <table:table-cell table:style-name="ce6" office:value-type="string" calcext:value-type="string">
            <text:p>HOSPITAL LOCATION</text:p>
          </table:table-cell>
          <table:table-cell table:style-name="ce9" office:value-type="string" calcext:value-type="string">
            <text:p> .<text:span text:style-name="T1">I </text:span><text:span text:style-name="T2">LRX13</text:span><text:span text:style-name="T3">&gt;0,</text:span><text:span text:style-name="T4">$P</text:span><text:span text:style-name="T3">(</text:span><text:span text:style-name="T2">LRX13</text:span><text:span text:style-name="T3">,</text:span><text:span text:style-name="T5">";"</text:span><text:span text:style-name="T3">,2)=</text:span><text:span text:style-name="T5">"SC(" </text:span><text:span text:style-name="T4">S </text:span><text:span text:style-name="T2">LRLOCNM</text:span><text:span text:style-name="T3">=</text:span><text:span text:style-name="T4">$P</text:span><text:span text:style-name="T3">(^SC(</text:span><text:span text:style-name="T2">LRXN</text:span><text:span text:style-name="T3">,0),</text:span><text:span text:style-name="T2">U</text:span><text:span text:style-name="T3">),</text:span><text:span text:style-name="T2">LRDIV</text:span><text:span text:style-name="T3">=</text:span><text:span text:style-name="T4">$P</text:span><text:span text:style-name="T3">(^SC(</text:span><text:span text:style-name="T2">LRXN</text:span><text:span text:style-name="T3">,0),</text:span><text:span text:style-name="T2">U</text:span><text:span text:style-name="T3">,4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TSPE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SC(+LRLOCN,</text:p>
          </table:table-cell>
          <table:table-cell table:style-name="ce6" office:value-type="string" calcext:value-type="string">
            <text:p>HOSPITAL LOCATION</text:p>
          </table:table-cell>
          <table:table-cell table:style-name="ce9" office:value-type="string" calcext:value-type="string">
            <text:p> .<text:span text:style-name="T1">I </text:span><text:span text:style-name="T3">'</text:span><text:span text:style-name="T4">$G</text:span><text:span text:style-name="T3">(</text:span><text:span text:style-name="T2">LRDIV</text:span><text:span text:style-name="T3">) </text:span><text:span text:style-name="T4">S </text:span><text:span text:style-name="T2">LRDIV</text:span><text:span text:style-name="T3">=</text:span><text:span text:style-name="T4">$P</text:span><text:span text:style-name="T3">(</text:span><text:span text:style-name="T4">$G</text:span><text:span text:style-name="T3">(^SC(+</text:span><text:span text:style-name="T2">LRLOCN</text:span><text:span text:style-name="T3">,0)),</text:span><text:span text:style-name="T2">U</text:span><text:span text:style-name="T3">,4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TSPE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LAB(62,</text:p>
          </table:table-cell>
          <table:table-cell table:style-name="ce6" office:value-type="string" calcext:value-type="string">
            <text:p>COLLECTION SAMPLE</text:p>
          </table:table-cell>
          <table:table-cell table:style-name="ce9" office:value-type="string" calcext:value-type="string">
            <text:p> .<text:span text:style-name="T1">S </text:span><text:span text:style-name="T2">LRCOLN</text:span><text:span text:style-name="T3">=+</text:span><text:span text:style-name="T4">$P</text:span><text:span text:style-name="T3">(</text:span><text:span text:style-name="T2">LRX</text:span><text:span text:style-name="T3">,</text:span><text:span text:style-name="T2">U</text:span><text:span text:style-name="T3">,11),</text:span><text:span text:style-name="T2">LRCOLNM</text:span><text:span text:style-name="T3">=</text:span><text:span text:style-name="T4">$P</text:span><text:span text:style-name="T3">(</text:span><text:span text:style-name="T4">$G</text:span><text:span text:style-name="T3">(^LAB(62,</text:span><text:span text:style-name="T2">LRCOLN</text:span><text:span text:style-name="T3">,0)),</text:span><text:span text:style-name="T2">U</text:span><text:span text:style-name="T3">) </text:span><text:span text:style-name="T4">I </text:span><text:span text:style-name="T3">'</text:span><text:span text:style-name="T4">$L</text:span><text:span text:style-name="T3">(</text:span><text:span text:style-name="T2">LRCOLNM</text:span><text:span text:style-name="T3">) </text:span><text:span text:style-name="T4">S </text:span><text:span text:style-name="T2">LRCOLNM</text:span><text:span text:style-name="T3">=</text:span><text:span text:style-name="T2">LRUNK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TSPE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$D</text:span><text:span text:style-name="T3">(</text:span><text:span text:style-name="T2">LROTYPE</text:span><text:span text:style-name="T3">(</text:span><text:span text:style-name="T5">"B"</text:span><text:span text:style-name="T3">)),</text:span><text:span text:style-name="T4">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)) </text:span><text:span text:style-name="T4">Q </text:span><text:span text:style-name="T3">1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TSPE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$D</text:span><text:span text:style-name="T3">(</text:span><text:span text:style-name="T2">LROTYPE</text:span><text:span text:style-name="T3">(</text:span><text:span text:style-name="T5">"F"</text:span><text:span text:style-name="T3">)),</text:span><text:span text:style-name="T4">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8)) </text:span><text:span text:style-name="T4">Q </text:span><text:span text:style-name="T3">1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TSPE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$D</text:span><text:span text:style-name="T3">(</text:span><text:span text:style-name="T2">LROTYPE</text:span><text:span text:style-name="T3">(</text:span><text:span text:style-name="T5">"M"</text:span><text:span text:style-name="T3">)),</text:span><text:span text:style-name="T4">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11)) </text:span><text:span text:style-name="T4">Q </text:span><text:span text:style-name="T3">1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TSPE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$D</text:span><text:span text:style-name="T3">(</text:span><text:span text:style-name="T2">LROTYPE</text:span><text:span text:style-name="T3">(</text:span><text:span text:style-name="T5">"P"</text:span><text:span text:style-name="T3">)),</text:span><text:span text:style-name="T4">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5)) </text:span><text:span text:style-name="T4">Q </text:span><text:span text:style-name="T3">1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TSPE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$D</text:span><text:span text:style-name="T3">(</text:span><text:span text:style-name="T2">LROTYPE</text:span><text:span text:style-name="T3">(</text:span><text:span text:style-name="T5">"V"</text:span><text:span text:style-name="T3">)),</text:span><text:span text:style-name="T4">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16)) </text:span><text:span text:style-name="T4">Q </text:span><text:span text:style-name="T3">1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TSPE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</text:span><text:span text:style-name="T3">'</text:span><text:span text:style-name="T4">$D</text:span><text:span text:style-name="T3">(</text:span><text:span text:style-name="T2">LROTYPE</text:span><text:span text:style-name="T3">(</text:span><text:span text:style-name="T5">"B"</text:span><text:span text:style-name="T3">)),</text:span><text:span text:style-name="T4">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)) </text:span><text:span text:style-name="T4">Q </text:span><text:span text:style-name="T3">1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TSPE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DD(FILE,</text:p>
          </table:table-cell>
          <table:table-cell table:style-name="ce8"/>
          <table:table-cell table:style-name="ce9" office:value-type="string" calcext:value-type="string">
            <text:p> <text:span text:style-name="T1">N </text:span><text:span text:style-name="T2">C </text:span><text:span text:style-name="T4">S </text:span><text:span text:style-name="T2">C</text:span><text:span text:style-name="T3">=</text:span><text:span text:style-name="T4">$P</text:span><text:span text:style-name="T3">(^DD(</text:span><text:span text:style-name="T2">FILE</text:span><text:span text:style-name="T3">,</text:span><text:span text:style-name="T2">FIELD</text:span><text:span text:style-name="T3">,0),</text:span><text:span text:style-name="T2">U</text:span><text:span text:style-name="T3">,2) </text:span><text:span text:style-name="T4">D </text:span><text:span text:style-name="T6">Y</text:span><text:span text:style-name="T3">^DIQ </text:span><text:span text:style-name="T4">Q </text:span><text:span text:style-name="T2">Y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TSPE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DD(FILE,</text:p>
          </table:table-cell>
          <table:table-cell table:style-name="ce8"/>
          <table:table-cell table:style-name="ce9" office:value-type="string" calcext:value-type="string">
            <text:p> <text:span text:style-name="T1">N </text:span><text:span text:style-name="T2">C </text:span><text:span text:style-name="T4">S </text:span><text:span text:style-name="T2">C</text:span><text:span text:style-name="T3">=</text:span><text:span text:style-name="T4">$P</text:span><text:span text:style-name="T3">(^DD(</text:span><text:span text:style-name="T2">FILE</text:span><text:span text:style-name="T3">,</text:span><text:span text:style-name="T2">FIELD</text:span><text:span text:style-name="T3">,0),</text:span><text:span text:style-name="T2">U</text:span><text:span text:style-name="T3">,2) </text:span><text:span text:style-name="T4">D </text:span><text:span text:style-name="T6">Y</text:span><text:span text:style-name="T3">^DIQ </text:span><text:span text:style-name="T4">Q </text:span><text:span text:style-name="T2">Y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TSP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$D</text:span><text:span text:style-name="T3">(</text:span><text:span text:style-name="T2">LROTYPE</text:span><text:span text:style-name="T3">(</text:span><text:span text:style-name="T5">"B"</text:span><text:span text:style-name="T3">)),+</text:span><text:span text:style-name="T4">$G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1)),</text:span><text:span text:style-name="T4">$O</text:span><text:span text:style-name="T3">(^(3,0)) </text:span><text:span text:style-name="T4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TSP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$D</text:span><text:span text:style-name="T3">(</text:span><text:span text:style-name="T2">LROTYPE</text:span><text:span text:style-name="T3">(</text:span><text:span text:style-name="T5">"B"</text:span><text:span text:style-name="T3">)),+</text:span><text:span text:style-name="T4">$G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1)),</text:span><text:span text:style-name="T4">$O</text:span><text:span text:style-name="T3">(^(3,0)) </text:span><text:span text:style-name="T4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TSPO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<text:span text:style-name="T1">F  S </text:span><text:span text:style-name="T2">LRSUBN</text:span><text:span text:style-name="T3">=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SUBN</text:span><text:span text:style-name="T3">)) </text:span><text:span text:style-name="T4">Q</text:span><text:span text:style-name="T3">:</text:span><text:span text:style-name="T2">LRSUBN</text:span><text:span text:style-name="T3">&lt;1  </text:span><text:span text:style-name="T4">S </text:span><text:span text:style-name="T2">LRORGN</text:span><text:span text:style-name="T3">=+^(</text:span><text:span text:style-name="T2">LRSUBN</text:span><text:span text:style-name="T3">,0) </text:span><text:span text:style-name="T4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TSPO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<text:span text:style-name="T1">F  S </text:span><text:span text:style-name="T2">LRSUBN</text:span><text:span text:style-name="T3">=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SUBN</text:span><text:span text:style-name="T3">)) </text:span><text:span text:style-name="T4">Q</text:span><text:span text:style-name="T3">:</text:span><text:span text:style-name="T2">LRSUBN</text:span><text:span text:style-name="T3">&lt;1  </text:span><text:span text:style-name="T4">S </text:span><text:span text:style-name="T2">LRORGN</text:span><text:span text:style-name="T3">=+^(</text:span><text:span text:style-name="T2">LRSUBN</text:span><text:span text:style-name="T3">,0) </text:span><text:span text:style-name="T4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TSPO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. . <text:span text:style-name="T1">S </text:span><text:span text:style-name="T2">LRORGNM</text:span><text:span text:style-name="T3">=</text:span><text:span text:style-name="T4">$E</text:span><text:span text:style-name="T3">(</text:span><text:span text:style-name="T4">$P</text:span><text:span text:style-name="T3">(</text:span><text:span text:style-name="T4">$G</text:span><text:span text:style-name="T3">(^LAB(61.2,+</text:span><text:span text:style-name="T2">LRORGN</text:span><text:span text:style-name="T3">,0)),</text:span><text:span text:style-name="T2">U</text:span><text:span text:style-name="T3">),1,30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TSPO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. . <text:span text:style-name="T1">F  S </text:span><text:span text:style-name="T2">LRDN</text:span><text:span text:style-name="T3">=</text:span><text:span text:style-name="T4">$O</text:span><text:span text:style-name="T3">(</text:span><text:span text:style-name="T2">LRAP</text:span><text:span text:style-name="T3">(</text:span><text:span text:style-name="T2">LRDN</text:span><text:span text:style-name="T3">)) </text:span><text:span text:style-name="T4">Q</text:span><text:span text:style-name="T3">:</text:span><text:span text:style-name="T2">LRDN</text:span><text:span text:style-name="T3">=</text:span><text:span text:style-name="T5">""  </text:span><text:span text:style-name="T4">S </text:span><text:span text:style-name="T2">LRX</text:span><text:span text:style-name="T3">=</text:span><text:span text:style-name="T4">$G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SUBN</text:span><text:span text:style-name="T3">,</text:span><text:span text:style-name="T2">LRDN</text:span><text:span text:style-name="T3">)) </text:span><text:span text:style-name="T4">D  Q</text:span><text:span text:style-name="T3">:'</text:span><text:span text:style-name="T2">LROK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TSPO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. <text:span text:style-name="T1">F  S </text:span><text:span text:style-name="T2">LRDN</text:span><text:span text:style-name="T3">=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SUBN</text:span><text:span text:style-name="T3">,</text:span><text:span text:style-name="T2">LRDN</text:span><text:span text:style-name="T3">)) </text:span><text:span text:style-name="T4">Q</text:span><text:span text:style-name="T3">:</text:span><text:span text:style-name="T2">LRDN</text:span><text:span text:style-name="T3">&lt;2!(</text:span><text:span text:style-name="T2">LRDN</text:span><text:span text:style-name="T3">=3)  </text:span><text:span text:style-name="T4">S </text:span><text:span text:style-name="T2">LRX</text:span><text:span text:style-name="T3">=</text:span><text:span text:style-name="T4">$G</text:span><text:span text:style-name="T3">(^(</text:span><text:span text:style-name="T2">LRDN</text:span><text:span text:style-name="T3">)) </text:span><text:span text:style-name="T4">I </text:span><text:span text:style-name="T2">LRX</text:span><text:span text:style-name="T3">'=</text:span><text:span text:style-name="T5">"" </text:span><text:span text:style-name="T4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TSPO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. <text:span text:style-name="T1">F  S </text:span><text:span text:style-name="T2">LRDN</text:span><text:span text:style-name="T3">=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SUBN</text:span><text:span text:style-name="T3">,</text:span><text:span text:style-name="T2">LRDN</text:span><text:span text:style-name="T3">)) </text:span><text:span text:style-name="T4">Q</text:span><text:span text:style-name="T3">:</text:span><text:span text:style-name="T2">LRDN</text:span><text:span text:style-name="T3">&lt;2!(</text:span><text:span text:style-name="T2">LRDN</text:span><text:span text:style-name="T3">=3)  </text:span><text:span text:style-name="T4">S </text:span><text:span text:style-name="T2">LRX</text:span><text:span text:style-name="T3">=</text:span><text:span text:style-name="T4">$G</text:span><text:span text:style-name="T3">(^(</text:span><text:span text:style-name="T2">LRDN</text:span><text:span text:style-name="T3">)) </text:span><text:span text:style-name="T4">I </text:span><text:span text:style-name="T2">LRX</text:span><text:span text:style-name="T3">'=</text:span><text:span text:style-name="T5">"" </text:span><text:span text:style-name="T4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TSPO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$D</text:span><text:span text:style-name="T3">(</text:span><text:span text:style-name="T2">LROTYPE</text:span><text:span text:style-name="T3">(</text:span><text:span text:style-name="T5">"F"</text:span><text:span text:style-name="T3">)),+</text:span><text:span text:style-name="T4">$G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8)),</text:span><text:span text:style-name="T4">$O</text:span><text:span text:style-name="T3">(^(9,0)) </text:span><text:span text:style-name="T4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TSPO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$D</text:span><text:span text:style-name="T3">(</text:span><text:span text:style-name="T2">LROTYPE</text:span><text:span text:style-name="T3">(</text:span><text:span text:style-name="T5">"F"</text:span><text:span text:style-name="T3">)),+</text:span><text:span text:style-name="T4">$G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8)),</text:span><text:span text:style-name="T4">$O</text:span><text:span text:style-name="T3">(^(9,0)) </text:span><text:span text:style-name="T4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TSPO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<text:span text:style-name="T1">F  S </text:span><text:span text:style-name="T2">LRSUBN</text:span><text:span text:style-name="T3">=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9,</text:span><text:span text:style-name="T2">LRSUBN</text:span><text:span text:style-name="T3">)) </text:span><text:span text:style-name="T4">Q</text:span><text:span text:style-name="T3">:</text:span><text:span text:style-name="T2">LRSUBN</text:span><text:span text:style-name="T3">&lt;1  </text:span><text:span text:style-name="T4">S </text:span><text:span text:style-name="T2">LRORGN</text:span><text:span text:style-name="T3">=+^(</text:span><text:span text:style-name="T2">LRSUBN</text:span><text:span text:style-name="T3">,0) </text:span><text:span text:style-name="T4">D </text:span><text:span text:style-name="T6">SETUP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TSPO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<text:span text:style-name="T1">F  S </text:span><text:span text:style-name="T2">LRSUBN</text:span><text:span text:style-name="T3">=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9,</text:span><text:span text:style-name="T2">LRSUBN</text:span><text:span text:style-name="T3">)) </text:span><text:span text:style-name="T4">Q</text:span><text:span text:style-name="T3">:</text:span><text:span text:style-name="T2">LRSUBN</text:span><text:span text:style-name="T3">&lt;1  </text:span><text:span text:style-name="T4">S </text:span><text:span text:style-name="T2">LRORGN</text:span><text:span text:style-name="T3">=+^(</text:span><text:span text:style-name="T2">LRSUBN</text:span><text:span text:style-name="T3">,0) </text:span><text:span text:style-name="T4">D </text:span><text:span text:style-name="T6">SETUP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TSPO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$D</text:span><text:span text:style-name="T3">(</text:span><text:span text:style-name="T2">LROTYPE</text:span><text:span text:style-name="T3">(</text:span><text:span text:style-name="T5">"M"</text:span><text:span text:style-name="T3">)),+</text:span><text:span text:style-name="T4">$G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11)),</text:span><text:span text:style-name="T4">$O</text:span><text:span text:style-name="T3">(^(12,0)) </text:span><text:span text:style-name="T4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TSPO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$D</text:span><text:span text:style-name="T3">(</text:span><text:span text:style-name="T2">LROTYPE</text:span><text:span text:style-name="T3">(</text:span><text:span text:style-name="T5">"M"</text:span><text:span text:style-name="T3">)),+</text:span><text:span text:style-name="T4">$G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11)),</text:span><text:span text:style-name="T4">$O</text:span><text:span text:style-name="T3">(^(12,0)) </text:span><text:span text:style-name="T4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TSPO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 <text:span text:style-name="T1">F  S </text:span><text:span text:style-name="T2">LRSUBN</text:span><text:span text:style-name="T3">=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12,</text:span><text:span text:style-name="T2">LRSUBN</text:span><text:span text:style-name="T3">)) </text:span><text:span text:style-name="T4">Q</text:span><text:span text:style-name="T3">:</text:span><text:span text:style-name="T2">LRSUBN</text:span><text:span text:style-name="T3">&lt;1  </text:span><text:span text:style-name="T4">S </text:span><text:span text:style-name="T2">LRORGN</text:span><text:span text:style-name="T3">=+^(</text:span><text:span text:style-name="T2">LRSUBN</text:span><text:span text:style-name="T3">,0) </text:span><text:span text:style-name="T4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TSPO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 <text:span text:style-name="T1">F  S </text:span><text:span text:style-name="T2">LRSUBN</text:span><text:span text:style-name="T3">=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12,</text:span><text:span text:style-name="T2">LRSUBN</text:span><text:span text:style-name="T3">)) </text:span><text:span text:style-name="T4">Q</text:span><text:span text:style-name="T3">:</text:span><text:span text:style-name="T2">LRSUBN</text:span><text:span text:style-name="T3">&lt;1  </text:span><text:span text:style-name="T4">S </text:span><text:span text:style-name="T2">LRORGN</text:span><text:span text:style-name="T3">=+^(</text:span><text:span text:style-name="T2">LRSUBN</text:span><text:span text:style-name="T3">,0) </text:span><text:span text:style-name="T4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TSPO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. <text:span text:style-name="T1">F  S </text:span><text:span text:style-name="T2">LRDN</text:span><text:span text:style-name="T3">=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12,</text:span><text:span text:style-name="T2">LRSUBN</text:span><text:span text:style-name="T3">,</text:span><text:span text:style-name="T2">LRDN</text:span><text:span text:style-name="T3">)) </text:span><text:span text:style-name="T4">Q</text:span><text:span text:style-name="T3">:</text:span><text:span text:style-name="T2">LRDN</text:span><text:span text:style-name="T3">=</text:span><text:span text:style-name="T5">""  </text:span><text:span text:style-name="T4">S </text:span><text:span text:style-name="T2">LRTB</text:span><text:span text:style-name="T3">(</text:span><text:span text:style-name="T2">LRDN</text:span><text:span text:style-name="T3">)=</text:span><text:span text:style-name="T4">$P</text:span><text:span text:style-name="T3">(^(</text:span><text:span text:style-name="T2">LRDN</text:span><text:span text:style-name="T3">),</text:span><text:span text:style-name="T2">U</text:span><text:span text:style-name="T3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TSPO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. <text:span text:style-name="T1">F  S </text:span><text:span text:style-name="T2">LRDN</text:span><text:span text:style-name="T3">=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12,</text:span><text:span text:style-name="T2">LRSUBN</text:span><text:span text:style-name="T3">,</text:span><text:span text:style-name="T2">LRDN</text:span><text:span text:style-name="T3">)) </text:span><text:span text:style-name="T4">Q</text:span><text:span text:style-name="T3">:</text:span><text:span text:style-name="T2">LRDN</text:span><text:span text:style-name="T3">=</text:span><text:span text:style-name="T5">""  </text:span><text:span text:style-name="T4">S </text:span><text:span text:style-name="T2">LRTB</text:span><text:span text:style-name="T3">(</text:span><text:span text:style-name="T2">LRDN</text:span><text:span text:style-name="T3">)=</text:span><text:span text:style-name="T4">$P</text:span><text:span text:style-name="T3">(^(</text:span><text:span text:style-name="T2">LRDN</text:span><text:span text:style-name="T3">),</text:span><text:span text:style-name="T2">U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TSPO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$D</text:span><text:span text:style-name="T3">(</text:span><text:span text:style-name="T2">LROTYPE</text:span><text:span text:style-name="T3">(</text:span><text:span text:style-name="T5">"P"</text:span><text:span text:style-name="T3">)),+</text:span><text:span text:style-name="T4">$G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5)),</text:span><text:span text:style-name="T4">$O</text:span><text:span text:style-name="T3">(^(6,0)) </text:span><text:span text:style-name="T4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TSPO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$D</text:span><text:span text:style-name="T3">(</text:span><text:span text:style-name="T2">LROTYPE</text:span><text:span text:style-name="T3">(</text:span><text:span text:style-name="T5">"P"</text:span><text:span text:style-name="T3">)),+</text:span><text:span text:style-name="T4">$G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5)),</text:span><text:span text:style-name="T4">$O</text:span><text:span text:style-name="T3">(^(6,0)) </text:span><text:span text:style-name="T4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TSPO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<text:span text:style-name="T1">F  S </text:span><text:span text:style-name="T2">LRSUBN</text:span><text:span text:style-name="T3">=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6,</text:span><text:span text:style-name="T2">LRSUBN</text:span><text:span text:style-name="T3">)) </text:span><text:span text:style-name="T4">Q</text:span><text:span text:style-name="T3">:</text:span><text:span text:style-name="T2">LRSUBN</text:span><text:span text:style-name="T3">&lt;1  </text:span><text:span text:style-name="T4">S </text:span><text:span text:style-name="T2">LRORGN</text:span><text:span text:style-name="T3">=+^(</text:span><text:span text:style-name="T2">LRSUBN</text:span><text:span text:style-name="T3">,0) </text:span><text:span text:style-name="T4">D </text:span><text:span text:style-name="T6">SETUP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TSPO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<text:span text:style-name="T1">F  S </text:span><text:span text:style-name="T2">LRSUBN</text:span><text:span text:style-name="T3">=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6,</text:span><text:span text:style-name="T2">LRSUBN</text:span><text:span text:style-name="T3">)) </text:span><text:span text:style-name="T4">Q</text:span><text:span text:style-name="T3">:</text:span><text:span text:style-name="T2">LRSUBN</text:span><text:span text:style-name="T3">&lt;1  </text:span><text:span text:style-name="T4">S </text:span><text:span text:style-name="T2">LRORGN</text:span><text:span text:style-name="T3">=+^(</text:span><text:span text:style-name="T2">LRSUBN</text:span><text:span text:style-name="T3">,0) </text:span><text:span text:style-name="T4">D </text:span><text:span text:style-name="T6">SETUP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TSPO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$D</text:span><text:span text:style-name="T3">(</text:span><text:span text:style-name="T2">LROTYPE</text:span><text:span text:style-name="T3">(</text:span><text:span text:style-name="T5">"V"</text:span><text:span text:style-name="T3">)),+</text:span><text:span text:style-name="T4">$G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16)),</text:span><text:span text:style-name="T4">$O</text:span><text:span text:style-name="T3">(^(17,0)) </text:span><text:span text:style-name="T4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TSPO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$D</text:span><text:span text:style-name="T3">(</text:span><text:span text:style-name="T2">LROTYPE</text:span><text:span text:style-name="T3">(</text:span><text:span text:style-name="T5">"V"</text:span><text:span text:style-name="T3">)),+</text:span><text:span text:style-name="T4">$G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16)),</text:span><text:span text:style-name="T4">$O</text:span><text:span text:style-name="T3">(^(17,0)) </text:span><text:span text:style-name="T4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TSPO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<text:span text:style-name="T1">F  S </text:span><text:span text:style-name="T2">LRSUBN</text:span><text:span text:style-name="T3">=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17,</text:span><text:span text:style-name="T2">LRSUBN</text:span><text:span text:style-name="T3">)) </text:span><text:span text:style-name="T4">Q</text:span><text:span text:style-name="T3">:</text:span><text:span text:style-name="T2">LRSUBN</text:span><text:span text:style-name="T3">&lt;1  </text:span><text:span text:style-name="T4">S </text:span><text:span text:style-name="T2">LRORGN</text:span><text:span text:style-name="T3">=+^(</text:span><text:span text:style-name="T2">LRSUBN</text:span><text:span text:style-name="T3">,0) </text:span><text:span text:style-name="T4">D </text:span><text:span text:style-name="T6">SETUP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TSPO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<text:span text:style-name="T1">F  S </text:span><text:span text:style-name="T2">LRSUBN</text:span><text:span text:style-name="T3">=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17,</text:span><text:span text:style-name="T2">LRSUBN</text:span><text:span text:style-name="T3">)) </text:span><text:span text:style-name="T4">Q</text:span><text:span text:style-name="T3">:</text:span><text:span text:style-name="T2">LRSUBN</text:span><text:span text:style-name="T3">&lt;1  </text:span><text:span text:style-name="T4">S </text:span><text:span text:style-name="T2">LRORGN</text:span><text:span text:style-name="T3">=+^(</text:span><text:span text:style-name="T2">LRSUBN</text:span><text:span text:style-name="T3">,0) </text:span><text:span text:style-name="T4">D </text:span><text:span text:style-name="T6">SETUP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TSPO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</text:span><text:span text:style-name="T3">'</text:span><text:span text:style-name="T4">$D</text:span><text:span text:style-name="T3">(</text:span><text:span text:style-name="T2">LROTYPE</text:span><text:span text:style-name="T3">(</text:span><text:span text:style-name="T5">"B"</text:span><text:span text:style-name="T3">)),+</text:span><text:span text:style-name="T4">$G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),</text:span><text:span text:style-name="T4">$O</text:span><text:span text:style-name="T3">(^(3,0)) </text:span><text:span text:style-name="T4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TSPO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</text:span><text:span text:style-name="T3">'</text:span><text:span text:style-name="T4">$D</text:span><text:span text:style-name="T3">(</text:span><text:span text:style-name="T2">LROTYPE</text:span><text:span text:style-name="T3">(</text:span><text:span text:style-name="T5">"B"</text:span><text:span text:style-name="T3">)),+</text:span><text:span text:style-name="T4">$G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),</text:span><text:span text:style-name="T4">$O</text:span><text:span text:style-name="T3">(^(3,0)) </text:span><text:span text:style-name="T4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TSPO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. <text:span text:style-name="T1">F  S </text:span><text:span text:style-name="T2">LRSUBN</text:span><text:span text:style-name="T3">=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SUBN</text:span><text:span text:style-name="T3">)) </text:span><text:span text:style-name="T4">Q</text:span><text:span text:style-name="T3">:</text:span><text:span text:style-name="T2">LRSUBN</text:span><text:span text:style-name="T3">&lt;1  </text:span><text:span text:style-name="T4">S </text:span><text:span text:style-name="T2">LRORGN</text:span><text:span text:style-name="T3">=+^(</text:span><text:span text:style-name="T2">LRSUBN</text:span><text:span text:style-name="T3">,0) </text:span><text:span text:style-name="T4">D</text:span><text:span text:style-name="T3">:</text:span><text:span text:style-name="T2">LROTYPE</text:span><text:span text:style-name="T3">=</text:span><text:span text:style-name="T4">$P</text:span><text:span text:style-name="T3">(^LAB(61.2,+</text:span><text:span text:style-name="T2">LRORGN</text:span><text:span text:style-name="T3">,0),</text:span><text:span text:style-name="T2">U</text:span><text:span text:style-name="T3">,5) </text:span><text:span text:style-name="T6">SETUP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TSPO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. <text:span text:style-name="T1">F  S </text:span><text:span text:style-name="T2">LRSUBN</text:span><text:span text:style-name="T3">=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SUBN</text:span><text:span text:style-name="T3">)) </text:span><text:span text:style-name="T4">Q</text:span><text:span text:style-name="T3">:</text:span><text:span text:style-name="T2">LRSUBN</text:span><text:span text:style-name="T3">&lt;1  </text:span><text:span text:style-name="T4">S </text:span><text:span text:style-name="T2">LRORGN</text:span><text:span text:style-name="T3">=+^(</text:span><text:span text:style-name="T2">LRSUBN</text:span><text:span text:style-name="T3">,0) </text:span><text:span text:style-name="T4">D</text:span><text:span text:style-name="T3">:</text:span><text:span text:style-name="T2">LROTYPE</text:span><text:span text:style-name="T3">=</text:span><text:span text:style-name="T4">$P</text:span><text:span text:style-name="T3">(^LAB(61.2,+</text:span><text:span text:style-name="T2">LRORGN</text:span><text:span text:style-name="T3">,0),</text:span><text:span text:style-name="T2">U</text:span><text:span text:style-name="T3">,5) </text:span><text:span text:style-name="T6">SETUP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TSPO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. <text:span text:style-name="T1">F  S </text:span><text:span text:style-name="T2">LRSUBN</text:span><text:span text:style-name="T3">=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SUBN</text:span><text:span text:style-name="T3">)) </text:span><text:span text:style-name="T4">Q</text:span><text:span text:style-name="T3">:</text:span><text:span text:style-name="T2">LRSUBN</text:span><text:span text:style-name="T3">&lt;1  </text:span><text:span text:style-name="T4">S </text:span><text:span text:style-name="T2">LRORGN</text:span><text:span text:style-name="T3">=+^(</text:span><text:span text:style-name="T2">LRSUBN</text:span><text:span text:style-name="T3">,0) </text:span><text:span text:style-name="T4">D</text:span><text:span text:style-name="T3">:</text:span><text:span text:style-name="T2">LROTYPE</text:span><text:span text:style-name="T3">=</text:span><text:span text:style-name="T4">$P</text:span><text:span text:style-name="T3">(^LAB(61.2,+</text:span><text:span text:style-name="T2">LRORGN</text:span><text:span text:style-name="T3">,0),</text:span><text:span text:style-name="T2">U</text:span><text:span text:style-name="T3">,5) </text:span><text:span text:style-name="T6">SETUP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TSPO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. <text:span text:style-name="T1">F  S </text:span><text:span text:style-name="T2">LRSUBN</text:span><text:span text:style-name="T3">=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SUBN</text:span><text:span text:style-name="T3">)) </text:span><text:span text:style-name="T4">Q</text:span><text:span text:style-name="T3">:</text:span><text:span text:style-name="T2">LRSUBN</text:span><text:span text:style-name="T3">&lt;1  </text:span><text:span text:style-name="T4">S </text:span><text:span text:style-name="T2">LRORGN</text:span><text:span text:style-name="T3">=+^(</text:span><text:span text:style-name="T2">LRSUBN</text:span><text:span text:style-name="T3">,0) </text:span><text:span text:style-name="T4">D</text:span><text:span text:style-name="T3">:</text:span><text:span text:style-name="T2">LROTYPE</text:span><text:span text:style-name="T3">=</text:span><text:span text:style-name="T4">$P</text:span><text:span text:style-name="T3">(^LAB(61.2,+</text:span><text:span text:style-name="T2">LRORGN</text:span><text:span text:style-name="T3">,0),</text:span><text:span text:style-name="T2">U</text:span><text:span text:style-name="T3">,5) </text:span><text:span text:style-name="T6">SETUP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TSPO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<text:span text:style-name="T1">S </text:span><text:span text:style-name="T2">LRORGNM</text:span><text:span text:style-name="T3">=</text:span><text:span text:style-name="T4">$E</text:span><text:span text:style-name="T3">(</text:span><text:span text:style-name="T4">$P</text:span><text:span text:style-name="T3">(</text:span><text:span text:style-name="T4">$G</text:span><text:span text:style-name="T3">(^LAB(61.2,+</text:span><text:span text:style-name="T2">LRORGN</text:span><text:span text:style-name="T3">,0)),</text:span><text:span text:style-name="T2">U</text:span><text:span text:style-name="T3">),1,30) </text:span><text:span text:style-name="T4">I </text:span><text:span text:style-name="T2">LRORGNM</text:span><text:span text:style-name="T3">=</text:span><text:span text:style-name="T5">"" </text:span><text:span text:style-name="T4">S </text:span><text:span text:style-name="T2">LRORGNM</text:span><text:span text:style-name="T3">=</text:span><text:span text:style-name="T2">LRUNK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TSPO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I </text:span><text:span text:style-name="T2">INTERP</text:span><text:span text:style-name="T3">=</text:span><text:span text:style-name="T5">""</text:span><text:span text:style-name="T3">,</text:span><text:span text:style-name="T2">RESULT</text:span><text:span text:style-name="T3">'=</text:span><text:span text:style-name="T5">"" </text:span><text:span text:style-name="T4">S </text:span><text:span text:style-name="T2">INTERP</text:span><text:span text:style-name="T3">=</text:span><text:span text:style-name="T4">$G</text:span><text:span text:style-name="T3">(^LAB(62.06,</text:span><text:span text:style-name="T5">"AI"</text:span><text:span text:style-name="T3">,</text:span><text:span text:style-name="T2">DRUGNODE</text:span><text:span text:style-name="T3">,</text:span><text:span text:style-name="T2">RESULT</text:span><text:span text:style-name="T3">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TSP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.<text:span text:style-name="T1">S </text:span><text:span text:style-name="T2">LRRTYPE</text:span><text:span text:style-name="T3">=</text:span><text:span text:style-name="T4">$P</text:span><text:span text:style-name="T3">(</text:span><text:span text:style-name="T2">LRTYPE</text:span><text:span text:style-name="T3">,</text:span><text:span text:style-name="T5">";"</text:span><text:span text:style-name="T3">),</text:span><text:span text:style-name="T2">LRGPN</text:span><text:span text:style-name="T3">=@</text:span><text:span text:style-name="T4">$P</text:span><text:span text:style-name="T3">(</text:span><text:span text:style-name="T2">LRTYPE</text:span><text:span text:style-name="T3">,</text:span><text:span text:style-name="T5">";"</text:span><text:span text:style-name="T3">,2),</text:span><text:span text:style-name="T2">LRGPNM</text:span><text:span text:style-name="T3">=@</text:span><text:span text:style-name="T4">$P</text:span><text:span text:style-name="T3">(</text:span><text:span text:style-name="T2">LRTYPE</text:span><text:span text:style-name="T3">,</text:span><text:span text:style-name="T5">";"</text:span><text:span text:style-name="T3">,3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TSPS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.<text:span text:style-name="T1">S </text:span><text:span text:style-name="T3">^(</text:span><text:span text:style-name="T2">LRGPN</text:span><text:span text:style-name="T3">)=</text:span><text:span text:style-name="T4">$G</text:span><text:span text:style-name="T3">(^TMP(</text:span><text:span text:style-name="T4">$J</text:span><text:span text:style-name="T3">,</text:span><text:span text:style-name="T2">LRRTYPE</text:span><text:span text:style-name="T3">,</text:span><text:span text:style-name="T2">LRGPNM</text:span><text:span text:style-name="T3">,</text:span><text:span text:style-name="T2">LRGPN</text:span><text:span text:style-name="T3">))+1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 office:value-type="string" calcext:value-type="string">
            <text:p>Requires further review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LRMITSR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W </text:span><text:span text:style-name="T3">@</text:span><text:span text:style-name="T2">IOF </text:span><text:span text:style-name="T4">K </text:span><text:span text:style-name="T2">LRABRV</text:span><text:span text:style-name="T3">,</text:span><text:span text:style-name="T2">LRACC</text:span><text:span text:style-name="T3">,</text:span><text:span text:style-name="T2">LRCDATE</text:span><text:span text:style-name="T3">,</text:span><text:span text:style-name="T2">LRCNT</text:span><text:span text:style-name="T3">,</text:span><text:span text:style-name="T2">LRCOLS</text:span><text:span text:style-name="T3">,</text:span><text:span text:style-name="T2">LRDN</text:span><text:span text:style-name="T3">,</text:span><text:span text:style-name="T2">LRGPN</text:span><text:span text:style-name="T3">,</text:span><text:span text:style-name="T2">LRGPNM</text:span><text:span text:style-name="T3">,</text:span><text:span text:style-name="T2">LRGPV</text:span><text:span text:style-name="T3">,</text:span><text:span text:style-name="T2">LRHDR</text:span><text:span text:style-name="T3">,</text:span><text:span text:style-name="T2">LRHDR1</text:span><text:span text:style-name="T3">,</text:span><text:span text:style-name="T2">LRHDRT</text:span><text:span text:style-name="T3">,</text:span><text:span text:style-name="T2">LRLINE</text:span><text:span text:style-name="T3">,</text:span><text:span text:style-name="T2">LRLINE1</text:span><text:span text:style-name="T3">,</text:span><text:span text:style-name="T2">LRN</text:span><text:span text:style-name="T3">,</text:span><text:span text:style-name="T2">LRN1</text:span><text:span text:style-name="T3">,</text:span><text:span text:style-name="T2">LRN2</text:span><text:span text:style-name="T3">,</text:span><text:span text:style-name="T2">LRN3</text:span><text:span text:style-name="T3">,</text:span><text:span text:style-name="T2">LRNM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W @IOF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LRMITSR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..<text:span text:style-name="T1">S </text:span><text:span text:style-name="T2">LRORGN</text:span><text:span text:style-name="T3">=0 </text:span><text:span text:style-name="T4">F  S </text:span><text:span text:style-name="T2">LRORGN</text:span><text:span text:style-name="T3">=</text:span><text:span text:style-name="T4">$O</text:span><text:span text:style-name="T3">(^TMP(</text:span><text:span text:style-name="T4">$J</text:span><text:span text:style-name="T3">,</text:span><text:span text:style-name="T2">LRTYPE</text:span><text:span text:style-name="T3">,</text:span><text:span text:style-name="T2">LRORGNM</text:span><text:span text:style-name="T3">,</text:span><text:span text:style-name="T2">LRORGN</text:span><text:span text:style-name="T3">)) </text:span><text:span text:style-name="T4">Q</text:span><text:span text:style-name="T3">:</text:span><text:span text:style-name="T2">LRORGN</text:span><text:span text:style-name="T3">&lt;1  </text:span><text:span text:style-name="T4">S </text:span><text:span text:style-name="T2">LRN1</text:span><text:span text:style-name="T3">=</text:span><text:span text:style-name="T4">$G</text:span><text:span text:style-name="T3">(^(</text:span><text:span text:style-name="T2">LRORGN</text:span><text:span text:style-name="T3">,</text:span><text:span text:style-name="T2">LRORGNM</text:span><text:span text:style-name="T3">,</text:span><text:span text:style-name="T2">LRORGN</text:span><text:span text:style-name="T3">)) </text:span><text:span text:style-name="T4">D  Q</text:span><text:span text:style-name="T3">:</text:span><text:span text:style-name="T2">LREN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^TMP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RMITSR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..<text:span text:style-name="T1">S </text:span><text:span text:style-name="T2">LRGPN</text:span><text:span text:style-name="T3">=</text:span><text:span text:style-name="T5">"" </text:span><text:span text:style-name="T4">F  S </text:span><text:span text:style-name="T2">LRGPN</text:span><text:span text:style-name="T3">=</text:span><text:span text:style-name="T4">$O</text:span><text:span text:style-name="T3">(^TMP(</text:span><text:span text:style-name="T4">$J</text:span><text:span text:style-name="T3">,</text:span><text:span text:style-name="T2">LRTYPE</text:span><text:span text:style-name="T3">,</text:span><text:span text:style-name="T2">LRGPNM</text:span><text:span text:style-name="T3">,</text:span><text:span text:style-name="T2">LRGPN</text:span><text:span text:style-name="T3">)) </text:span><text:span text:style-name="T4">Q</text:span><text:span text:style-name="T3">:</text:span><text:span text:style-name="T2">LRGPN</text:span><text:span text:style-name="T3">=</text:span><text:span text:style-name="T5">""  </text:span><text:span text:style-name="T4">S </text:span><text:span text:style-name="T2">LRGPV</text:span><text:span text:style-name="T3">=+^(</text:span><text:span text:style-name="T2">LRGPN</text:span><text:span text:style-name="T3">) </text:span><text:span text:style-name="T4">D  Q</text:span><text:span text:style-name="T3">:</text:span><text:span text:style-name="T2">LREN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^TMP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LRMITSR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....<text:span text:style-name="T1">S </text:span><text:span text:style-name="T2">LRORGN</text:span><text:span text:style-name="T3">=0 </text:span><text:span text:style-name="T4">F  S </text:span><text:span text:style-name="T2">LRORGN</text:span><text:span text:style-name="T3">=</text:span><text:span text:style-name="T4">$O</text:span><text:span text:style-name="T3">(^TMP(</text:span><text:span text:style-name="T4">$J</text:span><text:span text:style-name="T3">,</text:span><text:span text:style-name="T2">LRTYPE</text:span><text:span text:style-name="T3">,</text:span><text:span text:style-name="T2">LRGPNM</text:span><text:span text:style-name="T3">,</text:span><text:span text:style-name="T2">LRGPN</text:span><text:span text:style-name="T3">,</text:span><text:span text:style-name="T2">LRORGNM</text:span><text:span text:style-name="T3">,</text:span><text:span text:style-name="T2">LRORGN</text:span><text:span text:style-name="T3">)) </text:span><text:span text:style-name="T4">Q</text:span><text:span text:style-name="T3">:</text:span><text:span text:style-name="T2">LRORGN</text:span><text:span text:style-name="T3">&lt;1  </text:span><text:span text:style-name="T4">S </text:span><text:span text:style-name="T2">LRN1</text:span><text:span text:style-name="T3">=^(</text:span><text:span text:style-name="T2">LRORGN</text:span><text:span text:style-name="T3">) </text:span><text:span text:style-name="T4">D </text:span><text:span text:style-name="T6">RESULTS </text:span><text:span text:style-name="T4">Q</text:span><text:span text:style-name="T3">:</text:span><text:span text:style-name="T2">LREN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^TMP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LRMITSR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10" office:value-type="string" calcext:value-type="string">
            <text:p>RESULTS <text:span text:style-name="T1">D </text:span><text:span text:style-name="T6">LCHECK </text:span><text:span text:style-name="T4">Q</text:span><text:span text:style-name="T3">:</text:span><text:span text:style-name="T2">LREND  </text:span><text:span text:style-name="T4">W </text:span><text:span text:style-name="T3">!,</text:span><text:span text:style-name="T4">$S</text:span><text:span text:style-name="T3">(</text:span><text:span text:style-name="T4">$L</text:span><text:span text:style-name="T3">(</text:span><text:span text:style-name="T2">LRORGNM</text:span><text:span text:style-name="T3">)&lt;34:</text:span><text:span text:style-name="T4">$E</text:span><text:span text:style-name="T3">(</text:span><text:span text:style-name="T2">LRORGNM</text:span><text:span text:style-name="T3">,5,34),1:</text:span><text:span text:style-name="T4">$P</text:span><text:span text:style-name="T3">(^LAB(61.2,</text:span><text:span text:style-name="T2">LRORGN</text:span><text:span text:style-name="T3">,0),</text:span><text:span text:style-name="T2">U</text:span><text:span text:style-name="T3">)) </text:span><text:span text:style-name="T4">S </text:span><text:span text:style-name="T2">LROTYPE</text:span><text:span text:style-name="T3">=</text:span><text:span text:style-name="T4">$E</text:span><text:span text:style-name="T3">(</text:span><text:span text:style-name="T4">$P</text:span><text:span text:style-name="T3">(</text:span><text:span text:style-name="T2">LRORGNM</text:span><text:span text:style-name="T3">,</text:span><text:span text:style-name="T5">"("</text:span><text:span text:style-name="T3">,2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TS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.<text:span text:style-name="T1">S </text:span><text:span text:style-name="T2">LRLINE</text:span><text:span text:style-name="T3">=</text:span><text:span text:style-name="T5">"% sus"</text:span><text:span text:style-name="T3">,</text:span><text:span text:style-name="T2">LRAINT</text:span><text:span text:style-name="T3">=</text:span><text:span text:style-name="T5">"" </text:span><text:span text:style-name="T4">F  S </text:span><text:span text:style-name="T2">LRAINT</text:span><text:span text:style-name="T3">=</text:span><text:span text:style-name="T4">$O</text:span><text:span text:style-name="T3">(@</text:span><text:span text:style-name="T2">LRNODE</text:span><text:span text:style-name="T3">) </text:span><text:span text:style-name="T4">Q</text:span><text:span text:style-name="T3">:</text:span><text:span text:style-name="T2">LRAINT</text:span><text:span text:style-name="T3">=</text:span><text:span text:style-name="T5">""  </text:span><text:span text:style-name="T4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TSR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..<text:span text:style-name="T1">S </text:span><text:span text:style-name="T2">LRABRV</text:span><text:span text:style-name="T3">=</text:span><text:span text:style-name="T4">$S</text:span><text:span text:style-name="T3">(</text:span><text:span text:style-name="T4">$D</text:span><text:span text:style-name="T3">(^TMP(</text:span><text:span text:style-name="T4">$J</text:span><text:span text:style-name="T3">,</text:span><text:span text:style-name="T5">"PSRT"</text:span><text:span text:style-name="T3">)):</text:span><text:span text:style-name="T4">$G</text:span><text:span text:style-name="T3">(@</text:span><text:span text:style-name="T2">LRNODE</text:span><text:span text:style-name="T3">),1:</text:span><text:span text:style-name="T2">LRAINT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TSR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.<text:span text:style-name="T1">S </text:span><text:span text:style-name="T2">LRLINE</text:span><text:span text:style-name="T3">=</text:span><text:span text:style-name="T5">"# ctd"</text:span><text:span text:style-name="T3">,</text:span><text:span text:style-name="T2">LRAINT</text:span><text:span text:style-name="T3">=</text:span><text:span text:style-name="T5">"" </text:span><text:span text:style-name="T4">F  S </text:span><text:span text:style-name="T2">LRAINT</text:span><text:span text:style-name="T3">=</text:span><text:span text:style-name="T4">$O</text:span><text:span text:style-name="T3">(@</text:span><text:span text:style-name="T2">LRNODE</text:span><text:span text:style-name="T3">) </text:span><text:span text:style-name="T4">Q</text:span><text:span text:style-name="T3">:</text:span><text:span text:style-name="T2">LRAINT</text:span><text:span text:style-name="T3">=</text:span><text:span text:style-name="T5">""  </text:span><text:span text:style-name="T4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TSR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..<text:span text:style-name="T1">S </text:span><text:span text:style-name="T2">LRABRV</text:span><text:span text:style-name="T3">=</text:span><text:span text:style-name="T4">$S</text:span><text:span text:style-name="T3">(</text:span><text:span text:style-name="T4">$D</text:span><text:span text:style-name="T3">(^TMP(</text:span><text:span text:style-name="T4">$J</text:span><text:span text:style-name="T3">,</text:span><text:span text:style-name="T5">"PSRT"</text:span><text:span text:style-name="T3">)):</text:span><text:span text:style-name="T4">$G</text:span><text:span text:style-name="T3">(@</text:span><text:span text:style-name="T2">LRNODE</text:span><text:span text:style-name="T3">),1:</text:span><text:span text:style-name="T2">LRAINT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TSR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...<text:span text:style-name="T1">S </text:span><text:span text:style-name="T2">LRSPECN</text:span><text:span text:style-name="T3">=0 </text:span><text:span text:style-name="T4">F  S </text:span><text:span text:style-name="T2">LRSPECN</text:span><text:span text:style-name="T3">=</text:span><text:span text:style-name="T4">$O</text:span><text:span text:style-name="T3">(^TMP(</text:span><text:span text:style-name="T4">$J</text:span><text:span text:style-name="T3">,</text:span><text:span text:style-name="T2">LRN1</text:span><text:span text:style-name="T3">,</text:span><text:span text:style-name="T5">"P"</text:span><text:span text:style-name="T3">,</text:span><text:span text:style-name="T2">LRPATNM</text:span><text:span text:style-name="T3">,</text:span><text:span text:style-name="T2">LRPATN</text:span><text:span text:style-name="T3">,</text:span><text:span text:style-name="T2">LRSPECNM</text:span><text:span text:style-name="T3">,</text:span><text:span text:style-name="T2">LRSPECN</text:span><text:span text:style-name="T3">)) </text:span><text:span text:style-name="T4">Q</text:span><text:span text:style-name="T3">:</text:span><text:span text:style-name="T2">LRSPECN</text:span><text:span text:style-name="T3">&lt;1  </text:span><text:span text:style-name="T4">S </text:span><text:span text:style-name="T2">LRN2</text:span><text:span text:style-name="T3">=+^(</text:span><text:span text:style-name="T2">LRSPECN</text:span><text:span text:style-name="T3">) </text:span><text:span text:style-name="T4">D  Q</text:span><text:span text:style-name="T3">:</text:span><text:span text:style-name="T2">LREN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^TMP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RMITSR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.....<text:span text:style-name="T1">S </text:span><text:span text:style-name="T2">LRSUBN</text:span><text:span text:style-name="T3">=0 </text:span><text:span text:style-name="T4">F  S </text:span><text:span text:style-name="T2">LRSUBN</text:span><text:span text:style-name="T3">=</text:span><text:span text:style-name="T4">$O</text:span><text:span text:style-name="T3">(^TMP(</text:span><text:span text:style-name="T4">$J</text:span><text:span text:style-name="T3">,</text:span><text:span text:style-name="T2">LRN2</text:span><text:span text:style-name="T3">,</text:span><text:span text:style-name="T2">LRCDATE</text:span><text:span text:style-name="T3">,</text:span><text:span text:style-name="T2">LRSUBN</text:span><text:span text:style-name="T3">)) </text:span><text:span text:style-name="T4">Q</text:span><text:span text:style-name="T3">:</text:span><text:span text:style-name="T2">LRSUBN</text:span><text:span text:style-name="T3">&lt;1  </text:span><text:span text:style-name="T4">S </text:span><text:span text:style-name="T2">LRX</text:span><text:span text:style-name="T3">=^(</text:span><text:span text:style-name="T2">LRSUBN</text:span><text:span text:style-name="T3">) </text:span><text:span text:style-name="T4">D </text:span><text:span text:style-name="T6">DETAIL </text:span><text:span text:style-name="T4">Q</text:span><text:span text:style-name="T3">:</text:span><text:span text:style-name="T2">LREN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^TMP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LRMITSR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LAB(62,</text:p>
          </table:table-cell>
          <table:table-cell table:style-name="ce6" office:value-type="string" calcext:value-type="string">
            <text:p>COLLECTION SAMPLE</text:p>
          </table:table-cell>
          <table:table-cell table:style-name="ce10" office:value-type="string" calcext:value-type="string">
            <text:p>DETAIL <text:span text:style-name="T1">S </text:span><text:span text:style-name="T2">LRN3</text:span><text:span text:style-name="T3">=+</text:span><text:span text:style-name="T2">LRX</text:span><text:span text:style-name="T3">,</text:span><text:span text:style-name="T2">LRACC</text:span><text:span text:style-name="T3">=</text:span><text:span text:style-name="T4">$P</text:span><text:span text:style-name="T3">(</text:span><text:span text:style-name="T2">LRX</text:span><text:span text:style-name="T3">,</text:span><text:span text:style-name="T2">U</text:span><text:span text:style-name="T3">,2),</text:span><text:span text:style-name="T2">LRPLOS</text:span><text:span text:style-name="T3">=</text:span><text:span text:style-name="T4">$P</text:span><text:span text:style-name="T3">(</text:span><text:span text:style-name="T2">LRX</text:span><text:span text:style-name="T3">,</text:span><text:span text:style-name="T2">U</text:span><text:span text:style-name="T3">,3),</text:span><text:span text:style-name="T2">LRCOLS</text:span><text:span text:style-name="T3">=</text:span><text:span text:style-name="T4">$P</text:span><text:span text:style-name="T3">(</text:span><text:span text:style-name="T4">$G</text:span><text:span text:style-name="T3">(^LAB(62,+</text:span><text:span text:style-name="T4">$P</text:span><text:span text:style-name="T3">(</text:span><text:span text:style-name="T2">LRX</text:span><text:span text:style-name="T3">,</text:span><text:span text:style-name="T2">U</text:span><text:span text:style-name="T3">,4),0)),</text:span><text:span text:style-name="T2">U</text:span><text:span text:style-name="T3">),</text:span><text:span text:style-name="T2">LRSTATUS</text:span><text:span text:style-name="T3">=</text:span><text:span text:style-name="T4">$P</text:span><text:span text:style-name="T3">(</text:span><text:span text:style-name="T2">LRX</text:span><text:span text:style-name="T3">,</text:span><text:span text:style-name="T2">U</text:span><text:span text:style-name="T3">,5) </text:span><text:span text:style-name="T4">I $L</text:span><text:span text:style-name="T3">(</text:span><text:span text:style-name="T2">LRPLOS</text:span><text:span text:style-name="T3">) </text:span><text:span text:style-name="T4">S </text:span><text:span text:style-name="T2">LRPLOS</text:span><text:span text:style-name="T3">=</text:span><text:span text:style-name="T5">"LOS: "</text:span><text:span text:style-name="T3">_</text:span><text:span text:style-name="T2">LRPLOS</text:span><text:span text:style-name="T3">_</text:span><text:span text:style-name="T5">" days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TSR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AB(62,</text:p>
          </table:table-cell>
          <table:table-cell table:style-name="ce6" office:value-type="string" calcext:value-type="string">
            <text:p>COLLECTION SAMPLE</text:p>
          </table:table-cell>
          <table:table-cell table:style-name="ce9" office:value-type="string" calcext:value-type="string">
            <text:p> .<text:span text:style-name="T1">S </text:span><text:span text:style-name="T2">LRLINE</text:span><text:span text:style-name="T3">=</text:span><text:span text:style-name="T2">LRSPACE</text:span><text:span text:style-name="T3">,</text:span><text:span text:style-name="T2">LRAINT</text:span><text:span text:style-name="T3">=</text:span><text:span text:style-name="T5">"" </text:span><text:span text:style-name="T4">F  S </text:span><text:span text:style-name="T2">LRAINT</text:span><text:span text:style-name="T3">=</text:span><text:span text:style-name="T4">$O</text:span><text:span text:style-name="T3">(@</text:span><text:span text:style-name="T2">LRNODE</text:span><text:span text:style-name="T3">) </text:span><text:span text:style-name="T4">Q</text:span><text:span text:style-name="T3">:</text:span><text:span text:style-name="T2">LRAINT</text:span><text:span text:style-name="T3">=</text:span><text:span text:style-name="T5">""  </text:span><text:span text:style-name="T4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TSR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AB(62,</text:p>
          </table:table-cell>
          <table:table-cell table:style-name="ce6" office:value-type="string" calcext:value-type="string">
            <text:p>COLLECTION SAMPLE</text:p>
          </table:table-cell>
          <table:table-cell table:style-name="ce9" office:value-type="string" calcext:value-type="string">
            <text:p> ..<text:span text:style-name="T1">S </text:span><text:span text:style-name="T2">LRABRV</text:span><text:span text:style-name="T3">=</text:span><text:span text:style-name="T4">$S</text:span><text:span text:style-name="T3">(</text:span><text:span text:style-name="T4">$D</text:span><text:span text:style-name="T3">(^TMP(</text:span><text:span text:style-name="T4">$J</text:span><text:span text:style-name="T3">,</text:span><text:span text:style-name="T5">"PSRT"</text:span><text:span text:style-name="T3">)):</text:span><text:span text:style-name="T4">$G</text:span><text:span text:style-name="T3">(@</text:span><text:span text:style-name="T2">LRNODE</text:span><text:span text:style-name="T3">),1:</text:span><text:span text:style-name="T2">LRAINT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TSR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2,</text:p>
          </table:table-cell>
          <table:table-cell table:style-name="ce6" office:value-type="string" calcext:value-type="string">
            <text:p>COLLECTION SAMPLE</text:p>
          </table:table-cell>
          <table:table-cell table:style-name="ce9" office:value-type="string" calcext:value-type="string">
            <text:p> .<text:span text:style-name="T1">K </text:span><text:span text:style-name="T2">LRTEMP</text:span><text:span text:style-name="T3">,</text:span><text:span text:style-name="T2">LRTEMPT </text:span><text:span text:style-name="T4">S </text:span><text:span text:style-name="T2">LRABRV</text:span><text:span text:style-name="T3">=</text:span><text:span text:style-name="T5">"" </text:span><text:span text:style-name="T4">F  S </text:span><text:span text:style-name="T2">LRABRV</text:span><text:span text:style-name="T3">=</text:span><text:span text:style-name="T4">$O</text:span><text:span text:style-name="T3">(^TMP(</text:span><text:span text:style-name="T4">$J</text:span><text:span text:style-name="T3">,</text:span><text:span text:style-name="T5">"T"</text:span><text:span text:style-name="T3">,</text:span><text:span text:style-name="T2">LRABRV</text:span><text:span text:style-name="T3">)) </text:span><text:span text:style-name="T4">Q</text:span><text:span text:style-name="T3">:</text:span><text:span text:style-name="T2">LRABRV</text:span><text:span text:style-name="T3">=</text:span><text:span text:style-name="T5">""  </text:span><text:span text:style-name="T4">S </text:span><text:span text:style-name="T2">LRTEMP</text:span><text:span text:style-name="T3">(</text:span><text:span text:style-name="T2">LRABRV</text:span><text:span text:style-name="T3">)=</text:span><text:span text:style-name="T2">LRABRV</text:span><text:span text:style-name="T3">_</text:span><text:span text:style-name="T5">"="</text:span><text:span text:style-name="T3">_^(</text:span><text:span text:style-name="T2">LRABRV</text:span><text:span text:style-name="T3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^TMP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LRMITSRH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AB(62,</text:p>
          </table:table-cell>
          <table:table-cell table:style-name="ce6" office:value-type="string" calcext:value-type="string">
            <text:p>COLLECTION SAMPLE</text:p>
          </table:table-cell>
          <table:table-cell table:style-name="ce9" office:value-type="string" calcext:value-type="string">
            <text:p> <text:span text:style-name="T1">W </text:span><text:span text:style-name="T3">@</text:span><text:span text:style-name="T2">IOF </text:span><text:span text:style-name="T4">S </text:span><text:span text:style-name="T2">LRPAGE</text:span><text:span text:style-name="T3">=</text:span><text:span text:style-name="T2">LRPAGE</text:span><text:span text:style-name="T3">+1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W @IOF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RMITSRS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2,</text:p>
          </table:table-cell>
          <table:table-cell table:style-name="ce6" office:value-type="string" calcext:value-type="string">
            <text:p>COLLECTION SAMPLE</text:p>
          </table:table-cell>
          <table:table-cell table:style-name="ce9" office:value-type="string" calcext:value-type="string">
            <text:p> . <text:span text:style-name="T1">S </text:span><text:span text:style-name="T2">LRABRV</text:span><text:span text:style-name="T3">=</text:span><text:span text:style-name="T5">"" </text:span><text:span text:style-name="T4">F  S </text:span><text:span text:style-name="T2">LRABRV</text:span><text:span text:style-name="T3">=</text:span><text:span text:style-name="T4">$O</text:span><text:span text:style-name="T3">(^TMP(</text:span><text:span text:style-name="T4">$J</text:span><text:span text:style-name="T3">,</text:span><text:span text:style-name="T5">"AB"</text:span><text:span text:style-name="T3">,</text:span><text:span text:style-name="T2">LRABRV</text:span><text:span text:style-name="T3">)) </text:span><text:span text:style-name="T4">Q</text:span><text:span text:style-name="T3">:</text:span><text:span text:style-name="T2">LRABRV</text:span><text:span text:style-name="T3">=</text:span><text:span text:style-name="T5">""  </text:span><text:span text:style-name="T4">S </text:span><text:span text:style-name="T2">LRDN</text:span><text:span text:style-name="T3">=+^(</text:span><text:span text:style-name="T2">LRABRV</text:span><text:span text:style-name="T3">) </text:span><text:span text:style-name="T4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^TMP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LRMITSRS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..<text:span text:style-name="T1">S </text:span><text:span text:style-name="T2">LRN</text:span><text:span text:style-name="T3">=0 </text:span><text:span text:style-name="T4">F  S </text:span><text:span text:style-name="T2">LRN</text:span><text:span text:style-name="T3">=</text:span><text:span text:style-name="T4">$O</text:span><text:span text:style-name="T3">(</text:span><text:span text:style-name="T2">LRSORG</text:span><text:span text:style-name="T3">(</text:span><text:span text:style-name="T2">LRNM</text:span><text:span text:style-name="T3">,</text:span><text:span text:style-name="T2">LRN</text:span><text:span text:style-name="T3">)) </text:span><text:span text:style-name="T4">Q</text:span><text:span text:style-name="T3">:</text:span><text:span text:style-name="T2">LRN</text:span><text:span text:style-name="T3">&lt;1  </text:span><text:span text:style-name="T4">S </text:span><text:span text:style-name="T2">LRX</text:span><text:span text:style-name="T3">=</text:span><text:span text:style-name="T4">$P</text:span><text:span text:style-name="T3">(^LAB(61.2,</text:span><text:span text:style-name="T2">LRN</text:span><text:span text:style-name="T3">,0),</text:span><text:span text:style-name="T2">U</text:span><text:span text:style-name="T3">),</text:span><text:span text:style-name="T2">LRX</text:span><text:span text:style-name="T3">=</text:span><text:span text:style-name="T4">$E</text:span><text:span text:style-name="T3">(</text:span><text:span text:style-name="T2">LRX</text:span><text:span text:style-name="T3">)_</text:span><text:span text:style-name="T4">$$</text:span><text:span text:style-name="T6">LOW</text:span><text:span text:style-name="T3">^XLFSTR(</text:span><text:span text:style-name="T4">$E</text:span><text:span text:style-name="T3">(</text:span><text:span text:style-name="T2">LRX</text:span><text:span text:style-name="T3">,2,99)),</text:span><text:span text:style-name="T2">LRTEMP</text:span><text:span text:style-name="T3">(</text:span><text:span text:style-name="T2">LRNM</text:span><text:span text:style-name="T3">_</text:span><text:span text:style-name="T2">LRN</text:span><text:span text:style-name="T3">)=</text:span><text:span text:style-name="T2">LRX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TSRS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..<text:span text:style-name="T1">S </text:span><text:span text:style-name="T2">LRN</text:span><text:span text:style-name="T3">=0 </text:span><text:span text:style-name="T4">F  S </text:span><text:span text:style-name="T2">LRN</text:span><text:span text:style-name="T3">=</text:span><text:span text:style-name="T4">$O</text:span><text:span text:style-name="T3">(</text:span><text:span text:style-name="T2">LRSORG</text:span><text:span text:style-name="T3">(</text:span><text:span text:style-name="T2">LRNM</text:span><text:span text:style-name="T3">,</text:span><text:span text:style-name="T2">LRN</text:span><text:span text:style-name="T3">)) </text:span><text:span text:style-name="T4">Q</text:span><text:span text:style-name="T3">:</text:span><text:span text:style-name="T2">LRN</text:span><text:span text:style-name="T3">&lt;1  </text:span><text:span text:style-name="T4">S </text:span><text:span text:style-name="T2">LRX</text:span><text:span text:style-name="T3">=</text:span><text:span text:style-name="T4">$P</text:span><text:span text:style-name="T3">(^LAB(61.2,</text:span><text:span text:style-name="T2">LRN</text:span><text:span text:style-name="T3">,0),</text:span><text:span text:style-name="T2">U</text:span><text:span text:style-name="T3">),</text:span><text:span text:style-name="T2">LRX</text:span><text:span text:style-name="T3">=</text:span><text:span text:style-name="T4">$E</text:span><text:span text:style-name="T3">(</text:span><text:span text:style-name="T2">LRX</text:span><text:span text:style-name="T3">)_</text:span><text:span text:style-name="T4">$$</text:span><text:span text:style-name="T6">LOW</text:span><text:span text:style-name="T3">^XLFSTR(</text:span><text:span text:style-name="T4">$E</text:span><text:span text:style-name="T3">(</text:span><text:span text:style-name="T2">LRX</text:span><text:span text:style-name="T3">,2,99)),</text:span><text:span text:style-name="T2">LRTEMP</text:span><text:span text:style-name="T3">(</text:span><text:span text:style-name="T2">LRNM</text:span><text:span text:style-name="T3">_</text:span><text:span text:style-name="T2">LRN</text:span><text:span text:style-name="T3">)=</text:span><text:span text:style-name="T2">LRX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TSRS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.<text:span text:style-name="T1">K </text:span><text:span text:style-name="T2">LRTEMP </text:span><text:span text:style-name="T4">S </text:span><text:span text:style-name="T2">LRABRV</text:span><text:span text:style-name="T3">=</text:span><text:span text:style-name="T5">"" </text:span><text:span text:style-name="T4">F  S </text:span><text:span text:style-name="T2">LRABRV</text:span><text:span text:style-name="T3">=</text:span><text:span text:style-name="T4">$O</text:span><text:span text:style-name="T3">(^TMP(</text:span><text:span text:style-name="T4">$J</text:span><text:span text:style-name="T3">,</text:span><text:span text:style-name="T5">"AB"</text:span><text:span text:style-name="T3">,</text:span><text:span text:style-name="T2">LRABRV</text:span><text:span text:style-name="T3">)) </text:span><text:span text:style-name="T4">Q</text:span><text:span text:style-name="T3">:</text:span><text:span text:style-name="T2">LRABRV</text:span><text:span text:style-name="T3">=</text:span><text:span text:style-name="T5">""  </text:span><text:span text:style-name="T4">S </text:span><text:span text:style-name="T2">LRTEMP</text:span><text:span text:style-name="T3">(</text:span><text:span text:style-name="T2">LRABRV</text:span><text:span text:style-name="T3">)=</text:span><text:span text:style-name="T2">LRABRV</text:span><text:span text:style-name="T3">_</text:span><text:span text:style-name="T5">"="</text:span><text:span text:style-name="T3">_</text:span><text:span text:style-name="T4">$P</text:span><text:span text:style-name="T3">(^(</text:span><text:span text:style-name="T2">LRABRV</text:span><text:span text:style-name="T3">),</text:span><text:span text:style-name="T2">U</text:span><text:span text:style-name="T3">,2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^TMP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LRMITSRS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<text:span text:style-name="T1">S </text:span><text:span text:style-name="T2">CNT</text:span><text:span text:style-name="T3">=</text:span><text:span text:style-name="T2">CNT</text:span><text:span text:style-name="T3">+1,(@</text:span><text:span text:style-name="T2">OUT</text:span><text:span text:style-name="T3">@(</text:span><text:span text:style-name="T2">CNT</text:span><text:span text:style-name="T3">),</text:span><text:span text:style-name="T2">SUB</text:span><text:span text:style-name="T3">)=</text:span><text:span text:style-name="T5">"" </text:span><text:span text:style-name="T4">F  S </text:span><text:span text:style-name="T2">SUB</text:span><text:span text:style-name="T3">=</text:span><text:span text:style-name="T4">$O</text:span><text:span text:style-name="T3">(@</text:span><text:span text:style-name="T2">IN</text:span><text:span text:style-name="T3">@(</text:span><text:span text:style-name="T2">SUB</text:span><text:span text:style-name="T3">)) </text:span><text:span text:style-name="T4">Q</text:span><text:span text:style-name="T3">:</text:span><text:span text:style-name="T2">SUB</text:span><text:span text:style-name="T3">=</text:span><text:span text:style-name="T5">""  </text:span><text:span text:style-name="T4">S </text:span><text:span text:style-name="T2">VALUE</text:span><text:span text:style-name="T3">=</text:span><text:span text:style-name="T4">$P</text:span><text:span text:style-name="T3">(@</text:span><text:span text:style-name="T2">IN</text:span><text:span text:style-name="T3">@(</text:span><text:span text:style-name="T2">SUB</text:span><text:span text:style-name="T3">),</text:span><text:span text:style-name="T2">U</text:span><text:span text:style-name="T3">),</text:span><text:span text:style-name="T2">NEXT</text:span><text:span text:style-name="T3">=</text:span><text:span text:style-name="T4">$P</text:span><text:span text:style-name="T3">(</text:span><text:span text:style-name="T4">$O</text:span><text:span text:style-name="T3">(@</text:span><text:span text:style-name="T2">IN</text:span><text:span text:style-name="T3">@(</text:span><text:span text:style-name="T2">SUB</text:span><text:span text:style-name="T3">)),</text:span><text:span text:style-name="T2">U</text:span><text:span text:style-name="T3">) </text:span><text:span text:style-name="T4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TSRS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.<text:span text:style-name="T1">I $L</text:span><text:span text:style-name="T3">(@</text:span><text:span text:style-name="T2">OUT</text:span><text:span text:style-name="T3">@(</text:span><text:span text:style-name="T2">CNT</text:span><text:span text:style-name="T3">))+</text:span><text:span text:style-name="T4">$L</text:span><text:span text:style-name="T3">(</text:span><text:span text:style-name="T2">VALUE</text:span><text:span text:style-name="T3">)&gt;(</text:span><text:span text:style-name="T2">LEN</text:span><text:span text:style-name="T3">-</text:span><text:span text:style-name="T4">$L</text:span><text:span text:style-name="T3">(</text:span><text:span text:style-name="T2">DEL</text:span><text:span text:style-name="T3">)) </text:span><text:span text:style-name="T4">S </text:span><text:span text:style-name="T2">CNT</text:span><text:span text:style-name="T3">=</text:span><text:span text:style-name="T2">CNT</text:span><text:span text:style-name="T3">+1,@</text:span><text:span text:style-name="T2">OUT</text:span><text:span text:style-name="T3">@(</text:span><text:span text:style-name="T2">CNT</text:span><text:span text:style-name="T3">)=</text:span><text:span text:style-name="T5">"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TSRS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.<text:span text:style-name="T1">S </text:span><text:span text:style-name="T3">@</text:span><text:span text:style-name="T2">OUT</text:span><text:span text:style-name="T3">@(</text:span><text:span text:style-name="T2">CNT</text:span><text:span text:style-name="T3">)=@</text:span><text:span text:style-name="T2">OUT</text:span><text:span text:style-name="T3">@(</text:span><text:span text:style-name="T2">CNT</text:span><text:span text:style-name="T3">)_</text:span><text:span text:style-name="T2">VALUE</text:span><text:span text:style-name="T3">_</text:span><text:span text:style-name="T4">$S</text:span><text:span text:style-name="T3">(</text:span><text:span text:style-name="T4">$L</text:span><text:span text:style-name="T3">(</text:span><text:span text:style-name="T2">NEXT</text:span><text:span text:style-name="T3">):</text:span><text:span text:style-name="T2">DEL</text:span><text:span text:style-name="T3">,1:</text:span><text:span text:style-name="T5">""</text:span><text:span text:style-name="T3">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U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DISV(DUZ,</text:p>
          </table:table-cell>
          <table:table-cell table:style-name="ce8"/>
          <table:table-cell table:style-name="ce10" office:value-type="string" calcext:value-type="string">
            <text:p>ACC <text:span text:style-name="T1">S</text:span><text:span text:style-name="T3">:</text:span><text:span text:style-name="T4">$L</text:span><text:span text:style-name="T3">(</text:span><text:span text:style-name="T2">X</text:span><text:span text:style-name="T3">)&gt;2 ^DISV(</text:span><text:span text:style-name="T2">DUZ</text:span><text:span text:style-name="T3">,</text:span><text:span text:style-name="T5">"LRACC"</text:span><text:span text:style-name="T3">)=</text:span><text:span text:style-name="T2">X </text:span><text:span text:style-name="T4">S</text:span><text:span text:style-name="T3">:</text:span><text:span text:style-name="T2">X</text:span><text:span text:style-name="T3">=</text:span><text:span text:style-name="T5">" " </text:span><text:span text:style-name="T2">X</text:span><text:span text:style-name="T3">=</text:span><text:span text:style-name="T4">$S</text:span><text:span text:style-name="T3">(</text:span><text:span text:style-name="T4">$D</text:span><text:span text:style-name="T3">(^DISV(</text:span><text:span text:style-name="T2">DUZ</text:span><text:span text:style-name="T3">,</text:span><text:span text:style-name="T5">"LRACC"</text:span><text:span text:style-name="T3">)):^(</text:span><text:span text:style-name="T5">"LRACC"</text:span><text:span text:style-name="T3">),1:</text:span><text:span text:style-name="T5">"?"</text:span><text:span text:style-name="T3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U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DISV(DUZ,</text:p>
          </table:table-cell>
          <table:table-cell table:style-name="ce8"/>
          <table:table-cell table:style-name="ce10" office:value-type="string" calcext:value-type="string">
            <text:p>ACC <text:span text:style-name="T1">S</text:span><text:span text:style-name="T3">:</text:span><text:span text:style-name="T4">$L</text:span><text:span text:style-name="T3">(</text:span><text:span text:style-name="T2">X</text:span><text:span text:style-name="T3">)&gt;2 ^DISV(</text:span><text:span text:style-name="T2">DUZ</text:span><text:span text:style-name="T3">,</text:span><text:span text:style-name="T5">"LRACC"</text:span><text:span text:style-name="T3">)=</text:span><text:span text:style-name="T2">X </text:span><text:span text:style-name="T4">S</text:span><text:span text:style-name="T3">:</text:span><text:span text:style-name="T2">X</text:span><text:span text:style-name="T3">=</text:span><text:span text:style-name="T5">" " </text:span><text:span text:style-name="T2">X</text:span><text:span text:style-name="T3">=</text:span><text:span text:style-name="T4">$S</text:span><text:span text:style-name="T3">(</text:span><text:span text:style-name="T4">$D</text:span><text:span text:style-name="T3">(^DISV(</text:span><text:span text:style-name="T2">DUZ</text:span><text:span text:style-name="T3">,</text:span><text:span text:style-name="T5">"LRACC"</text:span><text:span text:style-name="T3">)):^(</text:span><text:span text:style-name="T5">"LRACC"</text:span><text:span text:style-name="T3">),1:</text:span><text:span text:style-name="T5">"?"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U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</text:span><text:span text:style-name="T3">:</text:span><text:span text:style-name="T2">X3</text:span><text:span text:style-name="T3">=</text:span><text:span text:style-name="T5">""</text:span><text:span text:style-name="T3">&amp;(+</text:span><text:span text:style-name="T2">X2</text:span><text:span text:style-name="T3">=</text:span><text:span text:style-name="T2">X2</text:span><text:span text:style-name="T3">) </text:span><text:span text:style-name="T2">X3</text:span><text:span text:style-name="T3">=</text:span><text:span text:style-name="T2">X2</text:span><text:span text:style-name="T3">,</text:span><text:span text:style-name="T2">X2</text:span><text:span text:style-name="T3">=</text:span><text:span text:style-name="T5">"" </text:span><text:span text:style-name="T4">Q</text:span><text:span text:style-name="T3">:</text:span><text:span text:style-name="T2">X1</text:span><text:span text:style-name="T3">'?1</text:span><text:span text:style-name="T7">A</text:span><text:span text:style-name="T3">.</text:span><text:span text:style-name="T7">AN  </text:span><text:span text:style-name="T4">S </text:span><text:span text:style-name="T2">LRAA</text:span><text:span text:style-name="T3">=+</text:span><text:span text:style-name="T4">$O</text:span><text:span text:style-name="T3">(^LRO(68,</text:span><text:span text:style-name="T5">"B"</text:span><text:span text:style-name="T3">,</text:span><text:span text:style-name="T2">X1</text:span><text:span text:style-name="T3">,0)) </text:span><text:span text:style-name="T4">I </text:span><text:span text:style-name="T2">LRAA</text:span><text:span text:style-name="T3">&lt;1 </text:span><text:span text:style-name="T4">S </text:span><text:span text:style-name="T2">X</text:span><text:span text:style-name="T3">=</text:span><text:span text:style-name="T2">X1</text:span><text:span text:style-name="T3">,</text:span><text:span text:style-name="T2">DIC</text:span><text:span text:style-name="T3">=68,</text:span><text:span text:style-name="T2">DIC</text:span><text:span text:style-name="T3">(0)=</text:span><text:span text:style-name="T5">"EMQ"</text:span><text:span text:style-name="T3">,</text:span><text:span text:style-name="T2">DIC</text:span><text:span text:style-name="T3">(</text:span><text:span text:style-name="T5">"S"</text:span><text:span text:style-name="T3">)=</text:span><text:span text:style-name="T5">"I $P(^(0),U,2)=""MI""" </text:span><text:span text:style-name="T4">W </text:span><text:span text:style-name="T3">!,</text:span><text:span text:style-name="T2">X </text:span><text:span text:style-name="T4">D </text:span><text:span text:style-name="T3">^DIC </text:span><text:span text:style-name="T4">K </text:span><text:span text:style-name="T2">DIC </text:span><text:span text:style-name="T4">S </text:span><text:span text:style-name="T2">LRAA</text:span><text:span text:style-name="T3">=+</text:span><text:span text:style-name="T2">Y </text:span><text:span text:style-name="T4">I </text:span><text:span text:style-name="T2">Y</text:span><text:span text:style-name="T3">&lt;1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U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I $P</text:span><text:span text:style-name="T3">(^LRO(68,</text:span><text:span text:style-name="T2">LRAA</text:span><text:span text:style-name="T3">,0),</text:span><text:span text:style-name="T2">U</text:span><text:span text:style-name="T3">,2)'=</text:span><text:span text:style-name="T5">"MI" </text:span><text:span text:style-name="T4">D </text:span><text:span text:style-name="T6">QUES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LRMIU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W </text:span><text:span text:style-name="T3">!,</text:span><text:span text:style-name="T4">$P</text:span><text:span text:style-name="T3">(^LRO(68,</text:span><text:span text:style-name="T2">LRAA</text:span><text:span text:style-name="T3">,0),</text:span><text:span text:style-name="T2">U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U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I </text:span><text:span text:style-name="T3">'</text:span><text:span text:style-name="T4">$D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0)) </text:span><text:span text:style-name="T4">W </text:span><text:span text:style-name="T3">!,</text:span><text:span text:style-name="T5">"ACCESSION: "</text:span><text:span text:style-name="T3">,</text:span><text:span text:style-name="T4">$P</text:span><text:span text:style-name="T3">(^LRO(68,</text:span><text:span text:style-name="T2">LRAA</text:span><text:span text:style-name="T3">,0),</text:span><text:span text:style-name="T2">U</text:span><text:span text:style-name="T3">,11),</text:span><text:span text:style-name="T5">" "</text:span><text:span text:style-name="T3">,</text:span><text:span text:style-name="T4">$E</text:span><text:span text:style-name="T3">(</text:span><text:span text:style-name="T2">LRAD</text:span><text:span text:style-name="T3">,2,3),</text:span><text:span text:style-name="T5">" "</text:span><text:span text:style-name="T3">,</text:span><text:span text:style-name="T2">LRAN</text:span><text:span text:style-name="T3">,</text:span><text:span text:style-name="T5">" DOES NOT EXIST!"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U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I </text:span><text:span text:style-name="T3">'</text:span><text:span text:style-name="T4">$D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0)) </text:span><text:span text:style-name="T4">W </text:span><text:span text:style-name="T3">!,</text:span><text:span text:style-name="T5">"ACCESSION: "</text:span><text:span text:style-name="T3">,</text:span><text:span text:style-name="T4">$P</text:span><text:span text:style-name="T3">(^LRO(68,</text:span><text:span text:style-name="T2">LRAA</text:span><text:span text:style-name="T3">,0),</text:span><text:span text:style-name="T2">U</text:span><text:span text:style-name="T3">,11),</text:span><text:span text:style-name="T5">" "</text:span><text:span text:style-name="T3">,</text:span><text:span text:style-name="T4">$E</text:span><text:span text:style-name="T3">(</text:span><text:span text:style-name="T2">LRAD</text:span><text:span text:style-name="T3">,2,3),</text:span><text:span text:style-name="T5">" "</text:span><text:span text:style-name="T3">,</text:span><text:span text:style-name="T2">LRAN</text:span><text:span text:style-name="T3">,</text:span><text:span text:style-name="T5">" DOES NOT EXIST!"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U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DISV(DUZ,</text:p>
          </table:table-cell>
          <table:table-cell table:style-name="ce8"/>
          <table:table-cell table:style-name="ce9" office:value-type="string" calcext:value-type="string">
            <text:p> <text:span text:style-name="T1">S</text:span><text:span text:style-name="T3">:</text:span><text:span text:style-name="T4">$L</text:span><text:span text:style-name="T3">(</text:span><text:span text:style-name="T2">X</text:span><text:span text:style-name="T3">)&gt;2 ^DISV(</text:span><text:span text:style-name="T2">DUZ</text:span><text:span text:style-name="T3">,</text:span><text:span text:style-name="T5">"LRAN"</text:span><text:span text:style-name="T3">)=</text:span><text:span text:style-name="T2">X </text:span><text:span text:style-name="T4">W</text:span><text:span text:style-name="T3">:</text:span><text:span text:style-name="T2">X</text:span><text:span text:style-name="T3">=</text:span><text:span text:style-name="T5">" " </text:span><text:span text:style-name="T4">$S</text:span><text:span text:style-name="T3">(</text:span><text:span text:style-name="T4">$D</text:span><text:span text:style-name="T3">(^DISV(</text:span><text:span text:style-name="T2">DUZ</text:span><text:span text:style-name="T3">,</text:span><text:span text:style-name="T5">"LRAN"</text:span><text:span text:style-name="T3">)):^(</text:span><text:span text:style-name="T5">"LRAN"</text:span><text:span text:style-name="T3">),1:</text:span><text:span text:style-name="T5">""</text:span><text:span text:style-name="T3">) </text:span><text:span text:style-name="T4">S</text:span><text:span text:style-name="T3">:</text:span><text:span text:style-name="T2">X</text:span><text:span text:style-name="T3">=</text:span><text:span text:style-name="T5">" " </text:span><text:span text:style-name="T2">X</text:span><text:span text:style-name="T3">=</text:span><text:span text:style-name="T4">$S</text:span><text:span text:style-name="T3">(</text:span><text:span text:style-name="T4">$D</text:span><text:span text:style-name="T3">(^DISV(</text:span><text:span text:style-name="T2">DUZ</text:span><text:span text:style-name="T3">,</text:span><text:span text:style-name="T5">"LRAN"</text:span><text:span text:style-name="T3">)):^(</text:span><text:span text:style-name="T5">"LRAN"</text:span><text:span text:style-name="T3">),1:</text:span><text:span text:style-name="T5">"?"</text:span><text:span text:style-name="T3">) </text:span><text:span text:style-name="T4">S </text:span><text:span text:style-name="T2">LRAN</text:span><text:span text:style-name="T3">=</text:span><text:span text:style-name="T2">X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U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DISV(DUZ,</text:p>
          </table:table-cell>
          <table:table-cell table:style-name="ce8"/>
          <table:table-cell table:style-name="ce9" office:value-type="string" calcext:value-type="string">
            <text:p> <text:span text:style-name="T1">S</text:span><text:span text:style-name="T3">:</text:span><text:span text:style-name="T4">$L</text:span><text:span text:style-name="T3">(</text:span><text:span text:style-name="T2">X</text:span><text:span text:style-name="T3">)&gt;2 ^DISV(</text:span><text:span text:style-name="T2">DUZ</text:span><text:span text:style-name="T3">,</text:span><text:span text:style-name="T5">"LRAN"</text:span><text:span text:style-name="T3">)=</text:span><text:span text:style-name="T2">X </text:span><text:span text:style-name="T4">W</text:span><text:span text:style-name="T3">:</text:span><text:span text:style-name="T2">X</text:span><text:span text:style-name="T3">=</text:span><text:span text:style-name="T5">" " </text:span><text:span text:style-name="T4">$S</text:span><text:span text:style-name="T3">(</text:span><text:span text:style-name="T4">$D</text:span><text:span text:style-name="T3">(^DISV(</text:span><text:span text:style-name="T2">DUZ</text:span><text:span text:style-name="T3">,</text:span><text:span text:style-name="T5">"LRAN"</text:span><text:span text:style-name="T3">)):^(</text:span><text:span text:style-name="T5">"LRAN"</text:span><text:span text:style-name="T3">),1:</text:span><text:span text:style-name="T5">""</text:span><text:span text:style-name="T3">) </text:span><text:span text:style-name="T4">S</text:span><text:span text:style-name="T3">:</text:span><text:span text:style-name="T2">X</text:span><text:span text:style-name="T3">=</text:span><text:span text:style-name="T5">" " </text:span><text:span text:style-name="T2">X</text:span><text:span text:style-name="T3">=</text:span><text:span text:style-name="T4">$S</text:span><text:span text:style-name="T3">(</text:span><text:span text:style-name="T4">$D</text:span><text:span text:style-name="T3">(^DISV(</text:span><text:span text:style-name="T2">DUZ</text:span><text:span text:style-name="T3">,</text:span><text:span text:style-name="T5">"LRAN"</text:span><text:span text:style-name="T3">)):^(</text:span><text:span text:style-name="T5">"LRAN"</text:span><text:span text:style-name="T3">),1:</text:span><text:span text:style-name="T5">"?"</text:span><text:span text:style-name="T3">) </text:span><text:span text:style-name="T4">S </text:span><text:span text:style-name="T2">LRAN</text:span><text:span text:style-name="T3">=</text:span><text:span text:style-name="T2">X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U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I </text:span><text:span text:style-name="T3">'</text:span><text:span text:style-name="T4">$D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0)) </text:span><text:span text:style-name="T4">W </text:span><text:span text:style-name="T3">!,</text:span><text:span text:style-name="T5">"Doesn't exist." </text:span><text:span text:style-name="T4">S </text:span><text:span text:style-name="T2">LRANOK</text:span><text:span text:style-name="T3">=0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U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I </text:span><text:span text:style-name="T3">'</text:span><text:span text:style-name="T4">$D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3)) </text:span><text:span text:style-name="T4">W </text:span><text:span text:style-name="T3">!,</text:span><text:span text:style-name="T5">"Incomplete data available." </text:span><text:span text:style-name="T4">S </text:span><text:span text:style-name="T2">LRANOK</text:span><text:span text:style-name="T3">=0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UT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I $G</text:span><text:span text:style-name="T3">(</text:span><text:span text:style-name="T2">LRSB</text:span><text:span text:style-name="T3">)'=</text:span><text:span text:style-name="T5">""</text:span><text:span text:style-name="T3">,</text:span><text:span text:style-name="T4">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</text:span><text:span text:style-name="T2">LRSB</text:span><text:span text:style-name="T3">)) </text:span><text:span text:style-name="T4">S </text:span><text:span text:style-name="T2">D</text:span><text:span text:style-name="T3">=</text:span><text:span text:style-name="T4">$P</text:span><text:span text:style-name="T3">(^(</text:span><text:span text:style-name="T2">LRSB</text:span><text:span text:style-name="T3">),</text:span><text:span text:style-name="T2">U</text:span><text:span text:style-name="T3">),^LRO(68,</text:span><text:span text:style-name="T2">LRAA</text:span><text:span text:style-name="T3">,1,</text:span><text:span text:style-name="T2">LRAD</text:span><text:span text:style-name="T3">,</text:span><text:span text:style-name="T5">"AC"</text:span><text:span text:style-name="T3">,</text:span><text:span text:style-name="T2">LRSB</text:span><text:span text:style-name="T3">,</text:span><text:span text:style-name="T2">LRAN</text:span><text:span text:style-name="T3">)=</text:span><text:span text:style-name="T2">DUZ</text:span><text:span text:style-name="T3">_</text:span><text:span text:style-name="T2">U</text:span><text:span text:style-name="T3">_</text:span><text:span text:style-name="T2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UT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MULTIPLE COMMAND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I $G</text:span><text:span text:style-name="T3">(</text:span><text:span text:style-name="T2">LRSB</text:span><text:span text:style-name="T3">)'=</text:span><text:span text:style-name="T5">""</text:span><text:span text:style-name="T3">,</text:span><text:span text:style-name="T4">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</text:span><text:span text:style-name="T2">LRSB</text:span><text:span text:style-name="T3">)) </text:span><text:span text:style-name="T4">S </text:span><text:span text:style-name="T2">D</text:span><text:span text:style-name="T3">=</text:span><text:span text:style-name="T4">$P</text:span><text:span text:style-name="T3">(^(</text:span><text:span text:style-name="T2">LRSB</text:span><text:span text:style-name="T3">),</text:span><text:span text:style-name="T2">U</text:span><text:span text:style-name="T3">),^LRO(68,</text:span><text:span text:style-name="T2">LRAA</text:span><text:span text:style-name="T3">,1,</text:span><text:span text:style-name="T2">LRAD</text:span><text:span text:style-name="T3">,</text:span><text:span text:style-name="T5">"AC"</text:span><text:span text:style-name="T3">,</text:span><text:span text:style-name="T2">LRSB</text:span><text:span text:style-name="T3">,</text:span><text:span text:style-name="T2">LRAN</text:span><text:span text:style-name="T3">)=</text:span><text:span text:style-name="T2">DUZ</text:span><text:span text:style-name="T3">_</text:span><text:span text:style-name="T2">U</text:span><text:span text:style-name="T3">_</text:span><text:span text:style-name="T2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UT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I $G</text:span><text:span text:style-name="T3">(</text:span><text:span text:style-name="T2">LRSB</text:span><text:span text:style-name="T3">)'=</text:span><text:span text:style-name="T5">""</text:span><text:span text:style-name="T3">,</text:span><text:span text:style-name="T4">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</text:span><text:span text:style-name="T2">LRSB</text:span><text:span text:style-name="T3">)) </text:span><text:span text:style-name="T4">S </text:span><text:span text:style-name="T2">D</text:span><text:span text:style-name="T3">=</text:span><text:span text:style-name="T4">$P</text:span><text:span text:style-name="T3">(^(</text:span><text:span text:style-name="T2">LRSB</text:span><text:span text:style-name="T3">),</text:span><text:span text:style-name="T2">U</text:span><text:span text:style-name="T3">),^LRO(68,</text:span><text:span text:style-name="T2">LRAA</text:span><text:span text:style-name="T3">,1,</text:span><text:span text:style-name="T2">LRAD</text:span><text:span text:style-name="T3">,</text:span><text:span text:style-name="T5">"AC"</text:span><text:span text:style-name="T3">,</text:span><text:span text:style-name="T2">LRSB</text:span><text:span text:style-name="T3">,</text:span><text:span text:style-name="T2">LRAN</text:span><text:span text:style-name="T3">)=</text:span><text:span text:style-name="T2">DUZ</text:span><text:span text:style-name="T3">_</text:span><text:span text:style-name="T2">U</text:span><text:span text:style-name="T3">_</text:span><text:span text:style-name="T2">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UT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IC(42,</text:p>
          </table:table-cell>
          <table:table-cell table:style-name="ce6" office:value-type="string" calcext:value-type="string">
            <text:p>WARD LOCATION</text:p>
          </table:table-cell>
          <table:table-cell table:style-name="ce9" office:value-type="string" calcext:value-type="string">
            <text:p> . <text:span text:style-name="T1">D </text:span><text:span text:style-name="T6">IN5</text:span><text:span text:style-name="T3">^VADPT </text:span><text:span text:style-name="T4">S </text:span><text:span text:style-name="T2">LR7DLOC</text:span><text:span text:style-name="T3">=</text:span><text:span text:style-name="T4">$G</text:span><text:span text:style-name="T3">(^DIC(42,+</text:span><text:span text:style-name="T4">$P</text:span><text:span text:style-name="T3">(</text:span><text:span text:style-name="T4">$G</text:span><text:span text:style-name="T3">(</text:span><text:span text:style-name="T2">VAIP</text:span><text:span text:style-name="T3">(5)),</text:span><text:span text:style-name="T5">"^"</text:span><text:span text:style-name="T3">),44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UT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2.487,</text:p>
          </table:table-cell>
          <table:table-cell table:style-name="ce6" office:value-type="string" calcext:value-type="string">
            <text:p>FOREIGN INTERFACE</text:p>
          </table:table-cell>
          <table:table-cell table:style-name="ce9" office:value-type="string" calcext:value-type="string">
            <text:p> . <text:span text:style-name="T1">I </text:span><text:span text:style-name="T2">LR7DLOC</text:span><text:span text:style-name="T3">&gt;0,</text:span><text:span text:style-name="T4">$D</text:span><text:span text:style-name="T3">(^LAB(62.487,</text:span><text:span text:style-name="T5">"C"</text:span><text:span text:style-name="T3">,</text:span><text:span text:style-name="T2">LR7DLOC</text:span><text:span text:style-name="T3">)) </text:span><text:span text:style-name="T4">D  </text:span><text:span text:style-name="T5">; good ward location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UT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XUSEC("LRVERIFY",</text:p>
          </table:table-cell>
          <table:table-cell table:style-name="ce8"/>
          <table:table-cell table:style-name="ce9" office:value-type="string" calcext:value-type="string">
            <text:p> . <text:span text:style-name="T1">I </text:span><text:span text:style-name="T3">'</text:span><text:span text:style-name="T4">$D</text:span><text:span text:style-name="T3">(^XUSEC(</text:span><text:span text:style-name="T5">"LRVERIFY"</text:span><text:span text:style-name="T3">,</text:span><text:span text:style-name="T2">DUZ</text:span><text:span text:style-name="T3">)) </text:span><text:span text:style-name="T4">K </text:span><text:span text:style-name="T2">X </text:span><text:span text:style-name="T4">D </text:span><text:span text:style-name="T6">EN</text:span><text:span text:style-name="T3">^DDIOL(</text:span><text:span text:style-name="T5">"*** You do not have the proper access to approve these results ***"</text:span><text:span text:style-name="T3">,</text:span><text:span text:style-name="T5">""</text:span><text:span text:style-name="T3">,</text:span><text:span text:style-name="T5">"!,$C(7)"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An XUSEC API should be used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UT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4.5,</text:p>
          </table:table-cell>
          <table:table-cell table:style-name="ce6" office:value-type="string" calcext:value-type="string">
            <text:p>LAB REPORTS</text:p>
          </table:table-cell>
          <table:table-cell table:style-name="ce9" office:value-type="string" calcext:value-type="string">
            <text:p> <text:span text:style-name="T1">I $G</text:span><text:span text:style-name="T3">(</text:span><text:span text:style-name="T2">LRLLOC</text:span><text:span text:style-name="T3">)'=</text:span><text:span text:style-name="T5">""</text:span><text:span text:style-name="T3">,</text:span><text:span text:style-name="T4">$G</text:span><text:span text:style-name="T3">(</text:span><text:span text:style-name="T2">PNM</text:span><text:span text:style-name="T3">)'=</text:span><text:span text:style-name="T5">""</text:span><text:span text:style-name="T3">,</text:span><text:span text:style-name="T4">$G</text:span><text:span text:style-name="T3">(</text:span><text:span text:style-name="T2">LRDFN</text:span><text:span text:style-name="T3">),</text:span><text:span text:style-name="T4">$G</text:span><text:span text:style-name="T3">(</text:span><text:span text:style-name="T2">LRIDT</text:span><text:span text:style-name="T3">) </text:span><text:span text:style-name="T4">S </text:span><text:span text:style-name="T2">LRVTP</text:span><text:span text:style-name="T3">=</text:span><text:span text:style-name="T4">$P</text:span><text:span text:style-name="T3">(^LAB(64.5,1,0),</text:span><text:span text:style-name="T2">U</text:span><text:span text:style-name="T3">,10),</text:span><text:span text:style-name="T2">LRVT</text:span><text:span text:style-name="T3">=</text:span><text:span text:style-name="T4">$G</text:span><text:span text:style-name="T3">(</text:span><text:span text:style-name="T2">LRVT</text:span><text:span text:style-name="T3">) </text:span><text:span text:style-name="T4">D </text:span><text:span text:style-name="T6">APP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UT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AB(64.5,</text:p>
          </table:table-cell>
          <table:table-cell table:style-name="ce6" office:value-type="string" calcext:value-type="string">
            <text:p>LAB REPORTS</text:p>
          </table:table-cell>
          <table:table-cell table:style-name="ce9" office:value-type="string" calcext:value-type="string">
            <text:p> <text:span text:style-name="T1">I $G</text:span><text:span text:style-name="T3">(</text:span><text:span text:style-name="T2">LRLLOC</text:span><text:span text:style-name="T3">)'=</text:span><text:span text:style-name="T5">""</text:span><text:span text:style-name="T3">,</text:span><text:span text:style-name="T4">$G</text:span><text:span text:style-name="T3">(</text:span><text:span text:style-name="T2">PNM</text:span><text:span text:style-name="T3">)'=</text:span><text:span text:style-name="T5">""</text:span><text:span text:style-name="T3">,</text:span><text:span text:style-name="T4">$G</text:span><text:span text:style-name="T3">(</text:span><text:span text:style-name="T2">LRDFN</text:span><text:span text:style-name="T3">),</text:span><text:span text:style-name="T4">$G</text:span><text:span text:style-name="T3">(</text:span><text:span text:style-name="T2">LRIDT</text:span><text:span text:style-name="T3">) </text:span><text:span text:style-name="T4">S </text:span><text:span text:style-name="T2">LRVTP</text:span><text:span text:style-name="T3">=</text:span><text:span text:style-name="T4">$P</text:span><text:span text:style-name="T3">(^LAB(64.5,1,0),</text:span><text:span text:style-name="T2">U</text:span><text:span text:style-name="T3">,10),</text:span><text:span text:style-name="T2">LRVT</text:span><text:span text:style-name="T3">=</text:span><text:span text:style-name="T4">$G</text:span><text:span text:style-name="T3">(</text:span><text:span text:style-name="T2">LRVT</text:span><text:span text:style-name="T3">) </text:span><text:span text:style-name="T4">D </text:span><text:span text:style-name="T6">APP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UT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MULTIPLE COMMAND</text:p>
          </table:table-cell>
          <table:table-cell table:style-name="ce6" office:value-type="string" calcext:value-type="string">
            <text:p>^LRO(69,</text:p>
          </table:table-cell>
          <table:table-cell table:style-name="ce6" office:value-type="string" calcext:value-type="string">
            <text:p>LAB ORDER ENTRY</text:p>
          </table:table-cell>
          <table:table-cell table:style-name="ce9" office:value-type="string" calcext:value-type="string">
            <text:p> <text:span text:style-name="T1">S </text:span><text:span text:style-name="T3">^LRO(69,</text:span><text:span text:style-name="T5">"AN"</text:span><text:span text:style-name="T3">,</text:span><text:span text:style-name="T4">$E</text:span><text:span text:style-name="T3">(</text:span><text:span text:style-name="T2">LRLLOC</text:span><text:span text:style-name="T3">,1,20),</text:span><text:span text:style-name="T2">LRDFN</text:span><text:span text:style-name="T3">,</text:span><text:span text:style-name="T2">LRIDT</text:span><text:span text:style-name="T3">)=</text:span><text:span text:style-name="T5">""</text:span><text:span text:style-name="T3">,^LRO(69,</text:span><text:span text:style-name="T2">LRCDT</text:span><text:span text:style-name="T3">\1,1,</text:span><text:span text:style-name="T5">"AL"</text:span><text:span text:style-name="T3">,</text:span><text:span text:style-name="T4">$E</text:span><text:span text:style-name="T3">(</text:span><text:span text:style-name="T2">LRLLOC</text:span><text:span text:style-name="T3">,1,20),</text:span><text:span text:style-name="T4">$E</text:span><text:span text:style-name="T3">(</text:span><text:span text:style-name="T2">PNM</text:span><text:span text:style-name="T3">,1,30),</text:span><text:span text:style-name="T2">LRDFN</text:span><text:span text:style-name="T3">)=</text:span><text:span text:style-name="T5">"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UT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SET</text:p>
          </table:table-cell>
          <table:table-cell table:style-name="ce6" office:value-type="string" calcext:value-type="string">
            <text:p>^LRO(69,</text:p>
          </table:table-cell>
          <table:table-cell table:style-name="ce6" office:value-type="string" calcext:value-type="string">
            <text:p>LAB ORDER ENTRY</text:p>
          </table:table-cell>
          <table:table-cell table:style-name="ce9" office:value-type="string" calcext:value-type="string">
            <text:p> <text:span text:style-name="T1">S </text:span><text:span text:style-name="T3">^LRO(69,</text:span><text:span text:style-name="T5">"AN"</text:span><text:span text:style-name="T3">,</text:span><text:span text:style-name="T4">$E</text:span><text:span text:style-name="T3">(</text:span><text:span text:style-name="T2">LRLLOC</text:span><text:span text:style-name="T3">,1,20),</text:span><text:span text:style-name="T2">LRDFN</text:span><text:span text:style-name="T3">,</text:span><text:span text:style-name="T2">LRIDT</text:span><text:span text:style-name="T3">)=</text:span><text:span text:style-name="T5">""</text:span><text:span text:style-name="T3">,^LRO(69,</text:span><text:span text:style-name="T2">LRCDT</text:span><text:span text:style-name="T3">\1,1,</text:span><text:span text:style-name="T5">"AL"</text:span><text:span text:style-name="T3">,</text:span><text:span text:style-name="T4">$E</text:span><text:span text:style-name="T3">(</text:span><text:span text:style-name="T2">LRLLOC</text:span><text:span text:style-name="T3">,1,20),</text:span><text:span text:style-name="T4">$E</text:span><text:span text:style-name="T3">(</text:span><text:span text:style-name="T2">PNM</text:span><text:span text:style-name="T3">,1,30),</text:span><text:span text:style-name="T2">LRDFN</text:span><text:span text:style-name="T3">)=</text:span><text:span text:style-name="T5">"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UT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ET</text:p>
          </table:table-cell>
          <table:table-cell table:style-name="ce6" office:value-type="string" calcext:value-type="string">
            <text:p>^LRO(69,</text:p>
          </table:table-cell>
          <table:table-cell table:style-name="ce6" office:value-type="string" calcext:value-type="string">
            <text:p>LAB ORDER ENTRY</text:p>
          </table:table-cell>
          <table:table-cell table:style-name="ce9" office:value-type="string" calcext:value-type="string">
            <text:p> <text:span text:style-name="T1">S </text:span><text:span text:style-name="T3">^LRO(69,</text:span><text:span text:style-name="T2">DT</text:span><text:span text:style-name="T3">,1,</text:span><text:span text:style-name="T5">"AN"</text:span><text:span text:style-name="T3">,</text:span><text:span text:style-name="T4">$E</text:span><text:span text:style-name="T3">(</text:span><text:span text:style-name="T2">LRLLOC</text:span><text:span text:style-name="T3">,1,20),</text:span><text:span text:style-name="T2">LRDFN</text:span><text:span text:style-name="T3">,</text:span><text:span text:style-name="T2">LRIDT</text:span><text:span text:style-name="T3">)=</text:span><text:span text:style-name="T5">"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UT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MULTIPLE COMMAND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I </text:span><text:span text:style-name="T2">LRVT</text:span><text:span text:style-name="T3">[</text:span><text:span text:style-name="T5">"RE"</text:span><text:span text:style-name="T3">!(</text:span><text:span text:style-name="T2">LRVT</text:span><text:span text:style-name="T3">[</text:span><text:span text:style-name="T5">"VT"</text:span><text:span text:style-name="T3">) </text:span><text:span text:style-name="T4">S</text:span><text:span text:style-name="T3">:</text:span><text:span text:style-name="T2">LRVT</text:span><text:span text:style-name="T3">=</text:span><text:span text:style-name="T2">LRVTP </text:span><text:span text:style-name="T3">^LRO(69,</text:span><text:span text:style-name="T2">DT</text:span><text:span text:style-name="T3">,1,</text:span><text:span text:style-name="T5">"AR"</text:span><text:span text:style-name="T3">,</text:span><text:span text:style-name="T4">$E</text:span><text:span text:style-name="T3">(</text:span><text:span text:style-name="T2">LRLLOC</text:span><text:span text:style-name="T3">,1,20),</text:span><text:span text:style-name="T4">$E</text:span><text:span text:style-name="T3">(</text:span><text:span text:style-name="T2">PNM</text:span><text:span text:style-name="T3">,1,30),</text:span><text:span text:style-name="T2">LRDFN</text:span><text:span text:style-name="T3">)=</text:span><text:span text:style-name="T5">""</text:span><text:span text:style-name="T3">,^LRO(68,</text:span><text:span text:style-name="T5">"MI"</text:span><text:span text:style-name="T3">,</text:span><text:span text:style-name="T2">LRDFN</text:span><text:span text:style-name="T3">,</text:span><text:span text:style-name="T2">LRIDT</text:span><text:span text:style-name="T3">,</text:span><text:span text:style-name="T2">LRSB</text:span><text:span text:style-name="T3">)=</text:span><text:span text:style-name="T5">"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UT1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SET</text:p>
          </table:table-cell>
          <table:table-cell table:style-name="ce6" office:value-type="string" calcext:value-type="string">
            <text:p>^LRO(69,</text:p>
          </table:table-cell>
          <table:table-cell table:style-name="ce6" office:value-type="string" calcext:value-type="string">
            <text:p>LAB ORDER ENTRY</text:p>
          </table:table-cell>
          <table:table-cell table:style-name="ce9" office:value-type="string" calcext:value-type="string">
            <text:p> . <text:span text:style-name="T1">S </text:span><text:span text:style-name="T3">^LRO(69,</text:span><text:span text:style-name="T2">DT</text:span><text:span text:style-name="T3">,1,</text:span><text:span text:style-name="T5">"AR"</text:span><text:span text:style-name="T3">,</text:span><text:span text:style-name="T4">$E</text:span><text:span text:style-name="T3">(</text:span><text:span text:style-name="T2">LRLLOC</text:span><text:span text:style-name="T3">,1,20),</text:span><text:span text:style-name="T4">$E</text:span><text:span text:style-name="T3">(</text:span><text:span text:style-name="T2">PNM</text:span><text:span text:style-name="T3">,1,30),</text:span><text:span text:style-name="T2">LRDFN</text:span><text:span text:style-name="T3">)=</text:span><text:span text:style-name="T5">"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UT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. <text:span text:style-name="T1">F </text:span><text:span text:style-name="T2">LRSB</text:span><text:span text:style-name="T3">=1,5,8,11,16 </text:span><text:span text:style-name="T4">I $P</text:span><text:span text:style-name="T3">(</text:span><text:span text:style-name="T4">$G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</text:span><text:span text:style-name="T2">LRSB</text:span><text:span text:style-name="T3">)),</text:span><text:span text:style-name="T2">U</text:span><text:span text:style-name="T3">,1) </text:span><text:span text:style-name="T4">S </text:span><text:span text:style-name="T3">^LRO(68,</text:span><text:span text:style-name="T5">"MI"</text:span><text:span text:style-name="T3">,</text:span><text:span text:style-name="T2">LRDFN</text:span><text:span text:style-name="T3">,</text:span><text:span text:style-name="T2">LRIDT</text:span><text:span text:style-name="T3">,</text:span><text:span text:style-name="T2">LRSB</text:span><text:span text:style-name="T3">)=</text:span><text:span text:style-name="T5">"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UT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SET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. <text:span text:style-name="T1">F </text:span><text:span text:style-name="T2">LRSB</text:span><text:span text:style-name="T3">=1,5,8,11,16 </text:span><text:span text:style-name="T4">I $P</text:span><text:span text:style-name="T3">(</text:span><text:span text:style-name="T4">$G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</text:span><text:span text:style-name="T2">LRSB</text:span><text:span text:style-name="T3">)),</text:span><text:span text:style-name="T2">U</text:span><text:span text:style-name="T3">,1) </text:span><text:span text:style-name="T4">S </text:span><text:span text:style-name="T3">^LRO(68,</text:span><text:span text:style-name="T5">"MI"</text:span><text:span text:style-name="T3">,</text:span><text:span text:style-name="T2">LRDFN</text:span><text:span text:style-name="T3">,</text:span><text:span text:style-name="T2">LRIDT</text:span><text:span text:style-name="T3">,</text:span><text:span text:style-name="T2">LRSB</text:span><text:span text:style-name="T3">)=</text:span><text:span text:style-name="T5">"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UT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VA(200,</text:p>
          </table:table-cell>
          <table:table-cell table:style-name="ce6" office:value-type="string" calcext:value-type="string">
            <text:p>NEW PERSON</text:p>
          </table:table-cell>
          <table:table-cell table:style-name="ce9" office:value-type="string" calcext:value-type="string">
            <text:p> <text:span text:style-name="T1">S </text:span><text:span text:style-name="T2">Q9</text:span><text:span text:style-name="T3">=+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7),^LRO(69,</text:span><text:span text:style-name="T2">LRCDT</text:span><text:span text:style-name="T3">\1,1,</text:span><text:span text:style-name="T5">"AP"</text:span><text:span text:style-name="T3">,</text:span><text:span text:style-name="T4">$S</text:span><text:span text:style-name="T3">(</text:span><text:span text:style-name="T4">$D</text:span><text:span text:style-name="T3">(^VA(200,</text:span><text:span text:style-name="T2">Q9</text:span><text:span text:style-name="T3">,0)):</text:span><text:span text:style-name="T4">$E</text:span><text:span text:style-name="T3">(</text:span><text:span text:style-name="T4">$P</text:span><text:span text:style-name="T3">(^VA(200,</text:span><text:span text:style-name="T2">Q9</text:span><text:span text:style-name="T3">,0),</text:span><text:span text:style-name="T2">U</text:span><text:span text:style-name="T3">),1,20),1:</text:span><text:span text:style-name="T5">"UNK"</text:span><text:span text:style-name="T3">),</text:span><text:span text:style-name="T4">$E</text:span><text:span text:style-name="T3">(</text:span><text:span text:style-name="T2">PNM</text:span><text:span text:style-name="T3">,1,30),</text:span><text:span text:style-name="T2">LRDFN</text:span><text:span text:style-name="T3">)=</text:span><text:span text:style-name="T5">""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UT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MULTIPLE COMMAND</text:p>
          </table:table-cell>
          <table:table-cell table:style-name="ce6" office:value-type="string" calcext:value-type="string">
            <text:p>^VA(200,</text:p>
          </table:table-cell>
          <table:table-cell table:style-name="ce6" office:value-type="string" calcext:value-type="string">
            <text:p>NEW PERSON</text:p>
          </table:table-cell>
          <table:table-cell table:style-name="ce9" office:value-type="string" calcext:value-type="string">
            <text:p> <text:span text:style-name="T1">S </text:span><text:span text:style-name="T2">Q9</text:span><text:span text:style-name="T3">=+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7),^LRO(69,</text:span><text:span text:style-name="T2">LRCDT</text:span><text:span text:style-name="T3">\1,1,</text:span><text:span text:style-name="T5">"AP"</text:span><text:span text:style-name="T3">,</text:span><text:span text:style-name="T4">$S</text:span><text:span text:style-name="T3">(</text:span><text:span text:style-name="T4">$D</text:span><text:span text:style-name="T3">(^VA(200,</text:span><text:span text:style-name="T2">Q9</text:span><text:span text:style-name="T3">,0)):</text:span><text:span text:style-name="T4">$E</text:span><text:span text:style-name="T3">(</text:span><text:span text:style-name="T4">$P</text:span><text:span text:style-name="T3">(^VA(200,</text:span><text:span text:style-name="T2">Q9</text:span><text:span text:style-name="T3">,0),</text:span><text:span text:style-name="T2">U</text:span><text:span text:style-name="T3">),1,20),1:</text:span><text:span text:style-name="T5">"UNK"</text:span><text:span text:style-name="T3">),</text:span><text:span text:style-name="T4">$E</text:span><text:span text:style-name="T3">(</text:span><text:span text:style-name="T2">PNM</text:span><text:span text:style-name="T3">,1,30),</text:span><text:span text:style-name="T2">LRDFN</text:span><text:span text:style-name="T3">)=</text:span><text:span text:style-name="T5">"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UT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VA(200,</text:p>
          </table:table-cell>
          <table:table-cell table:style-name="ce6" office:value-type="string" calcext:value-type="string">
            <text:p>NEW PERSON</text:p>
          </table:table-cell>
          <table:table-cell table:style-name="ce9" office:value-type="string" calcext:value-type="string">
            <text:p> <text:span text:style-name="T1">S </text:span><text:span text:style-name="T2">Q9</text:span><text:span text:style-name="T3">=+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7),^LRO(69,</text:span><text:span text:style-name="T2">LRCDT</text:span><text:span text:style-name="T3">\1,1,</text:span><text:span text:style-name="T5">"AP"</text:span><text:span text:style-name="T3">,</text:span><text:span text:style-name="T4">$S</text:span><text:span text:style-name="T3">(</text:span><text:span text:style-name="T4">$D</text:span><text:span text:style-name="T3">(^VA(200,</text:span><text:span text:style-name="T2">Q9</text:span><text:span text:style-name="T3">,0)):</text:span><text:span text:style-name="T4">$E</text:span><text:span text:style-name="T3">(</text:span><text:span text:style-name="T4">$P</text:span><text:span text:style-name="T3">(^VA(200,</text:span><text:span text:style-name="T2">Q9</text:span><text:span text:style-name="T3">,0),</text:span><text:span text:style-name="T2">U</text:span><text:span text:style-name="T3">),1,20),1:</text:span><text:span text:style-name="T5">"UNK"</text:span><text:span text:style-name="T3">),</text:span><text:span text:style-name="T4">$E</text:span><text:span text:style-name="T3">(</text:span><text:span text:style-name="T2">PNM</text:span><text:span text:style-name="T3">,1,30),</text:span><text:span text:style-name="T2">LRDFN</text:span><text:span text:style-name="T3">)=</text:span><text:span text:style-name="T5">"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LRMIUT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KILL</text:p>
          </table:table-cell>
          <table:table-cell table:style-name="ce6" office:value-type="string" calcext:value-type="string">
            <text:p>^LAC("LRKILL",</text:p>
          </table:table-cell>
          <table:table-cell table:style-name="ce8"/>
          <table:table-cell table:style-name="ce9" office:value-type="string" calcext:value-type="string">
            <text:p> <text:span text:style-name="T1">K </text:span><text:span text:style-name="T3">^LAC(</text:span><text:span text:style-name="T5">"LRKILL"</text:span><text:span text:style-name="T3">,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1" table:content-validation-name="val1" office:value-type="float" office:value="1" calcext:value-type="float">
            <text:p>1</text:p>
          </table:table-cell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change to DIK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UT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O(69,</text:p>
          </table:table-cell>
          <table:table-cell table:style-name="ce6" office:value-type="string" calcext:value-type="string">
            <text:p>LAB ORDER ENTRY</text:p>
          </table:table-cell>
          <table:table-cell table:style-name="ce9" office:value-type="string" calcext:value-type="string">
            <text:p> <text:span text:style-name="T1">I $D</text:span><text:span text:style-name="T3">(^LRO(69,</text:span><text:span text:style-name="T2">LRODT</text:span><text:span text:style-name="T3">,1,</text:span><text:span text:style-name="T2">LRSN</text:span><text:span text:style-name="T3">,3)),'</text:span><text:span text:style-name="T4">$P</text:span><text:span text:style-name="T3">(^(3),</text:span><text:span text:style-name="T2">U</text:span><text:span text:style-name="T3">,2) </text:span><text:span text:style-name="T4">S $P</text:span><text:span text:style-name="T3">(^LRO(69,</text:span><text:span text:style-name="T2">LRODT</text:span><text:span text:style-name="T3">,1,</text:span><text:span text:style-name="T2">LRSN</text:span><text:span text:style-name="T3">,3),</text:span><text:span text:style-name="T2">U</text:span><text:span text:style-name="T3">,2)=</text:span><text:span text:style-name="T4">$$</text:span><text:span text:style-name="T6">NOW</text:span><text:span text:style-name="T3">^XLFDT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UT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9,</text:p>
          </table:table-cell>
          <table:table-cell table:style-name="ce6" office:value-type="string" calcext:value-type="string">
            <text:p>LAB ORDER ENTRY</text:p>
          </table:table-cell>
          <table:table-cell table:style-name="ce9" office:value-type="string" calcext:value-type="string">
            <text:p> <text:span text:style-name="T1">I $D</text:span><text:span text:style-name="T3">(^LRO(69,</text:span><text:span text:style-name="T2">LRODT</text:span><text:span text:style-name="T3">,1,</text:span><text:span text:style-name="T2">LRSN</text:span><text:span text:style-name="T3">,3)),'</text:span><text:span text:style-name="T4">$P</text:span><text:span text:style-name="T3">(^(3),</text:span><text:span text:style-name="T2">U</text:span><text:span text:style-name="T3">,2) </text:span><text:span text:style-name="T4">S $P</text:span><text:span text:style-name="T3">(^LRO(69,</text:span><text:span text:style-name="T2">LRODT</text:span><text:span text:style-name="T3">,1,</text:span><text:span text:style-name="T2">LRSN</text:span><text:span text:style-name="T3">,3),</text:span><text:span text:style-name="T2">U</text:span><text:span text:style-name="T3">,2)=</text:span><text:span text:style-name="T4">$$</text:span><text:span text:style-name="T6">NOW</text:span><text:span text:style-name="T3">^XLFDT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UT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9,</text:p>
          </table:table-cell>
          <table:table-cell table:style-name="ce6" office:value-type="string" calcext:value-type="string">
            <text:p>LAB ORDER ENTRY</text:p>
          </table:table-cell>
          <table:table-cell table:style-name="ce9" office:value-type="string" calcext:value-type="string">
            <text:p> <text:span text:style-name="T1">I $D</text:span><text:span text:style-name="T3">(^LRO(69,</text:span><text:span text:style-name="T2">LRODT</text:span><text:span text:style-name="T3">,1,</text:span><text:span text:style-name="T2">LRSN</text:span><text:span text:style-name="T3">,3)),'</text:span><text:span text:style-name="T4">$P</text:span><text:span text:style-name="T3">(^(3),</text:span><text:span text:style-name="T2">U</text:span><text:span text:style-name="T3">,2) </text:span><text:span text:style-name="T4">S $P</text:span><text:span text:style-name="T3">(^LRO(69,</text:span><text:span text:style-name="T2">LRODT</text:span><text:span text:style-name="T3">,1,</text:span><text:span text:style-name="T2">LRSN</text:span><text:span text:style-name="T3">,3),</text:span><text:span text:style-name="T2">U</text:span><text:span text:style-name="T3">,2)=</text:span><text:span text:style-name="T4">$$</text:span><text:span text:style-name="T6">NOW</text:span><text:span text:style-name="T3">^XLFDT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UT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SET PIECE</text:p>
          </table:table-cell>
          <table:table-cell table:style-name="ce6" office:value-type="string" calcext:value-type="string">
            <text:p>^LRO(69,</text:p>
          </table:table-cell>
          <table:table-cell table:style-name="ce6" office:value-type="string" calcext:value-type="string">
            <text:p>LAB ORDER ENTRY</text:p>
          </table:table-cell>
          <table:table-cell table:style-name="ce9" office:value-type="string" calcext:value-type="string">
            <text:p> <text:span text:style-name="T1">I $D</text:span><text:span text:style-name="T3">(^LRO(69,</text:span><text:span text:style-name="T2">LRODT</text:span><text:span text:style-name="T3">,1,</text:span><text:span text:style-name="T2">LRSN</text:span><text:span text:style-name="T3">,3)),'</text:span><text:span text:style-name="T4">$P</text:span><text:span text:style-name="T3">(^(3),</text:span><text:span text:style-name="T2">U</text:span><text:span text:style-name="T3">,2) </text:span><text:span text:style-name="T4">S $P</text:span><text:span text:style-name="T3">(^LRO(69,</text:span><text:span text:style-name="T2">LRODT</text:span><text:span text:style-name="T3">,1,</text:span><text:span text:style-name="T2">LRSN</text:span><text:span text:style-name="T3">,3),</text:span><text:span text:style-name="T2">U</text:span><text:span text:style-name="T3">,2)=</text:span><text:span text:style-name="T4">$$</text:span><text:span text:style-name="T6">NOW</text:span><text:span text:style-name="T3">^XLFDT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LRMIUT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O(69,</text:p>
          </table:table-cell>
          <table:table-cell table:style-name="ce6" office:value-type="string" calcext:value-type="string">
            <text:p>LAB ORDER ENTRY</text:p>
          </table:table-cell>
          <table:table-cell table:style-name="ce9" office:value-type="string" calcext:value-type="string">
            <text:p> <text:span text:style-name="T1">I $D</text:span><text:span text:style-name="T3">(^LRO(69,</text:span><text:span text:style-name="T2">LRODT</text:span><text:span text:style-name="T3">,1,</text:span><text:span text:style-name="T2">LRSN</text:span><text:span text:style-name="T3">,3)) </text:span><text:span text:style-name="T4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D </text:span><text:span text:style-name="T3">^LRMIU4 </text:span><text:span text:style-name="T4">Q</text:span><text:span text:style-name="T3">:</text:span><text:span text:style-name="T2">LRAA</text:span><text:span text:style-name="T3">&lt;1  </text:span><text:span text:style-name="T4">I $P</text:span><text:span text:style-name="T3">(</text:span><text:span text:style-name="T2">LRPARAM</text:span><text:span text:style-name="T3">,</text:span><text:span text:style-name="T2">U</text:span><text:span text:style-name="T3">,14),</text:span><text:span text:style-name="T4">$P</text:span><text:span text:style-name="T3">(</text:span><text:span text:style-name="T4">$G</text:span><text:span text:style-name="T3">(^LRO(68,</text:span><text:span text:style-name="T2">LRAA</text:span><text:span text:style-name="T3">,0)),</text:span><text:span text:style-name="T2">U</text:span><text:span text:style-name="T3">,16) </text:span><text:span text:style-name="T4">D </text:span><text:span text:style-name="T3">^LRCAPV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V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9.9,</text:p>
          </table:table-cell>
          <table:table-cell table:style-name="ce6" office:value-type="string" calcext:value-type="string">
            <text:p>LABORATORY SITE</text:p>
          </table:table-cell>
          <table:table-cell table:style-name="ce9" office:value-type="string" calcext:value-type="string">
            <text:p> <text:span text:style-name="T1">S </text:span><text:span text:style-name="T2">LRMIDEF</text:span><text:span text:style-name="T3">=</text:span><text:span text:style-name="T4">$P</text:span><text:span text:style-name="T3">(^LAB(69.9,1,1),</text:span><text:span text:style-name="T2">U</text:span><text:span text:style-name="T3">,10),</text:span><text:span text:style-name="T2">LRMIOTH</text:span><text:span text:style-name="T3">=</text:span><text:span text:style-name="T4">$P</text:span><text:span text:style-name="T3">(^(1),</text:span><text:span text:style-name="T2">U</text:span><text:span text:style-name="T3">,11) </text:span><text:span text:style-name="T4">D </text:span><text:span text:style-name="T3">^LRMIV1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V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9.9,</text:p>
          </table:table-cell>
          <table:table-cell table:style-name="ce6" office:value-type="string" calcext:value-type="string">
            <text:p>LABORATORY SITE</text:p>
          </table:table-cell>
          <table:table-cell table:style-name="ce9" office:value-type="string" calcext:value-type="string">
            <text:p> <text:span text:style-name="T1">S </text:span><text:span text:style-name="T2">LRMIDEF</text:span><text:span text:style-name="T3">=</text:span><text:span text:style-name="T4">$P</text:span><text:span text:style-name="T3">(^LAB(69.9,1,1),</text:span><text:span text:style-name="T2">U</text:span><text:span text:style-name="T3">,10),</text:span><text:span text:style-name="T2">LRMIOTH</text:span><text:span text:style-name="T3">=</text:span><text:span text:style-name="T4">$P</text:span><text:span text:style-name="T3">(^(1),</text:span><text:span text:style-name="T2">U</text:span><text:span text:style-name="T3">,11) </text:span><text:span text:style-name="T4">D </text:span><text:span text:style-name="T3">^LRMIV1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V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AB(69.9,</text:p>
          </table:table-cell>
          <table:table-cell table:style-name="ce6" office:value-type="string" calcext:value-type="string">
            <text:p>LABORATORY SITE</text:p>
          </table:table-cell>
          <table:table-cell table:style-name="ce9" office:value-type="string" calcext:value-type="string">
            <text:p> <text:span text:style-name="T1">S </text:span><text:span text:style-name="T2">LRMIDEF</text:span><text:span text:style-name="T3">=</text:span><text:span text:style-name="T4">$P</text:span><text:span text:style-name="T3">(^LAB(69.9,1,1),</text:span><text:span text:style-name="T2">U</text:span><text:span text:style-name="T3">,10),</text:span><text:span text:style-name="T2">LRMIOTH</text:span><text:span text:style-name="T3">=</text:span><text:span text:style-name="T4">$P</text:span><text:span text:style-name="T3">(^(1),</text:span><text:span text:style-name="T2">U</text:span><text:span text:style-name="T3">,11) </text:span><text:span text:style-name="T4">D </text:span><text:span text:style-name="T3">^LRMIV1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8">
          <table:table-cell table:style-name="ce2" office:value-type="string" calcext:value-type="string">
            <text:p>LRMIV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MULTIPLE COMMAND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9)=1,</text:span><text:span text:style-name="T4">$P</text:span><text:span text:style-name="T3">(^(0),</text:span><text:span text:style-name="T2">U</text:span><text:span text:style-name="T3">,3,4)=</text:span><text:span text:style-name="T2">U</text:span><text:span text:style-name="T3">,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3),</text:span><text:span text:style-name="T2">U</text:span><text:span text:style-name="T3">,4)=</text:span><text:span text:style-name="T5">""</text:span><text:span text:style-name="T3">,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</text:span><text:span text:style-name="T2">LRTS</text:span><text:span text:style-name="T3">,0),</text:span><text:span text:style-name="T2">U</text:span><text:span text:style-name="T3">,4,5)=</text:span><text:span text:style-name="T2">DUZ</text:span><text:span text:style-name="T3">_</text:span><text:span text:style-name="T2">U</text:span><text:span text:style-name="T3">_</text:span><text:span text:style-name="T2">DT</text:span><text:span text:style-name="T3">,^LRO(68,</text:span><text:span text:style-name="T2">LRAA</text:span><text:span text:style-name="T3">,1,</text:span><text:span text:style-name="T2">LRAD</text:span><text:span text:style-name="T3">,1,</text:span><text:span text:style-name="T5">"AD"</text:span><text:span text:style-name="T3">,</text:span><text:span text:style-name="T2">DT</text:span><text:span text:style-name="T3">,+</text:span><text:span text:style-name="T2">LRAN</text:span><text:span text:style-name="T3">)=</text:span><text:span text:style-name="T5">""</text:span><text:span text:style-name="T3">,^LRO(68,</text:span><text:span text:style-name="T2">LRAA</text:span><text:span text:style-name="T3">,1,</text:span><text:span text:style-name="T2">LRAD</text:span><text:span text:style-name="T3">,1,</text:span><text:span text:style-name="T5">"AC"</text:span><text:span text:style-name="T3">,</text:span><text:span text:style-name="T2">DT</text:span><text:span text:style-name="T3">,+</text:span><text:span text:style-name="T2">LRAN</text:span><text:span text:style-name="T3">)=</text:span><text:span text:style-name="T5">"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8">
          <table:table-cell table:style-name="ce2" office:value-type="string" calcext:value-type="string">
            <text:p>LRMIV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9)=1,</text:span><text:span text:style-name="T4">$P</text:span><text:span text:style-name="T3">(^(0),</text:span><text:span text:style-name="T2">U</text:span><text:span text:style-name="T3">,3,4)=</text:span><text:span text:style-name="T2">U</text:span><text:span text:style-name="T3">,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3),</text:span><text:span text:style-name="T2">U</text:span><text:span text:style-name="T3">,4)=</text:span><text:span text:style-name="T5">""</text:span><text:span text:style-name="T3">,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</text:span><text:span text:style-name="T2">LRTS</text:span><text:span text:style-name="T3">,0),</text:span><text:span text:style-name="T2">U</text:span><text:span text:style-name="T3">,4,5)=</text:span><text:span text:style-name="T2">DUZ</text:span><text:span text:style-name="T3">_</text:span><text:span text:style-name="T2">U</text:span><text:span text:style-name="T3">_</text:span><text:span text:style-name="T2">DT</text:span><text:span text:style-name="T3">,^LRO(68,</text:span><text:span text:style-name="T2">LRAA</text:span><text:span text:style-name="T3">,1,</text:span><text:span text:style-name="T2">LRAD</text:span><text:span text:style-name="T3">,1,</text:span><text:span text:style-name="T5">"AD"</text:span><text:span text:style-name="T3">,</text:span><text:span text:style-name="T2">DT</text:span><text:span text:style-name="T3">,+</text:span><text:span text:style-name="T2">LRAN</text:span><text:span text:style-name="T3">)=</text:span><text:span text:style-name="T5">""</text:span><text:span text:style-name="T3">,^LRO(68,</text:span><text:span text:style-name="T2">LRAA</text:span><text:span text:style-name="T3">,1,</text:span><text:span text:style-name="T2">LRAD</text:span><text:span text:style-name="T3">,1,</text:span><text:span text:style-name="T5">"AC"</text:span><text:span text:style-name="T3">,</text:span><text:span text:style-name="T2">DT</text:span><text:span text:style-name="T3">,+</text:span><text:span text:style-name="T2">LRAN</text:span><text:span text:style-name="T3">)=</text:span><text:span text:style-name="T5">"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8">
          <table:table-cell table:style-name="ce2" office:value-type="string" calcext:value-type="string">
            <text:p>LRMIV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9)=1,</text:span><text:span text:style-name="T4">$P</text:span><text:span text:style-name="T3">(^(0),</text:span><text:span text:style-name="T2">U</text:span><text:span text:style-name="T3">,3,4)=</text:span><text:span text:style-name="T2">U</text:span><text:span text:style-name="T3">,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3),</text:span><text:span text:style-name="T2">U</text:span><text:span text:style-name="T3">,4)=</text:span><text:span text:style-name="T5">""</text:span><text:span text:style-name="T3">,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</text:span><text:span text:style-name="T2">LRTS</text:span><text:span text:style-name="T3">,0),</text:span><text:span text:style-name="T2">U</text:span><text:span text:style-name="T3">,4,5)=</text:span><text:span text:style-name="T2">DUZ</text:span><text:span text:style-name="T3">_</text:span><text:span text:style-name="T2">U</text:span><text:span text:style-name="T3">_</text:span><text:span text:style-name="T2">DT</text:span><text:span text:style-name="T3">,^LRO(68,</text:span><text:span text:style-name="T2">LRAA</text:span><text:span text:style-name="T3">,1,</text:span><text:span text:style-name="T2">LRAD</text:span><text:span text:style-name="T3">,1,</text:span><text:span text:style-name="T5">"AD"</text:span><text:span text:style-name="T3">,</text:span><text:span text:style-name="T2">DT</text:span><text:span text:style-name="T3">,+</text:span><text:span text:style-name="T2">LRAN</text:span><text:span text:style-name="T3">)=</text:span><text:span text:style-name="T5">""</text:span><text:span text:style-name="T3">,^LRO(68,</text:span><text:span text:style-name="T2">LRAA</text:span><text:span text:style-name="T3">,1,</text:span><text:span text:style-name="T2">LRAD</text:span><text:span text:style-name="T3">,1,</text:span><text:span text:style-name="T5">"AC"</text:span><text:span text:style-name="T3">,</text:span><text:span text:style-name="T2">DT</text:span><text:span text:style-name="T3">,+</text:span><text:span text:style-name="T2">LRAN</text:span><text:span text:style-name="T3">)=</text:span><text:span text:style-name="T5">"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8">
          <table:table-cell table:style-name="ce2" office:value-type="string" calcext:value-type="string">
            <text:p>LRMIV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SET 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9)=1,</text:span><text:span text:style-name="T4">$P</text:span><text:span text:style-name="T3">(^(0),</text:span><text:span text:style-name="T2">U</text:span><text:span text:style-name="T3">,3,4)=</text:span><text:span text:style-name="T2">U</text:span><text:span text:style-name="T3">,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3),</text:span><text:span text:style-name="T2">U</text:span><text:span text:style-name="T3">,4)=</text:span><text:span text:style-name="T5">""</text:span><text:span text:style-name="T3">,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</text:span><text:span text:style-name="T2">LRTS</text:span><text:span text:style-name="T3">,0),</text:span><text:span text:style-name="T2">U</text:span><text:span text:style-name="T3">,4,5)=</text:span><text:span text:style-name="T2">DUZ</text:span><text:span text:style-name="T3">_</text:span><text:span text:style-name="T2">U</text:span><text:span text:style-name="T3">_</text:span><text:span text:style-name="T2">DT</text:span><text:span text:style-name="T3">,^LRO(68,</text:span><text:span text:style-name="T2">LRAA</text:span><text:span text:style-name="T3">,1,</text:span><text:span text:style-name="T2">LRAD</text:span><text:span text:style-name="T3">,1,</text:span><text:span text:style-name="T5">"AD"</text:span><text:span text:style-name="T3">,</text:span><text:span text:style-name="T2">DT</text:span><text:span text:style-name="T3">,+</text:span><text:span text:style-name="T2">LRAN</text:span><text:span text:style-name="T3">)=</text:span><text:span text:style-name="T5">""</text:span><text:span text:style-name="T3">,^LRO(68,</text:span><text:span text:style-name="T2">LRAA</text:span><text:span text:style-name="T3">,1,</text:span><text:span text:style-name="T2">LRAD</text:span><text:span text:style-name="T3">,1,</text:span><text:span text:style-name="T5">"AC"</text:span><text:span text:style-name="T3">,</text:span><text:span text:style-name="T2">DT</text:span><text:span text:style-name="T3">,+</text:span><text:span text:style-name="T2">LRAN</text:span><text:span text:style-name="T3">)=</text:span><text:span text:style-name="T5">"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AH(LRLL,</text:p>
          </table:table-cell>
          <table:table-cell table:style-name="ce8"/>
          <table:table-cell table:style-name="ce9" office:value-type="string" calcext:value-type="string">
            <text:p> <text:span text:style-name="T1">K </text:span><text:span text:style-name="T2">LRPRGSQ </text:span><text:span text:style-name="T4">S </text:span><text:span text:style-name="T2">N</text:span><text:span text:style-name="T3">=0,</text:span><text:span text:style-name="T2">I</text:span><text:span text:style-name="T3">=0 </text:span><text:span text:style-name="T4">F  S </text:span><text:span text:style-name="T2">I</text:span><text:span text:style-name="T3">=</text:span><text:span text:style-name="T4">$O</text:span><text:span text:style-name="T3">(^LAH(</text:span><text:span text:style-name="T2">LRLL</text:span><text:span text:style-name="T3">,1,</text:span><text:span text:style-name="T5">"C"</text:span><text:span text:style-name="T3">,</text:span><text:span text:style-name="T2">LRAN</text:span><text:span text:style-name="T3">,</text:span><text:span text:style-name="T2">I</text:span><text:span text:style-name="T3">)) </text:span><text:span text:style-name="T4">Q</text:span><text:span text:style-name="T3">:</text:span><text:span text:style-name="T2">I</text:span><text:span text:style-name="T3">&lt;1  </text:span><text:span text:style-name="T4">S </text:span><text:span text:style-name="T2">N</text:span><text:span text:style-name="T3">=</text:span><text:span text:style-name="T2">N</text:span><text:span text:style-name="T3">+1,</text:span><text:span text:style-name="T2">LRSQ</text:span><text:span text:style-name="T3">=</text:span><text:span text:style-name="T2">I</text:span><text:span text:style-name="T3">,</text:span><text:span text:style-name="T2">LRPRGSQ</text:span><text:span text:style-name="T3">(</text:span><text:span text:style-name="T2">I</text:span><text:span text:style-name="T3">)=</text:span><text:span text:style-name="T5">"" </text:span><text:span text:style-name="T4">W </text:span><text:span text:style-name="T3">!,?5,</text:span><text:span text:style-name="T2">I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O(68.2,</text:p>
          </table:table-cell>
          <table:table-cell table:style-name="ce6" office:value-type="string" calcext:value-type="string">
            <text:p>LOAD/WORK LIST</text:p>
          </table:table-cell>
          <table:table-cell table:style-name="ce9" office:value-type="string" calcext:value-type="string">
            <text:p> <text:span text:style-name="T1">I $D</text:span><text:span text:style-name="T3">(^LRO(68.2,</text:span><text:span text:style-name="T5">"AS"</text:span><text:span text:style-name="T3">,</text:span><text:span text:style-name="T2">LRLL</text:span><text:span text:style-name="T3">)) </text:span><text:span text:style-name="T4">W </text:span><text:span text:style-name="T3">!,</text:span><text:span text:style-name="T5">"Can't MANUALLY add to a SEQUENCE instrument data file."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AH(LRLL,</text:p>
          </table:table-cell>
          <table:table-cell table:style-name="ce8"/>
          <table:table-cell table:style-name="ce9" office:value-type="string" calcext:value-type="string">
            <text:p> <text:span text:style-name="T1">K </text:span><text:span text:style-name="T2">LRPRGSQ </text:span><text:span text:style-name="T4">S </text:span><text:span text:style-name="T2">N</text:span><text:span text:style-name="T3">=0,</text:span><text:span text:style-name="T2">I</text:span><text:span text:style-name="T3">=0 </text:span><text:span text:style-name="T4">F  S </text:span><text:span text:style-name="T2">I</text:span><text:span text:style-name="T3">=</text:span><text:span text:style-name="T4">$O</text:span><text:span text:style-name="T3">(^LAH(</text:span><text:span text:style-name="T2">LRLL</text:span><text:span text:style-name="T3">,1,</text:span><text:span text:style-name="T5">"B"</text:span><text:span text:style-name="T3">,</text:span><text:span text:style-name="T2">LRTRCP</text:span><text:span text:style-name="T3">,</text:span><text:span text:style-name="T2">I</text:span><text:span text:style-name="T3">)) </text:span><text:span text:style-name="T4">Q</text:span><text:span text:style-name="T3">:</text:span><text:span text:style-name="T2">I</text:span><text:span text:style-name="T3">&lt;1  </text:span><text:span text:style-name="T4">S </text:span><text:span text:style-name="T2">N</text:span><text:span text:style-name="T3">=</text:span><text:span text:style-name="T2">N</text:span><text:span text:style-name="T3">+1,</text:span><text:span text:style-name="T2">LRSQ</text:span><text:span text:style-name="T3">=</text:span><text:span text:style-name="T2">I</text:span><text:span text:style-name="T3">,</text:span><text:span text:style-name="T2">LRPRGSQ</text:span><text:span text:style-name="T3">(</text:span><text:span text:style-name="T2">I</text:span><text:span text:style-name="T3">)=</text:span><text:span text:style-name="T5">"" </text:span><text:span text:style-name="T4">W </text:span><text:span text:style-name="T3">!,?5,</text:span><text:span text:style-name="T2">I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V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H(LRLL,</text:p>
          </table:table-cell>
          <table:table-cell table:style-name="ce8"/>
          <table:table-cell table:style-name="ce9" office:value-type="string" calcext:value-type="string">
            <text:p> <text:span text:style-name="T1">S</text:span><text:span text:style-name="T3">:</text:span><text:span text:style-name="T2">N</text:span><text:span text:style-name="T3">'=1 </text:span><text:span text:style-name="T2">LRSQ</text:span><text:span text:style-name="T3">=</text:span><text:span text:style-name="T2">X </text:span><text:span text:style-name="T4">I </text:span><text:span text:style-name="T3">'</text:span><text:span text:style-name="T4">$D</text:span><text:span text:style-name="T3">(^LAH(</text:span><text:span text:style-name="T2">LRLL</text:span><text:span text:style-name="T3">,1,</text:span><text:span text:style-name="T2">LRSQ</text:span><text:span text:style-name="T3">,0)) </text:span><text:span text:style-name="T4">W </text:span><text:span text:style-name="T3">!,</text:span><text:span text:style-name="T5">"No data there" </text:span><text:span text:style-name="T4">G </text:span><text:span text:style-name="T6">T3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V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DFN</text:span><text:span text:style-name="T3">=+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0),</text:span><text:span text:style-name="T2">LRIDT</text:span><text:span text:style-name="T3">=9999999-^(3),</text:span><text:span text:style-name="T2">LRCDT</text:span><text:span text:style-name="T3">=+^(3),</text:span><text:span text:style-name="T2">LREAL</text:span><text:span text:style-name="T3">=</text:span><text:span text:style-name="T4">$P</text:span><text:span text:style-name="T3">(^(3),</text:span><text:span text:style-name="T2">U</text:span><text:span text:style-name="T3">,2),</text:span><text:span text:style-name="T2">LRI</text:span><text:span text:style-name="T3">=+</text:span><text:span text:style-name="T4">$O</text:span><text:span text:style-name="T3">(^(5,0)),</text:span><text:span text:style-name="T2">LRSPEC</text:span><text:span text:style-name="T3">=</text:span><text:span text:style-name="T4">$S</text:span><text:span text:style-name="T3">(</text:span><text:span text:style-name="T4">$D</text:span><text:span text:style-name="T3">(^(</text:span><text:span text:style-name="T2">LRI</text:span><text:span text:style-name="T3">,0)):+^(0),1:</text:span><text:span text:style-name="T5">""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V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PLUS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DFN</text:span><text:span text:style-name="T3">=+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0),</text:span><text:span text:style-name="T2">LRIDT</text:span><text:span text:style-name="T3">=9999999-^(3),</text:span><text:span text:style-name="T2">LRCDT</text:span><text:span text:style-name="T3">=+^(3),</text:span><text:span text:style-name="T2">LREAL</text:span><text:span text:style-name="T3">=</text:span><text:span text:style-name="T4">$P</text:span><text:span text:style-name="T3">(^(3),</text:span><text:span text:style-name="T2">U</text:span><text:span text:style-name="T3">,2),</text:span><text:span text:style-name="T2">LRI</text:span><text:span text:style-name="T3">=+</text:span><text:span text:style-name="T4">$O</text:span><text:span text:style-name="T3">(^(5,0)),</text:span><text:span text:style-name="T2">LRSPEC</text:span><text:span text:style-name="T3">=</text:span><text:span text:style-name="T4">$S</text:span><text:span text:style-name="T3">(</text:span><text:span text:style-name="T4">$D</text:span><text:span text:style-name="T3">(^(</text:span><text:span text:style-name="T2">LRI</text:span><text:span text:style-name="T3">,0)):+^(0),1:</text:span><text:span text:style-name="T5">""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LRMIV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) </text:span><text:span text:style-name="T4">S </text:span><text:span text:style-name="T2">Y</text:span><text:span text:style-name="T3">(0)=^(0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LRMIV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) </text:span><text:span text:style-name="T4">S </text:span><text:span text:style-name="T2">Y</text:span><text:span text:style-name="T3">(0)=^(0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</text:span><text:span text:style-name="T3">'</text:span><text:span text:style-name="T4">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0)) </text:span><text:span text:style-name="T4">D</text:span><text:span text:style-name="T3">:'</text:span><text:span text:style-name="T4">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) </text:span><text:span text:style-name="T6">BB</text:span><text:span text:style-name="T3">^LRMIV2 </text:span><text:span text:style-name="T4">S </text:span><text:span text:style-name="T3">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0)=</text:span><text:span text:style-name="T5">"^63.3PA^^"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SET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</text:span><text:span text:style-name="T3">'</text:span><text:span text:style-name="T4">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0)) </text:span><text:span text:style-name="T4">D</text:span><text:span text:style-name="T3">:'</text:span><text:span text:style-name="T4">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) </text:span><text:span text:style-name="T6">BB</text:span><text:span text:style-name="T3">^LRMIV2 </text:span><text:span text:style-name="T4">S </text:span><text:span text:style-name="T3">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0)=</text:span><text:span text:style-name="T5">"^63.3PA^^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DPF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2),</text:span><text:span text:style-name="T2">DFN</text:span><text:span text:style-name="T3">=</text:span><text:span text:style-name="T4">$P</text:span><text:span text:style-name="T3">(^(0),</text:span><text:span text:style-name="T2">U</text:span><text:span text:style-name="T3">,3),</text:span><text:span text:style-name="T2">LRUNDO</text:span><text:span text:style-name="T3">=0 </text:span><text:span text:style-name="T4">D </text:span><text:span text:style-name="T6">PT</text:span><text:span text:style-name="T3">^LRX </text:span><text:span text:style-name="T4">W </text:span><text:span text:style-name="T3">?25,</text:span><text:span text:style-name="T5">"  "</text:span><text:span text:style-name="T3">,</text:span><text:span text:style-name="T2">PNM</text:span><text:span text:style-name="T3">,?47,</text:span><text:span text:style-name="T5">" "</text:span><text:span text:style-name="T3">,</text:span><text:span text:style-name="T2">SSN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DPF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2),</text:span><text:span text:style-name="T2">DFN</text:span><text:span text:style-name="T3">=</text:span><text:span text:style-name="T4">$P</text:span><text:span text:style-name="T3">(^(0),</text:span><text:span text:style-name="T2">U</text:span><text:span text:style-name="T3">,3),</text:span><text:span text:style-name="T2">LRUNDO</text:span><text:span text:style-name="T3">=0 </text:span><text:span text:style-name="T4">D </text:span><text:span text:style-name="T6">PT</text:span><text:span text:style-name="T3">^LRX </text:span><text:span text:style-name="T4">W </text:span><text:span text:style-name="T3">?25,</text:span><text:span text:style-name="T5">"  "</text:span><text:span text:style-name="T3">,</text:span><text:span text:style-name="T2">PNM</text:span><text:span text:style-name="T3">,?47,</text:span><text:span text:style-name="T5">" "</text:span><text:span text:style-name="T3">,</text:span><text:span text:style-name="T2">SSN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DPF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2),</text:span><text:span text:style-name="T2">DFN</text:span><text:span text:style-name="T3">=</text:span><text:span text:style-name="T4">$P</text:span><text:span text:style-name="T3">(^(0),</text:span><text:span text:style-name="T2">U</text:span><text:span text:style-name="T3">,3),</text:span><text:span text:style-name="T2">LRUNDO</text:span><text:span text:style-name="T3">=0 </text:span><text:span text:style-name="T4">D </text:span><text:span text:style-name="T6">PT</text:span><text:span text:style-name="T3">^LRX </text:span><text:span text:style-name="T4">W </text:span><text:span text:style-name="T3">?25,</text:span><text:span text:style-name="T5">"  "</text:span><text:span text:style-name="T3">,</text:span><text:span text:style-name="T2">PNM</text:span><text:span text:style-name="T3">,?47,</text:span><text:span text:style-name="T5">" "</text:span><text:span text:style-name="T3">,</text:span><text:span text:style-name="T2">SSN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V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10" office:value-type="string" calcext:value-type="string">
            <text:p>T5 <text:span text:style-name="T1">S </text:span><text:span text:style-name="T2">%</text:span><text:span text:style-name="T3">=2 </text:span><text:span text:style-name="T4">I 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1)),+^(1) </text:span><text:span text:style-name="T4">W </text:span><text:span text:style-name="T3">!,</text:span><text:span text:style-name="T5">"The Bact data has been approved, ADDING Data MAY change previous reported"</text:span><text:span text:style-name="T3">,!,</text:span><text:span text:style-name="T5">"values.  Are you sure you want to do this " </text:span><text:span text:style-name="T4">D </text:span><text:span text:style-name="T6">YN</text:span><text:span text:style-name="T3">^DICN </text:span><text:span text:style-name="T4">I </text:span><text:span text:style-name="T2">%</text:span><text:span text:style-name="T3">=2 </text:span><text:span text:style-name="T4">W </text:span><text:span text:style-name="T3">!,</text:span><text:span text:style-name="T5">"DATA NOT LOADED."</text:span><text:span text:style-name="T3">,! </text:span><text:span text:style-name="T4">K </text:span><text:span text:style-name="T2">%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V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10" office:value-type="string" calcext:value-type="string">
            <text:p>T5 <text:span text:style-name="T1">S </text:span><text:span text:style-name="T2">%</text:span><text:span text:style-name="T3">=2 </text:span><text:span text:style-name="T4">I 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1)),+^(1) </text:span><text:span text:style-name="T4">W </text:span><text:span text:style-name="T3">!,</text:span><text:span text:style-name="T5">"The Bact data has been approved, ADDING Data MAY change previous reported"</text:span><text:span text:style-name="T3">,!,</text:span><text:span text:style-name="T5">"values.  Are you sure you want to do this " </text:span><text:span text:style-name="T4">D </text:span><text:span text:style-name="T6">YN</text:span><text:span text:style-name="T3">^DICN </text:span><text:span text:style-name="T4">I </text:span><text:span text:style-name="T2">%</text:span><text:span text:style-name="T3">=2 </text:span><text:span text:style-name="T4">W </text:span><text:span text:style-name="T3">!,</text:span><text:span text:style-name="T5">"DATA NOT LOADED."</text:span><text:span text:style-name="T3">,! </text:span><text:span text:style-name="T4">K </text:span><text:span text:style-name="T2">%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V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K </text:span><text:span text:style-name="T2">% </text:span><text:span text:style-name="T4">I 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3)!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9) </text:span><text:span text:style-name="T4">S </text:span><text:span text:style-name="T2">LRUNDO</text:span><text:span text:style-name="T3">=1 </text:span><text:span text:style-name="T5">;W:$P(^(0),U,9) !,"(This is an AMENDED report)",!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K </text:span><text:span text:style-name="T2">LRORG </text:span><text:span text:style-name="T4">S </text:span><text:span text:style-name="T2">LRORG</text:span><text:span text:style-name="T3">=0 </text:span><text:span text:style-name="T4">F </text:span><text:span text:style-name="T2">I1</text:span><text:span text:style-name="T3">=0:0 </text:span><text:span text:style-name="T4">S </text:span><text:span text:style-name="T2">I1</text:span><text:span text:style-name="T3">=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I1</text:span><text:span text:style-name="T3">)) </text:span><text:span text:style-name="T4">Q</text:span><text:span text:style-name="T3">:</text:span><text:span text:style-name="T2">I1</text:span><text:span text:style-name="T3">'&gt;0  </text:span><text:span text:style-name="T4">S </text:span><text:span text:style-name="T2">LRORG</text:span><text:span text:style-name="T3">(+^(</text:span><text:span text:style-name="T2">I1</text:span><text:span text:style-name="T3">,0))=</text:span><text:span text:style-name="T2">I1</text:span><text:span text:style-name="T3">,</text:span><text:span text:style-name="T2">LRORG</text:span><text:span text:style-name="T3">=</text:span><text:span text:style-name="T2">I1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K </text:span><text:span text:style-name="T2">LRORG </text:span><text:span text:style-name="T4">S </text:span><text:span text:style-name="T2">LRORG</text:span><text:span text:style-name="T3">=0 </text:span><text:span text:style-name="T4">F </text:span><text:span text:style-name="T2">I1</text:span><text:span text:style-name="T3">=0:0 </text:span><text:span text:style-name="T4">S </text:span><text:span text:style-name="T2">I1</text:span><text:span text:style-name="T3">=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I1</text:span><text:span text:style-name="T3">)) </text:span><text:span text:style-name="T4">Q</text:span><text:span text:style-name="T3">:</text:span><text:span text:style-name="T2">I1</text:span><text:span text:style-name="T3">'&gt;0  </text:span><text:span text:style-name="T4">S </text:span><text:span text:style-name="T2">LRORG</text:span><text:span text:style-name="T3">(+^(</text:span><text:span text:style-name="T2">I1</text:span><text:span text:style-name="T3">,0))=</text:span><text:span text:style-name="T2">I1</text:span><text:span text:style-name="T3">,</text:span><text:span text:style-name="T2">LRORG</text:span><text:span text:style-name="T3">=</text:span><text:span text:style-name="T2">I1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AH(LRLL,</text:p>
          </table:table-cell>
          <table:table-cell table:style-name="ce8"/>
          <table:table-cell table:style-name="ce9" office:value-type="string" calcext:value-type="string">
            <text:p> <text:span text:style-name="T1">F </text:span><text:span text:style-name="T2">I1</text:span><text:span text:style-name="T3">=0:0 </text:span><text:span text:style-name="T4">S </text:span><text:span text:style-name="T2">I1</text:span><text:span text:style-name="T3">=</text:span><text:span text:style-name="T4">$O</text:span><text:span text:style-name="T3">(^LAH(</text:span><text:span text:style-name="T2">LRLL</text:span><text:span text:style-name="T3">,1,</text:span><text:span text:style-name="T2">LRSQ</text:span><text:span text:style-name="T3">,3,</text:span><text:span text:style-name="T2">I1</text:span><text:span text:style-name="T3">)) </text:span><text:span text:style-name="T4">Q</text:span><text:span text:style-name="T3">:</text:span><text:span text:style-name="T2">I1</text:span><text:span text:style-name="T3">'&gt;0  </text:span><text:span text:style-name="T4">S </text:span><text:span text:style-name="T2">X</text:span><text:span text:style-name="T3">=+^(</text:span><text:span text:style-name="T2">I1</text:span><text:span text:style-name="T3">,0),</text:span><text:span text:style-name="T2">I2</text:span><text:span text:style-name="T3">=</text:span><text:span text:style-name="T4">$S</text:span><text:span text:style-name="T3">(</text:span><text:span text:style-name="T4">$D</text:span><text:span text:style-name="T3">(</text:span><text:span text:style-name="T2">LRORG</text:span><text:span text:style-name="T3">(</text:span><text:span text:style-name="T2">X</text:span><text:span text:style-name="T3">)):</text:span><text:span text:style-name="T2">LRORG</text:span><text:span text:style-name="T3">(</text:span><text:span text:style-name="T2">X</text:span><text:span text:style-name="T3">),1:0) </text:span><text:span text:style-name="T4">D </text:span><text:span text:style-name="T6">MOV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H(LRLL,</text:p>
          </table:table-cell>
          <table:table-cell table:style-name="ce8"/>
          <table:table-cell table:style-name="ce9" office:value-type="string" calcext:value-type="string">
            <text:p> <text:span text:style-name="T1">F </text:span><text:span text:style-name="T2">I1</text:span><text:span text:style-name="T3">=0:0 </text:span><text:span text:style-name="T4">S </text:span><text:span text:style-name="T2">I1</text:span><text:span text:style-name="T3">=</text:span><text:span text:style-name="T4">$O</text:span><text:span text:style-name="T3">(^LAH(</text:span><text:span text:style-name="T2">LRLL</text:span><text:span text:style-name="T3">,1,</text:span><text:span text:style-name="T2">LRSQ</text:span><text:span text:style-name="T3">,3,</text:span><text:span text:style-name="T2">I1</text:span><text:span text:style-name="T3">)) </text:span><text:span text:style-name="T4">Q</text:span><text:span text:style-name="T3">:</text:span><text:span text:style-name="T2">I1</text:span><text:span text:style-name="T3">'&gt;0  </text:span><text:span text:style-name="T4">S </text:span><text:span text:style-name="T2">X</text:span><text:span text:style-name="T3">=+^(</text:span><text:span text:style-name="T2">I1</text:span><text:span text:style-name="T3">,0),</text:span><text:span text:style-name="T2">I2</text:span><text:span text:style-name="T3">=</text:span><text:span text:style-name="T4">$S</text:span><text:span text:style-name="T3">(</text:span><text:span text:style-name="T4">$D</text:span><text:span text:style-name="T3">(</text:span><text:span text:style-name="T2">LRORG</text:span><text:span text:style-name="T3">(</text:span><text:span text:style-name="T2">X</text:span><text:span text:style-name="T3">)):</text:span><text:span text:style-name="T2">LRORG</text:span><text:span text:style-name="T3">(</text:span><text:span text:style-name="T2">X</text:span><text:span text:style-name="T3">),1:0) </text:span><text:span text:style-name="T4">D </text:span><text:span text:style-name="T6">MOVE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V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LAH(LRLL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2">X</text:span><text:span text:style-name="T3">=^LAH(</text:span><text:span text:style-name="T2">LRLL</text:span><text:span text:style-name="T3">,1,</text:span><text:span text:style-name="T2">LRSQ</text:span><text:span text:style-name="T3">,0) </text:span><text:span text:style-name="T4">K </text:span><text:span text:style-name="T3">^LAH(</text:span><text:span text:style-name="T2">LRLL</text:span><text:span text:style-name="T3">,1,</text:span><text:span text:style-name="T2">LRSQ</text:span><text:span text:style-name="T3">),^LAH(</text:span><text:span text:style-name="T2">LRLL</text:span><text:span text:style-name="T3">,1,</text:span><text:span text:style-name="T5">"B"</text:span><text:span text:style-name="T3">,(</text:span><text:span text:style-name="T4">$P</text:span><text:span text:style-name="T3">(</text:span><text:span text:style-name="T2">X</text:span><text:span text:style-name="T3">,</text:span><text:span text:style-name="T2">U</text:span><text:span text:style-name="T3">,1)_</text:span><text:span text:style-name="T5">";"</text:span><text:span text:style-name="T3">_</text:span><text:span text:style-name="T4">$P</text:span><text:span text:style-name="T3">(</text:span><text:span text:style-name="T2">X</text:span><text:span text:style-name="T3">,</text:span><text:span text:style-name="T2">U</text:span><text:span text:style-name="T3">,2)),</text:span><text:span text:style-name="T2">LRSQ</text:span><text:span text:style-name="T3">),^LAH(</text:span><text:span text:style-name="T2">LRLL</text:span><text:span text:style-name="T3">,1,</text:span><text:span text:style-name="T5">"C"</text:span><text:span text:style-name="T3">,+</text:span><text:span text:style-name="T4">$P</text:span><text:span text:style-name="T3">(</text:span><text:span text:style-name="T2">X</text:span><text:span text:style-name="T3">,</text:span><text:span text:style-name="T2">U</text:span><text:span text:style-name="T3">,5),</text:span><text:span text:style-name="T2">LRSQ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1" table:content-validation-name="val1" office:value-type="float" office:value="1" calcext:value-type="float">
            <text:p>1</text:p>
          </table:table-cell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change to DIK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V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KILL</text:p>
          </table:table-cell>
          <table:table-cell table:style-name="ce6" office:value-type="string" calcext:value-type="string">
            <text:p>^LAH(LRLL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2">X</text:span><text:span text:style-name="T3">=^LAH(</text:span><text:span text:style-name="T2">LRLL</text:span><text:span text:style-name="T3">,1,</text:span><text:span text:style-name="T2">LRSQ</text:span><text:span text:style-name="T3">,0) </text:span><text:span text:style-name="T4">K </text:span><text:span text:style-name="T3">^LAH(</text:span><text:span text:style-name="T2">LRLL</text:span><text:span text:style-name="T3">,1,</text:span><text:span text:style-name="T2">LRSQ</text:span><text:span text:style-name="T3">),^LAH(</text:span><text:span text:style-name="T2">LRLL</text:span><text:span text:style-name="T3">,1,</text:span><text:span text:style-name="T5">"B"</text:span><text:span text:style-name="T3">,(</text:span><text:span text:style-name="T4">$P</text:span><text:span text:style-name="T3">(</text:span><text:span text:style-name="T2">X</text:span><text:span text:style-name="T3">,</text:span><text:span text:style-name="T2">U</text:span><text:span text:style-name="T3">,1)_</text:span><text:span text:style-name="T5">";"</text:span><text:span text:style-name="T3">_</text:span><text:span text:style-name="T4">$P</text:span><text:span text:style-name="T3">(</text:span><text:span text:style-name="T2">X</text:span><text:span text:style-name="T3">,</text:span><text:span text:style-name="T2">U</text:span><text:span text:style-name="T3">,2)),</text:span><text:span text:style-name="T2">LRSQ</text:span><text:span text:style-name="T3">),^LAH(</text:span><text:span text:style-name="T2">LRLL</text:span><text:span text:style-name="T3">,1,</text:span><text:span text:style-name="T5">"C"</text:span><text:span text:style-name="T3">,+</text:span><text:span text:style-name="T4">$P</text:span><text:span text:style-name="T3">(</text:span><text:span text:style-name="T2">X</text:span><text:span text:style-name="T3">,</text:span><text:span text:style-name="T2">U</text:span><text:span text:style-name="T3">,5),</text:span><text:span text:style-name="T2">LRSQ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1" table:content-validation-name="val1" office:value-type="float" office:value="1" calcext:value-type="float">
            <text:p>1</text:p>
          </table:table-cell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change to DIK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V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MULTIPLE COMMAND</text:p>
          </table:table-cell>
          <table:table-cell table:style-name="ce6" office:value-type="string" calcext:value-type="string">
            <text:p>^LAH(LRLL,</text:p>
          </table:table-cell>
          <table:table-cell table:style-name="ce8"/>
          <table:table-cell table:style-name="ce9" office:value-type="string" calcext:value-type="string">
            <text:p> <text:span text:style-name="T1">S </text:span><text:span text:style-name="T2">X</text:span><text:span text:style-name="T3">=^LAH(</text:span><text:span text:style-name="T2">LRLL</text:span><text:span text:style-name="T3">,1,</text:span><text:span text:style-name="T2">LRSQ</text:span><text:span text:style-name="T3">,0) </text:span><text:span text:style-name="T4">K </text:span><text:span text:style-name="T3">^LAH(</text:span><text:span text:style-name="T2">LRLL</text:span><text:span text:style-name="T3">,1,</text:span><text:span text:style-name="T2">LRSQ</text:span><text:span text:style-name="T3">),^LAH(</text:span><text:span text:style-name="T2">LRLL</text:span><text:span text:style-name="T3">,1,</text:span><text:span text:style-name="T5">"B"</text:span><text:span text:style-name="T3">,(</text:span><text:span text:style-name="T4">$P</text:span><text:span text:style-name="T3">(</text:span><text:span text:style-name="T2">X</text:span><text:span text:style-name="T3">,</text:span><text:span text:style-name="T2">U</text:span><text:span text:style-name="T3">,1)_</text:span><text:span text:style-name="T5">";"</text:span><text:span text:style-name="T3">_</text:span><text:span text:style-name="T4">$P</text:span><text:span text:style-name="T3">(</text:span><text:span text:style-name="T2">X</text:span><text:span text:style-name="T3">,</text:span><text:span text:style-name="T2">U</text:span><text:span text:style-name="T3">,2)),</text:span><text:span text:style-name="T2">LRSQ</text:span><text:span text:style-name="T3">),^LAH(</text:span><text:span text:style-name="T2">LRLL</text:span><text:span text:style-name="T3">,1,</text:span><text:span text:style-name="T5">"C"</text:span><text:span text:style-name="T3">,+</text:span><text:span text:style-name="T4">$P</text:span><text:span text:style-name="T3">(</text:span><text:span text:style-name="T2">X</text:span><text:span text:style-name="T3">,</text:span><text:span text:style-name="T2">U</text:span><text:span text:style-name="T3">,5),</text:span><text:span text:style-name="T2">LRSQ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1" table:content-validation-name="val1" office:value-type="float" office:value="1" calcext:value-type="float">
            <text:p>1</text:p>
          </table:table-cell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change to DIK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V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$L</text:span><text:span text:style-name="T3">(</text:span><text:span text:style-name="T2">X</text:span><text:span text:style-name="T3">)&gt;1,</text:span><text:span text:style-name="T4">$O</text:span><text:span text:style-name="T3">(^VA(200,</text:span><text:span text:style-name="T5">"C"</text:span><text:span text:style-name="T3">,</text:span><text:span text:style-name="T2">X</text:span><text:span text:style-name="T3">,0))=</text:span><text:span text:style-name="T2">DUZ </text:span><text:span text:style-name="T4">S 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3)=</text:span><text:span text:style-name="T2">DT</text:span><text:span text:style-name="T3">,^(1)=</text:span><text:span text:style-name="T2">DT</text:span><text:span text:style-name="T3">_</text:span><text:span text:style-name="T5">"^F^"</text:span><text:span text:style-name="T3">_</text:span><text:span text:style-name="T2">DUZ </text:span><text:span text:style-name="T4">W </text:span><text:span text:style-name="T3">!,</text:span><text:span text:style-name="T5">"DATA APPROVED AND VERIFIED"</text:span><text:span text:style-name="T3">,! </text:span><text:span text:style-name="T4">D </text:span><text:span text:style-name="T6">UPDATE</text:span><text:span text:style-name="T3">^LRPXRM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)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V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$L</text:span><text:span text:style-name="T3">(</text:span><text:span text:style-name="T2">X</text:span><text:span text:style-name="T3">)&gt;1,</text:span><text:span text:style-name="T4">$O</text:span><text:span text:style-name="T3">(^VA(200,</text:span><text:span text:style-name="T5">"C"</text:span><text:span text:style-name="T3">,</text:span><text:span text:style-name="T2">X</text:span><text:span text:style-name="T3">,0))=</text:span><text:span text:style-name="T2">DUZ </text:span><text:span text:style-name="T4">S 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3)=</text:span><text:span text:style-name="T2">DT</text:span><text:span text:style-name="T3">,^(1)=</text:span><text:span text:style-name="T2">DT</text:span><text:span text:style-name="T3">_</text:span><text:span text:style-name="T5">"^F^"</text:span><text:span text:style-name="T3">_</text:span><text:span text:style-name="T2">DUZ </text:span><text:span text:style-name="T4">W </text:span><text:span text:style-name="T3">!,</text:span><text:span text:style-name="T5">"DATA APPROVED AND VERIFIED"</text:span><text:span text:style-name="T3">,! </text:span><text:span text:style-name="T4">D </text:span><text:span text:style-name="T6">UPDATE</text:span><text:span text:style-name="T3">^LRPXRM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) </text:span><text:span text:style-name="T4">Q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V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$L</text:span><text:span text:style-name="T3">(</text:span><text:span text:style-name="T2">X</text:span><text:span text:style-name="T3">)&gt;1,</text:span><text:span text:style-name="T4">$O</text:span><text:span text:style-name="T3">(^VA(200,</text:span><text:span text:style-name="T5">"C"</text:span><text:span text:style-name="T3">,</text:span><text:span text:style-name="T2">X</text:span><text:span text:style-name="T3">,0))=</text:span><text:span text:style-name="T2">DUZ </text:span><text:span text:style-name="T4">S 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3)=</text:span><text:span text:style-name="T2">DT</text:span><text:span text:style-name="T3">,^(1)=</text:span><text:span text:style-name="T2">DT</text:span><text:span text:style-name="T3">_</text:span><text:span text:style-name="T5">"^F^"</text:span><text:span text:style-name="T3">_</text:span><text:span text:style-name="T2">DUZ </text:span><text:span text:style-name="T4">W </text:span><text:span text:style-name="T3">!,</text:span><text:span text:style-name="T5">"DATA APPROVED AND VERIFIED"</text:span><text:span text:style-name="T3">,! </text:span><text:span text:style-name="T4">D </text:span><text:span text:style-name="T6">UPDATE</text:span><text:span text:style-name="T3">^LRPXRM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) </text:span><text:span text:style-name="T4">Q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V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ET 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$L</text:span><text:span text:style-name="T3">(</text:span><text:span text:style-name="T2">X</text:span><text:span text:style-name="T3">)&gt;1,</text:span><text:span text:style-name="T4">$O</text:span><text:span text:style-name="T3">(^VA(200,</text:span><text:span text:style-name="T5">"C"</text:span><text:span text:style-name="T3">,</text:span><text:span text:style-name="T2">X</text:span><text:span text:style-name="T3">,0))=</text:span><text:span text:style-name="T2">DUZ </text:span><text:span text:style-name="T4">S 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3)=</text:span><text:span text:style-name="T2">DT</text:span><text:span text:style-name="T3">,^(1)=</text:span><text:span text:style-name="T2">DT</text:span><text:span text:style-name="T3">_</text:span><text:span text:style-name="T5">"^F^"</text:span><text:span text:style-name="T3">_</text:span><text:span text:style-name="T2">DUZ </text:span><text:span text:style-name="T4">W </text:span><text:span text:style-name="T3">!,</text:span><text:span text:style-name="T5">"DATA APPROVED AND VERIFIED"</text:span><text:span text:style-name="T3">,! </text:span><text:span text:style-name="T4">D </text:span><text:span text:style-name="T6">UPDATE</text:span><text:span text:style-name="T3">^LRPXRM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) </text:span><text:span text:style-name="T4">Q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V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VA(200,</text:p>
          </table:table-cell>
          <table:table-cell table:style-name="ce6" office:value-type="string" calcext:value-type="string">
            <text:p>NEW PERSON</text:p>
          </table:table-cell>
          <table:table-cell table:style-name="ce9" office:value-type="string" calcext:value-type="string">
            <text:p> <text:span text:style-name="T1">I $L</text:span><text:span text:style-name="T3">(</text:span><text:span text:style-name="T2">X</text:span><text:span text:style-name="T3">)&gt;1,</text:span><text:span text:style-name="T4">$O</text:span><text:span text:style-name="T3">(^VA(200,</text:span><text:span text:style-name="T5">"C"</text:span><text:span text:style-name="T3">,</text:span><text:span text:style-name="T2">X</text:span><text:span text:style-name="T3">,0))'=</text:span><text:span text:style-name="T2">DUZ </text:span><text:span text:style-name="T4">W </text:span><text:span text:style-name="T5">"INITIALS DO NOT MATCH." </text:span><text:span text:style-name="T4">G </text:span><text:span text:style-name="T6">T6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V1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AH(LRLL,</text:p>
          </table:table-cell>
          <table:table-cell table:style-name="ce8"/>
          <table:table-cell table:style-name="ce10" office:value-type="string" calcext:value-type="string">
            <text:p>WAIT1 <text:span text:style-name="T1">R </text:span><text:span text:style-name="T2">X</text:span><text:span text:style-name="T3">:10 </text:span><text:span text:style-name="T4">G </text:span><text:span text:style-name="T6">LRMIV1</text:span><text:span text:style-name="T3">:</text:span><text:span text:style-name="T2">X</text:span><text:span text:style-name="T3">[</text:span><text:span text:style-name="T2">U</text:span><text:span text:style-name="T3">,</text:span><text:span text:style-name="T6">WAIT1</text:span><text:span text:style-name="T3">:</text:span><text:span text:style-name="T4">$O</text:span><text:span text:style-name="T3">(^LAH(</text:span><text:span text:style-name="T2">LRLL</text:span><text:span text:style-name="T3">,1,</text:span><text:span text:style-name="T5">"C"</text:span><text:span text:style-name="T3">,</text:span><text:span text:style-name="T2">LRAN</text:span><text:span text:style-name="T3">,0))&lt;1 </text:span><text:span text:style-name="T4">G </text:span><text:span text:style-name="T6">LRMIV1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V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LAH(LRLL,</text:p>
          </table:table-cell>
          <table:table-cell table:style-name="ce8"/>
          <table:table-cell table:style-name="ce9" office:value-type="string" calcext:value-type="string">
            <text:p> <text:span text:style-name="T1">I </text:span><text:span text:style-name="T2">I2</text:span><text:span text:style-name="T3">'&gt;0 </text:span><text:span text:style-name="T4">S </text:span><text:span text:style-name="T2">X</text:span><text:span text:style-name="T3">=^LAH(</text:span><text:span text:style-name="T2">LRLL</text:span><text:span text:style-name="T3">,1,</text:span><text:span text:style-name="T2">LRSQ</text:span><text:span text:style-name="T3">,3,</text:span><text:span text:style-name="T2">I1</text:span><text:span text:style-name="T3">,0),</text:span><text:span text:style-name="T2">DIC</text:span><text:span text:style-name="T3">=</text:span><text:span text:style-name="T5">"^LR(LRDFN,""MI"",LRIDT,3,"</text:span><text:span text:style-name="T3">,</text:span><text:span text:style-name="T2">DIC</text:span><text:span text:style-name="T3">(0)=</text:span><text:span text:style-name="T5">"AMQ"</text:span><text:span text:style-name="T3">,</text:span><text:span text:style-name="T2">DA</text:span><text:span text:style-name="T3">(1)=</text:span><text:span text:style-name="T2">LRIDT</text:span><text:span text:style-name="T3">,</text:span><text:span text:style-name="T2">DA</text:span><text:span text:style-name="T3">(2)=</text:span><text:span text:style-name="T2">LRDFN </text:span><text:span text:style-name="T4">D </text:span><text:span text:style-name="T6">FILE</text:span><text:span text:style-name="T3">^DICN </text:span><text:span text:style-name="T4">S </text:span><text:span text:style-name="T2">I2</text:span><text:span text:style-name="T3">=+</text:span><text:span text:style-name="T2">Y </text:span><text:span text:style-name="T4">K </text:span><text:span text:style-name="T2">DIC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10" office:value-type="string" calcext:value-type="string">
            <text:p>CAP <text:span text:style-name="T1">I </text:span><text:span text:style-name="T2">LRCAPOK</text:span><text:span text:style-name="T3">,</text:span><text:span text:style-name="T2">LRANOK</text:span><text:span text:style-name="T3">,</text:span><text:span text:style-name="T4">$P</text:span><text:span text:style-name="T3">(</text:span><text:span text:style-name="T2">LRPARAM</text:span><text:span text:style-name="T3">,</text:span><text:span text:style-name="T2">U</text:span><text:span text:style-name="T3">,14),</text:span><text:span text:style-name="T4">$P</text:span><text:span text:style-name="T3">(</text:span><text:span text:style-name="T4">$G</text:span><text:span text:style-name="T3">(^LRO(68,</text:span><text:span text:style-name="T2">LRAA</text:span><text:span text:style-name="T3">,0)),</text:span><text:span text:style-name="T2">U</text:span><text:span text:style-name="T3">,16) </text:span><text:span text:style-name="T4">D </text:span><text:span text:style-name="T6">LOOK</text:span><text:span text:style-name="T3">^LRCAPV1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V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DFN</text:span><text:span text:style-name="T3">=+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0),</text:span><text:span text:style-name="T2">LRIDT</text:span><text:span text:style-name="T3">=9999999-^(3),</text:span><text:span text:style-name="T2">LRCDT</text:span><text:span text:style-name="T3">=+^(3),</text:span><text:span text:style-name="T2">LREAL</text:span><text:span text:style-name="T3">=</text:span><text:span text:style-name="T4">$P</text:span><text:span text:style-name="T3">(^(3),</text:span><text:span text:style-name="T2">U</text:span><text:span text:style-name="T3">,2),</text:span><text:span text:style-name="T2">LRI</text:span><text:span text:style-name="T3">=+</text:span><text:span text:style-name="T4">$O</text:span><text:span text:style-name="T3">(^(5,0)),</text:span><text:span text:style-name="T2">LRSPEC</text:span><text:span text:style-name="T3">=</text:span><text:span text:style-name="T4">$S</text:span><text:span text:style-name="T3">(</text:span><text:span text:style-name="T4">$D</text:span><text:span text:style-name="T3">(^(</text:span><text:span text:style-name="T2">LRI</text:span><text:span text:style-name="T3">,0)):+^(0),1:</text:span><text:span text:style-name="T5">""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V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LUS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DFN</text:span><text:span text:style-name="T3">=+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0),</text:span><text:span text:style-name="T2">LRIDT</text:span><text:span text:style-name="T3">=9999999-^(3),</text:span><text:span text:style-name="T2">LRCDT</text:span><text:span text:style-name="T3">=+^(3),</text:span><text:span text:style-name="T2">LREAL</text:span><text:span text:style-name="T3">=</text:span><text:span text:style-name="T4">$P</text:span><text:span text:style-name="T3">(^(3),</text:span><text:span text:style-name="T2">U</text:span><text:span text:style-name="T3">,2),</text:span><text:span text:style-name="T2">LRI</text:span><text:span text:style-name="T3">=+</text:span><text:span text:style-name="T4">$O</text:span><text:span text:style-name="T3">(^(5,0)),</text:span><text:span text:style-name="T2">LRSPEC</text:span><text:span text:style-name="T3">=</text:span><text:span text:style-name="T4">$S</text:span><text:span text:style-name="T3">(</text:span><text:span text:style-name="T4">$D</text:span><text:span text:style-name="T3">(^(</text:span><text:span text:style-name="T2">LRI</text:span><text:span text:style-name="T3">,0)):+^(0),1:</text:span><text:span text:style-name="T5">""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LRMIV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) </text:span><text:span text:style-name="T4">S </text:span><text:span text:style-name="T2">Y</text:span><text:span text:style-name="T3">(0)=^(0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LRMIV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) </text:span><text:span text:style-name="T4">S </text:span><text:span text:style-name="T2">Y</text:span><text:span text:style-name="T3">(0)=^(0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LRMIV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</text:span><text:span text:style-name="T3">'</text:span><text:span text:style-name="T4">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) </text:span><text:span text:style-name="T4">D </text:span><text:span text:style-name="T6">BB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DPF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2),</text:span><text:span text:style-name="T2">DFN</text:span><text:span text:style-name="T3">=</text:span><text:span text:style-name="T4">$P</text:span><text:span text:style-name="T3">(^(0),</text:span><text:span text:style-name="T2">U</text:span><text:span text:style-name="T3">,3),</text:span><text:span text:style-name="T2">LRUNDO</text:span><text:span text:style-name="T3">=0 </text:span><text:span text:style-name="T4">D </text:span><text:span text:style-name="T6">PT</text:span><text:span text:style-name="T3">^LRX </text:span><text:span text:style-name="T4">W </text:span><text:span text:style-name="T3">?25,</text:span><text:span text:style-name="T5">"  "</text:span><text:span text:style-name="T3">,</text:span><text:span text:style-name="T2">PNM</text:span><text:span text:style-name="T3">,?47,</text:span><text:span text:style-name="T5">" "</text:span><text:span text:style-name="T3">,</text:span><text:span text:style-name="T2">SSN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DPF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2),</text:span><text:span text:style-name="T2">DFN</text:span><text:span text:style-name="T3">=</text:span><text:span text:style-name="T4">$P</text:span><text:span text:style-name="T3">(^(0),</text:span><text:span text:style-name="T2">U</text:span><text:span text:style-name="T3">,3),</text:span><text:span text:style-name="T2">LRUNDO</text:span><text:span text:style-name="T3">=0 </text:span><text:span text:style-name="T4">D </text:span><text:span text:style-name="T6">PT</text:span><text:span text:style-name="T3">^LRX </text:span><text:span text:style-name="T4">W </text:span><text:span text:style-name="T3">?25,</text:span><text:span text:style-name="T5">"  "</text:span><text:span text:style-name="T3">,</text:span><text:span text:style-name="T2">PNM</text:span><text:span text:style-name="T3">,?47,</text:span><text:span text:style-name="T5">" "</text:span><text:span text:style-name="T3">,</text:span><text:span text:style-name="T2">SSN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DPF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2),</text:span><text:span text:style-name="T2">DFN</text:span><text:span text:style-name="T3">=</text:span><text:span text:style-name="T4">$P</text:span><text:span text:style-name="T3">(^(0),</text:span><text:span text:style-name="T2">U</text:span><text:span text:style-name="T3">,3),</text:span><text:span text:style-name="T2">LRUNDO</text:span><text:span text:style-name="T3">=0 </text:span><text:span text:style-name="T4">D </text:span><text:span text:style-name="T6">PT</text:span><text:span text:style-name="T3">^LRX </text:span><text:span text:style-name="T4">W </text:span><text:span text:style-name="T3">?25,</text:span><text:span text:style-name="T5">"  "</text:span><text:span text:style-name="T3">,</text:span><text:span text:style-name="T2">PNM</text:span><text:span text:style-name="T3">,?47,</text:span><text:span text:style-name="T5">" "</text:span><text:span text:style-name="T3">,</text:span><text:span text:style-name="T2">SSN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V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3) </text:span><text:span text:style-name="T4">W </text:span><text:span text:style-name="T3">!,</text:span><text:span text:style-name="T5">"Final report has been verified by microbiology supervisor."</text:span><text:span text:style-name="T3">,</text:span><text:span text:style-name="T4">$C</text:span><text:span text:style-name="T3">(7),!,</text:span><text:span text:style-name="T5">"If you proceed in editing, this report will need to be reverified.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V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3)!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9) </text:span><text:span text:style-name="T4">S </text:span><text:span text:style-name="T2">LRUNDO</text:span><text:span text:style-name="T3">=1 </text:span><text:span text:style-name="T5">;W:$P(^(0),U,9) !,"(This is an AMENDED report)",!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V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SSC</text:span><text:span text:style-name="T3">=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5)_</text:span><text:span text:style-name="T2">U</text:span><text:span text:style-name="T3">_</text:span><text:span text:style-name="T4">$P</text:span><text:span text:style-name="T3">(^(0),</text:span><text:span text:style-name="T2">U</text:span><text:span text:style-name="T3">,11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V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SSC</text:span><text:span text:style-name="T3">=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5)_</text:span><text:span text:style-name="T2">U</text:span><text:span text:style-name="T3">_</text:span><text:span text:style-name="T4">$P</text:span><text:span text:style-name="T3">(^(0),</text:span><text:span text:style-name="T2">U</text:span><text:span text:style-name="T3">,11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V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SSC</text:span><text:span text:style-name="T3">=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5)_</text:span><text:span text:style-name="T2">U</text:span><text:span text:style-name="T3">_</text:span><text:span text:style-name="T4">$P</text:span><text:span text:style-name="T3">(^(0),</text:span><text:span text:style-name="T2">U</text:span><text:span text:style-name="T3">,11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</text:span><text:span text:style-name="T2">LRTX</text:span><text:span text:style-name="T3">(</text:span><text:span text:style-name="T2">LRI</text:span><text:span text:style-name="T3">)'[</text:span><text:span text:style-name="T5">"S DR=""[" </text:span><text:span text:style-name="T4">X </text:span><text:span text:style-name="T2">LRTX</text:span><text:span text:style-name="T3">(</text:span><text:span text:style-name="T2">LRI</text:span><text:span text:style-name="T3">) </text:span><text:span text:style-name="T4">D </text:span><text:span text:style-name="T6">UPDATE</text:span><text:span text:style-name="T3">^LRPXRM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) </text:span><text:span text:style-name="T4">D</text:span><text:span text:style-name="T3">:'</text:span><text:span text:style-name="T2">LREND </text:span><text:span text:style-name="T6">EC3 </text:span><text:span text:style-name="T4">K </text:span><text:span text:style-name="T2">DR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Requires further research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LRMIV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DIE(X,</text:p>
          </table:table-cell>
          <table:table-cell table:style-name="ce6" office:value-type="string" calcext:value-type="string">
            <text:p>INPUT TEMPLATE</text:p>
          </table:table-cell>
          <table:table-cell table:style-name="ce9" office:value-type="string" calcext:value-type="string">
            <text:p> <text:span text:style-name="T1">S </text:span><text:span text:style-name="T3">(</text:span><text:span text:style-name="T2">X</text:span><text:span text:style-name="T3">,</text:span><text:span text:style-name="T2">DR</text:span><text:span text:style-name="T3">)=</text:span><text:span text:style-name="T4">$P</text:span><text:span text:style-name="T3">(</text:span><text:span text:style-name="T4">$P</text:span><text:span text:style-name="T3">(</text:span><text:span text:style-name="T2">LRTX</text:span><text:span text:style-name="T3">(</text:span><text:span text:style-name="T2">LRI</text:span><text:span text:style-name="T3">),</text:span><text:span text:style-name="T5">"["</text:span><text:span text:style-name="T3">,2),</text:span><text:span text:style-name="T5">"]"</text:span><text:span text:style-name="T3">,1) </text:span><text:span text:style-name="T4">S</text:span><text:span text:style-name="T3">:</text:span><text:span text:style-name="T4">$L</text:span><text:span text:style-name="T3">(</text:span><text:span text:style-name="T2">X</text:span><text:span text:style-name="T3">) </text:span><text:span text:style-name="T2">X</text:span><text:span text:style-name="T3">=+</text:span><text:span text:style-name="T4">$O</text:span><text:span text:style-name="T3">(^DIE(</text:span><text:span text:style-name="T5">"B"</text:span><text:span text:style-name="T3">,</text:span><text:span text:style-name="T2">X</text:span><text:span text:style-name="T3">,0)) </text:span><text:span text:style-name="T4">I </text:span><text:span text:style-name="T2">X</text:span><text:span text:style-name="T3">&lt;1,'</text:span><text:span text:style-name="T4">$D</text:span><text:span text:style-name="T3">(^DIE(</text:span><text:span text:style-name="T2">X</text:span><text:span text:style-name="T3">,</text:span><text:span text:style-name="T5">"DR"</text:span><text:span text:style-name="T3">,2,63.05)) </text:span><text:span text:style-name="T4">W </text:span><text:span text:style-name="T3">!,</text:span><text:span text:style-name="T2">DR</text:span><text:span text:style-name="T3">,</text:span><text:span text:style-name="T5">" template doesn't exist for Microbiology." </text:span><text:span text:style-name="T4">K </text:span><text:span text:style-name="T2">DR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V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IE(X,</text:p>
          </table:table-cell>
          <table:table-cell table:style-name="ce6" office:value-type="string" calcext:value-type="string">
            <text:p>INPUT TEMPLATE</text:p>
          </table:table-cell>
          <table:table-cell table:style-name="ce9" office:value-type="string" calcext:value-type="string">
            <text:p> <text:span text:style-name="T1">S </text:span><text:span text:style-name="T3">(</text:span><text:span text:style-name="T2">X</text:span><text:span text:style-name="T3">,</text:span><text:span text:style-name="T2">DR</text:span><text:span text:style-name="T3">)=</text:span><text:span text:style-name="T4">$P</text:span><text:span text:style-name="T3">(</text:span><text:span text:style-name="T4">$P</text:span><text:span text:style-name="T3">(</text:span><text:span text:style-name="T2">LRTX</text:span><text:span text:style-name="T3">(</text:span><text:span text:style-name="T2">LRI</text:span><text:span text:style-name="T3">),</text:span><text:span text:style-name="T5">"["</text:span><text:span text:style-name="T3">,2),</text:span><text:span text:style-name="T5">"]"</text:span><text:span text:style-name="T3">,1) </text:span><text:span text:style-name="T4">S</text:span><text:span text:style-name="T3">:</text:span><text:span text:style-name="T4">$L</text:span><text:span text:style-name="T3">(</text:span><text:span text:style-name="T2">X</text:span><text:span text:style-name="T3">) </text:span><text:span text:style-name="T2">X</text:span><text:span text:style-name="T3">=+</text:span><text:span text:style-name="T4">$O</text:span><text:span text:style-name="T3">(^DIE(</text:span><text:span text:style-name="T5">"B"</text:span><text:span text:style-name="T3">,</text:span><text:span text:style-name="T2">X</text:span><text:span text:style-name="T3">,0)) </text:span><text:span text:style-name="T4">I </text:span><text:span text:style-name="T2">X</text:span><text:span text:style-name="T3">&lt;1,'</text:span><text:span text:style-name="T4">$D</text:span><text:span text:style-name="T3">(^DIE(</text:span><text:span text:style-name="T2">X</text:span><text:span text:style-name="T3">,</text:span><text:span text:style-name="T5">"DR"</text:span><text:span text:style-name="T3">,2,63.05)) </text:span><text:span text:style-name="T4">W </text:span><text:span text:style-name="T3">!,</text:span><text:span text:style-name="T2">DR</text:span><text:span text:style-name="T3">,</text:span><text:span text:style-name="T5">" template doesn't exist for Microbiology." </text:span><text:span text:style-name="T4">K </text:span><text:span text:style-name="T2">DR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IE(X,</text:p>
          </table:table-cell>
          <table:table-cell table:style-name="ce6" office:value-type="string" calcext:value-type="string">
            <text:p>INPUT TEMPLATE</text:p>
          </table:table-cell>
          <table:table-cell table:style-name="ce9" office:value-type="string" calcext:value-type="string">
            <text:p> <text:span text:style-name="T1">S </text:span><text:span text:style-name="T2">J</text:span><text:span text:style-name="T3">=1 </text:span><text:span text:style-name="T4">F </text:span><text:span text:style-name="T2">I</text:span><text:span text:style-name="T3">=0:0 </text:span><text:span text:style-name="T4">S </text:span><text:span text:style-name="T2">J</text:span><text:span text:style-name="T3">=+</text:span><text:span text:style-name="T4">$O</text:span><text:span text:style-name="T3">(^DIE(</text:span><text:span text:style-name="T2">X</text:span><text:span text:style-name="T3">,</text:span><text:span text:style-name="T5">"DR"</text:span><text:span text:style-name="T3">,</text:span><text:span text:style-name="T2">J</text:span><text:span text:style-name="T3">)) </text:span><text:span text:style-name="T4">Q</text:span><text:span text:style-name="T3">:</text:span><text:span text:style-name="T2">J</text:span><text:span text:style-name="T3">&lt;1  </text:span><text:span text:style-name="T4">S </text:span><text:span text:style-name="T2">K</text:span><text:span text:style-name="T3">=+</text:span><text:span text:style-name="T4">$O</text:span><text:span text:style-name="T3">(^DIE(</text:span><text:span text:style-name="T2">X</text:span><text:span text:style-name="T3">,</text:span><text:span text:style-name="T5">"DR"</text:span><text:span text:style-name="T3">,</text:span><text:span text:style-name="T2">J</text:span><text:span text:style-name="T3">,0)),</text:span><text:span text:style-name="T2">DR</text:span><text:span text:style-name="T3">(</text:span><text:span text:style-name="T2">J</text:span><text:span text:style-name="T3">-1,</text:span><text:span text:style-name="T2">K</text:span><text:span text:style-name="T3">)=^DIE(</text:span><text:span text:style-name="T2">X</text:span><text:span text:style-name="T3">,</text:span><text:span text:style-name="T5">"DR"</text:span><text:span text:style-name="T3">,</text:span><text:span text:style-name="T2">J</text:span><text:span text:style-name="T3">,</text:span><text:span text:style-name="T2">K</text:span><text:span text:style-name="T3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DIE(X,</text:p>
          </table:table-cell>
          <table:table-cell table:style-name="ce6" office:value-type="string" calcext:value-type="string">
            <text:p>INPUT TEMPLATE</text:p>
          </table:table-cell>
          <table:table-cell table:style-name="ce9" office:value-type="string" calcext:value-type="string">
            <text:p> <text:span text:style-name="T1">S </text:span><text:span text:style-name="T2">J</text:span><text:span text:style-name="T3">=1 </text:span><text:span text:style-name="T4">F </text:span><text:span text:style-name="T2">I</text:span><text:span text:style-name="T3">=0:0 </text:span><text:span text:style-name="T4">S </text:span><text:span text:style-name="T2">J</text:span><text:span text:style-name="T3">=+</text:span><text:span text:style-name="T4">$O</text:span><text:span text:style-name="T3">(^DIE(</text:span><text:span text:style-name="T2">X</text:span><text:span text:style-name="T3">,</text:span><text:span text:style-name="T5">"DR"</text:span><text:span text:style-name="T3">,</text:span><text:span text:style-name="T2">J</text:span><text:span text:style-name="T3">)) </text:span><text:span text:style-name="T4">Q</text:span><text:span text:style-name="T3">:</text:span><text:span text:style-name="T2">J</text:span><text:span text:style-name="T3">&lt;1  </text:span><text:span text:style-name="T4">S </text:span><text:span text:style-name="T2">K</text:span><text:span text:style-name="T3">=+</text:span><text:span text:style-name="T4">$O</text:span><text:span text:style-name="T3">(^DIE(</text:span><text:span text:style-name="T2">X</text:span><text:span text:style-name="T3">,</text:span><text:span text:style-name="T5">"DR"</text:span><text:span text:style-name="T3">,</text:span><text:span text:style-name="T2">J</text:span><text:span text:style-name="T3">,0)),</text:span><text:span text:style-name="T2">DR</text:span><text:span text:style-name="T3">(</text:span><text:span text:style-name="T2">J</text:span><text:span text:style-name="T3">-1,</text:span><text:span text:style-name="T2">K</text:span><text:span text:style-name="T3">)=^DIE(</text:span><text:span text:style-name="T2">X</text:span><text:span text:style-name="T3">,</text:span><text:span text:style-name="T5">"DR"</text:span><text:span text:style-name="T3">,</text:span><text:span text:style-name="T2">J</text:span><text:span text:style-name="T3">,</text:span><text:span text:style-name="T2">K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V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10" office:value-type="string" calcext:value-type="string">
            <text:p>BB <text:span text:style-name="T1">I </text:span><text:span text:style-name="T3">'</text:span><text:span text:style-name="T4">$D</text:span><text:span text:style-name="T3">(^LR(</text:span><text:span text:style-name="T2">LRDFN</text:span><text:span text:style-name="T3">,</text:span><text:span text:style-name="T5">"MI"</text:span><text:span text:style-name="T3">,0)) </text:span><text:span text:style-name="T4">S </text:span><text:span text:style-name="T3">^LR(</text:span><text:span text:style-name="T2">LRDFN</text:span><text:span text:style-name="T3">,</text:span><text:span text:style-name="T5">"MI"</text:span><text:span text:style-name="T3">,0)=</text:span><text:span text:style-name="T5">"^63.05DA^"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V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SET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10" office:value-type="string" calcext:value-type="string">
            <text:p>BB <text:span text:style-name="T1">I </text:span><text:span text:style-name="T3">'</text:span><text:span text:style-name="T4">$D</text:span><text:span text:style-name="T3">(^LR(</text:span><text:span text:style-name="T2">LRDFN</text:span><text:span text:style-name="T3">,</text:span><text:span text:style-name="T5">"MI"</text:span><text:span text:style-name="T3">,0)) </text:span><text:span text:style-name="T4">S </text:span><text:span text:style-name="T3">^LR(</text:span><text:span text:style-name="T2">LRDFN</text:span><text:span text:style-name="T3">,</text:span><text:span text:style-name="T5">"MI"</text:span><text:span text:style-name="T3">,0)=</text:span><text:span text:style-name="T5">"^63.05DA^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V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3">^LR(</text:span><text:span text:style-name="T2">LRDFN</text:span><text:span text:style-name="T3">,</text:span><text:span text:style-name="T5">"MI"</text:span><text:span text:style-name="T3">,0)=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0),</text:span><text:span text:style-name="T2">U</text:span><text:span text:style-name="T3">,1,2)_</text:span><text:span text:style-name="T2">U</text:span><text:span text:style-name="T3">_</text:span><text:span text:style-name="T2">LRIDT</text:span><text:span text:style-name="T3">_</text:span><text:span text:style-name="T2">U</text:span><text:span text:style-name="T3">_(1+</text:span><text:span text:style-name="T4">$P</text:span><text:span text:style-name="T3">(^(0),</text:span><text:span text:style-name="T2">U</text:span><text:span text:style-name="T3">,4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V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3">^LR(</text:span><text:span text:style-name="T2">LRDFN</text:span><text:span text:style-name="T3">,</text:span><text:span text:style-name="T5">"MI"</text:span><text:span text:style-name="T3">,0)=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0),</text:span><text:span text:style-name="T2">U</text:span><text:span text:style-name="T3">,1,2)_</text:span><text:span text:style-name="T2">U</text:span><text:span text:style-name="T3">_</text:span><text:span text:style-name="T2">LRIDT</text:span><text:span text:style-name="T3">_</text:span><text:span text:style-name="T2">U</text:span><text:span text:style-name="T3">_(1+</text:span><text:span text:style-name="T4">$P</text:span><text:span text:style-name="T3">(^(0),</text:span><text:span text:style-name="T2">U</text:span><text:span text:style-name="T3">,4)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V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3">^LR(</text:span><text:span text:style-name="T2">LRDFN</text:span><text:span text:style-name="T3">,</text:span><text:span text:style-name="T5">"MI"</text:span><text:span text:style-name="T3">,0)=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0),</text:span><text:span text:style-name="T2">U</text:span><text:span text:style-name="T3">,1,2)_</text:span><text:span text:style-name="T2">U</text:span><text:span text:style-name="T3">_</text:span><text:span text:style-name="T2">LRIDT</text:span><text:span text:style-name="T3">_</text:span><text:span text:style-name="T2">U</text:span><text:span text:style-name="T3">_(1+</text:span><text:span text:style-name="T4">$P</text:span><text:span text:style-name="T3">(^(0),</text:span><text:span text:style-name="T2">U</text:span><text:span text:style-name="T3">,4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V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SET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3">^LR(</text:span><text:span text:style-name="T2">LRDFN</text:span><text:span text:style-name="T3">,</text:span><text:span text:style-name="T5">"MI"</text:span><text:span text:style-name="T3">,0)=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0),</text:span><text:span text:style-name="T2">U</text:span><text:span text:style-name="T3">,1,2)_</text:span><text:span text:style-name="T2">U</text:span><text:span text:style-name="T3">_</text:span><text:span text:style-name="T2">LRIDT</text:span><text:span text:style-name="T3">_</text:span><text:span text:style-name="T2">U</text:span><text:span text:style-name="T3">_(1+</text:span><text:span text:style-name="T4">$P</text:span><text:span text:style-name="T3">(^(0),</text:span><text:span text:style-name="T2">U</text:span><text:span text:style-name="T3">,4)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V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3">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=</text:span><text:span text:style-name="T2">LRCDT</text:span><text:span text:style-name="T3">_</text:span><text:span text:style-name="T2">U</text:span><text:span text:style-name="T3">_</text:span><text:span text:style-name="T2">LREAL</text:span><text:span text:style-name="T3">_</text:span><text:span text:style-name="T5">"^^^"</text:span><text:span text:style-name="T3">_</text:span><text:span text:style-name="T2">LRSPEC</text:span><text:span text:style-name="T3">_</text:span><text:span text:style-name="T2">U</text:span><text:span text:style-name="T3">_</text:span><text:span text:style-name="T4">$P</text:span><text:span text:style-name="T3">(^LRO(68,</text:span><text:span text:style-name="T2">LRAA</text:span><text:span text:style-name="T3">,0),</text:span><text:span text:style-name="T2">U</text:span><text:span text:style-name="T3">,11)_</text:span><text:span text:style-name="T5">" "</text:span><text:span text:style-name="T3">_</text:span><text:span text:style-name="T4">$E</text:span><text:span text:style-name="T3">(</text:span><text:span text:style-name="T2">LRAD</text:span><text:span text:style-name="T3">,2,3)_</text:span><text:span text:style-name="T5">" "</text:span><text:span text:style-name="T3">_</text:span><text:span text:style-name="T2">LRAN</text:span><text:span text:style-name="T3">_</text:span><text:span text:style-name="T5">"^^UNKNOWN"</text:span><text:span text:style-name="T3">,</text:span><text:span text:style-name="T2">Y</text:span><text:span text:style-name="T3">(0)=^(0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V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3">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=</text:span><text:span text:style-name="T2">LRCDT</text:span><text:span text:style-name="T3">_</text:span><text:span text:style-name="T2">U</text:span><text:span text:style-name="T3">_</text:span><text:span text:style-name="T2">LREAL</text:span><text:span text:style-name="T3">_</text:span><text:span text:style-name="T5">"^^^"</text:span><text:span text:style-name="T3">_</text:span><text:span text:style-name="T2">LRSPEC</text:span><text:span text:style-name="T3">_</text:span><text:span text:style-name="T2">U</text:span><text:span text:style-name="T3">_</text:span><text:span text:style-name="T4">$P</text:span><text:span text:style-name="T3">(^LRO(68,</text:span><text:span text:style-name="T2">LRAA</text:span><text:span text:style-name="T3">,0),</text:span><text:span text:style-name="T2">U</text:span><text:span text:style-name="T3">,11)_</text:span><text:span text:style-name="T5">" "</text:span><text:span text:style-name="T3">_</text:span><text:span text:style-name="T4">$E</text:span><text:span text:style-name="T3">(</text:span><text:span text:style-name="T2">LRAD</text:span><text:span text:style-name="T3">,2,3)_</text:span><text:span text:style-name="T5">" "</text:span><text:span text:style-name="T3">_</text:span><text:span text:style-name="T2">LRAN</text:span><text:span text:style-name="T3">_</text:span><text:span text:style-name="T5">"^^UNKNOWN"</text:span><text:span text:style-name="T3">,</text:span><text:span text:style-name="T2">Y</text:span><text:span text:style-name="T3">(0)=^(0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V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ET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3">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=</text:span><text:span text:style-name="T2">LRCDT</text:span><text:span text:style-name="T3">_</text:span><text:span text:style-name="T2">U</text:span><text:span text:style-name="T3">_</text:span><text:span text:style-name="T2">LREAL</text:span><text:span text:style-name="T3">_</text:span><text:span text:style-name="T5">"^^^"</text:span><text:span text:style-name="T3">_</text:span><text:span text:style-name="T2">LRSPEC</text:span><text:span text:style-name="T3">_</text:span><text:span text:style-name="T2">U</text:span><text:span text:style-name="T3">_</text:span><text:span text:style-name="T4">$P</text:span><text:span text:style-name="T3">(^LRO(68,</text:span><text:span text:style-name="T2">LRAA</text:span><text:span text:style-name="T3">,0),</text:span><text:span text:style-name="T2">U</text:span><text:span text:style-name="T3">,11)_</text:span><text:span text:style-name="T5">" "</text:span><text:span text:style-name="T3">_</text:span><text:span text:style-name="T4">$E</text:span><text:span text:style-name="T3">(</text:span><text:span text:style-name="T2">LRAD</text:span><text:span text:style-name="T3">,2,3)_</text:span><text:span text:style-name="T5">" "</text:span><text:span text:style-name="T3">_</text:span><text:span text:style-name="T2">LRAN</text:span><text:span text:style-name="T3">_</text:span><text:span text:style-name="T5">"^^UNKNOWN"</text:span><text:span text:style-name="T3">,</text:span><text:span text:style-name="T2">Y</text:span><text:span text:style-name="T3">(0)=^(0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V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O(69,</text:p>
          </table:table-cell>
          <table:table-cell table:style-name="ce6" office:value-type="string" calcext:value-type="string">
            <text:p>LAB ORDER ENTRY</text:p>
          </table:table-cell>
          <table:table-cell table:style-name="ce9" office:value-type="string" calcext:value-type="string">
            <text:p> <text:span text:style-name="T1">S </text:span><text:span text:style-name="T2">LRODT</text:span><text:span text:style-name="T3">=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0),</text:span><text:span text:style-name="T2">U</text:span><text:span text:style-name="T3">,4),</text:span><text:span text:style-name="T2">LRSN</text:span><text:span text:style-name="T3">=</text:span><text:span text:style-name="T4">$P</text:span><text:span text:style-name="T3">(^(0),</text:span><text:span text:style-name="T2">U</text:span><text:span text:style-name="T3">,5) </text:span><text:span text:style-name="T4">I $D</text:span><text:span text:style-name="T3">(^LRO(69,+</text:span><text:span text:style-name="T2">LRODT</text:span><text:span text:style-name="T3">,1,+</text:span><text:span text:style-name="T2">LRSN</text:span><text:span text:style-name="T3">,0)) </text:span><text:span text:style-name="T4">S </text:span><text:span text:style-name="T2">DIC</text:span><text:span text:style-name="T3">=</text:span><text:span text:style-name="T5">"^LRO(69,"</text:span><text:span text:style-name="T3">_</text:span><text:span text:style-name="T2">LRODT</text:span><text:span text:style-name="T3">_</text:span><text:span text:style-name="T5">",1,"</text:span><text:span text:style-name="T3">,</text:span><text:span text:style-name="T2">DA</text:span><text:span text:style-name="T3">=</text:span><text:span text:style-name="T2">LRSN</text:span><text:span text:style-name="T3">,</text:span><text:span text:style-name="T2">DR</text:span><text:span text:style-name="T3">=6 </text:span><text:span text:style-name="T4">D</text:span><text:span text:style-name="T3">:</text:span><text:span text:style-name="T2">DA</text:span><text:span text:style-name="T3">&gt;0 </text:span><text:span text:style-name="T6">EN</text:span><text:span text:style-name="T3">^DIQ </text:span><text:span text:style-name="T4">S</text:span><text:span text:style-name="T3">:</text:span><text:span text:style-name="T4">$D</text:span><text:span text:style-name="T3">(</text:span><text:span text:style-name="T2">DTOUT</text:span><text:span text:style-name="T3">)!(</text:span><text:span text:style-name="T4">$D</text:span><text:span text:style-name="T3">(</text:span><text:span text:style-name="T2">DUOUT</text:span><text:span text:style-name="T3">)) </text:span><text:span text:style-name="T2">LREND</text:span><text:span text:style-name="T3">=1 </text:span><text:span text:style-name="T4">Q</text:span><text:span text:style-name="T3">:</text:span><text:span text:style-name="T2">LREN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V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9,</text:p>
          </table:table-cell>
          <table:table-cell table:style-name="ce6" office:value-type="string" calcext:value-type="string">
            <text:p>LAB ORDER ENTRY</text:p>
          </table:table-cell>
          <table:table-cell table:style-name="ce9" office:value-type="string" calcext:value-type="string">
            <text:p> <text:span text:style-name="T1">S </text:span><text:span text:style-name="T2">LRODT</text:span><text:span text:style-name="T3">=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0),</text:span><text:span text:style-name="T2">U</text:span><text:span text:style-name="T3">,4),</text:span><text:span text:style-name="T2">LRSN</text:span><text:span text:style-name="T3">=</text:span><text:span text:style-name="T4">$P</text:span><text:span text:style-name="T3">(^(0),</text:span><text:span text:style-name="T2">U</text:span><text:span text:style-name="T3">,5) </text:span><text:span text:style-name="T4">I $D</text:span><text:span text:style-name="T3">(^LRO(69,+</text:span><text:span text:style-name="T2">LRODT</text:span><text:span text:style-name="T3">,1,+</text:span><text:span text:style-name="T2">LRSN</text:span><text:span text:style-name="T3">,0)) </text:span><text:span text:style-name="T4">S </text:span><text:span text:style-name="T2">DIC</text:span><text:span text:style-name="T3">=</text:span><text:span text:style-name="T5">"^LRO(69,"</text:span><text:span text:style-name="T3">_</text:span><text:span text:style-name="T2">LRODT</text:span><text:span text:style-name="T3">_</text:span><text:span text:style-name="T5">",1,"</text:span><text:span text:style-name="T3">,</text:span><text:span text:style-name="T2">DA</text:span><text:span text:style-name="T3">=</text:span><text:span text:style-name="T2">LRSN</text:span><text:span text:style-name="T3">,</text:span><text:span text:style-name="T2">DR</text:span><text:span text:style-name="T3">=6 </text:span><text:span text:style-name="T4">D</text:span><text:span text:style-name="T3">:</text:span><text:span text:style-name="T2">DA</text:span><text:span text:style-name="T3">&gt;0 </text:span><text:span text:style-name="T6">EN</text:span><text:span text:style-name="T3">^DIQ </text:span><text:span text:style-name="T4">S</text:span><text:span text:style-name="T3">:</text:span><text:span text:style-name="T4">$D</text:span><text:span text:style-name="T3">(</text:span><text:span text:style-name="T2">DTOUT</text:span><text:span text:style-name="T3">)!(</text:span><text:span text:style-name="T4">$D</text:span><text:span text:style-name="T3">(</text:span><text:span text:style-name="T2">DUOUT</text:span><text:span text:style-name="T3">)) </text:span><text:span text:style-name="T2">LREND</text:span><text:span text:style-name="T3">=1 </text:span><text:span text:style-name="T4">Q</text:span><text:span text:style-name="T3">:</text:span><text:span text:style-name="T2">LREN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V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9,</text:p>
          </table:table-cell>
          <table:table-cell table:style-name="ce6" office:value-type="string" calcext:value-type="string">
            <text:p>LAB ORDER ENTRY</text:p>
          </table:table-cell>
          <table:table-cell table:style-name="ce9" office:value-type="string" calcext:value-type="string">
            <text:p> <text:span text:style-name="T1">S </text:span><text:span text:style-name="T2">LRODT</text:span><text:span text:style-name="T3">=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0),</text:span><text:span text:style-name="T2">U</text:span><text:span text:style-name="T3">,4),</text:span><text:span text:style-name="T2">LRSN</text:span><text:span text:style-name="T3">=</text:span><text:span text:style-name="T4">$P</text:span><text:span text:style-name="T3">(^(0),</text:span><text:span text:style-name="T2">U</text:span><text:span text:style-name="T3">,5) </text:span><text:span text:style-name="T4">I $D</text:span><text:span text:style-name="T3">(^LRO(69,+</text:span><text:span text:style-name="T2">LRODT</text:span><text:span text:style-name="T3">,1,+</text:span><text:span text:style-name="T2">LRSN</text:span><text:span text:style-name="T3">,0)) </text:span><text:span text:style-name="T4">S </text:span><text:span text:style-name="T2">DIC</text:span><text:span text:style-name="T3">=</text:span><text:span text:style-name="T5">"^LRO(69,"</text:span><text:span text:style-name="T3">_</text:span><text:span text:style-name="T2">LRODT</text:span><text:span text:style-name="T3">_</text:span><text:span text:style-name="T5">",1,"</text:span><text:span text:style-name="T3">,</text:span><text:span text:style-name="T2">DA</text:span><text:span text:style-name="T3">=</text:span><text:span text:style-name="T2">LRSN</text:span><text:span text:style-name="T3">,</text:span><text:span text:style-name="T2">DR</text:span><text:span text:style-name="T3">=6 </text:span><text:span text:style-name="T4">D</text:span><text:span text:style-name="T3">:</text:span><text:span text:style-name="T2">DA</text:span><text:span text:style-name="T3">&gt;0 </text:span><text:span text:style-name="T6">EN</text:span><text:span text:style-name="T3">^DIQ </text:span><text:span text:style-name="T4">S</text:span><text:span text:style-name="T3">:</text:span><text:span text:style-name="T4">$D</text:span><text:span text:style-name="T3">(</text:span><text:span text:style-name="T2">DTOUT</text:span><text:span text:style-name="T3">)!(</text:span><text:span text:style-name="T4">$D</text:span><text:span text:style-name="T3">(</text:span><text:span text:style-name="T2">DUOUT</text:span><text:span text:style-name="T3">)) </text:span><text:span text:style-name="T2">LREND</text:span><text:span text:style-name="T3">=1 </text:span><text:span text:style-name="T4">Q</text:span><text:span text:style-name="T3">:</text:span><text:span text:style-name="T2">LREN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V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O(69,</text:p>
          </table:table-cell>
          <table:table-cell table:style-name="ce6" office:value-type="string" calcext:value-type="string">
            <text:p>LAB ORDER ENTRY</text:p>
          </table:table-cell>
          <table:table-cell table:style-name="ce9" office:value-type="string" calcext:value-type="string">
            <text:p> <text:span text:style-name="T1">S </text:span><text:span text:style-name="T2">LRODT</text:span><text:span text:style-name="T3">=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0),</text:span><text:span text:style-name="T2">U</text:span><text:span text:style-name="T3">,4),</text:span><text:span text:style-name="T2">LRSN</text:span><text:span text:style-name="T3">=</text:span><text:span text:style-name="T4">$P</text:span><text:span text:style-name="T3">(^(0),</text:span><text:span text:style-name="T2">U</text:span><text:span text:style-name="T3">,5) </text:span><text:span text:style-name="T4">I $D</text:span><text:span text:style-name="T3">(^LRO(69,+</text:span><text:span text:style-name="T2">LRODT</text:span><text:span text:style-name="T3">,1,+</text:span><text:span text:style-name="T2">LRSN</text:span><text:span text:style-name="T3">,0)) </text:span><text:span text:style-name="T4">S </text:span><text:span text:style-name="T2">DIC</text:span><text:span text:style-name="T3">=</text:span><text:span text:style-name="T5">"^LRO(69,"</text:span><text:span text:style-name="T3">_</text:span><text:span text:style-name="T2">LRODT</text:span><text:span text:style-name="T3">_</text:span><text:span text:style-name="T5">",1,"</text:span><text:span text:style-name="T3">,</text:span><text:span text:style-name="T2">DA</text:span><text:span text:style-name="T3">=</text:span><text:span text:style-name="T2">LRSN</text:span><text:span text:style-name="T3">,</text:span><text:span text:style-name="T2">DR</text:span><text:span text:style-name="T3">=6 </text:span><text:span text:style-name="T4">D</text:span><text:span text:style-name="T3">:</text:span><text:span text:style-name="T2">DA</text:span><text:span text:style-name="T3">&gt;0 </text:span><text:span text:style-name="T6">EN</text:span><text:span text:style-name="T3">^DIQ </text:span><text:span text:style-name="T4">S</text:span><text:span text:style-name="T3">:</text:span><text:span text:style-name="T4">$D</text:span><text:span text:style-name="T3">(</text:span><text:span text:style-name="T2">DTOUT</text:span><text:span text:style-name="T3">)!(</text:span><text:span text:style-name="T4">$D</text:span><text:span text:style-name="T3">(</text:span><text:span text:style-name="T2">DUOUT</text:span><text:span text:style-name="T3">)) </text:span><text:span text:style-name="T2">LREND</text:span><text:span text:style-name="T3">=1 </text:span><text:span text:style-name="T4">Q</text:span><text:span text:style-name="T3">:</text:span><text:span text:style-name="T2">LREN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8">
          <table:table-cell table:style-name="ce2" office:value-type="string" calcext:value-type="string">
            <text:p>LRMIV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AB(62.07,</text:p>
          </table:table-cell>
          <table:table-cell table:style-name="ce6" office:value-type="string" calcext:value-type="string">
            <text:p>EXECUTE CODE</text:p>
          </table:table-cell>
          <table:table-cell table:style-name="ce9" office:value-type="string" calcext:value-type="string">
            <text:p> <text:span text:style-name="T1">S </text:span><text:span text:style-name="T2">LRI</text:span><text:span text:style-name="T3">=0 </text:span><text:span text:style-name="T4">F  S </text:span><text:span text:style-name="T2">LRI</text:span><text:span text:style-name="T3">=+</text:span><text:span text:style-name="T4">$O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</text:span><text:span text:style-name="T2">LRI</text:span><text:span text:style-name="T3">)) </text:span><text:span text:style-name="T4">Q</text:span><text:span text:style-name="T3">:</text:span><text:span text:style-name="T2">LRI</text:span><text:span text:style-name="T3">&lt;.5  </text:span><text:span text:style-name="T4">S </text:span><text:span text:style-name="T2">N</text:span><text:span text:style-name="T3">=</text:span><text:span text:style-name="T2">N</text:span><text:span text:style-name="T3">+1,</text:span><text:span text:style-name="T2">LRTS</text:span><text:span text:style-name="T3">(</text:span><text:span text:style-name="T2">N</text:span><text:span text:style-name="T3">)=+^(</text:span><text:span text:style-name="T2">LRI</text:span><text:span text:style-name="T3">,0),</text:span><text:span text:style-name="T2">LRTX</text:span><text:span text:style-name="T3">(</text:span><text:span text:style-name="T2">N</text:span><text:span text:style-name="T3">)=</text:span><text:span text:style-name="T4">$S</text:span><text:span text:style-name="T3">(</text:span><text:span text:style-name="T4">$L</text:span><text:span text:style-name="T3">(</text:span><text:span text:style-name="T4">$P</text:span><text:span text:style-name="T3">(^LAB(60,</text:span><text:span text:style-name="T2">LRTS</text:span><text:span text:style-name="T3">(</text:span><text:span text:style-name="T2">N</text:span><text:span text:style-name="T3">),0),</text:span><text:span text:style-name="T2">U</text:span><text:span text:style-name="T3">,14)):^LAB(62.07,</text:span><text:span text:style-name="T4">$P</text:span><text:span text:style-name="T3">(^(0),</text:span><text:span text:style-name="T2">U</text:span><text:span text:style-name="T3">,14),.1),1:</text:span><text:span text:style-name="T5">"W !,""EDIT CODE IN FILE 60 NOT DEFINED."""</text:span><text:span text:style-name="T3">) </text:span><text:span text:style-name="T4">I </text:span><text:span text:style-name="T2">LRTS</text:span><text:span text:style-name="T3">(</text:span><text:span text:style-name="T2">N</text:span><text:span text:style-name="T3">)=</text:span><text:span text:style-name="T2">LRPTP </text:span><text:span text:style-name="T4">S </text:span><text:span text:style-name="T2">LRNPTP</text:span><text:span text:style-name="T3">=</text:span><text:span text:style-name="T2">N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8">
          <table:table-cell table:style-name="ce2" office:value-type="string" calcext:value-type="string">
            <text:p>LRMIV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ONDITIONAL</text:p>
          </table:table-cell>
          <table:table-cell table:style-name="ce6" office:value-type="string" calcext:value-type="string">
            <text:p>^LAB(62.07,</text:p>
          </table:table-cell>
          <table:table-cell table:style-name="ce6" office:value-type="string" calcext:value-type="string">
            <text:p>EXECUTE CODE</text:p>
          </table:table-cell>
          <table:table-cell table:style-name="ce9" office:value-type="string" calcext:value-type="string">
            <text:p> <text:span text:style-name="T1">S </text:span><text:span text:style-name="T2">LRI</text:span><text:span text:style-name="T3">=0 </text:span><text:span text:style-name="T4">F  S </text:span><text:span text:style-name="T2">LRI</text:span><text:span text:style-name="T3">=+</text:span><text:span text:style-name="T4">$O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</text:span><text:span text:style-name="T2">LRI</text:span><text:span text:style-name="T3">)) </text:span><text:span text:style-name="T4">Q</text:span><text:span text:style-name="T3">:</text:span><text:span text:style-name="T2">LRI</text:span><text:span text:style-name="T3">&lt;.5  </text:span><text:span text:style-name="T4">S </text:span><text:span text:style-name="T2">N</text:span><text:span text:style-name="T3">=</text:span><text:span text:style-name="T2">N</text:span><text:span text:style-name="T3">+1,</text:span><text:span text:style-name="T2">LRTS</text:span><text:span text:style-name="T3">(</text:span><text:span text:style-name="T2">N</text:span><text:span text:style-name="T3">)=+^(</text:span><text:span text:style-name="T2">LRI</text:span><text:span text:style-name="T3">,0),</text:span><text:span text:style-name="T2">LRTX</text:span><text:span text:style-name="T3">(</text:span><text:span text:style-name="T2">N</text:span><text:span text:style-name="T3">)=</text:span><text:span text:style-name="T4">$S</text:span><text:span text:style-name="T3">(</text:span><text:span text:style-name="T4">$L</text:span><text:span text:style-name="T3">(</text:span><text:span text:style-name="T4">$P</text:span><text:span text:style-name="T3">(^LAB(60,</text:span><text:span text:style-name="T2">LRTS</text:span><text:span text:style-name="T3">(</text:span><text:span text:style-name="T2">N</text:span><text:span text:style-name="T3">),0),</text:span><text:span text:style-name="T2">U</text:span><text:span text:style-name="T3">,14)):^LAB(62.07,</text:span><text:span text:style-name="T4">$P</text:span><text:span text:style-name="T3">(^(0),</text:span><text:span text:style-name="T2">U</text:span><text:span text:style-name="T3">,14),.1),1:</text:span><text:span text:style-name="T5">"W !,""EDIT CODE IN FILE 60 NOT DEFINED."""</text:span><text:span text:style-name="T3">) </text:span><text:span text:style-name="T4">I </text:span><text:span text:style-name="T2">LRTS</text:span><text:span text:style-name="T3">(</text:span><text:span text:style-name="T2">N</text:span><text:span text:style-name="T3">)=</text:span><text:span text:style-name="T2">LRPTP </text:span><text:span text:style-name="T4">S </text:span><text:span text:style-name="T2">LRNPTP</text:span><text:span text:style-name="T3">=</text:span><text:span text:style-name="T2">N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8">
          <table:table-cell table:style-name="ce2" office:value-type="string" calcext:value-type="string">
            <text:p>LRMIV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2.07,</text:p>
          </table:table-cell>
          <table:table-cell table:style-name="ce6" office:value-type="string" calcext:value-type="string">
            <text:p>EXECUTE CODE</text:p>
          </table:table-cell>
          <table:table-cell table:style-name="ce9" office:value-type="string" calcext:value-type="string">
            <text:p> <text:span text:style-name="T1">S </text:span><text:span text:style-name="T2">LRI</text:span><text:span text:style-name="T3">=0 </text:span><text:span text:style-name="T4">F  S </text:span><text:span text:style-name="T2">LRI</text:span><text:span text:style-name="T3">=+</text:span><text:span text:style-name="T4">$O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</text:span><text:span text:style-name="T2">LRI</text:span><text:span text:style-name="T3">)) </text:span><text:span text:style-name="T4">Q</text:span><text:span text:style-name="T3">:</text:span><text:span text:style-name="T2">LRI</text:span><text:span text:style-name="T3">&lt;.5  </text:span><text:span text:style-name="T4">S </text:span><text:span text:style-name="T2">N</text:span><text:span text:style-name="T3">=</text:span><text:span text:style-name="T2">N</text:span><text:span text:style-name="T3">+1,</text:span><text:span text:style-name="T2">LRTS</text:span><text:span text:style-name="T3">(</text:span><text:span text:style-name="T2">N</text:span><text:span text:style-name="T3">)=+^(</text:span><text:span text:style-name="T2">LRI</text:span><text:span text:style-name="T3">,0),</text:span><text:span text:style-name="T2">LRTX</text:span><text:span text:style-name="T3">(</text:span><text:span text:style-name="T2">N</text:span><text:span text:style-name="T3">)=</text:span><text:span text:style-name="T4">$S</text:span><text:span text:style-name="T3">(</text:span><text:span text:style-name="T4">$L</text:span><text:span text:style-name="T3">(</text:span><text:span text:style-name="T4">$P</text:span><text:span text:style-name="T3">(^LAB(60,</text:span><text:span text:style-name="T2">LRTS</text:span><text:span text:style-name="T3">(</text:span><text:span text:style-name="T2">N</text:span><text:span text:style-name="T3">),0),</text:span><text:span text:style-name="T2">U</text:span><text:span text:style-name="T3">,14)):^LAB(62.07,</text:span><text:span text:style-name="T4">$P</text:span><text:span text:style-name="T3">(^(0),</text:span><text:span text:style-name="T2">U</text:span><text:span text:style-name="T3">,14),.1),1:</text:span><text:span text:style-name="T5">"W !,""EDIT CODE IN FILE 60 NOT DEFINED."""</text:span><text:span text:style-name="T3">) </text:span><text:span text:style-name="T4">I </text:span><text:span text:style-name="T2">LRTS</text:span><text:span text:style-name="T3">(</text:span><text:span text:style-name="T2">N</text:span><text:span text:style-name="T3">)=</text:span><text:span text:style-name="T2">LRPTP </text:span><text:span text:style-name="T4">S </text:span><text:span text:style-name="T2">LRNPTP</text:span><text:span text:style-name="T3">=</text:span><text:span text:style-name="T2">N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8">
          <table:table-cell table:style-name="ce2" office:value-type="string" calcext:value-type="string">
            <text:p>LRMIV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2.07,</text:p>
          </table:table-cell>
          <table:table-cell table:style-name="ce6" office:value-type="string" calcext:value-type="string">
            <text:p>EXECUTE CODE</text:p>
          </table:table-cell>
          <table:table-cell table:style-name="ce9" office:value-type="string" calcext:value-type="string">
            <text:p> <text:span text:style-name="T1">S </text:span><text:span text:style-name="T2">LRI</text:span><text:span text:style-name="T3">=0 </text:span><text:span text:style-name="T4">F  S </text:span><text:span text:style-name="T2">LRI</text:span><text:span text:style-name="T3">=+</text:span><text:span text:style-name="T4">$O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</text:span><text:span text:style-name="T2">LRI</text:span><text:span text:style-name="T3">)) </text:span><text:span text:style-name="T4">Q</text:span><text:span text:style-name="T3">:</text:span><text:span text:style-name="T2">LRI</text:span><text:span text:style-name="T3">&lt;.5  </text:span><text:span text:style-name="T4">S </text:span><text:span text:style-name="T2">N</text:span><text:span text:style-name="T3">=</text:span><text:span text:style-name="T2">N</text:span><text:span text:style-name="T3">+1,</text:span><text:span text:style-name="T2">LRTS</text:span><text:span text:style-name="T3">(</text:span><text:span text:style-name="T2">N</text:span><text:span text:style-name="T3">)=+^(</text:span><text:span text:style-name="T2">LRI</text:span><text:span text:style-name="T3">,0),</text:span><text:span text:style-name="T2">LRTX</text:span><text:span text:style-name="T3">(</text:span><text:span text:style-name="T2">N</text:span><text:span text:style-name="T3">)=</text:span><text:span text:style-name="T4">$S</text:span><text:span text:style-name="T3">(</text:span><text:span text:style-name="T4">$L</text:span><text:span text:style-name="T3">(</text:span><text:span text:style-name="T4">$P</text:span><text:span text:style-name="T3">(^LAB(60,</text:span><text:span text:style-name="T2">LRTS</text:span><text:span text:style-name="T3">(</text:span><text:span text:style-name="T2">N</text:span><text:span text:style-name="T3">),0),</text:span><text:span text:style-name="T2">U</text:span><text:span text:style-name="T3">,14)):^LAB(62.07,</text:span><text:span text:style-name="T4">$P</text:span><text:span text:style-name="T3">(^(0),</text:span><text:span text:style-name="T2">U</text:span><text:span text:style-name="T3">,14),.1),1:</text:span><text:span text:style-name="T5">"W !,""EDIT CODE IN FILE 60 NOT DEFINED."""</text:span><text:span text:style-name="T3">) </text:span><text:span text:style-name="T4">I </text:span><text:span text:style-name="T2">LRTS</text:span><text:span text:style-name="T3">(</text:span><text:span text:style-name="T2">N</text:span><text:span text:style-name="T3">)=</text:span><text:span text:style-name="T2">LRPTP </text:span><text:span text:style-name="T4">S </text:span><text:span text:style-name="T2">LRNPTP</text:span><text:span text:style-name="T3">=</text:span><text:span text:style-name="T2">N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V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I </text:span><text:span text:style-name="T3">'</text:span><text:span text:style-name="T4">$D</text:span><text:span text:style-name="T3">(</text:span><text:span text:style-name="T2">LRNPTP</text:span><text:span text:style-name="T3">),</text:span><text:span text:style-name="T2">N</text:span><text:span text:style-name="T3">&gt;0 </text:span><text:span text:style-name="T4">F </text:span><text:span text:style-name="T2">J</text:span><text:span text:style-name="T3">=1:1:</text:span><text:span text:style-name="T2">N </text:span><text:span text:style-name="T4">W </text:span><text:span text:style-name="T3">!,?3,</text:span><text:span text:style-name="T2">J</text:span><text:span text:style-name="T3">,?8,</text:span><text:span text:style-name="T4">$P</text:span><text:span text:style-name="T3">(^LAB(60,</text:span><text:span text:style-name="T2">LRTS</text:span><text:span text:style-name="T3">(</text:span><text:span text:style-name="T2">J</text:span><text:span text:style-name="T3">),0),</text:span><text:span text:style-name="T2">U</text:span><text:span text:style-name="T3">) </text:span><text:span text:style-name="T4">S </text:span><text:span text:style-name="T2">Y</text:span><text:span text:style-name="T3">=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</text:span><text:span text:style-name="T2">LRTS</text:span><text:span text:style-name="T3">(</text:span><text:span text:style-name="T2">J</text:span><text:span text:style-name="T3">),0),</text:span><text:span text:style-name="T2">U</text:span><text:span text:style-name="T3">,5) </text:span><text:span text:style-name="T4">D</text:span><text:span text:style-name="T3">:</text:span><text:span text:style-name="T2">Y</text:span><text:span text:style-name="T3">&gt;0 </text:span><text:span text:style-name="T6">DD</text:span><text:span text:style-name="T3">^LRX </text:span><text:span text:style-name="T4">W</text:span><text:span text:style-name="T3">:</text:span><text:span text:style-name="T2">Y</text:span><text:span text:style-name="T3">'=</text:span><text:span text:style-name="T5">"" " completed "</text:span><text:span text:style-name="T3">,</text:span><text:span text:style-name="T2">Y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V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I </text:span><text:span text:style-name="T3">'</text:span><text:span text:style-name="T4">$D</text:span><text:span text:style-name="T3">(</text:span><text:span text:style-name="T2">LRNPTP</text:span><text:span text:style-name="T3">),</text:span><text:span text:style-name="T2">N</text:span><text:span text:style-name="T3">&gt;0 </text:span><text:span text:style-name="T4">F </text:span><text:span text:style-name="T2">J</text:span><text:span text:style-name="T3">=1:1:</text:span><text:span text:style-name="T2">N </text:span><text:span text:style-name="T4">W </text:span><text:span text:style-name="T3">!,?3,</text:span><text:span text:style-name="T2">J</text:span><text:span text:style-name="T3">,?8,</text:span><text:span text:style-name="T4">$P</text:span><text:span text:style-name="T3">(^LAB(60,</text:span><text:span text:style-name="T2">LRTS</text:span><text:span text:style-name="T3">(</text:span><text:span text:style-name="T2">J</text:span><text:span text:style-name="T3">),0),</text:span><text:span text:style-name="T2">U</text:span><text:span text:style-name="T3">) </text:span><text:span text:style-name="T4">S </text:span><text:span text:style-name="T2">Y</text:span><text:span text:style-name="T3">=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</text:span><text:span text:style-name="T2">LRTS</text:span><text:span text:style-name="T3">(</text:span><text:span text:style-name="T2">J</text:span><text:span text:style-name="T3">),0),</text:span><text:span text:style-name="T2">U</text:span><text:span text:style-name="T3">,5) </text:span><text:span text:style-name="T4">D</text:span><text:span text:style-name="T3">:</text:span><text:span text:style-name="T2">Y</text:span><text:span text:style-name="T3">&gt;0 </text:span><text:span text:style-name="T6">DD</text:span><text:span text:style-name="T3">^LRX </text:span><text:span text:style-name="T4">W</text:span><text:span text:style-name="T3">:</text:span><text:span text:style-name="T2">Y</text:span><text:span text:style-name="T3">'=</text:span><text:span text:style-name="T5">"" " completed "</text:span><text:span text:style-name="T3">,</text:span><text:span text:style-name="T2">Y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V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10" office:value-type="string" calcext:value-type="string">
            <text:p>EC3 <text:span text:style-name="T1">S </text:span><text:span text:style-name="T2">LRSSCN</text:span><text:span text:style-name="T3">=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5)_</text:span><text:span text:style-name="T2">U</text:span><text:span text:style-name="T3">_</text:span><text:span text:style-name="T4">$P</text:span><text:span text:style-name="T3">(^(0),</text:span><text:span text:style-name="T2">U</text:span><text:span text:style-name="T3">,11) </text:span><text:span text:style-name="T4">D</text:span><text:span text:style-name="T3">:</text:span><text:span text:style-name="T2">LRSSCN</text:span><text:span text:style-name="T3">'=</text:span><text:span text:style-name="T2">LRSSC </text:span><text:span text:style-name="T6">UPDATE </text:span><text:span text:style-name="T4">K </text:span><text:span text:style-name="T2">LRSSCN</text:span><text:span text:style-name="T3">,</text:span><text:span text:style-name="T2">LRSSC </text:span><text:span text:style-name="T4">S </text:span><text:span text:style-name="T2">LRSAME</text:span><text:span text:style-name="T3">=1 </text:span><text:span text:style-name="T4">D </text:span><text:span text:style-name="T6">TIME</text:span><text:span text:style-name="T3">^LRMIV3 </text:span><text:span text:style-name="T4">D</text:span><text:span text:style-name="T3">:'</text:span><text:span text:style-name="T2">LREND </text:span><text:span text:style-name="T6">STF</text:span><text:span text:style-name="T3">^LRMIUT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V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10" office:value-type="string" calcext:value-type="string">
            <text:p>EC3 <text:span text:style-name="T1">S </text:span><text:span text:style-name="T2">LRSSCN</text:span><text:span text:style-name="T3">=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5)_</text:span><text:span text:style-name="T2">U</text:span><text:span text:style-name="T3">_</text:span><text:span text:style-name="T4">$P</text:span><text:span text:style-name="T3">(^(0),</text:span><text:span text:style-name="T2">U</text:span><text:span text:style-name="T3">,11) </text:span><text:span text:style-name="T4">D</text:span><text:span text:style-name="T3">:</text:span><text:span text:style-name="T2">LRSSCN</text:span><text:span text:style-name="T3">'=</text:span><text:span text:style-name="T2">LRSSC </text:span><text:span text:style-name="T6">UPDATE </text:span><text:span text:style-name="T4">K </text:span><text:span text:style-name="T2">LRSSCN</text:span><text:span text:style-name="T3">,</text:span><text:span text:style-name="T2">LRSSC </text:span><text:span text:style-name="T4">S </text:span><text:span text:style-name="T2">LRSAME</text:span><text:span text:style-name="T3">=1 </text:span><text:span text:style-name="T4">D </text:span><text:span text:style-name="T6">TIME</text:span><text:span text:style-name="T3">^LRMIV3 </text:span><text:span text:style-name="T4">D</text:span><text:span text:style-name="T3">:'</text:span><text:span text:style-name="T2">LREND </text:span><text:span text:style-name="T6">STF</text:span><text:span text:style-name="T3">^LRMIUT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V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10" office:value-type="string" calcext:value-type="string">
            <text:p>EC3 <text:span text:style-name="T1">S </text:span><text:span text:style-name="T2">LRSSCN</text:span><text:span text:style-name="T3">=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5)_</text:span><text:span text:style-name="T2">U</text:span><text:span text:style-name="T3">_</text:span><text:span text:style-name="T4">$P</text:span><text:span text:style-name="T3">(^(0),</text:span><text:span text:style-name="T2">U</text:span><text:span text:style-name="T3">,11) </text:span><text:span text:style-name="T4">D</text:span><text:span text:style-name="T3">:</text:span><text:span text:style-name="T2">LRSSCN</text:span><text:span text:style-name="T3">'=</text:span><text:span text:style-name="T2">LRSSC </text:span><text:span text:style-name="T6">UPDATE </text:span><text:span text:style-name="T4">K </text:span><text:span text:style-name="T2">LRSSCN</text:span><text:span text:style-name="T3">,</text:span><text:span text:style-name="T2">LRSSC </text:span><text:span text:style-name="T4">S </text:span><text:span text:style-name="T2">LRSAME</text:span><text:span text:style-name="T3">=1 </text:span><text:span text:style-name="T4">D </text:span><text:span text:style-name="T6">TIME</text:span><text:span text:style-name="T3">^LRMIV3 </text:span><text:span text:style-name="T4">D</text:span><text:span text:style-name="T3">:'</text:span><text:span text:style-name="T2">LREND </text:span><text:span text:style-name="T6">STF</text:span><text:span text:style-name="T3">^LRMIUT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10" office:value-type="string" calcext:value-type="string">
            <text:p>CHECK <text:span text:style-name="T1">S </text:span><text:span text:style-name="T2">LRSSCA</text:span><text:span text:style-name="T3">=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6),</text:span><text:span text:style-name="T2">LRSSCAA</text:span><text:span text:style-name="T3">=+</text:span><text:span text:style-name="T4">$O</text:span><text:span text:style-name="T3">(^LRO(68,</text:span><text:span text:style-name="T5">"B"</text:span><text:span text:style-name="T3">,</text:span><text:span text:style-name="T4">$P</text:span><text:span text:style-name="T3">(</text:span><text:span text:style-name="T2">LRSSCA</text:span><text:span text:style-name="T3">,</text:span><text:span text:style-name="T5">" "</text:span><text:span text:style-name="T3">),0)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10" office:value-type="string" calcext:value-type="string">
            <text:p>CHECK <text:span text:style-name="T1">S </text:span><text:span text:style-name="T2">LRSSCA</text:span><text:span text:style-name="T3">=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6),</text:span><text:span text:style-name="T2">LRSSCAA</text:span><text:span text:style-name="T3">=+</text:span><text:span text:style-name="T4">$O</text:span><text:span text:style-name="T3">(^LRO(68,</text:span><text:span text:style-name="T5">"B"</text:span><text:span text:style-name="T3">,</text:span><text:span text:style-name="T4">$P</text:span><text:span text:style-name="T3">(</text:span><text:span text:style-name="T2">LRSSCA</text:span><text:span text:style-name="T3">,</text:span><text:span text:style-name="T5">" "</text:span><text:span text:style-name="T3">),0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10" office:value-type="string" calcext:value-type="string">
            <text:p>CHECK <text:span text:style-name="T1">S </text:span><text:span text:style-name="T2">LRSSCA</text:span><text:span text:style-name="T3">=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6),</text:span><text:span text:style-name="T2">LRSSCAA</text:span><text:span text:style-name="T3">=+</text:span><text:span text:style-name="T4">$O</text:span><text:span text:style-name="T3">(^LRO(68,</text:span><text:span text:style-name="T5">"B"</text:span><text:span text:style-name="T3">,</text:span><text:span text:style-name="T4">$P</text:span><text:span text:style-name="T3">(</text:span><text:span text:style-name="T2">LRSSCA</text:span><text:span text:style-name="T3">,</text:span><text:span text:style-name="T5">" "</text:span><text:span text:style-name="T3">),0)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J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J</text:span><text:span text:style-name="T3">=+</text:span><text:span text:style-name="T4">$O</text:span><text:span text:style-name="T3">(^LRO(68,</text:span><text:span text:style-name="T2">LRSSCAA</text:span><text:span text:style-name="T3">,1,</text:span><text:span text:style-name="T2">LRSSCAY</text:span><text:span text:style-name="T3">,1,</text:span><text:span text:style-name="T2">LRSSCAN</text:span><text:span text:style-name="T3">,5,</text:span><text:span text:style-name="T2">J</text:span><text:span text:style-name="T3">)) </text:span><text:span text:style-name="T4">Q</text:span><text:span text:style-name="T3">:</text:span><text:span text:style-name="T2">J</text:span><text:span text:style-name="T3">&lt;1  </text:span><text:span text:style-name="T4">I </text:span><text:span text:style-name="T3">^(</text:span><text:span text:style-name="T2">J</text:span><text:span text:style-name="T3">,0)=</text:span><text:span text:style-name="T2">LRSSC </text:span><text:span text:style-name="T4">S </text:span><text:span text:style-name="T3">^(0)=</text:span><text:span text:style-name="T2">LRSSCN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J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J</text:span><text:span text:style-name="T3">=+</text:span><text:span text:style-name="T4">$O</text:span><text:span text:style-name="T3">(^LRO(68,</text:span><text:span text:style-name="T2">LRSSCAA</text:span><text:span text:style-name="T3">,1,</text:span><text:span text:style-name="T2">LRSSCAY</text:span><text:span text:style-name="T3">,1,</text:span><text:span text:style-name="T2">LRSSCAN</text:span><text:span text:style-name="T3">,5,</text:span><text:span text:style-name="T2">J</text:span><text:span text:style-name="T3">)) </text:span><text:span text:style-name="T4">Q</text:span><text:span text:style-name="T3">:</text:span><text:span text:style-name="T2">J</text:span><text:span text:style-name="T3">&lt;1  </text:span><text:span text:style-name="T4">I </text:span><text:span text:style-name="T3">^(</text:span><text:span text:style-name="T2">J</text:span><text:span text:style-name="T3">,0)=</text:span><text:span text:style-name="T2">LRSSC </text:span><text:span text:style-name="T4">S </text:span><text:span text:style-name="T3">^(0)=</text:span><text:span text:style-name="T2">LRSSCN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2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SSCOD</text:span><text:span text:style-name="T3">=</text:span><text:span text:style-name="T4">$P</text:span><text:span text:style-name="T3">(^LRO(68,</text:span><text:span text:style-name="T2">LRSSCAA</text:span><text:span text:style-name="T3">,1,</text:span><text:span text:style-name="T2">LRSSCAY</text:span><text:span text:style-name="T3">,1,</text:span><text:span text:style-name="T2">LRSSCAN</text:span><text:span text:style-name="T3">,0),</text:span><text:span text:style-name="T2">U</text:span><text:span text:style-name="T3">,4),</text:span><text:span text:style-name="T2">LRSSCON</text:span><text:span text:style-name="T3">=^(.1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2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SSCOD</text:span><text:span text:style-name="T3">=</text:span><text:span text:style-name="T4">$P</text:span><text:span text:style-name="T3">(^LRO(68,</text:span><text:span text:style-name="T2">LRSSCAA</text:span><text:span text:style-name="T3">,1,</text:span><text:span text:style-name="T2">LRSSCAY</text:span><text:span text:style-name="T3">,1,</text:span><text:span text:style-name="T2">LRSSCAN</text:span><text:span text:style-name="T3">,0),</text:span><text:span text:style-name="T2">U</text:span><text:span text:style-name="T3">,4),</text:span><text:span text:style-name="T2">LRSSCON</text:span><text:span text:style-name="T3">=^(.1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2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SSCOD</text:span><text:span text:style-name="T3">=</text:span><text:span text:style-name="T4">$P</text:span><text:span text:style-name="T3">(^LRO(68,</text:span><text:span text:style-name="T2">LRSSCAA</text:span><text:span text:style-name="T3">,1,</text:span><text:span text:style-name="T2">LRSSCAY</text:span><text:span text:style-name="T3">,1,</text:span><text:span text:style-name="T2">LRSSCAN</text:span><text:span text:style-name="T3">,0),</text:span><text:span text:style-name="T2">U</text:span><text:span text:style-name="T3">,4),</text:span><text:span text:style-name="T2">LRSSCON</text:span><text:span text:style-name="T3">=^(.1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2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O(69,</text:p>
          </table:table-cell>
          <table:table-cell table:style-name="ce6" office:value-type="string" calcext:value-type="string">
            <text:p>LAB ORDER ENTRY</text:p>
          </table:table-cell>
          <table:table-cell table:style-name="ce9" office:value-type="string" calcext:value-type="string">
            <text:p> <text:span text:style-name="T1">S </text:span><text:span text:style-name="T2">J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J</text:span><text:span text:style-name="T3">=+</text:span><text:span text:style-name="T4">$O</text:span><text:span text:style-name="T3">(^LRO(69,</text:span><text:span text:style-name="T2">LRSSCOD</text:span><text:span text:style-name="T3">,1,</text:span><text:span text:style-name="T2">J</text:span><text:span text:style-name="T3">)) </text:span><text:span text:style-name="T4">Q</text:span><text:span text:style-name="T3">:</text:span><text:span text:style-name="T2">J</text:span><text:span text:style-name="T3">&lt;1  </text:span><text:span text:style-name="T4">I $D</text:span><text:span text:style-name="T3">(^(</text:span><text:span text:style-name="T2">J</text:span><text:span text:style-name="T3">,.1)),^(.1)=</text:span><text:span text:style-name="T2">LRSSCON </text:span><text:span text:style-name="T4">D </text:span><text:span text:style-name="T6">ORDER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2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9,</text:p>
          </table:table-cell>
          <table:table-cell table:style-name="ce6" office:value-type="string" calcext:value-type="string">
            <text:p>LAB ORDER ENTRY</text:p>
          </table:table-cell>
          <table:table-cell table:style-name="ce9" office:value-type="string" calcext:value-type="string">
            <text:p> <text:span text:style-name="T1">S </text:span><text:span text:style-name="T2">J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J</text:span><text:span text:style-name="T3">=+</text:span><text:span text:style-name="T4">$O</text:span><text:span text:style-name="T3">(^LRO(69,</text:span><text:span text:style-name="T2">LRSSCOD</text:span><text:span text:style-name="T3">,1,</text:span><text:span text:style-name="T2">J</text:span><text:span text:style-name="T3">)) </text:span><text:span text:style-name="T4">Q</text:span><text:span text:style-name="T3">:</text:span><text:span text:style-name="T2">J</text:span><text:span text:style-name="T3">&lt;1  </text:span><text:span text:style-name="T4">I $D</text:span><text:span text:style-name="T3">(^(</text:span><text:span text:style-name="T2">J</text:span><text:span text:style-name="T3">,.1)),^(.1)=</text:span><text:span text:style-name="T2">LRSSCON </text:span><text:span text:style-name="T4">D </text:span><text:span text:style-name="T6">ORDER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V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9,</text:p>
          </table:table-cell>
          <table:table-cell table:style-name="ce6" office:value-type="string" calcext:value-type="string">
            <text:p>LAB ORDER ENTRY</text:p>
          </table:table-cell>
          <table:table-cell table:style-name="ce10" office:value-type="string" calcext:value-type="string">
            <text:p>ORDER <text:span text:style-name="T1">S $P</text:span><text:span text:style-name="T3">(^LRO(69,</text:span><text:span text:style-name="T2">LRSSCOD</text:span><text:span text:style-name="T3">,1,</text:span><text:span text:style-name="T2">J</text:span><text:span text:style-name="T3">,0),</text:span><text:span text:style-name="T2">U</text:span><text:span text:style-name="T3">,3)=</text:span><text:span text:style-name="T4">$P</text:span><text:span text:style-name="T3">(</text:span><text:span text:style-name="T2">LRSSCN</text:span><text:span text:style-name="T3">,</text:span><text:span text:style-name="T2">U</text:span><text:span text:style-name="T3">,2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V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SET PIECE</text:p>
          </table:table-cell>
          <table:table-cell table:style-name="ce6" office:value-type="string" calcext:value-type="string">
            <text:p>^LRO(69,</text:p>
          </table:table-cell>
          <table:table-cell table:style-name="ce6" office:value-type="string" calcext:value-type="string">
            <text:p>LAB ORDER ENTRY</text:p>
          </table:table-cell>
          <table:table-cell table:style-name="ce10" office:value-type="string" calcext:value-type="string">
            <text:p>ORDER <text:span text:style-name="T1">S $P</text:span><text:span text:style-name="T3">(^LRO(69,</text:span><text:span text:style-name="T2">LRSSCOD</text:span><text:span text:style-name="T3">,1,</text:span><text:span text:style-name="T2">J</text:span><text:span text:style-name="T3">,0),</text:span><text:span text:style-name="T2">U</text:span><text:span text:style-name="T3">,3)=</text:span><text:span text:style-name="T4">$P</text:span><text:span text:style-name="T3">(</text:span><text:span text:style-name="T2">LRSSCN</text:span><text:span text:style-name="T3">,</text:span><text:span text:style-name="T2">U</text:span><text:span text:style-name="T3">,2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O(69,</text:p>
          </table:table-cell>
          <table:table-cell table:style-name="ce6" office:value-type="string" calcext:value-type="string">
            <text:p>LAB ORDER ENTRY</text:p>
          </table:table-cell>
          <table:table-cell table:style-name="ce9" office:value-type="string" calcext:value-type="string">
            <text:p> <text:span text:style-name="T1">S </text:span><text:span text:style-name="T2">K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K</text:span><text:span text:style-name="T3">=+</text:span><text:span text:style-name="T4">$O</text:span><text:span text:style-name="T3">(^LRO(69,</text:span><text:span text:style-name="T2">LRSSCOD</text:span><text:span text:style-name="T3">,1,</text:span><text:span text:style-name="T2">J</text:span><text:span text:style-name="T3">,4,</text:span><text:span text:style-name="T2">K</text:span><text:span text:style-name="T3">)) </text:span><text:span text:style-name="T4">Q</text:span><text:span text:style-name="T3">:</text:span><text:span text:style-name="T2">K</text:span><text:span text:style-name="T3">&lt;1  </text:span><text:span text:style-name="T4">I </text:span><text:span text:style-name="T3">^(</text:span><text:span text:style-name="T2">K</text:span><text:span text:style-name="T3">,0)=</text:span><text:span text:style-name="T2">LRSSC </text:span><text:span text:style-name="T4">S </text:span><text:span text:style-name="T3">^(0)=</text:span><text:span text:style-name="T2">LRSSCN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9,</text:p>
          </table:table-cell>
          <table:table-cell table:style-name="ce6" office:value-type="string" calcext:value-type="string">
            <text:p>LAB ORDER ENTRY</text:p>
          </table:table-cell>
          <table:table-cell table:style-name="ce9" office:value-type="string" calcext:value-type="string">
            <text:p> <text:span text:style-name="T1">S </text:span><text:span text:style-name="T2">K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K</text:span><text:span text:style-name="T3">=+</text:span><text:span text:style-name="T4">$O</text:span><text:span text:style-name="T3">(^LRO(69,</text:span><text:span text:style-name="T2">LRSSCOD</text:span><text:span text:style-name="T3">,1,</text:span><text:span text:style-name="T2">J</text:span><text:span text:style-name="T3">,4,</text:span><text:span text:style-name="T2">K</text:span><text:span text:style-name="T3">)) </text:span><text:span text:style-name="T4">Q</text:span><text:span text:style-name="T3">:</text:span><text:span text:style-name="T2">K</text:span><text:span text:style-name="T3">&lt;1  </text:span><text:span text:style-name="T4">I </text:span><text:span text:style-name="T3">^(</text:span><text:span text:style-name="T2">K</text:span><text:span text:style-name="T3">,0)=</text:span><text:span text:style-name="T2">LRSSC </text:span><text:span text:style-name="T4">S </text:span><text:span text:style-name="T3">^(0)=</text:span><text:span text:style-name="T2">LRSSCN </text:span><text:span text:style-name="T4">Q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0,</text:p>
          </table:table-cell>
          <table:table-cell table:style-name="ce6" office:value-type="string" calcext:value-type="string">
            <text:p>LABORATORY TEST</text:p>
          </table:table-cell>
          <table:table-cell table:style-name="ce10" office:value-type="string" calcext:value-type="string">
            <text:p>COMP <text:span text:style-name="T1">S </text:span><text:span text:style-name="T2">Y</text:span><text:span text:style-name="T3">=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</text:span><text:span text:style-name="T2">LRTS</text:span><text:span text:style-name="T3">,0),</text:span><text:span text:style-name="T2">U</text:span><text:span text:style-name="T3">,5) </text:span><text:span text:style-name="T4">D</text:span><text:span text:style-name="T3">:</text:span><text:span text:style-name="T2">Y</text:span><text:span text:style-name="T3">&gt;0 </text:span><text:span text:style-name="T6">DD</text:span><text:span text:style-name="T3">^LRX </text:span><text:span text:style-name="T4">W </text:span><text:span text:style-name="T3">!,</text:span><text:span text:style-name="T4">$P</text:span><text:span text:style-name="T3">(^LAB(60,</text:span><text:span text:style-name="T2">LRTS</text:span><text:span text:style-name="T3">,0),</text:span><text:span text:style-name="T2">U</text:span><text:span text:style-name="T3">),</text:span><text:span text:style-name="T5">" completed: 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AB(60,</text:p>
          </table:table-cell>
          <table:table-cell table:style-name="ce6" office:value-type="string" calcext:value-type="string">
            <text:p>LABORATORY TEST</text:p>
          </table:table-cell>
          <table:table-cell table:style-name="ce10" office:value-type="string" calcext:value-type="string">
            <text:p>COMP <text:span text:style-name="T1">S </text:span><text:span text:style-name="T2">Y</text:span><text:span text:style-name="T3">=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</text:span><text:span text:style-name="T2">LRTS</text:span><text:span text:style-name="T3">,0),</text:span><text:span text:style-name="T2">U</text:span><text:span text:style-name="T3">,5) </text:span><text:span text:style-name="T4">D</text:span><text:span text:style-name="T3">:</text:span><text:span text:style-name="T2">Y</text:span><text:span text:style-name="T3">&gt;0 </text:span><text:span text:style-name="T6">DD</text:span><text:span text:style-name="T3">^LRX </text:span><text:span text:style-name="T4">W </text:span><text:span text:style-name="T3">!,</text:span><text:span text:style-name="T4">$P</text:span><text:span text:style-name="T3">(^LAB(60,</text:span><text:span text:style-name="T2">LRTS</text:span><text:span text:style-name="T3">,0),</text:span><text:span text:style-name="T2">U</text:span><text:span text:style-name="T3">),</text:span><text:span text:style-name="T5">" completed: 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8">
          <table:table-cell table:style-name="ce2" office:value-type="string" calcext:value-type="string">
            <text:p>LRMIV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MULTIPLE COMMAND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I </text:span><text:span text:style-name="T2">%</text:span><text:span text:style-name="T3">=1 </text:span><text:span text:style-name="T4">S </text:span><text:span text:style-name="T2">Y</text:span><text:span text:style-name="T3">=+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</text:span><text:span text:style-name="T2">LRTS</text:span><text:span text:style-name="T3">,0),</text:span><text:span text:style-name="T2">U</text:span><text:span text:style-name="T3">,5),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</text:span><text:span text:style-name="T2">LRTS</text:span><text:span text:style-name="T3">,0),</text:span><text:span text:style-name="T2">U</text:span><text:span text:style-name="T3">,5)=</text:span><text:span text:style-name="T5">"" </text:span><text:span text:style-name="T4">K</text:span><text:span text:style-name="T3">:</text:span><text:span text:style-name="T2">Y </text:span><text:span text:style-name="T3">^LRO(68,</text:span><text:span text:style-name="T2">LRAA</text:span><text:span text:style-name="T3">,1,</text:span><text:span text:style-name="T2">LRAD</text:span><text:span text:style-name="T3">,1,</text:span><text:span text:style-name="T5">"AD"</text:span><text:span text:style-name="T3">,</text:span><text:span text:style-name="T4">$P</text:span><text:span text:style-name="T3">(</text:span><text:span text:style-name="T2">Y</text:span><text:span text:style-name="T3">,</text:span><text:span text:style-name="T5">"."</text:span><text:span text:style-name="T3">),+</text:span><text:span text:style-name="T2">LRAN</text:span><text:span text:style-name="T3">),^LRO(68,</text:span><text:span text:style-name="T2">LRAA</text:span><text:span text:style-name="T3">,1,</text:span><text:span text:style-name="T2">LRAD</text:span><text:span text:style-name="T3">,1,</text:span><text:span text:style-name="T5">"AC"</text:span><text:span text:style-name="T3">,</text:span><text:span text:style-name="T2">Y</text:span><text:span text:style-name="T3">,+</text:span><text:span text:style-name="T2">LRAN</text:span><text:span text:style-name="T3">),^LRO(68,</text:span><text:span text:style-name="T5">"AA"</text:span><text:span text:style-name="T3">,</text:span><text:span text:style-name="T2">LRAA</text:span><text:span text:style-name="T3">_</text:span><text:span text:style-name="T5">"|"</text:span><text:span text:style-name="T3">_</text:span><text:span text:style-name="T2">LRAD</text:span><text:span text:style-name="T3">_</text:span><text:span text:style-name="T5">"|"</text:span><text:span text:style-name="T3">_</text:span><text:span text:style-name="T2">LRAN</text:span><text:span text:style-name="T3">_</text:span><text:span text:style-name="T5">"|"</text:span><text:span text:style-name="T3">_</text:span><text:span text:style-name="T2">LRTS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8">
          <table:table-cell table:style-name="ce2" office:value-type="string" calcext:value-type="string">
            <text:p>LRMIV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I </text:span><text:span text:style-name="T2">%</text:span><text:span text:style-name="T3">=1 </text:span><text:span text:style-name="T4">S </text:span><text:span text:style-name="T2">Y</text:span><text:span text:style-name="T3">=+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</text:span><text:span text:style-name="T2">LRTS</text:span><text:span text:style-name="T3">,0),</text:span><text:span text:style-name="T2">U</text:span><text:span text:style-name="T3">,5),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</text:span><text:span text:style-name="T2">LRTS</text:span><text:span text:style-name="T3">,0),</text:span><text:span text:style-name="T2">U</text:span><text:span text:style-name="T3">,5)=</text:span><text:span text:style-name="T5">"" </text:span><text:span text:style-name="T4">K</text:span><text:span text:style-name="T3">:</text:span><text:span text:style-name="T2">Y </text:span><text:span text:style-name="T3">^LRO(68,</text:span><text:span text:style-name="T2">LRAA</text:span><text:span text:style-name="T3">,1,</text:span><text:span text:style-name="T2">LRAD</text:span><text:span text:style-name="T3">,1,</text:span><text:span text:style-name="T5">"AD"</text:span><text:span text:style-name="T3">,</text:span><text:span text:style-name="T4">$P</text:span><text:span text:style-name="T3">(</text:span><text:span text:style-name="T2">Y</text:span><text:span text:style-name="T3">,</text:span><text:span text:style-name="T5">"."</text:span><text:span text:style-name="T3">),+</text:span><text:span text:style-name="T2">LRAN</text:span><text:span text:style-name="T3">),^LRO(68,</text:span><text:span text:style-name="T2">LRAA</text:span><text:span text:style-name="T3">,1,</text:span><text:span text:style-name="T2">LRAD</text:span><text:span text:style-name="T3">,1,</text:span><text:span text:style-name="T5">"AC"</text:span><text:span text:style-name="T3">,</text:span><text:span text:style-name="T2">Y</text:span><text:span text:style-name="T3">,+</text:span><text:span text:style-name="T2">LRAN</text:span><text:span text:style-name="T3">),^LRO(68,</text:span><text:span text:style-name="T5">"AA"</text:span><text:span text:style-name="T3">,</text:span><text:span text:style-name="T2">LRAA</text:span><text:span text:style-name="T3">_</text:span><text:span text:style-name="T5">"|"</text:span><text:span text:style-name="T3">_</text:span><text:span text:style-name="T2">LRAD</text:span><text:span text:style-name="T3">_</text:span><text:span text:style-name="T5">"|"</text:span><text:span text:style-name="T3">_</text:span><text:span text:style-name="T2">LRAN</text:span><text:span text:style-name="T3">_</text:span><text:span text:style-name="T5">"|"</text:span><text:span text:style-name="T3">_</text:span><text:span text:style-name="T2">LRTS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V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MULTIPLE COMMAND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$P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</text:span><text:span text:style-name="T2">LRTS</text:span><text:span text:style-name="T3">,0),</text:span><text:span text:style-name="T2">U</text:span><text:span text:style-name="T3">,4,5)=</text:span><text:span text:style-name="T2">DUZ</text:span><text:span text:style-name="T3">_</text:span><text:span text:style-name="T2">U</text:span><text:span text:style-name="T3">_</text:span><text:span text:style-name="T2">Y</text:span><text:span text:style-name="T3">,^LRO(68,</text:span><text:span text:style-name="T2">LRAA</text:span><text:span text:style-name="T3">,1,</text:span><text:span text:style-name="T2">LRAD</text:span><text:span text:style-name="T3">,1,</text:span><text:span text:style-name="T5">"AD"</text:span><text:span text:style-name="T3">,</text:span><text:span text:style-name="T4">$P</text:span><text:span text:style-name="T3">(</text:span><text:span text:style-name="T2">Y</text:span><text:span text:style-name="T3">,</text:span><text:span text:style-name="T5">"."</text:span><text:span text:style-name="T3">),+</text:span><text:span text:style-name="T2">LRAN</text:span><text:span text:style-name="T3">)=</text:span><text:span text:style-name="T5">""</text:span><text:span text:style-name="T3">,^LRO(68,</text:span><text:span text:style-name="T2">LRAA</text:span><text:span text:style-name="T3">,1,</text:span><text:span text:style-name="T2">LRAD</text:span><text:span text:style-name="T3">,1,</text:span><text:span text:style-name="T5">"AC"</text:span><text:span text:style-name="T3">,</text:span><text:span text:style-name="T2">Y</text:span><text:span text:style-name="T3">,+</text:span><text:span text:style-name="T2">LRAN</text:span><text:span text:style-name="T3">)=</text:span><text:span text:style-name="T5">"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V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$P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</text:span><text:span text:style-name="T2">LRTS</text:span><text:span text:style-name="T3">,0),</text:span><text:span text:style-name="T2">U</text:span><text:span text:style-name="T3">,4,5)=</text:span><text:span text:style-name="T2">DUZ</text:span><text:span text:style-name="T3">_</text:span><text:span text:style-name="T2">U</text:span><text:span text:style-name="T3">_</text:span><text:span text:style-name="T2">Y</text:span><text:span text:style-name="T3">,^LRO(68,</text:span><text:span text:style-name="T2">LRAA</text:span><text:span text:style-name="T3">,1,</text:span><text:span text:style-name="T2">LRAD</text:span><text:span text:style-name="T3">,1,</text:span><text:span text:style-name="T5">"AD"</text:span><text:span text:style-name="T3">,</text:span><text:span text:style-name="T4">$P</text:span><text:span text:style-name="T3">(</text:span><text:span text:style-name="T2">Y</text:span><text:span text:style-name="T3">,</text:span><text:span text:style-name="T5">"."</text:span><text:span text:style-name="T3">),+</text:span><text:span text:style-name="T2">LRAN</text:span><text:span text:style-name="T3">)=</text:span><text:span text:style-name="T5">""</text:span><text:span text:style-name="T3">,^LRO(68,</text:span><text:span text:style-name="T2">LRAA</text:span><text:span text:style-name="T3">,1,</text:span><text:span text:style-name="T2">LRAD</text:span><text:span text:style-name="T3">,1,</text:span><text:span text:style-name="T5">"AC"</text:span><text:span text:style-name="T3">,</text:span><text:span text:style-name="T2">Y</text:span><text:span text:style-name="T3">,+</text:span><text:span text:style-name="T2">LRAN</text:span><text:span text:style-name="T3">)=</text:span><text:span text:style-name="T5">"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V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SET 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$P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</text:span><text:span text:style-name="T2">LRTS</text:span><text:span text:style-name="T3">,0),</text:span><text:span text:style-name="T2">U</text:span><text:span text:style-name="T3">,4,5)=</text:span><text:span text:style-name="T2">DUZ</text:span><text:span text:style-name="T3">_</text:span><text:span text:style-name="T2">U</text:span><text:span text:style-name="T3">_</text:span><text:span text:style-name="T2">Y</text:span><text:span text:style-name="T3">,^LRO(68,</text:span><text:span text:style-name="T2">LRAA</text:span><text:span text:style-name="T3">,1,</text:span><text:span text:style-name="T2">LRAD</text:span><text:span text:style-name="T3">,1,</text:span><text:span text:style-name="T5">"AD"</text:span><text:span text:style-name="T3">,</text:span><text:span text:style-name="T4">$P</text:span><text:span text:style-name="T3">(</text:span><text:span text:style-name="T2">Y</text:span><text:span text:style-name="T3">,</text:span><text:span text:style-name="T5">"."</text:span><text:span text:style-name="T3">),+</text:span><text:span text:style-name="T2">LRAN</text:span><text:span text:style-name="T3">)=</text:span><text:span text:style-name="T5">""</text:span><text:span text:style-name="T3">,^LRO(68,</text:span><text:span text:style-name="T2">LRAA</text:span><text:span text:style-name="T3">,1,</text:span><text:span text:style-name="T2">LRAD</text:span><text:span text:style-name="T3">,1,</text:span><text:span text:style-name="T5">"AC"</text:span><text:span text:style-name="T3">,</text:span><text:span text:style-name="T2">Y</text:span><text:span text:style-name="T3">,+</text:span><text:span text:style-name="T2">LRAN</text:span><text:span text:style-name="T3">)=</text:span><text:span text:style-name="T5">"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0,</text:p>
          </table:table-cell>
          <table:table-cell table:style-name="ce6" office:value-type="string" calcext:value-type="string">
            <text:p>LABORATORY TEST</text:p>
          </table:table-cell>
          <table:table-cell table:style-name="ce9" office:value-type="string" calcext:value-type="string">
            <text:p> <text:span text:style-name="T1">Q</text:span><text:span text:style-name="T3">:</text:span><text:span text:style-name="T2">LRI</text:span><text:span text:style-name="T3">&lt;1  </text:span><text:span text:style-name="T4">S </text:span><text:span text:style-name="T2">K</text:span><text:span text:style-name="T3">=0,</text:span><text:span text:style-name="T2">J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J</text:span><text:span text:style-name="T3">=</text:span><text:span text:style-name="T4">$O</text:span><text:span text:style-name="T3">(</text:span><text:span text:style-name="T2">LRTX</text:span><text:span text:style-name="T3">(</text:span><text:span text:style-name="T2">J</text:span><text:span text:style-name="T3">)) </text:span><text:span text:style-name="T4">Q</text:span><text:span text:style-name="T3">:</text:span><text:span text:style-name="T2">J</text:span><text:span text:style-name="T3">&lt;1  </text:span><text:span text:style-name="T4">I </text:span><text:span text:style-name="T2">J</text:span><text:span text:style-name="T3">'=</text:span><text:span text:style-name="T2">LRI</text:span><text:span text:style-name="T3">,</text:span><text:span text:style-name="T2">LRTX</text:span><text:span text:style-name="T3">(</text:span><text:span text:style-name="T2">J</text:span><text:span text:style-name="T3">)=</text:span><text:span text:style-name="T2">LRTX</text:span><text:span text:style-name="T3">(</text:span><text:span text:style-name="T2">LRI</text:span><text:span text:style-name="T3">) </text:span><text:span text:style-name="T4">S </text:span><text:span text:style-name="T2">K</text:span><text:span text:style-name="T3">=1 </text:span><text:span text:style-name="T4">W </text:span><text:span text:style-name="T3">!,</text:span><text:span text:style-name="T4">$P</text:span><text:span text:style-name="T3">(^LAB(60,+</text:span><text:span text:style-name="T2">LRTS</text:span><text:span text:style-name="T3">(</text:span><text:span text:style-name="T2">J</text:span><text:span text:style-name="T3">),0),</text:span><text:span text:style-name="T2">U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V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F </text:span><text:span text:style-name="T2">I</text:span><text:span text:style-name="T3">=0:0 </text:span><text:span text:style-name="T4">S </text:span><text:span text:style-name="T2">Y</text:span><text:span text:style-name="T3">=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</text:span><text:span text:style-name="T2">LRTS</text:span><text:span text:style-name="T3">,0),</text:span><text:span text:style-name="T2">U</text:span><text:span text:style-name="T3">,5) </text:span><text:span text:style-name="T4">Q</text:span><text:span text:style-name="T3">:'</text:span><text:span text:style-name="T2">Y  </text:span><text:span text:style-name="T4">W </text:span><text:span text:style-name="T3">!,</text:span><text:span text:style-name="T5">"  Have the same edit template."</text:span><text:span text:style-name="T3">,!,</text:span><text:span text:style-name="T5">"    Are all complete" </text:span><text:span text:style-name="T4">S </text:span><text:span text:style-name="T2">%</text:span><text:span text:style-name="T3">=2 </text:span><text:span text:style-name="T4">D </text:span><text:span text:style-name="T6">YN</text:span><text:span text:style-name="T3">^DICN </text:span><text:span text:style-name="T4">Q</text:span><text:span text:style-name="T3">:</text:span><text:span text:style-name="T2">%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V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F </text:span><text:span text:style-name="T2">I</text:span><text:span text:style-name="T3">=0:0 </text:span><text:span text:style-name="T4">S </text:span><text:span text:style-name="T2">Y</text:span><text:span text:style-name="T3">=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</text:span><text:span text:style-name="T2">LRTS</text:span><text:span text:style-name="T3">,0),</text:span><text:span text:style-name="T2">U</text:span><text:span text:style-name="T3">,5) </text:span><text:span text:style-name="T4">Q</text:span><text:span text:style-name="T3">:'</text:span><text:span text:style-name="T2">Y  </text:span><text:span text:style-name="T4">W </text:span><text:span text:style-name="T3">!,</text:span><text:span text:style-name="T5">"  Have the same edit template."</text:span><text:span text:style-name="T3">,!,</text:span><text:span text:style-name="T5">"    Are all complete" </text:span><text:span text:style-name="T4">S </text:span><text:span text:style-name="T2">%</text:span><text:span text:style-name="T3">=2 </text:span><text:span text:style-name="T4">D </text:span><text:span text:style-name="T6">YN</text:span><text:span text:style-name="T3">^DICN </text:span><text:span text:style-name="T4">Q</text:span><text:span text:style-name="T3">:</text:span><text:span text:style-name="T2">%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V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ONDITIONAL SET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I </text:span><text:span text:style-name="T2">Y</text:span><text:span text:style-name="T3">,</text:span><text:span text:style-name="T2">%</text:span><text:span text:style-name="T3">=1 </text:span><text:span text:style-name="T4">F </text:span><text:span text:style-name="T2">J</text:span><text:span text:style-name="T3">=0:0 </text:span><text:span text:style-name="T4">S </text:span><text:span text:style-name="T2">J</text:span><text:span text:style-name="T3">=</text:span><text:span text:style-name="T4">$O</text:span><text:span text:style-name="T3">(</text:span><text:span text:style-name="T2">LRTX</text:span><text:span text:style-name="T3">(</text:span><text:span text:style-name="T2">J</text:span><text:span text:style-name="T3">)) </text:span><text:span text:style-name="T4">Q</text:span><text:span text:style-name="T3">:</text:span><text:span text:style-name="T2">J</text:span><text:span text:style-name="T3">&lt;1  </text:span><text:span text:style-name="T4">I </text:span><text:span text:style-name="T2">J</text:span><text:span text:style-name="T3">'=</text:span><text:span text:style-name="T2">LRI</text:span><text:span text:style-name="T3">,</text:span><text:span text:style-name="T2">LRTX</text:span><text:span text:style-name="T3">(</text:span><text:span text:style-name="T2">J</text:span><text:span text:style-name="T3">)=</text:span><text:span text:style-name="T2">LRTX</text:span><text:span text:style-name="T3">(</text:span><text:span text:style-name="T2">LRI</text:span><text:span text:style-name="T3">) </text:span><text:span text:style-name="T4">S</text:span><text:span text:style-name="T3">:'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+</text:span><text:span text:style-name="T2">LRTS</text:span><text:span text:style-name="T3">(</text:span><text:span text:style-name="T2">J</text:span><text:span text:style-name="T3">),0),</text:span><text:span text:style-name="T2">U</text:span><text:span text:style-name="T3">,5) </text:span><text:span text:style-name="T4">$P</text:span><text:span text:style-name="T3">(^(0),</text:span><text:span text:style-name="T2">U</text:span><text:span text:style-name="T3">,4,5)=</text:span><text:span text:style-name="T2">DUZ</text:span><text:span text:style-name="T3">_</text:span><text:span text:style-name="T2">U</text:span><text:span text:style-name="T3">_</text:span><text:span text:style-name="T2">Y</text:span><text:span text:style-name="T3">,^LRO(68,</text:span><text:span text:style-name="T2">LRAA</text:span><text:span text:style-name="T3">,1,</text:span><text:span text:style-name="T2">LRAD</text:span><text:span text:style-name="T3">,1,</text:span><text:span text:style-name="T5">"AD"</text:span><text:span text:style-name="T3">,</text:span><text:span text:style-name="T4">$P</text:span><text:span text:style-name="T3">(</text:span><text:span text:style-name="T2">Y</text:span><text:span text:style-name="T3">,</text:span><text:span text:style-name="T5">"."</text:span><text:span text:style-name="T3">),+</text:span><text:span text:style-name="T2">LRAN</text:span><text:span text:style-name="T3">)=</text:span><text:span text:style-name="T5">""</text:span><text:span text:style-name="T3">,^LRO(68,</text:span><text:span text:style-name="T2">LRAA</text:span><text:span text:style-name="T3">,1,</text:span><text:span text:style-name="T2">LRAD</text:span><text:span text:style-name="T3">,1,</text:span><text:span text:style-name="T5">"AC"</text:span><text:span text:style-name="T3">,</text:span><text:span text:style-name="T2">Y</text:span><text:span text:style-name="T3">,+</text:span><text:span text:style-name="T2">LRAN</text:span><text:span text:style-name="T3">)=</text:span><text:span text:style-name="T5">"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V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MULTIPLE COMMAND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I </text:span><text:span text:style-name="T2">Y</text:span><text:span text:style-name="T3">,</text:span><text:span text:style-name="T2">%</text:span><text:span text:style-name="T3">=1 </text:span><text:span text:style-name="T4">F </text:span><text:span text:style-name="T2">J</text:span><text:span text:style-name="T3">=0:0 </text:span><text:span text:style-name="T4">S </text:span><text:span text:style-name="T2">J</text:span><text:span text:style-name="T3">=</text:span><text:span text:style-name="T4">$O</text:span><text:span text:style-name="T3">(</text:span><text:span text:style-name="T2">LRTX</text:span><text:span text:style-name="T3">(</text:span><text:span text:style-name="T2">J</text:span><text:span text:style-name="T3">)) </text:span><text:span text:style-name="T4">Q</text:span><text:span text:style-name="T3">:</text:span><text:span text:style-name="T2">J</text:span><text:span text:style-name="T3">&lt;1  </text:span><text:span text:style-name="T4">I </text:span><text:span text:style-name="T2">J</text:span><text:span text:style-name="T3">'=</text:span><text:span text:style-name="T2">LRI</text:span><text:span text:style-name="T3">,</text:span><text:span text:style-name="T2">LRTX</text:span><text:span text:style-name="T3">(</text:span><text:span text:style-name="T2">J</text:span><text:span text:style-name="T3">)=</text:span><text:span text:style-name="T2">LRTX</text:span><text:span text:style-name="T3">(</text:span><text:span text:style-name="T2">LRI</text:span><text:span text:style-name="T3">) </text:span><text:span text:style-name="T4">S</text:span><text:span text:style-name="T3">:'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+</text:span><text:span text:style-name="T2">LRTS</text:span><text:span text:style-name="T3">(</text:span><text:span text:style-name="T2">J</text:span><text:span text:style-name="T3">),0),</text:span><text:span text:style-name="T2">U</text:span><text:span text:style-name="T3">,5) </text:span><text:span text:style-name="T4">$P</text:span><text:span text:style-name="T3">(^(0),</text:span><text:span text:style-name="T2">U</text:span><text:span text:style-name="T3">,4,5)=</text:span><text:span text:style-name="T2">DUZ</text:span><text:span text:style-name="T3">_</text:span><text:span text:style-name="T2">U</text:span><text:span text:style-name="T3">_</text:span><text:span text:style-name="T2">Y</text:span><text:span text:style-name="T3">,^LRO(68,</text:span><text:span text:style-name="T2">LRAA</text:span><text:span text:style-name="T3">,1,</text:span><text:span text:style-name="T2">LRAD</text:span><text:span text:style-name="T3">,1,</text:span><text:span text:style-name="T5">"AD"</text:span><text:span text:style-name="T3">,</text:span><text:span text:style-name="T4">$P</text:span><text:span text:style-name="T3">(</text:span><text:span text:style-name="T2">Y</text:span><text:span text:style-name="T3">,</text:span><text:span text:style-name="T5">"."</text:span><text:span text:style-name="T3">),+</text:span><text:span text:style-name="T2">LRAN</text:span><text:span text:style-name="T3">)=</text:span><text:span text:style-name="T5">""</text:span><text:span text:style-name="T3">,^LRO(68,</text:span><text:span text:style-name="T2">LRAA</text:span><text:span text:style-name="T3">,1,</text:span><text:span text:style-name="T2">LRAD</text:span><text:span text:style-name="T3">,1,</text:span><text:span text:style-name="T5">"AC"</text:span><text:span text:style-name="T3">,</text:span><text:span text:style-name="T2">Y</text:span><text:span text:style-name="T3">,+</text:span><text:span text:style-name="T2">LRAN</text:span><text:span text:style-name="T3">)=</text:span><text:span text:style-name="T5">"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V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I </text:span><text:span text:style-name="T2">Y</text:span><text:span text:style-name="T3">,</text:span><text:span text:style-name="T2">%</text:span><text:span text:style-name="T3">=1 </text:span><text:span text:style-name="T4">F </text:span><text:span text:style-name="T2">J</text:span><text:span text:style-name="T3">=0:0 </text:span><text:span text:style-name="T4">S </text:span><text:span text:style-name="T2">J</text:span><text:span text:style-name="T3">=</text:span><text:span text:style-name="T4">$O</text:span><text:span text:style-name="T3">(</text:span><text:span text:style-name="T2">LRTX</text:span><text:span text:style-name="T3">(</text:span><text:span text:style-name="T2">J</text:span><text:span text:style-name="T3">)) </text:span><text:span text:style-name="T4">Q</text:span><text:span text:style-name="T3">:</text:span><text:span text:style-name="T2">J</text:span><text:span text:style-name="T3">&lt;1  </text:span><text:span text:style-name="T4">I </text:span><text:span text:style-name="T2">J</text:span><text:span text:style-name="T3">'=</text:span><text:span text:style-name="T2">LRI</text:span><text:span text:style-name="T3">,</text:span><text:span text:style-name="T2">LRTX</text:span><text:span text:style-name="T3">(</text:span><text:span text:style-name="T2">J</text:span><text:span text:style-name="T3">)=</text:span><text:span text:style-name="T2">LRTX</text:span><text:span text:style-name="T3">(</text:span><text:span text:style-name="T2">LRI</text:span><text:span text:style-name="T3">) </text:span><text:span text:style-name="T4">S</text:span><text:span text:style-name="T3">:'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+</text:span><text:span text:style-name="T2">LRTS</text:span><text:span text:style-name="T3">(</text:span><text:span text:style-name="T2">J</text:span><text:span text:style-name="T3">),0),</text:span><text:span text:style-name="T2">U</text:span><text:span text:style-name="T3">,5) </text:span><text:span text:style-name="T4">$P</text:span><text:span text:style-name="T3">(^(0),</text:span><text:span text:style-name="T2">U</text:span><text:span text:style-name="T3">,4,5)=</text:span><text:span text:style-name="T2">DUZ</text:span><text:span text:style-name="T3">_</text:span><text:span text:style-name="T2">U</text:span><text:span text:style-name="T3">_</text:span><text:span text:style-name="T2">Y</text:span><text:span text:style-name="T3">,^LRO(68,</text:span><text:span text:style-name="T2">LRAA</text:span><text:span text:style-name="T3">,1,</text:span><text:span text:style-name="T2">LRAD</text:span><text:span text:style-name="T3">,1,</text:span><text:span text:style-name="T5">"AD"</text:span><text:span text:style-name="T3">,</text:span><text:span text:style-name="T4">$P</text:span><text:span text:style-name="T3">(</text:span><text:span text:style-name="T2">Y</text:span><text:span text:style-name="T3">,</text:span><text:span text:style-name="T5">"."</text:span><text:span text:style-name="T3">),+</text:span><text:span text:style-name="T2">LRAN</text:span><text:span text:style-name="T3">)=</text:span><text:span text:style-name="T5">""</text:span><text:span text:style-name="T3">,^LRO(68,</text:span><text:span text:style-name="T2">LRAA</text:span><text:span text:style-name="T3">,1,</text:span><text:span text:style-name="T2">LRAD</text:span><text:span text:style-name="T3">,1,</text:span><text:span text:style-name="T5">"AC"</text:span><text:span text:style-name="T3">,</text:span><text:span text:style-name="T2">Y</text:span><text:span text:style-name="T3">,+</text:span><text:span text:style-name="T2">LRAN</text:span><text:span text:style-name="T3">)=</text:span><text:span text:style-name="T5">"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V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I </text:span><text:span text:style-name="T2">Y</text:span><text:span text:style-name="T3">,</text:span><text:span text:style-name="T2">%</text:span><text:span text:style-name="T3">=1 </text:span><text:span text:style-name="T4">F </text:span><text:span text:style-name="T2">J</text:span><text:span text:style-name="T3">=0:0 </text:span><text:span text:style-name="T4">S </text:span><text:span text:style-name="T2">J</text:span><text:span text:style-name="T3">=</text:span><text:span text:style-name="T4">$O</text:span><text:span text:style-name="T3">(</text:span><text:span text:style-name="T2">LRTX</text:span><text:span text:style-name="T3">(</text:span><text:span text:style-name="T2">J</text:span><text:span text:style-name="T3">)) </text:span><text:span text:style-name="T4">Q</text:span><text:span text:style-name="T3">:</text:span><text:span text:style-name="T2">J</text:span><text:span text:style-name="T3">&lt;1  </text:span><text:span text:style-name="T4">I </text:span><text:span text:style-name="T2">J</text:span><text:span text:style-name="T3">'=</text:span><text:span text:style-name="T2">LRI</text:span><text:span text:style-name="T3">,</text:span><text:span text:style-name="T2">LRTX</text:span><text:span text:style-name="T3">(</text:span><text:span text:style-name="T2">J</text:span><text:span text:style-name="T3">)=</text:span><text:span text:style-name="T2">LRTX</text:span><text:span text:style-name="T3">(</text:span><text:span text:style-name="T2">LRI</text:span><text:span text:style-name="T3">) </text:span><text:span text:style-name="T4">S</text:span><text:span text:style-name="T3">:'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+</text:span><text:span text:style-name="T2">LRAN</text:span><text:span text:style-name="T3">,4,+</text:span><text:span text:style-name="T2">LRTS</text:span><text:span text:style-name="T3">(</text:span><text:span text:style-name="T2">J</text:span><text:span text:style-name="T3">),0),</text:span><text:span text:style-name="T2">U</text:span><text:span text:style-name="T3">,5) </text:span><text:span text:style-name="T4">$P</text:span><text:span text:style-name="T3">(^(0),</text:span><text:span text:style-name="T2">U</text:span><text:span text:style-name="T3">,4,5)=</text:span><text:span text:style-name="T2">DUZ</text:span><text:span text:style-name="T3">_</text:span><text:span text:style-name="T2">U</text:span><text:span text:style-name="T3">_</text:span><text:span text:style-name="T2">Y</text:span><text:span text:style-name="T3">,^LRO(68,</text:span><text:span text:style-name="T2">LRAA</text:span><text:span text:style-name="T3">,1,</text:span><text:span text:style-name="T2">LRAD</text:span><text:span text:style-name="T3">,1,</text:span><text:span text:style-name="T5">"AD"</text:span><text:span text:style-name="T3">,</text:span><text:span text:style-name="T4">$P</text:span><text:span text:style-name="T3">(</text:span><text:span text:style-name="T2">Y</text:span><text:span text:style-name="T3">,</text:span><text:span text:style-name="T5">"."</text:span><text:span text:style-name="T3">),+</text:span><text:span text:style-name="T2">LRAN</text:span><text:span text:style-name="T3">)=</text:span><text:span text:style-name="T5">""</text:span><text:span text:style-name="T3">,^LRO(68,</text:span><text:span text:style-name="T2">LRAA</text:span><text:span text:style-name="T3">,1,</text:span><text:span text:style-name="T2">LRAD</text:span><text:span text:style-name="T3">,1,</text:span><text:span text:style-name="T5">"AC"</text:span><text:span text:style-name="T3">,</text:span><text:span text:style-name="T2">Y</text:span><text:span text:style-name="T3">,+</text:span><text:span text:style-name="T2">LRAN</text:span><text:span text:style-name="T3">)=</text:span><text:span text:style-name="T5">"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LRMIV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Q</text:span><text:span text:style-name="T3">:+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0))&lt;1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V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9.9,</text:p>
          </table:table-cell>
          <table:table-cell table:style-name="ce6" office:value-type="string" calcext:value-type="string">
            <text:p>LABORATORY SITE</text:p>
          </table:table-cell>
          <table:table-cell table:style-name="ce9" office:value-type="string" calcext:value-type="string">
            <text:p> <text:span text:style-name="T1">S </text:span><text:span text:style-name="T2">LRFMT</text:span><text:span text:style-name="T3">=</text:span><text:span text:style-name="T4">$P</text:span><text:span text:style-name="T3">(^LAB(69.9,1,0),</text:span><text:span text:style-name="T2">U</text:span><text:span text:style-name="T3">,11),</text:span><text:span text:style-name="T2">LRFMT</text:span><text:span text:style-name="T3">=</text:span><text:span text:style-name="T4">$S</text:span><text:span text:style-name="T3">(</text:span><text:span text:style-name="T2">LRFMT</text:span><text:span text:style-name="T3">=</text:span><text:span text:style-name="T5">""</text:span><text:span text:style-name="T3">:</text:span><text:span text:style-name="T5">"I"</text:span><text:span text:style-name="T3">,1:</text:span><text:span text:style-name="T2">LRFMT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V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AB(69.9,</text:p>
          </table:table-cell>
          <table:table-cell table:style-name="ce6" office:value-type="string" calcext:value-type="string">
            <text:p>LABORATORY SITE</text:p>
          </table:table-cell>
          <table:table-cell table:style-name="ce9" office:value-type="string" calcext:value-type="string">
            <text:p> <text:span text:style-name="T1">S </text:span><text:span text:style-name="T2">LRFMT</text:span><text:span text:style-name="T3">=</text:span><text:span text:style-name="T4">$P</text:span><text:span text:style-name="T3">(^LAB(69.9,1,0),</text:span><text:span text:style-name="T2">U</text:span><text:span text:style-name="T3">,11),</text:span><text:span text:style-name="T2">LRFMT</text:span><text:span text:style-name="T3">=</text:span><text:span text:style-name="T4">$S</text:span><text:span text:style-name="T3">(</text:span><text:span text:style-name="T2">LRFMT</text:span><text:span text:style-name="T3">=</text:span><text:span text:style-name="T5">""</text:span><text:span text:style-name="T3">:</text:span><text:span text:style-name="T5">"I"</text:span><text:span text:style-name="T3">,1:</text:span><text:span text:style-name="T2">LRFMT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V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BUG</text:span><text:span text:style-name="T3">=0 </text:span><text:span text:style-name="T4">F </text:span><text:span text:style-name="T2">A</text:span><text:span text:style-name="T3">=1:1 </text:span><text:span text:style-name="T4">S </text:span><text:span text:style-name="T2">LRBUG</text:span><text:span text:style-name="T3">=+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BUG</text:span><text:span text:style-name="T3">)) </text:span><text:span text:style-name="T4">Q</text:span><text:span text:style-name="T3">:</text:span><text:span text:style-name="T2">LRBUG</text:span><text:span text:style-name="T3">&lt;1  </text:span><text:span text:style-name="T4">S</text:span><text:span text:style-name="T3">:+</text:span><text:span text:style-name="T4">$O</text:span><text:span text:style-name="T3">(^(</text:span><text:span text:style-name="T2">LRBUG</text:span><text:span text:style-name="T3">,2))'[</text:span><text:span text:style-name="T5">"2." </text:span><text:span text:style-name="T2">A</text:span><text:span text:style-name="T3">=</text:span><text:span text:style-name="T2">A</text:span><text:span text:style-name="T3">-1 </text:span><text:span text:style-name="T4">I </text:span><text:span text:style-name="T3">+</text:span><text:span text:style-name="T4">$O</text:span><text:span text:style-name="T3">(^(2))[</text:span><text:span text:style-name="T5">"2." </text:span><text:span text:style-name="T4">D </text:span><text:span text:style-name="T6">CHECK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V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LRBUG</text:span><text:span text:style-name="T3">=0 </text:span><text:span text:style-name="T4">F </text:span><text:span text:style-name="T2">A</text:span><text:span text:style-name="T3">=1:1 </text:span><text:span text:style-name="T4">S </text:span><text:span text:style-name="T2">LRBUG</text:span><text:span text:style-name="T3">=+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BUG</text:span><text:span text:style-name="T3">)) </text:span><text:span text:style-name="T4">Q</text:span><text:span text:style-name="T3">:</text:span><text:span text:style-name="T2">LRBUG</text:span><text:span text:style-name="T3">&lt;1  </text:span><text:span text:style-name="T4">S</text:span><text:span text:style-name="T3">:+</text:span><text:span text:style-name="T4">$O</text:span><text:span text:style-name="T3">(^(</text:span><text:span text:style-name="T2">LRBUG</text:span><text:span text:style-name="T3">,2))'[</text:span><text:span text:style-name="T5">"2." </text:span><text:span text:style-name="T2">A</text:span><text:span text:style-name="T3">=</text:span><text:span text:style-name="T2">A</text:span><text:span text:style-name="T3">-1 </text:span><text:span text:style-name="T4">I </text:span><text:span text:style-name="T3">+</text:span><text:span text:style-name="T4">$O</text:span><text:span text:style-name="T3">(^(2))[</text:span><text:span text:style-name="T5">"2." </text:span><text:span text:style-name="T4">D </text:span><text:span text:style-name="T6">CHECK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V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3">(</text:span><text:span text:style-name="T2">LRAO</text:span><text:span text:style-name="T3">,</text:span><text:span text:style-name="T2">LRACNT</text:span><text:span text:style-name="T3">)=0 </text:span><text:span text:style-name="T4">F </text:span><text:span text:style-name="T2">I</text:span><text:span text:style-name="T3">=0:0 </text:span><text:span text:style-name="T4">S </text:span><text:span text:style-name="T2">LRAO</text:span><text:span text:style-name="T3">=</text:span><text:span text:style-name="T4">$O</text:span><text:span text:style-name="T3">(^LAB(62.06,</text:span><text:span text:style-name="T5">"AO"</text:span><text:span text:style-name="T3">,</text:span><text:span text:style-name="T2">LRAO</text:span><text:span text:style-name="T3">)) </text:span><text:span text:style-name="T4">Q</text:span><text:span text:style-name="T3">:</text:span><text:span text:style-name="T2">LRAO</text:span><text:span text:style-name="T3">&lt;.001  </text:span><text:span text:style-name="T4">S </text:span><text:span text:style-name="T2">B</text:span><text:span text:style-name="T3">=</text:span><text:span text:style-name="T4">$O</text:span><text:span text:style-name="T3">(^LAB(62.06,</text:span><text:span text:style-name="T5">"AO"</text:span><text:span text:style-name="T3">,</text:span><text:span text:style-name="T2">LRAO</text:span><text:span text:style-name="T3">,0)) </text:span><text:span text:style-name="T4">I </text:span><text:span text:style-name="T2">B</text:span><text:span text:style-name="T3">&gt;0,</text:span><text:span text:style-name="T4">$D</text:span><text:span text:style-name="T3">(^LAB(62.06,</text:span><text:span text:style-name="T2">B</text:span><text:span text:style-name="T3">,0)) </text:span><text:span text:style-name="T4">D </text:span><text:span text:style-name="T6">AB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V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3">(</text:span><text:span text:style-name="T2">LRAO</text:span><text:span text:style-name="T3">,</text:span><text:span text:style-name="T2">LRACNT</text:span><text:span text:style-name="T3">)=0 </text:span><text:span text:style-name="T4">F </text:span><text:span text:style-name="T2">I</text:span><text:span text:style-name="T3">=0:0 </text:span><text:span text:style-name="T4">S </text:span><text:span text:style-name="T2">LRAO</text:span><text:span text:style-name="T3">=</text:span><text:span text:style-name="T4">$O</text:span><text:span text:style-name="T3">(^LAB(62.06,</text:span><text:span text:style-name="T5">"AO"</text:span><text:span text:style-name="T3">,</text:span><text:span text:style-name="T2">LRAO</text:span><text:span text:style-name="T3">)) </text:span><text:span text:style-name="T4">Q</text:span><text:span text:style-name="T3">:</text:span><text:span text:style-name="T2">LRAO</text:span><text:span text:style-name="T3">&lt;.001  </text:span><text:span text:style-name="T4">S </text:span><text:span text:style-name="T2">B</text:span><text:span text:style-name="T3">=</text:span><text:span text:style-name="T4">$O</text:span><text:span text:style-name="T3">(^LAB(62.06,</text:span><text:span text:style-name="T5">"AO"</text:span><text:span text:style-name="T3">,</text:span><text:span text:style-name="T2">LRAO</text:span><text:span text:style-name="T3">,0)) </text:span><text:span text:style-name="T4">I </text:span><text:span text:style-name="T2">B</text:span><text:span text:style-name="T3">&gt;0,</text:span><text:span text:style-name="T4">$D</text:span><text:span text:style-name="T3">(^LAB(62.06,</text:span><text:span text:style-name="T2">B</text:span><text:span text:style-name="T3">,0)) </text:span><text:span text:style-name="T4">D </text:span><text:span text:style-name="T6">AB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V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F </text:span><text:span text:style-name="T2">I</text:span><text:span text:style-name="T3">=0:0 </text:span><text:span text:style-name="T4">S </text:span><text:span text:style-name="T2">LRBN</text:span><text:span text:style-name="T3">=+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BUG</text:span><text:span text:style-name="T3">,</text:span><text:span text:style-name="T2">LRBN</text:span><text:span text:style-name="T3">)) </text:span><text:span text:style-name="T4">Q</text:span><text:span text:style-name="T3">:</text:span><text:span text:style-name="T2">LRBN</text:span><text:span text:style-name="T3">'[</text:span><text:span text:style-name="T5">"2."  </text:span><text:span text:style-name="T4">S </text:span><text:span text:style-name="T2">B</text:span><text:span text:style-name="T3">=^(</text:span><text:span text:style-name="T2">LRBN</text:span><text:span text:style-name="T3">),</text:span><text:span text:style-name="T2">B1</text:span><text:span text:style-name="T3">=</text:span><text:span text:style-name="T4">$P</text:span><text:span text:style-name="T3">(</text:span><text:span text:style-name="T2">B</text:span><text:span text:style-name="T3">,</text:span><text:span text:style-name="T2">U</text:span><text:span text:style-name="T3">),</text:span><text:span text:style-name="T2">B2</text:span><text:span text:style-name="T3">=</text:span><text:span text:style-name="T4">$P</text:span><text:span text:style-name="T3">(</text:span><text:span text:style-name="T2">B</text:span><text:span text:style-name="T3">,</text:span><text:span text:style-name="T2">U</text:span><text:span text:style-name="T3">,2),</text:span><text:span text:style-name="T2">B3</text:span><text:span text:style-name="T3">=</text:span><text:span text:style-name="T4">$P</text:span><text:span text:style-name="T3">(</text:span><text:span text:style-name="T2">B</text:span><text:span text:style-name="T3">,</text:span><text:span text:style-name="T2">U</text:span><text:span text:style-name="T3">,3) </text:span><text:span text:style-name="T4">I $L</text:span><text:span text:style-name="T3">(</text:span><text:span text:style-name="T2">B1</text:span><text:span text:style-name="T3">),</text:span><text:span text:style-name="T4">$D</text:span><text:span text:style-name="T3">(^LAB(62.06,</text:span><text:span text:style-name="T5">"AI"</text:span><text:span text:style-name="T3">,</text:span><text:span text:style-name="T2">LRBN</text:span><text:span text:style-name="T3">,</text:span><text:span text:style-name="T2">B1</text:span><text:span text:style-name="T3">)) </text:span><text:span text:style-name="T4">D </text:span><text:span text:style-name="T6">FIRST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V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F </text:span><text:span text:style-name="T2">I</text:span><text:span text:style-name="T3">=0:0 </text:span><text:span text:style-name="T4">S </text:span><text:span text:style-name="T2">LRBN</text:span><text:span text:style-name="T3">=+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BUG</text:span><text:span text:style-name="T3">,</text:span><text:span text:style-name="T2">LRBN</text:span><text:span text:style-name="T3">)) </text:span><text:span text:style-name="T4">Q</text:span><text:span text:style-name="T3">:</text:span><text:span text:style-name="T2">LRBN</text:span><text:span text:style-name="T3">'[</text:span><text:span text:style-name="T5">"2."  </text:span><text:span text:style-name="T4">S </text:span><text:span text:style-name="T2">B</text:span><text:span text:style-name="T3">=^(</text:span><text:span text:style-name="T2">LRBN</text:span><text:span text:style-name="T3">),</text:span><text:span text:style-name="T2">B1</text:span><text:span text:style-name="T3">=</text:span><text:span text:style-name="T4">$P</text:span><text:span text:style-name="T3">(</text:span><text:span text:style-name="T2">B</text:span><text:span text:style-name="T3">,</text:span><text:span text:style-name="T2">U</text:span><text:span text:style-name="T3">),</text:span><text:span text:style-name="T2">B2</text:span><text:span text:style-name="T3">=</text:span><text:span text:style-name="T4">$P</text:span><text:span text:style-name="T3">(</text:span><text:span text:style-name="T2">B</text:span><text:span text:style-name="T3">,</text:span><text:span text:style-name="T2">U</text:span><text:span text:style-name="T3">,2),</text:span><text:span text:style-name="T2">B3</text:span><text:span text:style-name="T3">=</text:span><text:span text:style-name="T4">$P</text:span><text:span text:style-name="T3">(</text:span><text:span text:style-name="T2">B</text:span><text:span text:style-name="T3">,</text:span><text:span text:style-name="T2">U</text:span><text:span text:style-name="T3">,3) </text:span><text:span text:style-name="T4">I $L</text:span><text:span text:style-name="T3">(</text:span><text:span text:style-name="T2">B1</text:span><text:span text:style-name="T3">),</text:span><text:span text:style-name="T4">$D</text:span><text:span text:style-name="T3">(^LAB(62.06,</text:span><text:span text:style-name="T5">"AI"</text:span><text:span text:style-name="T3">,</text:span><text:span text:style-name="T2">LRBN</text:span><text:span text:style-name="T3">,</text:span><text:span text:style-name="T2">B1</text:span><text:span text:style-name="T3">)) </text:span><text:span text:style-name="T4">D </text:span><text:span text:style-name="T6">FIRST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V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F </text:span><text:span text:style-name="T2">I</text:span><text:span text:style-name="T3">=0:0 </text:span><text:span text:style-name="T4">S </text:span><text:span text:style-name="T2">LRBN</text:span><text:span text:style-name="T3">=+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BUG</text:span><text:span text:style-name="T3">,</text:span><text:span text:style-name="T2">LRBN</text:span><text:span text:style-name="T3">)) </text:span><text:span text:style-name="T4">Q</text:span><text:span text:style-name="T3">:</text:span><text:span text:style-name="T2">LRBN</text:span><text:span text:style-name="T3">'[</text:span><text:span text:style-name="T5">"2."  </text:span><text:span text:style-name="T4">S </text:span><text:span text:style-name="T2">B</text:span><text:span text:style-name="T3">=^(</text:span><text:span text:style-name="T2">LRBN</text:span><text:span text:style-name="T3">),</text:span><text:span text:style-name="T2">B1</text:span><text:span text:style-name="T3">=</text:span><text:span text:style-name="T4">$P</text:span><text:span text:style-name="T3">(</text:span><text:span text:style-name="T2">B</text:span><text:span text:style-name="T3">,</text:span><text:span text:style-name="T2">U</text:span><text:span text:style-name="T3">),</text:span><text:span text:style-name="T2">B2</text:span><text:span text:style-name="T3">=</text:span><text:span text:style-name="T4">$P</text:span><text:span text:style-name="T3">(</text:span><text:span text:style-name="T2">B</text:span><text:span text:style-name="T3">,</text:span><text:span text:style-name="T2">U</text:span><text:span text:style-name="T3">,2),</text:span><text:span text:style-name="T2">B3</text:span><text:span text:style-name="T3">=</text:span><text:span text:style-name="T4">$P</text:span><text:span text:style-name="T3">(</text:span><text:span text:style-name="T2">B</text:span><text:span text:style-name="T3">,</text:span><text:span text:style-name="T2">U</text:span><text:span text:style-name="T3">,3) </text:span><text:span text:style-name="T4">I $L</text:span><text:span text:style-name="T3">(</text:span><text:span text:style-name="T2">B1</text:span><text:span text:style-name="T3">),</text:span><text:span text:style-name="T4">$D</text:span><text:span text:style-name="T3">(^LAB(62.06,</text:span><text:span text:style-name="T5">"AI"</text:span><text:span text:style-name="T3">,</text:span><text:span text:style-name="T2">LRBN</text:span><text:span text:style-name="T3">,</text:span><text:span text:style-name="T2">B1</text:span><text:span text:style-name="T3">)) </text:span><text:span text:style-name="T4">D </text:span><text:span text:style-name="T6">FIRST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V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MULTIPLE COMMAND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10" office:value-type="string" calcext:value-type="string">
            <text:p>FIRST <text:span text:style-name="T1">S </text:span><text:span text:style-name="T2">B2</text:span><text:span text:style-name="T3">=</text:span><text:span text:style-name="T4">$S</text:span><text:span text:style-name="T3">(</text:span><text:span text:style-name="T2">B2</text:span><text:span text:style-name="T3">]</text:span><text:span text:style-name="T5">""</text:span><text:span text:style-name="T3">:</text:span><text:span text:style-name="T2">B2</text:span><text:span text:style-name="T3">,1:^(</text:span><text:span text:style-name="T2">B1</text:span><text:span text:style-name="T3">)) </text:span><text:span text:style-name="T4">S</text:span><text:span text:style-name="T3">:</text:span><text:span text:style-name="T4">$E</text:span><text:span text:style-name="T3">(</text:span><text:span text:style-name="T2">B2</text:span><text:span text:style-name="T3">)'=</text:span><text:span text:style-name="T5">"R"</text:span><text:span text:style-name="T3">&amp;(</text:span><text:span text:style-name="T5">"A"</text:span><text:span text:style-name="T3">[</text:span><text:span text:style-name="T2">B3</text:span><text:span text:style-name="T3">) </text:span><text:span text:style-name="T2">LRFLAG</text:span><text:span text:style-name="T3">=1 </text:span><text:span text:style-name="T4">S </text:span><text:span text:style-name="T2">LR1PASS</text:span><text:span text:style-name="T3">(</text:span><text:span text:style-name="T2">LRBN</text:span><text:span text:style-name="T3">)=</text:span><text:span text:style-name="T2">B1</text:span><text:span text:style-name="T3">_</text:span><text:span text:style-name="T2">U</text:span><text:span text:style-name="T3">_</text:span><text:span text:style-name="T2">B2</text:span><text:span text:style-name="T3">_</text:span><text:span text:style-name="T2">U</text:span><text:span text:style-name="T3">_</text:span><text:span text:style-name="T2">B3</text:span><text:span text:style-name="T3">,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BUG</text:span><text:span text:style-name="T3">,</text:span><text:span text:style-name="T2">LRBN</text:span><text:span text:style-name="T3">)=</text:span><text:span text:style-name="T2">LR1PASS</text:span><text:span text:style-name="T3">(</text:span><text:span text:style-name="T2">LRBN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V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10" office:value-type="string" calcext:value-type="string">
            <text:p>FIRST <text:span text:style-name="T1">S </text:span><text:span text:style-name="T2">B2</text:span><text:span text:style-name="T3">=</text:span><text:span text:style-name="T4">$S</text:span><text:span text:style-name="T3">(</text:span><text:span text:style-name="T2">B2</text:span><text:span text:style-name="T3">]</text:span><text:span text:style-name="T5">""</text:span><text:span text:style-name="T3">:</text:span><text:span text:style-name="T2">B2</text:span><text:span text:style-name="T3">,1:^(</text:span><text:span text:style-name="T2">B1</text:span><text:span text:style-name="T3">)) </text:span><text:span text:style-name="T4">S</text:span><text:span text:style-name="T3">:</text:span><text:span text:style-name="T4">$E</text:span><text:span text:style-name="T3">(</text:span><text:span text:style-name="T2">B2</text:span><text:span text:style-name="T3">)'=</text:span><text:span text:style-name="T5">"R"</text:span><text:span text:style-name="T3">&amp;(</text:span><text:span text:style-name="T5">"A"</text:span><text:span text:style-name="T3">[</text:span><text:span text:style-name="T2">B3</text:span><text:span text:style-name="T3">) </text:span><text:span text:style-name="T2">LRFLAG</text:span><text:span text:style-name="T3">=1 </text:span><text:span text:style-name="T4">S </text:span><text:span text:style-name="T2">LR1PASS</text:span><text:span text:style-name="T3">(</text:span><text:span text:style-name="T2">LRBN</text:span><text:span text:style-name="T3">)=</text:span><text:span text:style-name="T2">B1</text:span><text:span text:style-name="T3">_</text:span><text:span text:style-name="T2">U</text:span><text:span text:style-name="T3">_</text:span><text:span text:style-name="T2">B2</text:span><text:span text:style-name="T3">_</text:span><text:span text:style-name="T2">U</text:span><text:span text:style-name="T3">_</text:span><text:span text:style-name="T2">B3</text:span><text:span text:style-name="T3">,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BUG</text:span><text:span text:style-name="T3">,</text:span><text:span text:style-name="T2">LRBN</text:span><text:span text:style-name="T3">)=</text:span><text:span text:style-name="T2">LR1PASS</text:span><text:span text:style-name="T3">(</text:span><text:span text:style-name="T2">LRBN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V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10" office:value-type="string" calcext:value-type="string">
            <text:p>AB <text:span text:style-name="T1">S </text:span><text:span text:style-name="T2">J</text:span><text:span text:style-name="T3">=</text:span><text:span text:style-name="T4">$P</text:span><text:span text:style-name="T3">(^LAB(62.06,</text:span><text:span text:style-name="T2">B</text:span><text:span text:style-name="T3">,0),</text:span><text:span text:style-name="T2">U</text:span><text:span text:style-name="T3">,2) </text:span><text:span text:style-name="T4">I $D</text:span><text:span text:style-name="T3">(</text:span><text:span text:style-name="T2">LRINT</text:span><text:span text:style-name="T3">(</text:span><text:span text:style-name="T2">J</text:span><text:span text:style-name="T3">)),</text:span><text:span text:style-name="T2">LRINT</text:span><text:span text:style-name="T3">(</text:span><text:span text:style-name="T2">J</text:span><text:span text:style-name="T3">)'?.</text:span><text:span text:style-name="T5">"^" </text:span><text:span text:style-name="T4">W </text:span><text:span text:style-name="T3">!,</text:span><text:span text:style-name="T4">$E</text:span><text:span text:style-name="T3">(</text:span><text:span text:style-name="T4">$P</text:span><text:span text:style-name="T3">(^(0),</text:span><text:span text:style-name="T2">U</text:span><text:span text:style-name="T3">),1,14) </text:span><text:span text:style-name="T4">S </text:span><text:span text:style-name="T2">LRDCOM</text:span><text:span text:style-name="T3">=</text:span><text:span text:style-name="T4">$P</text:span><text:span text:style-name="T3">(^(0),</text:span><text:span text:style-name="T2">U</text:span><text:span text:style-name="T3">,3),</text:span><text:span text:style-name="T2">LRACNT</text:span><text:span text:style-name="T3">=</text:span><text:span text:style-name="T2">LRACNT</text:span><text:span text:style-name="T3">+1 </text:span><text:span text:style-name="T4">D </text:span><text:span text:style-name="T6">SIR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V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10" office:value-type="string" calcext:value-type="string">
            <text:p>AB <text:span text:style-name="T1">S </text:span><text:span text:style-name="T2">J</text:span><text:span text:style-name="T3">=</text:span><text:span text:style-name="T4">$P</text:span><text:span text:style-name="T3">(^LAB(62.06,</text:span><text:span text:style-name="T2">B</text:span><text:span text:style-name="T3">,0),</text:span><text:span text:style-name="T2">U</text:span><text:span text:style-name="T3">,2) </text:span><text:span text:style-name="T4">I $D</text:span><text:span text:style-name="T3">(</text:span><text:span text:style-name="T2">LRINT</text:span><text:span text:style-name="T3">(</text:span><text:span text:style-name="T2">J</text:span><text:span text:style-name="T3">)),</text:span><text:span text:style-name="T2">LRINT</text:span><text:span text:style-name="T3">(</text:span><text:span text:style-name="T2">J</text:span><text:span text:style-name="T3">)'?.</text:span><text:span text:style-name="T5">"^" </text:span><text:span text:style-name="T4">W </text:span><text:span text:style-name="T3">!,</text:span><text:span text:style-name="T4">$E</text:span><text:span text:style-name="T3">(</text:span><text:span text:style-name="T4">$P</text:span><text:span text:style-name="T3">(^(0),</text:span><text:span text:style-name="T2">U</text:span><text:span text:style-name="T3">),1,14) </text:span><text:span text:style-name="T4">S </text:span><text:span text:style-name="T2">LRDCOM</text:span><text:span text:style-name="T3">=</text:span><text:span text:style-name="T4">$P</text:span><text:span text:style-name="T3">(^(0),</text:span><text:span text:style-name="T2">U</text:span><text:span text:style-name="T3">,3),</text:span><text:span text:style-name="T2">LRACNT</text:span><text:span text:style-name="T3">=</text:span><text:span text:style-name="T2">LRACNT</text:span><text:span text:style-name="T3">+1 </text:span><text:span text:style-name="T4">D </text:span><text:span text:style-name="T6">SIR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V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10" office:value-type="string" calcext:value-type="string">
            <text:p>AB <text:span text:style-name="T1">S </text:span><text:span text:style-name="T2">J</text:span><text:span text:style-name="T3">=</text:span><text:span text:style-name="T4">$P</text:span><text:span text:style-name="T3">(^LAB(62.06,</text:span><text:span text:style-name="T2">B</text:span><text:span text:style-name="T3">,0),</text:span><text:span text:style-name="T2">U</text:span><text:span text:style-name="T3">,2) </text:span><text:span text:style-name="T4">I $D</text:span><text:span text:style-name="T3">(</text:span><text:span text:style-name="T2">LRINT</text:span><text:span text:style-name="T3">(</text:span><text:span text:style-name="T2">J</text:span><text:span text:style-name="T3">)),</text:span><text:span text:style-name="T2">LRINT</text:span><text:span text:style-name="T3">(</text:span><text:span text:style-name="T2">J</text:span><text:span text:style-name="T3">)'?.</text:span><text:span text:style-name="T5">"^" </text:span><text:span text:style-name="T4">W </text:span><text:span text:style-name="T3">!,</text:span><text:span text:style-name="T4">$E</text:span><text:span text:style-name="T3">(</text:span><text:span text:style-name="T4">$P</text:span><text:span text:style-name="T3">(^(0),</text:span><text:span text:style-name="T2">U</text:span><text:span text:style-name="T3">),1,14) </text:span><text:span text:style-name="T4">S </text:span><text:span text:style-name="T2">LRDCOM</text:span><text:span text:style-name="T3">=</text:span><text:span text:style-name="T4">$P</text:span><text:span text:style-name="T3">(^(0),</text:span><text:span text:style-name="T2">U</text:span><text:span text:style-name="T3">,3),</text:span><text:span text:style-name="T2">LRACNT</text:span><text:span text:style-name="T3">=</text:span><text:span text:style-name="T2">LRACNT</text:span><text:span text:style-name="T3">+1 </text:span><text:span text:style-name="T4">D </text:span><text:span text:style-name="T6">SIR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V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10" office:value-type="string" calcext:value-type="string">
            <text:p>BUGHDR <text:span text:style-name="T1">S </text:span><text:span text:style-name="T2">LRBUG</text:span><text:span text:style-name="T3">=0 </text:span><text:span text:style-name="T4">F </text:span><text:span text:style-name="T2">A</text:span><text:span text:style-name="T3">=0:1 </text:span><text:span text:style-name="T4">S </text:span><text:span text:style-name="T2">LRBUG</text:span><text:span text:style-name="T3">=+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BUG</text:span><text:span text:style-name="T3">)) </text:span><text:span text:style-name="T4">Q</text:span><text:span text:style-name="T3">:</text:span><text:span text:style-name="T2">LRBUG</text:span><text:span text:style-name="T3">&lt;1  </text:span><text:span text:style-name="T4">S </text:span><text:span text:style-name="T2">LRORG</text:span><text:span text:style-name="T3">=</text:span><text:span text:style-name="T4">$P</text:span><text:span text:style-name="T3">(^(</text:span><text:span text:style-name="T2">LRBUG</text:span><text:span text:style-name="T3">,0),</text:span><text:span text:style-name="T2">U</text:span><text:span text:style-name="T3">),</text:span><text:span text:style-name="T2">LRORG</text:span><text:span text:style-name="T3">=</text:span><text:span text:style-name="T4">$P</text:span><text:span text:style-name="T3">(^LAB(61.2,</text:span><text:span text:style-name="T2">LRORG</text:span><text:span text:style-name="T3">,0),</text:span><text:span text:style-name="T2">U</text:span><text:span text:style-name="T3">) </text:span><text:span text:style-name="T4">S</text:span><text:span text:style-name="T3">:+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BUG</text:span><text:span text:style-name="T3">,2))'[</text:span><text:span text:style-name="T5">"2." </text:span><text:span text:style-name="T2">A</text:span><text:span text:style-name="T3">=</text:span><text:span text:style-name="T2">A</text:span><text:span text:style-name="T3">-1 </text:span><text:span text:style-name="T4">I </text:span><text:span text:style-name="T3">+</text:span><text:span text:style-name="T4">$O</text:span><text:span text:style-name="T3">(^(2))[</text:span><text:span text:style-name="T5">"2." </text:span><text:span text:style-name="T4">D </text:span><text:span text:style-name="T6">ORG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V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ONDITIONAL SET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10" office:value-type="string" calcext:value-type="string">
            <text:p>BUGHDR <text:span text:style-name="T1">S </text:span><text:span text:style-name="T2">LRBUG</text:span><text:span text:style-name="T3">=0 </text:span><text:span text:style-name="T4">F </text:span><text:span text:style-name="T2">A</text:span><text:span text:style-name="T3">=0:1 </text:span><text:span text:style-name="T4">S </text:span><text:span text:style-name="T2">LRBUG</text:span><text:span text:style-name="T3">=+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BUG</text:span><text:span text:style-name="T3">)) </text:span><text:span text:style-name="T4">Q</text:span><text:span text:style-name="T3">:</text:span><text:span text:style-name="T2">LRBUG</text:span><text:span text:style-name="T3">&lt;1  </text:span><text:span text:style-name="T4">S </text:span><text:span text:style-name="T2">LRORG</text:span><text:span text:style-name="T3">=</text:span><text:span text:style-name="T4">$P</text:span><text:span text:style-name="T3">(^(</text:span><text:span text:style-name="T2">LRBUG</text:span><text:span text:style-name="T3">,0),</text:span><text:span text:style-name="T2">U</text:span><text:span text:style-name="T3">),</text:span><text:span text:style-name="T2">LRORG</text:span><text:span text:style-name="T3">=</text:span><text:span text:style-name="T4">$P</text:span><text:span text:style-name="T3">(^LAB(61.2,</text:span><text:span text:style-name="T2">LRORG</text:span><text:span text:style-name="T3">,0),</text:span><text:span text:style-name="T2">U</text:span><text:span text:style-name="T3">) </text:span><text:span text:style-name="T4">S</text:span><text:span text:style-name="T3">:+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BUG</text:span><text:span text:style-name="T3">,2))'[</text:span><text:span text:style-name="T5">"2." </text:span><text:span text:style-name="T2">A</text:span><text:span text:style-name="T3">=</text:span><text:span text:style-name="T2">A</text:span><text:span text:style-name="T3">-1 </text:span><text:span text:style-name="T4">I </text:span><text:span text:style-name="T3">+</text:span><text:span text:style-name="T4">$O</text:span><text:span text:style-name="T3">(^(2))[</text:span><text:span text:style-name="T5">"2." </text:span><text:span text:style-name="T4">D </text:span><text:span text:style-name="T6">ORG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V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10" office:value-type="string" calcext:value-type="string">
            <text:p>BUGHDR <text:span text:style-name="T1">S </text:span><text:span text:style-name="T2">LRBUG</text:span><text:span text:style-name="T3">=0 </text:span><text:span text:style-name="T4">F </text:span><text:span text:style-name="T2">A</text:span><text:span text:style-name="T3">=0:1 </text:span><text:span text:style-name="T4">S </text:span><text:span text:style-name="T2">LRBUG</text:span><text:span text:style-name="T3">=+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BUG</text:span><text:span text:style-name="T3">)) </text:span><text:span text:style-name="T4">Q</text:span><text:span text:style-name="T3">:</text:span><text:span text:style-name="T2">LRBUG</text:span><text:span text:style-name="T3">&lt;1  </text:span><text:span text:style-name="T4">S </text:span><text:span text:style-name="T2">LRORG</text:span><text:span text:style-name="T3">=</text:span><text:span text:style-name="T4">$P</text:span><text:span text:style-name="T3">(^(</text:span><text:span text:style-name="T2">LRBUG</text:span><text:span text:style-name="T3">,0),</text:span><text:span text:style-name="T2">U</text:span><text:span text:style-name="T3">),</text:span><text:span text:style-name="T2">LRORG</text:span><text:span text:style-name="T3">=</text:span><text:span text:style-name="T4">$P</text:span><text:span text:style-name="T3">(^LAB(61.2,</text:span><text:span text:style-name="T2">LRORG</text:span><text:span text:style-name="T3">,0),</text:span><text:span text:style-name="T2">U</text:span><text:span text:style-name="T3">) </text:span><text:span text:style-name="T4">S</text:span><text:span text:style-name="T3">:+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BUG</text:span><text:span text:style-name="T3">,2))'[</text:span><text:span text:style-name="T5">"2." </text:span><text:span text:style-name="T2">A</text:span><text:span text:style-name="T3">=</text:span><text:span text:style-name="T2">A</text:span><text:span text:style-name="T3">-1 </text:span><text:span text:style-name="T4">I </text:span><text:span text:style-name="T3">+</text:span><text:span text:style-name="T4">$O</text:span><text:span text:style-name="T3">(^(2))[</text:span><text:span text:style-name="T5">"2." </text:span><text:span text:style-name="T4">D </text:span><text:span text:style-name="T6">ORG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V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10" office:value-type="string" calcext:value-type="string">
            <text:p>BUGHDR <text:span text:style-name="T1">S </text:span><text:span text:style-name="T2">LRBUG</text:span><text:span text:style-name="T3">=0 </text:span><text:span text:style-name="T4">F </text:span><text:span text:style-name="T2">A</text:span><text:span text:style-name="T3">=0:1 </text:span><text:span text:style-name="T4">S </text:span><text:span text:style-name="T2">LRBUG</text:span><text:span text:style-name="T3">=+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BUG</text:span><text:span text:style-name="T3">)) </text:span><text:span text:style-name="T4">Q</text:span><text:span text:style-name="T3">:</text:span><text:span text:style-name="T2">LRBUG</text:span><text:span text:style-name="T3">&lt;1  </text:span><text:span text:style-name="T4">S </text:span><text:span text:style-name="T2">LRORG</text:span><text:span text:style-name="T3">=</text:span><text:span text:style-name="T4">$P</text:span><text:span text:style-name="T3">(^(</text:span><text:span text:style-name="T2">LRBUG</text:span><text:span text:style-name="T3">,0),</text:span><text:span text:style-name="T2">U</text:span><text:span text:style-name="T3">),</text:span><text:span text:style-name="T2">LRORG</text:span><text:span text:style-name="T3">=</text:span><text:span text:style-name="T4">$P</text:span><text:span text:style-name="T3">(^LAB(61.2,</text:span><text:span text:style-name="T2">LRORG</text:span><text:span text:style-name="T3">,0),</text:span><text:span text:style-name="T2">U</text:span><text:span text:style-name="T3">) </text:span><text:span text:style-name="T4">S</text:span><text:span text:style-name="T3">:+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BUG</text:span><text:span text:style-name="T3">,2))'[</text:span><text:span text:style-name="T5">"2." </text:span><text:span text:style-name="T2">A</text:span><text:span text:style-name="T3">=</text:span><text:span text:style-name="T2">A</text:span><text:span text:style-name="T3">-1 </text:span><text:span text:style-name="T4">I </text:span><text:span text:style-name="T3">+</text:span><text:span text:style-name="T4">$O</text:span><text:span text:style-name="T3">(^(2))[</text:span><text:span text:style-name="T5">"2." </text:span><text:span text:style-name="T4">D </text:span><text:span text:style-name="T6">ORG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V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10" office:value-type="string" calcext:value-type="string">
            <text:p>BUGHDR <text:span text:style-name="T1">S </text:span><text:span text:style-name="T2">LRBUG</text:span><text:span text:style-name="T3">=0 </text:span><text:span text:style-name="T4">F </text:span><text:span text:style-name="T2">A</text:span><text:span text:style-name="T3">=0:1 </text:span><text:span text:style-name="T4">S </text:span><text:span text:style-name="T2">LRBUG</text:span><text:span text:style-name="T3">=+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BUG</text:span><text:span text:style-name="T3">)) </text:span><text:span text:style-name="T4">Q</text:span><text:span text:style-name="T3">:</text:span><text:span text:style-name="T2">LRBUG</text:span><text:span text:style-name="T3">&lt;1  </text:span><text:span text:style-name="T4">S </text:span><text:span text:style-name="T2">LRORG</text:span><text:span text:style-name="T3">=</text:span><text:span text:style-name="T4">$P</text:span><text:span text:style-name="T3">(^(</text:span><text:span text:style-name="T2">LRBUG</text:span><text:span text:style-name="T3">,0),</text:span><text:span text:style-name="T2">U</text:span><text:span text:style-name="T3">),</text:span><text:span text:style-name="T2">LRORG</text:span><text:span text:style-name="T3">=</text:span><text:span text:style-name="T4">$P</text:span><text:span text:style-name="T3">(^LAB(61.2,</text:span><text:span text:style-name="T2">LRORG</text:span><text:span text:style-name="T3">,0),</text:span><text:span text:style-name="T2">U</text:span><text:span text:style-name="T3">) </text:span><text:span text:style-name="T4">S</text:span><text:span text:style-name="T3">:+</text:span><text:span text:style-name="T4">$O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3,</text:span><text:span text:style-name="T2">LRBUG</text:span><text:span text:style-name="T3">,2))'[</text:span><text:span text:style-name="T5">"2." </text:span><text:span text:style-name="T2">A</text:span><text:span text:style-name="T3">=</text:span><text:span text:style-name="T2">A</text:span><text:span text:style-name="T3">-1 </text:span><text:span text:style-name="T4">I </text:span><text:span text:style-name="T3">+</text:span><text:span text:style-name="T4">$O</text:span><text:span text:style-name="T3">(^(2))[</text:span><text:span text:style-name="T5">"2." </text:span><text:span text:style-name="T4">D </text:span><text:span text:style-name="T6">ORG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ER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10" office:value-type="string" calcext:value-type="string">
            <text:p>LIST <text:span text:style-name="T1">W </text:span><text:span text:style-name="T3">!,</text:span><text:span text:style-name="T5">"Approving the following:"</text:span><text:span text:style-name="T3">,! </text:span><text:span text:style-name="T4">S </text:span><text:span text:style-name="T2">LRAD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AD</text:span><text:span text:style-name="T3">=+</text:span><text:span text:style-name="T4">$O</text:span><text:span text:style-name="T3">(^LRO(68,</text:span><text:span text:style-name="T5">"AVS"</text:span><text:span text:style-name="T3">,</text:span><text:span text:style-name="T2">LRAA</text:span><text:span text:style-name="T3">,</text:span><text:span text:style-name="T2">LRAD</text:span><text:span text:style-name="T3">)) </text:span><text:span text:style-name="T4">Q</text:span><text:span text:style-name="T3">:</text:span><text:span text:style-name="T2">LRAD</text:span><text:span text:style-name="T3">&lt;1  </text:span><text:span text:style-name="T4">D </text:span><text:span text:style-name="T6">LIS1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VER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10" office:value-type="string" calcext:value-type="string">
            <text:p>LIS1 <text:span text:style-name="T1">S </text:span><text:span text:style-name="T2">LRAN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AN</text:span><text:span text:style-name="T3">=+</text:span><text:span text:style-name="T4">$O</text:span><text:span text:style-name="T3">(^LRO(68,</text:span><text:span text:style-name="T5">"AVS"</text:span><text:span text:style-name="T3">,</text:span><text:span text:style-name="T2">LRAA</text:span><text:span text:style-name="T3">,</text:span><text:span text:style-name="T2">LRAD</text:span><text:span text:style-name="T3">,</text:span><text:span text:style-name="T2">LRAN</text:span><text:span text:style-name="T3">)) </text:span><text:span text:style-name="T4">Q</text:span><text:span text:style-name="T3">:</text:span><text:span text:style-name="T2">LRAN</text:span><text:span text:style-name="T3">&lt;1  </text:span><text:span text:style-name="T4">S </text:span><text:span text:style-name="T2">LRDFN</text:span><text:span text:style-name="T3">=+^(</text:span><text:span text:style-name="T2">LRAN</text:span><text:span text:style-name="T3">),</text:span><text:span text:style-name="T2">LRDPF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2),</text:span><text:span text:style-name="T2">DFN</text:span><text:span text:style-name="T3">=</text:span><text:span text:style-name="T4">$P</text:span><text:span text:style-name="T3">(^(0),</text:span><text:span text:style-name="T2">U</text:span><text:span text:style-name="T3">,3) </text:span><text:span text:style-name="T4">D </text:span><text:span text:style-name="T6">PT</text:span><text:span text:style-name="T3">^LRX </text:span><text:span text:style-name="T4">W </text:span><text:span text:style-name="T3">!,</text:span><text:span text:style-name="T4">$J</text:span><text:span text:style-name="T3">(</text:span><text:span text:style-name="T2">LRAN</text:span><text:span text:style-name="T3">,6),?8,</text:span><text:span text:style-name="T2">PNM</text:span><text:span text:style-name="T3">,?35,</text:span><text:span text:style-name="T5">" "</text:span><text:span text:style-name="T3">,</text:span><text:span text:style-name="T2">SSN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VER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10" office:value-type="string" calcext:value-type="string">
            <text:p>LIS1 <text:span text:style-name="T1">S </text:span><text:span text:style-name="T2">LRAN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AN</text:span><text:span text:style-name="T3">=+</text:span><text:span text:style-name="T4">$O</text:span><text:span text:style-name="T3">(^LRO(68,</text:span><text:span text:style-name="T5">"AVS"</text:span><text:span text:style-name="T3">,</text:span><text:span text:style-name="T2">LRAA</text:span><text:span text:style-name="T3">,</text:span><text:span text:style-name="T2">LRAD</text:span><text:span text:style-name="T3">,</text:span><text:span text:style-name="T2">LRAN</text:span><text:span text:style-name="T3">)) </text:span><text:span text:style-name="T4">Q</text:span><text:span text:style-name="T3">:</text:span><text:span text:style-name="T2">LRAN</text:span><text:span text:style-name="T3">&lt;1  </text:span><text:span text:style-name="T4">S </text:span><text:span text:style-name="T2">LRDFN</text:span><text:span text:style-name="T3">=+^(</text:span><text:span text:style-name="T2">LRAN</text:span><text:span text:style-name="T3">),</text:span><text:span text:style-name="T2">LRDPF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2),</text:span><text:span text:style-name="T2">DFN</text:span><text:span text:style-name="T3">=</text:span><text:span text:style-name="T4">$P</text:span><text:span text:style-name="T3">(^(0),</text:span><text:span text:style-name="T2">U</text:span><text:span text:style-name="T3">,3) </text:span><text:span text:style-name="T4">D </text:span><text:span text:style-name="T6">PT</text:span><text:span text:style-name="T3">^LRX </text:span><text:span text:style-name="T4">W </text:span><text:span text:style-name="T3">!,</text:span><text:span text:style-name="T4">$J</text:span><text:span text:style-name="T3">(</text:span><text:span text:style-name="T2">LRAN</text:span><text:span text:style-name="T3">,6),?8,</text:span><text:span text:style-name="T2">PNM</text:span><text:span text:style-name="T3">,?35,</text:span><text:span text:style-name="T5">" "</text:span><text:span text:style-name="T3">,</text:span><text:span text:style-name="T2">SSN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VER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10" office:value-type="string" calcext:value-type="string">
            <text:p>LIS1 <text:span text:style-name="T1">S </text:span><text:span text:style-name="T2">LRAN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AN</text:span><text:span text:style-name="T3">=+</text:span><text:span text:style-name="T4">$O</text:span><text:span text:style-name="T3">(^LRO(68,</text:span><text:span text:style-name="T5">"AVS"</text:span><text:span text:style-name="T3">,</text:span><text:span text:style-name="T2">LRAA</text:span><text:span text:style-name="T3">,</text:span><text:span text:style-name="T2">LRAD</text:span><text:span text:style-name="T3">,</text:span><text:span text:style-name="T2">LRAN</text:span><text:span text:style-name="T3">)) </text:span><text:span text:style-name="T4">Q</text:span><text:span text:style-name="T3">:</text:span><text:span text:style-name="T2">LRAN</text:span><text:span text:style-name="T3">&lt;1  </text:span><text:span text:style-name="T4">S </text:span><text:span text:style-name="T2">LRDFN</text:span><text:span text:style-name="T3">=+^(</text:span><text:span text:style-name="T2">LRAN</text:span><text:span text:style-name="T3">),</text:span><text:span text:style-name="T2">LRDPF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2),</text:span><text:span text:style-name="T2">DFN</text:span><text:span text:style-name="T3">=</text:span><text:span text:style-name="T4">$P</text:span><text:span text:style-name="T3">(^(0),</text:span><text:span text:style-name="T2">U</text:span><text:span text:style-name="T3">,3) </text:span><text:span text:style-name="T4">D </text:span><text:span text:style-name="T6">PT</text:span><text:span text:style-name="T3">^LRX </text:span><text:span text:style-name="T4">W </text:span><text:span text:style-name="T3">!,</text:span><text:span text:style-name="T4">$J</text:span><text:span text:style-name="T3">(</text:span><text:span text:style-name="T2">LRAN</text:span><text:span text:style-name="T3">,6),?8,</text:span><text:span text:style-name="T2">PNM</text:span><text:span text:style-name="T3">,?35,</text:span><text:span text:style-name="T5">" "</text:span><text:span text:style-name="T3">,</text:span><text:span text:style-name="T2">SSN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VER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10" office:value-type="string" calcext:value-type="string">
            <text:p>LIS1 <text:span text:style-name="T1">S </text:span><text:span text:style-name="T2">LRAN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AN</text:span><text:span text:style-name="T3">=+</text:span><text:span text:style-name="T4">$O</text:span><text:span text:style-name="T3">(^LRO(68,</text:span><text:span text:style-name="T5">"AVS"</text:span><text:span text:style-name="T3">,</text:span><text:span text:style-name="T2">LRAA</text:span><text:span text:style-name="T3">,</text:span><text:span text:style-name="T2">LRAD</text:span><text:span text:style-name="T3">,</text:span><text:span text:style-name="T2">LRAN</text:span><text:span text:style-name="T3">)) </text:span><text:span text:style-name="T4">Q</text:span><text:span text:style-name="T3">:</text:span><text:span text:style-name="T2">LRAN</text:span><text:span text:style-name="T3">&lt;1  </text:span><text:span text:style-name="T4">S </text:span><text:span text:style-name="T2">LRDFN</text:span><text:span text:style-name="T3">=+^(</text:span><text:span text:style-name="T2">LRAN</text:span><text:span text:style-name="T3">),</text:span><text:span text:style-name="T2">LRDPF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2),</text:span><text:span text:style-name="T2">DFN</text:span><text:span text:style-name="T3">=</text:span><text:span text:style-name="T4">$P</text:span><text:span text:style-name="T3">(^(0),</text:span><text:span text:style-name="T2">U</text:span><text:span text:style-name="T3">,3) </text:span><text:span text:style-name="T4">D </text:span><text:span text:style-name="T6">PT</text:span><text:span text:style-name="T3">^LRX </text:span><text:span text:style-name="T4">W </text:span><text:span text:style-name="T3">!,</text:span><text:span text:style-name="T4">$J</text:span><text:span text:style-name="T3">(</text:span><text:span text:style-name="T2">LRAN</text:span><text:span text:style-name="T3">,6),?8,</text:span><text:span text:style-name="T2">PNM</text:span><text:span text:style-name="T3">,?35,</text:span><text:span text:style-name="T5">" "</text:span><text:span text:style-name="T3">,</text:span><text:span text:style-name="T2">SSN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VER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KILL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10" office:value-type="string" calcext:value-type="string">
            <text:p>BUILD <text:span text:style-name="T1">K </text:span><text:span text:style-name="T3">^LRO(68,</text:span><text:span text:style-name="T5">"AVS"</text:span><text:span text:style-name="T3">,</text:span><text:span text:style-name="T2">LRAA</text:span><text:span text:style-name="T3">) </text:span><text:span text:style-name="T4">S </text:span><text:span text:style-name="T2">%DT</text:span><text:span text:style-name="T3">=</text:span><text:span text:style-name="T5">"AEQ"</text:span><text:span text:style-name="T3">,</text:span><text:span text:style-name="T2">%DT</text:span><text:span text:style-name="T3">(</text:span><text:span text:style-name="T5">"A"</text:span><text:span text:style-name="T3">)=</text:span><text:span text:style-name="T5">"Start  Date: " </text:span><text:span text:style-name="T4">D </text:span><text:span text:style-name="T3">^%DT </text:span><text:span text:style-name="T4">K </text:span><text:span text:style-name="T2">%DT </text:span><text:span text:style-name="T4">Q</text:span><text:span text:style-name="T3">:</text:span><text:span text:style-name="T2">Y</text:span><text:span text:style-name="T3">&lt;0  </text:span><text:span text:style-name="T4">S </text:span><text:span text:style-name="T2">LRSTAR</text:span><text:span text:style-name="T3">=</text:span><text:span text:style-name="T2">Y </text:span><text:span text:style-name="T4">D </text:span><text:span text:style-name="T6">D</text:span><text:span text:style-name="T3">^LRU </text:span><text:span text:style-name="T4">S </text:span><text:span text:style-name="T2">LRST</text:span><text:span text:style-name="T3">=</text:span><text:span text:style-name="T2">Y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1" table:content-validation-name="val1" office:value-type="float" office:value="1" calcext:value-type="float">
            <text:p>1</text:p>
          </table:table-cell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change to DIK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ER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Y</text:span><text:span text:style-name="T3">=</text:span><text:span text:style-name="T2">LRSTAR </text:span><text:span text:style-name="T4">D </text:span><text:span text:style-name="T6">D</text:span><text:span text:style-name="T3">^LRU </text:span><text:span text:style-name="T4">S </text:span><text:span text:style-name="T2">LRST</text:span><text:span text:style-name="T3">=</text:span><text:span text:style-name="T2">Y</text:span><text:span text:style-name="T3">,</text:span><text:span text:style-name="T2">Y</text:span><text:span text:style-name="T3">=</text:span><text:span text:style-name="T2">LAST </text:span><text:span text:style-name="T4">D </text:span><text:span text:style-name="T6">D</text:span><text:span text:style-name="T3">^LRU </text:span><text:span text:style-name="T4">S </text:span><text:span text:style-name="T2">LRLST</text:span><text:span text:style-name="T3">=</text:span><text:span text:style-name="T2">Y</text:span><text:span text:style-name="T3">,</text:span><text:span text:style-name="T2">LRAAT</text:span><text:span text:style-name="T3">=</text:span><text:span text:style-name="T4">$P</text:span><text:span text:style-name="T3">(^LRO(68,</text:span><text:span text:style-name="T2">LRAA</text:span><text:span text:style-name="T3">,0),</text:span><text:span text:style-name="T2">U</text:span><text:span text:style-name="T3">,3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ER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Y</text:span><text:span text:style-name="T3">=</text:span><text:span text:style-name="T2">LRSTAR </text:span><text:span text:style-name="T4">D </text:span><text:span text:style-name="T6">D</text:span><text:span text:style-name="T3">^LRU </text:span><text:span text:style-name="T4">S </text:span><text:span text:style-name="T2">LRST</text:span><text:span text:style-name="T3">=</text:span><text:span text:style-name="T2">Y</text:span><text:span text:style-name="T3">,</text:span><text:span text:style-name="T2">Y</text:span><text:span text:style-name="T3">=</text:span><text:span text:style-name="T2">LAST </text:span><text:span text:style-name="T4">D </text:span><text:span text:style-name="T6">D</text:span><text:span text:style-name="T3">^LRU </text:span><text:span text:style-name="T4">S </text:span><text:span text:style-name="T2">LRLST</text:span><text:span text:style-name="T3">=</text:span><text:span text:style-name="T2">Y</text:span><text:span text:style-name="T3">,</text:span><text:span text:style-name="T2">LRAAT</text:span><text:span text:style-name="T3">=</text:span><text:span text:style-name="T4">$P</text:span><text:span text:style-name="T3">(^LRO(68,</text:span><text:span text:style-name="T2">LRAA</text:span><text:span text:style-name="T3">,0),</text:span><text:span text:style-name="T2">U</text:span><text:span text:style-name="T3">,3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VER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F </text:span><text:span text:style-name="T2">I</text:span><text:span text:style-name="T3">=0:0 </text:span><text:span text:style-name="T4">S </text:span><text:span text:style-name="T2">LRAD</text:span><text:span text:style-name="T3">=+</text:span><text:span text:style-name="T4">$O</text:span><text:span text:style-name="T3">(^LRO(68,</text:span><text:span text:style-name="T2">LRAA</text:span><text:span text:style-name="T3">,1,</text:span><text:span text:style-name="T2">LRAD</text:span><text:span text:style-name="T3">)) </text:span><text:span text:style-name="T4">Q</text:span><text:span text:style-name="T3">:</text:span><text:span text:style-name="T2">LRAD</text:span><text:span text:style-name="T3">&lt;1!(</text:span><text:span text:style-name="T2">LRAD</text:span><text:span text:style-name="T3">&gt;</text:span><text:span text:style-name="T2">LRYRL</text:span><text:span text:style-name="T3">)  </text:span><text:span text:style-name="T4">D </text:span><text:span text:style-name="T6">AC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VER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10" office:value-type="string" calcext:value-type="string">
            <text:p>AC <text:span text:style-name="T1">S </text:span><text:span text:style-name="T2">LRTK</text:span><text:span text:style-name="T3">=</text:span><text:span text:style-name="T2">LRSTAR</text:span><text:span text:style-name="T3">-1 </text:span><text:span text:style-name="T4">F </text:span><text:span text:style-name="T2">I</text:span><text:span text:style-name="T3">=0:0 </text:span><text:span text:style-name="T4">S </text:span><text:span text:style-name="T2">LRTK</text:span><text:span text:style-name="T3">=+</text:span><text:span text:style-name="T4">$O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5">"AD"</text:span><text:span text:style-name="T3">,</text:span><text:span text:style-name="T2">LRTK</text:span><text:span text:style-name="T3">)) </text:span><text:span text:style-name="T4">Q</text:span><text:span text:style-name="T3">:</text:span><text:span text:style-name="T2">LRTK</text:span><text:span text:style-name="T3">&lt;1!(</text:span><text:span text:style-name="T2">LRTK</text:span><text:span text:style-name="T3">&gt;</text:span><text:span text:style-name="T2">LAST</text:span><text:span text:style-name="T3">)  </text:span><text:span text:style-name="T4">D </text:span><text:span text:style-name="T6">AC1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VER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10" office:value-type="string" calcext:value-type="string">
            <text:p>AC1 <text:span text:style-name="T1">S </text:span><text:span text:style-name="T2">LRAN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AN</text:span><text:span text:style-name="T3">=+</text:span><text:span text:style-name="T4">$O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5">"AD"</text:span><text:span text:style-name="T3">,</text:span><text:span text:style-name="T2">LRTK</text:span><text:span text:style-name="T3">,</text:span><text:span text:style-name="T2">LRAN</text:span><text:span text:style-name="T3">)) </text:span><text:span text:style-name="T4">Q</text:span><text:span text:style-name="T3">:</text:span><text:span text:style-name="T2">LRAN</text:span><text:span text:style-name="T3">&lt;1  </text:span><text:span text:style-name="T4">I $D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0)) </text:span><text:span text:style-name="T4">D </text:span><text:span text:style-name="T6">OK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VER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10" office:value-type="string" calcext:value-type="string">
            <text:p>AC1 <text:span text:style-name="T1">S </text:span><text:span text:style-name="T2">LRAN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AN</text:span><text:span text:style-name="T3">=+</text:span><text:span text:style-name="T4">$O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5">"AD"</text:span><text:span text:style-name="T3">,</text:span><text:span text:style-name="T2">LRTK</text:span><text:span text:style-name="T3">,</text:span><text:span text:style-name="T2">LRAN</text:span><text:span text:style-name="T3">)) </text:span><text:span text:style-name="T4">Q</text:span><text:span text:style-name="T3">:</text:span><text:span text:style-name="T2">LRAN</text:span><text:span text:style-name="T3">&lt;1  </text:span><text:span text:style-name="T4">I $D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0)) </text:span><text:span text:style-name="T4">D </text:span><text:span text:style-name="T6">OK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VER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10" office:value-type="string" calcext:value-type="string">
            <text:p>OK <text:span text:style-name="T1">Q</text:span><text:span text:style-name="T3">:'</text:span><text:span text:style-name="T4">$D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3))  </text:span><text:span text:style-name="T4">S </text:span><text:span text:style-name="T2">LRDONE</text:span><text:span text:style-name="T3">=</text:span><text:span text:style-name="T4">$P</text:span><text:span text:style-name="T3">(^(3),</text:span><text:span text:style-name="T2">U</text:span><text:span text:style-name="T3">,4) </text:span><text:span text:style-name="T4">Q</text:span><text:span text:style-name="T3">:</text:span><text:span text:style-name="T2">LRDONE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VER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10" office:value-type="string" calcext:value-type="string">
            <text:p>OK <text:span text:style-name="T1">Q</text:span><text:span text:style-name="T3">:'</text:span><text:span text:style-name="T4">$D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3))  </text:span><text:span text:style-name="T4">S </text:span><text:span text:style-name="T2">LRDONE</text:span><text:span text:style-name="T3">=</text:span><text:span text:style-name="T4">$P</text:span><text:span text:style-name="T3">(^(3),</text:span><text:span text:style-name="T2">U</text:span><text:span text:style-name="T3">,4) </text:span><text:span text:style-name="T4">Q</text:span><text:span text:style-name="T3">:</text:span><text:span text:style-name="T2">LRDONE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ER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ALCULATION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IDT</text:span><text:span text:style-name="T3">=9999999-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3),</text:span><text:span text:style-name="T2">LRDFN</text:span><text:span text:style-name="T3">=+^(0),</text:span><text:span text:style-name="T2">LRSET</text:span><text:span text:style-name="T3">=0 </text:span><text:span text:style-name="T4">F </text:span><text:span text:style-name="T2">II</text:span><text:span text:style-name="T3">=1,5,8,11,16 </text:span><text:span text:style-name="T4">D </text:span><text:span text:style-name="T6">FINAL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ER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IDT</text:span><text:span text:style-name="T3">=9999999-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3),</text:span><text:span text:style-name="T2">LRDFN</text:span><text:span text:style-name="T3">=+^(0),</text:span><text:span text:style-name="T2">LRSET</text:span><text:span text:style-name="T3">=0 </text:span><text:span text:style-name="T4">F </text:span><text:span text:style-name="T2">II</text:span><text:span text:style-name="T3">=1,5,8,11,16 </text:span><text:span text:style-name="T4">D </text:span><text:span text:style-name="T6">FINAL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W</text:span><text:span text:style-name="T3">:'</text:span><text:span text:style-name="T2">LRSET </text:span><text:span text:style-name="T5">"." </text:span><text:span text:style-name="T4">I </text:span><text:span text:style-name="T2">LRSET </text:span><text:span text:style-name="T4">S </text:span><text:span text:style-name="T3">^LRO(68,</text:span><text:span text:style-name="T5">"AVS"</text:span><text:span text:style-name="T3">,</text:span><text:span text:style-name="T2">LRAA</text:span><text:span text:style-name="T3">,</text:span><text:span text:style-name="T2">LRAD</text:span><text:span text:style-name="T3">,</text:span><text:span text:style-name="T2">LRAN</text:span><text:span text:style-name="T3">)=</text:span><text:span text:style-name="T2">LRDFN</text:span><text:span text:style-name="T3">_</text:span><text:span text:style-name="T2">U</text:span><text:span text:style-name="T3">_</text:span><text:span text:style-name="T2">LRIDT </text:span><text:span text:style-name="T4">S </text:span><text:span text:style-name="T2">LRDPF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2),</text:span><text:span text:style-name="T2">DFN</text:span><text:span text:style-name="T3">=</text:span><text:span text:style-name="T4">$P</text:span><text:span text:style-name="T3">(^(0),</text:span><text:span text:style-name="T2">U</text:span><text:span text:style-name="T3">,3) </text:span><text:span text:style-name="T4">D </text:span><text:span text:style-name="T6">PT</text:span><text:span text:style-name="T3">^LRX </text:span><text:span text:style-name="T4">W </text:span><text:span text:style-name="T3">!,</text:span><text:span text:style-name="T4">$J</text:span><text:span text:style-name="T3">(</text:span><text:span text:style-name="T2">LRAN</text:span><text:span text:style-name="T3">,6),?8,</text:span><text:span text:style-name="T2">PNM</text:span><text:span text:style-name="T3">,?35,</text:span><text:span text:style-name="T5">" "</text:span><text:span text:style-name="T3">,</text:span><text:span text:style-name="T2">SSN</text:span><text:span text:style-name="T3">,?80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W</text:span><text:span text:style-name="T3">:'</text:span><text:span text:style-name="T2">LRSET </text:span><text:span text:style-name="T5">"." </text:span><text:span text:style-name="T4">I </text:span><text:span text:style-name="T2">LRSET </text:span><text:span text:style-name="T4">S </text:span><text:span text:style-name="T3">^LRO(68,</text:span><text:span text:style-name="T5">"AVS"</text:span><text:span text:style-name="T3">,</text:span><text:span text:style-name="T2">LRAA</text:span><text:span text:style-name="T3">,</text:span><text:span text:style-name="T2">LRAD</text:span><text:span text:style-name="T3">,</text:span><text:span text:style-name="T2">LRAN</text:span><text:span text:style-name="T3">)=</text:span><text:span text:style-name="T2">LRDFN</text:span><text:span text:style-name="T3">_</text:span><text:span text:style-name="T2">U</text:span><text:span text:style-name="T3">_</text:span><text:span text:style-name="T2">LRIDT </text:span><text:span text:style-name="T4">S </text:span><text:span text:style-name="T2">LRDPF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2),</text:span><text:span text:style-name="T2">DFN</text:span><text:span text:style-name="T3">=</text:span><text:span text:style-name="T4">$P</text:span><text:span text:style-name="T3">(^(0),</text:span><text:span text:style-name="T2">U</text:span><text:span text:style-name="T3">,3) </text:span><text:span text:style-name="T4">D </text:span><text:span text:style-name="T6">PT</text:span><text:span text:style-name="T3">^LRX </text:span><text:span text:style-name="T4">W </text:span><text:span text:style-name="T3">!,</text:span><text:span text:style-name="T4">$J</text:span><text:span text:style-name="T3">(</text:span><text:span text:style-name="T2">LRAN</text:span><text:span text:style-name="T3">,6),?8,</text:span><text:span text:style-name="T2">PNM</text:span><text:span text:style-name="T3">,?35,</text:span><text:span text:style-name="T5">" "</text:span><text:span text:style-name="T3">,</text:span><text:span text:style-name="T2">SSN</text:span><text:span text:style-name="T3">,?80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W</text:span><text:span text:style-name="T3">:'</text:span><text:span text:style-name="T2">LRSET </text:span><text:span text:style-name="T5">"." </text:span><text:span text:style-name="T4">I </text:span><text:span text:style-name="T2">LRSET </text:span><text:span text:style-name="T4">S </text:span><text:span text:style-name="T3">^LRO(68,</text:span><text:span text:style-name="T5">"AVS"</text:span><text:span text:style-name="T3">,</text:span><text:span text:style-name="T2">LRAA</text:span><text:span text:style-name="T3">,</text:span><text:span text:style-name="T2">LRAD</text:span><text:span text:style-name="T3">,</text:span><text:span text:style-name="T2">LRAN</text:span><text:span text:style-name="T3">)=</text:span><text:span text:style-name="T2">LRDFN</text:span><text:span text:style-name="T3">_</text:span><text:span text:style-name="T2">U</text:span><text:span text:style-name="T3">_</text:span><text:span text:style-name="T2">LRIDT </text:span><text:span text:style-name="T4">S </text:span><text:span text:style-name="T2">LRDPF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2),</text:span><text:span text:style-name="T2">DFN</text:span><text:span text:style-name="T3">=</text:span><text:span text:style-name="T4">$P</text:span><text:span text:style-name="T3">(^(0),</text:span><text:span text:style-name="T2">U</text:span><text:span text:style-name="T3">,3) </text:span><text:span text:style-name="T4">D </text:span><text:span text:style-name="T6">PT</text:span><text:span text:style-name="T3">^LRX </text:span><text:span text:style-name="T4">W </text:span><text:span text:style-name="T3">!,</text:span><text:span text:style-name="T4">$J</text:span><text:span text:style-name="T3">(</text:span><text:span text:style-name="T2">LRAN</text:span><text:span text:style-name="T3">,6),?8,</text:span><text:span text:style-name="T2">PNM</text:span><text:span text:style-name="T3">,?35,</text:span><text:span text:style-name="T5">" "</text:span><text:span text:style-name="T3">,</text:span><text:span text:style-name="T2">SSN</text:span><text:span text:style-name="T3">,?80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ET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W</text:span><text:span text:style-name="T3">:'</text:span><text:span text:style-name="T2">LRSET </text:span><text:span text:style-name="T5">"." </text:span><text:span text:style-name="T4">I </text:span><text:span text:style-name="T2">LRSET </text:span><text:span text:style-name="T4">S </text:span><text:span text:style-name="T3">^LRO(68,</text:span><text:span text:style-name="T5">"AVS"</text:span><text:span text:style-name="T3">,</text:span><text:span text:style-name="T2">LRAA</text:span><text:span text:style-name="T3">,</text:span><text:span text:style-name="T2">LRAD</text:span><text:span text:style-name="T3">,</text:span><text:span text:style-name="T2">LRAN</text:span><text:span text:style-name="T3">)=</text:span><text:span text:style-name="T2">LRDFN</text:span><text:span text:style-name="T3">_</text:span><text:span text:style-name="T2">U</text:span><text:span text:style-name="T3">_</text:span><text:span text:style-name="T2">LRIDT </text:span><text:span text:style-name="T4">S </text:span><text:span text:style-name="T2">LRDPF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2),</text:span><text:span text:style-name="T2">DFN</text:span><text:span text:style-name="T3">=</text:span><text:span text:style-name="T4">$P</text:span><text:span text:style-name="T3">(^(0),</text:span><text:span text:style-name="T2">U</text:span><text:span text:style-name="T3">,3) </text:span><text:span text:style-name="T4">D </text:span><text:span text:style-name="T6">PT</text:span><text:span text:style-name="T3">^LRX </text:span><text:span text:style-name="T4">W </text:span><text:span text:style-name="T3">!,</text:span><text:span text:style-name="T4">$J</text:span><text:span text:style-name="T3">(</text:span><text:span text:style-name="T2">LRAN</text:span><text:span text:style-name="T3">,6),?8,</text:span><text:span text:style-name="T2">PNM</text:span><text:span text:style-name="T3">,?35,</text:span><text:span text:style-name="T5">" "</text:span><text:span text:style-name="T3">,</text:span><text:span text:style-name="T2">SSN</text:span><text:span text:style-name="T3">,?80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VER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10" office:value-type="string" calcext:value-type="string">
            <text:p>FINAL <text:span text:style-name="T1">I 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</text:span><text:span text:style-name="T2">II</text:span><text:span text:style-name="T3">)),+^(</text:span><text:span text:style-name="T2">II</text:span><text:span text:style-name="T3">),</text:span><text:span text:style-name="T4">$P</text:span><text:span text:style-name="T3">(^(</text:span><text:span text:style-name="T2">II</text:span><text:span text:style-name="T3">),</text:span><text:span text:style-name="T2">U</text:span><text:span text:style-name="T3">,2)=</text:span><text:span text:style-name="T5">"F" </text:span><text:span text:style-name="T4">S </text:span><text:span text:style-name="T2">LRSET</text:span><text:span text:style-name="T3">=1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VER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10" office:value-type="string" calcext:value-type="string">
            <text:p>FINAL <text:span text:style-name="T1">I 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</text:span><text:span text:style-name="T2">II</text:span><text:span text:style-name="T3">)),+^(</text:span><text:span text:style-name="T2">II</text:span><text:span text:style-name="T3">),</text:span><text:span text:style-name="T4">$P</text:span><text:span text:style-name="T3">(^(</text:span><text:span text:style-name="T2">II</text:span><text:span text:style-name="T3">),</text:span><text:span text:style-name="T2">U</text:span><text:span text:style-name="T3">,2)=</text:span><text:span text:style-name="T5">"F" </text:span><text:span text:style-name="T4">S </text:span><text:span text:style-name="T2">LRSET</text:span><text:span text:style-name="T3">=1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VER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10" office:value-type="string" calcext:value-type="string">
            <text:p>APPROVE <text:span text:style-name="T1">I </text:span><text:span text:style-name="T3">'</text:span><text:span text:style-name="T4">$O</text:span><text:span text:style-name="T3">(^LRO(68,</text:span><text:span text:style-name="T5">"AVS"</text:span><text:span text:style-name="T3">,</text:span><text:span text:style-name="T2">LRAA</text:span><text:span text:style-name="T3">,0)) </text:span><text:span text:style-name="T4">W </text:span><text:span text:style-name="T3">!,</text:span><text:span text:style-name="T5">"No data."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VER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END</text:span><text:span text:style-name="T3">=0,</text:span><text:span text:style-name="T2">LRSB</text:span><text:span text:style-name="T3">=0 </text:span><text:span text:style-name="T4">K </text:span><text:span text:style-name="T3">^TMP(</text:span><text:span text:style-name="T4">$J</text:span><text:span text:style-name="T3">) </text:span><text:span text:style-name="T4">S </text:span><text:span text:style-name="T2">LRAD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AD</text:span><text:span text:style-name="T3">=+</text:span><text:span text:style-name="T4">$O</text:span><text:span text:style-name="T3">(^LRO(68,</text:span><text:span text:style-name="T5">"AVS"</text:span><text:span text:style-name="T3">,</text:span><text:span text:style-name="T2">LRAA</text:span><text:span text:style-name="T3">,</text:span><text:span text:style-name="T2">LRAD</text:span><text:span text:style-name="T3">)) </text:span><text:span text:style-name="T4">Q</text:span><text:span text:style-name="T3">:</text:span><text:span text:style-name="T2">LRAD</text:span><text:span text:style-name="T3">&lt;1  </text:span><text:span text:style-name="T4">D </text:span><text:span text:style-name="T6">SORT </text:span><text:span text:style-name="T4">Q</text:span><text:span text:style-name="T3">:</text:span><text:span text:style-name="T2">LREN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ER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10" office:value-type="string" calcext:value-type="string">
            <text:p>SORT <text:span text:style-name="T1">S </text:span><text:span text:style-name="T2">LRAN</text:span><text:span text:style-name="T3">=0 </text:span><text:span text:style-name="T4">F  S </text:span><text:span text:style-name="T2">LRAN</text:span><text:span text:style-name="T3">=+</text:span><text:span text:style-name="T4">$O</text:span><text:span text:style-name="T3">(^LRO(68,</text:span><text:span text:style-name="T5">"AVS"</text:span><text:span text:style-name="T3">,</text:span><text:span text:style-name="T2">LRAA</text:span><text:span text:style-name="T3">,</text:span><text:span text:style-name="T2">LRAD</text:span><text:span text:style-name="T3">,</text:span><text:span text:style-name="T2">LRAN</text:span><text:span text:style-name="T3">)) </text:span><text:span text:style-name="T4">Q</text:span><text:span text:style-name="T3">:</text:span><text:span text:style-name="T2">LRAN</text:span><text:span text:style-name="T3">&lt;1  </text:span><text:span text:style-name="T4">D </text:span><text:span text:style-name="T6">S1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VER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10" office:value-type="string" calcext:value-type="string">
            <text:p>S1 <text:span text:style-name="T1">S </text:span><text:span text:style-name="T2">LRDFN</text:span><text:span text:style-name="T3">=+^LRO(68,</text:span><text:span text:style-name="T5">"AVS"</text:span><text:span text:style-name="T3">,</text:span><text:span text:style-name="T2">LRAA</text:span><text:span text:style-name="T3">,</text:span><text:span text:style-name="T2">LRAD</text:span><text:span text:style-name="T3">,</text:span><text:span text:style-name="T2">LRAN</text:span><text:span text:style-name="T3">),</text:span><text:span text:style-name="T2">LRIDT</text:span><text:span text:style-name="T3">=</text:span><text:span text:style-name="T4">$P</text:span><text:span text:style-name="T3">(^(</text:span><text:span text:style-name="T2">LRAN</text:span><text:span text:style-name="T3">),</text:span><text:span text:style-name="T2">U</text:span><text:span text:style-name="T3">,2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VER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PLUS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10" office:value-type="string" calcext:value-type="string">
            <text:p>S1 <text:span text:style-name="T1">S </text:span><text:span text:style-name="T2">LRDFN</text:span><text:span text:style-name="T3">=+^LRO(68,</text:span><text:span text:style-name="T5">"AVS"</text:span><text:span text:style-name="T3">,</text:span><text:span text:style-name="T2">LRAA</text:span><text:span text:style-name="T3">,</text:span><text:span text:style-name="T2">LRAD</text:span><text:span text:style-name="T3">,</text:span><text:span text:style-name="T2">LRAN</text:span><text:span text:style-name="T3">),</text:span><text:span text:style-name="T2">LRIDT</text:span><text:span text:style-name="T3">=</text:span><text:span text:style-name="T4">$P</text:span><text:span text:style-name="T3">(^(</text:span><text:span text:style-name="T2">LRAN</text:span><text:span text:style-name="T3">),</text:span><text:span text:style-name="T2">U</text:span><text:span text:style-name="T3">,2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ER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) </text:span><text:span text:style-name="T4">S </text:span><text:span text:style-name="T2">LRVLOC</text:span><text:span text:style-name="T3">=</text:span><text:span text:style-name="T4">$S</text:span><text:span text:style-name="T3">(</text:span><text:span text:style-name="T4">$L</text:span><text:span text:style-name="T3">(</text:span><text:span text:style-name="T4">$P</text:span><text:span text:style-name="T3">(^(0),</text:span><text:span text:style-name="T2">U</text:span><text:span text:style-name="T3">,8)):</text:span><text:span text:style-name="T4">$P</text:span><text:span text:style-name="T3">(^(0),</text:span><text:span text:style-name="T2">U</text:span><text:span text:style-name="T3">,8),1:0),^TMP(</text:span><text:span text:style-name="T4">$J</text:span><text:span text:style-name="T3">,</text:span><text:span text:style-name="T2">LRVLOC</text:span><text:span text:style-name="T3">,</text:span><text:span text:style-name="T2">LRDFN</text:span><text:span text:style-name="T3">,</text:span><text:span text:style-name="T2">LRIDT</text:span><text:span text:style-name="T3">)=^(0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ER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I 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) </text:span><text:span text:style-name="T4">S </text:span><text:span text:style-name="T2">LRVLOC</text:span><text:span text:style-name="T3">=</text:span><text:span text:style-name="T4">$S</text:span><text:span text:style-name="T3">(</text:span><text:span text:style-name="T4">$L</text:span><text:span text:style-name="T3">(</text:span><text:span text:style-name="T4">$P</text:span><text:span text:style-name="T3">(^(0),</text:span><text:span text:style-name="T2">U</text:span><text:span text:style-name="T3">,8)):</text:span><text:span text:style-name="T4">$P</text:span><text:span text:style-name="T3">(^(0),</text:span><text:span text:style-name="T2">U</text:span><text:span text:style-name="T3">,8),1:0),^TMP(</text:span><text:span text:style-name="T4">$J</text:span><text:span text:style-name="T3">,</text:span><text:span text:style-name="T2">LRVLOC</text:span><text:span text:style-name="T3">,</text:span><text:span text:style-name="T2">LRDFN</text:span><text:span text:style-name="T3">,</text:span><text:span text:style-name="T2">LRIDT</text:span><text:span text:style-name="T3">)=^(0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VER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10" office:value-type="string" calcext:value-type="string">
            <text:p>PRINT <text:span text:style-name="T1">S </text:span><text:span text:style-name="T2">LRVLOC</text:span><text:span text:style-name="T3">=</text:span><text:span text:style-name="T5">"" </text:span><text:span text:style-name="T4">F </text:span><text:span text:style-name="T2">LRLCNT</text:span><text:span text:style-name="T3">=0:0 </text:span><text:span text:style-name="T4">S </text:span><text:span text:style-name="T2">LRVLOC</text:span><text:span text:style-name="T3">=</text:span><text:span text:style-name="T4">$O</text:span><text:span text:style-name="T3">(^TMP(</text:span><text:span text:style-name="T4">$J</text:span><text:span text:style-name="T3">,</text:span><text:span text:style-name="T2">LRVLOC</text:span><text:span text:style-name="T3">)) </text:span><text:span text:style-name="T4">Q</text:span><text:span text:style-name="T3">:</text:span><text:span text:style-name="T2">LRVLOC</text:span><text:span text:style-name="T3">=</text:span><text:span text:style-name="T5">""  </text:span><text:span text:style-name="T4">S </text:span><text:span text:style-name="T2">LRLTR</text:span><text:span text:style-name="T3">=</text:span><text:span text:style-name="T4">$E</text:span><text:span text:style-name="T3">(</text:span><text:span text:style-name="T2">LRVLOC</text:span><text:span text:style-name="T3">,1,4) </text:span><text:span text:style-name="T4">W </text:span><text:span text:style-name="T3">@</text:span><text:span text:style-name="T2">IOF </text:span><text:span text:style-name="T4">D </text:span><text:span text:style-name="T3">^LRLTR:</text:span><text:span text:style-name="T4">$E</text:span><text:span text:style-name="T3">(</text:span><text:span text:style-name="T2">IOST</text:span><text:span text:style-name="T3">,1,2)'=</text:span><text:span text:style-name="T5">"C-"</text:span><text:span text:style-name="T3">,</text:span><text:span text:style-name="T6">P1 </text:span><text:span text:style-name="T4">Q</text:span><text:span text:style-name="T3">:</text:span><text:span text:style-name="T2">LREN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W @IOF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LRMIVER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D </text:span><text:span text:style-name="T3">^DIC </text:span><text:span text:style-name="T4">S </text:span><text:span text:style-name="T2">LRAA</text:span><text:span text:style-name="T3">=+</text:span><text:span text:style-name="T2">Y</text:span><text:span text:style-name="T3">,</text:span><text:span text:style-name="T2">LRAN</text:span><text:span text:style-name="T3">=</text:span><text:span text:style-name="T4">$P</text:span><text:span text:style-name="T3">(</text:span><text:span text:style-name="T2">LRACC</text:span><text:span text:style-name="T3">,</text:span><text:span text:style-name="T5">" "</text:span><text:span text:style-name="T3">,3),</text:span><text:span text:style-name="T2">LRCMNT</text:span><text:span text:style-name="T3">=</text:span><text:span text:style-name="T4">$S</text:span><text:span text:style-name="T3">(</text:span><text:span text:style-name="T4">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99)):^(99),1:</text:span><text:span text:style-name="T5">""</text:span><text:span text:style-name="T3">),</text:span><text:span text:style-name="T2">LRPG</text:span><text:span text:style-name="T3">=0 </text:span><text:span text:style-name="T4">D </text:span><text:span text:style-name="T6">EN</text:span><text:span text:style-name="T3">^LRMIPSZ1 </text:span><text:span text:style-name="T4">S </text:span><text:span text:style-name="T2">LRAA</text:span><text:span text:style-name="T3">=</text:span><text:span text:style-name="T2">LRWLSAVE </text:span><text:span text:style-name="T4">Q</text:span><text:span text:style-name="T3">:</text:span><text:span text:style-name="T2">LREN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VER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D </text:span><text:span text:style-name="T3">^DIC </text:span><text:span text:style-name="T4">S </text:span><text:span text:style-name="T2">LRAA</text:span><text:span text:style-name="T3">=+</text:span><text:span text:style-name="T2">Y</text:span><text:span text:style-name="T3">,</text:span><text:span text:style-name="T2">LRAN</text:span><text:span text:style-name="T3">=</text:span><text:span text:style-name="T4">$P</text:span><text:span text:style-name="T3">(</text:span><text:span text:style-name="T2">LRACC</text:span><text:span text:style-name="T3">,</text:span><text:span text:style-name="T5">" "</text:span><text:span text:style-name="T3">,3),</text:span><text:span text:style-name="T2">LRCMNT</text:span><text:span text:style-name="T3">=</text:span><text:span text:style-name="T4">$S</text:span><text:span text:style-name="T3">(</text:span><text:span text:style-name="T4">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99)):^(99),1:</text:span><text:span text:style-name="T5">""</text:span><text:span text:style-name="T3">),</text:span><text:span text:style-name="T2">LRPG</text:span><text:span text:style-name="T3">=0 </text:span><text:span text:style-name="T4">D </text:span><text:span text:style-name="T6">EN</text:span><text:span text:style-name="T3">^LRMIPSZ1 </text:span><text:span text:style-name="T4">S </text:span><text:span text:style-name="T2">LRAA</text:span><text:span text:style-name="T3">=</text:span><text:span text:style-name="T2">LRWLSAVE </text:span><text:span text:style-name="T4">Q</text:span><text:span text:style-name="T3">:</text:span><text:span text:style-name="T2">LREN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VER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AN</text:span><text:span text:style-name="T3">=0 </text:span><text:span text:style-name="T4">F  S </text:span><text:span text:style-name="T2">LRAN</text:span><text:span text:style-name="T3">=+</text:span><text:span text:style-name="T4">$O</text:span><text:span text:style-name="T3">(</text:span><text:span text:style-name="T2">LRAN</text:span><text:span text:style-name="T3">(</text:span><text:span text:style-name="T2">LRAN</text:span><text:span text:style-name="T3">)) </text:span><text:span text:style-name="T4">Q</text:span><text:span text:style-name="T3">:</text:span><text:span text:style-name="T2">LRAN</text:span><text:span text:style-name="T3">&lt;1  </text:span><text:span text:style-name="T4">S </text:span><text:span text:style-name="T2">LRAD</text:span><text:span text:style-name="T3">=0 </text:span><text:span text:style-name="T4">F  S </text:span><text:span text:style-name="T2">LRAD</text:span><text:span text:style-name="T3">=+</text:span><text:span text:style-name="T4">$O</text:span><text:span text:style-name="T3">(^LRO(68,</text:span><text:span text:style-name="T5">"AVS"</text:span><text:span text:style-name="T3">,</text:span><text:span text:style-name="T2">LRAA</text:span><text:span text:style-name="T3">,</text:span><text:span text:style-name="T2">LRAD</text:span><text:span text:style-name="T3">)) </text:span><text:span text:style-name="T4">Q</text:span><text:span text:style-name="T3">:</text:span><text:span text:style-name="T2">LRAD</text:span><text:span text:style-name="T3">&lt;1  </text:span><text:span text:style-name="T4">K </text:span><text:span text:style-name="T3">^LRO(68,</text:span><text:span text:style-name="T5">"AVS"</text:span><text:span text:style-name="T3">,</text:span><text:span text:style-name="T2">LRAA</text:span><text:span text:style-name="T3">,</text:span><text:span text:style-name="T2">LRAD</text:span><text:span text:style-name="T3">,</text:span><text:span text:style-name="T2">LRAN</text:span><text:span text:style-name="T3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VER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KILL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AN</text:span><text:span text:style-name="T3">=0 </text:span><text:span text:style-name="T4">F  S </text:span><text:span text:style-name="T2">LRAN</text:span><text:span text:style-name="T3">=+</text:span><text:span text:style-name="T4">$O</text:span><text:span text:style-name="T3">(</text:span><text:span text:style-name="T2">LRAN</text:span><text:span text:style-name="T3">(</text:span><text:span text:style-name="T2">LRAN</text:span><text:span text:style-name="T3">)) </text:span><text:span text:style-name="T4">Q</text:span><text:span text:style-name="T3">:</text:span><text:span text:style-name="T2">LRAN</text:span><text:span text:style-name="T3">&lt;1  </text:span><text:span text:style-name="T4">S </text:span><text:span text:style-name="T2">LRAD</text:span><text:span text:style-name="T3">=0 </text:span><text:span text:style-name="T4">F  S </text:span><text:span text:style-name="T2">LRAD</text:span><text:span text:style-name="T3">=+</text:span><text:span text:style-name="T4">$O</text:span><text:span text:style-name="T3">(^LRO(68,</text:span><text:span text:style-name="T5">"AVS"</text:span><text:span text:style-name="T3">,</text:span><text:span text:style-name="T2">LRAA</text:span><text:span text:style-name="T3">,</text:span><text:span text:style-name="T2">LRAD</text:span><text:span text:style-name="T3">)) </text:span><text:span text:style-name="T4">Q</text:span><text:span text:style-name="T3">:</text:span><text:span text:style-name="T2">LRAD</text:span><text:span text:style-name="T3">&lt;1  </text:span><text:span text:style-name="T4">K </text:span><text:span text:style-name="T3">^LRO(68,</text:span><text:span text:style-name="T5">"AVS"</text:span><text:span text:style-name="T3">,</text:span><text:span text:style-name="T2">LRAA</text:span><text:span text:style-name="T3">,</text:span><text:span text:style-name="T2">LRAD</text:span><text:span text:style-name="T3">,</text:span><text:span text:style-name="T2">LRAN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1" table:content-validation-name="val1" office:value-type="float" office:value="1" calcext:value-type="float">
            <text:p>1</text:p>
          </table:table-cell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change to DIK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VER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AD</text:span><text:span text:style-name="T3">=0 </text:span><text:span text:style-name="T4">F  S </text:span><text:span text:style-name="T2">LRAD</text:span><text:span text:style-name="T3">=+</text:span><text:span text:style-name="T4">$O</text:span><text:span text:style-name="T3">(^LRO(68,</text:span><text:span text:style-name="T5">"AVS"</text:span><text:span text:style-name="T3">,</text:span><text:span text:style-name="T2">LRAA</text:span><text:span text:style-name="T3">,</text:span><text:span text:style-name="T2">LRAD</text:span><text:span text:style-name="T3">)) </text:span><text:span text:style-name="T4">Q</text:span><text:span text:style-name="T3">:</text:span><text:span text:style-name="T2">LRAD</text:span><text:span text:style-name="T3">&lt;1  </text:span><text:span text:style-name="T4">D </text:span><text:span text:style-name="T6">LRA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ER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10" office:value-type="string" calcext:value-type="string">
            <text:p>LRAD <text:span text:style-name="T1">S </text:span><text:span text:style-name="T2">LRAN</text:span><text:span text:style-name="T3">=0 </text:span><text:span text:style-name="T4">F  S </text:span><text:span text:style-name="T2">LRAN</text:span><text:span text:style-name="T3">=+</text:span><text:span text:style-name="T4">$O</text:span><text:span text:style-name="T3">(^LRO(68,</text:span><text:span text:style-name="T5">"AVS"</text:span><text:span text:style-name="T3">,</text:span><text:span text:style-name="T2">LRAA</text:span><text:span text:style-name="T3">,</text:span><text:span text:style-name="T2">LRAD</text:span><text:span text:style-name="T3">,</text:span><text:span text:style-name="T2">LRAN</text:span><text:span text:style-name="T3">)) </text:span><text:span text:style-name="T4">Q</text:span><text:span text:style-name="T3">:</text:span><text:span text:style-name="T2">LRAN</text:span><text:span text:style-name="T3">&lt;1  </text:span><text:span text:style-name="T4">D </text:span><text:span text:style-name="T6">STUFF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VER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DFN</text:span><text:span text:style-name="T3">=+^LRO(68,</text:span><text:span text:style-name="T5">"AVS"</text:span><text:span text:style-name="T3">,</text:span><text:span text:style-name="T2">LRAA</text:span><text:span text:style-name="T3">,</text:span><text:span text:style-name="T2">LRAD</text:span><text:span text:style-name="T3">,</text:span><text:span text:style-name="T2">LRAN</text:span><text:span text:style-name="T3">),</text:span><text:span text:style-name="T2">LRIDT</text:span><text:span text:style-name="T3">=</text:span><text:span text:style-name="T4">$P</text:span><text:span text:style-name="T3">(^(</text:span><text:span text:style-name="T2">LRAN</text:span><text:span text:style-name="T3">),</text:span><text:span text:style-name="T2">U</text:span><text:span text:style-name="T3">,2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VER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PLUS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DFN</text:span><text:span text:style-name="T3">=+^LRO(68,</text:span><text:span text:style-name="T5">"AVS"</text:span><text:span text:style-name="T3">,</text:span><text:span text:style-name="T2">LRAA</text:span><text:span text:style-name="T3">,</text:span><text:span text:style-name="T2">LRAD</text:span><text:span text:style-name="T3">,</text:span><text:span text:style-name="T2">LRAN</text:span><text:span text:style-name="T3">),</text:span><text:span text:style-name="T2">LRIDT</text:span><text:span text:style-name="T3">=</text:span><text:span text:style-name="T4">$P</text:span><text:span text:style-name="T3">(^(</text:span><text:span text:style-name="T2">LRAN</text:span><text:span text:style-name="T3">),</text:span><text:span text:style-name="T2">U</text:span><text:span text:style-name="T3">,2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LRMIVER1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I $D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0)) </text:span><text:span text:style-name="T4">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ER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. <text:span text:style-name="T1">S </text:span><text:span text:style-name="T2">LRODT</text:span><text:span text:style-name="T3">=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0),</text:span><text:span text:style-name="T2">U</text:span><text:span text:style-name="T3">,4),</text:span><text:span text:style-name="T2">LRSN</text:span><text:span text:style-name="T3">=</text:span><text:span text:style-name="T4">$P</text:span><text:span text:style-name="T3">(^(0),</text:span><text:span text:style-name="T2">U</text:span><text:span text:style-name="T3">,5),</text:span><text:span text:style-name="T2">LRLLOC</text:span><text:span text:style-name="T3">=</text:span><text:span text:style-name="T4">$P</text:span><text:span text:style-name="T3">(^(0),</text:span><text:span text:style-name="T2">U</text:span><text:span text:style-name="T3">,7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ER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. <text:span text:style-name="T1">S </text:span><text:span text:style-name="T2">LRODT</text:span><text:span text:style-name="T3">=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0),</text:span><text:span text:style-name="T2">U</text:span><text:span text:style-name="T3">,4),</text:span><text:span text:style-name="T2">LRSN</text:span><text:span text:style-name="T3">=</text:span><text:span text:style-name="T4">$P</text:span><text:span text:style-name="T3">(^(0),</text:span><text:span text:style-name="T2">U</text:span><text:span text:style-name="T3">,5),</text:span><text:span text:style-name="T2">LRLLOC</text:span><text:span text:style-name="T3">=</text:span><text:span text:style-name="T4">$P</text:span><text:span text:style-name="T3">(^(0),</text:span><text:span text:style-name="T2">U</text:span><text:span text:style-name="T3">,7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ER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. <text:span text:style-name="T1">S </text:span><text:span text:style-name="T2">LRODT</text:span><text:span text:style-name="T3">=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0),</text:span><text:span text:style-name="T2">U</text:span><text:span text:style-name="T3">,4),</text:span><text:span text:style-name="T2">LRSN</text:span><text:span text:style-name="T3">=</text:span><text:span text:style-name="T4">$P</text:span><text:span text:style-name="T3">(^(0),</text:span><text:span text:style-name="T2">U</text:span><text:span text:style-name="T3">,5),</text:span><text:span text:style-name="T2">LRLLOC</text:span><text:span text:style-name="T3">=</text:span><text:span text:style-name="T4">$P</text:span><text:span text:style-name="T3">(^(0),</text:span><text:span text:style-name="T2">U</text:span><text:span text:style-name="T3">,7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VER1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<text:span text:style-name="T1">S </text:span><text:span text:style-name="T2">DFN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3),</text:span><text:span text:style-name="T2">LRDPF</text:span><text:span text:style-name="T3">=</text:span><text:span text:style-name="T4">$P</text:span><text:span text:style-name="T3">(^(0),</text:span><text:span text:style-name="T2">U</text:span><text:span text:style-name="T3">,2),</text:span><text:span text:style-name="T2">LRCDT</text:span><text:span text:style-name="T3">=9999999-</text:span><text:span text:style-name="T2">LRIDT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VER1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<text:span text:style-name="T1">S </text:span><text:span text:style-name="T2">DFN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3),</text:span><text:span text:style-name="T2">LRDPF</text:span><text:span text:style-name="T3">=</text:span><text:span text:style-name="T4">$P</text:span><text:span text:style-name="T3">(^(0),</text:span><text:span text:style-name="T2">U</text:span><text:span text:style-name="T3">,2),</text:span><text:span text:style-name="T2">LRCDT</text:span><text:span text:style-name="T3">=9999999-</text:span><text:span text:style-name="T2">LRIDT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VER1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. <text:span text:style-name="T1">S </text:span><text:span text:style-name="T2">DFN</text:span><text:span text:style-name="T3">=</text:span><text:span text:style-name="T4">$P</text:span><text:span text:style-name="T3">(^LR(</text:span><text:span text:style-name="T2">LRDFN</text:span><text:span text:style-name="T3">,0),</text:span><text:span text:style-name="T2">U</text:span><text:span text:style-name="T3">,3),</text:span><text:span text:style-name="T2">LRDPF</text:span><text:span text:style-name="T3">=</text:span><text:span text:style-name="T4">$P</text:span><text:span text:style-name="T3">(^(0),</text:span><text:span text:style-name="T2">U</text:span><text:span text:style-name="T3">,2),</text:span><text:span text:style-name="T2">LRCDT</text:span><text:span text:style-name="T3">=9999999-</text:span><text:span text:style-name="T2">LRIDT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ER1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3">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=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1,2)_</text:span><text:span text:style-name="T2">U</text:span><text:span text:style-name="T3">_</text:span><text:span text:style-name="T2">LRNT</text:span><text:span text:style-name="T3">_</text:span><text:span text:style-name="T2">U</text:span><text:span text:style-name="T3">_</text:span><text:span text:style-name="T2">DUZ</text:span><text:span text:style-name="T3">_</text:span><text:span text:style-name="T2">U</text:span><text:span text:style-name="T3">_</text:span><text:span text:style-name="T4">$P</text:span><text:span text:style-name="T3">(^(0),</text:span><text:span text:style-name="T2">U</text:span><text:span text:style-name="T3">,5,99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ER1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3">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=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1,2)_</text:span><text:span text:style-name="T2">U</text:span><text:span text:style-name="T3">_</text:span><text:span text:style-name="T2">LRNT</text:span><text:span text:style-name="T3">_</text:span><text:span text:style-name="T2">U</text:span><text:span text:style-name="T3">_</text:span><text:span text:style-name="T2">DUZ</text:span><text:span text:style-name="T3">_</text:span><text:span text:style-name="T2">U</text:span><text:span text:style-name="T3">_</text:span><text:span text:style-name="T4">$P</text:span><text:span text:style-name="T3">(^(0),</text:span><text:span text:style-name="T2">U</text:span><text:span text:style-name="T3">,5,99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ER1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3">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=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1,2)_</text:span><text:span text:style-name="T2">U</text:span><text:span text:style-name="T3">_</text:span><text:span text:style-name="T2">LRNT</text:span><text:span text:style-name="T3">_</text:span><text:span text:style-name="T2">U</text:span><text:span text:style-name="T3">_</text:span><text:span text:style-name="T2">DUZ</text:span><text:span text:style-name="T3">_</text:span><text:span text:style-name="T2">U</text:span><text:span text:style-name="T3">_</text:span><text:span text:style-name="T4">$P</text:span><text:span text:style-name="T3">(^(0),</text:span><text:span text:style-name="T2">U</text:span><text:span text:style-name="T3">,5,99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ER1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SET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3">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=</text:span><text:span text:style-name="T4">$P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0),</text:span><text:span text:style-name="T2">U</text:span><text:span text:style-name="T3">,1,2)_</text:span><text:span text:style-name="T2">U</text:span><text:span text:style-name="T3">_</text:span><text:span text:style-name="T2">LRNT</text:span><text:span text:style-name="T3">_</text:span><text:span text:style-name="T2">U</text:span><text:span text:style-name="T3">_</text:span><text:span text:style-name="T2">DUZ</text:span><text:span text:style-name="T3">_</text:span><text:span text:style-name="T2">U</text:span><text:span text:style-name="T3">_</text:span><text:span text:style-name="T4">$P</text:span><text:span text:style-name="T3">(^(0),</text:span><text:span text:style-name="T2">U</text:span><text:span text:style-name="T3">,5,99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ER1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F  S </text:span><text:span text:style-name="T2">II</text:span><text:span text:style-name="T3">=+</text:span><text:span text:style-name="T4">$O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4,</text:span><text:span text:style-name="T2">II</text:span><text:span text:style-name="T3">)) </text:span><text:span text:style-name="T4">Q</text:span><text:span text:style-name="T3">:'</text:span><text:span text:style-name="T2">II  </text:span><text:span text:style-name="T4">I $P</text:span><text:span text:style-name="T3">(^(</text:span><text:span text:style-name="T2">II</text:span><text:span text:style-name="T3">,0),</text:span><text:span text:style-name="T2">U</text:span><text:span text:style-name="T3">,5)=</text:span><text:span text:style-name="T5">"" </text:span><text:span text:style-name="T4">S </text:span><text:span text:style-name="T2">LRSET</text:span><text:span text:style-name="T3">=0,</text:span><text:span text:style-name="T2">LRTS</text:span><text:span text:style-name="T3">=</text:span><text:span text:style-name="T2">II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VER1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F  S </text:span><text:span text:style-name="T2">II</text:span><text:span text:style-name="T3">=+</text:span><text:span text:style-name="T4">$O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4,</text:span><text:span text:style-name="T2">II</text:span><text:span text:style-name="T3">)) </text:span><text:span text:style-name="T4">Q</text:span><text:span text:style-name="T3">:'</text:span><text:span text:style-name="T2">II  </text:span><text:span text:style-name="T4">I $P</text:span><text:span text:style-name="T3">(^(</text:span><text:span text:style-name="T2">II</text:span><text:span text:style-name="T3">,0),</text:span><text:span text:style-name="T2">U</text:span><text:span text:style-name="T3">,5)=</text:span><text:span text:style-name="T5">"" </text:span><text:span text:style-name="T4">S </text:span><text:span text:style-name="T2">LRSET</text:span><text:span text:style-name="T3">=0,</text:span><text:span text:style-name="T2">LRTS</text:span><text:span text:style-name="T3">=</text:span><text:span text:style-name="T2">II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VER1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</text:span><text:span text:style-name="T3">:</text:span><text:span text:style-name="T2">LRSET </text:span><text:span text:style-name="T4">$P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3),</text:span><text:span text:style-name="T2">U</text:span><text:span text:style-name="T3">,4)=</text:span><text:span text:style-name="T2">LRNT </text:span><text:span text:style-name="T4">W </text:span><text:span text:style-name="T5">".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VER1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F </text:span><text:span text:style-name="T2">II</text:span><text:span text:style-name="T3">=1,5,8,11,16 </text:span><text:span text:style-name="T4">I 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</text:span><text:span text:style-name="T2">II</text:span><text:span text:style-name="T3">)),</text:span><text:span text:style-name="T4">$P</text:span><text:span text:style-name="T3">(^(</text:span><text:span text:style-name="T2">II</text:span><text:span text:style-name="T3">),</text:span><text:span text:style-name="T2">U</text:span><text:span text:style-name="T3">) </text:span><text:span text:style-name="T4">D 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VER1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RDFN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F </text:span><text:span text:style-name="T2">II</text:span><text:span text:style-name="T3">=1,5,8,11,16 </text:span><text:span text:style-name="T4">I $D</text:span><text:span text:style-name="T3">(^LR(</text:span><text:span text:style-name="T2">LRDFN</text:span><text:span text:style-name="T3">,</text:span><text:span text:style-name="T5">"MI"</text:span><text:span text:style-name="T3">,</text:span><text:span text:style-name="T2">LRIDT</text:span><text:span text:style-name="T3">,</text:span><text:span text:style-name="T2">II</text:span><text:span text:style-name="T3">)),</text:span><text:span text:style-name="T4">$P</text:span><text:span text:style-name="T3">(^(</text:span><text:span text:style-name="T2">II</text:span><text:span text:style-name="T3">),</text:span><text:span text:style-name="T2">U</text:span><text:span text:style-name="T3">) </text:span><text:span text:style-name="T4">D 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LRMIVER1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KILL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. <text:span text:style-name="T1">K </text:span><text:span text:style-name="T3">^LRO(68,</text:span><text:span text:style-name="T2">LRAA</text:span><text:span text:style-name="T3">,1,</text:span><text:span text:style-name="T2">LRAD</text:span><text:span text:style-name="T3">,</text:span><text:span text:style-name="T5">"AC"</text:span><text:span text:style-name="T3">,</text:span><text:span text:style-name="T2">II</text:span><text:span text:style-name="T3">,</text:span><text:span text:style-name="T2">LRAN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1" table:content-validation-name="val1" office:value-type="float" office:value="1" calcext:value-type="float">
            <text:p>1</text:p>
          </table:table-cell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change to DIK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XALL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Q</text:span><text:span text:style-name="T3">:'</text:span><text:span text:style-name="T4">$G</text:span><text:span text:style-name="T3">(</text:span><text:span text:style-name="T2">DA</text:span><text:span text:style-name="T3">)!('</text:span><text:span text:style-name="T4">$D</text:span><text:span text:style-name="T3">(^LAB(62.06,+</text:span><text:span text:style-name="T4">$G</text:span><text:span text:style-name="T3">(</text:span><text:span text:style-name="T2">DA</text:span><text:span text:style-name="T3">),0))#2)  </text:span><text:span text:style-name="T4">S </text:span><text:span text:style-name="T2">X</text:span><text:span text:style-name="T3">=^(0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XALL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Q</text:span><text:span text:style-name="T3">:'</text:span><text:span text:style-name="T4">$G</text:span><text:span text:style-name="T3">(</text:span><text:span text:style-name="T2">DA</text:span><text:span text:style-name="T3">)!('</text:span><text:span text:style-name="T4">$D</text:span><text:span text:style-name="T3">(^LAB(62.06,+</text:span><text:span text:style-name="T4">$G</text:span><text:span text:style-name="T3">(</text:span><text:span text:style-name="T2">DA</text:span><text:span text:style-name="T3">),0))#2)  </text:span><text:span text:style-name="T4">S </text:span><text:span text:style-name="T2">X</text:span><text:span text:style-name="T3">=^(0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XALL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KILL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DA</text:span><text:span text:style-name="T3">=+</text:span><text:span text:style-name="T2">Y </text:span><text:span text:style-name="T4">S </text:span><text:span text:style-name="T2">XX</text:span><text:span text:style-name="T3">=+</text:span><text:span text:style-name="T4">$P</text:span><text:span text:style-name="T3">(</text:span><text:span text:style-name="T2">Y</text:span><text:span text:style-name="T3">(0),</text:span><text:span text:style-name="T2">U</text:span><text:span text:style-name="T3">,2) </text:span><text:span text:style-name="T4">K </text:span><text:span text:style-name="T3">^LAB(62.06,</text:span><text:span text:style-name="T5">"AJ"</text:span><text:span text:style-name="T3">,</text:span><text:span text:style-name="T2">XX</text:span><text:span text:style-name="T3">),^LAB(62.06,</text:span><text:span text:style-name="T5">"AS"</text:span><text:span text:style-name="T3">,</text:span><text:span text:style-name="T2">XX</text:span><text:span text:style-name="T3">),^LAB(62.06,</text:span><text:span text:style-name="T5">"AI"</text:span><text:span text:style-name="T3">,</text:span><text:span text:style-name="T2">XX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1" table:content-validation-name="val1" office:value-type="float" office:value="1" calcext:value-type="float">
            <text:p>1</text:p>
          </table:table-cell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change to DIK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XALL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MULTIPLE COMMAND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DA</text:span><text:span text:style-name="T3">=+</text:span><text:span text:style-name="T2">Y </text:span><text:span text:style-name="T4">S </text:span><text:span text:style-name="T2">XX</text:span><text:span text:style-name="T3">=+</text:span><text:span text:style-name="T4">$P</text:span><text:span text:style-name="T3">(</text:span><text:span text:style-name="T2">Y</text:span><text:span text:style-name="T3">(0),</text:span><text:span text:style-name="T2">U</text:span><text:span text:style-name="T3">,2) </text:span><text:span text:style-name="T4">K </text:span><text:span text:style-name="T3">^LAB(62.06,</text:span><text:span text:style-name="T5">"AJ"</text:span><text:span text:style-name="T3">,</text:span><text:span text:style-name="T2">XX</text:span><text:span text:style-name="T3">),^LAB(62.06,</text:span><text:span text:style-name="T5">"AS"</text:span><text:span text:style-name="T3">,</text:span><text:span text:style-name="T2">XX</text:span><text:span text:style-name="T3">),^LAB(62.06,</text:span><text:span text:style-name="T5">"AI"</text:span><text:span text:style-name="T3">,</text:span><text:span text:style-name="T2">XX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1" table:content-validation-name="val1" office:value-type="float" office:value="1" calcext:value-type="float">
            <text:p>1</text:p>
          </table:table-cell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change to DIK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XPD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AB(62.5,</text:p>
          </table:table-cell>
          <table:table-cell table:style-name="ce6" office:value-type="string" calcext:value-type="string">
            <text:p>LAB DESCRIPTIONS</text:p>
          </table:table-cell>
          <table:table-cell table:style-name="ce10" office:value-type="string" calcext:value-type="string">
            <text:p>SWITCH <text:span text:style-name="T1">S </text:span><text:span text:style-name="T2">Y</text:span><text:span text:style-name="T3">=0 </text:span><text:span text:style-name="T4">F  S </text:span><text:span text:style-name="T2">Y</text:span><text:span text:style-name="T3">=</text:span><text:span text:style-name="T4">$O</text:span><text:span text:style-name="T3">(^LAB(62.5,</text:span><text:span text:style-name="T5">"B"</text:span><text:span text:style-name="T3">,</text:span><text:span text:style-name="T2">%Z</text:span><text:span text:style-name="T3">,</text:span><text:span text:style-name="T2">Y</text:span><text:span text:style-name="T3">)) </text:span><text:span text:style-name="T4">Q</text:span><text:span text:style-name="T3">:</text:span><text:span text:style-name="T2">Y</text:span><text:span text:style-name="T3">&lt;1  </text:span><text:span text:style-name="T4">I </text:span><text:span text:style-name="T2">LRSCREEN</text:span><text:span text:style-name="T3">[</text:span><text:span text:style-name="T4">$P</text:span><text:span text:style-name="T3">(^LAB(62.5,</text:span><text:span text:style-name="T2">Y</text:span><text:span text:style-name="T3">,0),</text:span><text:span text:style-name="T2">U</text:span><text:span text:style-name="T3">,4) </text:span><text:span text:style-name="T4">S </text:span><text:span text:style-name="T2">%Z</text:span><text:span text:style-name="T3">=</text:span><text:span text:style-name="T4">$P</text:span><text:span text:style-name="T3">(^LAB(62.5,</text:span><text:span text:style-name="T2">Y</text:span><text:span text:style-name="T3">,0),</text:span><text:span text:style-name="T2">U</text:span><text:span text:style-name="T3">,2) </text:span><text:span text:style-name="T4">Q</text:span><text:span text:style-name="T3">:'</text:span><text:span text:style-name="T4">$D</text:span><text:span text:style-name="T3">(^(9))  </text:span><text:span text:style-name="T4">S </text:span><text:span text:style-name="T2">Y</text:span><text:span text:style-name="T3">=</text:span><text:span text:style-name="T4">$P</text:span><text:span text:style-name="T3">(</text:span><text:span text:style-name="T2">X</text:span><text:span text:style-name="T3">,</text:span><text:span text:style-name="T5">" "</text:span><text:span text:style-name="T3">,</text:span><text:span text:style-name="T2">I</text:span><text:span text:style-name="T3">-1),</text:span><text:span text:style-name="T2">Y</text:span><text:span text:style-name="T3">=</text:span><text:span text:style-name="T4">$E</text:span><text:span text:style-name="T3">(</text:span><text:span text:style-name="T2">Y</text:span><text:span text:style-name="T3">,</text:span><text:span text:style-name="T4">$L</text:span><text:span text:style-name="T3">(</text:span><text:span text:style-name="T2">Y</text:span><text:span text:style-name="T3">)) </text:span><text:span text:style-name="T4">S</text:span><text:span text:style-name="T3">:</text:span><text:span text:style-name="T2">Y</text:span><text:span text:style-name="T3">&gt;1 </text:span><text:span text:style-name="T2">%Z</text:span><text:span text:style-name="T3">=^(9)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XPD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2.5,</text:p>
          </table:table-cell>
          <table:table-cell table:style-name="ce6" office:value-type="string" calcext:value-type="string">
            <text:p>LAB DESCRIPTIONS</text:p>
          </table:table-cell>
          <table:table-cell table:style-name="ce10" office:value-type="string" calcext:value-type="string">
            <text:p>SWITCH <text:span text:style-name="T1">S </text:span><text:span text:style-name="T2">Y</text:span><text:span text:style-name="T3">=0 </text:span><text:span text:style-name="T4">F  S </text:span><text:span text:style-name="T2">Y</text:span><text:span text:style-name="T3">=</text:span><text:span text:style-name="T4">$O</text:span><text:span text:style-name="T3">(^LAB(62.5,</text:span><text:span text:style-name="T5">"B"</text:span><text:span text:style-name="T3">,</text:span><text:span text:style-name="T2">%Z</text:span><text:span text:style-name="T3">,</text:span><text:span text:style-name="T2">Y</text:span><text:span text:style-name="T3">)) </text:span><text:span text:style-name="T4">Q</text:span><text:span text:style-name="T3">:</text:span><text:span text:style-name="T2">Y</text:span><text:span text:style-name="T3">&lt;1  </text:span><text:span text:style-name="T4">I </text:span><text:span text:style-name="T2">LRSCREEN</text:span><text:span text:style-name="T3">[</text:span><text:span text:style-name="T4">$P</text:span><text:span text:style-name="T3">(^LAB(62.5,</text:span><text:span text:style-name="T2">Y</text:span><text:span text:style-name="T3">,0),</text:span><text:span text:style-name="T2">U</text:span><text:span text:style-name="T3">,4) </text:span><text:span text:style-name="T4">S </text:span><text:span text:style-name="T2">%Z</text:span><text:span text:style-name="T3">=</text:span><text:span text:style-name="T4">$P</text:span><text:span text:style-name="T3">(^LAB(62.5,</text:span><text:span text:style-name="T2">Y</text:span><text:span text:style-name="T3">,0),</text:span><text:span text:style-name="T2">U</text:span><text:span text:style-name="T3">,2) </text:span><text:span text:style-name="T4">Q</text:span><text:span text:style-name="T3">:'</text:span><text:span text:style-name="T4">$D</text:span><text:span text:style-name="T3">(^(9))  </text:span><text:span text:style-name="T4">S </text:span><text:span text:style-name="T2">Y</text:span><text:span text:style-name="T3">=</text:span><text:span text:style-name="T4">$P</text:span><text:span text:style-name="T3">(</text:span><text:span text:style-name="T2">X</text:span><text:span text:style-name="T3">,</text:span><text:span text:style-name="T5">" "</text:span><text:span text:style-name="T3">,</text:span><text:span text:style-name="T2">I</text:span><text:span text:style-name="T3">-1),</text:span><text:span text:style-name="T2">Y</text:span><text:span text:style-name="T3">=</text:span><text:span text:style-name="T4">$E</text:span><text:span text:style-name="T3">(</text:span><text:span text:style-name="T2">Y</text:span><text:span text:style-name="T3">,</text:span><text:span text:style-name="T4">$L</text:span><text:span text:style-name="T3">(</text:span><text:span text:style-name="T2">Y</text:span><text:span text:style-name="T3">)) </text:span><text:span text:style-name="T4">S</text:span><text:span text:style-name="T3">:</text:span><text:span text:style-name="T2">Y</text:span><text:span text:style-name="T3">&gt;1 </text:span><text:span text:style-name="T2">%Z</text:span><text:span text:style-name="T3">=^(9)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XPD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2.5,</text:p>
          </table:table-cell>
          <table:table-cell table:style-name="ce6" office:value-type="string" calcext:value-type="string">
            <text:p>LAB DESCRIPTIONS</text:p>
          </table:table-cell>
          <table:table-cell table:style-name="ce10" office:value-type="string" calcext:value-type="string">
            <text:p>SWITCH <text:span text:style-name="T1">S </text:span><text:span text:style-name="T2">Y</text:span><text:span text:style-name="T3">=0 </text:span><text:span text:style-name="T4">F  S </text:span><text:span text:style-name="T2">Y</text:span><text:span text:style-name="T3">=</text:span><text:span text:style-name="T4">$O</text:span><text:span text:style-name="T3">(^LAB(62.5,</text:span><text:span text:style-name="T5">"B"</text:span><text:span text:style-name="T3">,</text:span><text:span text:style-name="T2">%Z</text:span><text:span text:style-name="T3">,</text:span><text:span text:style-name="T2">Y</text:span><text:span text:style-name="T3">)) </text:span><text:span text:style-name="T4">Q</text:span><text:span text:style-name="T3">:</text:span><text:span text:style-name="T2">Y</text:span><text:span text:style-name="T3">&lt;1  </text:span><text:span text:style-name="T4">I </text:span><text:span text:style-name="T2">LRSCREEN</text:span><text:span text:style-name="T3">[</text:span><text:span text:style-name="T4">$P</text:span><text:span text:style-name="T3">(^LAB(62.5,</text:span><text:span text:style-name="T2">Y</text:span><text:span text:style-name="T3">,0),</text:span><text:span text:style-name="T2">U</text:span><text:span text:style-name="T3">,4) </text:span><text:span text:style-name="T4">S </text:span><text:span text:style-name="T2">%Z</text:span><text:span text:style-name="T3">=</text:span><text:span text:style-name="T4">$P</text:span><text:span text:style-name="T3">(^LAB(62.5,</text:span><text:span text:style-name="T2">Y</text:span><text:span text:style-name="T3">,0),</text:span><text:span text:style-name="T2">U</text:span><text:span text:style-name="T3">,2) </text:span><text:span text:style-name="T4">Q</text:span><text:span text:style-name="T3">:'</text:span><text:span text:style-name="T4">$D</text:span><text:span text:style-name="T3">(^(9))  </text:span><text:span text:style-name="T4">S </text:span><text:span text:style-name="T2">Y</text:span><text:span text:style-name="T3">=</text:span><text:span text:style-name="T4">$P</text:span><text:span text:style-name="T3">(</text:span><text:span text:style-name="T2">X</text:span><text:span text:style-name="T3">,</text:span><text:span text:style-name="T5">" "</text:span><text:span text:style-name="T3">,</text:span><text:span text:style-name="T2">I</text:span><text:span text:style-name="T3">-1),</text:span><text:span text:style-name="T2">Y</text:span><text:span text:style-name="T3">=</text:span><text:span text:style-name="T4">$E</text:span><text:span text:style-name="T3">(</text:span><text:span text:style-name="T2">Y</text:span><text:span text:style-name="T3">,</text:span><text:span text:style-name="T4">$L</text:span><text:span text:style-name="T3">(</text:span><text:span text:style-name="T2">Y</text:span><text:span text:style-name="T3">)) </text:span><text:span text:style-name="T4">S</text:span><text:span text:style-name="T3">:</text:span><text:span text:style-name="T2">Y</text:span><text:span text:style-name="T3">&gt;1 </text:span><text:span text:style-name="T2">%Z</text:span><text:span text:style-name="T3">=^(9)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XPD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AB(62.5,</text:p>
          </table:table-cell>
          <table:table-cell table:style-name="ce6" office:value-type="string" calcext:value-type="string">
            <text:p>LAB DESCRIPTIONS</text:p>
          </table:table-cell>
          <table:table-cell table:style-name="ce10" office:value-type="string" calcext:value-type="string">
            <text:p>SWITCH <text:span text:style-name="T1">S </text:span><text:span text:style-name="T2">Y</text:span><text:span text:style-name="T3">=0 </text:span><text:span text:style-name="T4">F  S </text:span><text:span text:style-name="T2">Y</text:span><text:span text:style-name="T3">=</text:span><text:span text:style-name="T4">$O</text:span><text:span text:style-name="T3">(^LAB(62.5,</text:span><text:span text:style-name="T5">"B"</text:span><text:span text:style-name="T3">,</text:span><text:span text:style-name="T2">%Z</text:span><text:span text:style-name="T3">,</text:span><text:span text:style-name="T2">Y</text:span><text:span text:style-name="T3">)) </text:span><text:span text:style-name="T4">Q</text:span><text:span text:style-name="T3">:</text:span><text:span text:style-name="T2">Y</text:span><text:span text:style-name="T3">&lt;1  </text:span><text:span text:style-name="T4">I </text:span><text:span text:style-name="T2">LRSCREEN</text:span><text:span text:style-name="T3">[</text:span><text:span text:style-name="T4">$P</text:span><text:span text:style-name="T3">(^LAB(62.5,</text:span><text:span text:style-name="T2">Y</text:span><text:span text:style-name="T3">,0),</text:span><text:span text:style-name="T2">U</text:span><text:span text:style-name="T3">,4) </text:span><text:span text:style-name="T4">S </text:span><text:span text:style-name="T2">%Z</text:span><text:span text:style-name="T3">=</text:span><text:span text:style-name="T4">$P</text:span><text:span text:style-name="T3">(^LAB(62.5,</text:span><text:span text:style-name="T2">Y</text:span><text:span text:style-name="T3">,0),</text:span><text:span text:style-name="T2">U</text:span><text:span text:style-name="T3">,2) </text:span><text:span text:style-name="T4">Q</text:span><text:span text:style-name="T3">:'</text:span><text:span text:style-name="T4">$D</text:span><text:span text:style-name="T3">(^(9))  </text:span><text:span text:style-name="T4">S </text:span><text:span text:style-name="T2">Y</text:span><text:span text:style-name="T3">=</text:span><text:span text:style-name="T4">$P</text:span><text:span text:style-name="T3">(</text:span><text:span text:style-name="T2">X</text:span><text:span text:style-name="T3">,</text:span><text:span text:style-name="T5">" "</text:span><text:span text:style-name="T3">,</text:span><text:span text:style-name="T2">I</text:span><text:span text:style-name="T3">-1),</text:span><text:span text:style-name="T2">Y</text:span><text:span text:style-name="T3">=</text:span><text:span text:style-name="T4">$E</text:span><text:span text:style-name="T3">(</text:span><text:span text:style-name="T2">Y</text:span><text:span text:style-name="T3">,</text:span><text:span text:style-name="T4">$L</text:span><text:span text:style-name="T3">(</text:span><text:span text:style-name="T2">Y</text:span><text:span text:style-name="T3">)) </text:span><text:span text:style-name="T4">S</text:span><text:span text:style-name="T3">:</text:span><text:span text:style-name="T2">Y</text:span><text:span text:style-name="T3">&gt;1 </text:span><text:span text:style-name="T2">%Z</text:span><text:span text:style-name="T3">=^(9)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XR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KILL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10" office:value-type="string" calcext:value-type="string">
            <text:p>KILL <text:span text:style-name="T1">I $L</text:span><text:span text:style-name="T3">(</text:span><text:span text:style-name="T4">$P</text:span><text:span text:style-name="T3">(^LAB(62.06,</text:span><text:span text:style-name="T2">K0</text:span><text:span text:style-name="T3">,0),</text:span><text:span text:style-name="T2">U</text:span><text:span text:style-name="T3">,2)) </text:span><text:span text:style-name="T4">S </text:span><text:span text:style-name="T2">K9</text:span><text:span text:style-name="T3">=+</text:span><text:span text:style-name="T4">$P</text:span><text:span text:style-name="T3">(^(0),</text:span><text:span text:style-name="T2">U</text:span><text:span text:style-name="T3">,2) </text:span><text:span text:style-name="T4">K </text:span><text:span text:style-name="T3">^LAB(62.06,</text:span><text:span text:style-name="T5">"AJ"</text:span><text:span text:style-name="T3">,</text:span><text:span text:style-name="T2">K9</text:span><text:span text:style-name="T3">,</text:span><text:span text:style-name="T2">X</text:span><text:span text:style-name="T3">) </text:span><text:span text:style-name="T4">D </text:span><text:span text:style-name="T6">SET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1" table:content-validation-name="val1" office:value-type="float" office:value="1" calcext:value-type="float">
            <text:p>1</text:p>
          </table:table-cell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change to DIK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XR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10" office:value-type="string" calcext:value-type="string">
            <text:p>KILL <text:span text:style-name="T1">I $L</text:span><text:span text:style-name="T3">(</text:span><text:span text:style-name="T4">$P</text:span><text:span text:style-name="T3">(^LAB(62.06,</text:span><text:span text:style-name="T2">K0</text:span><text:span text:style-name="T3">,0),</text:span><text:span text:style-name="T2">U</text:span><text:span text:style-name="T3">,2)) </text:span><text:span text:style-name="T4">S </text:span><text:span text:style-name="T2">K9</text:span><text:span text:style-name="T3">=+</text:span><text:span text:style-name="T4">$P</text:span><text:span text:style-name="T3">(^(0),</text:span><text:span text:style-name="T2">U</text:span><text:span text:style-name="T3">,2) </text:span><text:span text:style-name="T4">K </text:span><text:span text:style-name="T3">^LAB(62.06,</text:span><text:span text:style-name="T5">"AJ"</text:span><text:span text:style-name="T3">,</text:span><text:span text:style-name="T2">K9</text:span><text:span text:style-name="T3">,</text:span><text:span text:style-name="T2">X</text:span><text:span text:style-name="T3">) </text:span><text:span text:style-name="T4">D </text:span><text:span text:style-name="T6">SET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XR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10" office:value-type="string" calcext:value-type="string">
            <text:p>KILL <text:span text:style-name="T1">I $L</text:span><text:span text:style-name="T3">(</text:span><text:span text:style-name="T4">$P</text:span><text:span text:style-name="T3">(^LAB(62.06,</text:span><text:span text:style-name="T2">K0</text:span><text:span text:style-name="T3">,0),</text:span><text:span text:style-name="T2">U</text:span><text:span text:style-name="T3">,2)) </text:span><text:span text:style-name="T4">S </text:span><text:span text:style-name="T2">K9</text:span><text:span text:style-name="T3">=+</text:span><text:span text:style-name="T4">$P</text:span><text:span text:style-name="T3">(^(0),</text:span><text:span text:style-name="T2">U</text:span><text:span text:style-name="T3">,2) </text:span><text:span text:style-name="T4">K </text:span><text:span text:style-name="T3">^LAB(62.06,</text:span><text:span text:style-name="T5">"AJ"</text:span><text:span text:style-name="T3">,</text:span><text:span text:style-name="T2">K9</text:span><text:span text:style-name="T3">,</text:span><text:span text:style-name="T2">X</text:span><text:span text:style-name="T3">) </text:span><text:span text:style-name="T4">D </text:span><text:span text:style-name="T6">SET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XR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DA</text:span><text:span text:style-name="T3">=</text:span><text:span text:style-name="T2">K9 </text:span><text:span text:style-name="T4">S </text:span><text:span text:style-name="T2">X</text:span><text:span text:style-name="T3">=</text:span><text:span text:style-name="T4">$P</text:span><text:span text:style-name="T3">(</text:span><text:span text:style-name="T4">$G</text:span><text:span text:style-name="T3">(^LAB(62.06,+</text:span><text:span text:style-name="T2">DA</text:span><text:span text:style-name="T3">,0)),</text:span><text:span text:style-name="T2">U</text:span><text:span text:style-name="T3">,2) </text:span><text:span text:style-name="T4">D </text:span><text:span text:style-name="T3">^LRMIXALL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XR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10" office:value-type="string" calcext:value-type="string">
            <text:p>SET <text:span text:style-name="T1">S </text:span><text:span text:style-name="T2">K1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K1</text:span><text:span text:style-name="T3">=+</text:span><text:span text:style-name="T4">$O</text:span><text:span text:style-name="T3">(^LAB(62.06,</text:span><text:span text:style-name="T2">K0</text:span><text:span text:style-name="T3">,1,</text:span><text:span text:style-name="T2">K1</text:span><text:span text:style-name="T3">)) </text:span><text:span text:style-name="T4">Q</text:span><text:span text:style-name="T3">:</text:span><text:span text:style-name="T2">K1</text:span><text:span text:style-name="T3">&lt;1  </text:span><text:span text:style-name="T4">I $D</text:span><text:span text:style-name="T3">(^(</text:span><text:span text:style-name="T2">K1</text:span><text:span text:style-name="T3">,0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2)) </text:span><text:span text:style-name="T4">S </text:span><text:span text:style-name="T3">^LAB(62.06,</text:span><text:span text:style-name="T5">"AJ"</text:span><text:span text:style-name="T3">,</text:span><text:span text:style-name="T2">K9</text:span><text:span text:style-name="T3">,</text:span><text:span text:style-name="T4">$P</text:span><text:span text:style-name="T3">(^(0),</text:span><text:span text:style-name="T2">U</text:span><text:span text:style-name="T3">,2))=</text:span><text:span text:style-name="T5">"" </text:span><text:span text:style-name="T4">D </text:span><text:span text:style-name="T6">ALT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XR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10" office:value-type="string" calcext:value-type="string">
            <text:p>SET <text:span text:style-name="T1">S </text:span><text:span text:style-name="T2">K1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K1</text:span><text:span text:style-name="T3">=+</text:span><text:span text:style-name="T4">$O</text:span><text:span text:style-name="T3">(^LAB(62.06,</text:span><text:span text:style-name="T2">K0</text:span><text:span text:style-name="T3">,1,</text:span><text:span text:style-name="T2">K1</text:span><text:span text:style-name="T3">)) </text:span><text:span text:style-name="T4">Q</text:span><text:span text:style-name="T3">:</text:span><text:span text:style-name="T2">K1</text:span><text:span text:style-name="T3">&lt;1  </text:span><text:span text:style-name="T4">I $D</text:span><text:span text:style-name="T3">(^(</text:span><text:span text:style-name="T2">K1</text:span><text:span text:style-name="T3">,0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2)) </text:span><text:span text:style-name="T4">S </text:span><text:span text:style-name="T3">^LAB(62.06,</text:span><text:span text:style-name="T5">"AJ"</text:span><text:span text:style-name="T3">,</text:span><text:span text:style-name="T2">K9</text:span><text:span text:style-name="T3">,</text:span><text:span text:style-name="T4">$P</text:span><text:span text:style-name="T3">(^(0),</text:span><text:span text:style-name="T2">U</text:span><text:span text:style-name="T3">,2))=</text:span><text:span text:style-name="T5">"" </text:span><text:span text:style-name="T4">D </text:span><text:span text:style-name="T6">ALT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XR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SET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10" office:value-type="string" calcext:value-type="string">
            <text:p>SET <text:span text:style-name="T1">S </text:span><text:span text:style-name="T2">K1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K1</text:span><text:span text:style-name="T3">=+</text:span><text:span text:style-name="T4">$O</text:span><text:span text:style-name="T3">(^LAB(62.06,</text:span><text:span text:style-name="T2">K0</text:span><text:span text:style-name="T3">,1,</text:span><text:span text:style-name="T2">K1</text:span><text:span text:style-name="T3">)) </text:span><text:span text:style-name="T4">Q</text:span><text:span text:style-name="T3">:</text:span><text:span text:style-name="T2">K1</text:span><text:span text:style-name="T3">&lt;1  </text:span><text:span text:style-name="T4">I $D</text:span><text:span text:style-name="T3">(^(</text:span><text:span text:style-name="T2">K1</text:span><text:span text:style-name="T3">,0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2)) </text:span><text:span text:style-name="T4">S </text:span><text:span text:style-name="T3">^LAB(62.06,</text:span><text:span text:style-name="T5">"AJ"</text:span><text:span text:style-name="T3">,</text:span><text:span text:style-name="T2">K9</text:span><text:span text:style-name="T3">,</text:span><text:span text:style-name="T4">$P</text:span><text:span text:style-name="T3">(^(0),</text:span><text:span text:style-name="T2">U</text:span><text:span text:style-name="T3">,2))=</text:span><text:span text:style-name="T5">"" </text:span><text:span text:style-name="T4">D </text:span><text:span text:style-name="T6">ALT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XR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10" office:value-type="string" calcext:value-type="string">
            <text:p>ALT <text:span text:style-name="T1">S </text:span><text:span text:style-name="T2">K2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K2</text:span><text:span text:style-name="T3">=+</text:span><text:span text:style-name="T4">$O</text:span><text:span text:style-name="T3">(^LAB(62.06,</text:span><text:span text:style-name="T2">K0</text:span><text:span text:style-name="T3">,1,</text:span><text:span text:style-name="T2">K1</text:span><text:span text:style-name="T3">,2,</text:span><text:span text:style-name="T2">K2</text:span><text:span text:style-name="T3">)) </text:span><text:span text:style-name="T4">Q</text:span><text:span text:style-name="T3">:</text:span><text:span text:style-name="T2">K2</text:span><text:span text:style-name="T3">&lt;1  </text:span><text:span text:style-name="T4">I $D</text:span><text:span text:style-name="T3">(^(</text:span><text:span text:style-name="T2">K2</text:span><text:span text:style-name="T3">,0)),</text:span><text:span text:style-name="T4">$L</text:span><text:span text:style-name="T3">(</text:span><text:span text:style-name="T4">$P</text:span><text:span text:style-name="T3">(^(0),</text:span><text:span text:style-name="T2">U</text:span><text:span text:style-name="T3">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2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3)) </text:span><text:span text:style-name="T4">S </text:span><text:span text:style-name="T3">^LAB(62.06,</text:span><text:span text:style-name="T5">"AJ"</text:span><text:span text:style-name="T3">,</text:span><text:span text:style-name="T2">K9</text:span><text:span text:style-name="T3">,</text:span><text:span text:style-name="T4">$P</text:span><text:span text:style-name="T3">(^(0),</text:span><text:span text:style-name="T2">U</text:span><text:span text:style-name="T3">))=</text:span><text:span text:style-name="T5">""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XR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10" office:value-type="string" calcext:value-type="string">
            <text:p>ALT <text:span text:style-name="T1">S </text:span><text:span text:style-name="T2">K2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K2</text:span><text:span text:style-name="T3">=+</text:span><text:span text:style-name="T4">$O</text:span><text:span text:style-name="T3">(^LAB(62.06,</text:span><text:span text:style-name="T2">K0</text:span><text:span text:style-name="T3">,1,</text:span><text:span text:style-name="T2">K1</text:span><text:span text:style-name="T3">,2,</text:span><text:span text:style-name="T2">K2</text:span><text:span text:style-name="T3">)) </text:span><text:span text:style-name="T4">Q</text:span><text:span text:style-name="T3">:</text:span><text:span text:style-name="T2">K2</text:span><text:span text:style-name="T3">&lt;1  </text:span><text:span text:style-name="T4">I $D</text:span><text:span text:style-name="T3">(^(</text:span><text:span text:style-name="T2">K2</text:span><text:span text:style-name="T3">,0)),</text:span><text:span text:style-name="T4">$L</text:span><text:span text:style-name="T3">(</text:span><text:span text:style-name="T4">$P</text:span><text:span text:style-name="T3">(^(0),</text:span><text:span text:style-name="T2">U</text:span><text:span text:style-name="T3">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2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3)) </text:span><text:span text:style-name="T4">S </text:span><text:span text:style-name="T3">^LAB(62.06,</text:span><text:span text:style-name="T5">"AJ"</text:span><text:span text:style-name="T3">,</text:span><text:span text:style-name="T2">K9</text:span><text:span text:style-name="T3">,</text:span><text:span text:style-name="T4">$P</text:span><text:span text:style-name="T3">(^(0),</text:span><text:span text:style-name="T2">U</text:span><text:span text:style-name="T3">))=</text:span><text:span text:style-name="T5">"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XR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SET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10" office:value-type="string" calcext:value-type="string">
            <text:p>ALT <text:span text:style-name="T1">S </text:span><text:span text:style-name="T2">K2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K2</text:span><text:span text:style-name="T3">=+</text:span><text:span text:style-name="T4">$O</text:span><text:span text:style-name="T3">(^LAB(62.06,</text:span><text:span text:style-name="T2">K0</text:span><text:span text:style-name="T3">,1,</text:span><text:span text:style-name="T2">K1</text:span><text:span text:style-name="T3">,2,</text:span><text:span text:style-name="T2">K2</text:span><text:span text:style-name="T3">)) </text:span><text:span text:style-name="T4">Q</text:span><text:span text:style-name="T3">:</text:span><text:span text:style-name="T2">K2</text:span><text:span text:style-name="T3">&lt;1  </text:span><text:span text:style-name="T4">I $D</text:span><text:span text:style-name="T3">(^(</text:span><text:span text:style-name="T2">K2</text:span><text:span text:style-name="T3">,0)),</text:span><text:span text:style-name="T4">$L</text:span><text:span text:style-name="T3">(</text:span><text:span text:style-name="T4">$P</text:span><text:span text:style-name="T3">(^(0),</text:span><text:span text:style-name="T2">U</text:span><text:span text:style-name="T3">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2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3)) </text:span><text:span text:style-name="T4">S </text:span><text:span text:style-name="T3">^LAB(62.06,</text:span><text:span text:style-name="T5">"AJ"</text:span><text:span text:style-name="T3">,</text:span><text:span text:style-name="T2">K9</text:span><text:span text:style-name="T3">,</text:span><text:span text:style-name="T4">$P</text:span><text:span text:style-name="T3">(^(0),</text:span><text:span text:style-name="T2">U</text:span><text:span text:style-name="T3">))=</text:span><text:span text:style-name="T5">"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XR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K0</text:span><text:span text:style-name="T3">=</text:span><text:span text:style-name="T2">DA</text:span><text:span text:style-name="T3">(1),</text:span><text:span text:style-name="T2">K1</text:span><text:span text:style-name="T3">=</text:span><text:span text:style-name="T2">DA</text:span><text:span text:style-name="T3">,</text:span><text:span text:style-name="T2">J4</text:span><text:span text:style-name="T3">=</text:span><text:span text:style-name="T2">X </text:span><text:span text:style-name="T4">I $L</text:span><text:span text:style-name="T3">(</text:span><text:span text:style-name="T4">$P</text:span><text:span text:style-name="T3">(^LAB(62.06,</text:span><text:span text:style-name="T2">K0</text:span><text:span text:style-name="T3">,0),</text:span><text:span text:style-name="T2">U</text:span><text:span text:style-name="T3">,2)) </text:span><text:span text:style-name="T4">S </text:span><text:span text:style-name="T2">J1</text:span><text:span text:style-name="T3">=</text:span><text:span text:style-name="T4">$P</text:span><text:span text:style-name="T3">(^(0),</text:span><text:span text:style-name="T2">U</text:span><text:span text:style-name="T3">,2) </text:span><text:span text:style-name="T4">I $D</text:span><text:span text:style-name="T3">(^LAB(62.06,</text:span><text:span text:style-name="T2">K0</text:span><text:span text:style-name="T3">,3,</text:span><text:span text:style-name="T2">K1</text:span><text:span text:style-name="T3">,0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2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3)) </text:span><text:span text:style-name="T4">S </text:span><text:span text:style-name="T2">J2</text:span><text:span text:style-name="T3">=</text:span><text:span text:style-name="T4">$P</text:span><text:span text:style-name="T3">(^(0),</text:span><text:span text:style-name="T2">U</text:span><text:span text:style-name="T3">,2),</text:span><text:span text:style-name="T2">J3</text:span><text:span text:style-name="T3">=</text:span><text:span text:style-name="T4">$P</text:span><text:span text:style-name="T3">(^(0),</text:span><text:span text:style-name="T2">U</text:span><text:span text:style-name="T3">,3) </text:span><text:span text:style-name="T4">D </text:span><text:span text:style-name="T6">SETUP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XR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K0</text:span><text:span text:style-name="T3">=</text:span><text:span text:style-name="T2">DA</text:span><text:span text:style-name="T3">(1),</text:span><text:span text:style-name="T2">K1</text:span><text:span text:style-name="T3">=</text:span><text:span text:style-name="T2">DA</text:span><text:span text:style-name="T3">,</text:span><text:span text:style-name="T2">J4</text:span><text:span text:style-name="T3">=</text:span><text:span text:style-name="T2">X </text:span><text:span text:style-name="T4">I $L</text:span><text:span text:style-name="T3">(</text:span><text:span text:style-name="T4">$P</text:span><text:span text:style-name="T3">(^LAB(62.06,</text:span><text:span text:style-name="T2">K0</text:span><text:span text:style-name="T3">,0),</text:span><text:span text:style-name="T2">U</text:span><text:span text:style-name="T3">,2)) </text:span><text:span text:style-name="T4">S </text:span><text:span text:style-name="T2">J1</text:span><text:span text:style-name="T3">=</text:span><text:span text:style-name="T4">$P</text:span><text:span text:style-name="T3">(^(0),</text:span><text:span text:style-name="T2">U</text:span><text:span text:style-name="T3">,2) </text:span><text:span text:style-name="T4">I $D</text:span><text:span text:style-name="T3">(^LAB(62.06,</text:span><text:span text:style-name="T2">K0</text:span><text:span text:style-name="T3">,3,</text:span><text:span text:style-name="T2">K1</text:span><text:span text:style-name="T3">,0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2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3)) </text:span><text:span text:style-name="T4">S </text:span><text:span text:style-name="T2">J2</text:span><text:span text:style-name="T3">=</text:span><text:span text:style-name="T4">$P</text:span><text:span text:style-name="T3">(^(0),</text:span><text:span text:style-name="T2">U</text:span><text:span text:style-name="T3">,2),</text:span><text:span text:style-name="T2">J3</text:span><text:span text:style-name="T3">=</text:span><text:span text:style-name="T4">$P</text:span><text:span text:style-name="T3">(^(0),</text:span><text:span text:style-name="T2">U</text:span><text:span text:style-name="T3">,3) </text:span><text:span text:style-name="T4">D </text:span><text:span text:style-name="T6">SETUP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XR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K0</text:span><text:span text:style-name="T3">=</text:span><text:span text:style-name="T2">DA</text:span><text:span text:style-name="T3">(1),</text:span><text:span text:style-name="T2">K1</text:span><text:span text:style-name="T3">=</text:span><text:span text:style-name="T2">DA</text:span><text:span text:style-name="T3">,</text:span><text:span text:style-name="T2">J4</text:span><text:span text:style-name="T3">=</text:span><text:span text:style-name="T2">X </text:span><text:span text:style-name="T4">I $L</text:span><text:span text:style-name="T3">(</text:span><text:span text:style-name="T4">$P</text:span><text:span text:style-name="T3">(^LAB(62.06,</text:span><text:span text:style-name="T2">K0</text:span><text:span text:style-name="T3">,0),</text:span><text:span text:style-name="T2">U</text:span><text:span text:style-name="T3">,2)) </text:span><text:span text:style-name="T4">S </text:span><text:span text:style-name="T2">J1</text:span><text:span text:style-name="T3">=</text:span><text:span text:style-name="T4">$P</text:span><text:span text:style-name="T3">(^(0),</text:span><text:span text:style-name="T2">U</text:span><text:span text:style-name="T3">,2) </text:span><text:span text:style-name="T4">I $D</text:span><text:span text:style-name="T3">(^LAB(62.06,</text:span><text:span text:style-name="T2">K0</text:span><text:span text:style-name="T3">,3,</text:span><text:span text:style-name="T2">K1</text:span><text:span text:style-name="T3">,0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2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3)) </text:span><text:span text:style-name="T4">S </text:span><text:span text:style-name="T2">J2</text:span><text:span text:style-name="T3">=</text:span><text:span text:style-name="T4">$P</text:span><text:span text:style-name="T3">(^(0),</text:span><text:span text:style-name="T2">U</text:span><text:span text:style-name="T3">,2),</text:span><text:span text:style-name="T2">J3</text:span><text:span text:style-name="T3">=</text:span><text:span text:style-name="T4">$P</text:span><text:span text:style-name="T3">(^(0),</text:span><text:span text:style-name="T2">U</text:span><text:span text:style-name="T3">,3) </text:span><text:span text:style-name="T4">D </text:span><text:span text:style-name="T6">SETUP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XR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K0</text:span><text:span text:style-name="T3">=</text:span><text:span text:style-name="T2">DA</text:span><text:span text:style-name="T3">(1),</text:span><text:span text:style-name="T2">K1</text:span><text:span text:style-name="T3">=</text:span><text:span text:style-name="T2">DA</text:span><text:span text:style-name="T3">,</text:span><text:span text:style-name="T2">J2</text:span><text:span text:style-name="T3">=</text:span><text:span text:style-name="T2">X </text:span><text:span text:style-name="T4">I $L</text:span><text:span text:style-name="T3">(</text:span><text:span text:style-name="T4">$P</text:span><text:span text:style-name="T3">(^LAB(62.06,</text:span><text:span text:style-name="T2">K0</text:span><text:span text:style-name="T3">,0),</text:span><text:span text:style-name="T2">U</text:span><text:span text:style-name="T3">,2)) </text:span><text:span text:style-name="T4">S </text:span><text:span text:style-name="T2">J1</text:span><text:span text:style-name="T3">=</text:span><text:span text:style-name="T4">$P</text:span><text:span text:style-name="T3">(^(0),</text:span><text:span text:style-name="T2">U</text:span><text:span text:style-name="T3">,2) </text:span><text:span text:style-name="T4">I $D</text:span><text:span text:style-name="T3">(^LAB(62.06,</text:span><text:span text:style-name="T2">K0</text:span><text:span text:style-name="T3">,3,</text:span><text:span text:style-name="T2">K1</text:span><text:span text:style-name="T3">,0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3)) </text:span><text:span text:style-name="T4">S </text:span><text:span text:style-name="T2">J4</text:span><text:span text:style-name="T3">=</text:span><text:span text:style-name="T4">$P</text:span><text:span text:style-name="T3">(^(0),</text:span><text:span text:style-name="T2">U</text:span><text:span text:style-name="T3">),</text:span><text:span text:style-name="T2">J3</text:span><text:span text:style-name="T3">=</text:span><text:span text:style-name="T4">$P</text:span><text:span text:style-name="T3">(^(0),</text:span><text:span text:style-name="T2">U</text:span><text:span text:style-name="T3">,3) </text:span><text:span text:style-name="T4">D </text:span><text:span text:style-name="T6">SETUP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XR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K0</text:span><text:span text:style-name="T3">=</text:span><text:span text:style-name="T2">DA</text:span><text:span text:style-name="T3">(1),</text:span><text:span text:style-name="T2">K1</text:span><text:span text:style-name="T3">=</text:span><text:span text:style-name="T2">DA</text:span><text:span text:style-name="T3">,</text:span><text:span text:style-name="T2">J2</text:span><text:span text:style-name="T3">=</text:span><text:span text:style-name="T2">X </text:span><text:span text:style-name="T4">I $L</text:span><text:span text:style-name="T3">(</text:span><text:span text:style-name="T4">$P</text:span><text:span text:style-name="T3">(^LAB(62.06,</text:span><text:span text:style-name="T2">K0</text:span><text:span text:style-name="T3">,0),</text:span><text:span text:style-name="T2">U</text:span><text:span text:style-name="T3">,2)) </text:span><text:span text:style-name="T4">S </text:span><text:span text:style-name="T2">J1</text:span><text:span text:style-name="T3">=</text:span><text:span text:style-name="T4">$P</text:span><text:span text:style-name="T3">(^(0),</text:span><text:span text:style-name="T2">U</text:span><text:span text:style-name="T3">,2) </text:span><text:span text:style-name="T4">I $D</text:span><text:span text:style-name="T3">(^LAB(62.06,</text:span><text:span text:style-name="T2">K0</text:span><text:span text:style-name="T3">,3,</text:span><text:span text:style-name="T2">K1</text:span><text:span text:style-name="T3">,0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3)) </text:span><text:span text:style-name="T4">S </text:span><text:span text:style-name="T2">J4</text:span><text:span text:style-name="T3">=</text:span><text:span text:style-name="T4">$P</text:span><text:span text:style-name="T3">(^(0),</text:span><text:span text:style-name="T2">U</text:span><text:span text:style-name="T3">),</text:span><text:span text:style-name="T2">J3</text:span><text:span text:style-name="T3">=</text:span><text:span text:style-name="T4">$P</text:span><text:span text:style-name="T3">(^(0),</text:span><text:span text:style-name="T2">U</text:span><text:span text:style-name="T3">,3) </text:span><text:span text:style-name="T4">D </text:span><text:span text:style-name="T6">SETUP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XR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K0</text:span><text:span text:style-name="T3">=</text:span><text:span text:style-name="T2">DA</text:span><text:span text:style-name="T3">(1),</text:span><text:span text:style-name="T2">K1</text:span><text:span text:style-name="T3">=</text:span><text:span text:style-name="T2">DA</text:span><text:span text:style-name="T3">,</text:span><text:span text:style-name="T2">J2</text:span><text:span text:style-name="T3">=</text:span><text:span text:style-name="T2">X </text:span><text:span text:style-name="T4">I $L</text:span><text:span text:style-name="T3">(</text:span><text:span text:style-name="T4">$P</text:span><text:span text:style-name="T3">(^LAB(62.06,</text:span><text:span text:style-name="T2">K0</text:span><text:span text:style-name="T3">,0),</text:span><text:span text:style-name="T2">U</text:span><text:span text:style-name="T3">,2)) </text:span><text:span text:style-name="T4">S </text:span><text:span text:style-name="T2">J1</text:span><text:span text:style-name="T3">=</text:span><text:span text:style-name="T4">$P</text:span><text:span text:style-name="T3">(^(0),</text:span><text:span text:style-name="T2">U</text:span><text:span text:style-name="T3">,2) </text:span><text:span text:style-name="T4">I $D</text:span><text:span text:style-name="T3">(^LAB(62.06,</text:span><text:span text:style-name="T2">K0</text:span><text:span text:style-name="T3">,3,</text:span><text:span text:style-name="T2">K1</text:span><text:span text:style-name="T3">,0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3)) </text:span><text:span text:style-name="T4">S </text:span><text:span text:style-name="T2">J4</text:span><text:span text:style-name="T3">=</text:span><text:span text:style-name="T4">$P</text:span><text:span text:style-name="T3">(^(0),</text:span><text:span text:style-name="T2">U</text:span><text:span text:style-name="T3">),</text:span><text:span text:style-name="T2">J3</text:span><text:span text:style-name="T3">=</text:span><text:span text:style-name="T4">$P</text:span><text:span text:style-name="T3">(^(0),</text:span><text:span text:style-name="T2">U</text:span><text:span text:style-name="T3">,3) </text:span><text:span text:style-name="T4">D </text:span><text:span text:style-name="T6">SETUP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XR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K0</text:span><text:span text:style-name="T3">=</text:span><text:span text:style-name="T2">DA</text:span><text:span text:style-name="T3">(1),</text:span><text:span text:style-name="T2">K1</text:span><text:span text:style-name="T3">=</text:span><text:span text:style-name="T2">DA</text:span><text:span text:style-name="T3">,</text:span><text:span text:style-name="T2">J3</text:span><text:span text:style-name="T3">=</text:span><text:span text:style-name="T2">X </text:span><text:span text:style-name="T4">I $L</text:span><text:span text:style-name="T3">(</text:span><text:span text:style-name="T4">$P</text:span><text:span text:style-name="T3">(^LAB(62.06,</text:span><text:span text:style-name="T2">K0</text:span><text:span text:style-name="T3">,0),</text:span><text:span text:style-name="T2">U</text:span><text:span text:style-name="T3">,2)) </text:span><text:span text:style-name="T4">S </text:span><text:span text:style-name="T2">J1</text:span><text:span text:style-name="T3">=</text:span><text:span text:style-name="T4">$P</text:span><text:span text:style-name="T3">(^(0),</text:span><text:span text:style-name="T2">U</text:span><text:span text:style-name="T3">,2) </text:span><text:span text:style-name="T4">I $D</text:span><text:span text:style-name="T3">(^LAB(62.06,</text:span><text:span text:style-name="T2">K0</text:span><text:span text:style-name="T3">,3,</text:span><text:span text:style-name="T2">K1</text:span><text:span text:style-name="T3">,0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2)) </text:span><text:span text:style-name="T4">S </text:span><text:span text:style-name="T2">J4</text:span><text:span text:style-name="T3">=</text:span><text:span text:style-name="T4">$P</text:span><text:span text:style-name="T3">(^(0),</text:span><text:span text:style-name="T2">U</text:span><text:span text:style-name="T3">),</text:span><text:span text:style-name="T2">J2</text:span><text:span text:style-name="T3">=</text:span><text:span text:style-name="T4">$P</text:span><text:span text:style-name="T3">(^(0),</text:span><text:span text:style-name="T2">U</text:span><text:span text:style-name="T3">,2) </text:span><text:span text:style-name="T4">D </text:span><text:span text:style-name="T6">SETUP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XR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K0</text:span><text:span text:style-name="T3">=</text:span><text:span text:style-name="T2">DA</text:span><text:span text:style-name="T3">(1),</text:span><text:span text:style-name="T2">K1</text:span><text:span text:style-name="T3">=</text:span><text:span text:style-name="T2">DA</text:span><text:span text:style-name="T3">,</text:span><text:span text:style-name="T2">J3</text:span><text:span text:style-name="T3">=</text:span><text:span text:style-name="T2">X </text:span><text:span text:style-name="T4">I $L</text:span><text:span text:style-name="T3">(</text:span><text:span text:style-name="T4">$P</text:span><text:span text:style-name="T3">(^LAB(62.06,</text:span><text:span text:style-name="T2">K0</text:span><text:span text:style-name="T3">,0),</text:span><text:span text:style-name="T2">U</text:span><text:span text:style-name="T3">,2)) </text:span><text:span text:style-name="T4">S </text:span><text:span text:style-name="T2">J1</text:span><text:span text:style-name="T3">=</text:span><text:span text:style-name="T4">$P</text:span><text:span text:style-name="T3">(^(0),</text:span><text:span text:style-name="T2">U</text:span><text:span text:style-name="T3">,2) </text:span><text:span text:style-name="T4">I $D</text:span><text:span text:style-name="T3">(^LAB(62.06,</text:span><text:span text:style-name="T2">K0</text:span><text:span text:style-name="T3">,3,</text:span><text:span text:style-name="T2">K1</text:span><text:span text:style-name="T3">,0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2)) </text:span><text:span text:style-name="T4">S </text:span><text:span text:style-name="T2">J4</text:span><text:span text:style-name="T3">=</text:span><text:span text:style-name="T4">$P</text:span><text:span text:style-name="T3">(^(0),</text:span><text:span text:style-name="T2">U</text:span><text:span text:style-name="T3">),</text:span><text:span text:style-name="T2">J2</text:span><text:span text:style-name="T3">=</text:span><text:span text:style-name="T4">$P</text:span><text:span text:style-name="T3">(^(0),</text:span><text:span text:style-name="T2">U</text:span><text:span text:style-name="T3">,2) </text:span><text:span text:style-name="T4">D </text:span><text:span text:style-name="T6">SETUP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XR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K0</text:span><text:span text:style-name="T3">=</text:span><text:span text:style-name="T2">DA</text:span><text:span text:style-name="T3">(1),</text:span><text:span text:style-name="T2">K1</text:span><text:span text:style-name="T3">=</text:span><text:span text:style-name="T2">DA</text:span><text:span text:style-name="T3">,</text:span><text:span text:style-name="T2">J3</text:span><text:span text:style-name="T3">=</text:span><text:span text:style-name="T2">X </text:span><text:span text:style-name="T4">I $L</text:span><text:span text:style-name="T3">(</text:span><text:span text:style-name="T4">$P</text:span><text:span text:style-name="T3">(^LAB(62.06,</text:span><text:span text:style-name="T2">K0</text:span><text:span text:style-name="T3">,0),</text:span><text:span text:style-name="T2">U</text:span><text:span text:style-name="T3">,2)) </text:span><text:span text:style-name="T4">S </text:span><text:span text:style-name="T2">J1</text:span><text:span text:style-name="T3">=</text:span><text:span text:style-name="T4">$P</text:span><text:span text:style-name="T3">(^(0),</text:span><text:span text:style-name="T2">U</text:span><text:span text:style-name="T3">,2) </text:span><text:span text:style-name="T4">I $D</text:span><text:span text:style-name="T3">(^LAB(62.06,</text:span><text:span text:style-name="T2">K0</text:span><text:span text:style-name="T3">,3,</text:span><text:span text:style-name="T2">K1</text:span><text:span text:style-name="T3">,0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2)) </text:span><text:span text:style-name="T4">S </text:span><text:span text:style-name="T2">J4</text:span><text:span text:style-name="T3">=</text:span><text:span text:style-name="T4">$P</text:span><text:span text:style-name="T3">(^(0),</text:span><text:span text:style-name="T2">U</text:span><text:span text:style-name="T3">),</text:span><text:span text:style-name="T2">J2</text:span><text:span text:style-name="T3">=</text:span><text:span text:style-name="T4">$P</text:span><text:span text:style-name="T3">(^(0),</text:span><text:span text:style-name="T2">U</text:span><text:span text:style-name="T3">,2) </text:span><text:span text:style-name="T4">D </text:span><text:span text:style-name="T6">SETUP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XR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KILL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I $L</text:span><text:span text:style-name="T3">(</text:span><text:span text:style-name="T4">$P</text:span><text:span text:style-name="T3">(^LAB(62.06,</text:span><text:span text:style-name="T2">DA</text:span><text:span text:style-name="T3">(1),0),</text:span><text:span text:style-name="T2">U</text:span><text:span text:style-name="T3">,2)) </text:span><text:span text:style-name="T4">S </text:span><text:span text:style-name="T2">J1</text:span><text:span text:style-name="T3">=</text:span><text:span text:style-name="T4">$P</text:span><text:span text:style-name="T3">(^(0),</text:span><text:span text:style-name="T2">U</text:span><text:span text:style-name="T3">,2) </text:span><text:span text:style-name="T4">I $L</text:span><text:span text:style-name="T3">(</text:span><text:span text:style-name="T4">$P</text:span><text:span text:style-name="T3">(^LAB(62.06,</text:span><text:span text:style-name="T2">DA</text:span><text:span text:style-name="T3">(1),3,</text:span><text:span text:style-name="T2">DA</text:span><text:span text:style-name="T3">,0),</text:span><text:span text:style-name="T2">U</text:span><text:span text:style-name="T3">,2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3)) </text:span><text:span text:style-name="T4">S </text:span><text:span text:style-name="T2">J2</text:span><text:span text:style-name="T3">=</text:span><text:span text:style-name="T4">$P</text:span><text:span text:style-name="T3">(^(0),</text:span><text:span text:style-name="T2">U</text:span><text:span text:style-name="T3">,2),</text:span><text:span text:style-name="T2">J3</text:span><text:span text:style-name="T3">=</text:span><text:span text:style-name="T4">$P</text:span><text:span text:style-name="T3">(^(0),</text:span><text:span text:style-name="T2">U</text:span><text:span text:style-name="T3">,3) </text:span><text:span text:style-name="T4">D </text:span><text:span text:style-name="T6">SWITCH </text:span><text:span text:style-name="T4">K </text:span><text:span text:style-name="T3">^LAB(62.06,</text:span><text:span text:style-name="T5">"AS"</text:span><text:span text:style-name="T3">,</text:span><text:span text:style-name="T2">J1</text:span><text:span text:style-name="T3">,</text:span><text:span text:style-name="T2">J2</text:span><text:span text:style-name="T3">,</text:span><text:span text:style-name="T2">J3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1" table:content-validation-name="val1" office:value-type="float" office:value="1" calcext:value-type="float">
            <text:p>1</text:p>
          </table:table-cell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change to DIK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XR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I $L</text:span><text:span text:style-name="T3">(</text:span><text:span text:style-name="T4">$P</text:span><text:span text:style-name="T3">(^LAB(62.06,</text:span><text:span text:style-name="T2">DA</text:span><text:span text:style-name="T3">(1),0),</text:span><text:span text:style-name="T2">U</text:span><text:span text:style-name="T3">,2)) </text:span><text:span text:style-name="T4">S </text:span><text:span text:style-name="T2">J1</text:span><text:span text:style-name="T3">=</text:span><text:span text:style-name="T4">$P</text:span><text:span text:style-name="T3">(^(0),</text:span><text:span text:style-name="T2">U</text:span><text:span text:style-name="T3">,2) </text:span><text:span text:style-name="T4">I $L</text:span><text:span text:style-name="T3">(</text:span><text:span text:style-name="T4">$P</text:span><text:span text:style-name="T3">(^LAB(62.06,</text:span><text:span text:style-name="T2">DA</text:span><text:span text:style-name="T3">(1),3,</text:span><text:span text:style-name="T2">DA</text:span><text:span text:style-name="T3">,0),</text:span><text:span text:style-name="T2">U</text:span><text:span text:style-name="T3">,2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3)) </text:span><text:span text:style-name="T4">S </text:span><text:span text:style-name="T2">J2</text:span><text:span text:style-name="T3">=</text:span><text:span text:style-name="T4">$P</text:span><text:span text:style-name="T3">(^(0),</text:span><text:span text:style-name="T2">U</text:span><text:span text:style-name="T3">,2),</text:span><text:span text:style-name="T2">J3</text:span><text:span text:style-name="T3">=</text:span><text:span text:style-name="T4">$P</text:span><text:span text:style-name="T3">(^(0),</text:span><text:span text:style-name="T2">U</text:span><text:span text:style-name="T3">,3) </text:span><text:span text:style-name="T4">D </text:span><text:span text:style-name="T6">SWITCH </text:span><text:span text:style-name="T4">K </text:span><text:span text:style-name="T3">^LAB(62.06,</text:span><text:span text:style-name="T5">"AS"</text:span><text:span text:style-name="T3">,</text:span><text:span text:style-name="T2">J1</text:span><text:span text:style-name="T3">,</text:span><text:span text:style-name="T2">J2</text:span><text:span text:style-name="T3">,</text:span><text:span text:style-name="T2">J3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XR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I $L</text:span><text:span text:style-name="T3">(</text:span><text:span text:style-name="T4">$P</text:span><text:span text:style-name="T3">(^LAB(62.06,</text:span><text:span text:style-name="T2">DA</text:span><text:span text:style-name="T3">(1),0),</text:span><text:span text:style-name="T2">U</text:span><text:span text:style-name="T3">,2)) </text:span><text:span text:style-name="T4">S </text:span><text:span text:style-name="T2">J1</text:span><text:span text:style-name="T3">=</text:span><text:span text:style-name="T4">$P</text:span><text:span text:style-name="T3">(^(0),</text:span><text:span text:style-name="T2">U</text:span><text:span text:style-name="T3">,2) </text:span><text:span text:style-name="T4">I $L</text:span><text:span text:style-name="T3">(</text:span><text:span text:style-name="T4">$P</text:span><text:span text:style-name="T3">(^LAB(62.06,</text:span><text:span text:style-name="T2">DA</text:span><text:span text:style-name="T3">(1),3,</text:span><text:span text:style-name="T2">DA</text:span><text:span text:style-name="T3">,0),</text:span><text:span text:style-name="T2">U</text:span><text:span text:style-name="T3">,2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3)) </text:span><text:span text:style-name="T4">S </text:span><text:span text:style-name="T2">J2</text:span><text:span text:style-name="T3">=</text:span><text:span text:style-name="T4">$P</text:span><text:span text:style-name="T3">(^(0),</text:span><text:span text:style-name="T2">U</text:span><text:span text:style-name="T3">,2),</text:span><text:span text:style-name="T2">J3</text:span><text:span text:style-name="T3">=</text:span><text:span text:style-name="T4">$P</text:span><text:span text:style-name="T3">(^(0),</text:span><text:span text:style-name="T2">U</text:span><text:span text:style-name="T3">,3) </text:span><text:span text:style-name="T4">D </text:span><text:span text:style-name="T6">SWITCH </text:span><text:span text:style-name="T4">K </text:span><text:span text:style-name="T3">^LAB(62.06,</text:span><text:span text:style-name="T5">"AS"</text:span><text:span text:style-name="T3">,</text:span><text:span text:style-name="T2">J1</text:span><text:span text:style-name="T3">,</text:span><text:span text:style-name="T2">J2</text:span><text:span text:style-name="T3">,</text:span><text:span text:style-name="T2">J3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XR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MULTIPLE COMMAND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K0</text:span><text:span text:style-name="T3">=</text:span><text:span text:style-name="T2">DA</text:span><text:span text:style-name="T3">,</text:span><text:span text:style-name="T2">J1</text:span><text:span text:style-name="T3">=+</text:span><text:span text:style-name="T2">X</text:span><text:span text:style-name="T3">,^LAB(62.06,</text:span><text:span text:style-name="T5">"AS"</text:span><text:span text:style-name="T3">,</text:span><text:span text:style-name="T2">J1</text:span><text:span text:style-name="T3">)=</text:span><text:span text:style-name="T4">$P</text:span><text:span text:style-name="T3">(^LAB(62.06,</text:span><text:span text:style-name="T2">K0</text:span><text:span text:style-name="T3">,0),</text:span><text:span text:style-name="T2">U</text:span><text:span text:style-name="T3">,6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XR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K0</text:span><text:span text:style-name="T3">=</text:span><text:span text:style-name="T2">DA</text:span><text:span text:style-name="T3">,</text:span><text:span text:style-name="T2">J1</text:span><text:span text:style-name="T3">=+</text:span><text:span text:style-name="T2">X</text:span><text:span text:style-name="T3">,^LAB(62.06,</text:span><text:span text:style-name="T5">"AS"</text:span><text:span text:style-name="T3">,</text:span><text:span text:style-name="T2">J1</text:span><text:span text:style-name="T3">)=</text:span><text:span text:style-name="T4">$P</text:span><text:span text:style-name="T3">(^LAB(62.06,</text:span><text:span text:style-name="T2">K0</text:span><text:span text:style-name="T3">,0),</text:span><text:span text:style-name="T2">U</text:span><text:span text:style-name="T3">,6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XR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K0</text:span><text:span text:style-name="T3">=</text:span><text:span text:style-name="T2">DA</text:span><text:span text:style-name="T3">,</text:span><text:span text:style-name="T2">J1</text:span><text:span text:style-name="T3">=+</text:span><text:span text:style-name="T2">X</text:span><text:span text:style-name="T3">,^LAB(62.06,</text:span><text:span text:style-name="T5">"AS"</text:span><text:span text:style-name="T3">,</text:span><text:span text:style-name="T2">J1</text:span><text:span text:style-name="T3">)=</text:span><text:span text:style-name="T4">$P</text:span><text:span text:style-name="T3">(^LAB(62.06,</text:span><text:span text:style-name="T2">K0</text:span><text:span text:style-name="T3">,0),</text:span><text:span text:style-name="T2">U</text:span><text:span text:style-name="T3">,6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XR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K1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K1</text:span><text:span text:style-name="T3">=+</text:span><text:span text:style-name="T4">$O</text:span><text:span text:style-name="T3">(^LAB(62.06,</text:span><text:span text:style-name="T2">K0</text:span><text:span text:style-name="T3">,3,</text:span><text:span text:style-name="T2">K1</text:span><text:span text:style-name="T3">)) </text:span><text:span text:style-name="T4">Q</text:span><text:span text:style-name="T3">:</text:span><text:span text:style-name="T2">K1</text:span><text:span text:style-name="T3">&lt;1  </text:span><text:span text:style-name="T4">I $D</text:span><text:span text:style-name="T3">(^(</text:span><text:span text:style-name="T2">K1</text:span><text:span text:style-name="T3">,0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2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3)) </text:span><text:span text:style-name="T4">S </text:span><text:span text:style-name="T2">J4</text:span><text:span text:style-name="T3">=</text:span><text:span text:style-name="T4">$P</text:span><text:span text:style-name="T3">(^(0),</text:span><text:span text:style-name="T2">U</text:span><text:span text:style-name="T3">),</text:span><text:span text:style-name="T2">J2</text:span><text:span text:style-name="T3">=</text:span><text:span text:style-name="T4">$P</text:span><text:span text:style-name="T3">(^(0),</text:span><text:span text:style-name="T2">U</text:span><text:span text:style-name="T3">,2),</text:span><text:span text:style-name="T2">J3</text:span><text:span text:style-name="T3">=</text:span><text:span text:style-name="T4">$P</text:span><text:span text:style-name="T3">(^(0),</text:span><text:span text:style-name="T2">U</text:span><text:span text:style-name="T3">,3) </text:span><text:span text:style-name="T4">D </text:span><text:span text:style-name="T6">SETUP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XR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K1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K1</text:span><text:span text:style-name="T3">=+</text:span><text:span text:style-name="T4">$O</text:span><text:span text:style-name="T3">(^LAB(62.06,</text:span><text:span text:style-name="T2">K0</text:span><text:span text:style-name="T3">,3,</text:span><text:span text:style-name="T2">K1</text:span><text:span text:style-name="T3">)) </text:span><text:span text:style-name="T4">Q</text:span><text:span text:style-name="T3">:</text:span><text:span text:style-name="T2">K1</text:span><text:span text:style-name="T3">&lt;1  </text:span><text:span text:style-name="T4">I $D</text:span><text:span text:style-name="T3">(^(</text:span><text:span text:style-name="T2">K1</text:span><text:span text:style-name="T3">,0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2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3)) </text:span><text:span text:style-name="T4">S </text:span><text:span text:style-name="T2">J4</text:span><text:span text:style-name="T3">=</text:span><text:span text:style-name="T4">$P</text:span><text:span text:style-name="T3">(^(0),</text:span><text:span text:style-name="T2">U</text:span><text:span text:style-name="T3">),</text:span><text:span text:style-name="T2">J2</text:span><text:span text:style-name="T3">=</text:span><text:span text:style-name="T4">$P</text:span><text:span text:style-name="T3">(^(0),</text:span><text:span text:style-name="T2">U</text:span><text:span text:style-name="T3">,2),</text:span><text:span text:style-name="T2">J3</text:span><text:span text:style-name="T3">=</text:span><text:span text:style-name="T4">$P</text:span><text:span text:style-name="T3">(^(0),</text:span><text:span text:style-name="T2">U</text:span><text:span text:style-name="T3">,3) </text:span><text:span text:style-name="T4">D </text:span><text:span text:style-name="T6">SETUP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XR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ET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10" office:value-type="string" calcext:value-type="string">
            <text:p>SETUP <text:span text:style-name="T1">D </text:span><text:span text:style-name="T6">SWITCH </text:span><text:span text:style-name="T4">I </text:span><text:span text:style-name="T3">'(</text:span><text:span text:style-name="T2">J2</text:span><text:span text:style-name="T3">=</text:span><text:span text:style-name="T5">"ANY"</text:span><text:span text:style-name="T3">&amp;(</text:span><text:span text:style-name="T2">J3</text:span><text:span text:style-name="T3">=</text:span><text:span text:style-name="T5">"ANY"</text:span><text:span text:style-name="T3">)) </text:span><text:span text:style-name="T4">S </text:span><text:span text:style-name="T3">^LAB(62.06,</text:span><text:span text:style-name="T5">"AS"</text:span><text:span text:style-name="T3">,</text:span><text:span text:style-name="T2">J1</text:span><text:span text:style-name="T3">,</text:span><text:span text:style-name="T2">J2</text:span><text:span text:style-name="T3">,</text:span><text:span text:style-name="T2">J3</text:span><text:span text:style-name="T3">)=</text:span><text:span text:style-name="T2">J4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XR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1,</text:p>
          </table:table-cell>
          <table:table-cell table:style-name="ce6" office:value-type="string" calcext:value-type="string">
            <text:p>TOPOGRAPHY FIELD</text:p>
          </table:table-cell>
          <table:table-cell table:style-name="ce10" office:value-type="string" calcext:value-type="string">
            <text:p>SWITCH <text:span text:style-name="T1">S </text:span><text:span text:style-name="T2">J9</text:span><text:span text:style-name="T3">=</text:span><text:span text:style-name="T4">$P</text:span><text:span text:style-name="T3">(^LAB(61.2,</text:span><text:span text:style-name="T2">J2</text:span><text:span text:style-name="T3">,0),</text:span><text:span text:style-name="T2">U</text:span><text:span text:style-name="T3">),</text:span><text:span text:style-name="T2">J2</text:span><text:span text:style-name="T3">=</text:span><text:span text:style-name="T4">$S</text:span><text:span text:style-name="T3">(</text:span><text:span text:style-name="T2">J9</text:span><text:span text:style-name="T3">[</text:span><text:span text:style-name="T5">"UNKNOWN"</text:span><text:span text:style-name="T3">:</text:span><text:span text:style-name="T5">"ANY"</text:span><text:span text:style-name="T3">,</text:span><text:span text:style-name="T2">J9</text:span><text:span text:style-name="T3">[</text:span><text:span text:style-name="T5">"GRAM POS"</text:span><text:span text:style-name="T3">:</text:span><text:span text:style-name="T5">"GRAM POS"</text:span><text:span text:style-name="T3">,</text:span><text:span text:style-name="T2">J9</text:span><text:span text:style-name="T3">[</text:span><text:span text:style-name="T5">"GRAM NEG"</text:span><text:span text:style-name="T3">:</text:span><text:span text:style-name="T5">"GRAM NEG"</text:span><text:span text:style-name="T3">,1:</text:span><text:span text:style-name="T2">J2</text:span><text:span text:style-name="T3">),</text:span><text:span text:style-name="T2">J9</text:span><text:span text:style-name="T3">=</text:span><text:span text:style-name="T4">$P</text:span><text:span text:style-name="T3">(^LAB(61,</text:span><text:span text:style-name="T2">J3</text:span><text:span text:style-name="T3">,0),</text:span><text:span text:style-name="T2">U</text:span><text:span text:style-name="T3">),</text:span><text:span text:style-name="T2">J3</text:span><text:span text:style-name="T3">=</text:span><text:span text:style-name="T4">$S</text:span><text:span text:style-name="T3">(</text:span><text:span text:style-name="T2">J9</text:span><text:span text:style-name="T3">[</text:span><text:span text:style-name="T5">"UNKNOWN"</text:span><text:span text:style-name="T3">:</text:span><text:span text:style-name="T5">"ANY"</text:span><text:span text:style-name="T3">,1:</text:span><text:span text:style-name="T2">J3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XR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AB(61,</text:p>
          </table:table-cell>
          <table:table-cell table:style-name="ce6" office:value-type="string" calcext:value-type="string">
            <text:p>TOPOGRAPHY FIELD</text:p>
          </table:table-cell>
          <table:table-cell table:style-name="ce10" office:value-type="string" calcext:value-type="string">
            <text:p>SWITCH <text:span text:style-name="T1">S </text:span><text:span text:style-name="T2">J9</text:span><text:span text:style-name="T3">=</text:span><text:span text:style-name="T4">$P</text:span><text:span text:style-name="T3">(^LAB(61.2,</text:span><text:span text:style-name="T2">J2</text:span><text:span text:style-name="T3">,0),</text:span><text:span text:style-name="T2">U</text:span><text:span text:style-name="T3">),</text:span><text:span text:style-name="T2">J2</text:span><text:span text:style-name="T3">=</text:span><text:span text:style-name="T4">$S</text:span><text:span text:style-name="T3">(</text:span><text:span text:style-name="T2">J9</text:span><text:span text:style-name="T3">[</text:span><text:span text:style-name="T5">"UNKNOWN"</text:span><text:span text:style-name="T3">:</text:span><text:span text:style-name="T5">"ANY"</text:span><text:span text:style-name="T3">,</text:span><text:span text:style-name="T2">J9</text:span><text:span text:style-name="T3">[</text:span><text:span text:style-name="T5">"GRAM POS"</text:span><text:span text:style-name="T3">:</text:span><text:span text:style-name="T5">"GRAM POS"</text:span><text:span text:style-name="T3">,</text:span><text:span text:style-name="T2">J9</text:span><text:span text:style-name="T3">[</text:span><text:span text:style-name="T5">"GRAM NEG"</text:span><text:span text:style-name="T3">:</text:span><text:span text:style-name="T5">"GRAM NEG"</text:span><text:span text:style-name="T3">,1:</text:span><text:span text:style-name="T2">J2</text:span><text:span text:style-name="T3">),</text:span><text:span text:style-name="T2">J9</text:span><text:span text:style-name="T3">=</text:span><text:span text:style-name="T4">$P</text:span><text:span text:style-name="T3">(^LAB(61,</text:span><text:span text:style-name="T2">J3</text:span><text:span text:style-name="T3">,0),</text:span><text:span text:style-name="T2">U</text:span><text:span text:style-name="T3">),</text:span><text:span text:style-name="T2">J3</text:span><text:span text:style-name="T3">=</text:span><text:span text:style-name="T4">$S</text:span><text:span text:style-name="T3">(</text:span><text:span text:style-name="T2">J9</text:span><text:span text:style-name="T3">[</text:span><text:span text:style-name="T5">"UNKNOWN"</text:span><text:span text:style-name="T3">:</text:span><text:span text:style-name="T5">"ANY"</text:span><text:span text:style-name="T3">,1:</text:span><text:span text:style-name="T2">J3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XR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K0</text:span><text:span text:style-name="T3">=</text:span><text:span text:style-name="T2">DA</text:span><text:span text:style-name="T3">(2),</text:span><text:span text:style-name="T2">K1</text:span><text:span text:style-name="T3">=</text:span><text:span text:style-name="T2">DA</text:span><text:span text:style-name="T3">(1),</text:span><text:span text:style-name="T2">K2</text:span><text:span text:style-name="T3">=</text:span><text:span text:style-name="T2">DA</text:span><text:span text:style-name="T3">,</text:span><text:span text:style-name="T2">J4</text:span><text:span text:style-name="T3">=</text:span><text:span text:style-name="T2">X </text:span><text:span text:style-name="T4">I $L</text:span><text:span text:style-name="T3">(</text:span><text:span text:style-name="T4">$P</text:span><text:span text:style-name="T3">(^LAB(62.06,</text:span><text:span text:style-name="T2">K0</text:span><text:span text:style-name="T3">,0),</text:span><text:span text:style-name="T2">U</text:span><text:span text:style-name="T3">,2)) </text:span><text:span text:style-name="T4">S </text:span><text:span text:style-name="T2">J0</text:span><text:span text:style-name="T3">=</text:span><text:span text:style-name="T4">$P</text:span><text:span text:style-name="T3">(^(0),</text:span><text:span text:style-name="T2">U</text:span><text:span text:style-name="T3">,2),</text:span><text:span text:style-name="T2">J1</text:span><text:span text:style-name="T3">=</text:span><text:span text:style-name="T4">$P</text:span><text:span text:style-name="T3">(^LAB(62.06,</text:span><text:span text:style-name="T2">K0</text:span><text:span text:style-name="T3">,1,</text:span><text:span text:style-name="T2">K1</text:span><text:span text:style-name="T3">,0),</text:span><text:span text:style-name="T2">U</text:span><text:span text:style-name="T3">) </text:span><text:span text:style-name="T4">I $D</text:span><text:span text:style-name="T3">(^LAB(62.06,</text:span><text:span text:style-name="T2">K0</text:span><text:span text:style-name="T3">,1,</text:span><text:span text:style-name="T2">K1</text:span><text:span text:style-name="T3">,2,</text:span><text:span text:style-name="T2">K2</text:span><text:span text:style-name="T3">,0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2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3)) </text:span><text:span text:style-name="T4">S </text:span><text:span text:style-name="T2">J2</text:span><text:span text:style-name="T3">=</text:span><text:span text:style-name="T4">$P</text:span><text:span text:style-name="T3">(^(0),</text:span><text:span text:style-name="T2">U</text:span><text:span text:style-name="T3">,2),</text:span><text:span text:style-name="T2">J3</text:span><text:span text:style-name="T3">=</text:span><text:span text:style-name="T4">$P</text:span><text:span text:style-name="T3">(^(0),</text:span><text:span text:style-name="T2">U</text:span><text:span text:style-name="T3">,3) </text:span><text:span text:style-name="T4">D </text:span><text:span text:style-name="T6">SETUP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XR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K0</text:span><text:span text:style-name="T3">=</text:span><text:span text:style-name="T2">DA</text:span><text:span text:style-name="T3">(2),</text:span><text:span text:style-name="T2">K1</text:span><text:span text:style-name="T3">=</text:span><text:span text:style-name="T2">DA</text:span><text:span text:style-name="T3">(1),</text:span><text:span text:style-name="T2">K2</text:span><text:span text:style-name="T3">=</text:span><text:span text:style-name="T2">DA</text:span><text:span text:style-name="T3">,</text:span><text:span text:style-name="T2">J4</text:span><text:span text:style-name="T3">=</text:span><text:span text:style-name="T2">X </text:span><text:span text:style-name="T4">I $L</text:span><text:span text:style-name="T3">(</text:span><text:span text:style-name="T4">$P</text:span><text:span text:style-name="T3">(^LAB(62.06,</text:span><text:span text:style-name="T2">K0</text:span><text:span text:style-name="T3">,0),</text:span><text:span text:style-name="T2">U</text:span><text:span text:style-name="T3">,2)) </text:span><text:span text:style-name="T4">S </text:span><text:span text:style-name="T2">J0</text:span><text:span text:style-name="T3">=</text:span><text:span text:style-name="T4">$P</text:span><text:span text:style-name="T3">(^(0),</text:span><text:span text:style-name="T2">U</text:span><text:span text:style-name="T3">,2),</text:span><text:span text:style-name="T2">J1</text:span><text:span text:style-name="T3">=</text:span><text:span text:style-name="T4">$P</text:span><text:span text:style-name="T3">(^LAB(62.06,</text:span><text:span text:style-name="T2">K0</text:span><text:span text:style-name="T3">,1,</text:span><text:span text:style-name="T2">K1</text:span><text:span text:style-name="T3">,0),</text:span><text:span text:style-name="T2">U</text:span><text:span text:style-name="T3">) </text:span><text:span text:style-name="T4">I $D</text:span><text:span text:style-name="T3">(^LAB(62.06,</text:span><text:span text:style-name="T2">K0</text:span><text:span text:style-name="T3">,1,</text:span><text:span text:style-name="T2">K1</text:span><text:span text:style-name="T3">,2,</text:span><text:span text:style-name="T2">K2</text:span><text:span text:style-name="T3">,0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2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3)) </text:span><text:span text:style-name="T4">S </text:span><text:span text:style-name="T2">J2</text:span><text:span text:style-name="T3">=</text:span><text:span text:style-name="T4">$P</text:span><text:span text:style-name="T3">(^(0),</text:span><text:span text:style-name="T2">U</text:span><text:span text:style-name="T3">,2),</text:span><text:span text:style-name="T2">J3</text:span><text:span text:style-name="T3">=</text:span><text:span text:style-name="T4">$P</text:span><text:span text:style-name="T3">(^(0),</text:span><text:span text:style-name="T2">U</text:span><text:span text:style-name="T3">,3) </text:span><text:span text:style-name="T4">D </text:span><text:span text:style-name="T6">SETUP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XR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K0</text:span><text:span text:style-name="T3">=</text:span><text:span text:style-name="T2">DA</text:span><text:span text:style-name="T3">(2),</text:span><text:span text:style-name="T2">K1</text:span><text:span text:style-name="T3">=</text:span><text:span text:style-name="T2">DA</text:span><text:span text:style-name="T3">(1),</text:span><text:span text:style-name="T2">K2</text:span><text:span text:style-name="T3">=</text:span><text:span text:style-name="T2">DA</text:span><text:span text:style-name="T3">,</text:span><text:span text:style-name="T2">J4</text:span><text:span text:style-name="T3">=</text:span><text:span text:style-name="T2">X </text:span><text:span text:style-name="T4">I $L</text:span><text:span text:style-name="T3">(</text:span><text:span text:style-name="T4">$P</text:span><text:span text:style-name="T3">(^LAB(62.06,</text:span><text:span text:style-name="T2">K0</text:span><text:span text:style-name="T3">,0),</text:span><text:span text:style-name="T2">U</text:span><text:span text:style-name="T3">,2)) </text:span><text:span text:style-name="T4">S </text:span><text:span text:style-name="T2">J0</text:span><text:span text:style-name="T3">=</text:span><text:span text:style-name="T4">$P</text:span><text:span text:style-name="T3">(^(0),</text:span><text:span text:style-name="T2">U</text:span><text:span text:style-name="T3">,2),</text:span><text:span text:style-name="T2">J1</text:span><text:span text:style-name="T3">=</text:span><text:span text:style-name="T4">$P</text:span><text:span text:style-name="T3">(^LAB(62.06,</text:span><text:span text:style-name="T2">K0</text:span><text:span text:style-name="T3">,1,</text:span><text:span text:style-name="T2">K1</text:span><text:span text:style-name="T3">,0),</text:span><text:span text:style-name="T2">U</text:span><text:span text:style-name="T3">) </text:span><text:span text:style-name="T4">I $D</text:span><text:span text:style-name="T3">(^LAB(62.06,</text:span><text:span text:style-name="T2">K0</text:span><text:span text:style-name="T3">,1,</text:span><text:span text:style-name="T2">K1</text:span><text:span text:style-name="T3">,2,</text:span><text:span text:style-name="T2">K2</text:span><text:span text:style-name="T3">,0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2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3)) </text:span><text:span text:style-name="T4">S </text:span><text:span text:style-name="T2">J2</text:span><text:span text:style-name="T3">=</text:span><text:span text:style-name="T4">$P</text:span><text:span text:style-name="T3">(^(0),</text:span><text:span text:style-name="T2">U</text:span><text:span text:style-name="T3">,2),</text:span><text:span text:style-name="T2">J3</text:span><text:span text:style-name="T3">=</text:span><text:span text:style-name="T4">$P</text:span><text:span text:style-name="T3">(^(0),</text:span><text:span text:style-name="T2">U</text:span><text:span text:style-name="T3">,3) </text:span><text:span text:style-name="T4">D </text:span><text:span text:style-name="T6">SETUP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XR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K0</text:span><text:span text:style-name="T3">=</text:span><text:span text:style-name="T2">DA</text:span><text:span text:style-name="T3">(2),</text:span><text:span text:style-name="T2">K1</text:span><text:span text:style-name="T3">=</text:span><text:span text:style-name="T2">DA</text:span><text:span text:style-name="T3">(1),</text:span><text:span text:style-name="T2">K2</text:span><text:span text:style-name="T3">=</text:span><text:span text:style-name="T2">DA</text:span><text:span text:style-name="T3">,</text:span><text:span text:style-name="T2">J4</text:span><text:span text:style-name="T3">=</text:span><text:span text:style-name="T2">X </text:span><text:span text:style-name="T4">I $L</text:span><text:span text:style-name="T3">(</text:span><text:span text:style-name="T4">$P</text:span><text:span text:style-name="T3">(^LAB(62.06,</text:span><text:span text:style-name="T2">K0</text:span><text:span text:style-name="T3">,0),</text:span><text:span text:style-name="T2">U</text:span><text:span text:style-name="T3">,2)) </text:span><text:span text:style-name="T4">S </text:span><text:span text:style-name="T2">J0</text:span><text:span text:style-name="T3">=</text:span><text:span text:style-name="T4">$P</text:span><text:span text:style-name="T3">(^(0),</text:span><text:span text:style-name="T2">U</text:span><text:span text:style-name="T3">,2),</text:span><text:span text:style-name="T2">J1</text:span><text:span text:style-name="T3">=</text:span><text:span text:style-name="T4">$P</text:span><text:span text:style-name="T3">(^LAB(62.06,</text:span><text:span text:style-name="T2">K0</text:span><text:span text:style-name="T3">,1,</text:span><text:span text:style-name="T2">K1</text:span><text:span text:style-name="T3">,0),</text:span><text:span text:style-name="T2">U</text:span><text:span text:style-name="T3">) </text:span><text:span text:style-name="T4">I $D</text:span><text:span text:style-name="T3">(^LAB(62.06,</text:span><text:span text:style-name="T2">K0</text:span><text:span text:style-name="T3">,1,</text:span><text:span text:style-name="T2">K1</text:span><text:span text:style-name="T3">,2,</text:span><text:span text:style-name="T2">K2</text:span><text:span text:style-name="T3">,0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2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3)) </text:span><text:span text:style-name="T4">S </text:span><text:span text:style-name="T2">J2</text:span><text:span text:style-name="T3">=</text:span><text:span text:style-name="T4">$P</text:span><text:span text:style-name="T3">(^(0),</text:span><text:span text:style-name="T2">U</text:span><text:span text:style-name="T3">,2),</text:span><text:span text:style-name="T2">J3</text:span><text:span text:style-name="T3">=</text:span><text:span text:style-name="T4">$P</text:span><text:span text:style-name="T3">(^(0),</text:span><text:span text:style-name="T2">U</text:span><text:span text:style-name="T3">,3) </text:span><text:span text:style-name="T4">D </text:span><text:span text:style-name="T6">SETUP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XR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K0</text:span><text:span text:style-name="T3">=</text:span><text:span text:style-name="T2">DA</text:span><text:span text:style-name="T3">(2),</text:span><text:span text:style-name="T2">K1</text:span><text:span text:style-name="T3">=</text:span><text:span text:style-name="T2">DA</text:span><text:span text:style-name="T3">(1),</text:span><text:span text:style-name="T2">K2</text:span><text:span text:style-name="T3">=</text:span><text:span text:style-name="T2">DA</text:span><text:span text:style-name="T3">,</text:span><text:span text:style-name="T2">J2</text:span><text:span text:style-name="T3">=</text:span><text:span text:style-name="T2">X </text:span><text:span text:style-name="T4">I $L</text:span><text:span text:style-name="T3">(</text:span><text:span text:style-name="T4">$P</text:span><text:span text:style-name="T3">(^LAB(62.06,</text:span><text:span text:style-name="T2">K0</text:span><text:span text:style-name="T3">,0),</text:span><text:span text:style-name="T2">U</text:span><text:span text:style-name="T3">,2)) </text:span><text:span text:style-name="T4">S </text:span><text:span text:style-name="T2">J0</text:span><text:span text:style-name="T3">=</text:span><text:span text:style-name="T4">$P</text:span><text:span text:style-name="T3">(^(0),</text:span><text:span text:style-name="T2">U</text:span><text:span text:style-name="T3">,2),</text:span><text:span text:style-name="T2">J1</text:span><text:span text:style-name="T3">=</text:span><text:span text:style-name="T4">$P</text:span><text:span text:style-name="T3">(^LAB(62.06,</text:span><text:span text:style-name="T2">K0</text:span><text:span text:style-name="T3">,1,</text:span><text:span text:style-name="T2">K1</text:span><text:span text:style-name="T3">,0),</text:span><text:span text:style-name="T2">U</text:span><text:span text:style-name="T3">) </text:span><text:span text:style-name="T4">I $D</text:span><text:span text:style-name="T3">(^LAB(62.06,</text:span><text:span text:style-name="T2">K0</text:span><text:span text:style-name="T3">,1,</text:span><text:span text:style-name="T2">K1</text:span><text:span text:style-name="T3">,2,</text:span><text:span text:style-name="T2">K2</text:span><text:span text:style-name="T3">,0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3)) </text:span><text:span text:style-name="T4">S </text:span><text:span text:style-name="T2">J3</text:span><text:span text:style-name="T3">=</text:span><text:span text:style-name="T4">$P</text:span><text:span text:style-name="T3">(^(0),</text:span><text:span text:style-name="T2">U</text:span><text:span text:style-name="T3">,3),</text:span><text:span text:style-name="T2">J4</text:span><text:span text:style-name="T3">=</text:span><text:span text:style-name="T4">$P</text:span><text:span text:style-name="T3">(^(0),</text:span><text:span text:style-name="T2">U</text:span><text:span text:style-name="T3">) </text:span><text:span text:style-name="T4">D </text:span><text:span text:style-name="T6">SETUP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XR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K0</text:span><text:span text:style-name="T3">=</text:span><text:span text:style-name="T2">DA</text:span><text:span text:style-name="T3">(2),</text:span><text:span text:style-name="T2">K1</text:span><text:span text:style-name="T3">=</text:span><text:span text:style-name="T2">DA</text:span><text:span text:style-name="T3">(1),</text:span><text:span text:style-name="T2">K2</text:span><text:span text:style-name="T3">=</text:span><text:span text:style-name="T2">DA</text:span><text:span text:style-name="T3">,</text:span><text:span text:style-name="T2">J2</text:span><text:span text:style-name="T3">=</text:span><text:span text:style-name="T2">X </text:span><text:span text:style-name="T4">I $L</text:span><text:span text:style-name="T3">(</text:span><text:span text:style-name="T4">$P</text:span><text:span text:style-name="T3">(^LAB(62.06,</text:span><text:span text:style-name="T2">K0</text:span><text:span text:style-name="T3">,0),</text:span><text:span text:style-name="T2">U</text:span><text:span text:style-name="T3">,2)) </text:span><text:span text:style-name="T4">S </text:span><text:span text:style-name="T2">J0</text:span><text:span text:style-name="T3">=</text:span><text:span text:style-name="T4">$P</text:span><text:span text:style-name="T3">(^(0),</text:span><text:span text:style-name="T2">U</text:span><text:span text:style-name="T3">,2),</text:span><text:span text:style-name="T2">J1</text:span><text:span text:style-name="T3">=</text:span><text:span text:style-name="T4">$P</text:span><text:span text:style-name="T3">(^LAB(62.06,</text:span><text:span text:style-name="T2">K0</text:span><text:span text:style-name="T3">,1,</text:span><text:span text:style-name="T2">K1</text:span><text:span text:style-name="T3">,0),</text:span><text:span text:style-name="T2">U</text:span><text:span text:style-name="T3">) </text:span><text:span text:style-name="T4">I $D</text:span><text:span text:style-name="T3">(^LAB(62.06,</text:span><text:span text:style-name="T2">K0</text:span><text:span text:style-name="T3">,1,</text:span><text:span text:style-name="T2">K1</text:span><text:span text:style-name="T3">,2,</text:span><text:span text:style-name="T2">K2</text:span><text:span text:style-name="T3">,0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3)) </text:span><text:span text:style-name="T4">S </text:span><text:span text:style-name="T2">J3</text:span><text:span text:style-name="T3">=</text:span><text:span text:style-name="T4">$P</text:span><text:span text:style-name="T3">(^(0),</text:span><text:span text:style-name="T2">U</text:span><text:span text:style-name="T3">,3),</text:span><text:span text:style-name="T2">J4</text:span><text:span text:style-name="T3">=</text:span><text:span text:style-name="T4">$P</text:span><text:span text:style-name="T3">(^(0),</text:span><text:span text:style-name="T2">U</text:span><text:span text:style-name="T3">) </text:span><text:span text:style-name="T4">D </text:span><text:span text:style-name="T6">SETUP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XR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K0</text:span><text:span text:style-name="T3">=</text:span><text:span text:style-name="T2">DA</text:span><text:span text:style-name="T3">(2),</text:span><text:span text:style-name="T2">K1</text:span><text:span text:style-name="T3">=</text:span><text:span text:style-name="T2">DA</text:span><text:span text:style-name="T3">(1),</text:span><text:span text:style-name="T2">K2</text:span><text:span text:style-name="T3">=</text:span><text:span text:style-name="T2">DA</text:span><text:span text:style-name="T3">,</text:span><text:span text:style-name="T2">J2</text:span><text:span text:style-name="T3">=</text:span><text:span text:style-name="T2">X </text:span><text:span text:style-name="T4">I $L</text:span><text:span text:style-name="T3">(</text:span><text:span text:style-name="T4">$P</text:span><text:span text:style-name="T3">(^LAB(62.06,</text:span><text:span text:style-name="T2">K0</text:span><text:span text:style-name="T3">,0),</text:span><text:span text:style-name="T2">U</text:span><text:span text:style-name="T3">,2)) </text:span><text:span text:style-name="T4">S </text:span><text:span text:style-name="T2">J0</text:span><text:span text:style-name="T3">=</text:span><text:span text:style-name="T4">$P</text:span><text:span text:style-name="T3">(^(0),</text:span><text:span text:style-name="T2">U</text:span><text:span text:style-name="T3">,2),</text:span><text:span text:style-name="T2">J1</text:span><text:span text:style-name="T3">=</text:span><text:span text:style-name="T4">$P</text:span><text:span text:style-name="T3">(^LAB(62.06,</text:span><text:span text:style-name="T2">K0</text:span><text:span text:style-name="T3">,1,</text:span><text:span text:style-name="T2">K1</text:span><text:span text:style-name="T3">,0),</text:span><text:span text:style-name="T2">U</text:span><text:span text:style-name="T3">) </text:span><text:span text:style-name="T4">I $D</text:span><text:span text:style-name="T3">(^LAB(62.06,</text:span><text:span text:style-name="T2">K0</text:span><text:span text:style-name="T3">,1,</text:span><text:span text:style-name="T2">K1</text:span><text:span text:style-name="T3">,2,</text:span><text:span text:style-name="T2">K2</text:span><text:span text:style-name="T3">,0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3)) </text:span><text:span text:style-name="T4">S </text:span><text:span text:style-name="T2">J3</text:span><text:span text:style-name="T3">=</text:span><text:span text:style-name="T4">$P</text:span><text:span text:style-name="T3">(^(0),</text:span><text:span text:style-name="T2">U</text:span><text:span text:style-name="T3">,3),</text:span><text:span text:style-name="T2">J4</text:span><text:span text:style-name="T3">=</text:span><text:span text:style-name="T4">$P</text:span><text:span text:style-name="T3">(^(0),</text:span><text:span text:style-name="T2">U</text:span><text:span text:style-name="T3">) </text:span><text:span text:style-name="T4">D </text:span><text:span text:style-name="T6">SETUP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XR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K0</text:span><text:span text:style-name="T3">=</text:span><text:span text:style-name="T2">DA</text:span><text:span text:style-name="T3">(2),</text:span><text:span text:style-name="T2">K1</text:span><text:span text:style-name="T3">=</text:span><text:span text:style-name="T2">DA</text:span><text:span text:style-name="T3">(1),</text:span><text:span text:style-name="T2">K2</text:span><text:span text:style-name="T3">=</text:span><text:span text:style-name="T2">DA</text:span><text:span text:style-name="T3">,</text:span><text:span text:style-name="T2">J2</text:span><text:span text:style-name="T3">=</text:span><text:span text:style-name="T2">X </text:span><text:span text:style-name="T4">I $L</text:span><text:span text:style-name="T3">(</text:span><text:span text:style-name="T4">$P</text:span><text:span text:style-name="T3">(^LAB(62.06,</text:span><text:span text:style-name="T2">K0</text:span><text:span text:style-name="T3">,0),</text:span><text:span text:style-name="T2">U</text:span><text:span text:style-name="T3">,2)) </text:span><text:span text:style-name="T4">S </text:span><text:span text:style-name="T2">J0</text:span><text:span text:style-name="T3">=</text:span><text:span text:style-name="T4">$P</text:span><text:span text:style-name="T3">(^(0),</text:span><text:span text:style-name="T2">U</text:span><text:span text:style-name="T3">,2),</text:span><text:span text:style-name="T2">J1</text:span><text:span text:style-name="T3">=</text:span><text:span text:style-name="T4">$P</text:span><text:span text:style-name="T3">(^LAB(62.06,</text:span><text:span text:style-name="T2">K0</text:span><text:span text:style-name="T3">,1,</text:span><text:span text:style-name="T2">K1</text:span><text:span text:style-name="T3">,0),</text:span><text:span text:style-name="T2">U</text:span><text:span text:style-name="T3">) </text:span><text:span text:style-name="T4">I $D</text:span><text:span text:style-name="T3">(^LAB(62.06,</text:span><text:span text:style-name="T2">K0</text:span><text:span text:style-name="T3">,1,</text:span><text:span text:style-name="T2">K1</text:span><text:span text:style-name="T3">,2,</text:span><text:span text:style-name="T2">K2</text:span><text:span text:style-name="T3">,0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3)) </text:span><text:span text:style-name="T4">S </text:span><text:span text:style-name="T2">J3</text:span><text:span text:style-name="T3">=</text:span><text:span text:style-name="T4">$P</text:span><text:span text:style-name="T3">(^(0),</text:span><text:span text:style-name="T2">U</text:span><text:span text:style-name="T3">,3),</text:span><text:span text:style-name="T2">J4</text:span><text:span text:style-name="T3">=</text:span><text:span text:style-name="T4">$P</text:span><text:span text:style-name="T3">(^(0),</text:span><text:span text:style-name="T2">U</text:span><text:span text:style-name="T3">) </text:span><text:span text:style-name="T4">D </text:span><text:span text:style-name="T6">SETUP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XR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K0</text:span><text:span text:style-name="T3">=</text:span><text:span text:style-name="T2">DA</text:span><text:span text:style-name="T3">(2),</text:span><text:span text:style-name="T2">K1</text:span><text:span text:style-name="T3">=</text:span><text:span text:style-name="T2">DA</text:span><text:span text:style-name="T3">(1),</text:span><text:span text:style-name="T2">K2</text:span><text:span text:style-name="T3">=</text:span><text:span text:style-name="T2">DA</text:span><text:span text:style-name="T3">,</text:span><text:span text:style-name="T2">J3</text:span><text:span text:style-name="T3">=</text:span><text:span text:style-name="T2">X </text:span><text:span text:style-name="T4">I $L</text:span><text:span text:style-name="T3">(</text:span><text:span text:style-name="T4">$P</text:span><text:span text:style-name="T3">(^LAB(62.06,</text:span><text:span text:style-name="T2">K0</text:span><text:span text:style-name="T3">,0),</text:span><text:span text:style-name="T2">U</text:span><text:span text:style-name="T3">,2)) </text:span><text:span text:style-name="T4">S </text:span><text:span text:style-name="T2">J0</text:span><text:span text:style-name="T3">=</text:span><text:span text:style-name="T4">$P</text:span><text:span text:style-name="T3">(^(0),</text:span><text:span text:style-name="T2">U</text:span><text:span text:style-name="T3">,2),</text:span><text:span text:style-name="T2">J1</text:span><text:span text:style-name="T3">=</text:span><text:span text:style-name="T4">$P</text:span><text:span text:style-name="T3">(^LAB(62.06,</text:span><text:span text:style-name="T2">K0</text:span><text:span text:style-name="T3">,1,</text:span><text:span text:style-name="T2">K1</text:span><text:span text:style-name="T3">,0),</text:span><text:span text:style-name="T2">U</text:span><text:span text:style-name="T3">) </text:span><text:span text:style-name="T4">I $D</text:span><text:span text:style-name="T3">(^LAB(62.06,</text:span><text:span text:style-name="T2">K0</text:span><text:span text:style-name="T3">,1,</text:span><text:span text:style-name="T2">K1</text:span><text:span text:style-name="T3">,2,</text:span><text:span text:style-name="T2">K2</text:span><text:span text:style-name="T3">,0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2)) </text:span><text:span text:style-name="T4">S </text:span><text:span text:style-name="T2">J2</text:span><text:span text:style-name="T3">=</text:span><text:span text:style-name="T4">$P</text:span><text:span text:style-name="T3">(^(0),</text:span><text:span text:style-name="T2">U</text:span><text:span text:style-name="T3">,2),</text:span><text:span text:style-name="T2">J4</text:span><text:span text:style-name="T3">=</text:span><text:span text:style-name="T4">$P</text:span><text:span text:style-name="T3">(^(0),</text:span><text:span text:style-name="T2">U</text:span><text:span text:style-name="T3">) </text:span><text:span text:style-name="T4">D </text:span><text:span text:style-name="T6">SETUP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XR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K0</text:span><text:span text:style-name="T3">=</text:span><text:span text:style-name="T2">DA</text:span><text:span text:style-name="T3">(2),</text:span><text:span text:style-name="T2">K1</text:span><text:span text:style-name="T3">=</text:span><text:span text:style-name="T2">DA</text:span><text:span text:style-name="T3">(1),</text:span><text:span text:style-name="T2">K2</text:span><text:span text:style-name="T3">=</text:span><text:span text:style-name="T2">DA</text:span><text:span text:style-name="T3">,</text:span><text:span text:style-name="T2">J3</text:span><text:span text:style-name="T3">=</text:span><text:span text:style-name="T2">X </text:span><text:span text:style-name="T4">I $L</text:span><text:span text:style-name="T3">(</text:span><text:span text:style-name="T4">$P</text:span><text:span text:style-name="T3">(^LAB(62.06,</text:span><text:span text:style-name="T2">K0</text:span><text:span text:style-name="T3">,0),</text:span><text:span text:style-name="T2">U</text:span><text:span text:style-name="T3">,2)) </text:span><text:span text:style-name="T4">S </text:span><text:span text:style-name="T2">J0</text:span><text:span text:style-name="T3">=</text:span><text:span text:style-name="T4">$P</text:span><text:span text:style-name="T3">(^(0),</text:span><text:span text:style-name="T2">U</text:span><text:span text:style-name="T3">,2),</text:span><text:span text:style-name="T2">J1</text:span><text:span text:style-name="T3">=</text:span><text:span text:style-name="T4">$P</text:span><text:span text:style-name="T3">(^LAB(62.06,</text:span><text:span text:style-name="T2">K0</text:span><text:span text:style-name="T3">,1,</text:span><text:span text:style-name="T2">K1</text:span><text:span text:style-name="T3">,0),</text:span><text:span text:style-name="T2">U</text:span><text:span text:style-name="T3">) </text:span><text:span text:style-name="T4">I $D</text:span><text:span text:style-name="T3">(^LAB(62.06,</text:span><text:span text:style-name="T2">K0</text:span><text:span text:style-name="T3">,1,</text:span><text:span text:style-name="T2">K1</text:span><text:span text:style-name="T3">,2,</text:span><text:span text:style-name="T2">K2</text:span><text:span text:style-name="T3">,0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2)) </text:span><text:span text:style-name="T4">S </text:span><text:span text:style-name="T2">J2</text:span><text:span text:style-name="T3">=</text:span><text:span text:style-name="T4">$P</text:span><text:span text:style-name="T3">(^(0),</text:span><text:span text:style-name="T2">U</text:span><text:span text:style-name="T3">,2),</text:span><text:span text:style-name="T2">J4</text:span><text:span text:style-name="T3">=</text:span><text:span text:style-name="T4">$P</text:span><text:span text:style-name="T3">(^(0),</text:span><text:span text:style-name="T2">U</text:span><text:span text:style-name="T3">) </text:span><text:span text:style-name="T4">D </text:span><text:span text:style-name="T6">SETUP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XR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K0</text:span><text:span text:style-name="T3">=</text:span><text:span text:style-name="T2">DA</text:span><text:span text:style-name="T3">(2),</text:span><text:span text:style-name="T2">K1</text:span><text:span text:style-name="T3">=</text:span><text:span text:style-name="T2">DA</text:span><text:span text:style-name="T3">(1),</text:span><text:span text:style-name="T2">K2</text:span><text:span text:style-name="T3">=</text:span><text:span text:style-name="T2">DA</text:span><text:span text:style-name="T3">,</text:span><text:span text:style-name="T2">J3</text:span><text:span text:style-name="T3">=</text:span><text:span text:style-name="T2">X </text:span><text:span text:style-name="T4">I $L</text:span><text:span text:style-name="T3">(</text:span><text:span text:style-name="T4">$P</text:span><text:span text:style-name="T3">(^LAB(62.06,</text:span><text:span text:style-name="T2">K0</text:span><text:span text:style-name="T3">,0),</text:span><text:span text:style-name="T2">U</text:span><text:span text:style-name="T3">,2)) </text:span><text:span text:style-name="T4">S </text:span><text:span text:style-name="T2">J0</text:span><text:span text:style-name="T3">=</text:span><text:span text:style-name="T4">$P</text:span><text:span text:style-name="T3">(^(0),</text:span><text:span text:style-name="T2">U</text:span><text:span text:style-name="T3">,2),</text:span><text:span text:style-name="T2">J1</text:span><text:span text:style-name="T3">=</text:span><text:span text:style-name="T4">$P</text:span><text:span text:style-name="T3">(^LAB(62.06,</text:span><text:span text:style-name="T2">K0</text:span><text:span text:style-name="T3">,1,</text:span><text:span text:style-name="T2">K1</text:span><text:span text:style-name="T3">,0),</text:span><text:span text:style-name="T2">U</text:span><text:span text:style-name="T3">) </text:span><text:span text:style-name="T4">I $D</text:span><text:span text:style-name="T3">(^LAB(62.06,</text:span><text:span text:style-name="T2">K0</text:span><text:span text:style-name="T3">,1,</text:span><text:span text:style-name="T2">K1</text:span><text:span text:style-name="T3">,2,</text:span><text:span text:style-name="T2">K2</text:span><text:span text:style-name="T3">,0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2)) </text:span><text:span text:style-name="T4">S </text:span><text:span text:style-name="T2">J2</text:span><text:span text:style-name="T3">=</text:span><text:span text:style-name="T4">$P</text:span><text:span text:style-name="T3">(^(0),</text:span><text:span text:style-name="T2">U</text:span><text:span text:style-name="T3">,2),</text:span><text:span text:style-name="T2">J4</text:span><text:span text:style-name="T3">=</text:span><text:span text:style-name="T4">$P</text:span><text:span text:style-name="T3">(^(0),</text:span><text:span text:style-name="T2">U</text:span><text:span text:style-name="T3">) </text:span><text:span text:style-name="T4">D </text:span><text:span text:style-name="T6">SETUP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XR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K0</text:span><text:span text:style-name="T3">=</text:span><text:span text:style-name="T2">DA</text:span><text:span text:style-name="T3">(2),</text:span><text:span text:style-name="T2">K1</text:span><text:span text:style-name="T3">=</text:span><text:span text:style-name="T2">DA</text:span><text:span text:style-name="T3">(1),</text:span><text:span text:style-name="T2">K2</text:span><text:span text:style-name="T3">=</text:span><text:span text:style-name="T2">DA</text:span><text:span text:style-name="T3">,</text:span><text:span text:style-name="T2">J3</text:span><text:span text:style-name="T3">=</text:span><text:span text:style-name="T2">X </text:span><text:span text:style-name="T4">I $L</text:span><text:span text:style-name="T3">(</text:span><text:span text:style-name="T4">$P</text:span><text:span text:style-name="T3">(^LAB(62.06,</text:span><text:span text:style-name="T2">K0</text:span><text:span text:style-name="T3">,0),</text:span><text:span text:style-name="T2">U</text:span><text:span text:style-name="T3">,2)) </text:span><text:span text:style-name="T4">S </text:span><text:span text:style-name="T2">J0</text:span><text:span text:style-name="T3">=</text:span><text:span text:style-name="T4">$P</text:span><text:span text:style-name="T3">(^(0),</text:span><text:span text:style-name="T2">U</text:span><text:span text:style-name="T3">,2),</text:span><text:span text:style-name="T2">J1</text:span><text:span text:style-name="T3">=</text:span><text:span text:style-name="T4">$P</text:span><text:span text:style-name="T3">(^LAB(62.06,</text:span><text:span text:style-name="T2">K0</text:span><text:span text:style-name="T3">,1,</text:span><text:span text:style-name="T2">K1</text:span><text:span text:style-name="T3">,0),</text:span><text:span text:style-name="T2">U</text:span><text:span text:style-name="T3">) </text:span><text:span text:style-name="T4">I $D</text:span><text:span text:style-name="T3">(^LAB(62.06,</text:span><text:span text:style-name="T2">K0</text:span><text:span text:style-name="T3">,1,</text:span><text:span text:style-name="T2">K1</text:span><text:span text:style-name="T3">,2,</text:span><text:span text:style-name="T2">K2</text:span><text:span text:style-name="T3">,0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2)) </text:span><text:span text:style-name="T4">S </text:span><text:span text:style-name="T2">J2</text:span><text:span text:style-name="T3">=</text:span><text:span text:style-name="T4">$P</text:span><text:span text:style-name="T3">(^(0),</text:span><text:span text:style-name="T2">U</text:span><text:span text:style-name="T3">,2),</text:span><text:span text:style-name="T2">J4</text:span><text:span text:style-name="T3">=</text:span><text:span text:style-name="T4">$P</text:span><text:span text:style-name="T3">(^(0),</text:span><text:span text:style-name="T2">U</text:span><text:span text:style-name="T3">) </text:span><text:span text:style-name="T4">D </text:span><text:span text:style-name="T6">SETUP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XR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KILL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I $L</text:span><text:span text:style-name="T3">(</text:span><text:span text:style-name="T4">$P</text:span><text:span text:style-name="T3">(^LAB(62.06,</text:span><text:span text:style-name="T2">DA</text:span><text:span text:style-name="T3">(2),0),</text:span><text:span text:style-name="T2">U</text:span><text:span text:style-name="T3">,2)) </text:span><text:span text:style-name="T4">S </text:span><text:span text:style-name="T2">J0</text:span><text:span text:style-name="T3">=</text:span><text:span text:style-name="T4">$P</text:span><text:span text:style-name="T3">(^(0),</text:span><text:span text:style-name="T2">U</text:span><text:span text:style-name="T3">,2),</text:span><text:span text:style-name="T2">J1</text:span><text:span text:style-name="T3">=</text:span><text:span text:style-name="T4">$P</text:span><text:span text:style-name="T3">(^LAB(62.06,</text:span><text:span text:style-name="T2">DA</text:span><text:span text:style-name="T3">(2),1,</text:span><text:span text:style-name="T2">DA</text:span><text:span text:style-name="T3">(1),0),</text:span><text:span text:style-name="T2">U</text:span><text:span text:style-name="T3">) </text:span><text:span text:style-name="T4">I $L</text:span><text:span text:style-name="T3">(</text:span><text:span text:style-name="T4">$P</text:span><text:span text:style-name="T3">(^LAB(62.06,</text:span><text:span text:style-name="T2">DA</text:span><text:span text:style-name="T3">(2),1,</text:span><text:span text:style-name="T2">DA</text:span><text:span text:style-name="T3">(1),2,</text:span><text:span text:style-name="T2">DA</text:span><text:span text:style-name="T3">,0),</text:span><text:span text:style-name="T2">U</text:span><text:span text:style-name="T3">,2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3)) </text:span><text:span text:style-name="T4">S </text:span><text:span text:style-name="T2">J2</text:span><text:span text:style-name="T3">=</text:span><text:span text:style-name="T4">$P</text:span><text:span text:style-name="T3">(^(0),</text:span><text:span text:style-name="T2">U</text:span><text:span text:style-name="T3">,2),</text:span><text:span text:style-name="T2">J3</text:span><text:span text:style-name="T3">=</text:span><text:span text:style-name="T4">$P</text:span><text:span text:style-name="T3">(^(0),</text:span><text:span text:style-name="T2">U</text:span><text:span text:style-name="T3">,3) </text:span><text:span text:style-name="T4">D </text:span><text:span text:style-name="T6">SWITCH </text:span><text:span text:style-name="T4">K </text:span><text:span text:style-name="T3">^LAB(62.06,</text:span><text:span text:style-name="T5">"AI"</text:span><text:span text:style-name="T3">,</text:span><text:span text:style-name="T2">J0</text:span><text:span text:style-name="T3">,</text:span><text:span text:style-name="T2">J1</text:span><text:span text:style-name="T3">,</text:span><text:span text:style-name="T2">J2</text:span><text:span text:style-name="T3">,</text:span><text:span text:style-name="T2">J3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1" table:content-validation-name="val1" office:value-type="float" office:value="1" calcext:value-type="float">
            <text:p>1</text:p>
          </table:table-cell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change to DIK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XR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I $L</text:span><text:span text:style-name="T3">(</text:span><text:span text:style-name="T4">$P</text:span><text:span text:style-name="T3">(^LAB(62.06,</text:span><text:span text:style-name="T2">DA</text:span><text:span text:style-name="T3">(2),0),</text:span><text:span text:style-name="T2">U</text:span><text:span text:style-name="T3">,2)) </text:span><text:span text:style-name="T4">S </text:span><text:span text:style-name="T2">J0</text:span><text:span text:style-name="T3">=</text:span><text:span text:style-name="T4">$P</text:span><text:span text:style-name="T3">(^(0),</text:span><text:span text:style-name="T2">U</text:span><text:span text:style-name="T3">,2),</text:span><text:span text:style-name="T2">J1</text:span><text:span text:style-name="T3">=</text:span><text:span text:style-name="T4">$P</text:span><text:span text:style-name="T3">(^LAB(62.06,</text:span><text:span text:style-name="T2">DA</text:span><text:span text:style-name="T3">(2),1,</text:span><text:span text:style-name="T2">DA</text:span><text:span text:style-name="T3">(1),0),</text:span><text:span text:style-name="T2">U</text:span><text:span text:style-name="T3">) </text:span><text:span text:style-name="T4">I $L</text:span><text:span text:style-name="T3">(</text:span><text:span text:style-name="T4">$P</text:span><text:span text:style-name="T3">(^LAB(62.06,</text:span><text:span text:style-name="T2">DA</text:span><text:span text:style-name="T3">(2),1,</text:span><text:span text:style-name="T2">DA</text:span><text:span text:style-name="T3">(1),2,</text:span><text:span text:style-name="T2">DA</text:span><text:span text:style-name="T3">,0),</text:span><text:span text:style-name="T2">U</text:span><text:span text:style-name="T3">,2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3)) </text:span><text:span text:style-name="T4">S </text:span><text:span text:style-name="T2">J2</text:span><text:span text:style-name="T3">=</text:span><text:span text:style-name="T4">$P</text:span><text:span text:style-name="T3">(^(0),</text:span><text:span text:style-name="T2">U</text:span><text:span text:style-name="T3">,2),</text:span><text:span text:style-name="T2">J3</text:span><text:span text:style-name="T3">=</text:span><text:span text:style-name="T4">$P</text:span><text:span text:style-name="T3">(^(0),</text:span><text:span text:style-name="T2">U</text:span><text:span text:style-name="T3">,3) </text:span><text:span text:style-name="T4">D </text:span><text:span text:style-name="T6">SWITCH </text:span><text:span text:style-name="T4">K </text:span><text:span text:style-name="T3">^LAB(62.06,</text:span><text:span text:style-name="T5">"AI"</text:span><text:span text:style-name="T3">,</text:span><text:span text:style-name="T2">J0</text:span><text:span text:style-name="T3">,</text:span><text:span text:style-name="T2">J1</text:span><text:span text:style-name="T3">,</text:span><text:span text:style-name="T2">J2</text:span><text:span text:style-name="T3">,</text:span><text:span text:style-name="T2">J3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XR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I $L</text:span><text:span text:style-name="T3">(</text:span><text:span text:style-name="T4">$P</text:span><text:span text:style-name="T3">(^LAB(62.06,</text:span><text:span text:style-name="T2">DA</text:span><text:span text:style-name="T3">(2),0),</text:span><text:span text:style-name="T2">U</text:span><text:span text:style-name="T3">,2)) </text:span><text:span text:style-name="T4">S </text:span><text:span text:style-name="T2">J0</text:span><text:span text:style-name="T3">=</text:span><text:span text:style-name="T4">$P</text:span><text:span text:style-name="T3">(^(0),</text:span><text:span text:style-name="T2">U</text:span><text:span text:style-name="T3">,2),</text:span><text:span text:style-name="T2">J1</text:span><text:span text:style-name="T3">=</text:span><text:span text:style-name="T4">$P</text:span><text:span text:style-name="T3">(^LAB(62.06,</text:span><text:span text:style-name="T2">DA</text:span><text:span text:style-name="T3">(2),1,</text:span><text:span text:style-name="T2">DA</text:span><text:span text:style-name="T3">(1),0),</text:span><text:span text:style-name="T2">U</text:span><text:span text:style-name="T3">) </text:span><text:span text:style-name="T4">I $L</text:span><text:span text:style-name="T3">(</text:span><text:span text:style-name="T4">$P</text:span><text:span text:style-name="T3">(^LAB(62.06,</text:span><text:span text:style-name="T2">DA</text:span><text:span text:style-name="T3">(2),1,</text:span><text:span text:style-name="T2">DA</text:span><text:span text:style-name="T3">(1),2,</text:span><text:span text:style-name="T2">DA</text:span><text:span text:style-name="T3">,0),</text:span><text:span text:style-name="T2">U</text:span><text:span text:style-name="T3">,2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3)) </text:span><text:span text:style-name="T4">S </text:span><text:span text:style-name="T2">J2</text:span><text:span text:style-name="T3">=</text:span><text:span text:style-name="T4">$P</text:span><text:span text:style-name="T3">(^(0),</text:span><text:span text:style-name="T2">U</text:span><text:span text:style-name="T3">,2),</text:span><text:span text:style-name="T2">J3</text:span><text:span text:style-name="T3">=</text:span><text:span text:style-name="T4">$P</text:span><text:span text:style-name="T3">(^(0),</text:span><text:span text:style-name="T2">U</text:span><text:span text:style-name="T3">,3) </text:span><text:span text:style-name="T4">D </text:span><text:span text:style-name="T6">SWITCH </text:span><text:span text:style-name="T4">K </text:span><text:span text:style-name="T3">^LAB(62.06,</text:span><text:span text:style-name="T5">"AI"</text:span><text:span text:style-name="T3">,</text:span><text:span text:style-name="T2">J0</text:span><text:span text:style-name="T3">,</text:span><text:span text:style-name="T2">J1</text:span><text:span text:style-name="T3">,</text:span><text:span text:style-name="T2">J2</text:span><text:span text:style-name="T3">,</text:span><text:span text:style-name="T2">J3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LRMIXR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I $L</text:span><text:span text:style-name="T3">(</text:span><text:span text:style-name="T4">$P</text:span><text:span text:style-name="T3">(^LAB(62.06,</text:span><text:span text:style-name="T2">DA</text:span><text:span text:style-name="T3">(2),0),</text:span><text:span text:style-name="T2">U</text:span><text:span text:style-name="T3">,2)) </text:span><text:span text:style-name="T4">S </text:span><text:span text:style-name="T2">J0</text:span><text:span text:style-name="T3">=</text:span><text:span text:style-name="T4">$P</text:span><text:span text:style-name="T3">(^(0),</text:span><text:span text:style-name="T2">U</text:span><text:span text:style-name="T3">,2),</text:span><text:span text:style-name="T2">J1</text:span><text:span text:style-name="T3">=</text:span><text:span text:style-name="T4">$P</text:span><text:span text:style-name="T3">(^LAB(62.06,</text:span><text:span text:style-name="T2">DA</text:span><text:span text:style-name="T3">(2),1,</text:span><text:span text:style-name="T2">DA</text:span><text:span text:style-name="T3">(1),0),</text:span><text:span text:style-name="T2">U</text:span><text:span text:style-name="T3">) </text:span><text:span text:style-name="T4">I $L</text:span><text:span text:style-name="T3">(</text:span><text:span text:style-name="T4">$P</text:span><text:span text:style-name="T3">(^LAB(62.06,</text:span><text:span text:style-name="T2">DA</text:span><text:span text:style-name="T3">(2),1,</text:span><text:span text:style-name="T2">DA</text:span><text:span text:style-name="T3">(1),2,</text:span><text:span text:style-name="T2">DA</text:span><text:span text:style-name="T3">,0),</text:span><text:span text:style-name="T2">U</text:span><text:span text:style-name="T3">,2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3)) </text:span><text:span text:style-name="T4">S </text:span><text:span text:style-name="T2">J2</text:span><text:span text:style-name="T3">=</text:span><text:span text:style-name="T4">$P</text:span><text:span text:style-name="T3">(^(0),</text:span><text:span text:style-name="T2">U</text:span><text:span text:style-name="T3">,2),</text:span><text:span text:style-name="T2">J3</text:span><text:span text:style-name="T3">=</text:span><text:span text:style-name="T4">$P</text:span><text:span text:style-name="T3">(^(0),</text:span><text:span text:style-name="T2">U</text:span><text:span text:style-name="T3">,3) </text:span><text:span text:style-name="T4">D </text:span><text:span text:style-name="T6">SWITCH </text:span><text:span text:style-name="T4">K </text:span><text:span text:style-name="T3">^LAB(62.06,</text:span><text:span text:style-name="T5">"AI"</text:span><text:span text:style-name="T3">,</text:span><text:span text:style-name="T2">J0</text:span><text:span text:style-name="T3">,</text:span><text:span text:style-name="T2">J1</text:span><text:span text:style-name="T3">,</text:span><text:span text:style-name="T2">J2</text:span><text:span text:style-name="T3">,</text:span><text:span text:style-name="T2">J3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XR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MULTIPLE COMMAND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K0</text:span><text:span text:style-name="T3">=</text:span><text:span text:style-name="T2">DA</text:span><text:span text:style-name="T3">,</text:span><text:span text:style-name="T2">J0</text:span><text:span text:style-name="T3">=+</text:span><text:span text:style-name="T2">X</text:span><text:span text:style-name="T3">,^LAB(62.06,</text:span><text:span text:style-name="T5">"AI"</text:span><text:span text:style-name="T3">,</text:span><text:span text:style-name="T2">J0</text:span><text:span text:style-name="T3">)=</text:span><text:span text:style-name="T2">K0</text:span><text:span text:style-name="T3">_</text:span><text:span text:style-name="T2">U</text:span><text:span text:style-name="T3">_</text:span><text:span text:style-name="T4">$P</text:span><text:span text:style-name="T3">(^LAB(62.06,</text:span><text:span text:style-name="T2">K0</text:span><text:span text:style-name="T3">,0),</text:span><text:span text:style-name="T2">U</text:span><text:span text:style-name="T3">,5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XR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K0</text:span><text:span text:style-name="T3">=</text:span><text:span text:style-name="T2">DA</text:span><text:span text:style-name="T3">,</text:span><text:span text:style-name="T2">J0</text:span><text:span text:style-name="T3">=+</text:span><text:span text:style-name="T2">X</text:span><text:span text:style-name="T3">,^LAB(62.06,</text:span><text:span text:style-name="T5">"AI"</text:span><text:span text:style-name="T3">,</text:span><text:span text:style-name="T2">J0</text:span><text:span text:style-name="T3">)=</text:span><text:span text:style-name="T2">K0</text:span><text:span text:style-name="T3">_</text:span><text:span text:style-name="T2">U</text:span><text:span text:style-name="T3">_</text:span><text:span text:style-name="T4">$P</text:span><text:span text:style-name="T3">(^LAB(62.06,</text:span><text:span text:style-name="T2">K0</text:span><text:span text:style-name="T3">,0),</text:span><text:span text:style-name="T2">U</text:span><text:span text:style-name="T3">,5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XR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K1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K1</text:span><text:span text:style-name="T3">=+</text:span><text:span text:style-name="T4">$O</text:span><text:span text:style-name="T3">(^LAB(62.06,</text:span><text:span text:style-name="T2">K0</text:span><text:span text:style-name="T3">,1,</text:span><text:span text:style-name="T2">K1</text:span><text:span text:style-name="T3">)) </text:span><text:span text:style-name="T4">Q</text:span><text:span text:style-name="T3">:</text:span><text:span text:style-name="T2">K1</text:span><text:span text:style-name="T3">&lt;1  </text:span><text:span text:style-name="T4">I $D</text:span><text:span text:style-name="T3">(^(</text:span><text:span text:style-name="T2">K1</text:span><text:span text:style-name="T3">,0)),</text:span><text:span text:style-name="T4">$L</text:span><text:span text:style-name="T3">(</text:span><text:span text:style-name="T4">$P</text:span><text:span text:style-name="T3">(^(0),</text:span><text:span text:style-name="T2">U</text:span><text:span text:style-name="T3">)) </text:span><text:span text:style-name="T4">S </text:span><text:span text:style-name="T2">J1</text:span><text:span text:style-name="T3">=</text:span><text:span text:style-name="T4">$P</text:span><text:span text:style-name="T3">(^(0),</text:span><text:span text:style-name="T2">U</text:span><text:span text:style-name="T3">),^LAB(62.06,</text:span><text:span text:style-name="T5">"AI"</text:span><text:span text:style-name="T3">,+</text:span><text:span text:style-name="T2">X</text:span><text:span text:style-name="T3">,</text:span><text:span text:style-name="T2">J1</text:span><text:span text:style-name="T3">)=</text:span><text:span text:style-name="T4">$P</text:span><text:span text:style-name="T3">(^(0),</text:span><text:span text:style-name="T2">U</text:span><text:span text:style-name="T3">,2) </text:span><text:span text:style-name="T4">D </text:span><text:span text:style-name="T6">RESULT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XR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MULTIPLE COMMAND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K1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K1</text:span><text:span text:style-name="T3">=+</text:span><text:span text:style-name="T4">$O</text:span><text:span text:style-name="T3">(^LAB(62.06,</text:span><text:span text:style-name="T2">K0</text:span><text:span text:style-name="T3">,1,</text:span><text:span text:style-name="T2">K1</text:span><text:span text:style-name="T3">)) </text:span><text:span text:style-name="T4">Q</text:span><text:span text:style-name="T3">:</text:span><text:span text:style-name="T2">K1</text:span><text:span text:style-name="T3">&lt;1  </text:span><text:span text:style-name="T4">I $D</text:span><text:span text:style-name="T3">(^(</text:span><text:span text:style-name="T2">K1</text:span><text:span text:style-name="T3">,0)),</text:span><text:span text:style-name="T4">$L</text:span><text:span text:style-name="T3">(</text:span><text:span text:style-name="T4">$P</text:span><text:span text:style-name="T3">(^(0),</text:span><text:span text:style-name="T2">U</text:span><text:span text:style-name="T3">)) </text:span><text:span text:style-name="T4">S </text:span><text:span text:style-name="T2">J1</text:span><text:span text:style-name="T3">=</text:span><text:span text:style-name="T4">$P</text:span><text:span text:style-name="T3">(^(0),</text:span><text:span text:style-name="T2">U</text:span><text:span text:style-name="T3">),^LAB(62.06,</text:span><text:span text:style-name="T5">"AI"</text:span><text:span text:style-name="T3">,+</text:span><text:span text:style-name="T2">X</text:span><text:span text:style-name="T3">,</text:span><text:span text:style-name="T2">J1</text:span><text:span text:style-name="T3">)=</text:span><text:span text:style-name="T4">$P</text:span><text:span text:style-name="T3">(^(0),</text:span><text:span text:style-name="T2">U</text:span><text:span text:style-name="T3">,2) </text:span><text:span text:style-name="T4">D </text:span><text:span text:style-name="T6">RESULT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XR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K1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K1</text:span><text:span text:style-name="T3">=+</text:span><text:span text:style-name="T4">$O</text:span><text:span text:style-name="T3">(^LAB(62.06,</text:span><text:span text:style-name="T2">K0</text:span><text:span text:style-name="T3">,1,</text:span><text:span text:style-name="T2">K1</text:span><text:span text:style-name="T3">)) </text:span><text:span text:style-name="T4">Q</text:span><text:span text:style-name="T3">:</text:span><text:span text:style-name="T2">K1</text:span><text:span text:style-name="T3">&lt;1  </text:span><text:span text:style-name="T4">I $D</text:span><text:span text:style-name="T3">(^(</text:span><text:span text:style-name="T2">K1</text:span><text:span text:style-name="T3">,0)),</text:span><text:span text:style-name="T4">$L</text:span><text:span text:style-name="T3">(</text:span><text:span text:style-name="T4">$P</text:span><text:span text:style-name="T3">(^(0),</text:span><text:span text:style-name="T2">U</text:span><text:span text:style-name="T3">)) </text:span><text:span text:style-name="T4">S </text:span><text:span text:style-name="T2">J1</text:span><text:span text:style-name="T3">=</text:span><text:span text:style-name="T4">$P</text:span><text:span text:style-name="T3">(^(0),</text:span><text:span text:style-name="T2">U</text:span><text:span text:style-name="T3">),^LAB(62.06,</text:span><text:span text:style-name="T5">"AI"</text:span><text:span text:style-name="T3">,+</text:span><text:span text:style-name="T2">X</text:span><text:span text:style-name="T3">,</text:span><text:span text:style-name="T2">J1</text:span><text:span text:style-name="T3">)=</text:span><text:span text:style-name="T4">$P</text:span><text:span text:style-name="T3">(^(0),</text:span><text:span text:style-name="T2">U</text:span><text:span text:style-name="T3">,2) </text:span><text:span text:style-name="T4">D </text:span><text:span text:style-name="T6">RESULT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XR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10" office:value-type="string" calcext:value-type="string">
            <text:p>RESULT <text:span text:style-name="T1">S </text:span><text:span text:style-name="T2">K2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K2</text:span><text:span text:style-name="T3">=+</text:span><text:span text:style-name="T4">$O</text:span><text:span text:style-name="T3">(^LAB(62.06,</text:span><text:span text:style-name="T2">K0</text:span><text:span text:style-name="T3">,1,</text:span><text:span text:style-name="T2">K1</text:span><text:span text:style-name="T3">,2,</text:span><text:span text:style-name="T2">K2</text:span><text:span text:style-name="T3">)) </text:span><text:span text:style-name="T4">Q</text:span><text:span text:style-name="T3">:</text:span><text:span text:style-name="T2">K2</text:span><text:span text:style-name="T3">&lt;1  </text:span><text:span text:style-name="T4">I $D</text:span><text:span text:style-name="T3">(^(</text:span><text:span text:style-name="T2">K2</text:span><text:span text:style-name="T3">,0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2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3)) </text:span><text:span text:style-name="T4">S </text:span><text:span text:style-name="T2">J2</text:span><text:span text:style-name="T3">=</text:span><text:span text:style-name="T4">$P</text:span><text:span text:style-name="T3">(^(0),</text:span><text:span text:style-name="T2">U</text:span><text:span text:style-name="T3">,2),</text:span><text:span text:style-name="T2">J3</text:span><text:span text:style-name="T3">=</text:span><text:span text:style-name="T4">$P</text:span><text:span text:style-name="T3">(^(0),</text:span><text:span text:style-name="T2">U</text:span><text:span text:style-name="T3">,3),</text:span><text:span text:style-name="T2">J4</text:span><text:span text:style-name="T3">=</text:span><text:span text:style-name="T4">$P</text:span><text:span text:style-name="T3">(^(0),</text:span><text:span text:style-name="T2">U</text:span><text:span text:style-name="T3">) </text:span><text:span text:style-name="T4">D </text:span><text:span text:style-name="T6">SETUP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XR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10" office:value-type="string" calcext:value-type="string">
            <text:p>RESULT <text:span text:style-name="T1">S </text:span><text:span text:style-name="T2">K2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K2</text:span><text:span text:style-name="T3">=+</text:span><text:span text:style-name="T4">$O</text:span><text:span text:style-name="T3">(^LAB(62.06,</text:span><text:span text:style-name="T2">K0</text:span><text:span text:style-name="T3">,1,</text:span><text:span text:style-name="T2">K1</text:span><text:span text:style-name="T3">,2,</text:span><text:span text:style-name="T2">K2</text:span><text:span text:style-name="T3">)) </text:span><text:span text:style-name="T4">Q</text:span><text:span text:style-name="T3">:</text:span><text:span text:style-name="T2">K2</text:span><text:span text:style-name="T3">&lt;1  </text:span><text:span text:style-name="T4">I $D</text:span><text:span text:style-name="T3">(^(</text:span><text:span text:style-name="T2">K2</text:span><text:span text:style-name="T3">,0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2)),</text:span><text:span text:style-name="T4">$L</text:span><text:span text:style-name="T3">(</text:span><text:span text:style-name="T4">$P</text:span><text:span text:style-name="T3">(^(0),</text:span><text:span text:style-name="T2">U</text:span><text:span text:style-name="T3">,3)) </text:span><text:span text:style-name="T4">S </text:span><text:span text:style-name="T2">J2</text:span><text:span text:style-name="T3">=</text:span><text:span text:style-name="T4">$P</text:span><text:span text:style-name="T3">(^(0),</text:span><text:span text:style-name="T2">U</text:span><text:span text:style-name="T3">,2),</text:span><text:span text:style-name="T2">J3</text:span><text:span text:style-name="T3">=</text:span><text:span text:style-name="T4">$P</text:span><text:span text:style-name="T3">(^(0),</text:span><text:span text:style-name="T2">U</text:span><text:span text:style-name="T3">,3),</text:span><text:span text:style-name="T2">J4</text:span><text:span text:style-name="T3">=</text:span><text:span text:style-name="T4">$P</text:span><text:span text:style-name="T3">(^(0),</text:span><text:span text:style-name="T2">U</text:span><text:span text:style-name="T3">) </text:span><text:span text:style-name="T4">D </text:span><text:span text:style-name="T6">SETUP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XR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SET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10" office:value-type="string" calcext:value-type="string">
            <text:p>SETUP <text:span text:style-name="T1">D </text:span><text:span text:style-name="T6">SWITCH </text:span><text:span text:style-name="T4">S </text:span><text:span text:style-name="T3">^LAB(62.06,</text:span><text:span text:style-name="T5">"AI"</text:span><text:span text:style-name="T3">,</text:span><text:span text:style-name="T2">J0</text:span><text:span text:style-name="T3">,</text:span><text:span text:style-name="T2">J1</text:span><text:span text:style-name="T3">,</text:span><text:span text:style-name="T2">J2</text:span><text:span text:style-name="T3">,</text:span><text:span text:style-name="T2">J3</text:span><text:span text:style-name="T3">)=</text:span><text:span text:style-name="T2">J4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XR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1,</text:p>
          </table:table-cell>
          <table:table-cell table:style-name="ce6" office:value-type="string" calcext:value-type="string">
            <text:p>TOPOGRAPHY FIELD</text:p>
          </table:table-cell>
          <table:table-cell table:style-name="ce10" office:value-type="string" calcext:value-type="string">
            <text:p>SWITCH <text:span text:style-name="T1">S </text:span><text:span text:style-name="T2">J9</text:span><text:span text:style-name="T3">=</text:span><text:span text:style-name="T4">$P</text:span><text:span text:style-name="T3">(^LAB(61.2,</text:span><text:span text:style-name="T2">J2</text:span><text:span text:style-name="T3">,0),</text:span><text:span text:style-name="T2">U</text:span><text:span text:style-name="T3">),</text:span><text:span text:style-name="T2">J2</text:span><text:span text:style-name="T3">=</text:span><text:span text:style-name="T4">$S</text:span><text:span text:style-name="T3">(</text:span><text:span text:style-name="T2">J9</text:span><text:span text:style-name="T3">[</text:span><text:span text:style-name="T5">"UNKNOWN"</text:span><text:span text:style-name="T3">:</text:span><text:span text:style-name="T5">"ANY"</text:span><text:span text:style-name="T3">,</text:span><text:span text:style-name="T2">J9</text:span><text:span text:style-name="T3">[</text:span><text:span text:style-name="T5">"GRAM POS"</text:span><text:span text:style-name="T3">:</text:span><text:span text:style-name="T5">"GRAM POS"</text:span><text:span text:style-name="T3">,</text:span><text:span text:style-name="T2">J9</text:span><text:span text:style-name="T3">[</text:span><text:span text:style-name="T5">"GRAM NEG"</text:span><text:span text:style-name="T3">:</text:span><text:span text:style-name="T5">"GRAM NEG"</text:span><text:span text:style-name="T3">,1:</text:span><text:span text:style-name="T2">J2</text:span><text:span text:style-name="T3">),</text:span><text:span text:style-name="T2">J9</text:span><text:span text:style-name="T3">=</text:span><text:span text:style-name="T4">$P</text:span><text:span text:style-name="T3">(^LAB(61,</text:span><text:span text:style-name="T2">J3</text:span><text:span text:style-name="T3">,0),</text:span><text:span text:style-name="T2">U</text:span><text:span text:style-name="T3">),</text:span><text:span text:style-name="T2">J3</text:span><text:span text:style-name="T3">=</text:span><text:span text:style-name="T4">$S</text:span><text:span text:style-name="T3">(</text:span><text:span text:style-name="T2">J9</text:span><text:span text:style-name="T3">[</text:span><text:span text:style-name="T5">"UNKNOWN"</text:span><text:span text:style-name="T3">:</text:span><text:span text:style-name="T5">"ANY"</text:span><text:span text:style-name="T3">,1:</text:span><text:span text:style-name="T2">J3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XR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AB(61,</text:p>
          </table:table-cell>
          <table:table-cell table:style-name="ce6" office:value-type="string" calcext:value-type="string">
            <text:p>TOPOGRAPHY FIELD</text:p>
          </table:table-cell>
          <table:table-cell table:style-name="ce10" office:value-type="string" calcext:value-type="string">
            <text:p>SWITCH <text:span text:style-name="T1">S </text:span><text:span text:style-name="T2">J9</text:span><text:span text:style-name="T3">=</text:span><text:span text:style-name="T4">$P</text:span><text:span text:style-name="T3">(^LAB(61.2,</text:span><text:span text:style-name="T2">J2</text:span><text:span text:style-name="T3">,0),</text:span><text:span text:style-name="T2">U</text:span><text:span text:style-name="T3">),</text:span><text:span text:style-name="T2">J2</text:span><text:span text:style-name="T3">=</text:span><text:span text:style-name="T4">$S</text:span><text:span text:style-name="T3">(</text:span><text:span text:style-name="T2">J9</text:span><text:span text:style-name="T3">[</text:span><text:span text:style-name="T5">"UNKNOWN"</text:span><text:span text:style-name="T3">:</text:span><text:span text:style-name="T5">"ANY"</text:span><text:span text:style-name="T3">,</text:span><text:span text:style-name="T2">J9</text:span><text:span text:style-name="T3">[</text:span><text:span text:style-name="T5">"GRAM POS"</text:span><text:span text:style-name="T3">:</text:span><text:span text:style-name="T5">"GRAM POS"</text:span><text:span text:style-name="T3">,</text:span><text:span text:style-name="T2">J9</text:span><text:span text:style-name="T3">[</text:span><text:span text:style-name="T5">"GRAM NEG"</text:span><text:span text:style-name="T3">:</text:span><text:span text:style-name="T5">"GRAM NEG"</text:span><text:span text:style-name="T3">,1:</text:span><text:span text:style-name="T2">J2</text:span><text:span text:style-name="T3">),</text:span><text:span text:style-name="T2">J9</text:span><text:span text:style-name="T3">=</text:span><text:span text:style-name="T4">$P</text:span><text:span text:style-name="T3">(^LAB(61,</text:span><text:span text:style-name="T2">J3</text:span><text:span text:style-name="T3">,0),</text:span><text:span text:style-name="T2">U</text:span><text:span text:style-name="T3">),</text:span><text:span text:style-name="T2">J3</text:span><text:span text:style-name="T3">=</text:span><text:span text:style-name="T4">$S</text:span><text:span text:style-name="T3">(</text:span><text:span text:style-name="T2">J9</text:span><text:span text:style-name="T3">[</text:span><text:span text:style-name="T5">"UNKNOWN"</text:span><text:span text:style-name="T3">:</text:span><text:span text:style-name="T5">"ANY"</text:span><text:span text:style-name="T3">,1:</text:span><text:span text:style-name="T2">J3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ZAP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1,</text:p>
          </table:table-cell>
          <table:table-cell table:style-name="ce6" office:value-type="string" calcext:value-type="string">
            <text:p>TOPOGRAPHY FIELD</text:p>
          </table:table-cell>
          <table:table-cell table:style-name="ce10" office:value-type="string" calcext:value-type="string">
            <text:p>ZAP <text:span text:style-name="T1">S </text:span><text:span text:style-name="T2">U</text:span><text:span text:style-name="T3">=</text:span><text:span text:style-name="T5">"^"</text:span><text:span text:style-name="T3">,(</text:span><text:span text:style-name="T2">LREND</text:span><text:span text:style-name="T3">,</text:span><text:span text:style-name="T2">LRDFN</text:span><text:span text:style-name="T3">)=0 </text:span><text:span text:style-name="T4">I $O</text:span><text:span text:style-name="T3">(^TMP(</text:span><text:span text:style-name="T5">"LRMIZAP"</text:span><text:span text:style-name="T3">,0)) </text:span><text:span text:style-name="T4">S </text:span><text:span text:style-name="T2">J</text:span><text:span text:style-name="T3">=</text:span><text:span text:style-name="T4">$O</text:span><text:span text:style-name="T3">(^TMP(</text:span><text:span text:style-name="T5">"LRMIZAP"</text:span><text:span text:style-name="T3">,0)),</text:span><text:span text:style-name="T2">LRDFN</text:span><text:span text:style-name="T3">=</text:span><text:span text:style-name="T4">$S</text:span><text:span text:style-name="T3">(</text:span><text:span text:style-name="T4">$D</text:span><text:span text:style-name="T3">(^TMP(</text:span><text:span text:style-name="T5">"LRMIZAP"</text:span><text:span text:style-name="T3">,</text:span><text:span text:style-name="T2">J</text:span><text:span text:style-name="T3">,</text:span><text:span text:style-name="T5">"ZAP"</text:span><text:span text:style-name="T3">)):^(</text:span><text:span text:style-name="T5">"ZAP"</text:span><text:span text:style-name="T3">),1:1)-1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^TMP</text:p>
          </table:table-cell>
          <table:table-cell table:number-columns-repeated="1011"/>
        </table:table-row>
        <table:table-row table:style-name="ro8">
          <table:table-cell table:style-name="ce2" office:value-type="string" calcext:value-type="string">
            <text:p>LRMIZAP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10" office:value-type="string" calcext:value-type="string">
            <text:p>X <text:span text:style-name="T1">S </text:span><text:span text:style-name="T2">LRSUB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SUB</text:span><text:span text:style-name="T3">=+</text:span><text:span text:style-name="T4">$O</text:span><text:span text:style-name="T3">(^LAB(62.06,</text:span><text:span text:style-name="T2">LRSUB</text:span><text:span text:style-name="T3">)) </text:span><text:span text:style-name="T4">Q</text:span><text:span text:style-name="T3">:</text:span><text:span text:style-name="T2">LRSUB</text:span><text:span text:style-name="T3">&lt;1  </text:span><text:span text:style-name="T4">I $D</text:span><text:span text:style-name="T3">(^(</text:span><text:span text:style-name="T2">LRSUB</text:span><text:span text:style-name="T3">,0)) </text:span><text:span text:style-name="T4">S </text:span><text:span text:style-name="T2">LRN</text:span><text:span text:style-name="T3">=</text:span><text:span text:style-name="T4">$P</text:span><text:span text:style-name="T3">(^(0),</text:span><text:span text:style-name="T2">U</text:span><text:span text:style-name="T3">,2),</text:span><text:span text:style-name="T2">LRSUB1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SUB1</text:span><text:span text:style-name="T3">=+</text:span><text:span text:style-name="T4">$O</text:span><text:span text:style-name="T3">(^LAB(62.06,</text:span><text:span text:style-name="T2">LRSUB</text:span><text:span text:style-name="T3">,1,</text:span><text:span text:style-name="T2">LRSUB1</text:span><text:span text:style-name="T3">)) </text:span><text:span text:style-name="T4">Q</text:span><text:span text:style-name="T3">:</text:span><text:span text:style-name="T2">LRSUB1</text:span><text:span text:style-name="T3">&lt;1  </text:span><text:span text:style-name="T4">I $D</text:span><text:span text:style-name="T3">(^(</text:span><text:span text:style-name="T2">LRSUB1</text:span><text:span text:style-name="T3">,0)) </text:span><text:span text:style-name="T4">S </text:span><text:span text:style-name="T2">LRRES</text:span><text:span text:style-name="T3">=</text:span><text:span text:style-name="T4">$P</text:span><text:span text:style-name="T3">(^(0),</text:span><text:span text:style-name="T2">U</text:span><text:span text:style-name="T3">),</text:span><text:span text:style-name="T2">LRINTP</text:span><text:span text:style-name="T3">=</text:span><text:span text:style-name="T4">$P</text:span><text:span text:style-name="T3">(^(0),</text:span><text:span text:style-name="T2">U</text:span><text:span text:style-name="T3">,2) </text:span><text:span text:style-name="T4">D </text:span><text:span text:style-name="T6">AC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8">
          <table:table-cell table:style-name="ce2" office:value-type="string" calcext:value-type="string">
            <text:p>LRMIZAP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10" office:value-type="string" calcext:value-type="string">
            <text:p>X <text:span text:style-name="T1">S </text:span><text:span text:style-name="T2">LRSUB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SUB</text:span><text:span text:style-name="T3">=+</text:span><text:span text:style-name="T4">$O</text:span><text:span text:style-name="T3">(^LAB(62.06,</text:span><text:span text:style-name="T2">LRSUB</text:span><text:span text:style-name="T3">)) </text:span><text:span text:style-name="T4">Q</text:span><text:span text:style-name="T3">:</text:span><text:span text:style-name="T2">LRSUB</text:span><text:span text:style-name="T3">&lt;1  </text:span><text:span text:style-name="T4">I $D</text:span><text:span text:style-name="T3">(^(</text:span><text:span text:style-name="T2">LRSUB</text:span><text:span text:style-name="T3">,0)) </text:span><text:span text:style-name="T4">S </text:span><text:span text:style-name="T2">LRN</text:span><text:span text:style-name="T3">=</text:span><text:span text:style-name="T4">$P</text:span><text:span text:style-name="T3">(^(0),</text:span><text:span text:style-name="T2">U</text:span><text:span text:style-name="T3">,2),</text:span><text:span text:style-name="T2">LRSUB1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SUB1</text:span><text:span text:style-name="T3">=+</text:span><text:span text:style-name="T4">$O</text:span><text:span text:style-name="T3">(^LAB(62.06,</text:span><text:span text:style-name="T2">LRSUB</text:span><text:span text:style-name="T3">,1,</text:span><text:span text:style-name="T2">LRSUB1</text:span><text:span text:style-name="T3">)) </text:span><text:span text:style-name="T4">Q</text:span><text:span text:style-name="T3">:</text:span><text:span text:style-name="T2">LRSUB1</text:span><text:span text:style-name="T3">&lt;1  </text:span><text:span text:style-name="T4">I $D</text:span><text:span text:style-name="T3">(^(</text:span><text:span text:style-name="T2">LRSUB1</text:span><text:span text:style-name="T3">,0)) </text:span><text:span text:style-name="T4">S </text:span><text:span text:style-name="T2">LRRES</text:span><text:span text:style-name="T3">=</text:span><text:span text:style-name="T4">$P</text:span><text:span text:style-name="T3">(^(0),</text:span><text:span text:style-name="T2">U</text:span><text:span text:style-name="T3">),</text:span><text:span text:style-name="T2">LRINTP</text:span><text:span text:style-name="T3">=</text:span><text:span text:style-name="T4">$P</text:span><text:span text:style-name="T3">(^(0),</text:span><text:span text:style-name="T2">U</text:span><text:span text:style-name="T3">,2) </text:span><text:span text:style-name="T4">D </text:span><text:span text:style-name="T6">AC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ZAP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10" office:value-type="string" calcext:value-type="string">
            <text:p>AC <text:span text:style-name="T1">I $O</text:span><text:span text:style-name="T3">(^LAB(62.06,</text:span><text:span text:style-name="T2">LRSUB</text:span><text:span text:style-name="T3">,1,</text:span><text:span text:style-name="T2">LRSUB1</text:span><text:span text:style-name="T3">,0))&lt;1,</text:span><text:span text:style-name="T2">LRRES</text:span><text:span text:style-name="T3">=</text:span><text:span text:style-name="T2">LRINTP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ZAP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I </text:span><text:span text:style-name="T3">+</text:span><text:span text:style-name="T4">$O</text:span><text:span text:style-name="T3">(^LAB(62.06,</text:span><text:span text:style-name="T2">LRSUB</text:span><text:span text:style-name="T3">,1,</text:span><text:span text:style-name="T2">LRSUB1</text:span><text:span text:style-name="T3">,0))&gt;0 </text:span><text:span text:style-name="T4">S </text:span><text:span text:style-name="T3">^TMP(</text:span><text:span text:style-name="T5">"LRMIZAP"</text:span><text:span text:style-name="T3">,</text:span><text:span text:style-name="T4">$J</text:span><text:span text:style-name="T3">,</text:span><text:span text:style-name="T2">LRN</text:span><text:span text:style-name="T3">,</text:span><text:span text:style-name="T2">LRRES</text:span><text:span text:style-name="T3">)=</text:span><text:span text:style-name="T2">LRINTP</text:span><text:span text:style-name="T3">_</text:span><text:span text:style-name="T2">U</text:span><text:span text:style-name="T3">_</text:span><text:span text:style-name="T5">"*"</text:span><text:span text:style-name="T3">_</text:span><text:span text:style-name="T2">U</text:span><text:span text:style-name="T3">_</text:span><text:span text:style-name="T2">LRSUB</text:span><text:span text:style-name="T3">_</text:span><text:span text:style-name="T2">U</text:span><text:span text:style-name="T3">_</text:span><text:span text:style-name="T2">LRSUB1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ZAP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10" office:value-type="string" calcext:value-type="string">
            <text:p>UNZAP <text:span text:style-name="T1">S </text:span><text:span text:style-name="T2">U</text:span><text:span text:style-name="T3">=</text:span><text:span text:style-name="T5">"^"</text:span><text:span text:style-name="T3">,(</text:span><text:span text:style-name="T2">LREND</text:span><text:span text:style-name="T3">,</text:span><text:span text:style-name="T2">LRDFN</text:span><text:span text:style-name="T3">)=0 </text:span><text:span text:style-name="T4">I $O</text:span><text:span text:style-name="T3">(^TMP(</text:span><text:span text:style-name="T5">"LRMIZAP"</text:span><text:span text:style-name="T3">,0)) </text:span><text:span text:style-name="T4">S </text:span><text:span text:style-name="T2">J</text:span><text:span text:style-name="T3">=</text:span><text:span text:style-name="T4">$O</text:span><text:span text:style-name="T3">(^TMP(</text:span><text:span text:style-name="T5">"LRMIZAP"</text:span><text:span text:style-name="T3">,0)),</text:span><text:span text:style-name="T2">LRDFN</text:span><text:span text:style-name="T3">=</text:span><text:span text:style-name="T4">$S</text:span><text:span text:style-name="T3">(</text:span><text:span text:style-name="T4">$D</text:span><text:span text:style-name="T3">(^TMP(</text:span><text:span text:style-name="T5">"LRMIZAP"</text:span><text:span text:style-name="T3">,</text:span><text:span text:style-name="T2">J</text:span><text:span text:style-name="T3">,</text:span><text:span text:style-name="T5">"UNZAP"</text:span><text:span text:style-name="T3">)):^(</text:span><text:span text:style-name="T5">"UNZAP"</text:span><text:span text:style-name="T3">),1:1)-1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^TMP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LRMIZAP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AA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AA</text:span><text:span text:style-name="T3">=</text:span><text:span text:style-name="T4">$O</text:span><text:span text:style-name="T3">(^LRO(68,</text:span><text:span text:style-name="T2">LRAA</text:span><text:span text:style-name="T3">)) </text:span><text:span text:style-name="T4">Q</text:span><text:span text:style-name="T3">:</text:span><text:span text:style-name="T2">LRAA</text:span><text:span text:style-name="T3">&lt;1  </text:span><text:span text:style-name="T4">I $P</text:span><text:span text:style-name="T3">(^(</text:span><text:span text:style-name="T2">LRAA</text:span><text:span text:style-name="T3">,0),</text:span><text:span text:style-name="T2">U</text:span><text:span text:style-name="T3">,2)=</text:span><text:span text:style-name="T5">"MI" </text:span><text:span text:style-name="T4">S </text:span><text:span text:style-name="T2">LRAD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AD</text:span><text:span text:style-name="T3">=</text:span><text:span text:style-name="T4">$O</text:span><text:span text:style-name="T3">(^LRO(68,</text:span><text:span text:style-name="T2">LRAA</text:span><text:span text:style-name="T3">,1,</text:span><text:span text:style-name="T2">LRAD</text:span><text:span text:style-name="T3">)) </text:span><text:span text:style-name="T4">Q</text:span><text:span text:style-name="T3">:</text:span><text:span text:style-name="T2">LRAD</text:span><text:span text:style-name="T3">=</text:span><text:span text:style-name="T5">""  </text:span><text:span text:style-name="T4">K </text:span><text:span text:style-name="T3">^(</text:span><text:span text:style-name="T2">LRAD</text:span><text:span text:style-name="T3">,1,</text:span><text:span text:style-name="T5">"AD"</text:span><text:span text:style-name="T3">) </text:span><text:span text:style-name="T4">D </text:span><text:span text:style-name="T6">SETAD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ZAP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9" office:value-type="string" calcext:value-type="string">
            <text:p> <text:span text:style-name="T1">S </text:span><text:span text:style-name="T2">LRAA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AA</text:span><text:span text:style-name="T3">=</text:span><text:span text:style-name="T4">$O</text:span><text:span text:style-name="T3">(^LRO(68,</text:span><text:span text:style-name="T2">LRAA</text:span><text:span text:style-name="T3">)) </text:span><text:span text:style-name="T4">Q</text:span><text:span text:style-name="T3">:</text:span><text:span text:style-name="T2">LRAA</text:span><text:span text:style-name="T3">&lt;1  </text:span><text:span text:style-name="T4">I $P</text:span><text:span text:style-name="T3">(^(</text:span><text:span text:style-name="T2">LRAA</text:span><text:span text:style-name="T3">,0),</text:span><text:span text:style-name="T2">U</text:span><text:span text:style-name="T3">,2)=</text:span><text:span text:style-name="T5">"MI" </text:span><text:span text:style-name="T4">S </text:span><text:span text:style-name="T2">LRAD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AD</text:span><text:span text:style-name="T3">=</text:span><text:span text:style-name="T4">$O</text:span><text:span text:style-name="T3">(^LRO(68,</text:span><text:span text:style-name="T2">LRAA</text:span><text:span text:style-name="T3">,1,</text:span><text:span text:style-name="T2">LRAD</text:span><text:span text:style-name="T3">)) </text:span><text:span text:style-name="T4">Q</text:span><text:span text:style-name="T3">:</text:span><text:span text:style-name="T2">LRAD</text:span><text:span text:style-name="T3">=</text:span><text:span text:style-name="T5">""  </text:span><text:span text:style-name="T4">K </text:span><text:span text:style-name="T3">^(</text:span><text:span text:style-name="T2">LRAD</text:span><text:span text:style-name="T3">,1,</text:span><text:span text:style-name="T5">"AD"</text:span><text:span text:style-name="T3">) </text:span><text:span text:style-name="T4">D </text:span><text:span text:style-name="T6">SETAD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8">
          <table:table-cell table:style-name="ce2" office:value-type="string" calcext:value-type="string">
            <text:p>LRMIZAP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10" office:value-type="string" calcext:value-type="string">
            <text:p>SETAD <text:span text:style-name="T1">S </text:span><text:span text:style-name="T2">LRAN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AN</text:span><text:span text:style-name="T3">=</text:span><text:span text:style-name="T4">$O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)) </text:span><text:span text:style-name="T4">Q</text:span><text:span text:style-name="T3">:</text:span><text:span text:style-name="T2">LRAN</text:span><text:span text:style-name="T3">&lt;1  </text:span><text:span text:style-name="T4">S </text:span><text:span text:style-name="T2">LRTEST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TEST</text:span><text:span text:style-name="T3">=</text:span><text:span text:style-name="T4">$O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4,</text:span><text:span text:style-name="T2">LRTEST</text:span><text:span text:style-name="T3">)) </text:span><text:span text:style-name="T4">Q</text:span><text:span text:style-name="T3">:</text:span><text:span text:style-name="T2">LRTEST</text:span><text:span text:style-name="T3">&lt;1  </text:span><text:span text:style-name="T4">S </text:span><text:span text:style-name="T2">LRTK</text:span><text:span text:style-name="T3">=</text:span><text:span text:style-name="T4">$P</text:span><text:span text:style-name="T3">(^(</text:span><text:span text:style-name="T2">LRTEST</text:span><text:span text:style-name="T3">,0),</text:span><text:span text:style-name="T2">U</text:span><text:span text:style-name="T3">,5) </text:span><text:span text:style-name="T4">I $L</text:span><text:span text:style-name="T3">(</text:span><text:span text:style-name="T2">LRTK</text:span><text:span text:style-name="T3">) </text:span><text:span text:style-name="T4">S </text:span><text:span text:style-name="T3">^LRO(68,</text:span><text:span text:style-name="T2">LRAA</text:span><text:span text:style-name="T3">,1,</text:span><text:span text:style-name="T2">LRAD</text:span><text:span text:style-name="T3">,1,</text:span><text:span text:style-name="T5">"AD"</text:span><text:span text:style-name="T3">,</text:span><text:span text:style-name="T2">LRTK</text:span><text:span text:style-name="T3">\1,</text:span><text:span text:style-name="T2">LRAN</text:span><text:span text:style-name="T3">)=</text:span><text:span text:style-name="T5">""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8">
          <table:table-cell table:style-name="ce2" office:value-type="string" calcext:value-type="string">
            <text:p>LRMIZAP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10" office:value-type="string" calcext:value-type="string">
            <text:p>SETAD <text:span text:style-name="T1">S </text:span><text:span text:style-name="T2">LRAN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AN</text:span><text:span text:style-name="T3">=</text:span><text:span text:style-name="T4">$O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)) </text:span><text:span text:style-name="T4">Q</text:span><text:span text:style-name="T3">:</text:span><text:span text:style-name="T2">LRAN</text:span><text:span text:style-name="T3">&lt;1  </text:span><text:span text:style-name="T4">S </text:span><text:span text:style-name="T2">LRTEST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TEST</text:span><text:span text:style-name="T3">=</text:span><text:span text:style-name="T4">$O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4,</text:span><text:span text:style-name="T2">LRTEST</text:span><text:span text:style-name="T3">)) </text:span><text:span text:style-name="T4">Q</text:span><text:span text:style-name="T3">:</text:span><text:span text:style-name="T2">LRTEST</text:span><text:span text:style-name="T3">&lt;1  </text:span><text:span text:style-name="T4">S </text:span><text:span text:style-name="T2">LRTK</text:span><text:span text:style-name="T3">=</text:span><text:span text:style-name="T4">$P</text:span><text:span text:style-name="T3">(^(</text:span><text:span text:style-name="T2">LRTEST</text:span><text:span text:style-name="T3">,0),</text:span><text:span text:style-name="T2">U</text:span><text:span text:style-name="T3">,5) </text:span><text:span text:style-name="T4">I $L</text:span><text:span text:style-name="T3">(</text:span><text:span text:style-name="T2">LRTK</text:span><text:span text:style-name="T3">) </text:span><text:span text:style-name="T4">S </text:span><text:span text:style-name="T3">^LRO(68,</text:span><text:span text:style-name="T2">LRAA</text:span><text:span text:style-name="T3">,1,</text:span><text:span text:style-name="T2">LRAD</text:span><text:span text:style-name="T3">,1,</text:span><text:span text:style-name="T5">"AD"</text:span><text:span text:style-name="T3">,</text:span><text:span text:style-name="T2">LRTK</text:span><text:span text:style-name="T3">\1,</text:span><text:span text:style-name="T2">LRAN</text:span><text:span text:style-name="T3">)=</text:span><text:span text:style-name="T5">""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8">
          <table:table-cell table:style-name="ce2" office:value-type="string" calcext:value-type="string">
            <text:p>LRMIZAP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SET</text:p>
          </table:table-cell>
          <table:table-cell table:style-name="ce6" office:value-type="string" calcext:value-type="string">
            <text:p>^LRO(68,</text:p>
          </table:table-cell>
          <table:table-cell table:style-name="ce6" office:value-type="string" calcext:value-type="string">
            <text:p>ACCESSION</text:p>
          </table:table-cell>
          <table:table-cell table:style-name="ce10" office:value-type="string" calcext:value-type="string">
            <text:p>SETAD <text:span text:style-name="T1">S </text:span><text:span text:style-name="T2">LRAN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AN</text:span><text:span text:style-name="T3">=</text:span><text:span text:style-name="T4">$O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)) </text:span><text:span text:style-name="T4">Q</text:span><text:span text:style-name="T3">:</text:span><text:span text:style-name="T2">LRAN</text:span><text:span text:style-name="T3">&lt;1  </text:span><text:span text:style-name="T4">S </text:span><text:span text:style-name="T2">LRTEST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LRTEST</text:span><text:span text:style-name="T3">=</text:span><text:span text:style-name="T4">$O</text:span><text:span text:style-name="T3">(^LRO(68,</text:span><text:span text:style-name="T2">LRAA</text:span><text:span text:style-name="T3">,1,</text:span><text:span text:style-name="T2">LRAD</text:span><text:span text:style-name="T3">,1,</text:span><text:span text:style-name="T2">LRAN</text:span><text:span text:style-name="T3">,4,</text:span><text:span text:style-name="T2">LRTEST</text:span><text:span text:style-name="T3">)) </text:span><text:span text:style-name="T4">Q</text:span><text:span text:style-name="T3">:</text:span><text:span text:style-name="T2">LRTEST</text:span><text:span text:style-name="T3">&lt;1  </text:span><text:span text:style-name="T4">S </text:span><text:span text:style-name="T2">LRTK</text:span><text:span text:style-name="T3">=</text:span><text:span text:style-name="T4">$P</text:span><text:span text:style-name="T3">(^(</text:span><text:span text:style-name="T2">LRTEST</text:span><text:span text:style-name="T3">,0),</text:span><text:span text:style-name="T2">U</text:span><text:span text:style-name="T3">,5) </text:span><text:span text:style-name="T4">I $L</text:span><text:span text:style-name="T3">(</text:span><text:span text:style-name="T2">LRTK</text:span><text:span text:style-name="T3">) </text:span><text:span text:style-name="T4">S </text:span><text:span text:style-name="T3">^LRO(68,</text:span><text:span text:style-name="T2">LRAA</text:span><text:span text:style-name="T3">,1,</text:span><text:span text:style-name="T2">LRAD</text:span><text:span text:style-name="T3">,1,</text:span><text:span text:style-name="T5">"AD"</text:span><text:span text:style-name="T3">,</text:span><text:span text:style-name="T2">LRTK</text:span><text:span text:style-name="T3">\1,</text:span><text:span text:style-name="T2">LRAN</text:span><text:span text:style-name="T3">)=</text:span><text:span text:style-name="T5">"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ZAP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(L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F </text:span><text:span text:style-name="T2">I</text:span><text:span text:style-name="T3">=0:0 </text:span><text:span text:style-name="T4">S </text:span><text:span text:style-name="T2">L</text:span><text:span text:style-name="T3">=+</text:span><text:span text:style-name="T4">$O</text:span><text:span text:style-name="T3">(^LR(</text:span><text:span text:style-name="T2">L</text:span><text:span text:style-name="T3">)) </text:span><text:span text:style-name="T4">Q</text:span><text:span text:style-name="T3">:</text:span><text:span text:style-name="T2">L</text:span><text:span text:style-name="T3">&lt;1  </text:span><text:span text:style-name="T4">W</text:span><text:span text:style-name="T3">:</text:span><text:span text:style-name="T2">L</text:span><text:span text:style-name="T3">#100=0 !,</text:span><text:span text:style-name="T2">L </text:span><text:span text:style-name="T4">S </text:span><text:span text:style-name="T3">^TMP(</text:span><text:span text:style-name="T5">"LRMIZAP"</text:span><text:span text:style-name="T3">,</text:span><text:span text:style-name="T4">$J</text:span><text:span text:style-name="T3">,</text:span><text:span text:style-name="T5">"ZAP"</text:span><text:span text:style-name="T3">)=</text:span><text:span text:style-name="T2">L</text:span><text:span text:style-name="T3">,</text:span><text:span text:style-name="T2">T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T</text:span><text:span text:style-name="T3">=+</text:span><text:span text:style-name="T4">$O</text:span><text:span text:style-name="T3">(^LR(</text:span><text:span text:style-name="T2">L</text:span><text:span text:style-name="T3">,</text:span><text:span text:style-name="T5">"MI"</text:span><text:span text:style-name="T3">,</text:span><text:span text:style-name="T2">T</text:span><text:span text:style-name="T3">)) </text:span><text:span text:style-name="T4">Q</text:span><text:span text:style-name="T3">:</text:span><text:span text:style-name="T2">T</text:span><text:span text:style-name="T3">&lt;1  </text:span><text:span text:style-name="T4">S </text:span><text:span text:style-name="T2">B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B</text:span><text:span text:style-name="T3">=+</text:span><text:span text:style-name="T4">$O</text:span><text:span text:style-name="T3">(^LR(</text:span><text:span text:style-name="T2">L</text:span><text:span text:style-name="T3">,</text:span><text:span text:style-name="T5">"MI"</text:span><text:span text:style-name="T3">,</text:span><text:span text:style-name="T2">T</text:span><text:span text:style-name="T3">,3,</text:span><text:span text:style-name="T2">B</text:span><text:span text:style-name="T3">)) </text:span><text:span text:style-name="T4">Q</text:span><text:span text:style-name="T3">:</text:span><text:span text:style-name="T2">B</text:span><text:span text:style-name="T3">&lt;1  </text:span><text:span text:style-name="T4">D </text:span><text:span text:style-name="T6">P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ZAP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(L,</text:p>
          </table:table-cell>
          <table:table-cell table:style-name="ce6" office:value-type="string" calcext:value-type="string">
            <text:p>LAB DATA</text:p>
          </table:table-cell>
          <table:table-cell table:style-name="ce10" office:value-type="string" calcext:value-type="string">
            <text:p>P <text:span text:style-name="T1">S </text:span><text:span text:style-name="T2">N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N</text:span><text:span text:style-name="T3">=+</text:span><text:span text:style-name="T4">$O</text:span><text:span text:style-name="T3">(^TMP(</text:span><text:span text:style-name="T5">"LRMIZAP"</text:span><text:span text:style-name="T3">,</text:span><text:span text:style-name="T4">$J</text:span><text:span text:style-name="T3">,</text:span><text:span text:style-name="T2">N</text:span><text:span text:style-name="T3">)) </text:span><text:span text:style-name="T4">Q</text:span><text:span text:style-name="T3">:</text:span><text:span text:style-name="T2">N</text:span><text:span text:style-name="T3">&lt;1  </text:span><text:span text:style-name="T4">I $D</text:span><text:span text:style-name="T3">(^LR(</text:span><text:span text:style-name="T2">L</text:span><text:span text:style-name="T3">,</text:span><text:span text:style-name="T5">"MI"</text:span><text:span text:style-name="T3">,</text:span><text:span text:style-name="T2">T</text:span><text:span text:style-name="T3">,3,</text:span><text:span text:style-name="T2">B</text:span><text:span text:style-name="T3">,</text:span><text:span text:style-name="T2">N</text:span><text:span text:style-name="T3">)),</text:span><text:span text:style-name="T4">$L</text:span><text:span text:style-name="T3">(</text:span><text:span text:style-name="T4">$P</text:span><text:span text:style-name="T3">(^(</text:span><text:span text:style-name="T2">N</text:span><text:span text:style-name="T3">),</text:span><text:span text:style-name="T2">U</text:span><text:span text:style-name="T3">)),</text:span><text:span text:style-name="T4">$D</text:span><text:span text:style-name="T3">(^TMP(</text:span><text:span text:style-name="T5">"LRMIZAP"</text:span><text:span text:style-name="T3">,</text:span><text:span text:style-name="T4">$J</text:span><text:span text:style-name="T3">,</text:span><text:span text:style-name="T2">N</text:span><text:span text:style-name="T3">,</text:span><text:span text:style-name="T4">$P</text:span><text:span text:style-name="T3">(^(</text:span><text:span text:style-name="T2">N</text:span><text:span text:style-name="T3">),</text:span><text:span text:style-name="T2">U</text:span><text:span text:style-name="T3">))) </text:span><text:span text:style-name="T4">S </text:span><text:span text:style-name="T2">C</text:span><text:span text:style-name="T3">=^TMP(</text:span><text:span text:style-name="T5">"LRMIZAP"</text:span><text:span text:style-name="T3">,</text:span><text:span text:style-name="T4">$J</text:span><text:span text:style-name="T3">,</text:span><text:span text:style-name="T2">N</text:span><text:span text:style-name="T3">,</text:span><text:span text:style-name="T4">$P</text:span><text:span text:style-name="T3">(^LR(</text:span><text:span text:style-name="T2">L</text:span><text:span text:style-name="T3">,</text:span><text:span text:style-name="T5">"MI"</text:span><text:span text:style-name="T3">,</text:span><text:span text:style-name="T2">T</text:span><text:span text:style-name="T3">,3,</text:span><text:span text:style-name="T2">B</text:span><text:span text:style-name="T3">,</text:span><text:span text:style-name="T2">N</text:span><text:span text:style-name="T3">),</text:span><text:span text:style-name="T2">U</text:span><text:span text:style-name="T3">)) </text:span><text:span text:style-name="T4">D </text:span><text:span text:style-name="T6">C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ZAP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,</text:p>
          </table:table-cell>
          <table:table-cell table:style-name="ce6" office:value-type="string" calcext:value-type="string">
            <text:p>LAB DATA</text:p>
          </table:table-cell>
          <table:table-cell table:style-name="ce10" office:value-type="string" calcext:value-type="string">
            <text:p>P <text:span text:style-name="T1">S </text:span><text:span text:style-name="T2">N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N</text:span><text:span text:style-name="T3">=+</text:span><text:span text:style-name="T4">$O</text:span><text:span text:style-name="T3">(^TMP(</text:span><text:span text:style-name="T5">"LRMIZAP"</text:span><text:span text:style-name="T3">,</text:span><text:span text:style-name="T4">$J</text:span><text:span text:style-name="T3">,</text:span><text:span text:style-name="T2">N</text:span><text:span text:style-name="T3">)) </text:span><text:span text:style-name="T4">Q</text:span><text:span text:style-name="T3">:</text:span><text:span text:style-name="T2">N</text:span><text:span text:style-name="T3">&lt;1  </text:span><text:span text:style-name="T4">I $D</text:span><text:span text:style-name="T3">(^LR(</text:span><text:span text:style-name="T2">L</text:span><text:span text:style-name="T3">,</text:span><text:span text:style-name="T5">"MI"</text:span><text:span text:style-name="T3">,</text:span><text:span text:style-name="T2">T</text:span><text:span text:style-name="T3">,3,</text:span><text:span text:style-name="T2">B</text:span><text:span text:style-name="T3">,</text:span><text:span text:style-name="T2">N</text:span><text:span text:style-name="T3">)),</text:span><text:span text:style-name="T4">$L</text:span><text:span text:style-name="T3">(</text:span><text:span text:style-name="T4">$P</text:span><text:span text:style-name="T3">(^(</text:span><text:span text:style-name="T2">N</text:span><text:span text:style-name="T3">),</text:span><text:span text:style-name="T2">U</text:span><text:span text:style-name="T3">)),</text:span><text:span text:style-name="T4">$D</text:span><text:span text:style-name="T3">(^TMP(</text:span><text:span text:style-name="T5">"LRMIZAP"</text:span><text:span text:style-name="T3">,</text:span><text:span text:style-name="T4">$J</text:span><text:span text:style-name="T3">,</text:span><text:span text:style-name="T2">N</text:span><text:span text:style-name="T3">,</text:span><text:span text:style-name="T4">$P</text:span><text:span text:style-name="T3">(^(</text:span><text:span text:style-name="T2">N</text:span><text:span text:style-name="T3">),</text:span><text:span text:style-name="T2">U</text:span><text:span text:style-name="T3">))) </text:span><text:span text:style-name="T4">S </text:span><text:span text:style-name="T2">C</text:span><text:span text:style-name="T3">=^TMP(</text:span><text:span text:style-name="T5">"LRMIZAP"</text:span><text:span text:style-name="T3">,</text:span><text:span text:style-name="T4">$J</text:span><text:span text:style-name="T3">,</text:span><text:span text:style-name="T2">N</text:span><text:span text:style-name="T3">,</text:span><text:span text:style-name="T4">$P</text:span><text:span text:style-name="T3">(^LR(</text:span><text:span text:style-name="T2">L</text:span><text:span text:style-name="T3">,</text:span><text:span text:style-name="T5">"MI"</text:span><text:span text:style-name="T3">,</text:span><text:span text:style-name="T2">T</text:span><text:span text:style-name="T3">,3,</text:span><text:span text:style-name="T2">B</text:span><text:span text:style-name="T3">,</text:span><text:span text:style-name="T2">N</text:span><text:span text:style-name="T3">),</text:span><text:span text:style-name="T2">U</text:span><text:span text:style-name="T3">)) </text:span><text:span text:style-name="T4">D </text:span><text:span text:style-name="T6">C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ZAP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(L,</text:p>
          </table:table-cell>
          <table:table-cell table:style-name="ce6" office:value-type="string" calcext:value-type="string">
            <text:p>LAB DATA</text:p>
          </table:table-cell>
          <table:table-cell table:style-name="ce10" office:value-type="string" calcext:value-type="string">
            <text:p>P <text:span text:style-name="T1">S </text:span><text:span text:style-name="T2">N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N</text:span><text:span text:style-name="T3">=+</text:span><text:span text:style-name="T4">$O</text:span><text:span text:style-name="T3">(^TMP(</text:span><text:span text:style-name="T5">"LRMIZAP"</text:span><text:span text:style-name="T3">,</text:span><text:span text:style-name="T4">$J</text:span><text:span text:style-name="T3">,</text:span><text:span text:style-name="T2">N</text:span><text:span text:style-name="T3">)) </text:span><text:span text:style-name="T4">Q</text:span><text:span text:style-name="T3">:</text:span><text:span text:style-name="T2">N</text:span><text:span text:style-name="T3">&lt;1  </text:span><text:span text:style-name="T4">I $D</text:span><text:span text:style-name="T3">(^LR(</text:span><text:span text:style-name="T2">L</text:span><text:span text:style-name="T3">,</text:span><text:span text:style-name="T5">"MI"</text:span><text:span text:style-name="T3">,</text:span><text:span text:style-name="T2">T</text:span><text:span text:style-name="T3">,3,</text:span><text:span text:style-name="T2">B</text:span><text:span text:style-name="T3">,</text:span><text:span text:style-name="T2">N</text:span><text:span text:style-name="T3">)),</text:span><text:span text:style-name="T4">$L</text:span><text:span text:style-name="T3">(</text:span><text:span text:style-name="T4">$P</text:span><text:span text:style-name="T3">(^(</text:span><text:span text:style-name="T2">N</text:span><text:span text:style-name="T3">),</text:span><text:span text:style-name="T2">U</text:span><text:span text:style-name="T3">)),</text:span><text:span text:style-name="T4">$D</text:span><text:span text:style-name="T3">(^TMP(</text:span><text:span text:style-name="T5">"LRMIZAP"</text:span><text:span text:style-name="T3">,</text:span><text:span text:style-name="T4">$J</text:span><text:span text:style-name="T3">,</text:span><text:span text:style-name="T2">N</text:span><text:span text:style-name="T3">,</text:span><text:span text:style-name="T4">$P</text:span><text:span text:style-name="T3">(^(</text:span><text:span text:style-name="T2">N</text:span><text:span text:style-name="T3">),</text:span><text:span text:style-name="T2">U</text:span><text:span text:style-name="T3">))) </text:span><text:span text:style-name="T4">S </text:span><text:span text:style-name="T2">C</text:span><text:span text:style-name="T3">=^TMP(</text:span><text:span text:style-name="T5">"LRMIZAP"</text:span><text:span text:style-name="T3">,</text:span><text:span text:style-name="T4">$J</text:span><text:span text:style-name="T3">,</text:span><text:span text:style-name="T2">N</text:span><text:span text:style-name="T3">,</text:span><text:span text:style-name="T4">$P</text:span><text:span text:style-name="T3">(^LR(</text:span><text:span text:style-name="T2">L</text:span><text:span text:style-name="T3">,</text:span><text:span text:style-name="T5">"MI"</text:span><text:span text:style-name="T3">,</text:span><text:span text:style-name="T2">T</text:span><text:span text:style-name="T3">,3,</text:span><text:span text:style-name="T2">B</text:span><text:span text:style-name="T3">,</text:span><text:span text:style-name="T2">N</text:span><text:span text:style-name="T3">),</text:span><text:span text:style-name="T2">U</text:span><text:span text:style-name="T3">)) </text:span><text:span text:style-name="T4">D </text:span><text:span text:style-name="T6">C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LRMIZAP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(L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$P</text:span><text:span text:style-name="T3">(^LR(</text:span><text:span text:style-name="T2">L</text:span><text:span text:style-name="T3">,</text:span><text:span text:style-name="T5">"MI"</text:span><text:span text:style-name="T3">,</text:span><text:span text:style-name="T2">T</text:span><text:span text:style-name="T3">,3,</text:span><text:span text:style-name="T2">B</text:span><text:span text:style-name="T3">,</text:span><text:span text:style-name="T2">N</text:span><text:span text:style-name="T3">),</text:span><text:span text:style-name="T2">U</text:span><text:span text:style-name="T3">,2)=</text:span><text:span text:style-name="T4">$P</text:span><text:span text:style-name="T3">(</text:span><text:span text:style-name="T2">C</text:span><text:span text:style-name="T3">,</text:span><text:span text:style-name="T2">U</text:span><text:span text:style-name="T3">) </text:span><text:span text:style-name="T4">Q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LRMIZAP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ET PIECE</text:p>
          </table:table-cell>
          <table:table-cell table:style-name="ce6" office:value-type="string" calcext:value-type="string">
            <text:p>^LR(L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$P</text:span><text:span text:style-name="T3">(^LR(</text:span><text:span text:style-name="T2">L</text:span><text:span text:style-name="T3">,</text:span><text:span text:style-name="T5">"MI"</text:span><text:span text:style-name="T3">,</text:span><text:span text:style-name="T2">T</text:span><text:span text:style-name="T3">,3,</text:span><text:span text:style-name="T2">B</text:span><text:span text:style-name="T3">,</text:span><text:span text:style-name="T2">N</text:span><text:span text:style-name="T3">),</text:span><text:span text:style-name="T2">U</text:span><text:span text:style-name="T3">,2)=</text:span><text:span text:style-name="T4">$P</text:span><text:span text:style-name="T3">(</text:span><text:span text:style-name="T2">C</text:span><text:span text:style-name="T3">,</text:span><text:span text:style-name="T2">U</text:span><text:span text:style-name="T3">) </text:span><text:span text:style-name="T4">Q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LRMIZAP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(L,</text:p>
          </table:table-cell>
          <table:table-cell table:style-name="ce6" office:value-type="string" calcext:value-type="string">
            <text:p>LAB DATA</text:p>
          </table:table-cell>
          <table:table-cell table:style-name="ce10" office:value-type="string" calcext:value-type="string">
            <text:p>ALT <text:span text:style-name="T1">I </text:span><text:span text:style-name="T3">'</text:span><text:span text:style-name="T4">$D</text:span><text:span text:style-name="T3">(^LR(</text:span><text:span text:style-name="T2">L</text:span><text:span text:style-name="T3">,</text:span><text:span text:style-name="T5">"MI"</text:span><text:span text:style-name="T3">,</text:span><text:span text:style-name="T2">T</text:span><text:span text:style-name="T3">,3,</text:span><text:span text:style-name="T2">B</text:span><text:span text:style-name="T3">,0))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ZAP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LR(L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Y</text:span><text:span text:style-name="T3">(0)=^LR(</text:span><text:span text:style-name="T2">L</text:span><text:span text:style-name="T3">,</text:span><text:span text:style-name="T5">"MI"</text:span><text:span text:style-name="T3">,</text:span><text:span text:style-name="T2">T</text:span><text:span text:style-name="T3">,3,</text:span><text:span text:style-name="T2">B</text:span><text:span text:style-name="T3">,0),</text:span><text:span text:style-name="T2">C6</text:span><text:span text:style-name="T3">=</text:span><text:span text:style-name="T4">$P</text:span><text:span text:style-name="T3">(</text:span><text:span text:style-name="T2">C</text:span><text:span text:style-name="T3">,</text:span><text:span text:style-name="T2">U</text:span><text:span text:style-name="T3">,3),</text:span><text:span text:style-name="T2">C4</text:span><text:span text:style-name="T3">=</text:span><text:span text:style-name="T4">$P</text:span><text:span text:style-name="T3">(</text:span><text:span text:style-name="T2">C</text:span><text:span text:style-name="T3">,</text:span><text:span text:style-name="T2">U</text:span><text:span text:style-name="T3">,4),</text:span><text:span text:style-name="T2">LRISR</text:span><text:span text:style-name="T3">=</text:span><text:span text:style-name="T4">$P</text:span><text:span text:style-name="T3">(</text:span><text:span text:style-name="T2">C</text:span><text:span text:style-name="T3">,</text:span><text:span text:style-name="T2">U</text:span><text:span text:style-name="T3">) </text:span><text:span text:style-name="T4">D </text:span><text:span text:style-name="T6">ISR </text:span><text:span text:style-name="T4">S $P</text:span><text:span text:style-name="T3">(^LR(</text:span><text:span text:style-name="T2">L</text:span><text:span text:style-name="T3">,</text:span><text:span text:style-name="T5">"MI"</text:span><text:span text:style-name="T3">,</text:span><text:span text:style-name="T2">T</text:span><text:span text:style-name="T3">,3,</text:span><text:span text:style-name="T2">B</text:span><text:span text:style-name="T3">,</text:span><text:span text:style-name="T2">N</text:span><text:span text:style-name="T3">),</text:span><text:span text:style-name="T2">U</text:span><text:span text:style-name="T3">,2)=</text:span><text:span text:style-name="T2">LRISR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ZAP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(L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Y</text:span><text:span text:style-name="T3">(0)=^LR(</text:span><text:span text:style-name="T2">L</text:span><text:span text:style-name="T3">,</text:span><text:span text:style-name="T5">"MI"</text:span><text:span text:style-name="T3">,</text:span><text:span text:style-name="T2">T</text:span><text:span text:style-name="T3">,3,</text:span><text:span text:style-name="T2">B</text:span><text:span text:style-name="T3">,0),</text:span><text:span text:style-name="T2">C6</text:span><text:span text:style-name="T3">=</text:span><text:span text:style-name="T4">$P</text:span><text:span text:style-name="T3">(</text:span><text:span text:style-name="T2">C</text:span><text:span text:style-name="T3">,</text:span><text:span text:style-name="T2">U</text:span><text:span text:style-name="T3">,3),</text:span><text:span text:style-name="T2">C4</text:span><text:span text:style-name="T3">=</text:span><text:span text:style-name="T4">$P</text:span><text:span text:style-name="T3">(</text:span><text:span text:style-name="T2">C</text:span><text:span text:style-name="T3">,</text:span><text:span text:style-name="T2">U</text:span><text:span text:style-name="T3">,4),</text:span><text:span text:style-name="T2">LRISR</text:span><text:span text:style-name="T3">=</text:span><text:span text:style-name="T4">$P</text:span><text:span text:style-name="T3">(</text:span><text:span text:style-name="T2">C</text:span><text:span text:style-name="T3">,</text:span><text:span text:style-name="T2">U</text:span><text:span text:style-name="T3">) </text:span><text:span text:style-name="T4">D </text:span><text:span text:style-name="T6">ISR </text:span><text:span text:style-name="T4">S $P</text:span><text:span text:style-name="T3">(^LR(</text:span><text:span text:style-name="T2">L</text:span><text:span text:style-name="T3">,</text:span><text:span text:style-name="T5">"MI"</text:span><text:span text:style-name="T3">,</text:span><text:span text:style-name="T2">T</text:span><text:span text:style-name="T3">,3,</text:span><text:span text:style-name="T2">B</text:span><text:span text:style-name="T3">,</text:span><text:span text:style-name="T2">N</text:span><text:span text:style-name="T3">),</text:span><text:span text:style-name="T2">U</text:span><text:span text:style-name="T3">,2)=</text:span><text:span text:style-name="T2">LRISR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LRMIZAP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ET PIECE</text:p>
          </table:table-cell>
          <table:table-cell table:style-name="ce6" office:value-type="string" calcext:value-type="string">
            <text:p>^LR(L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S </text:span><text:span text:style-name="T2">Y</text:span><text:span text:style-name="T3">(0)=^LR(</text:span><text:span text:style-name="T2">L</text:span><text:span text:style-name="T3">,</text:span><text:span text:style-name="T5">"MI"</text:span><text:span text:style-name="T3">,</text:span><text:span text:style-name="T2">T</text:span><text:span text:style-name="T3">,3,</text:span><text:span text:style-name="T2">B</text:span><text:span text:style-name="T3">,0),</text:span><text:span text:style-name="T2">C6</text:span><text:span text:style-name="T3">=</text:span><text:span text:style-name="T4">$P</text:span><text:span text:style-name="T3">(</text:span><text:span text:style-name="T2">C</text:span><text:span text:style-name="T3">,</text:span><text:span text:style-name="T2">U</text:span><text:span text:style-name="T3">,3),</text:span><text:span text:style-name="T2">C4</text:span><text:span text:style-name="T3">=</text:span><text:span text:style-name="T4">$P</text:span><text:span text:style-name="T3">(</text:span><text:span text:style-name="T2">C</text:span><text:span text:style-name="T3">,</text:span><text:span text:style-name="T2">U</text:span><text:span text:style-name="T3">,4),</text:span><text:span text:style-name="T2">LRISR</text:span><text:span text:style-name="T3">=</text:span><text:span text:style-name="T4">$P</text:span><text:span text:style-name="T3">(</text:span><text:span text:style-name="T2">C</text:span><text:span text:style-name="T3">,</text:span><text:span text:style-name="T2">U</text:span><text:span text:style-name="T3">) </text:span><text:span text:style-name="T4">D </text:span><text:span text:style-name="T6">ISR </text:span><text:span text:style-name="T4">S $P</text:span><text:span text:style-name="T3">(^LR(</text:span><text:span text:style-name="T2">L</text:span><text:span text:style-name="T3">,</text:span><text:span text:style-name="T5">"MI"</text:span><text:span text:style-name="T3">,</text:span><text:span text:style-name="T2">T</text:span><text:span text:style-name="T3">,3,</text:span><text:span text:style-name="T2">B</text:span><text:span text:style-name="T3">,</text:span><text:span text:style-name="T2">N</text:span><text:span text:style-name="T3">),</text:span><text:span text:style-name="T2">U</text:span><text:span text:style-name="T3">,2)=</text:span><text:span text:style-name="T2">LRISR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ZAP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10" office:value-type="string" calcext:value-type="string">
            <text:p>ISR <text:span text:style-name="T1">S </text:span><text:span text:style-name="T2">LROVERR</text:span><text:span text:style-name="T3">=0,</text:span><text:span text:style-name="T2">C2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C2</text:span><text:span text:style-name="T3">=</text:span><text:span text:style-name="T4">$O</text:span><text:span text:style-name="T3">(^LAB(62.06,</text:span><text:span text:style-name="T2">C6</text:span><text:span text:style-name="T3">,1,</text:span><text:span text:style-name="T2">C4</text:span><text:span text:style-name="T3">,1,</text:span><text:span text:style-name="T2">C2</text:span><text:span text:style-name="T3">)) </text:span><text:span text:style-name="T4">Q</text:span><text:span text:style-name="T3">:</text:span><text:span text:style-name="T2">C2</text:span><text:span text:style-name="T3">&lt;1  </text:span><text:span text:style-name="T4">I $D</text:span><text:span text:style-name="T3">(^(</text:span><text:span text:style-name="T2">C2</text:span><text:span text:style-name="T3">,0)),+^(0)=+</text:span><text:span text:style-name="T2">Y</text:span><text:span text:style-name="T3">(0) </text:span><text:span text:style-name="T4">S </text:span><text:span text:style-name="T2">LRISR</text:span><text:span text:style-name="T3">=</text:span><text:span text:style-name="T4">$P</text:span><text:span text:style-name="T3">(^(0),</text:span><text:span text:style-name="T2">U</text:span><text:span text:style-name="T3">,2),</text:span><text:span text:style-name="T2">LROVERR</text:span><text:span text:style-name="T3">=1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ZAP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10" office:value-type="string" calcext:value-type="string">
            <text:p>ISR <text:span text:style-name="T1">S </text:span><text:span text:style-name="T2">LROVERR</text:span><text:span text:style-name="T3">=0,</text:span><text:span text:style-name="T2">C2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C2</text:span><text:span text:style-name="T3">=</text:span><text:span text:style-name="T4">$O</text:span><text:span text:style-name="T3">(^LAB(62.06,</text:span><text:span text:style-name="T2">C6</text:span><text:span text:style-name="T3">,1,</text:span><text:span text:style-name="T2">C4</text:span><text:span text:style-name="T3">,1,</text:span><text:span text:style-name="T2">C2</text:span><text:span text:style-name="T3">)) </text:span><text:span text:style-name="T4">Q</text:span><text:span text:style-name="T3">:</text:span><text:span text:style-name="T2">C2</text:span><text:span text:style-name="T3">&lt;1  </text:span><text:span text:style-name="T4">I $D</text:span><text:span text:style-name="T3">(^(</text:span><text:span text:style-name="T2">C2</text:span><text:span text:style-name="T3">,0)),+^(0)=+</text:span><text:span text:style-name="T2">Y</text:span><text:span text:style-name="T3">(0) </text:span><text:span text:style-name="T4">S </text:span><text:span text:style-name="T2">LRISR</text:span><text:span text:style-name="T3">=</text:span><text:span text:style-name="T4">$P</text:span><text:span text:style-name="T3">(^(0),</text:span><text:span text:style-name="T2">U</text:span><text:span text:style-name="T3">,2),</text:span><text:span text:style-name="T2">LROVERR</text:span><text:span text:style-name="T3">=1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ZAP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<text:span text:style-name="T1">S </text:span><text:span text:style-name="T2">C2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C2</text:span><text:span text:style-name="T3">=</text:span><text:span text:style-name="T4">$O</text:span><text:span text:style-name="T3">(^LAB(62.06,</text:span><text:span text:style-name="T2">C6</text:span><text:span text:style-name="T3">,1,</text:span><text:span text:style-name="T2">C4</text:span><text:span text:style-name="T3">,1,</text:span><text:span text:style-name="T2">C2</text:span><text:span text:style-name="T3">)) </text:span><text:span text:style-name="T4">Q</text:span><text:span text:style-name="T3">:</text:span><text:span text:style-name="T2">C2</text:span><text:span text:style-name="T3">&lt;1  </text:span><text:span text:style-name="T4">S </text:span><text:span text:style-name="T2">LRORIDE</text:span><text:span text:style-name="T3">=^(</text:span><text:span text:style-name="T2">C2</text:span><text:span text:style-name="T3">,0),</text:span><text:span text:style-name="T2">LRBUGN</text:span><text:span text:style-name="T3">=</text:span><text:span text:style-name="T4">$P</text:span><text:span text:style-name="T3">(^LAB(61.2,+</text:span><text:span text:style-name="T2">LRORIDE</text:span><text:span text:style-name="T3">,0),</text:span><text:span text:style-name="T2">U</text:span><text:span text:style-name="T3">) </text:span><text:span text:style-name="T4">I </text:span><text:span text:style-name="T2">LRBUGN</text:span><text:span text:style-name="T3">[</text:span><text:span text:style-name="T5">"GRAM POS"</text:span><text:span text:style-name="T3">!(</text:span><text:span text:style-name="T2">LRBUGN</text:span><text:span text:style-name="T3">[</text:span><text:span text:style-name="T5">"GRAM NEG"</text:span><text:span text:style-name="T3">) </text:span><text:span text:style-name="T4">D </text:span><text:span text:style-name="T6">GSCHECK </text:span><text:span text:style-name="T4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ZAP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<text:span text:style-name="T1">S </text:span><text:span text:style-name="T2">C2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C2</text:span><text:span text:style-name="T3">=</text:span><text:span text:style-name="T4">$O</text:span><text:span text:style-name="T3">(^LAB(62.06,</text:span><text:span text:style-name="T2">C6</text:span><text:span text:style-name="T3">,1,</text:span><text:span text:style-name="T2">C4</text:span><text:span text:style-name="T3">,1,</text:span><text:span text:style-name="T2">C2</text:span><text:span text:style-name="T3">)) </text:span><text:span text:style-name="T4">Q</text:span><text:span text:style-name="T3">:</text:span><text:span text:style-name="T2">C2</text:span><text:span text:style-name="T3">&lt;1  </text:span><text:span text:style-name="T4">S </text:span><text:span text:style-name="T2">LRORIDE</text:span><text:span text:style-name="T3">=^(</text:span><text:span text:style-name="T2">C2</text:span><text:span text:style-name="T3">,0),</text:span><text:span text:style-name="T2">LRBUGN</text:span><text:span text:style-name="T3">=</text:span><text:span text:style-name="T4">$P</text:span><text:span text:style-name="T3">(^LAB(61.2,+</text:span><text:span text:style-name="T2">LRORIDE</text:span><text:span text:style-name="T3">,0),</text:span><text:span text:style-name="T2">U</text:span><text:span text:style-name="T3">) </text:span><text:span text:style-name="T4">I </text:span><text:span text:style-name="T2">LRBUGN</text:span><text:span text:style-name="T3">[</text:span><text:span text:style-name="T5">"GRAM POS"</text:span><text:span text:style-name="T3">!(</text:span><text:span text:style-name="T2">LRBUGN</text:span><text:span text:style-name="T3">[</text:span><text:span text:style-name="T5">"GRAM NEG"</text:span><text:span text:style-name="T3">) </text:span><text:span text:style-name="T4">D </text:span><text:span text:style-name="T6">GSCHECK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ZAP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<text:span text:style-name="T1">S </text:span><text:span text:style-name="T2">C2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C2</text:span><text:span text:style-name="T3">=</text:span><text:span text:style-name="T4">$O</text:span><text:span text:style-name="T3">(^LAB(62.06,</text:span><text:span text:style-name="T2">C6</text:span><text:span text:style-name="T3">,1,</text:span><text:span text:style-name="T2">C4</text:span><text:span text:style-name="T3">,1,</text:span><text:span text:style-name="T2">C2</text:span><text:span text:style-name="T3">)) </text:span><text:span text:style-name="T4">Q</text:span><text:span text:style-name="T3">:</text:span><text:span text:style-name="T2">C2</text:span><text:span text:style-name="T3">&lt;1  </text:span><text:span text:style-name="T4">S </text:span><text:span text:style-name="T2">LRORIDE</text:span><text:span text:style-name="T3">=^(</text:span><text:span text:style-name="T2">C2</text:span><text:span text:style-name="T3">,0),</text:span><text:span text:style-name="T2">LRBUGN</text:span><text:span text:style-name="T3">=</text:span><text:span text:style-name="T4">$P</text:span><text:span text:style-name="T3">(^LAB(61.2,+</text:span><text:span text:style-name="T2">LRORIDE</text:span><text:span text:style-name="T3">,0),</text:span><text:span text:style-name="T2">U</text:span><text:span text:style-name="T3">) </text:span><text:span text:style-name="T4">I </text:span><text:span text:style-name="T2">LRBUGN</text:span><text:span text:style-name="T3">[</text:span><text:span text:style-name="T5">"GRAM POS"</text:span><text:span text:style-name="T3">!(</text:span><text:span text:style-name="T2">LRBUGN</text:span><text:span text:style-name="T3">[</text:span><text:span text:style-name="T5">"GRAM NEG"</text:span><text:span text:style-name="T3">) </text:span><text:span text:style-name="T4">D </text:span><text:span text:style-name="T6">GSCHECK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ZAP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<text:span text:style-name="T1">S </text:span><text:span text:style-name="T2">C2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C2</text:span><text:span text:style-name="T3">=</text:span><text:span text:style-name="T4">$O</text:span><text:span text:style-name="T3">(^LAB(62.06,</text:span><text:span text:style-name="T2">C6</text:span><text:span text:style-name="T3">,1,</text:span><text:span text:style-name="T2">C4</text:span><text:span text:style-name="T3">,1,</text:span><text:span text:style-name="T2">C2</text:span><text:span text:style-name="T3">)) </text:span><text:span text:style-name="T4">Q</text:span><text:span text:style-name="T3">:</text:span><text:span text:style-name="T2">C2</text:span><text:span text:style-name="T3">&lt;1  </text:span><text:span text:style-name="T4">S </text:span><text:span text:style-name="T2">LRORIDE</text:span><text:span text:style-name="T3">=^(</text:span><text:span text:style-name="T2">C2</text:span><text:span text:style-name="T3">,0),</text:span><text:span text:style-name="T2">LRBUGN</text:span><text:span text:style-name="T3">=</text:span><text:span text:style-name="T4">$P</text:span><text:span text:style-name="T3">(^LAB(61.2,+</text:span><text:span text:style-name="T2">LRORIDE</text:span><text:span text:style-name="T3">,0),</text:span><text:span text:style-name="T2">U</text:span><text:span text:style-name="T3">) </text:span><text:span text:style-name="T4">I </text:span><text:span text:style-name="T2">LRBUGN</text:span><text:span text:style-name="T3">[</text:span><text:span text:style-name="T5">"GRAM POS"</text:span><text:span text:style-name="T3">!(</text:span><text:span text:style-name="T2">LRBUGN</text:span><text:span text:style-name="T3">[</text:span><text:span text:style-name="T5">"GRAM NEG"</text:span><text:span text:style-name="T3">) </text:span><text:span text:style-name="T4">D </text:span><text:span text:style-name="T6">GSCHECK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ZAP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I </text:span><text:span text:style-name="T2">LROVERR </text:span><text:span text:style-name="T4">S </text:span><text:span text:style-name="T2">LRISR</text:span><text:span text:style-name="T3">=</text:span><text:span text:style-name="T4">$P</text:span><text:span text:style-name="T3">(^LAB(62.06,</text:span><text:span text:style-name="T2">C6</text:span><text:span text:style-name="T3">,1,</text:span><text:span text:style-name="T2">C4</text:span><text:span text:style-name="T3">,1,</text:span><text:span text:style-name="T2">C2</text:span><text:span text:style-name="T3">,0),</text:span><text:span text:style-name="T2">U</text:span><text:span text:style-name="T3">,2)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ZAP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I </text:span><text:span text:style-name="T2">LROVERR </text:span><text:span text:style-name="T4">S </text:span><text:span text:style-name="T2">LRISR</text:span><text:span text:style-name="T3">=</text:span><text:span text:style-name="T4">$P</text:span><text:span text:style-name="T3">(^LAB(62.06,</text:span><text:span text:style-name="T2">C6</text:span><text:span text:style-name="T3">,1,</text:span><text:span text:style-name="T2">C4</text:span><text:span text:style-name="T3">,1,</text:span><text:span text:style-name="T2">C2</text:span><text:span text:style-name="T3">,0),</text:span><text:span text:style-name="T2">U</text:span><text:span text:style-name="T3">,2) </text:span><text:span text:style-name="T4">Q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1">
          <table:table-cell table:style-name="ce2" office:value-type="string" calcext:value-type="string">
            <text:p>LRMIZAP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LRISR</text:span><text:span text:style-name="T3">=</text:span><text:span text:style-name="T4">$P</text:span><text:span text:style-name="T3">(^LAB(62.06,</text:span><text:span text:style-name="T2">C6</text:span><text:span text:style-name="T3">,1,</text:span><text:span text:style-name="T2">C4</text:span><text:span text:style-name="T3">,0),</text:span><text:span text:style-name="T2">U</text:span><text:span text:style-name="T3">,2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1">
          <table:table-cell table:style-name="ce2" office:value-type="string" calcext:value-type="string">
            <text:p>LRMIZAP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AB(62.06,</text:p>
          </table:table-cell>
          <table:table-cell table:style-name="ce6" office:value-type="string" calcext:value-type="string">
            <text:p>ANTIMICROBIAL SUSCEPTIBILITY</text:p>
          </table:table-cell>
          <table:table-cell table:style-name="ce9" office:value-type="string" calcext:value-type="string">
            <text:p> <text:span text:style-name="T1">S </text:span><text:span text:style-name="T2">LRISR</text:span><text:span text:style-name="T3">=</text:span><text:span text:style-name="T4">$P</text:span><text:span text:style-name="T3">(^LAB(62.06,</text:span><text:span text:style-name="T2">C6</text:span><text:span text:style-name="T3">,1,</text:span><text:span text:style-name="T2">C4</text:span><text:span text:style-name="T3">,0),</text:span><text:span text:style-name="T2">U</text:span><text:span text:style-name="T3">,2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ZAP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10" office:value-type="string" calcext:value-type="string">
            <text:p>GSCHECK <text:span text:style-name="T1">I </text:span><text:span text:style-name="T2">LRBUGN</text:span><text:span text:style-name="T3">[</text:span><text:span text:style-name="T5">"GRAM POS"</text:span><text:span text:style-name="T3">,</text:span><text:span text:style-name="T4">$P</text:span><text:span text:style-name="T3">(^LAB(61.2,+</text:span><text:span text:style-name="T2">Y</text:span><text:span text:style-name="T3">(0),0),</text:span><text:span text:style-name="T2">U</text:span><text:span text:style-name="T3">,3)=</text:span><text:span text:style-name="T5">"P" </text:span><text:span text:style-name="T4">S </text:span><text:span text:style-name="T2">LROVERR</text:span><text:span text:style-name="T3">=1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LRMIZAP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AB(61.2,</text:p>
          </table:table-cell>
          <table:table-cell table:style-name="ce6" office:value-type="string" calcext:value-type="string">
            <text:p>ETIOLOGY FIELD</text:p>
          </table:table-cell>
          <table:table-cell table:style-name="ce9" office:value-type="string" calcext:value-type="string">
            <text:p> <text:span text:style-name="T1">I </text:span><text:span text:style-name="T2">LRBUGN</text:span><text:span text:style-name="T3">[</text:span><text:span text:style-name="T5">"GRAM NEG"</text:span><text:span text:style-name="T3">,</text:span><text:span text:style-name="T4">$P</text:span><text:span text:style-name="T3">(^LAB(61.2,+</text:span><text:span text:style-name="T2">Y</text:span><text:span text:style-name="T3">(0),0),</text:span><text:span text:style-name="T2">U</text:span><text:span text:style-name="T3">,3)=</text:span><text:span text:style-name="T5">"N" </text:span><text:span text:style-name="T4">S </text:span><text:span text:style-name="T2">LROVERR</text:span><text:span text:style-name="T3">=1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LRMIZAP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LR(L,</text:p>
          </table:table-cell>
          <table:table-cell table:style-name="ce6" office:value-type="string" calcext:value-type="string">
            <text:p>LAB DATA</text:p>
          </table:table-cell>
          <table:table-cell table:style-name="ce9" office:value-type="string" calcext:value-type="string">
            <text:p> <text:span text:style-name="T1">F </text:span><text:span text:style-name="T2">I</text:span><text:span text:style-name="T3">=0:0 </text:span><text:span text:style-name="T4">S </text:span><text:span text:style-name="T2">L</text:span><text:span text:style-name="T3">=+</text:span><text:span text:style-name="T4">$O</text:span><text:span text:style-name="T3">(^LR(</text:span><text:span text:style-name="T2">L</text:span><text:span text:style-name="T3">)) </text:span><text:span text:style-name="T4">Q</text:span><text:span text:style-name="T3">:</text:span><text:span text:style-name="T2">L</text:span><text:span text:style-name="T3">&lt;1  </text:span><text:span text:style-name="T4">S </text:span><text:span text:style-name="T3">^TMP(</text:span><text:span text:style-name="T5">"LRMIZAP"</text:span><text:span text:style-name="T3">,</text:span><text:span text:style-name="T4">$J</text:span><text:span text:style-name="T3">,</text:span><text:span text:style-name="T5">"UNZAP"</text:span><text:span text:style-name="T3">)=</text:span><text:span text:style-name="T2">L</text:span><text:span text:style-name="T3">,</text:span><text:span text:style-name="T2">T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T</text:span><text:span text:style-name="T3">=+</text:span><text:span text:style-name="T4">$O</text:span><text:span text:style-name="T3">(^LR(</text:span><text:span text:style-name="T2">L</text:span><text:span text:style-name="T3">,</text:span><text:span text:style-name="T5">"MI"</text:span><text:span text:style-name="T3">,</text:span><text:span text:style-name="T2">T</text:span><text:span text:style-name="T3">)) </text:span><text:span text:style-name="T4">Q</text:span><text:span text:style-name="T3">:</text:span><text:span text:style-name="T2">T</text:span><text:span text:style-name="T3">&lt;1  </text:span><text:span text:style-name="T4">S </text:span><text:span text:style-name="T2">B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B</text:span><text:span text:style-name="T3">=+</text:span><text:span text:style-name="T4">$O</text:span><text:span text:style-name="T3">(^LR(</text:span><text:span text:style-name="T2">L</text:span><text:span text:style-name="T3">,</text:span><text:span text:style-name="T5">"MI"</text:span><text:span text:style-name="T3">,</text:span><text:span text:style-name="T2">T</text:span><text:span text:style-name="T3">,3,</text:span><text:span text:style-name="T2">B</text:span><text:span text:style-name="T3">)) </text:span><text:span text:style-name="T4">Q</text:span><text:span text:style-name="T3">:</text:span><text:span text:style-name="T2">B</text:span><text:span text:style-name="T3">&lt;1  </text:span><text:span text:style-name="T4">D </text:span><text:span text:style-name="T6">Z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ZAP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LR(L,</text:p>
          </table:table-cell>
          <table:table-cell table:style-name="ce6" office:value-type="string" calcext:value-type="string">
            <text:p>LAB DATA</text:p>
          </table:table-cell>
          <table:table-cell table:style-name="ce10" office:value-type="string" calcext:value-type="string">
            <text:p>Z <text:span text:style-name="T1">S </text:span><text:span text:style-name="T2">N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N</text:span><text:span text:style-name="T3">=+</text:span><text:span text:style-name="T4">$O</text:span><text:span text:style-name="T3">(^TMP(</text:span><text:span text:style-name="T5">"LRMIZAP"</text:span><text:span text:style-name="T3">,</text:span><text:span text:style-name="T4">$J</text:span><text:span text:style-name="T3">,</text:span><text:span text:style-name="T2">N</text:span><text:span text:style-name="T3">)) </text:span><text:span text:style-name="T4">Q</text:span><text:span text:style-name="T3">:</text:span><text:span text:style-name="T2">N</text:span><text:span text:style-name="T3">&lt;1  </text:span><text:span text:style-name="T4">I $D</text:span><text:span text:style-name="T3">(^LR(</text:span><text:span text:style-name="T2">L</text:span><text:span text:style-name="T3">,</text:span><text:span text:style-name="T5">"MI"</text:span><text:span text:style-name="T3">,</text:span><text:span text:style-name="T2">T</text:span><text:span text:style-name="T3">,3,</text:span><text:span text:style-name="T2">B</text:span><text:span text:style-name="T3">,</text:span><text:span text:style-name="T2">N</text:span><text:span text:style-name="T3">)),</text:span><text:span text:style-name="T4">$L</text:span><text:span text:style-name="T3">(</text:span><text:span text:style-name="T4">$P</text:span><text:span text:style-name="T3">(^(</text:span><text:span text:style-name="T2">N</text:span><text:span text:style-name="T3">),</text:span><text:span text:style-name="T2">U</text:span><text:span text:style-name="T3">)),</text:span><text:span text:style-name="T4">$D</text:span><text:span text:style-name="T3">(^TMP(</text:span><text:span text:style-name="T5">"LRMIZAP"</text:span><text:span text:style-name="T3">,</text:span><text:span text:style-name="T4">$J</text:span><text:span text:style-name="T3">,</text:span><text:span text:style-name="T2">N</text:span><text:span text:style-name="T3">,</text:span><text:span text:style-name="T4">$P</text:span><text:span text:style-name="T3">(^(</text:span><text:span text:style-name="T2">N</text:span><text:span text:style-name="T3">),</text:span><text:span text:style-name="T2">U</text:span><text:span text:style-name="T3">))) </text:span><text:span text:style-name="T4">W </text:span><text:span text:style-name="T5">"." </text:span><text:span text:style-name="T4">S </text:span><text:span text:style-name="T3">^LR(</text:span><text:span text:style-name="T2">L</text:span><text:span text:style-name="T3">,</text:span><text:span text:style-name="T5">"MI"</text:span><text:span text:style-name="T3">,</text:span><text:span text:style-name="T2">T</text:span><text:span text:style-name="T3">,3,</text:span><text:span text:style-name="T2">B</text:span><text:span text:style-name="T3">,</text:span><text:span text:style-name="T2">N</text:span><text:span text:style-name="T3">)=</text:span><text:span text:style-name="T4">$P</text:span><text:span text:style-name="T3">(^LR(</text:span><text:span text:style-name="T2">L</text:span><text:span text:style-name="T3">,</text:span><text:span text:style-name="T5">"MI"</text:span><text:span text:style-name="T3">,</text:span><text:span text:style-name="T2">T</text:span><text:span text:style-name="T3">,3,</text:span><text:span text:style-name="T2">B</text:span><text:span text:style-name="T3">,</text:span><text:span text:style-name="T2">N</text:span><text:span text:style-name="T3">),</text:span><text:span text:style-name="T2">U</text:span><text:span text:style-name="T3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ZAP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LR(L,</text:p>
          </table:table-cell>
          <table:table-cell table:style-name="ce6" office:value-type="string" calcext:value-type="string">
            <text:p>LAB DATA</text:p>
          </table:table-cell>
          <table:table-cell table:style-name="ce10" office:value-type="string" calcext:value-type="string">
            <text:p>Z <text:span text:style-name="T1">S </text:span><text:span text:style-name="T2">N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N</text:span><text:span text:style-name="T3">=+</text:span><text:span text:style-name="T4">$O</text:span><text:span text:style-name="T3">(^TMP(</text:span><text:span text:style-name="T5">"LRMIZAP"</text:span><text:span text:style-name="T3">,</text:span><text:span text:style-name="T4">$J</text:span><text:span text:style-name="T3">,</text:span><text:span text:style-name="T2">N</text:span><text:span text:style-name="T3">)) </text:span><text:span text:style-name="T4">Q</text:span><text:span text:style-name="T3">:</text:span><text:span text:style-name="T2">N</text:span><text:span text:style-name="T3">&lt;1  </text:span><text:span text:style-name="T4">I $D</text:span><text:span text:style-name="T3">(^LR(</text:span><text:span text:style-name="T2">L</text:span><text:span text:style-name="T3">,</text:span><text:span text:style-name="T5">"MI"</text:span><text:span text:style-name="T3">,</text:span><text:span text:style-name="T2">T</text:span><text:span text:style-name="T3">,3,</text:span><text:span text:style-name="T2">B</text:span><text:span text:style-name="T3">,</text:span><text:span text:style-name="T2">N</text:span><text:span text:style-name="T3">)),</text:span><text:span text:style-name="T4">$L</text:span><text:span text:style-name="T3">(</text:span><text:span text:style-name="T4">$P</text:span><text:span text:style-name="T3">(^(</text:span><text:span text:style-name="T2">N</text:span><text:span text:style-name="T3">),</text:span><text:span text:style-name="T2">U</text:span><text:span text:style-name="T3">)),</text:span><text:span text:style-name="T4">$D</text:span><text:span text:style-name="T3">(^TMP(</text:span><text:span text:style-name="T5">"LRMIZAP"</text:span><text:span text:style-name="T3">,</text:span><text:span text:style-name="T4">$J</text:span><text:span text:style-name="T3">,</text:span><text:span text:style-name="T2">N</text:span><text:span text:style-name="T3">,</text:span><text:span text:style-name="T4">$P</text:span><text:span text:style-name="T3">(^(</text:span><text:span text:style-name="T2">N</text:span><text:span text:style-name="T3">),</text:span><text:span text:style-name="T2">U</text:span><text:span text:style-name="T3">))) </text:span><text:span text:style-name="T4">W </text:span><text:span text:style-name="T5">"." </text:span><text:span text:style-name="T4">S </text:span><text:span text:style-name="T3">^LR(</text:span><text:span text:style-name="T2">L</text:span><text:span text:style-name="T3">,</text:span><text:span text:style-name="T5">"MI"</text:span><text:span text:style-name="T3">,</text:span><text:span text:style-name="T2">T</text:span><text:span text:style-name="T3">,3,</text:span><text:span text:style-name="T2">B</text:span><text:span text:style-name="T3">,</text:span><text:span text:style-name="T2">N</text:span><text:span text:style-name="T3">)=</text:span><text:span text:style-name="T4">$P</text:span><text:span text:style-name="T3">(^LR(</text:span><text:span text:style-name="T2">L</text:span><text:span text:style-name="T3">,</text:span><text:span text:style-name="T5">"MI"</text:span><text:span text:style-name="T3">,</text:span><text:span text:style-name="T2">T</text:span><text:span text:style-name="T3">,3,</text:span><text:span text:style-name="T2">B</text:span><text:span text:style-name="T3">,</text:span><text:span text:style-name="T2">N</text:span><text:span text:style-name="T3">),</text:span><text:span text:style-name="T2">U</text:span><text:span text:style-name="T3">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3"/>
          <table:table-cell table:style-name="ce16" office:value-type="string" calcext:value-type="string">
            <text:p>^TMP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LRMIZAP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LR(L,</text:p>
          </table:table-cell>
          <table:table-cell table:style-name="ce6" office:value-type="string" calcext:value-type="string">
            <text:p>LAB DATA</text:p>
          </table:table-cell>
          <table:table-cell table:style-name="ce10" office:value-type="string" calcext:value-type="string">
            <text:p>Z <text:span text:style-name="T1">S </text:span><text:span text:style-name="T2">N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N</text:span><text:span text:style-name="T3">=+</text:span><text:span text:style-name="T4">$O</text:span><text:span text:style-name="T3">(^TMP(</text:span><text:span text:style-name="T5">"LRMIZAP"</text:span><text:span text:style-name="T3">,</text:span><text:span text:style-name="T4">$J</text:span><text:span text:style-name="T3">,</text:span><text:span text:style-name="T2">N</text:span><text:span text:style-name="T3">)) </text:span><text:span text:style-name="T4">Q</text:span><text:span text:style-name="T3">:</text:span><text:span text:style-name="T2">N</text:span><text:span text:style-name="T3">&lt;1  </text:span><text:span text:style-name="T4">I $D</text:span><text:span text:style-name="T3">(^LR(</text:span><text:span text:style-name="T2">L</text:span><text:span text:style-name="T3">,</text:span><text:span text:style-name="T5">"MI"</text:span><text:span text:style-name="T3">,</text:span><text:span text:style-name="T2">T</text:span><text:span text:style-name="T3">,3,</text:span><text:span text:style-name="T2">B</text:span><text:span text:style-name="T3">,</text:span><text:span text:style-name="T2">N</text:span><text:span text:style-name="T3">)),</text:span><text:span text:style-name="T4">$L</text:span><text:span text:style-name="T3">(</text:span><text:span text:style-name="T4">$P</text:span><text:span text:style-name="T3">(^(</text:span><text:span text:style-name="T2">N</text:span><text:span text:style-name="T3">),</text:span><text:span text:style-name="T2">U</text:span><text:span text:style-name="T3">)),</text:span><text:span text:style-name="T4">$D</text:span><text:span text:style-name="T3">(^TMP(</text:span><text:span text:style-name="T5">"LRMIZAP"</text:span><text:span text:style-name="T3">,</text:span><text:span text:style-name="T4">$J</text:span><text:span text:style-name="T3">,</text:span><text:span text:style-name="T2">N</text:span><text:span text:style-name="T3">,</text:span><text:span text:style-name="T4">$P</text:span><text:span text:style-name="T3">(^(</text:span><text:span text:style-name="T2">N</text:span><text:span text:style-name="T3">),</text:span><text:span text:style-name="T2">U</text:span><text:span text:style-name="T3">))) </text:span><text:span text:style-name="T4">W </text:span><text:span text:style-name="T5">"." </text:span><text:span text:style-name="T4">S </text:span><text:span text:style-name="T3">^LR(</text:span><text:span text:style-name="T2">L</text:span><text:span text:style-name="T3">,</text:span><text:span text:style-name="T5">"MI"</text:span><text:span text:style-name="T3">,</text:span><text:span text:style-name="T2">T</text:span><text:span text:style-name="T3">,3,</text:span><text:span text:style-name="T2">B</text:span><text:span text:style-name="T3">,</text:span><text:span text:style-name="T2">N</text:span><text:span text:style-name="T3">)=</text:span><text:span text:style-name="T4">$P</text:span><text:span text:style-name="T3">(^LR(</text:span><text:span text:style-name="T2">L</text:span><text:span text:style-name="T3">,</text:span><text:span text:style-name="T5">"MI"</text:span><text:span text:style-name="T3">,</text:span><text:span text:style-name="T2">T</text:span><text:span text:style-name="T3">,3,</text:span><text:span text:style-name="T2">B</text:span><text:span text:style-name="T3">,</text:span><text:span text:style-name="T2">N</text:span><text:span text:style-name="T3">),</text:span><text:span text:style-name="T2">U</text:span><text:span text:style-name="T3">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ZAP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LR(L,</text:p>
          </table:table-cell>
          <table:table-cell table:style-name="ce6" office:value-type="string" calcext:value-type="string">
            <text:p>LAB DATA</text:p>
          </table:table-cell>
          <table:table-cell table:style-name="ce10" office:value-type="string" calcext:value-type="string">
            <text:p>Z <text:span text:style-name="T1">S </text:span><text:span text:style-name="T2">N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N</text:span><text:span text:style-name="T3">=+</text:span><text:span text:style-name="T4">$O</text:span><text:span text:style-name="T3">(^TMP(</text:span><text:span text:style-name="T5">"LRMIZAP"</text:span><text:span text:style-name="T3">,</text:span><text:span text:style-name="T4">$J</text:span><text:span text:style-name="T3">,</text:span><text:span text:style-name="T2">N</text:span><text:span text:style-name="T3">)) </text:span><text:span text:style-name="T4">Q</text:span><text:span text:style-name="T3">:</text:span><text:span text:style-name="T2">N</text:span><text:span text:style-name="T3">&lt;1  </text:span><text:span text:style-name="T4">I $D</text:span><text:span text:style-name="T3">(^LR(</text:span><text:span text:style-name="T2">L</text:span><text:span text:style-name="T3">,</text:span><text:span text:style-name="T5">"MI"</text:span><text:span text:style-name="T3">,</text:span><text:span text:style-name="T2">T</text:span><text:span text:style-name="T3">,3,</text:span><text:span text:style-name="T2">B</text:span><text:span text:style-name="T3">,</text:span><text:span text:style-name="T2">N</text:span><text:span text:style-name="T3">)),</text:span><text:span text:style-name="T4">$L</text:span><text:span text:style-name="T3">(</text:span><text:span text:style-name="T4">$P</text:span><text:span text:style-name="T3">(^(</text:span><text:span text:style-name="T2">N</text:span><text:span text:style-name="T3">),</text:span><text:span text:style-name="T2">U</text:span><text:span text:style-name="T3">)),</text:span><text:span text:style-name="T4">$D</text:span><text:span text:style-name="T3">(^TMP(</text:span><text:span text:style-name="T5">"LRMIZAP"</text:span><text:span text:style-name="T3">,</text:span><text:span text:style-name="T4">$J</text:span><text:span text:style-name="T3">,</text:span><text:span text:style-name="T2">N</text:span><text:span text:style-name="T3">,</text:span><text:span text:style-name="T4">$P</text:span><text:span text:style-name="T3">(^(</text:span><text:span text:style-name="T2">N</text:span><text:span text:style-name="T3">),</text:span><text:span text:style-name="T2">U</text:span><text:span text:style-name="T3">))) </text:span><text:span text:style-name="T4">W </text:span><text:span text:style-name="T5">"." </text:span><text:span text:style-name="T4">S </text:span><text:span text:style-name="T3">^LR(</text:span><text:span text:style-name="T2">L</text:span><text:span text:style-name="T3">,</text:span><text:span text:style-name="T5">"MI"</text:span><text:span text:style-name="T3">,</text:span><text:span text:style-name="T2">T</text:span><text:span text:style-name="T3">,3,</text:span><text:span text:style-name="T2">B</text:span><text:span text:style-name="T3">,</text:span><text:span text:style-name="T2">N</text:span><text:span text:style-name="T3">)=</text:span><text:span text:style-name="T4">$P</text:span><text:span text:style-name="T3">(^LR(</text:span><text:span text:style-name="T2">L</text:span><text:span text:style-name="T3">,</text:span><text:span text:style-name="T5">"MI"</text:span><text:span text:style-name="T3">,</text:span><text:span text:style-name="T2">T</text:span><text:span text:style-name="T3">,3,</text:span><text:span text:style-name="T2">B</text:span><text:span text:style-name="T3">,</text:span><text:span text:style-name="T2">N</text:span><text:span text:style-name="T3">),</text:span><text:span text:style-name="T2">U</text:span><text:span text:style-name="T3">)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LRMIZAP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SET</text:p>
          </table:table-cell>
          <table:table-cell table:style-name="ce6" office:value-type="string" calcext:value-type="string">
            <text:p>^LR(L,</text:p>
          </table:table-cell>
          <table:table-cell table:style-name="ce6" office:value-type="string" calcext:value-type="string">
            <text:p>LAB DATA</text:p>
          </table:table-cell>
          <table:table-cell table:style-name="ce10" office:value-type="string" calcext:value-type="string">
            <text:p>Z <text:span text:style-name="T1">S </text:span><text:span text:style-name="T2">N</text:span><text:span text:style-name="T3">=0 </text:span><text:span text:style-name="T4">F </text:span><text:span text:style-name="T2">I</text:span><text:span text:style-name="T3">=0:0 </text:span><text:span text:style-name="T4">S </text:span><text:span text:style-name="T2">N</text:span><text:span text:style-name="T3">=+</text:span><text:span text:style-name="T4">$O</text:span><text:span text:style-name="T3">(^TMP(</text:span><text:span text:style-name="T5">"LRMIZAP"</text:span><text:span text:style-name="T3">,</text:span><text:span text:style-name="T4">$J</text:span><text:span text:style-name="T3">,</text:span><text:span text:style-name="T2">N</text:span><text:span text:style-name="T3">)) </text:span><text:span text:style-name="T4">Q</text:span><text:span text:style-name="T3">:</text:span><text:span text:style-name="T2">N</text:span><text:span text:style-name="T3">&lt;1  </text:span><text:span text:style-name="T4">I $D</text:span><text:span text:style-name="T3">(^LR(</text:span><text:span text:style-name="T2">L</text:span><text:span text:style-name="T3">,</text:span><text:span text:style-name="T5">"MI"</text:span><text:span text:style-name="T3">,</text:span><text:span text:style-name="T2">T</text:span><text:span text:style-name="T3">,3,</text:span><text:span text:style-name="T2">B</text:span><text:span text:style-name="T3">,</text:span><text:span text:style-name="T2">N</text:span><text:span text:style-name="T3">)),</text:span><text:span text:style-name="T4">$L</text:span><text:span text:style-name="T3">(</text:span><text:span text:style-name="T4">$P</text:span><text:span text:style-name="T3">(^(</text:span><text:span text:style-name="T2">N</text:span><text:span text:style-name="T3">),</text:span><text:span text:style-name="T2">U</text:span><text:span text:style-name="T3">)),</text:span><text:span text:style-name="T4">$D</text:span><text:span text:style-name="T3">(^TMP(</text:span><text:span text:style-name="T5">"LRMIZAP"</text:span><text:span text:style-name="T3">,</text:span><text:span text:style-name="T4">$J</text:span><text:span text:style-name="T3">,</text:span><text:span text:style-name="T2">N</text:span><text:span text:style-name="T3">,</text:span><text:span text:style-name="T4">$P</text:span><text:span text:style-name="T3">(^(</text:span><text:span text:style-name="T2">N</text:span><text:span text:style-name="T3">),</text:span><text:span text:style-name="T2">U</text:span><text:span text:style-name="T3">))) </text:span><text:span text:style-name="T4">W </text:span><text:span text:style-name="T5">"." </text:span><text:span text:style-name="T4">S </text:span><text:span text:style-name="T3">^LR(</text:span><text:span text:style-name="T2">L</text:span><text:span text:style-name="T3">,</text:span><text:span text:style-name="T5">"MI"</text:span><text:span text:style-name="T3">,</text:span><text:span text:style-name="T2">T</text:span><text:span text:style-name="T3">,3,</text:span><text:span text:style-name="T2">B</text:span><text:span text:style-name="T3">,</text:span><text:span text:style-name="T2">N</text:span><text:span text:style-name="T3">)=</text:span><text:span text:style-name="T4">$P</text:span><text:span text:style-name="T3">(^LR(</text:span><text:span text:style-name="T2">L</text:span><text:span text:style-name="T3">,</text:span><text:span text:style-name="T5">"MI"</text:span><text:span text:style-name="T3">,</text:span><text:span text:style-name="T2">T</text:span><text:span text:style-name="T3">,3,</text:span><text:span text:style-name="T2">B</text:span><text:span text:style-name="T3">,</text:span><text:span text:style-name="T2">N</text:span><text:span text:style-name="T3">),</text:span><text:span text:style-name="T2">U</text:span><text:span text:style-name="T3">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3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9" table:number-rows-repeated="1047630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__Anonymous_Sheet_DB__0" table:target-range-address="LRMI.A1:LRMI.M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6:37:54.584239000</meta:creation-date>
    <dc:date>2016-01-31T16:38:03.089995000</dc:date>
    <meta:editing-duration>PT8S</meta:editing-duration>
    <meta:editing-cycles>1</meta:editing-cycles>
    <meta:document-statistic meta:table-count="1" meta:cell-count="8855" meta:object-count="0"/>
    <meta:generator>LibreOffice/5.0.4.2$MacOSX_X86_64 LibreOffice_project/2b9802c1994aa0b7dc6079e128979269cf95bc78</meta:generator>
  </office:meta>
</office:document-meta>
</file>